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13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PageStyle_5f_Evaluat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Header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Titre_20_1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</style:style>
    <style:style style:name="ce10" style:family="table-cell" style:parent-style-name="Titre_a0_2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</style:style>
    <style:style style:name="ce7" style:family="table-cell" style:parent-style-name="Good_20_precision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valuation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54" table:default-cell-style-name="ce2"/>
        <table:table-column table:style-name="co1" table:default-cell-style-name="Default"/>
        <table:table-row table:style-name="ro1">
          <table:table-cell table:style-name="Titre_20_1" office:value-type="string">
            <text:p>Performances</text:p>
          </table:table-cell>
          <table:table-cell table:style-name="ce1" table:number-columns-repeated="5"/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50"/>
        </table:table-row>
        <table:table-row table:style-name="ro2">
          <table:table-cell/>
          <table:table-cell table:style-name="Header" office:value-type="string">
            <text:p>Price</text:p>
          </table:table-cell>
          <table:table-cell table:style-name="Header" office:value-type="string">
            <text:p>Power</text:p>
          </table:table-cell>
          <table:table-cell table:style-name="Header" office:value-type="string">
            <text:p>0-100</text:p>
          </table:table-cell>
          <table:table-cell table:style-name="Header" office:value-type="string">
            <text:p>Consumption</text:p>
          </table:table-cell>
          <table:table-cell table:style-name="Header" office:value-type="string">
            <text:p>CO2</text:p>
          </table:table-cell>
          <table:table-cell table:style-name="Default" table:number-columns-repeated="249"/>
          <table:table-cell/>
        </table:table-row>
        <table:table-row table:style-name="ro2">
          <table:table-cell table:style-name="Header" office:value-type="string">
            <text:p>Audi A3 TDI e</text:p>
          </table:table-cell>
          <table:table-cell office:value-type="float" office:value="22080">
            <text:p>22080</text:p>
          </table:table-cell>
          <table:table-cell office:value-type="float" office:value="105">
            <text:p>105</text:p>
          </table:table-cell>
          <table:table-cell office:value-type="float" office:value="11.3999996185303">
            <text:p>11,4</text:p>
          </table:table-cell>
          <table:table-cell office:value-type="float" office:value="5.80000019073486">
            <text:p>5,8</text:p>
          </table:table-cell>
          <table:table-cell office:value-type="float" office:value="119">
            <text:p>119</text:p>
          </table:table-cell>
          <table:table-cell table:number-columns-repeated="250"/>
        </table:table-row>
        <table:table-row table:style-name="ro2">
          <table:table-cell table:style-name="Header" office:value-type="string">
            <text:p>Audi A4 berline</text:p>
          </table:table-cell>
          <table:table-cell office:value-type="float" office:value="28100">
            <text:p>28100</text:p>
          </table:table-cell>
          <table:table-cell office:value-type="float" office:value="160">
            <text:p>160</text:p>
          </table:table-cell>
          <table:table-cell office:value-type="float" office:value="8.60000038146973">
            <text:p>8,6</text:p>
          </table:table-cell>
          <table:table-cell office:value-type="float" office:value="9.60000038146973">
            <text:p>9,6</text:p>
          </table:table-cell>
          <table:table-cell office:value-type="float" office:value="164">
            <text:p>164</text:p>
          </table:table-cell>
          <table:table-cell table:number-columns-repeated="250"/>
        </table:table-row>
        <table:table-row table:style-name="ro2">
          <table:table-cell table:style-name="Header" office:value-type="string">
            <text:p>BMW 118d Hatch</text:p>
          </table:table-cell>
          <table:table-cell office:value-type="float" office:value="24650">
            <text:p>24650</text:p>
          </table:table-cell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119">
            <text:p>119</text:p>
          </table:table-cell>
          <table:table-cell table:number-columns-repeated="250"/>
        </table:table-row>
        <table:table-row table:style-name="ro2">
          <table:table-cell table:style-name="Header" office:value-type="string">
            <text:p>BMW 320d Berline</text:p>
          </table:table-cell>
          <table:table-cell office:value-type="float" office:value="32700">
            <text:p>32700</text:p>
          </table:table-cell>
          <table:table-cell office:value-type="float" office:value="177">
            <text:p>177</text:p>
          </table:table-cell>
          <table:table-cell office:value-type="float" office:value="7.90000009536743">
            <text:p>7,9</text:p>
          </table:table-cell>
          <table:table-cell office:value-type="float" office:value="6.69999980926514">
            <text:p>6,7</text:p>
          </table:table-cell>
          <table:table-cell office:value-type="float" office:value="128">
            <text:p>128</text:p>
          </table:table-cell>
          <table:table-cell table:number-columns-repeated="250"/>
        </table:table-row>
        <table:table-row table:style-name="ro2">
          <table:table-cell table:style-name="Header" office:value-type="string">
            <text:p>Volvo C30</text:p>
          </table:table-cell>
          <table:table-cell office:value-type="float" office:value="22750">
            <text:p>22750</text:p>
          </table:table-cell>
          <table:table-cell office:value-type="float" office:value="136">
            <text:p>136</text:p>
          </table:table-cell>
          <table:table-cell office:value-type="float" office:value="9.39999961853027">
            <text:p>9,4</text:p>
          </table:table-cell>
          <table:table-cell office:value-type="float" office:value="7.59999990463257">
            <text:p>7,6</text:p>
          </table:table-cell>
          <table:table-cell office:value-type="float" office:value="151">
            <text:p>151</text:p>
          </table:table-cell>
          <table:table-cell table:number-columns-repeated="250"/>
        </table:table-row>
        <table:table-row table:style-name="ro2">
          <table:table-cell table:style-name="Header" office:value-type="string">
            <text:p>Volvo S40 D5</text:p>
          </table:table-cell>
          <table:table-cell office:value-type="float" office:value="27350">
            <text:p>27350</text:p>
          </table:table-cell>
          <table:table-cell office:value-type="float" office:value="180">
            <text:p>180</text:p>
          </table:table-cell>
          <table:table-cell office:value-type="float" office:value="7.90000009536743">
            <text:p>7,9</text:p>
          </table:table-cell>
          <table:table-cell office:value-type="float" office:value="8.39999961853027">
            <text:p>8,4</text:p>
          </table:table-cell>
          <table:table-cell office:value-type="float" office:value="164">
            <text:p>164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1">
          <table:table-cell table:style-name="Titre_20_1" office:value-type="string">
            <text:p>Criteria</text:p>
          </table:table-cell>
          <table:table-cell table:number-columns-repeated="255"/>
        </table:table-row>
        <table:table-row table:style-name="ro2">
          <table:table-cell/>
          <table:table-cell table:style-name="Header" office:value-type="string">
            <text:p>Pric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0-100</text:p>
          </table:table-cell>
          <table:table-cell table:style-name="ce4" office:value-type="string">
            <text:p>Consumption</text:p>
          </table:table-cell>
          <table:table-cell table:style-name="ce4" office:value-type="string">
            <text:p>CO2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office:value-type="string">
            <text:p>Direction</text:p>
          </table:table-cell>
          <table:table-cell office:value-type="string">
            <text:p>Minimize</text:p>
          </table:table-cell>
          <table:table-cell office:value-type="string">
            <text:p>Maximize</text:p>
          </table:table-cell>
          <table:table-cell table:number-columns-repeated="3" office:value-type="string">
            <text:p>Minimize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office:value-type="string">
            <text:p>Thresh_p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office:value-type="string">
            <text:p>Thresh_q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office:value-type="string">
            <text:p>Thresh_v</text:p>
          </table:table-cell>
          <table:table-cell office:value-type="float" office:value="4000">
            <text:p>4000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office:value-type="string">
            <text:p>Weight</text:p>
          </table:table-cell>
          <table:table-cell table:style-name="ce3" office:value-type="float" office:value="0.400000005960464">
            <text:p>0,40</text:p>
          </table:table-cell>
          <table:table-cell table:style-name="ce3" office:value-type="float" office:value="0.180000014305115">
            <text:p>0,18</text:p>
          </table:table-cell>
          <table:table-cell table:style-name="ce3" office:value-type="float" office:value="0.120000006556511">
            <text:p>0,12</text:p>
          </table:table-cell>
          <table:table-cell table:style-name="ce3" office:value-type="float" office:value="0.210000004768371">
            <text:p>0,21</text:p>
          </table:table-cell>
          <table:table-cell table:style-name="ce3" office:value-type="float" office:value="0.0900000071525575">
            <text:p>0,09</text:p>
          </table:table-cell>
          <table:table-cell table:style-name="Default" table:formula="of:=SUM([.B17:.F17])" office:value-type="float" office:value="1.00000003874302">
            <text:p>1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/>
          <table:table-cell table:style-name="Default" table:number-columns-repeated="6"/>
          <table:table-cell table:number-columns-repeated="249"/>
        </table:table-row>
        <table:table-row table:style-name="ro2">
          <table:table-cell/>
          <table:table-cell table:style-name="Default" table:number-columns-repeated="17"/>
          <table:table-cell table:number-columns-repeated="238"/>
        </table:table-row>
        <table:table-row table:style-name="ro2" table:number-rows-repeated="4">
          <table:table-cell/>
          <table:table-cell table:style-name="Default" table:number-columns-repeated="17"/>
          <table:table-cell table:style-name="ce5" table:number-columns-repeated="237"/>
          <table:table-cell/>
        </table:table-row>
        <table:table-row table:style-name="ro2" table:number-rows-repeated="7">
          <table:table-cell/>
          <table:table-cell table:style-name="Default" table:number-columns-repeated="17"/>
          <table:table-cell table:number-columns-repeated="238"/>
        </table:table-row>
        <table:table-row table:style-name="ro2" table:number-rows-repeated="99">
          <table:table-cell/>
          <table:table-cell table:style-name="Default" table:number-columns-repeated="12"/>
          <table:table-cell table:number-columns-repeated="243"/>
        </table:table-row>
        <table:table-row table:style-name="ro2" table:number-rows-repeated="6540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cordance" table:style-name="ta2" table:print="false">
        <office:forms form:automatic-focus="false" form:apply-design-mode="false"/>
        <table:table-column table:style-name="co2" table:default-cell-style-name="ce1"/>
        <table:table-column table:style-name="co2" table:number-columns-repeated="11" table:default-cell-style-name="ce2"/>
        <table:table-column table:style-name="co3" table:default-cell-style-name="ce2"/>
        <table:table-row table:style-name="ro1">
          <table:table-cell table:style-name="Titre_20_1" office:value-type="string">
            <text:p>Concordance (simple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Default" office:value-type="string">
            <text:p>Sum of weights where (perf a) better than or equal to (perf b).</text:p>
          </table:table-cell>
          <table:table-cell table:style-name="Default" table:number-columns-repeated="6"/>
          <table:table-cell table:style-name="ce5" table:number-columns-repeated="3"/>
          <table:table-cell table:style-name="Default" table:number-columns-repeated="3"/>
        </table:table-row>
        <table:table-row table:style-name="ro2">
          <table:table-cell table:style-name="Default" office:value-type="string">
            <text:p>Electre I, Electre Iv, Electre II.</text:p>
          </table:table-cell>
          <table:table-cell table:style-name="Default" table:number-columns-repeated="6"/>
          <table:table-cell table:style-name="ce5" table:number-columns-repeated="3"/>
          <table:table-cell table:style-name="Default" table:number-columns-repeated="3"/>
        </table:table-row>
        <table:table-row table:style-name="ro2">
          <table:table-cell table:style-name="Default" table:number-columns-repeated="7"/>
          <table:table-cell table:style-name="ce5" table:number-columns-repeated="3"/>
          <table:table-cell table:style-name="Default" table:number-columns-repeated="3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5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3"/>
          <table:table-cell table:style-name="Default" table:number-columns-repeated="3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Audi A3 TDI e</text:p>
          </table:table-cell>
          <table:table-cell table:formula="of:=IF([.$H7]*VLOOKUP([.$A7];Performances;[.$I7])&gt;=[.$H7]*VLOOKUP([.B$6];Performances;[.$I7]);VLOOKUP(&quot;Weight&quot;;Criteria;[.$I7]);0)" office:value-type="float" office:value="0.400000005960464">
            <text:p>0,40</text:p>
          </table:table-cell>
          <table:table-cell table:formula="of:=IF([.$H7]*VLOOKUP([.$A7];Performances;[.$I7])&gt;=[.$H7]*VLOOKUP([.C$6];Performances;[.$I7]);VLOOKUP(&quot;Weight&quot;;Criteria;[.$I7]);0)" office:value-type="float" office:value="0.400000005960464">
            <text:p>0,40</text:p>
          </table:table-cell>
          <table:table-cell table:formula="of:=IF([.$H7]*VLOOKUP([.$A7];Performances;[.$I7])&gt;=[.$H7]*VLOOKUP([.D$6];Performances;[.$I7]);VLOOKUP(&quot;Weight&quot;;Criteria;[.$I7]);0)" office:value-type="float" office:value="0.400000005960464">
            <text:p>0,40</text:p>
          </table:table-cell>
          <table:table-cell table:formula="of:=IF([.$H7]*VLOOKUP([.$A7];Performances;[.$I7])&gt;=[.$H7]*VLOOKUP([.E$6];Performances;[.$I7]);VLOOKUP(&quot;Weight&quot;;Criteria;[.$I7]);0)" office:value-type="float" office:value="0.400000005960464">
            <text:p>0,40</text:p>
          </table:table-cell>
          <table:table-cell table:formula="of:=IF([.$H7]*VLOOKUP([.$A7];Performances;[.$I7])&gt;=[.$H7]*VLOOKUP([.F$6];Performances;[.$I7]);VLOOKUP(&quot;Weight&quot;;Criteria;[.$I7]);0)" office:value-type="float" office:value="0.400000005960464">
            <text:p>0,40</text:p>
          </table:table-cell>
          <table:table-cell table:formula="of:=IF([.$H7]*VLOOKUP([.$A7];Performances;[.$I7])&gt;=[.$H7]*VLOOKUP([.G$6];Performances;[.$I7]);VLOOKUP(&quot;Weight&quot;;Criteria;[.$I7]);0)" office:value-type="float" office:value="0.400000005960464">
            <text:p>0,40</text:p>
          </table:table-cell>
          <table:table-cell table:formula="of:=[.D5]" office:value-type="float" office:value="-1">
            <text:p>-1</text:p>
          </table:table-cell>
          <table:table-cell table:formula="of:=[.E5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Audi A4 berline</text:p>
          </table:table-cell>
          <table:table-cell table:formula="of:=IF([.$H8]*VLOOKUP([.$A8];Performances;[.$I8])&gt;=[.$H8]*VLOOKUP([.B$6];Performances;[.$I8]);VLOOKUP(&quot;Weight&quot;;Criteria;[.$I8]);0)" office:value-type="float" office:value="0">
            <text:p>0</text:p>
          </table:table-cell>
          <table:table-cell table:formula="of:=IF([.$H8]*VLOOKUP([.$A8];Performances;[.$I8])&gt;=[.$H8]*VLOOKUP([.C$6];Performances;[.$I8]);VLOOKUP(&quot;Weight&quot;;Criteria;[.$I8]);0)" office:value-type="float" office:value="0.400000005960464">
            <text:p>0,40</text:p>
          </table:table-cell>
          <table:table-cell table:formula="of:=IF([.$H8]*VLOOKUP([.$A8];Performances;[.$I8])&gt;=[.$H8]*VLOOKUP([.D$6];Performances;[.$I8]);VLOOKUP(&quot;Weight&quot;;Criteria;[.$I8]);0)" office:value-type="float" office:value="0">
            <text:p>0</text:p>
          </table:table-cell>
          <table:table-cell table:formula="of:=IF([.$H8]*VLOOKUP([.$A8];Performances;[.$I8])&gt;=[.$H8]*VLOOKUP([.E$6];Performances;[.$I8]);VLOOKUP(&quot;Weight&quot;;Criteria;[.$I8]);0)" office:value-type="float" office:value="0.400000005960464">
            <text:p>0,40</text:p>
          </table:table-cell>
          <table:table-cell table:formula="of:=IF([.$H8]*VLOOKUP([.$A8];Performances;[.$I8])&gt;=[.$H8]*VLOOKUP([.F$6];Performances;[.$I8]);VLOOKUP(&quot;Weight&quot;;Criteria;[.$I8]);0)" office:value-type="float" office:value="0">
            <text:p>0</text:p>
          </table:table-cell>
          <table:table-cell table:formula="of:=IF([.$H8]*VLOOKUP([.$A8];Performances;[.$I8])&gt;=[.$H8]*VLOOKUP([.G$6];Performances;[.$I8]);VLOOKUP(&quot;Weight&quot;;Criteria;[.$I8]);0)" office:value-type="float" office:value="0">
            <text:p>0</text:p>
          </table:table-cell>
          <table:table-cell table:formula="of:=[.H7]" office:value-type="float" office:value="-1">
            <text:p>-1</text:p>
          </table:table-cell>
          <table:table-cell table:formula="of:=[.I7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BMW 118d Hatch</text:p>
          </table:table-cell>
          <table:table-cell table:formula="of:=IF([.$H9]*VLOOKUP([.$A9];Performances;[.$I9])&gt;=[.$H9]*VLOOKUP([.B$6];Performances;[.$I9]);VLOOKUP(&quot;Weight&quot;;Criteria;[.$I9]);0)" office:value-type="float" office:value="0">
            <text:p>0</text:p>
          </table:table-cell>
          <table:table-cell table:formula="of:=IF([.$H9]*VLOOKUP([.$A9];Performances;[.$I9])&gt;=[.$H9]*VLOOKUP([.C$6];Performances;[.$I9]);VLOOKUP(&quot;Weight&quot;;Criteria;[.$I9]);0)" office:value-type="float" office:value="0.400000005960464">
            <text:p>0,40</text:p>
          </table:table-cell>
          <table:table-cell table:formula="of:=IF([.$H9]*VLOOKUP([.$A9];Performances;[.$I9])&gt;=[.$H9]*VLOOKUP([.D$6];Performances;[.$I9]);VLOOKUP(&quot;Weight&quot;;Criteria;[.$I9]);0)" office:value-type="float" office:value="0.400000005960464">
            <text:p>0,40</text:p>
          </table:table-cell>
          <table:table-cell table:formula="of:=IF([.$H9]*VLOOKUP([.$A9];Performances;[.$I9])&gt;=[.$H9]*VLOOKUP([.E$6];Performances;[.$I9]);VLOOKUP(&quot;Weight&quot;;Criteria;[.$I9]);0)" office:value-type="float" office:value="0.400000005960464">
            <text:p>0,40</text:p>
          </table:table-cell>
          <table:table-cell table:formula="of:=IF([.$H9]*VLOOKUP([.$A9];Performances;[.$I9])&gt;=[.$H9]*VLOOKUP([.F$6];Performances;[.$I9]);VLOOKUP(&quot;Weight&quot;;Criteria;[.$I9]);0)" office:value-type="float" office:value="0">
            <text:p>0</text:p>
          </table:table-cell>
          <table:table-cell table:formula="of:=IF([.$H9]*VLOOKUP([.$A9];Performances;[.$I9])&gt;=[.$H9]*VLOOKUP([.G$6];Performances;[.$I9]);VLOOKUP(&quot;Weight&quot;;Criteria;[.$I9]);0)" office:value-type="float" office:value="0.400000005960464">
            <text:p>0,40</text:p>
          </table:table-cell>
          <table:table-cell table:formula="of:=[.H8]" office:value-type="float" office:value="-1">
            <text:p>-1</text:p>
          </table:table-cell>
          <table:table-cell table:formula="of:=[.I8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BMW 320d Berline</text:p>
          </table:table-cell>
          <table:table-cell table:formula="of:=IF([.$H10]*VLOOKUP([.$A10];Performances;[.$I10])&gt;=[.$H10]*VLOOKUP([.B$6];Performances;[.$I10]);VLOOKUP(&quot;Weight&quot;;Criteria;[.$I10]);0)" office:value-type="float" office:value="0">
            <text:p>0</text:p>
          </table:table-cell>
          <table:table-cell table:formula="of:=IF([.$H10]*VLOOKUP([.$A10];Performances;[.$I10])&gt;=[.$H10]*VLOOKUP([.C$6];Performances;[.$I10]);VLOOKUP(&quot;Weight&quot;;Criteria;[.$I10]);0)" office:value-type="float" office:value="0">
            <text:p>0</text:p>
          </table:table-cell>
          <table:table-cell table:formula="of:=IF([.$H10]*VLOOKUP([.$A10];Performances;[.$I10])&gt;=[.$H10]*VLOOKUP([.D$6];Performances;[.$I10]);VLOOKUP(&quot;Weight&quot;;Criteria;[.$I10]);0)" office:value-type="float" office:value="0">
            <text:p>0</text:p>
          </table:table-cell>
          <table:table-cell table:formula="of:=IF([.$H10]*VLOOKUP([.$A10];Performances;[.$I10])&gt;=[.$H10]*VLOOKUP([.E$6];Performances;[.$I10]);VLOOKUP(&quot;Weight&quot;;Criteria;[.$I10]);0)" office:value-type="float" office:value="0.400000005960464">
            <text:p>0,40</text:p>
          </table:table-cell>
          <table:table-cell table:formula="of:=IF([.$H10]*VLOOKUP([.$A10];Performances;[.$I10])&gt;=[.$H10]*VLOOKUP([.F$6];Performances;[.$I10]);VLOOKUP(&quot;Weight&quot;;Criteria;[.$I10]);0)" office:value-type="float" office:value="0">
            <text:p>0</text:p>
          </table:table-cell>
          <table:table-cell table:formula="of:=IF([.$H10]*VLOOKUP([.$A10];Performances;[.$I10])&gt;=[.$H10]*VLOOKUP([.G$6];Performances;[.$I10]);VLOOKUP(&quot;Weight&quot;;Criteria;[.$I10]);0)" office:value-type="float" office:value="0">
            <text:p>0</text:p>
          </table:table-cell>
          <table:table-cell table:formula="of:=[.H9]" office:value-type="float" office:value="-1">
            <text:p>-1</text:p>
          </table:table-cell>
          <table:table-cell table:formula="of:=[.I9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Volvo C30</text:p>
          </table:table-cell>
          <table:table-cell table:formula="of:=IF([.$H11]*VLOOKUP([.$A11];Performances;[.$I11])&gt;=[.$H11]*VLOOKUP([.B$6];Performances;[.$I11]);VLOOKUP(&quot;Weight&quot;;Criteria;[.$I11]);0)" office:value-type="float" office:value="0">
            <text:p>0</text:p>
          </table:table-cell>
          <table:table-cell table:formula="of:=IF([.$H11]*VLOOKUP([.$A11];Performances;[.$I11])&gt;=[.$H11]*VLOOKUP([.C$6];Performances;[.$I11]);VLOOKUP(&quot;Weight&quot;;Criteria;[.$I11]);0)" office:value-type="float" office:value="0.400000005960464">
            <text:p>0,40</text:p>
          </table:table-cell>
          <table:table-cell table:formula="of:=IF([.$H11]*VLOOKUP([.$A11];Performances;[.$I11])&gt;=[.$H11]*VLOOKUP([.D$6];Performances;[.$I11]);VLOOKUP(&quot;Weight&quot;;Criteria;[.$I11]);0)" office:value-type="float" office:value="0.400000005960464">
            <text:p>0,40</text:p>
          </table:table-cell>
          <table:table-cell table:formula="of:=IF([.$H11]*VLOOKUP([.$A11];Performances;[.$I11])&gt;=[.$H11]*VLOOKUP([.E$6];Performances;[.$I11]);VLOOKUP(&quot;Weight&quot;;Criteria;[.$I11]);0)" office:value-type="float" office:value="0.400000005960464">
            <text:p>0,40</text:p>
          </table:table-cell>
          <table:table-cell table:formula="of:=IF([.$H11]*VLOOKUP([.$A11];Performances;[.$I11])&gt;=[.$H11]*VLOOKUP([.F$6];Performances;[.$I11]);VLOOKUP(&quot;Weight&quot;;Criteria;[.$I11]);0)" office:value-type="float" office:value="0.400000005960464">
            <text:p>0,40</text:p>
          </table:table-cell>
          <table:table-cell table:formula="of:=IF([.$H11]*VLOOKUP([.$A11];Performances;[.$I11])&gt;=[.$H11]*VLOOKUP([.G$6];Performances;[.$I11]);VLOOKUP(&quot;Weight&quot;;Criteria;[.$I11]);0)" office:value-type="float" office:value="0.400000005960464">
            <text:p>0,40</text:p>
          </table:table-cell>
          <table:table-cell table:formula="of:=[.H10]" office:value-type="float" office:value="-1">
            <text:p>-1</text:p>
          </table:table-cell>
          <table:table-cell table:formula="of:=[.I10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Volvo S40 D5</text:p>
          </table:table-cell>
          <table:table-cell table:formula="of:=IF([.$H12]*VLOOKUP([.$A12];Performances;[.$I12])&gt;=[.$H12]*VLOOKUP([.B$6];Performances;[.$I12]);VLOOKUP(&quot;Weight&quot;;Criteria;[.$I12]);0)" office:value-type="float" office:value="0">
            <text:p>0</text:p>
          </table:table-cell>
          <table:table-cell table:formula="of:=IF([.$H12]*VLOOKUP([.$A12];Performances;[.$I12])&gt;=[.$H12]*VLOOKUP([.C$6];Performances;[.$I12]);VLOOKUP(&quot;Weight&quot;;Criteria;[.$I12]);0)" office:value-type="float" office:value="0.400000005960464">
            <text:p>0,40</text:p>
          </table:table-cell>
          <table:table-cell table:formula="of:=IF([.$H12]*VLOOKUP([.$A12];Performances;[.$I12])&gt;=[.$H12]*VLOOKUP([.D$6];Performances;[.$I12]);VLOOKUP(&quot;Weight&quot;;Criteria;[.$I12]);0)" office:value-type="float" office:value="0">
            <text:p>0</text:p>
          </table:table-cell>
          <table:table-cell table:formula="of:=IF([.$H12]*VLOOKUP([.$A12];Performances;[.$I12])&gt;=[.$H12]*VLOOKUP([.E$6];Performances;[.$I12]);VLOOKUP(&quot;Weight&quot;;Criteria;[.$I12]);0)" office:value-type="float" office:value="0.400000005960464">
            <text:p>0,40</text:p>
          </table:table-cell>
          <table:table-cell table:formula="of:=IF([.$H12]*VLOOKUP([.$A12];Performances;[.$I12])&gt;=[.$H12]*VLOOKUP([.F$6];Performances;[.$I12]);VLOOKUP(&quot;Weight&quot;;Criteria;[.$I12]);0)" office:value-type="float" office:value="0">
            <text:p>0</text:p>
          </table:table-cell>
          <table:table-cell table:formula="of:=IF([.$H12]*VLOOKUP([.$A12];Performances;[.$I12])&gt;=[.$H12]*VLOOKUP([.G$6];Performances;[.$I12]);VLOOKUP(&quot;Weight&quot;;Criteria;[.$I12]);0)" office:value-type="float" office:value="0.400000005960464">
            <text:p>0,40</text:p>
          </table:table-cell>
          <table:table-cell table:formula="of:=[.H11]" office:value-type="float" office:value="-1">
            <text:p>-1</text:p>
          </table:table-cell>
          <table:table-cell table:formula="of:=[.I11]" office:value-type="float" office:value="2">
            <text:p>2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4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table:number-columns-repeated="4"/>
        </table:table-row>
        <table:table-row table:style-name="ro2">
          <table:table-cell office:value-type="string">
            <text:p>Audi A3 TDI e</text:p>
          </table:table-cell>
          <table:table-cell table:formula="of:=IF([.$H16]*VLOOKUP([.$A16];Performances;[.$I16])&gt;=[.$H16]*VLOOKUP([.B$6];Performances;[.$I16]);VLOOKUP(&quot;Weight&quot;;Criteria;[.$I16]);0)" office:value-type="float" office:value="0.180000014305115">
            <text:p>0,18</text:p>
          </table:table-cell>
          <table:table-cell table:formula="of:=IF([.$H16]*VLOOKUP([.$A16];Performances;[.$I16])&gt;=[.$H16]*VLOOKUP([.C$6];Performances;[.$I16]);VLOOKUP(&quot;Weight&quot;;Criteria;[.$I16]);0)" office:value-type="float" office:value="0">
            <text:p>0</text:p>
          </table:table-cell>
          <table:table-cell table:formula="of:=IF([.$H16]*VLOOKUP([.$A16];Performances;[.$I16])&gt;=[.$H16]*VLOOKUP([.D$6];Performances;[.$I16]);VLOOKUP(&quot;Weight&quot;;Criteria;[.$I16]);0)" office:value-type="float" office:value="0">
            <text:p>0</text:p>
          </table:table-cell>
          <table:table-cell table:formula="of:=IF([.$H16]*VLOOKUP([.$A16];Performances;[.$I16])&gt;=[.$H16]*VLOOKUP([.E$6];Performances;[.$I16]);VLOOKUP(&quot;Weight&quot;;Criteria;[.$I16]);0)" office:value-type="float" office:value="0">
            <text:p>0</text:p>
          </table:table-cell>
          <table:table-cell table:formula="of:=IF([.$H16]*VLOOKUP([.$A16];Performances;[.$I16])&gt;=[.$H16]*VLOOKUP([.F$6];Performances;[.$I16]);VLOOKUP(&quot;Weight&quot;;Criteria;[.$I16]);0)" office:value-type="float" office:value="0">
            <text:p>0</text:p>
          </table:table-cell>
          <table:table-cell table:formula="of:=IF([.$H16]*VLOOKUP([.$A16];Performances;[.$I16])&gt;=[.$H16]*VLOOKUP([.G$6];Performances;[.$I16]);VLOOKUP(&quot;Weight&quot;;Criteria;[.$I16]);0)" office:value-type="float" office:value="0">
            <text:p>0</text:p>
          </table:table-cell>
          <table:table-cell table:formula="of:=[.D14]" office:value-type="float" office:value="1">
            <text:p>1</text:p>
          </table:table-cell>
          <table:table-cell table:formula="of:=[.E14]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formula="of:=IF([.$H17]*VLOOKUP([.$A17];Performances;[.$I17])&gt;=[.$H17]*VLOOKUP([.B$6];Performances;[.$I17]);VLOOKUP(&quot;Weight&quot;;Criteria;[.$I17]);0)" office:value-type="float" office:value="0.180000014305115">
            <text:p>0,18</text:p>
          </table:table-cell>
          <table:table-cell table:formula="of:=IF([.$H17]*VLOOKUP([.$A17];Performances;[.$I17])&gt;=[.$H17]*VLOOKUP([.C$6];Performances;[.$I17]);VLOOKUP(&quot;Weight&quot;;Criteria;[.$I17]);0)" office:value-type="float" office:value="0.180000014305115">
            <text:p>0,18</text:p>
          </table:table-cell>
          <table:table-cell table:formula="of:=IF([.$H17]*VLOOKUP([.$A17];Performances;[.$I17])&gt;=[.$H17]*VLOOKUP([.D$6];Performances;[.$I17]);VLOOKUP(&quot;Weight&quot;;Criteria;[.$I17]);0)" office:value-type="float" office:value="0.180000014305115">
            <text:p>0,18</text:p>
          </table:table-cell>
          <table:table-cell table:formula="of:=IF([.$H17]*VLOOKUP([.$A17];Performances;[.$I17])&gt;=[.$H17]*VLOOKUP([.E$6];Performances;[.$I17]);VLOOKUP(&quot;Weight&quot;;Criteria;[.$I17]);0)" office:value-type="float" office:value="0">
            <text:p>0</text:p>
          </table:table-cell>
          <table:table-cell table:formula="of:=IF([.$H17]*VLOOKUP([.$A17];Performances;[.$I17])&gt;=[.$H17]*VLOOKUP([.F$6];Performances;[.$I17]);VLOOKUP(&quot;Weight&quot;;Criteria;[.$I17]);0)" office:value-type="float" office:value="0.180000014305115">
            <text:p>0,18</text:p>
          </table:table-cell>
          <table:table-cell table:formula="of:=IF([.$H17]*VLOOKUP([.$A17];Performances;[.$I17])&gt;=[.$H17]*VLOOKUP([.G$6];Performances;[.$I17]);VLOOKUP(&quot;Weight&quot;;Criteria;[.$I17]);0)" office:value-type="float" office:value="0">
            <text:p>0</text:p>
          </table:table-cell>
          <table:table-cell table:formula="of:=[.H16]" office:value-type="float" office:value="1">
            <text:p>1</text:p>
          </table:table-cell>
          <table:table-cell table:formula="of:=[.I16]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formula="of:=IF([.$H18]*VLOOKUP([.$A18];Performances;[.$I18])&gt;=[.$H18]*VLOOKUP([.B$6];Performances;[.$I18]);VLOOKUP(&quot;Weight&quot;;Criteria;[.$I18]);0)" office:value-type="float" office:value="0.180000014305115">
            <text:p>0,18</text:p>
          </table:table-cell>
          <table:table-cell table:formula="of:=IF([.$H18]*VLOOKUP([.$A18];Performances;[.$I18])&gt;=[.$H18]*VLOOKUP([.C$6];Performances;[.$I18]);VLOOKUP(&quot;Weight&quot;;Criteria;[.$I18]);0)" office:value-type="float" office:value="0">
            <text:p>0</text:p>
          </table:table-cell>
          <table:table-cell table:formula="of:=IF([.$H18]*VLOOKUP([.$A18];Performances;[.$I18])&gt;=[.$H18]*VLOOKUP([.D$6];Performances;[.$I18]);VLOOKUP(&quot;Weight&quot;;Criteria;[.$I18]);0)" office:value-type="float" office:value="0.180000014305115">
            <text:p>0,18</text:p>
          </table:table-cell>
          <table:table-cell table:formula="of:=IF([.$H18]*VLOOKUP([.$A18];Performances;[.$I18])&gt;=[.$H18]*VLOOKUP([.E$6];Performances;[.$I18]);VLOOKUP(&quot;Weight&quot;;Criteria;[.$I18]);0)" office:value-type="float" office:value="0">
            <text:p>0</text:p>
          </table:table-cell>
          <table:table-cell table:formula="of:=IF([.$H18]*VLOOKUP([.$A18];Performances;[.$I18])&gt;=[.$H18]*VLOOKUP([.F$6];Performances;[.$I18]);VLOOKUP(&quot;Weight&quot;;Criteria;[.$I18]);0)" office:value-type="float" office:value="0.180000014305115">
            <text:p>0,18</text:p>
          </table:table-cell>
          <table:table-cell table:formula="of:=IF([.$H18]*VLOOKUP([.$A18];Performances;[.$I18])&gt;=[.$H18]*VLOOKUP([.G$6];Performances;[.$I18]);VLOOKUP(&quot;Weight&quot;;Criteria;[.$I18]);0)" office:value-type="float" office:value="0">
            <text:p>0</text:p>
          </table:table-cell>
          <table:table-cell table:formula="of:=[.H17]" office:value-type="float" office:value="1">
            <text:p>1</text:p>
          </table:table-cell>
          <table:table-cell table:formula="of:=[.I17]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formula="of:=IF([.$H19]*VLOOKUP([.$A19];Performances;[.$I19])&gt;=[.$H19]*VLOOKUP([.B$6];Performances;[.$I19]);VLOOKUP(&quot;Weight&quot;;Criteria;[.$I19]);0)" office:value-type="float" office:value="0.180000014305115">
            <text:p>0,18</text:p>
          </table:table-cell>
          <table:table-cell table:formula="of:=IF([.$H19]*VLOOKUP([.$A19];Performances;[.$I19])&gt;=[.$H19]*VLOOKUP([.C$6];Performances;[.$I19]);VLOOKUP(&quot;Weight&quot;;Criteria;[.$I19]);0)" office:value-type="float" office:value="0.180000014305115">
            <text:p>0,18</text:p>
          </table:table-cell>
          <table:table-cell table:formula="of:=IF([.$H19]*VLOOKUP([.$A19];Performances;[.$I19])&gt;=[.$H19]*VLOOKUP([.D$6];Performances;[.$I19]);VLOOKUP(&quot;Weight&quot;;Criteria;[.$I19]);0)" office:value-type="float" office:value="0.180000014305115">
            <text:p>0,18</text:p>
          </table:table-cell>
          <table:table-cell table:formula="of:=IF([.$H19]*VLOOKUP([.$A19];Performances;[.$I19])&gt;=[.$H19]*VLOOKUP([.E$6];Performances;[.$I19]);VLOOKUP(&quot;Weight&quot;;Criteria;[.$I19]);0)" office:value-type="float" office:value="0.180000014305115">
            <text:p>0,18</text:p>
          </table:table-cell>
          <table:table-cell table:formula="of:=IF([.$H19]*VLOOKUP([.$A19];Performances;[.$I19])&gt;=[.$H19]*VLOOKUP([.F$6];Performances;[.$I19]);VLOOKUP(&quot;Weight&quot;;Criteria;[.$I19]);0)" office:value-type="float" office:value="0.180000014305115">
            <text:p>0,18</text:p>
          </table:table-cell>
          <table:table-cell table:formula="of:=IF([.$H19]*VLOOKUP([.$A19];Performances;[.$I19])&gt;=[.$H19]*VLOOKUP([.G$6];Performances;[.$I19]);VLOOKUP(&quot;Weight&quot;;Criteria;[.$I19]);0)" office:value-type="float" office:value="0">
            <text:p>0</text:p>
          </table:table-cell>
          <table:table-cell table:formula="of:=[.H18]" office:value-type="float" office:value="1">
            <text:p>1</text:p>
          </table:table-cell>
          <table:table-cell table:formula="of:=[.I18]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formula="of:=IF([.$H20]*VLOOKUP([.$A20];Performances;[.$I20])&gt;=[.$H20]*VLOOKUP([.B$6];Performances;[.$I20]);VLOOKUP(&quot;Weight&quot;;Criteria;[.$I20]);0)" office:value-type="float" office:value="0.180000014305115">
            <text:p>0,18</text:p>
          </table:table-cell>
          <table:table-cell table:formula="of:=IF([.$H20]*VLOOKUP([.$A20];Performances;[.$I20])&gt;=[.$H20]*VLOOKUP([.C$6];Performances;[.$I20]);VLOOKUP(&quot;Weight&quot;;Criteria;[.$I20]);0)" office:value-type="float" office:value="0">
            <text:p>0</text:p>
          </table:table-cell>
          <table:table-cell table:formula="of:=IF([.$H20]*VLOOKUP([.$A20];Performances;[.$I20])&gt;=[.$H20]*VLOOKUP([.D$6];Performances;[.$I20]);VLOOKUP(&quot;Weight&quot;;Criteria;[.$I20]);0)" office:value-type="float" office:value="0">
            <text:p>0</text:p>
          </table:table-cell>
          <table:table-cell table:formula="of:=IF([.$H20]*VLOOKUP([.$A20];Performances;[.$I20])&gt;=[.$H20]*VLOOKUP([.E$6];Performances;[.$I20]);VLOOKUP(&quot;Weight&quot;;Criteria;[.$I20]);0)" office:value-type="float" office:value="0">
            <text:p>0</text:p>
          </table:table-cell>
          <table:table-cell table:formula="of:=IF([.$H20]*VLOOKUP([.$A20];Performances;[.$I20])&gt;=[.$H20]*VLOOKUP([.F$6];Performances;[.$I20]);VLOOKUP(&quot;Weight&quot;;Criteria;[.$I20]);0)" office:value-type="float" office:value="0.180000014305115">
            <text:p>0,18</text:p>
          </table:table-cell>
          <table:table-cell table:formula="of:=IF([.$H20]*VLOOKUP([.$A20];Performances;[.$I20])&gt;=[.$H20]*VLOOKUP([.G$6];Performances;[.$I20]);VLOOKUP(&quot;Weight&quot;;Criteria;[.$I20]);0)" office:value-type="float" office:value="0">
            <text:p>0</text:p>
          </table:table-cell>
          <table:table-cell table:formula="of:=[.H19]" office:value-type="float" office:value="1">
            <text:p>1</text:p>
          </table:table-cell>
          <table:table-cell table:formula="of:=[.I19]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formula="of:=IF([.$H21]*VLOOKUP([.$A21];Performances;[.$I21])&gt;=[.$H21]*VLOOKUP([.B$6];Performances;[.$I21]);VLOOKUP(&quot;Weight&quot;;Criteria;[.$I21]);0)" office:value-type="float" office:value="0.180000014305115">
            <text:p>0,18</text:p>
          </table:table-cell>
          <table:table-cell table:formula="of:=IF([.$H21]*VLOOKUP([.$A21];Performances;[.$I21])&gt;=[.$H21]*VLOOKUP([.C$6];Performances;[.$I21]);VLOOKUP(&quot;Weight&quot;;Criteria;[.$I21]);0)" office:value-type="float" office:value="0.180000014305115">
            <text:p>0,18</text:p>
          </table:table-cell>
          <table:table-cell table:formula="of:=IF([.$H21]*VLOOKUP([.$A21];Performances;[.$I21])&gt;=[.$H21]*VLOOKUP([.D$6];Performances;[.$I21]);VLOOKUP(&quot;Weight&quot;;Criteria;[.$I21]);0)" office:value-type="float" office:value="0.180000014305115">
            <text:p>0,18</text:p>
          </table:table-cell>
          <table:table-cell table:formula="of:=IF([.$H21]*VLOOKUP([.$A21];Performances;[.$I21])&gt;=[.$H21]*VLOOKUP([.E$6];Performances;[.$I21]);VLOOKUP(&quot;Weight&quot;;Criteria;[.$I21]);0)" office:value-type="float" office:value="0.180000014305115">
            <text:p>0,18</text:p>
          </table:table-cell>
          <table:table-cell table:formula="of:=IF([.$H21]*VLOOKUP([.$A21];Performances;[.$I21])&gt;=[.$H21]*VLOOKUP([.F$6];Performances;[.$I21]);VLOOKUP(&quot;Weight&quot;;Criteria;[.$I21]);0)" office:value-type="float" office:value="0.180000014305115">
            <text:p>0,18</text:p>
          </table:table-cell>
          <table:table-cell table:formula="of:=IF([.$H21]*VLOOKUP([.$A21];Performances;[.$I21])&gt;=[.$H21]*VLOOKUP([.G$6];Performances;[.$I21]);VLOOKUP(&quot;Weight&quot;;Criteria;[.$I21]);0)" office:value-type="float" office:value="0.180000014305115">
            <text:p>0,18</text:p>
          </table:table-cell>
          <table:table-cell table:formula="of:=[.H20]" office:value-type="float" office:value="1">
            <text:p>1</text:p>
          </table:table-cell>
          <table:table-cell table:formula="of:=[.I20]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sign</text:p>
          </table:table-cell>
          <table:table-cell table:style-name="Default" table:formula="of:=IF(HLOOKUP([.A23];Criteria;2;0)=&quot;Minimize&quot;;-1;+1)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table:number-columns-repeated="4"/>
        </table:table-row>
        <table:table-row table:style-name="ro2">
          <table:table-cell office:value-type="string">
            <text:p>Audi A3 TDI e</text:p>
          </table:table-cell>
          <table:table-cell table:formula="of:=IF([.$H25]*VLOOKUP([.$A25];Performances;[.$I25])&gt;=[.$H25]*VLOOKUP([.B$6];Performances;[.$I25]);VLOOKUP(&quot;Weight&quot;;Criteria;[.$I25]);0)" office:value-type="float" office:value="0.120000006556511">
            <text:p>0,12</text:p>
          </table:table-cell>
          <table:table-cell table:formula="of:=IF([.$H25]*VLOOKUP([.$A25];Performances;[.$I25])&gt;=[.$H25]*VLOOKUP([.C$6];Performances;[.$I25]);VLOOKUP(&quot;Weight&quot;;Criteria;[.$I25]);0)" office:value-type="float" office:value="0">
            <text:p>0</text:p>
          </table:table-cell>
          <table:table-cell table:formula="of:=IF([.$H25]*VLOOKUP([.$A25];Performances;[.$I25])&gt;=[.$H25]*VLOOKUP([.D$6];Performances;[.$I25]);VLOOKUP(&quot;Weight&quot;;Criteria;[.$I25]);0)" office:value-type="float" office:value="0">
            <text:p>0</text:p>
          </table:table-cell>
          <table:table-cell table:formula="of:=IF([.$H25]*VLOOKUP([.$A25];Performances;[.$I25])&gt;=[.$H25]*VLOOKUP([.E$6];Performances;[.$I25]);VLOOKUP(&quot;Weight&quot;;Criteria;[.$I25]);0)" office:value-type="float" office:value="0">
            <text:p>0</text:p>
          </table:table-cell>
          <table:table-cell table:formula="of:=IF([.$H25]*VLOOKUP([.$A25];Performances;[.$I25])&gt;=[.$H25]*VLOOKUP([.F$6];Performances;[.$I25]);VLOOKUP(&quot;Weight&quot;;Criteria;[.$I25]);0)" office:value-type="float" office:value="0">
            <text:p>0</text:p>
          </table:table-cell>
          <table:table-cell table:formula="of:=IF([.$H25]*VLOOKUP([.$A25];Performances;[.$I25])&gt;=[.$H25]*VLOOKUP([.G$6];Performances;[.$I25]);VLOOKUP(&quot;Weight&quot;;Criteria;[.$I25]);0)" office:value-type="float" office:value="0">
            <text:p>0</text:p>
          </table:table-cell>
          <table:table-cell table:formula="of:=[.D23]" office:value-type="float" office:value="-1">
            <text:p>-1</text:p>
          </table:table-cell>
          <table:table-cell table:formula="of:=[.E23]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formula="of:=IF([.$H26]*VLOOKUP([.$A26];Performances;[.$I26])&gt;=[.$H26]*VLOOKUP([.B$6];Performances;[.$I26]);VLOOKUP(&quot;Weight&quot;;Criteria;[.$I26]);0)" office:value-type="float" office:value="0.120000006556511">
            <text:p>0,12</text:p>
          </table:table-cell>
          <table:table-cell table:formula="of:=IF([.$H26]*VLOOKUP([.$A26];Performances;[.$I26])&gt;=[.$H26]*VLOOKUP([.C$6];Performances;[.$I26]);VLOOKUP(&quot;Weight&quot;;Criteria;[.$I26]);0)" office:value-type="float" office:value="0.120000006556511">
            <text:p>0,12</text:p>
          </table:table-cell>
          <table:table-cell table:formula="of:=IF([.$H26]*VLOOKUP([.$A26];Performances;[.$I26])&gt;=[.$H26]*VLOOKUP([.D$6];Performances;[.$I26]);VLOOKUP(&quot;Weight&quot;;Criteria;[.$I26]);0)" office:value-type="float" office:value="0.120000006556511">
            <text:p>0,12</text:p>
          </table:table-cell>
          <table:table-cell table:formula="of:=IF([.$H26]*VLOOKUP([.$A26];Performances;[.$I26])&gt;=[.$H26]*VLOOKUP([.E$6];Performances;[.$I26]);VLOOKUP(&quot;Weight&quot;;Criteria;[.$I26]);0)" office:value-type="float" office:value="0">
            <text:p>0</text:p>
          </table:table-cell>
          <table:table-cell table:formula="of:=IF([.$H26]*VLOOKUP([.$A26];Performances;[.$I26])&gt;=[.$H26]*VLOOKUP([.F$6];Performances;[.$I26]);VLOOKUP(&quot;Weight&quot;;Criteria;[.$I26]);0)" office:value-type="float" office:value="0.120000006556511">
            <text:p>0,12</text:p>
          </table:table-cell>
          <table:table-cell table:formula="of:=IF([.$H26]*VLOOKUP([.$A26];Performances;[.$I26])&gt;=[.$H26]*VLOOKUP([.G$6];Performances;[.$I26]);VLOOKUP(&quot;Weight&quot;;Criteria;[.$I26]);0)" office:value-type="float" office:value="0">
            <text:p>0</text:p>
          </table:table-cell>
          <table:table-cell table:formula="of:=[.H25]" office:value-type="float" office:value="-1">
            <text:p>-1</text:p>
          </table:table-cell>
          <table:table-cell table:formula="of:=[.I25]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formula="of:=IF([.$H27]*VLOOKUP([.$A27];Performances;[.$I27])&gt;=[.$H27]*VLOOKUP([.B$6];Performances;[.$I27]);VLOOKUP(&quot;Weight&quot;;Criteria;[.$I27]);0)" office:value-type="float" office:value="0.120000006556511">
            <text:p>0,12</text:p>
          </table:table-cell>
          <table:table-cell table:formula="of:=IF([.$H27]*VLOOKUP([.$A27];Performances;[.$I27])&gt;=[.$H27]*VLOOKUP([.C$6];Performances;[.$I27]);VLOOKUP(&quot;Weight&quot;;Criteria;[.$I27]);0)" office:value-type="float" office:value="0">
            <text:p>0</text:p>
          </table:table-cell>
          <table:table-cell table:formula="of:=IF([.$H27]*VLOOKUP([.$A27];Performances;[.$I27])&gt;=[.$H27]*VLOOKUP([.D$6];Performances;[.$I27]);VLOOKUP(&quot;Weight&quot;;Criteria;[.$I27]);0)" office:value-type="float" office:value="0.120000006556511">
            <text:p>0,12</text:p>
          </table:table-cell>
          <table:table-cell table:formula="of:=IF([.$H27]*VLOOKUP([.$A27];Performances;[.$I27])&gt;=[.$H27]*VLOOKUP([.E$6];Performances;[.$I27]);VLOOKUP(&quot;Weight&quot;;Criteria;[.$I27]);0)" office:value-type="float" office:value="0">
            <text:p>0</text:p>
          </table:table-cell>
          <table:table-cell table:formula="of:=IF([.$H27]*VLOOKUP([.$A27];Performances;[.$I27])&gt;=[.$H27]*VLOOKUP([.F$6];Performances;[.$I27]);VLOOKUP(&quot;Weight&quot;;Criteria;[.$I27]);0)" office:value-type="float" office:value="0.120000006556511">
            <text:p>0,12</text:p>
          </table:table-cell>
          <table:table-cell table:formula="of:=IF([.$H27]*VLOOKUP([.$A27];Performances;[.$I27])&gt;=[.$H27]*VLOOKUP([.G$6];Performances;[.$I27]);VLOOKUP(&quot;Weight&quot;;Criteria;[.$I27]);0)" office:value-type="float" office:value="0">
            <text:p>0</text:p>
          </table:table-cell>
          <table:table-cell table:formula="of:=[.H26]" office:value-type="float" office:value="-1">
            <text:p>-1</text:p>
          </table:table-cell>
          <table:table-cell table:formula="of:=[.I26]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formula="of:=IF([.$H28]*VLOOKUP([.$A28];Performances;[.$I28])&gt;=[.$H28]*VLOOKUP([.B$6];Performances;[.$I28]);VLOOKUP(&quot;Weight&quot;;Criteria;[.$I28]);0)" office:value-type="float" office:value="0.120000006556511">
            <text:p>0,12</text:p>
          </table:table-cell>
          <table:table-cell table:formula="of:=IF([.$H28]*VLOOKUP([.$A28];Performances;[.$I28])&gt;=[.$H28]*VLOOKUP([.C$6];Performances;[.$I28]);VLOOKUP(&quot;Weight&quot;;Criteria;[.$I28]);0)" office:value-type="float" office:value="0.120000006556511">
            <text:p>0,12</text:p>
          </table:table-cell>
          <table:table-cell table:formula="of:=IF([.$H28]*VLOOKUP([.$A28];Performances;[.$I28])&gt;=[.$H28]*VLOOKUP([.D$6];Performances;[.$I28]);VLOOKUP(&quot;Weight&quot;;Criteria;[.$I28]);0)" office:value-type="float" office:value="0.120000006556511">
            <text:p>0,12</text:p>
          </table:table-cell>
          <table:table-cell table:formula="of:=IF([.$H28]*VLOOKUP([.$A28];Performances;[.$I28])&gt;=[.$H28]*VLOOKUP([.E$6];Performances;[.$I28]);VLOOKUP(&quot;Weight&quot;;Criteria;[.$I28]);0)" office:value-type="float" office:value="0.120000006556511">
            <text:p>0,12</text:p>
          </table:table-cell>
          <table:table-cell table:formula="of:=IF([.$H28]*VLOOKUP([.$A28];Performances;[.$I28])&gt;=[.$H28]*VLOOKUP([.F$6];Performances;[.$I28]);VLOOKUP(&quot;Weight&quot;;Criteria;[.$I28]);0)" office:value-type="float" office:value="0.120000006556511">
            <text:p>0,12</text:p>
          </table:table-cell>
          <table:table-cell table:formula="of:=IF([.$H28]*VLOOKUP([.$A28];Performances;[.$I28])&gt;=[.$H28]*VLOOKUP([.G$6];Performances;[.$I28]);VLOOKUP(&quot;Weight&quot;;Criteria;[.$I28]);0)" office:value-type="float" office:value="0.120000006556511">
            <text:p>0,12</text:p>
          </table:table-cell>
          <table:table-cell table:formula="of:=[.H27]" office:value-type="float" office:value="-1">
            <text:p>-1</text:p>
          </table:table-cell>
          <table:table-cell table:formula="of:=[.I27]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formula="of:=IF([.$H29]*VLOOKUP([.$A29];Performances;[.$I29])&gt;=[.$H29]*VLOOKUP([.B$6];Performances;[.$I29]);VLOOKUP(&quot;Weight&quot;;Criteria;[.$I29]);0)" office:value-type="float" office:value="0.120000006556511">
            <text:p>0,12</text:p>
          </table:table-cell>
          <table:table-cell table:formula="of:=IF([.$H29]*VLOOKUP([.$A29];Performances;[.$I29])&gt;=[.$H29]*VLOOKUP([.C$6];Performances;[.$I29]);VLOOKUP(&quot;Weight&quot;;Criteria;[.$I29]);0)" office:value-type="float" office:value="0">
            <text:p>0</text:p>
          </table:table-cell>
          <table:table-cell table:formula="of:=IF([.$H29]*VLOOKUP([.$A29];Performances;[.$I29])&gt;=[.$H29]*VLOOKUP([.D$6];Performances;[.$I29]);VLOOKUP(&quot;Weight&quot;;Criteria;[.$I29]);0)" office:value-type="float" office:value="0">
            <text:p>0</text:p>
          </table:table-cell>
          <table:table-cell table:formula="of:=IF([.$H29]*VLOOKUP([.$A29];Performances;[.$I29])&gt;=[.$H29]*VLOOKUP([.E$6];Performances;[.$I29]);VLOOKUP(&quot;Weight&quot;;Criteria;[.$I29]);0)" office:value-type="float" office:value="0">
            <text:p>0</text:p>
          </table:table-cell>
          <table:table-cell table:formula="of:=IF([.$H29]*VLOOKUP([.$A29];Performances;[.$I29])&gt;=[.$H29]*VLOOKUP([.F$6];Performances;[.$I29]);VLOOKUP(&quot;Weight&quot;;Criteria;[.$I29]);0)" office:value-type="float" office:value="0.120000006556511">
            <text:p>0,12</text:p>
          </table:table-cell>
          <table:table-cell table:formula="of:=IF([.$H29]*VLOOKUP([.$A29];Performances;[.$I29])&gt;=[.$H29]*VLOOKUP([.G$6];Performances;[.$I29]);VLOOKUP(&quot;Weight&quot;;Criteria;[.$I29]);0)" office:value-type="float" office:value="0">
            <text:p>0</text:p>
          </table:table-cell>
          <table:table-cell table:formula="of:=[.H28]" office:value-type="float" office:value="-1">
            <text:p>-1</text:p>
          </table:table-cell>
          <table:table-cell table:formula="of:=[.I28]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formula="of:=IF([.$H30]*VLOOKUP([.$A30];Performances;[.$I30])&gt;=[.$H30]*VLOOKUP([.B$6];Performances;[.$I30]);VLOOKUP(&quot;Weight&quot;;Criteria;[.$I30]);0)" office:value-type="float" office:value="0.120000006556511">
            <text:p>0,12</text:p>
          </table:table-cell>
          <table:table-cell table:formula="of:=IF([.$H30]*VLOOKUP([.$A30];Performances;[.$I30])&gt;=[.$H30]*VLOOKUP([.C$6];Performances;[.$I30]);VLOOKUP(&quot;Weight&quot;;Criteria;[.$I30]);0)" office:value-type="float" office:value="0.120000006556511">
            <text:p>0,12</text:p>
          </table:table-cell>
          <table:table-cell table:formula="of:=IF([.$H30]*VLOOKUP([.$A30];Performances;[.$I30])&gt;=[.$H30]*VLOOKUP([.D$6];Performances;[.$I30]);VLOOKUP(&quot;Weight&quot;;Criteria;[.$I30]);0)" office:value-type="float" office:value="0.120000006556511">
            <text:p>0,12</text:p>
          </table:table-cell>
          <table:table-cell table:formula="of:=IF([.$H30]*VLOOKUP([.$A30];Performances;[.$I30])&gt;=[.$H30]*VLOOKUP([.E$6];Performances;[.$I30]);VLOOKUP(&quot;Weight&quot;;Criteria;[.$I30]);0)" office:value-type="float" office:value="0.120000006556511">
            <text:p>0,12</text:p>
          </table:table-cell>
          <table:table-cell table:formula="of:=IF([.$H30]*VLOOKUP([.$A30];Performances;[.$I30])&gt;=[.$H30]*VLOOKUP([.F$6];Performances;[.$I30]);VLOOKUP(&quot;Weight&quot;;Criteria;[.$I30]);0)" office:value-type="float" office:value="0.120000006556511">
            <text:p>0,12</text:p>
          </table:table-cell>
          <table:table-cell table:formula="of:=IF([.$H30]*VLOOKUP([.$A30];Performances;[.$I30])&gt;=[.$H30]*VLOOKUP([.G$6];Performances;[.$I30]);VLOOKUP(&quot;Weight&quot;;Criteria;[.$I30]);0)" office:value-type="float" office:value="0.120000006556511">
            <text:p>0,12</text:p>
          </table:table-cell>
          <table:table-cell table:formula="of:=[.H29]" office:value-type="float" office:value="-1">
            <text:p>-1</text:p>
          </table:table-cell>
          <table:table-cell table:formula="of:=[.I29]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sign</text:p>
          </table:table-cell>
          <table:table-cell table:style-name="Default" table:formula="of:=IF(HLOOKUP([.A32];Criteria;2;0)=&quot;Minimize&quot;;-1;+1)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table:number-columns-repeated="4"/>
        </table:table-row>
        <table:table-row table:style-name="ro2">
          <table:table-cell office:value-type="string">
            <text:p>Audi A3 TDI e</text:p>
          </table:table-cell>
          <table:table-cell table:formula="of:=IF([.$H34]*VLOOKUP([.$A34];Performances;[.$I34])&gt;=[.$H34]*VLOOKUP([.B$6];Performances;[.$I34]);VLOOKUP(&quot;Weight&quot;;Criteria;[.$I34]);0)" office:value-type="float" office:value="0.210000004768371">
            <text:p>0,21</text:p>
          </table:table-cell>
          <table:table-cell table:formula="of:=IF([.$H34]*VLOOKUP([.$A34];Performances;[.$I34])&gt;=[.$H34]*VLOOKUP([.C$6];Performances;[.$I34]);VLOOKUP(&quot;Weight&quot;;Criteria;[.$I34]);0)" office:value-type="float" office:value="0.210000004768371">
            <text:p>0,21</text:p>
          </table:table-cell>
          <table:table-cell table:formula="of:=IF([.$H34]*VLOOKUP([.$A34];Performances;[.$I34])&gt;=[.$H34]*VLOOKUP([.D$6];Performances;[.$I34]);VLOOKUP(&quot;Weight&quot;;Criteria;[.$I34]);0)" office:value-type="float" office:value="0">
            <text:p>0</text:p>
          </table:table-cell>
          <table:table-cell table:formula="of:=IF([.$H34]*VLOOKUP([.$A34];Performances;[.$I34])&gt;=[.$H34]*VLOOKUP([.E$6];Performances;[.$I34]);VLOOKUP(&quot;Weight&quot;;Criteria;[.$I34]);0)" office:value-type="float" office:value="0.210000004768371">
            <text:p>0,21</text:p>
          </table:table-cell>
          <table:table-cell table:formula="of:=IF([.$H34]*VLOOKUP([.$A34];Performances;[.$I34])&gt;=[.$H34]*VLOOKUP([.F$6];Performances;[.$I34]);VLOOKUP(&quot;Weight&quot;;Criteria;[.$I34]);0)" office:value-type="float" office:value="0.210000004768371">
            <text:p>0,21</text:p>
          </table:table-cell>
          <table:table-cell table:formula="of:=IF([.$H34]*VLOOKUP([.$A34];Performances;[.$I34])&gt;=[.$H34]*VLOOKUP([.G$6];Performances;[.$I34]);VLOOKUP(&quot;Weight&quot;;Criteria;[.$I34]);0)" office:value-type="float" office:value="0.210000004768371">
            <text:p>0,21</text:p>
          </table:table-cell>
          <table:table-cell table:formula="of:=[.D32]" office:value-type="float" office:value="-1">
            <text:p>-1</text:p>
          </table:table-cell>
          <table:table-cell table:formula="of:=[.E32]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formula="of:=IF([.$H35]*VLOOKUP([.$A35];Performances;[.$I35])&gt;=[.$H35]*VLOOKUP([.B$6];Performances;[.$I35]);VLOOKUP(&quot;Weight&quot;;Criteria;[.$I35]);0)" office:value-type="float" office:value="0">
            <text:p>0</text:p>
          </table:table-cell>
          <table:table-cell table:formula="of:=IF([.$H35]*VLOOKUP([.$A35];Performances;[.$I35])&gt;=[.$H35]*VLOOKUP([.C$6];Performances;[.$I35]);VLOOKUP(&quot;Weight&quot;;Criteria;[.$I35]);0)" office:value-type="float" office:value="0.210000004768371">
            <text:p>0,21</text:p>
          </table:table-cell>
          <table:table-cell table:formula="of:=IF([.$H35]*VLOOKUP([.$A35];Performances;[.$I35])&gt;=[.$H35]*VLOOKUP([.D$6];Performances;[.$I35]);VLOOKUP(&quot;Weight&quot;;Criteria;[.$I35]);0)" office:value-type="float" office:value="0">
            <text:p>0</text:p>
          </table:table-cell>
          <table:table-cell table:formula="of:=IF([.$H35]*VLOOKUP([.$A35];Performances;[.$I35])&gt;=[.$H35]*VLOOKUP([.E$6];Performances;[.$I35]);VLOOKUP(&quot;Weight&quot;;Criteria;[.$I35]);0)" office:value-type="float" office:value="0">
            <text:p>0</text:p>
          </table:table-cell>
          <table:table-cell table:formula="of:=IF([.$H35]*VLOOKUP([.$A35];Performances;[.$I35])&gt;=[.$H35]*VLOOKUP([.F$6];Performances;[.$I35]);VLOOKUP(&quot;Weight&quot;;Criteria;[.$I35]);0)" office:value-type="float" office:value="0">
            <text:p>0</text:p>
          </table:table-cell>
          <table:table-cell table:formula="of:=IF([.$H35]*VLOOKUP([.$A35];Performances;[.$I35])&gt;=[.$H35]*VLOOKUP([.G$6];Performances;[.$I35]);VLOOKUP(&quot;Weight&quot;;Criteria;[.$I35]);0)" office:value-type="float" office:value="0">
            <text:p>0</text:p>
          </table:table-cell>
          <table:table-cell table:formula="of:=[.H34]" office:value-type="float" office:value="-1">
            <text:p>-1</text:p>
          </table:table-cell>
          <table:table-cell table:formula="of:=[.I34]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formula="of:=IF([.$H36]*VLOOKUP([.$A36];Performances;[.$I36])&gt;=[.$H36]*VLOOKUP([.B$6];Performances;[.$I36]);VLOOKUP(&quot;Weight&quot;;Criteria;[.$I36]);0)" office:value-type="float" office:value="0.210000004768371">
            <text:p>0,21</text:p>
          </table:table-cell>
          <table:table-cell table:formula="of:=IF([.$H36]*VLOOKUP([.$A36];Performances;[.$I36])&gt;=[.$H36]*VLOOKUP([.C$6];Performances;[.$I36]);VLOOKUP(&quot;Weight&quot;;Criteria;[.$I36]);0)" office:value-type="float" office:value="0.210000004768371">
            <text:p>0,21</text:p>
          </table:table-cell>
          <table:table-cell table:formula="of:=IF([.$H36]*VLOOKUP([.$A36];Performances;[.$I36])&gt;=[.$H36]*VLOOKUP([.D$6];Performances;[.$I36]);VLOOKUP(&quot;Weight&quot;;Criteria;[.$I36]);0)" office:value-type="float" office:value="0.210000004768371">
            <text:p>0,21</text:p>
          </table:table-cell>
          <table:table-cell table:formula="of:=IF([.$H36]*VLOOKUP([.$A36];Performances;[.$I36])&gt;=[.$H36]*VLOOKUP([.E$6];Performances;[.$I36]);VLOOKUP(&quot;Weight&quot;;Criteria;[.$I36]);0)" office:value-type="float" office:value="0.210000004768371">
            <text:p>0,21</text:p>
          </table:table-cell>
          <table:table-cell table:formula="of:=IF([.$H36]*VLOOKUP([.$A36];Performances;[.$I36])&gt;=[.$H36]*VLOOKUP([.F$6];Performances;[.$I36]);VLOOKUP(&quot;Weight&quot;;Criteria;[.$I36]);0)" office:value-type="float" office:value="0.210000004768371">
            <text:p>0,21</text:p>
          </table:table-cell>
          <table:table-cell table:formula="of:=IF([.$H36]*VLOOKUP([.$A36];Performances;[.$I36])&gt;=[.$H36]*VLOOKUP([.G$6];Performances;[.$I36]);VLOOKUP(&quot;Weight&quot;;Criteria;[.$I36]);0)" office:value-type="float" office:value="0.210000004768371">
            <text:p>0,21</text:p>
          </table:table-cell>
          <table:table-cell table:formula="of:=[.H35]" office:value-type="float" office:value="-1">
            <text:p>-1</text:p>
          </table:table-cell>
          <table:table-cell table:formula="of:=[.I35]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formula="of:=IF([.$H37]*VLOOKUP([.$A37];Performances;[.$I37])&gt;=[.$H37]*VLOOKUP([.B$6];Performances;[.$I37]);VLOOKUP(&quot;Weight&quot;;Criteria;[.$I37]);0)" office:value-type="float" office:value="0">
            <text:p>0</text:p>
          </table:table-cell>
          <table:table-cell table:formula="of:=IF([.$H37]*VLOOKUP([.$A37];Performances;[.$I37])&gt;=[.$H37]*VLOOKUP([.C$6];Performances;[.$I37]);VLOOKUP(&quot;Weight&quot;;Criteria;[.$I37]);0)" office:value-type="float" office:value="0.210000004768371">
            <text:p>0,21</text:p>
          </table:table-cell>
          <table:table-cell table:formula="of:=IF([.$H37]*VLOOKUP([.$A37];Performances;[.$I37])&gt;=[.$H37]*VLOOKUP([.D$6];Performances;[.$I37]);VLOOKUP(&quot;Weight&quot;;Criteria;[.$I37]);0)" office:value-type="float" office:value="0">
            <text:p>0</text:p>
          </table:table-cell>
          <table:table-cell table:formula="of:=IF([.$H37]*VLOOKUP([.$A37];Performances;[.$I37])&gt;=[.$H37]*VLOOKUP([.E$6];Performances;[.$I37]);VLOOKUP(&quot;Weight&quot;;Criteria;[.$I37]);0)" office:value-type="float" office:value="0.210000004768371">
            <text:p>0,21</text:p>
          </table:table-cell>
          <table:table-cell table:formula="of:=IF([.$H37]*VLOOKUP([.$A37];Performances;[.$I37])&gt;=[.$H37]*VLOOKUP([.F$6];Performances;[.$I37]);VLOOKUP(&quot;Weight&quot;;Criteria;[.$I37]);0)" office:value-type="float" office:value="0.210000004768371">
            <text:p>0,21</text:p>
          </table:table-cell>
          <table:table-cell table:formula="of:=IF([.$H37]*VLOOKUP([.$A37];Performances;[.$I37])&gt;=[.$H37]*VLOOKUP([.G$6];Performances;[.$I37]);VLOOKUP(&quot;Weight&quot;;Criteria;[.$I37]);0)" office:value-type="float" office:value="0.210000004768371">
            <text:p>0,21</text:p>
          </table:table-cell>
          <table:table-cell table:formula="of:=[.H36]" office:value-type="float" office:value="-1">
            <text:p>-1</text:p>
          </table:table-cell>
          <table:table-cell table:formula="of:=[.I36]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formula="of:=IF([.$H38]*VLOOKUP([.$A38];Performances;[.$I38])&gt;=[.$H38]*VLOOKUP([.B$6];Performances;[.$I38]);VLOOKUP(&quot;Weight&quot;;Criteria;[.$I38]);0)" office:value-type="float" office:value="0">
            <text:p>0</text:p>
          </table:table-cell>
          <table:table-cell table:formula="of:=IF([.$H38]*VLOOKUP([.$A38];Performances;[.$I38])&gt;=[.$H38]*VLOOKUP([.C$6];Performances;[.$I38]);VLOOKUP(&quot;Weight&quot;;Criteria;[.$I38]);0)" office:value-type="float" office:value="0.210000004768371">
            <text:p>0,21</text:p>
          </table:table-cell>
          <table:table-cell table:formula="of:=IF([.$H38]*VLOOKUP([.$A38];Performances;[.$I38])&gt;=[.$H38]*VLOOKUP([.D$6];Performances;[.$I38]);VLOOKUP(&quot;Weight&quot;;Criteria;[.$I38]);0)" office:value-type="float" office:value="0">
            <text:p>0</text:p>
          </table:table-cell>
          <table:table-cell table:formula="of:=IF([.$H38]*VLOOKUP([.$A38];Performances;[.$I38])&gt;=[.$H38]*VLOOKUP([.E$6];Performances;[.$I38]);VLOOKUP(&quot;Weight&quot;;Criteria;[.$I38]);0)" office:value-type="float" office:value="0">
            <text:p>0</text:p>
          </table:table-cell>
          <table:table-cell table:formula="of:=IF([.$H38]*VLOOKUP([.$A38];Performances;[.$I38])&gt;=[.$H38]*VLOOKUP([.F$6];Performances;[.$I38]);VLOOKUP(&quot;Weight&quot;;Criteria;[.$I38]);0)" office:value-type="float" office:value="0.210000004768371">
            <text:p>0,21</text:p>
          </table:table-cell>
          <table:table-cell table:formula="of:=IF([.$H38]*VLOOKUP([.$A38];Performances;[.$I38])&gt;=[.$H38]*VLOOKUP([.G$6];Performances;[.$I38]);VLOOKUP(&quot;Weight&quot;;Criteria;[.$I38]);0)" office:value-type="float" office:value="0.210000004768371">
            <text:p>0,21</text:p>
          </table:table-cell>
          <table:table-cell table:formula="of:=[.H37]" office:value-type="float" office:value="-1">
            <text:p>-1</text:p>
          </table:table-cell>
          <table:table-cell table:formula="of:=[.I37]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formula="of:=IF([.$H39]*VLOOKUP([.$A39];Performances;[.$I39])&gt;=[.$H39]*VLOOKUP([.B$6];Performances;[.$I39]);VLOOKUP(&quot;Weight&quot;;Criteria;[.$I39]);0)" office:value-type="float" office:value="0">
            <text:p>0</text:p>
          </table:table-cell>
          <table:table-cell table:formula="of:=IF([.$H39]*VLOOKUP([.$A39];Performances;[.$I39])&gt;=[.$H39]*VLOOKUP([.C$6];Performances;[.$I39]);VLOOKUP(&quot;Weight&quot;;Criteria;[.$I39]);0)" office:value-type="float" office:value="0.210000004768371">
            <text:p>0,21</text:p>
          </table:table-cell>
          <table:table-cell table:formula="of:=IF([.$H39]*VLOOKUP([.$A39];Performances;[.$I39])&gt;=[.$H39]*VLOOKUP([.D$6];Performances;[.$I39]);VLOOKUP(&quot;Weight&quot;;Criteria;[.$I39]);0)" office:value-type="float" office:value="0">
            <text:p>0</text:p>
          </table:table-cell>
          <table:table-cell table:formula="of:=IF([.$H39]*VLOOKUP([.$A39];Performances;[.$I39])&gt;=[.$H39]*VLOOKUP([.E$6];Performances;[.$I39]);VLOOKUP(&quot;Weight&quot;;Criteria;[.$I39]);0)" office:value-type="float" office:value="0">
            <text:p>0</text:p>
          </table:table-cell>
          <table:table-cell table:formula="of:=IF([.$H39]*VLOOKUP([.$A39];Performances;[.$I39])&gt;=[.$H39]*VLOOKUP([.F$6];Performances;[.$I39]);VLOOKUP(&quot;Weight&quot;;Criteria;[.$I39]);0)" office:value-type="float" office:value="0">
            <text:p>0</text:p>
          </table:table-cell>
          <table:table-cell table:formula="of:=IF([.$H39]*VLOOKUP([.$A39];Performances;[.$I39])&gt;=[.$H39]*VLOOKUP([.G$6];Performances;[.$I39]);VLOOKUP(&quot;Weight&quot;;Criteria;[.$I39]);0)" office:value-type="float" office:value="0.210000004768371">
            <text:p>0,21</text:p>
          </table:table-cell>
          <table:table-cell table:formula="of:=[.H38]" office:value-type="float" office:value="-1">
            <text:p>-1</text:p>
          </table:table-cell>
          <table:table-cell table:formula="of:=[.I38]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sign</text:p>
          </table:table-cell>
          <table:table-cell table:style-name="Default" table:formula="of:=IF(HLOOKUP([.A41];Criteria;2;0)=&quot;Minimize&quot;;-1;+1)" office:value-type="float" office:value="-1">
            <text:p>-1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table:number-columns-repeated="4"/>
        </table:table-row>
        <table:table-row table:style-name="ro2">
          <table:table-cell office:value-type="string">
            <text:p>Audi A3 TDI e</text:p>
          </table:table-cell>
          <table:table-cell table:formula="of:=IF([.$H43]*VLOOKUP([.$A43];Performances;[.$I43])&gt;=[.$H43]*VLOOKUP([.B$6];Performances;[.$I43]);VLOOKUP(&quot;Weight&quot;;Criteria;[.$I43]);0)" office:value-type="float" office:value="0.0900000071525575">
            <text:p>0,09</text:p>
          </table:table-cell>
          <table:table-cell table:formula="of:=IF([.$H43]*VLOOKUP([.$A43];Performances;[.$I43])&gt;=[.$H43]*VLOOKUP([.C$6];Performances;[.$I43]);VLOOKUP(&quot;Weight&quot;;Criteria;[.$I43]);0)" office:value-type="float" office:value="0.0900000071525575">
            <text:p>0,09</text:p>
          </table:table-cell>
          <table:table-cell table:formula="of:=IF([.$H43]*VLOOKUP([.$A43];Performances;[.$I43])&gt;=[.$H43]*VLOOKUP([.D$6];Performances;[.$I43]);VLOOKUP(&quot;Weight&quot;;Criteria;[.$I43]);0)" office:value-type="float" office:value="0.0900000071525575">
            <text:p>0,09</text:p>
          </table:table-cell>
          <table:table-cell table:formula="of:=IF([.$H43]*VLOOKUP([.$A43];Performances;[.$I43])&gt;=[.$H43]*VLOOKUP([.E$6];Performances;[.$I43]);VLOOKUP(&quot;Weight&quot;;Criteria;[.$I43]);0)" office:value-type="float" office:value="0.0900000071525575">
            <text:p>0,09</text:p>
          </table:table-cell>
          <table:table-cell table:formula="of:=IF([.$H43]*VLOOKUP([.$A43];Performances;[.$I43])&gt;=[.$H43]*VLOOKUP([.F$6];Performances;[.$I43]);VLOOKUP(&quot;Weight&quot;;Criteria;[.$I43]);0)" office:value-type="float" office:value="0.0900000071525575">
            <text:p>0,09</text:p>
          </table:table-cell>
          <table:table-cell table:formula="of:=IF([.$H43]*VLOOKUP([.$A43];Performances;[.$I43])&gt;=[.$H43]*VLOOKUP([.G$6];Performances;[.$I43]);VLOOKUP(&quot;Weight&quot;;Criteria;[.$I43]);0)" office:value-type="float" office:value="0.0900000071525575">
            <text:p>0,09</text:p>
          </table:table-cell>
          <table:table-cell table:formula="of:=[.D41]" office:value-type="float" office:value="-1">
            <text:p>-1</text:p>
          </table:table-cell>
          <table:table-cell table:formula="of:=[.E41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formula="of:=IF([.$H44]*VLOOKUP([.$A44];Performances;[.$I44])&gt;=[.$H44]*VLOOKUP([.B$6];Performances;[.$I44]);VLOOKUP(&quot;Weight&quot;;Criteria;[.$I44]);0)" office:value-type="float" office:value="0">
            <text:p>0</text:p>
          </table:table-cell>
          <table:table-cell table:formula="of:=IF([.$H44]*VLOOKUP([.$A44];Performances;[.$I44])&gt;=[.$H44]*VLOOKUP([.C$6];Performances;[.$I44]);VLOOKUP(&quot;Weight&quot;;Criteria;[.$I44]);0)" office:value-type="float" office:value="0.0900000071525575">
            <text:p>0,09</text:p>
          </table:table-cell>
          <table:table-cell table:formula="of:=IF([.$H44]*VLOOKUP([.$A44];Performances;[.$I44])&gt;=[.$H44]*VLOOKUP([.D$6];Performances;[.$I44]);VLOOKUP(&quot;Weight&quot;;Criteria;[.$I44]);0)" office:value-type="float" office:value="0">
            <text:p>0</text:p>
          </table:table-cell>
          <table:table-cell table:formula="of:=IF([.$H44]*VLOOKUP([.$A44];Performances;[.$I44])&gt;=[.$H44]*VLOOKUP([.E$6];Performances;[.$I44]);VLOOKUP(&quot;Weight&quot;;Criteria;[.$I44]);0)" office:value-type="float" office:value="0">
            <text:p>0</text:p>
          </table:table-cell>
          <table:table-cell table:formula="of:=IF([.$H44]*VLOOKUP([.$A44];Performances;[.$I44])&gt;=[.$H44]*VLOOKUP([.F$6];Performances;[.$I44]);VLOOKUP(&quot;Weight&quot;;Criteria;[.$I44]);0)" office:value-type="float" office:value="0">
            <text:p>0</text:p>
          </table:table-cell>
          <table:table-cell table:formula="of:=IF([.$H44]*VLOOKUP([.$A44];Performances;[.$I44])&gt;=[.$H44]*VLOOKUP([.G$6];Performances;[.$I44]);VLOOKUP(&quot;Weight&quot;;Criteria;[.$I44]);0)" office:value-type="float" office:value="0.0900000071525575">
            <text:p>0,09</text:p>
          </table:table-cell>
          <table:table-cell table:formula="of:=[.H43]" office:value-type="float" office:value="-1">
            <text:p>-1</text:p>
          </table:table-cell>
          <table:table-cell table:formula="of:=[.I43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formula="of:=IF([.$H45]*VLOOKUP([.$A45];Performances;[.$I45])&gt;=[.$H45]*VLOOKUP([.B$6];Performances;[.$I45]);VLOOKUP(&quot;Weight&quot;;Criteria;[.$I45]);0)" office:value-type="float" office:value="0.0900000071525575">
            <text:p>0,09</text:p>
          </table:table-cell>
          <table:table-cell table:formula="of:=IF([.$H45]*VLOOKUP([.$A45];Performances;[.$I45])&gt;=[.$H45]*VLOOKUP([.C$6];Performances;[.$I45]);VLOOKUP(&quot;Weight&quot;;Criteria;[.$I45]);0)" office:value-type="float" office:value="0.0900000071525575">
            <text:p>0,09</text:p>
          </table:table-cell>
          <table:table-cell table:formula="of:=IF([.$H45]*VLOOKUP([.$A45];Performances;[.$I45])&gt;=[.$H45]*VLOOKUP([.D$6];Performances;[.$I45]);VLOOKUP(&quot;Weight&quot;;Criteria;[.$I45]);0)" office:value-type="float" office:value="0.0900000071525575">
            <text:p>0,09</text:p>
          </table:table-cell>
          <table:table-cell table:formula="of:=IF([.$H45]*VLOOKUP([.$A45];Performances;[.$I45])&gt;=[.$H45]*VLOOKUP([.E$6];Performances;[.$I45]);VLOOKUP(&quot;Weight&quot;;Criteria;[.$I45]);0)" office:value-type="float" office:value="0.0900000071525575">
            <text:p>0,09</text:p>
          </table:table-cell>
          <table:table-cell table:formula="of:=IF([.$H45]*VLOOKUP([.$A45];Performances;[.$I45])&gt;=[.$H45]*VLOOKUP([.F$6];Performances;[.$I45]);VLOOKUP(&quot;Weight&quot;;Criteria;[.$I45]);0)" office:value-type="float" office:value="0.0900000071525575">
            <text:p>0,09</text:p>
          </table:table-cell>
          <table:table-cell table:formula="of:=IF([.$H45]*VLOOKUP([.$A45];Performances;[.$I45])&gt;=[.$H45]*VLOOKUP([.G$6];Performances;[.$I45]);VLOOKUP(&quot;Weight&quot;;Criteria;[.$I45]);0)" office:value-type="float" office:value="0.0900000071525575">
            <text:p>0,09</text:p>
          </table:table-cell>
          <table:table-cell table:formula="of:=[.H44]" office:value-type="float" office:value="-1">
            <text:p>-1</text:p>
          </table:table-cell>
          <table:table-cell table:formula="of:=[.I44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formula="of:=IF([.$H46]*VLOOKUP([.$A46];Performances;[.$I46])&gt;=[.$H46]*VLOOKUP([.B$6];Performances;[.$I46]);VLOOKUP(&quot;Weight&quot;;Criteria;[.$I46]);0)" office:value-type="float" office:value="0">
            <text:p>0</text:p>
          </table:table-cell>
          <table:table-cell table:formula="of:=IF([.$H46]*VLOOKUP([.$A46];Performances;[.$I46])&gt;=[.$H46]*VLOOKUP([.C$6];Performances;[.$I46]);VLOOKUP(&quot;Weight&quot;;Criteria;[.$I46]);0)" office:value-type="float" office:value="0.0900000071525575">
            <text:p>0,09</text:p>
          </table:table-cell>
          <table:table-cell table:formula="of:=IF([.$H46]*VLOOKUP([.$A46];Performances;[.$I46])&gt;=[.$H46]*VLOOKUP([.D$6];Performances;[.$I46]);VLOOKUP(&quot;Weight&quot;;Criteria;[.$I46]);0)" office:value-type="float" office:value="0">
            <text:p>0</text:p>
          </table:table-cell>
          <table:table-cell table:formula="of:=IF([.$H46]*VLOOKUP([.$A46];Performances;[.$I46])&gt;=[.$H46]*VLOOKUP([.E$6];Performances;[.$I46]);VLOOKUP(&quot;Weight&quot;;Criteria;[.$I46]);0)" office:value-type="float" office:value="0.0900000071525575">
            <text:p>0,09</text:p>
          </table:table-cell>
          <table:table-cell table:formula="of:=IF([.$H46]*VLOOKUP([.$A46];Performances;[.$I46])&gt;=[.$H46]*VLOOKUP([.F$6];Performances;[.$I46]);VLOOKUP(&quot;Weight&quot;;Criteria;[.$I46]);0)" office:value-type="float" office:value="0.0900000071525575">
            <text:p>0,09</text:p>
          </table:table-cell>
          <table:table-cell table:formula="of:=IF([.$H46]*VLOOKUP([.$A46];Performances;[.$I46])&gt;=[.$H46]*VLOOKUP([.G$6];Performances;[.$I46]);VLOOKUP(&quot;Weight&quot;;Criteria;[.$I46]);0)" office:value-type="float" office:value="0.0900000071525575">
            <text:p>0,09</text:p>
          </table:table-cell>
          <table:table-cell table:formula="of:=[.H45]" office:value-type="float" office:value="-1">
            <text:p>-1</text:p>
          </table:table-cell>
          <table:table-cell table:formula="of:=[.I45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formula="of:=IF([.$H47]*VLOOKUP([.$A47];Performances;[.$I47])&gt;=[.$H47]*VLOOKUP([.B$6];Performances;[.$I47]);VLOOKUP(&quot;Weight&quot;;Criteria;[.$I47]);0)" office:value-type="float" office:value="0">
            <text:p>0</text:p>
          </table:table-cell>
          <table:table-cell table:formula="of:=IF([.$H47]*VLOOKUP([.$A47];Performances;[.$I47])&gt;=[.$H47]*VLOOKUP([.C$6];Performances;[.$I47]);VLOOKUP(&quot;Weight&quot;;Criteria;[.$I47]);0)" office:value-type="float" office:value="0.0900000071525575">
            <text:p>0,09</text:p>
          </table:table-cell>
          <table:table-cell table:formula="of:=IF([.$H47]*VLOOKUP([.$A47];Performances;[.$I47])&gt;=[.$H47]*VLOOKUP([.D$6];Performances;[.$I47]);VLOOKUP(&quot;Weight&quot;;Criteria;[.$I47]);0)" office:value-type="float" office:value="0">
            <text:p>0</text:p>
          </table:table-cell>
          <table:table-cell table:formula="of:=IF([.$H47]*VLOOKUP([.$A47];Performances;[.$I47])&gt;=[.$H47]*VLOOKUP([.E$6];Performances;[.$I47]);VLOOKUP(&quot;Weight&quot;;Criteria;[.$I47]);0)" office:value-type="float" office:value="0">
            <text:p>0</text:p>
          </table:table-cell>
          <table:table-cell table:formula="of:=IF([.$H47]*VLOOKUP([.$A47];Performances;[.$I47])&gt;=[.$H47]*VLOOKUP([.F$6];Performances;[.$I47]);VLOOKUP(&quot;Weight&quot;;Criteria;[.$I47]);0)" office:value-type="float" office:value="0.0900000071525575">
            <text:p>0,09</text:p>
          </table:table-cell>
          <table:table-cell table:formula="of:=IF([.$H47]*VLOOKUP([.$A47];Performances;[.$I47])&gt;=[.$H47]*VLOOKUP([.G$6];Performances;[.$I47]);VLOOKUP(&quot;Weight&quot;;Criteria;[.$I47]);0)" office:value-type="float" office:value="0.0900000071525575">
            <text:p>0,09</text:p>
          </table:table-cell>
          <table:table-cell table:formula="of:=[.H46]" office:value-type="float" office:value="-1">
            <text:p>-1</text:p>
          </table:table-cell>
          <table:table-cell table:formula="of:=[.I46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formula="of:=IF([.$H48]*VLOOKUP([.$A48];Performances;[.$I48])&gt;=[.$H48]*VLOOKUP([.B$6];Performances;[.$I48]);VLOOKUP(&quot;Weight&quot;;Criteria;[.$I48]);0)" office:value-type="float" office:value="0">
            <text:p>0</text:p>
          </table:table-cell>
          <table:table-cell table:formula="of:=IF([.$H48]*VLOOKUP([.$A48];Performances;[.$I48])&gt;=[.$H48]*VLOOKUP([.C$6];Performances;[.$I48]);VLOOKUP(&quot;Weight&quot;;Criteria;[.$I48]);0)" office:value-type="float" office:value="0.0900000071525575">
            <text:p>0,09</text:p>
          </table:table-cell>
          <table:table-cell table:formula="of:=IF([.$H48]*VLOOKUP([.$A48];Performances;[.$I48])&gt;=[.$H48]*VLOOKUP([.D$6];Performances;[.$I48]);VLOOKUP(&quot;Weight&quot;;Criteria;[.$I48]);0)" office:value-type="float" office:value="0">
            <text:p>0</text:p>
          </table:table-cell>
          <table:table-cell table:formula="of:=IF([.$H48]*VLOOKUP([.$A48];Performances;[.$I48])&gt;=[.$H48]*VLOOKUP([.E$6];Performances;[.$I48]);VLOOKUP(&quot;Weight&quot;;Criteria;[.$I48]);0)" office:value-type="float" office:value="0">
            <text:p>0</text:p>
          </table:table-cell>
          <table:table-cell table:formula="of:=IF([.$H48]*VLOOKUP([.$A48];Performances;[.$I48])&gt;=[.$H48]*VLOOKUP([.F$6];Performances;[.$I48]);VLOOKUP(&quot;Weight&quot;;Criteria;[.$I48]);0)" office:value-type="float" office:value="0">
            <text:p>0</text:p>
          </table:table-cell>
          <table:table-cell table:formula="of:=IF([.$H48]*VLOOKUP([.$A48];Performances;[.$I48])&gt;=[.$H48]*VLOOKUP([.G$6];Performances;[.$I48]);VLOOKUP(&quot;Weight&quot;;Criteria;[.$I48]);0)" office:value-type="float" office:value="0.0900000071525575">
            <text:p>0,09</text:p>
          </table:table-cell>
          <table:table-cell table:formula="of:=[.H47]" office:value-type="float" office:value="-1">
            <text:p>-1</text:p>
          </table:table-cell>
          <table:table-cell table:formula="of:=[.I47]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Sum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number-columns-repeated="6"/>
        </table:table-row>
        <table:table-row table:style-name="ro2">
          <table:table-cell office:value-type="string">
            <text:p>Audi A3 TDI e</text:p>
          </table:table-cell>
          <table:table-cell table:formula="of:=[.B7]+[.B16]+[.B25]+[.B34]+[.B43]" office:value-type="float" office:value="1.00000003874302">
            <text:p>1,00</text:p>
          </table:table-cell>
          <table:table-cell table:formula="of:=[.C7]+[.C16]+[.C25]+[.C34]+[.C43]" office:value-type="float" office:value="0.700000017881393">
            <text:p>0,70</text:p>
          </table:table-cell>
          <table:table-cell table:formula="of:=[.D7]+[.D16]+[.D25]+[.D34]+[.D43]" office:value-type="float" office:value="0.490000013113022">
            <text:p>0,49</text:p>
          </table:table-cell>
          <table:table-cell table:formula="of:=[.E7]+[.E16]+[.E25]+[.E34]+[.E43]" office:value-type="float" office:value="0.700000017881393">
            <text:p>0,70</text:p>
          </table:table-cell>
          <table:table-cell table:formula="of:=[.F7]+[.F16]+[.F25]+[.F34]+[.F43]" office:value-type="float" office:value="0.700000017881393">
            <text:p>0,70</text:p>
          </table:table-cell>
          <table:table-cell table:formula="of:=[.G7]+[.G16]+[.G25]+[.G34]+[.G43]" office:value-type="float" office:value="0.700000017881393">
            <text:p>0,70</text:p>
          </table:table-cell>
          <table:table-cell table:number-columns-repeated="6"/>
        </table:table-row>
        <table:table-row table:style-name="ro2">
          <table:table-cell office:value-type="string">
            <text:p>Audi A4 berline</text:p>
          </table:table-cell>
          <table:table-cell table:formula="of:=[.B8]+[.B17]+[.B26]+[.B35]+[.B44]" office:value-type="float" office:value="0.300000020861626">
            <text:p>0,30</text:p>
          </table:table-cell>
          <table:table-cell table:formula="of:=[.C8]+[.C17]+[.C26]+[.C35]+[.C44]" office:value-type="float" office:value="1.00000003874302">
            <text:p>1,00</text:p>
          </table:table-cell>
          <table:table-cell table:formula="of:=[.D8]+[.D17]+[.D26]+[.D35]+[.D44]" office:value-type="float" office:value="0.300000020861626">
            <text:p>0,30</text:p>
          </table:table-cell>
          <table:table-cell table:formula="of:=[.E8]+[.E17]+[.E26]+[.E35]+[.E44]" office:value-type="float" office:value="0.400000005960464">
            <text:p>0,40</text:p>
          </table:table-cell>
          <table:table-cell table:formula="of:=[.F8]+[.F17]+[.F26]+[.F35]+[.F44]" office:value-type="float" office:value="0.300000020861626">
            <text:p>0,30</text:p>
          </table:table-cell>
          <table:table-cell table:formula="of:=[.G8]+[.G17]+[.G26]+[.G35]+[.G44]" office:value-type="float" office:value="0.0900000071525575">
            <text:p>0,09</text:p>
          </table:table-cell>
          <table:table-cell table:number-columns-repeated="6"/>
        </table:table-row>
        <table:table-row table:style-name="ro2">
          <table:table-cell office:value-type="string">
            <text:p>BMW 118d Hatch</text:p>
          </table:table-cell>
          <table:table-cell table:formula="of:=[.B9]+[.B18]+[.B27]+[.B36]+[.B45]" office:value-type="float" office:value="0.600000032782555">
            <text:p>0,60</text:p>
          </table:table-cell>
          <table:table-cell table:formula="of:=[.C9]+[.C18]+[.C27]+[.C36]+[.C45]" office:value-type="float" office:value="0.700000017881393">
            <text:p>0,70</text:p>
          </table:table-cell>
          <table:table-cell table:formula="of:=[.D9]+[.D18]+[.D27]+[.D36]+[.D45]" office:value-type="float" office:value="1.00000003874302">
            <text:p>1,00</text:p>
          </table:table-cell>
          <table:table-cell table:formula="of:=[.E9]+[.E18]+[.E27]+[.E36]+[.E45]" office:value-type="float" office:value="0.700000017881393">
            <text:p>0,70</text:p>
          </table:table-cell>
          <table:table-cell table:formula="of:=[.F9]+[.F18]+[.F27]+[.F36]+[.F45]" office:value-type="float" office:value="0.600000032782555">
            <text:p>0,60</text:p>
          </table:table-cell>
          <table:table-cell table:formula="of:=[.G9]+[.G18]+[.G27]+[.G36]+[.G45]" office:value-type="float" office:value="0.700000017881393">
            <text:p>0,70</text:p>
          </table:table-cell>
          <table:table-cell table:number-columns-repeated="6"/>
        </table:table-row>
        <table:table-row table:style-name="ro2">
          <table:table-cell office:value-type="string">
            <text:p>BMW 320d Berline</text:p>
          </table:table-cell>
          <table:table-cell table:formula="of:=[.B10]+[.B19]+[.B28]+[.B37]+[.B46]" office:value-type="float" office:value="0.300000020861626">
            <text:p>0,30</text:p>
          </table:table-cell>
          <table:table-cell table:formula="of:=[.C10]+[.C19]+[.C28]+[.C37]+[.C46]" office:value-type="float" office:value="0.600000032782555">
            <text:p>0,60</text:p>
          </table:table-cell>
          <table:table-cell table:formula="of:=[.D10]+[.D19]+[.D28]+[.D37]+[.D46]" office:value-type="float" office:value="0.300000020861626">
            <text:p>0,30</text:p>
          </table:table-cell>
          <table:table-cell table:formula="of:=[.E10]+[.E19]+[.E28]+[.E37]+[.E46]" office:value-type="float" office:value="1.00000003874302">
            <text:p>1,00</text:p>
          </table:table-cell>
          <table:table-cell table:formula="of:=[.F10]+[.F19]+[.F28]+[.F37]+[.F46]" office:value-type="float" office:value="0.600000032782555">
            <text:p>0,60</text:p>
          </table:table-cell>
          <table:table-cell table:formula="of:=[.G10]+[.G19]+[.G28]+[.G37]+[.G46]" office:value-type="float" office:value="0.42000001847744">
            <text:p>0,42</text:p>
          </table:table-cell>
          <table:table-cell table:number-columns-repeated="6"/>
        </table:table-row>
        <table:table-row table:style-name="ro2">
          <table:table-cell office:value-type="string">
            <text:p>Volvo C30</text:p>
          </table:table-cell>
          <table:table-cell table:formula="of:=[.B11]+[.B20]+[.B29]+[.B38]+[.B47]" office:value-type="float" office:value="0.300000020861626">
            <text:p>0,30</text:p>
          </table:table-cell>
          <table:table-cell table:formula="of:=[.C11]+[.C20]+[.C29]+[.C38]+[.C47]" office:value-type="float" office:value="0.700000017881393">
            <text:p>0,70</text:p>
          </table:table-cell>
          <table:table-cell table:formula="of:=[.D11]+[.D20]+[.D29]+[.D38]+[.D47]" office:value-type="float" office:value="0.400000005960464">
            <text:p>0,40</text:p>
          </table:table-cell>
          <table:table-cell table:formula="of:=[.E11]+[.E20]+[.E29]+[.E38]+[.E47]" office:value-type="float" office:value="0.400000005960464">
            <text:p>0,40</text:p>
          </table:table-cell>
          <table:table-cell table:formula="of:=[.F11]+[.F20]+[.F29]+[.F38]+[.F47]" office:value-type="float" office:value="1.00000003874302">
            <text:p>1,00</text:p>
          </table:table-cell>
          <table:table-cell table:formula="of:=[.G11]+[.G20]+[.G29]+[.G38]+[.G47]" office:value-type="float" office:value="0.700000017881393">
            <text:p>0,70</text:p>
          </table:table-cell>
          <table:table-cell table:number-columns-repeated="6"/>
        </table:table-row>
        <table:table-row table:style-name="ro2">
          <table:table-cell office:value-type="string">
            <text:p>Volvo S40 D5</text:p>
          </table:table-cell>
          <table:table-cell table:formula="of:=[.B12]+[.B21]+[.B30]+[.B39]+[.B48]" office:value-type="float" office:value="0.300000020861626">
            <text:p>0,30</text:p>
          </table:table-cell>
          <table:table-cell table:formula="of:=[.C12]+[.C21]+[.C30]+[.C39]+[.C48]" office:value-type="float" office:value="1.00000003874302">
            <text:p>1,00</text:p>
          </table:table-cell>
          <table:table-cell table:formula="of:=[.D12]+[.D21]+[.D30]+[.D39]+[.D48]" office:value-type="float" office:value="0.300000020861626">
            <text:p>0,30</text:p>
          </table:table-cell>
          <table:table-cell table:formula="of:=[.E12]+[.E21]+[.E30]+[.E39]+[.E48]" office:value-type="float" office:value="0.70000002682209">
            <text:p>0,70</text:p>
          </table:table-cell>
          <table:table-cell table:formula="of:=[.F12]+[.F21]+[.F30]+[.F39]+[.F48]" office:value-type="float" office:value="0.300000020861626">
            <text:p>0,30</text:p>
          </table:table-cell>
          <table:table-cell table:formula="of:=[.G12]+[.G21]+[.G30]+[.G39]+[.G48]" office:value-type="float" office:value="1.00000003874302">
            <text:p>1,00</text:p>
          </table:table-cell>
          <table:table-cell table:number-columns-repeated="6"/>
        </table:table-row>
        <table:table-row table:style-name="ro2" table:number-rows-repeated="4">
          <table:table-cell table:style-name="ce2"/>
          <table:table-cell table:number-columns-repeated="12"/>
        </table:table-row>
        <table:table-row table:style-name="ro1">
          <table:table-cell table:style-name="ce6" office:value-type="string">
            <text:p>Concordance (complex)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(perf a + threshold_q) better than or equal to (perf b) =&gt; full weight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(perf a + threshold_p) less than or equal to (perf b) =&gt; zero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else =&gt; weight * (perf a - perf b + threshold_p) / (threshold_p - threshold_q)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Electre III, Electre Tri, Electre IS.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table:number-columns-repeated="9"/>
          <table:table-cell table:number-columns-repeated="4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68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70]*[.$J70]+[.$L70]&gt;=[.$H70]*VLOOKUP([.B$69];Performances;[.$I70]);[.$M70];IF([.$H70]*[.$J70]+[.$K70]&lt;=[.$H70]*VLOOKUP([.B$69];Performances;[.$I70]);0;[.$M70]*([.$H70]*([.$J70]-VLOOKUP([.B$69];Performances;[.$I70]))+[.$K70])/([.$K70]-[.$L70])))" office:value-type="float" office:value="0.400000005960464">
            <text:p>0,40</text:p>
          </table:table-cell>
          <table:table-cell table:formula="of:=IF([.$H70]*[.$J70]+[.$L70]&gt;=[.$H70]*VLOOKUP([.C$69];Performances;[.$I70]);[.$M70];IF([.$H70]*[.$J70]+[.$K70]&lt;=[.$H70]*VLOOKUP([.C$69];Performances;[.$I70]);0;[.$M70]*([.$H70]*([.$J70]-VLOOKUP([.C$69];Performances;[.$I70]))+[.$K70])/([.$K70]-[.$L70])))" office:value-type="float" office:value="0.400000005960464">
            <text:p>0,40</text:p>
          </table:table-cell>
          <table:table-cell table:formula="of:=IF([.$H70]*[.$J70]+[.$L70]&gt;=[.$H70]*VLOOKUP([.D$69];Performances;[.$I70]);[.$M70];IF([.$H70]*[.$J70]+[.$K70]&lt;=[.$H70]*VLOOKUP([.D$69];Performances;[.$I70]);0;[.$M70]*([.$H70]*([.$J70]-VLOOKUP([.D$69];Performances;[.$I70]))+[.$K70])/([.$K70]-[.$L70])))" office:value-type="float" office:value="0.400000005960464">
            <text:p>0,40</text:p>
          </table:table-cell>
          <table:table-cell table:formula="of:=IF([.$H70]*[.$J70]+[.$L70]&gt;=[.$H70]*VLOOKUP([.E$69];Performances;[.$I70]);[.$M70];IF([.$H70]*[.$J70]+[.$K70]&lt;=[.$H70]*VLOOKUP([.E$69];Performances;[.$I70]);0;[.$M70]*([.$H70]*([.$J70]-VLOOKUP([.E$69];Performances;[.$I70]))+[.$K70])/([.$K70]-[.$L70])))" office:value-type="float" office:value="0.400000005960464">
            <text:p>0,40</text:p>
          </table:table-cell>
          <table:table-cell table:formula="of:=IF([.$H70]*[.$J70]+[.$L70]&gt;=[.$H70]*VLOOKUP([.F$69];Performances;[.$I70]);[.$M70];IF([.$H70]*[.$J70]+[.$K70]&lt;=[.$H70]*VLOOKUP([.F$69];Performances;[.$I70]);0;[.$M70]*([.$H70]*([.$J70]-VLOOKUP([.F$69];Performances;[.$I70]))+[.$K70])/([.$K70]-[.$L70])))" office:value-type="float" office:value="0.400000005960464">
            <text:p>0,40</text:p>
          </table:table-cell>
          <table:table-cell table:formula="of:=IF([.$H70]*[.$J70]+[.$L70]&gt;=[.$H70]*VLOOKUP([.G$69];Performances;[.$I70]);[.$M70];IF([.$H70]*[.$J70]+[.$K70]&lt;=[.$H70]*VLOOKUP([.G$69];Performances;[.$I70]);0;[.$M70]*([.$H70]*([.$J70]-VLOOKUP([.G$69];Performances;[.$I70]))+[.$K70])/([.$K70]-[.$L70])))" office:value-type="float" office:value="0.400000005960464">
            <text:p>0,40</text:p>
          </table:table-cell>
          <table:table-cell table:formula="of:=[.D68]" office:value-type="float" office:value="-1">
            <text:p>-1</text:p>
          </table:table-cell>
          <table:table-cell table:formula="of:=[.E68]" office:value-type="float" office:value="2">
            <text:p>2</text:p>
          </table:table-cell>
          <table:table-cell table:formula="of:=VLOOKUP([.$A70];Performances;[.$I70])" office:value-type="float" office:value="22080">
            <text:p>22080</text:p>
          </table:table-cell>
          <table:table-cell table:formula="of:=VLOOKUP(&quot;Thresh_p&quot;;Criteria;[.$I70];0)" office:value-type="float" office:value="3000">
            <text:p>3000</text:p>
          </table:table-cell>
          <table:table-cell table:formula="of:=VLOOKUP(&quot;Thresh_q&quot;;Criteria;[.$I70];0)" office:value-type="float" office:value="500">
            <text:p>500</text:p>
          </table:table-cell>
          <table:table-cell table:formula="of:=VLOOKUP(&quot;Weight&quot;;Criteria;[.$I70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71]*[.$J71]+[.$L71]&gt;=[.$H71]*VLOOKUP([.B$69];Performances;[.$I71]);[.$M71];IF([.$H71]*[.$J71]+[.$K71]&lt;=[.$H71]*VLOOKUP([.B$69];Performances;[.$I71]);0;[.$M71]*([.$H71]*([.$J71]-VLOOKUP([.B$69];Performances;[.$I71]))+[.$K71])/([.$K71]-[.$L71])))" office:value-type="float" office:value="0">
            <text:p>0</text:p>
          </table:table-cell>
          <table:table-cell table:formula="of:=IF([.$H71]*[.$J71]+[.$L71]&gt;=[.$H71]*VLOOKUP([.C$69];Performances;[.$I71]);[.$M71];IF([.$H71]*[.$J71]+[.$K71]&lt;=[.$H71]*VLOOKUP([.C$69];Performances;[.$I71]);0;[.$M71]*([.$H71]*([.$J71]-VLOOKUP([.C$69];Performances;[.$I71]))+[.$K71])/([.$K71]-[.$L71])))" office:value-type="float" office:value="0.400000005960464">
            <text:p>0,40</text:p>
          </table:table-cell>
          <table:table-cell table:formula="of:=IF([.$H71]*[.$J71]+[.$L71]&gt;=[.$H71]*VLOOKUP([.D$69];Performances;[.$I71]);[.$M71];IF([.$H71]*[.$J71]+[.$K71]&lt;=[.$H71]*VLOOKUP([.D$69];Performances;[.$I71]);0;[.$M71]*([.$H71]*([.$J71]-VLOOKUP([.D$69];Performances;[.$I71]))+[.$K71])/([.$K71]-[.$L71])))" office:value-type="float" office:value="0">
            <text:p>0</text:p>
          </table:table-cell>
          <table:table-cell table:formula="of:=IF([.$H71]*[.$J71]+[.$L71]&gt;=[.$H71]*VLOOKUP([.E$69];Performances;[.$I71]);[.$M71];IF([.$H71]*[.$J71]+[.$K71]&lt;=[.$H71]*VLOOKUP([.E$69];Performances;[.$I71]);0;[.$M71]*([.$H71]*([.$J71]-VLOOKUP([.E$69];Performances;[.$I71]))+[.$K71])/([.$K71]-[.$L71])))" office:value-type="float" office:value="0.400000005960464">
            <text:p>0,40</text:p>
          </table:table-cell>
          <table:table-cell table:formula="of:=IF([.$H71]*[.$J71]+[.$L71]&gt;=[.$H71]*VLOOKUP([.F$69];Performances;[.$I71]);[.$M71];IF([.$H71]*[.$J71]+[.$K71]&lt;=[.$H71]*VLOOKUP([.F$69];Performances;[.$I71]);0;[.$M71]*([.$H71]*([.$J71]-VLOOKUP([.F$69];Performances;[.$I71]))+[.$K71])/([.$K71]-[.$L71])))" office:value-type="float" office:value="0">
            <text:p>0</text:p>
          </table:table-cell>
          <table:table-cell table:formula="of:=IF([.$H71]*[.$J71]+[.$L71]&gt;=[.$H71]*VLOOKUP([.G$69];Performances;[.$I71]);[.$M71];IF([.$H71]*[.$J71]+[.$K71]&lt;=[.$H71]*VLOOKUP([.G$69];Performances;[.$I71]);0;[.$M71]*([.$H71]*([.$J71]-VLOOKUP([.G$69];Performances;[.$I71]))+[.$K71])/([.$K71]-[.$L71])))" office:value-type="float" office:value="0.360000005364418">
            <text:p>0,36</text:p>
          </table:table-cell>
          <table:table-cell table:formula="of:=[.H70]" office:value-type="float" office:value="-1">
            <text:p>-1</text:p>
          </table:table-cell>
          <table:table-cell table:formula="of:=[.I70]" office:value-type="float" office:value="2">
            <text:p>2</text:p>
          </table:table-cell>
          <table:table-cell table:formula="of:=VLOOKUP([.$A71];Performances;[.$I71])" office:value-type="float" office:value="28100">
            <text:p>28100</text:p>
          </table:table-cell>
          <table:table-cell table:formula="of:=VLOOKUP(&quot;Thresh_p&quot;;Criteria;[.$I71];0)" office:value-type="float" office:value="3000">
            <text:p>3000</text:p>
          </table:table-cell>
          <table:table-cell table:formula="of:=VLOOKUP(&quot;Thresh_q&quot;;Criteria;[.$I71];0)" office:value-type="float" office:value="500">
            <text:p>500</text:p>
          </table:table-cell>
          <table:table-cell table:formula="of:=VLOOKUP(&quot;Weight&quot;;Criteria;[.$I71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72]*[.$J72]+[.$L72]&gt;=[.$H72]*VLOOKUP([.B$69];Performances;[.$I72]);[.$M72];IF([.$H72]*[.$J72]+[.$K72]&lt;=[.$H72]*VLOOKUP([.B$69];Performances;[.$I72]);0;[.$M72]*([.$H72]*([.$J72]-VLOOKUP([.B$69];Performances;[.$I72]))+[.$K72])/([.$K72]-[.$L72])))" office:value-type="float" office:value="0.0688000010251998">
            <text:p>0,07</text:p>
          </table:table-cell>
          <table:table-cell table:formula="of:=IF([.$H72]*[.$J72]+[.$L72]&gt;=[.$H72]*VLOOKUP([.C$69];Performances;[.$I72]);[.$M72];IF([.$H72]*[.$J72]+[.$K72]&lt;=[.$H72]*VLOOKUP([.C$69];Performances;[.$I72]);0;[.$M72]*([.$H72]*([.$J72]-VLOOKUP([.C$69];Performances;[.$I72]))+[.$K72])/([.$K72]-[.$L72])))" office:value-type="float" office:value="0.400000005960464">
            <text:p>0,40</text:p>
          </table:table-cell>
          <table:table-cell table:formula="of:=IF([.$H72]*[.$J72]+[.$L72]&gt;=[.$H72]*VLOOKUP([.D$69];Performances;[.$I72]);[.$M72];IF([.$H72]*[.$J72]+[.$K72]&lt;=[.$H72]*VLOOKUP([.D$69];Performances;[.$I72]);0;[.$M72]*([.$H72]*([.$J72]-VLOOKUP([.D$69];Performances;[.$I72]))+[.$K72])/([.$K72]-[.$L72])))" office:value-type="float" office:value="0.400000005960464">
            <text:p>0,40</text:p>
          </table:table-cell>
          <table:table-cell table:formula="of:=IF([.$H72]*[.$J72]+[.$L72]&gt;=[.$H72]*VLOOKUP([.E$69];Performances;[.$I72]);[.$M72];IF([.$H72]*[.$J72]+[.$K72]&lt;=[.$H72]*VLOOKUP([.E$69];Performances;[.$I72]);0;[.$M72]*([.$H72]*([.$J72]-VLOOKUP([.E$69];Performances;[.$I72]))+[.$K72])/([.$K72]-[.$L72])))" office:value-type="float" office:value="0.400000005960464">
            <text:p>0,40</text:p>
          </table:table-cell>
          <table:table-cell table:formula="of:=IF([.$H72]*[.$J72]+[.$L72]&gt;=[.$H72]*VLOOKUP([.F$69];Performances;[.$I72]);[.$M72];IF([.$H72]*[.$J72]+[.$K72]&lt;=[.$H72]*VLOOKUP([.F$69];Performances;[.$I72]);0;[.$M72]*([.$H72]*([.$J72]-VLOOKUP([.F$69];Performances;[.$I72]))+[.$K72])/([.$K72]-[.$L72])))" office:value-type="float" office:value="0.176000002622604">
            <text:p>0,18</text:p>
          </table:table-cell>
          <table:table-cell table:formula="of:=IF([.$H72]*[.$J72]+[.$L72]&gt;=[.$H72]*VLOOKUP([.G$69];Performances;[.$I72]);[.$M72];IF([.$H72]*[.$J72]+[.$K72]&lt;=[.$H72]*VLOOKUP([.G$69];Performances;[.$I72]);0;[.$M72]*([.$H72]*([.$J72]-VLOOKUP([.G$69];Performances;[.$I72]))+[.$K72])/([.$K72]-[.$L72])))" office:value-type="float" office:value="0.400000005960464">
            <text:p>0,40</text:p>
          </table:table-cell>
          <table:table-cell table:formula="of:=[.H71]" office:value-type="float" office:value="-1">
            <text:p>-1</text:p>
          </table:table-cell>
          <table:table-cell table:formula="of:=[.I71]" office:value-type="float" office:value="2">
            <text:p>2</text:p>
          </table:table-cell>
          <table:table-cell table:formula="of:=VLOOKUP([.$A72];Performances;[.$I72])" office:value-type="float" office:value="24650">
            <text:p>24650</text:p>
          </table:table-cell>
          <table:table-cell table:formula="of:=VLOOKUP(&quot;Thresh_p&quot;;Criteria;[.$I72];0)" office:value-type="float" office:value="3000">
            <text:p>3000</text:p>
          </table:table-cell>
          <table:table-cell table:formula="of:=VLOOKUP(&quot;Thresh_q&quot;;Criteria;[.$I72];0)" office:value-type="float" office:value="500">
            <text:p>500</text:p>
          </table:table-cell>
          <table:table-cell table:formula="of:=VLOOKUP(&quot;Weight&quot;;Criteria;[.$I72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73]*[.$J73]+[.$L73]&gt;=[.$H73]*VLOOKUP([.B$69];Performances;[.$I73]);[.$M73];IF([.$H73]*[.$J73]+[.$K73]&lt;=[.$H73]*VLOOKUP([.B$69];Performances;[.$I73]);0;[.$M73]*([.$H73]*([.$J73]-VLOOKUP([.B$69];Performances;[.$I73]))+[.$K73])/([.$K73]-[.$L73])))" office:value-type="float" office:value="0">
            <text:p>0</text:p>
          </table:table-cell>
          <table:table-cell table:formula="of:=IF([.$H73]*[.$J73]+[.$L73]&gt;=[.$H73]*VLOOKUP([.C$69];Performances;[.$I73]);[.$M73];IF([.$H73]*[.$J73]+[.$K73]&lt;=[.$H73]*VLOOKUP([.C$69];Performances;[.$I73]);0;[.$M73]*([.$H73]*([.$J73]-VLOOKUP([.C$69];Performances;[.$I73]))+[.$K73])/([.$K73]-[.$L73])))" office:value-type="float" office:value="0">
            <text:p>0</text:p>
          </table:table-cell>
          <table:table-cell table:formula="of:=IF([.$H73]*[.$J73]+[.$L73]&gt;=[.$H73]*VLOOKUP([.D$69];Performances;[.$I73]);[.$M73];IF([.$H73]*[.$J73]+[.$K73]&lt;=[.$H73]*VLOOKUP([.D$69];Performances;[.$I73]);0;[.$M73]*([.$H73]*([.$J73]-VLOOKUP([.D$69];Performances;[.$I73]))+[.$K73])/([.$K73]-[.$L73])))" office:value-type="float" office:value="0">
            <text:p>0</text:p>
          </table:table-cell>
          <table:table-cell table:formula="of:=IF([.$H73]*[.$J73]+[.$L73]&gt;=[.$H73]*VLOOKUP([.E$69];Performances;[.$I73]);[.$M73];IF([.$H73]*[.$J73]+[.$K73]&lt;=[.$H73]*VLOOKUP([.E$69];Performances;[.$I73]);0;[.$M73]*([.$H73]*([.$J73]-VLOOKUP([.E$69];Performances;[.$I73]))+[.$K73])/([.$K73]-[.$L73])))" office:value-type="float" office:value="0.400000005960464">
            <text:p>0,40</text:p>
          </table:table-cell>
          <table:table-cell table:formula="of:=IF([.$H73]*[.$J73]+[.$L73]&gt;=[.$H73]*VLOOKUP([.F$69];Performances;[.$I73]);[.$M73];IF([.$H73]*[.$J73]+[.$K73]&lt;=[.$H73]*VLOOKUP([.F$69];Performances;[.$I73]);0;[.$M73]*([.$H73]*([.$J73]-VLOOKUP([.F$69];Performances;[.$I73]))+[.$K73])/([.$K73]-[.$L73])))" office:value-type="float" office:value="0">
            <text:p>0</text:p>
          </table:table-cell>
          <table:table-cell table:formula="of:=IF([.$H73]*[.$J73]+[.$L73]&gt;=[.$H73]*VLOOKUP([.G$69];Performances;[.$I73]);[.$M73];IF([.$H73]*[.$J73]+[.$K73]&lt;=[.$H73]*VLOOKUP([.G$69];Performances;[.$I73]);0;[.$M73]*([.$H73]*([.$J73]-VLOOKUP([.G$69];Performances;[.$I73]))+[.$K73])/([.$K73]-[.$L73])))" office:value-type="float" office:value="0">
            <text:p>0</text:p>
          </table:table-cell>
          <table:table-cell table:formula="of:=[.H72]" office:value-type="float" office:value="-1">
            <text:p>-1</text:p>
          </table:table-cell>
          <table:table-cell table:formula="of:=[.I72]" office:value-type="float" office:value="2">
            <text:p>2</text:p>
          </table:table-cell>
          <table:table-cell table:formula="of:=VLOOKUP([.$A73];Performances;[.$I73])" office:value-type="float" office:value="32700">
            <text:p>32700</text:p>
          </table:table-cell>
          <table:table-cell table:formula="of:=VLOOKUP(&quot;Thresh_p&quot;;Criteria;[.$I73];0)" office:value-type="float" office:value="3000">
            <text:p>3000</text:p>
          </table:table-cell>
          <table:table-cell table:formula="of:=VLOOKUP(&quot;Thresh_q&quot;;Criteria;[.$I73];0)" office:value-type="float" office:value="500">
            <text:p>500</text:p>
          </table:table-cell>
          <table:table-cell table:formula="of:=VLOOKUP(&quot;Weight&quot;;Criteria;[.$I73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74]*[.$J74]+[.$L74]&gt;=[.$H74]*VLOOKUP([.B$69];Performances;[.$I74]);[.$M74];IF([.$H74]*[.$J74]+[.$K74]&lt;=[.$H74]*VLOOKUP([.B$69];Performances;[.$I74]);0;[.$M74]*([.$H74]*([.$J74]-VLOOKUP([.B$69];Performances;[.$I74]))+[.$K74])/([.$K74]-[.$L74])))" office:value-type="float" office:value="0.372800005555152">
            <text:p>0,37</text:p>
          </table:table-cell>
          <table:table-cell table:formula="of:=IF([.$H74]*[.$J74]+[.$L74]&gt;=[.$H74]*VLOOKUP([.C$69];Performances;[.$I74]);[.$M74];IF([.$H74]*[.$J74]+[.$K74]&lt;=[.$H74]*VLOOKUP([.C$69];Performances;[.$I74]);0;[.$M74]*([.$H74]*([.$J74]-VLOOKUP([.C$69];Performances;[.$I74]))+[.$K74])/([.$K74]-[.$L74])))" office:value-type="float" office:value="0.400000005960464">
            <text:p>0,40</text:p>
          </table:table-cell>
          <table:table-cell table:formula="of:=IF([.$H74]*[.$J74]+[.$L74]&gt;=[.$H74]*VLOOKUP([.D$69];Performances;[.$I74]);[.$M74];IF([.$H74]*[.$J74]+[.$K74]&lt;=[.$H74]*VLOOKUP([.D$69];Performances;[.$I74]);0;[.$M74]*([.$H74]*([.$J74]-VLOOKUP([.D$69];Performances;[.$I74]))+[.$K74])/([.$K74]-[.$L74])))" office:value-type="float" office:value="0.400000005960464">
            <text:p>0,40</text:p>
          </table:table-cell>
          <table:table-cell table:formula="of:=IF([.$H74]*[.$J74]+[.$L74]&gt;=[.$H74]*VLOOKUP([.E$69];Performances;[.$I74]);[.$M74];IF([.$H74]*[.$J74]+[.$K74]&lt;=[.$H74]*VLOOKUP([.E$69];Performances;[.$I74]);0;[.$M74]*([.$H74]*([.$J74]-VLOOKUP([.E$69];Performances;[.$I74]))+[.$K74])/([.$K74]-[.$L74])))" office:value-type="float" office:value="0.400000005960464">
            <text:p>0,40</text:p>
          </table:table-cell>
          <table:table-cell table:formula="of:=IF([.$H74]*[.$J74]+[.$L74]&gt;=[.$H74]*VLOOKUP([.F$69];Performances;[.$I74]);[.$M74];IF([.$H74]*[.$J74]+[.$K74]&lt;=[.$H74]*VLOOKUP([.F$69];Performances;[.$I74]);0;[.$M74]*([.$H74]*([.$J74]-VLOOKUP([.F$69];Performances;[.$I74]))+[.$K74])/([.$K74]-[.$L74])))" office:value-type="float" office:value="0.400000005960464">
            <text:p>0,40</text:p>
          </table:table-cell>
          <table:table-cell table:formula="of:=IF([.$H74]*[.$J74]+[.$L74]&gt;=[.$H74]*VLOOKUP([.G$69];Performances;[.$I74]);[.$M74];IF([.$H74]*[.$J74]+[.$K74]&lt;=[.$H74]*VLOOKUP([.G$69];Performances;[.$I74]);0;[.$M74]*([.$H74]*([.$J74]-VLOOKUP([.G$69];Performances;[.$I74]))+[.$K74])/([.$K74]-[.$L74])))" office:value-type="float" office:value="0.400000005960464">
            <text:p>0,40</text:p>
          </table:table-cell>
          <table:table-cell table:formula="of:=[.H73]" office:value-type="float" office:value="-1">
            <text:p>-1</text:p>
          </table:table-cell>
          <table:table-cell table:formula="of:=[.I73]" office:value-type="float" office:value="2">
            <text:p>2</text:p>
          </table:table-cell>
          <table:table-cell table:formula="of:=VLOOKUP([.$A74];Performances;[.$I74])" office:value-type="float" office:value="22750">
            <text:p>22750</text:p>
          </table:table-cell>
          <table:table-cell table:formula="of:=VLOOKUP(&quot;Thresh_p&quot;;Criteria;[.$I74];0)" office:value-type="float" office:value="3000">
            <text:p>3000</text:p>
          </table:table-cell>
          <table:table-cell table:formula="of:=VLOOKUP(&quot;Thresh_q&quot;;Criteria;[.$I74];0)" office:value-type="float" office:value="500">
            <text:p>500</text:p>
          </table:table-cell>
          <table:table-cell table:formula="of:=VLOOKUP(&quot;Weight&quot;;Criteria;[.$I74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75]*[.$J75]+[.$L75]&gt;=[.$H75]*VLOOKUP([.B$69];Performances;[.$I75]);[.$M75];IF([.$H75]*[.$J75]+[.$K75]&lt;=[.$H75]*VLOOKUP([.B$69];Performances;[.$I75]);0;[.$M75]*([.$H75]*([.$J75]-VLOOKUP([.B$69];Performances;[.$I75]))+[.$K75])/([.$K75]-[.$L75])))" office:value-type="float" office:value="0">
            <text:p>0</text:p>
          </table:table-cell>
          <table:table-cell table:formula="of:=IF([.$H75]*[.$J75]+[.$L75]&gt;=[.$H75]*VLOOKUP([.C$69];Performances;[.$I75]);[.$M75];IF([.$H75]*[.$J75]+[.$K75]&lt;=[.$H75]*VLOOKUP([.C$69];Performances;[.$I75]);0;[.$M75]*([.$H75]*([.$J75]-VLOOKUP([.C$69];Performances;[.$I75]))+[.$K75])/([.$K75]-[.$L75])))" office:value-type="float" office:value="0.400000005960464">
            <text:p>0,40</text:p>
          </table:table-cell>
          <table:table-cell table:formula="of:=IF([.$H75]*[.$J75]+[.$L75]&gt;=[.$H75]*VLOOKUP([.D$69];Performances;[.$I75]);[.$M75];IF([.$H75]*[.$J75]+[.$K75]&lt;=[.$H75]*VLOOKUP([.D$69];Performances;[.$I75]);0;[.$M75]*([.$H75]*([.$J75]-VLOOKUP([.D$69];Performances;[.$I75]))+[.$K75])/([.$K75]-[.$L75])))" office:value-type="float" office:value="0.0480000007152557">
            <text:p>0,05</text:p>
          </table:table-cell>
          <table:table-cell table:formula="of:=IF([.$H75]*[.$J75]+[.$L75]&gt;=[.$H75]*VLOOKUP([.E$69];Performances;[.$I75]);[.$M75];IF([.$H75]*[.$J75]+[.$K75]&lt;=[.$H75]*VLOOKUP([.E$69];Performances;[.$I75]);0;[.$M75]*([.$H75]*([.$J75]-VLOOKUP([.E$69];Performances;[.$I75]))+[.$K75])/([.$K75]-[.$L75])))" office:value-type="float" office:value="0.400000005960464">
            <text:p>0,40</text:p>
          </table:table-cell>
          <table:table-cell table:formula="of:=IF([.$H75]*[.$J75]+[.$L75]&gt;=[.$H75]*VLOOKUP([.F$69];Performances;[.$I75]);[.$M75];IF([.$H75]*[.$J75]+[.$K75]&lt;=[.$H75]*VLOOKUP([.F$69];Performances;[.$I75]);0;[.$M75]*([.$H75]*([.$J75]-VLOOKUP([.F$69];Performances;[.$I75]))+[.$K75])/([.$K75]-[.$L75])))" office:value-type="float" office:value="0">
            <text:p>0</text:p>
          </table:table-cell>
          <table:table-cell table:formula="of:=IF([.$H75]*[.$J75]+[.$L75]&gt;=[.$H75]*VLOOKUP([.G$69];Performances;[.$I75]);[.$M75];IF([.$H75]*[.$J75]+[.$K75]&lt;=[.$H75]*VLOOKUP([.G$69];Performances;[.$I75]);0;[.$M75]*([.$H75]*([.$J75]-VLOOKUP([.G$69];Performances;[.$I75]))+[.$K75])/([.$K75]-[.$L75])))" office:value-type="float" office:value="0.400000005960464">
            <text:p>0,40</text:p>
          </table:table-cell>
          <table:table-cell table:formula="of:=[.H74]" office:value-type="float" office:value="-1">
            <text:p>-1</text:p>
          </table:table-cell>
          <table:table-cell table:formula="of:=[.I74]" office:value-type="float" office:value="2">
            <text:p>2</text:p>
          </table:table-cell>
          <table:table-cell table:formula="of:=VLOOKUP([.$A75];Performances;[.$I75])" office:value-type="float" office:value="27350">
            <text:p>27350</text:p>
          </table:table-cell>
          <table:table-cell table:formula="of:=VLOOKUP(&quot;Thresh_p&quot;;Criteria;[.$I75];0)" office:value-type="float" office:value="3000">
            <text:p>3000</text:p>
          </table:table-cell>
          <table:table-cell table:formula="of:=VLOOKUP(&quot;Thresh_q&quot;;Criteria;[.$I75];0)" office:value-type="float" office:value="500">
            <text:p>500</text:p>
          </table:table-cell>
          <table:table-cell table:formula="of:=VLOOKUP(&quot;Weight&quot;;Criteria;[.$I75])" office:value-type="float" office:value="0.400000005960464">
            <text:p>0,40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77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79]*[.$J79]+[.$L79]&gt;=[.$H79]*VLOOKUP([.B$69];Performances;[.$I79]);[.$M79];IF([.$H79]*[.$J79]+[.$K79]&lt;=[.$H79]*VLOOKUP([.B$69];Performances;[.$I79]);0;[.$M79]*([.$H79]*([.$J79]-VLOOKUP([.B$69];Performances;[.$I79]))+[.$K79])/([.$K79]-[.$L79])))" office:value-type="float" office:value="0.180000014305115">
            <text:p>0,18</text:p>
          </table:table-cell>
          <table:table-cell table:formula="of:=IF([.$H79]*[.$J79]+[.$L79]&gt;=[.$H79]*VLOOKUP([.C$69];Performances;[.$I79]);[.$M79];IF([.$H79]*[.$J79]+[.$K79]&lt;=[.$H79]*VLOOKUP([.C$69];Performances;[.$I79]);0;[.$M79]*([.$H79]*([.$J79]-VLOOKUP([.C$69];Performances;[.$I79]))+[.$K79])/([.$K79]-[.$L79])))" office:value-type="float" office:value="0">
            <text:p>0</text:p>
          </table:table-cell>
          <table:table-cell table:formula="of:=IF([.$H79]*[.$J79]+[.$L79]&gt;=[.$H79]*VLOOKUP([.D$69];Performances;[.$I79]);[.$M79];IF([.$H79]*[.$J79]+[.$K79]&lt;=[.$H79]*VLOOKUP([.D$69];Performances;[.$I79]);0;[.$M79]*([.$H79]*([.$J79]-VLOOKUP([.D$69];Performances;[.$I79]))+[.$K79])/([.$K79]-[.$L79])))" office:value-type="float" office:value="0">
            <text:p>0</text:p>
          </table:table-cell>
          <table:table-cell table:formula="of:=IF([.$H79]*[.$J79]+[.$L79]&gt;=[.$H79]*VLOOKUP([.E$69];Performances;[.$I79]);[.$M79];IF([.$H79]*[.$J79]+[.$K79]&lt;=[.$H79]*VLOOKUP([.E$69];Performances;[.$I79]);0;[.$M79]*([.$H79]*([.$J79]-VLOOKUP([.E$69];Performances;[.$I79]))+[.$K79])/([.$K79]-[.$L79])))" office:value-type="float" office:value="0">
            <text:p>0</text:p>
          </table:table-cell>
          <table:table-cell table:formula="of:=IF([.$H79]*[.$J79]+[.$L79]&gt;=[.$H79]*VLOOKUP([.F$69];Performances;[.$I79]);[.$M79];IF([.$H79]*[.$J79]+[.$K79]&lt;=[.$H79]*VLOOKUP([.F$69];Performances;[.$I79]);0;[.$M79]*([.$H79]*([.$J79]-VLOOKUP([.F$69];Performances;[.$I79]))+[.$K79])/([.$K79]-[.$L79])))" office:value-type="float" office:value="0">
            <text:p>0</text:p>
          </table:table-cell>
          <table:table-cell table:formula="of:=IF([.$H79]*[.$J79]+[.$L79]&gt;=[.$H79]*VLOOKUP([.G$69];Performances;[.$I79]);[.$M79];IF([.$H79]*[.$J79]+[.$K79]&lt;=[.$H79]*VLOOKUP([.G$69];Performances;[.$I79]);0;[.$M79]*([.$H79]*([.$J79]-VLOOKUP([.G$69];Performances;[.$I79]))+[.$K79])/([.$K79]-[.$L79])))" office:value-type="float" office:value="0">
            <text:p>0</text:p>
          </table:table-cell>
          <table:table-cell table:formula="of:=[.D77]" office:value-type="float" office:value="1">
            <text:p>1</text:p>
          </table:table-cell>
          <table:table-cell table:formula="of:=[.E77]" office:value-type="float" office:value="3">
            <text:p>3</text:p>
          </table:table-cell>
          <table:table-cell table:formula="of:=VLOOKUP([.$A79];Performances;[.$I79])" office:value-type="float" office:value="105">
            <text:p>105</text:p>
          </table:table-cell>
          <table:table-cell table:formula="of:=VLOOKUP(&quot;Thresh_p&quot;;Criteria;[.$I79];0)" office:value-type="float" office:value="30">
            <text:p>30</text:p>
          </table:table-cell>
          <table:table-cell table:formula="of:=VLOOKUP(&quot;Thresh_q&quot;;Criteria;[.$I79];0)" office:value-type="float" office:value="0">
            <text:p>0</text:p>
          </table:table-cell>
          <table:table-cell table:formula="of:=VLOOKUP(&quot;Weight&quot;;Criteria;[.$I79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80]*[.$J80]+[.$L80]&gt;=[.$H80]*VLOOKUP([.B$69];Performances;[.$I80]);[.$M80];IF([.$H80]*[.$J80]+[.$K80]&lt;=[.$H80]*VLOOKUP([.B$69];Performances;[.$I80]);0;[.$M80]*([.$H80]*([.$J80]-VLOOKUP([.B$69];Performances;[.$I80]))+[.$K80])/([.$K80]-[.$L80])))" office:value-type="float" office:value="0.180000014305115">
            <text:p>0,18</text:p>
          </table:table-cell>
          <table:table-cell table:formula="of:=IF([.$H80]*[.$J80]+[.$L80]&gt;=[.$H80]*VLOOKUP([.C$69];Performances;[.$I80]);[.$M80];IF([.$H80]*[.$J80]+[.$K80]&lt;=[.$H80]*VLOOKUP([.C$69];Performances;[.$I80]);0;[.$M80]*([.$H80]*([.$J80]-VLOOKUP([.C$69];Performances;[.$I80]))+[.$K80])/([.$K80]-[.$L80])))" office:value-type="float" office:value="0.180000014305115">
            <text:p>0,18</text:p>
          </table:table-cell>
          <table:table-cell table:formula="of:=IF([.$H80]*[.$J80]+[.$L80]&gt;=[.$H80]*VLOOKUP([.D$69];Performances;[.$I80]);[.$M80];IF([.$H80]*[.$J80]+[.$K80]&lt;=[.$H80]*VLOOKUP([.D$69];Performances;[.$I80]);0;[.$M80]*([.$H80]*([.$J80]-VLOOKUP([.D$69];Performances;[.$I80]))+[.$K80])/([.$K80]-[.$L80])))" office:value-type="float" office:value="0.180000014305115">
            <text:p>0,18</text:p>
          </table:table-cell>
          <table:table-cell table:formula="of:=IF([.$H80]*[.$J80]+[.$L80]&gt;=[.$H80]*VLOOKUP([.E$69];Performances;[.$I80]);[.$M80];IF([.$H80]*[.$J80]+[.$K80]&lt;=[.$H80]*VLOOKUP([.E$69];Performances;[.$I80]);0;[.$M80]*([.$H80]*([.$J80]-VLOOKUP([.E$69];Performances;[.$I80]))+[.$K80])/([.$K80]-[.$L80])))" office:value-type="float" office:value="0.0780000061988832">
            <text:p>0,08</text:p>
          </table:table-cell>
          <table:table-cell table:formula="of:=IF([.$H80]*[.$J80]+[.$L80]&gt;=[.$H80]*VLOOKUP([.F$69];Performances;[.$I80]);[.$M80];IF([.$H80]*[.$J80]+[.$K80]&lt;=[.$H80]*VLOOKUP([.F$69];Performances;[.$I80]);0;[.$M80]*([.$H80]*([.$J80]-VLOOKUP([.F$69];Performances;[.$I80]))+[.$K80])/([.$K80]-[.$L80])))" office:value-type="float" office:value="0.180000014305115">
            <text:p>0,18</text:p>
          </table:table-cell>
          <table:table-cell table:formula="of:=IF([.$H80]*[.$J80]+[.$L80]&gt;=[.$H80]*VLOOKUP([.G$69];Performances;[.$I80]);[.$M80];IF([.$H80]*[.$J80]+[.$K80]&lt;=[.$H80]*VLOOKUP([.G$69];Performances;[.$I80]);0;[.$M80]*([.$H80]*([.$J80]-VLOOKUP([.G$69];Performances;[.$I80]))+[.$K80])/([.$K80]-[.$L80])))" office:value-type="float" office:value="0.0600000047683717">
            <text:p>0,06</text:p>
          </table:table-cell>
          <table:table-cell table:formula="of:=[.H79]" office:value-type="float" office:value="1">
            <text:p>1</text:p>
          </table:table-cell>
          <table:table-cell table:formula="of:=[.I79]" office:value-type="float" office:value="3">
            <text:p>3</text:p>
          </table:table-cell>
          <table:table-cell table:formula="of:=VLOOKUP([.$A80];Performances;[.$I80])" office:value-type="float" office:value="160">
            <text:p>160</text:p>
          </table:table-cell>
          <table:table-cell table:formula="of:=VLOOKUP(&quot;Thresh_p&quot;;Criteria;[.$I80];0)" office:value-type="float" office:value="30">
            <text:p>30</text:p>
          </table:table-cell>
          <table:table-cell table:formula="of:=VLOOKUP(&quot;Thresh_q&quot;;Criteria;[.$I80];0)" office:value-type="float" office:value="0">
            <text:p>0</text:p>
          </table:table-cell>
          <table:table-cell table:formula="of:=VLOOKUP(&quot;Weight&quot;;Criteria;[.$I80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81]*[.$J81]+[.$L81]&gt;=[.$H81]*VLOOKUP([.B$69];Performances;[.$I81]);[.$M81];IF([.$H81]*[.$J81]+[.$K81]&lt;=[.$H81]*VLOOKUP([.B$69];Performances;[.$I81]);0;[.$M81]*([.$H81]*([.$J81]-VLOOKUP([.B$69];Performances;[.$I81]))+[.$K81])/([.$K81]-[.$L81])))" office:value-type="float" office:value="0.180000014305115">
            <text:p>0,18</text:p>
          </table:table-cell>
          <table:table-cell table:formula="of:=IF([.$H81]*[.$J81]+[.$L81]&gt;=[.$H81]*VLOOKUP([.C$69];Performances;[.$I81]);[.$M81];IF([.$H81]*[.$J81]+[.$K81]&lt;=[.$H81]*VLOOKUP([.C$69];Performances;[.$I81]);0;[.$M81]*([.$H81]*([.$J81]-VLOOKUP([.C$69];Performances;[.$I81]))+[.$K81])/([.$K81]-[.$L81])))" office:value-type="float" office:value="0.0780000061988832">
            <text:p>0,08</text:p>
          </table:table-cell>
          <table:table-cell table:formula="of:=IF([.$H81]*[.$J81]+[.$L81]&gt;=[.$H81]*VLOOKUP([.D$69];Performances;[.$I81]);[.$M81];IF([.$H81]*[.$J81]+[.$K81]&lt;=[.$H81]*VLOOKUP([.D$69];Performances;[.$I81]);0;[.$M81]*([.$H81]*([.$J81]-VLOOKUP([.D$69];Performances;[.$I81]))+[.$K81])/([.$K81]-[.$L81])))" office:value-type="float" office:value="0.180000014305115">
            <text:p>0,18</text:p>
          </table:table-cell>
          <table:table-cell table:formula="of:=IF([.$H81]*[.$J81]+[.$L81]&gt;=[.$H81]*VLOOKUP([.E$69];Performances;[.$I81]);[.$M81];IF([.$H81]*[.$J81]+[.$K81]&lt;=[.$H81]*VLOOKUP([.E$69];Performances;[.$I81]);0;[.$M81]*([.$H81]*([.$J81]-VLOOKUP([.E$69];Performances;[.$I81]))+[.$K81])/([.$K81]-[.$L81])))" office:value-type="float" office:value="0">
            <text:p>0</text:p>
          </table:table-cell>
          <table:table-cell table:formula="of:=IF([.$H81]*[.$J81]+[.$L81]&gt;=[.$H81]*VLOOKUP([.F$69];Performances;[.$I81]);[.$M81];IF([.$H81]*[.$J81]+[.$K81]&lt;=[.$H81]*VLOOKUP([.F$69];Performances;[.$I81]);0;[.$M81]*([.$H81]*([.$J81]-VLOOKUP([.F$69];Performances;[.$I81]))+[.$K81])/([.$K81]-[.$L81])))" office:value-type="float" office:value="0.180000014305115">
            <text:p>0,18</text:p>
          </table:table-cell>
          <table:table-cell table:formula="of:=IF([.$H81]*[.$J81]+[.$L81]&gt;=[.$H81]*VLOOKUP([.G$69];Performances;[.$I81]);[.$M81];IF([.$H81]*[.$J81]+[.$K81]&lt;=[.$H81]*VLOOKUP([.G$69];Performances;[.$I81]);0;[.$M81]*([.$H81]*([.$J81]-VLOOKUP([.G$69];Performances;[.$I81]))+[.$K81])/([.$K81]-[.$L81])))" office:value-type="float" office:value="0">
            <text:p>0</text:p>
          </table:table-cell>
          <table:table-cell table:formula="of:=[.H80]" office:value-type="float" office:value="1">
            <text:p>1</text:p>
          </table:table-cell>
          <table:table-cell table:formula="of:=[.I80]" office:value-type="float" office:value="3">
            <text:p>3</text:p>
          </table:table-cell>
          <table:table-cell table:formula="of:=VLOOKUP([.$A81];Performances;[.$I81])" office:value-type="float" office:value="143">
            <text:p>143</text:p>
          </table:table-cell>
          <table:table-cell table:formula="of:=VLOOKUP(&quot;Thresh_p&quot;;Criteria;[.$I81];0)" office:value-type="float" office:value="30">
            <text:p>30</text:p>
          </table:table-cell>
          <table:table-cell table:formula="of:=VLOOKUP(&quot;Thresh_q&quot;;Criteria;[.$I81];0)" office:value-type="float" office:value="0">
            <text:p>0</text:p>
          </table:table-cell>
          <table:table-cell table:formula="of:=VLOOKUP(&quot;Weight&quot;;Criteria;[.$I81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82]*[.$J82]+[.$L82]&gt;=[.$H82]*VLOOKUP([.B$69];Performances;[.$I82]);[.$M82];IF([.$H82]*[.$J82]+[.$K82]&lt;=[.$H82]*VLOOKUP([.B$69];Performances;[.$I82]);0;[.$M82]*([.$H82]*([.$J82]-VLOOKUP([.B$69];Performances;[.$I82]))+[.$K82])/([.$K82]-[.$L82])))" office:value-type="float" office:value="0.180000014305115">
            <text:p>0,18</text:p>
          </table:table-cell>
          <table:table-cell table:formula="of:=IF([.$H82]*[.$J82]+[.$L82]&gt;=[.$H82]*VLOOKUP([.C$69];Performances;[.$I82]);[.$M82];IF([.$H82]*[.$J82]+[.$K82]&lt;=[.$H82]*VLOOKUP([.C$69];Performances;[.$I82]);0;[.$M82]*([.$H82]*([.$J82]-VLOOKUP([.C$69];Performances;[.$I82]))+[.$K82])/([.$K82]-[.$L82])))" office:value-type="float" office:value="0.180000014305115">
            <text:p>0,18</text:p>
          </table:table-cell>
          <table:table-cell table:formula="of:=IF([.$H82]*[.$J82]+[.$L82]&gt;=[.$H82]*VLOOKUP([.D$69];Performances;[.$I82]);[.$M82];IF([.$H82]*[.$J82]+[.$K82]&lt;=[.$H82]*VLOOKUP([.D$69];Performances;[.$I82]);0;[.$M82]*([.$H82]*([.$J82]-VLOOKUP([.D$69];Performances;[.$I82]))+[.$K82])/([.$K82]-[.$L82])))" office:value-type="float" office:value="0.180000014305115">
            <text:p>0,18</text:p>
          </table:table-cell>
          <table:table-cell table:formula="of:=IF([.$H82]*[.$J82]+[.$L82]&gt;=[.$H82]*VLOOKUP([.E$69];Performances;[.$I82]);[.$M82];IF([.$H82]*[.$J82]+[.$K82]&lt;=[.$H82]*VLOOKUP([.E$69];Performances;[.$I82]);0;[.$M82]*([.$H82]*([.$J82]-VLOOKUP([.E$69];Performances;[.$I82]))+[.$K82])/([.$K82]-[.$L82])))" office:value-type="float" office:value="0.180000014305115">
            <text:p>0,18</text:p>
          </table:table-cell>
          <table:table-cell table:formula="of:=IF([.$H82]*[.$J82]+[.$L82]&gt;=[.$H82]*VLOOKUP([.F$69];Performances;[.$I82]);[.$M82];IF([.$H82]*[.$J82]+[.$K82]&lt;=[.$H82]*VLOOKUP([.F$69];Performances;[.$I82]);0;[.$M82]*([.$H82]*([.$J82]-VLOOKUP([.F$69];Performances;[.$I82]))+[.$K82])/([.$K82]-[.$L82])))" office:value-type="float" office:value="0.180000014305115">
            <text:p>0,18</text:p>
          </table:table-cell>
          <table:table-cell table:formula="of:=IF([.$H82]*[.$J82]+[.$L82]&gt;=[.$H82]*VLOOKUP([.G$69];Performances;[.$I82]);[.$M82];IF([.$H82]*[.$J82]+[.$K82]&lt;=[.$H82]*VLOOKUP([.G$69];Performances;[.$I82]);0;[.$M82]*([.$H82]*([.$J82]-VLOOKUP([.G$69];Performances;[.$I82]))+[.$K82])/([.$K82]-[.$L82])))" office:value-type="float" office:value="0.162000012874603">
            <text:p>0,16</text:p>
          </table:table-cell>
          <table:table-cell table:formula="of:=[.H81]" office:value-type="float" office:value="1">
            <text:p>1</text:p>
          </table:table-cell>
          <table:table-cell table:formula="of:=[.I81]" office:value-type="float" office:value="3">
            <text:p>3</text:p>
          </table:table-cell>
          <table:table-cell table:formula="of:=VLOOKUP([.$A82];Performances;[.$I82])" office:value-type="float" office:value="177">
            <text:p>177</text:p>
          </table:table-cell>
          <table:table-cell table:formula="of:=VLOOKUP(&quot;Thresh_p&quot;;Criteria;[.$I82];0)" office:value-type="float" office:value="30">
            <text:p>30</text:p>
          </table:table-cell>
          <table:table-cell table:formula="of:=VLOOKUP(&quot;Thresh_q&quot;;Criteria;[.$I82];0)" office:value-type="float" office:value="0">
            <text:p>0</text:p>
          </table:table-cell>
          <table:table-cell table:formula="of:=VLOOKUP(&quot;Weight&quot;;Criteria;[.$I82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83]*[.$J83]+[.$L83]&gt;=[.$H83]*VLOOKUP([.B$69];Performances;[.$I83]);[.$M83];IF([.$H83]*[.$J83]+[.$K83]&lt;=[.$H83]*VLOOKUP([.B$69];Performances;[.$I83]);0;[.$M83]*([.$H83]*([.$J83]-VLOOKUP([.B$69];Performances;[.$I83]))+[.$K83])/([.$K83]-[.$L83])))" office:value-type="float" office:value="0.180000014305115">
            <text:p>0,18</text:p>
          </table:table-cell>
          <table:table-cell table:formula="of:=IF([.$H83]*[.$J83]+[.$L83]&gt;=[.$H83]*VLOOKUP([.C$69];Performances;[.$I83]);[.$M83];IF([.$H83]*[.$J83]+[.$K83]&lt;=[.$H83]*VLOOKUP([.C$69];Performances;[.$I83]);0;[.$M83]*([.$H83]*([.$J83]-VLOOKUP([.C$69];Performances;[.$I83]))+[.$K83])/([.$K83]-[.$L83])))" office:value-type="float" office:value="0.036000002861023">
            <text:p>0,04</text:p>
          </table:table-cell>
          <table:table-cell table:formula="of:=IF([.$H83]*[.$J83]+[.$L83]&gt;=[.$H83]*VLOOKUP([.D$69];Performances;[.$I83]);[.$M83];IF([.$H83]*[.$J83]+[.$K83]&lt;=[.$H83]*VLOOKUP([.D$69];Performances;[.$I83]);0;[.$M83]*([.$H83]*([.$J83]-VLOOKUP([.D$69];Performances;[.$I83]))+[.$K83])/([.$K83]-[.$L83])))" office:value-type="float" office:value="0.138000010967255">
            <text:p>0,14</text:p>
          </table:table-cell>
          <table:table-cell table:formula="of:=IF([.$H83]*[.$J83]+[.$L83]&gt;=[.$H83]*VLOOKUP([.E$69];Performances;[.$I83]);[.$M83];IF([.$H83]*[.$J83]+[.$K83]&lt;=[.$H83]*VLOOKUP([.E$69];Performances;[.$I83]);0;[.$M83]*([.$H83]*([.$J83]-VLOOKUP([.E$69];Performances;[.$I83]))+[.$K83])/([.$K83]-[.$L83])))" office:value-type="float" office:value="0">
            <text:p>0</text:p>
          </table:table-cell>
          <table:table-cell table:formula="of:=IF([.$H83]*[.$J83]+[.$L83]&gt;=[.$H83]*VLOOKUP([.F$69];Performances;[.$I83]);[.$M83];IF([.$H83]*[.$J83]+[.$K83]&lt;=[.$H83]*VLOOKUP([.F$69];Performances;[.$I83]);0;[.$M83]*([.$H83]*([.$J83]-VLOOKUP([.F$69];Performances;[.$I83]))+[.$K83])/([.$K83]-[.$L83])))" office:value-type="float" office:value="0.180000014305115">
            <text:p>0,18</text:p>
          </table:table-cell>
          <table:table-cell table:formula="of:=IF([.$H83]*[.$J83]+[.$L83]&gt;=[.$H83]*VLOOKUP([.G$69];Performances;[.$I83]);[.$M83];IF([.$H83]*[.$J83]+[.$K83]&lt;=[.$H83]*VLOOKUP([.G$69];Performances;[.$I83]);0;[.$M83]*([.$H83]*([.$J83]-VLOOKUP([.G$69];Performances;[.$I83]))+[.$K83])/([.$K83]-[.$L83])))" office:value-type="float" office:value="0">
            <text:p>0</text:p>
          </table:table-cell>
          <table:table-cell table:formula="of:=[.H82]" office:value-type="float" office:value="1">
            <text:p>1</text:p>
          </table:table-cell>
          <table:table-cell table:formula="of:=[.I82]" office:value-type="float" office:value="3">
            <text:p>3</text:p>
          </table:table-cell>
          <table:table-cell table:formula="of:=VLOOKUP([.$A83];Performances;[.$I83])" office:value-type="float" office:value="136">
            <text:p>136</text:p>
          </table:table-cell>
          <table:table-cell table:formula="of:=VLOOKUP(&quot;Thresh_p&quot;;Criteria;[.$I83];0)" office:value-type="float" office:value="30">
            <text:p>30</text:p>
          </table:table-cell>
          <table:table-cell table:formula="of:=VLOOKUP(&quot;Thresh_q&quot;;Criteria;[.$I83];0)" office:value-type="float" office:value="0">
            <text:p>0</text:p>
          </table:table-cell>
          <table:table-cell table:formula="of:=VLOOKUP(&quot;Weight&quot;;Criteria;[.$I83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84]*[.$J84]+[.$L84]&gt;=[.$H84]*VLOOKUP([.B$69];Performances;[.$I84]);[.$M84];IF([.$H84]*[.$J84]+[.$K84]&lt;=[.$H84]*VLOOKUP([.B$69];Performances;[.$I84]);0;[.$M84]*([.$H84]*([.$J84]-VLOOKUP([.B$69];Performances;[.$I84]))+[.$K84])/([.$K84]-[.$L84])))" office:value-type="float" office:value="0.180000014305115">
            <text:p>0,18</text:p>
          </table:table-cell>
          <table:table-cell table:formula="of:=IF([.$H84]*[.$J84]+[.$L84]&gt;=[.$H84]*VLOOKUP([.C$69];Performances;[.$I84]);[.$M84];IF([.$H84]*[.$J84]+[.$K84]&lt;=[.$H84]*VLOOKUP([.C$69];Performances;[.$I84]);0;[.$M84]*([.$H84]*([.$J84]-VLOOKUP([.C$69];Performances;[.$I84]))+[.$K84])/([.$K84]-[.$L84])))" office:value-type="float" office:value="0.180000014305115">
            <text:p>0,18</text:p>
          </table:table-cell>
          <table:table-cell table:formula="of:=IF([.$H84]*[.$J84]+[.$L84]&gt;=[.$H84]*VLOOKUP([.D$69];Performances;[.$I84]);[.$M84];IF([.$H84]*[.$J84]+[.$K84]&lt;=[.$H84]*VLOOKUP([.D$69];Performances;[.$I84]);0;[.$M84]*([.$H84]*([.$J84]-VLOOKUP([.D$69];Performances;[.$I84]))+[.$K84])/([.$K84]-[.$L84])))" office:value-type="float" office:value="0.180000014305115">
            <text:p>0,18</text:p>
          </table:table-cell>
          <table:table-cell table:formula="of:=IF([.$H84]*[.$J84]+[.$L84]&gt;=[.$H84]*VLOOKUP([.E$69];Performances;[.$I84]);[.$M84];IF([.$H84]*[.$J84]+[.$K84]&lt;=[.$H84]*VLOOKUP([.E$69];Performances;[.$I84]);0;[.$M84]*([.$H84]*([.$J84]-VLOOKUP([.E$69];Performances;[.$I84]))+[.$K84])/([.$K84]-[.$L84])))" office:value-type="float" office:value="0.180000014305115">
            <text:p>0,18</text:p>
          </table:table-cell>
          <table:table-cell table:formula="of:=IF([.$H84]*[.$J84]+[.$L84]&gt;=[.$H84]*VLOOKUP([.F$69];Performances;[.$I84]);[.$M84];IF([.$H84]*[.$J84]+[.$K84]&lt;=[.$H84]*VLOOKUP([.F$69];Performances;[.$I84]);0;[.$M84]*([.$H84]*([.$J84]-VLOOKUP([.F$69];Performances;[.$I84]))+[.$K84])/([.$K84]-[.$L84])))" office:value-type="float" office:value="0.180000014305115">
            <text:p>0,18</text:p>
          </table:table-cell>
          <table:table-cell table:formula="of:=IF([.$H84]*[.$J84]+[.$L84]&gt;=[.$H84]*VLOOKUP([.G$69];Performances;[.$I84]);[.$M84];IF([.$H84]*[.$J84]+[.$K84]&lt;=[.$H84]*VLOOKUP([.G$69];Performances;[.$I84]);0;[.$M84]*([.$H84]*([.$J84]-VLOOKUP([.G$69];Performances;[.$I84]))+[.$K84])/([.$K84]-[.$L84])))" office:value-type="float" office:value="0.180000014305115">
            <text:p>0,18</text:p>
          </table:table-cell>
          <table:table-cell table:formula="of:=[.H83]" office:value-type="float" office:value="1">
            <text:p>1</text:p>
          </table:table-cell>
          <table:table-cell table:formula="of:=[.I83]" office:value-type="float" office:value="3">
            <text:p>3</text:p>
          </table:table-cell>
          <table:table-cell table:formula="of:=VLOOKUP([.$A84];Performances;[.$I84])" office:value-type="float" office:value="180">
            <text:p>180</text:p>
          </table:table-cell>
          <table:table-cell table:formula="of:=VLOOKUP(&quot;Thresh_p&quot;;Criteria;[.$I84];0)" office:value-type="float" office:value="30">
            <text:p>30</text:p>
          </table:table-cell>
          <table:table-cell table:formula="of:=VLOOKUP(&quot;Thresh_q&quot;;Criteria;[.$I84];0)" office:value-type="float" office:value="0">
            <text:p>0</text:p>
          </table:table-cell>
          <table:table-cell table:formula="of:=VLOOKUP(&quot;Weight&quot;;Criteria;[.$I84])" office:value-type="float" office:value="0.180000014305115">
            <text:p>0,18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86];Criteria;2;0)=&quot;Minimize&quot;;-1;+1)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88]*[.$J88]+[.$L88]&gt;=[.$H88]*VLOOKUP([.B$69];Performances;[.$I88]);[.$M88];IF([.$H88]*[.$J88]+[.$K88]&lt;=[.$H88]*VLOOKUP([.B$69];Performances;[.$I88]);0;[.$M88]*([.$H88]*([.$J88]-VLOOKUP([.B$69];Performances;[.$I88]))+[.$K88])/([.$K88]-[.$L88])))" office:value-type="float" office:value="0.120000006556511">
            <text:p>0,12</text:p>
          </table:table-cell>
          <table:table-cell table:formula="of:=IF([.$H88]*[.$J88]+[.$L88]&gt;=[.$H88]*VLOOKUP([.C$69];Performances;[.$I88]);[.$M88];IF([.$H88]*[.$J88]+[.$K88]&lt;=[.$H88]*VLOOKUP([.C$69];Performances;[.$I88]);0;[.$M88]*([.$H88]*([.$J88]-VLOOKUP([.C$69];Performances;[.$I88]))+[.$K88])/([.$K88]-[.$L88])))" office:value-type="float" office:value="0">
            <text:p>0</text:p>
          </table:table-cell>
          <table:table-cell table:formula="of:=IF([.$H88]*[.$J88]+[.$L88]&gt;=[.$H88]*VLOOKUP([.D$69];Performances;[.$I88]);[.$M88];IF([.$H88]*[.$J88]+[.$K88]&lt;=[.$H88]*VLOOKUP([.D$69];Performances;[.$I88]);0;[.$M88]*([.$H88]*([.$J88]-VLOOKUP([.D$69];Performances;[.$I88]))+[.$K88])/([.$K88]-[.$L88])))" office:value-type="float" office:value="0">
            <text:p>0</text:p>
          </table:table-cell>
          <table:table-cell table:formula="of:=IF([.$H88]*[.$J88]+[.$L88]&gt;=[.$H88]*VLOOKUP([.E$69];Performances;[.$I88]);[.$M88];IF([.$H88]*[.$J88]+[.$K88]&lt;=[.$H88]*VLOOKUP([.E$69];Performances;[.$I88]);0;[.$M88]*([.$H88]*([.$J88]-VLOOKUP([.E$69];Performances;[.$I88]))+[.$K88])/([.$K88]-[.$L88])))" office:value-type="float" office:value="0">
            <text:p>0</text:p>
          </table:table-cell>
          <table:table-cell table:formula="of:=IF([.$H88]*[.$J88]+[.$L88]&gt;=[.$H88]*VLOOKUP([.F$69];Performances;[.$I88]);[.$M88];IF([.$H88]*[.$J88]+[.$K88]&lt;=[.$H88]*VLOOKUP([.F$69];Performances;[.$I88]);0;[.$M88]*([.$H88]*([.$J88]-VLOOKUP([.F$69];Performances;[.$I88]))+[.$K88])/([.$K88]-[.$L88])))" office:value-type="float" office:value="0">
            <text:p>0</text:p>
          </table:table-cell>
          <table:table-cell table:formula="of:=IF([.$H88]*[.$J88]+[.$L88]&gt;=[.$H88]*VLOOKUP([.G$69];Performances;[.$I88]);[.$M88];IF([.$H88]*[.$J88]+[.$K88]&lt;=[.$H88]*VLOOKUP([.G$69];Performances;[.$I88]);0;[.$M88]*([.$H88]*([.$J88]-VLOOKUP([.G$69];Performances;[.$I88]))+[.$K88])/([.$K88]-[.$L88])))" office:value-type="float" office:value="0">
            <text:p>0</text:p>
          </table:table-cell>
          <table:table-cell table:formula="of:=[.D86]" office:value-type="float" office:value="-1">
            <text:p>-1</text:p>
          </table:table-cell>
          <table:table-cell table:formula="of:=[.E86]" office:value-type="float" office:value="4">
            <text:p>4</text:p>
          </table:table-cell>
          <table:table-cell table:formula="of:=VLOOKUP([.$A88];Performances;[.$I88])" office:value-type="float" office:value="11.3999996185303">
            <text:p>11,40</text:p>
          </table:table-cell>
          <table:table-cell table:formula="of:=VLOOKUP(&quot;Thresh_p&quot;;Criteria;[.$I88];0)" office:value-type="float" office:value="2">
            <text:p>2</text:p>
          </table:table-cell>
          <table:table-cell table:formula="of:=VLOOKUP(&quot;Thresh_q&quot;;Criteria;[.$I88];0)" office:value-type="float" office:value="0">
            <text:p>0</text:p>
          </table:table-cell>
          <table:table-cell table:formula="of:=VLOOKUP(&quot;Weight&quot;;Criteria;[.$I88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89]*[.$J89]+[.$L89]&gt;=[.$H89]*VLOOKUP([.B$69];Performances;[.$I89]);[.$M89];IF([.$H89]*[.$J89]+[.$K89]&lt;=[.$H89]*VLOOKUP([.B$69];Performances;[.$I89]);0;[.$M89]*([.$H89]*([.$J89]-VLOOKUP([.B$69];Performances;[.$I89]))+[.$K89])/([.$K89]-[.$L89])))" office:value-type="float" office:value="0.120000006556511">
            <text:p>0,12</text:p>
          </table:table-cell>
          <table:table-cell table:formula="of:=IF([.$H89]*[.$J89]+[.$L89]&gt;=[.$H89]*VLOOKUP([.C$69];Performances;[.$I89]);[.$M89];IF([.$H89]*[.$J89]+[.$K89]&lt;=[.$H89]*VLOOKUP([.C$69];Performances;[.$I89]);0;[.$M89]*([.$H89]*([.$J89]-VLOOKUP([.C$69];Performances;[.$I89]))+[.$K89])/([.$K89]-[.$L89])))" office:value-type="float" office:value="0.120000006556511">
            <text:p>0,12</text:p>
          </table:table-cell>
          <table:table-cell table:formula="of:=IF([.$H89]*[.$J89]+[.$L89]&gt;=[.$H89]*VLOOKUP([.D$69];Performances;[.$I89]);[.$M89];IF([.$H89]*[.$J89]+[.$K89]&lt;=[.$H89]*VLOOKUP([.D$69];Performances;[.$I89]);0;[.$M89]*([.$H89]*([.$J89]-VLOOKUP([.D$69];Performances;[.$I89]))+[.$K89])/([.$K89]-[.$L89])))" office:value-type="float" office:value="0.120000006556511">
            <text:p>0,12</text:p>
          </table:table-cell>
          <table:table-cell table:formula="of:=IF([.$H89]*[.$J89]+[.$L89]&gt;=[.$H89]*VLOOKUP([.E$69];Performances;[.$I89]);[.$M89];IF([.$H89]*[.$J89]+[.$K89]&lt;=[.$H89]*VLOOKUP([.E$69];Performances;[.$I89]);0;[.$M89]*([.$H89]*([.$J89]-VLOOKUP([.E$69];Performances;[.$I89]))+[.$K89])/([.$K89]-[.$L89])))" office:value-type="float" office:value="0.0779999870955932">
            <text:p>0,08</text:p>
          </table:table-cell>
          <table:table-cell table:formula="of:=IF([.$H89]*[.$J89]+[.$L89]&gt;=[.$H89]*VLOOKUP([.F$69];Performances;[.$I89]);[.$M89];IF([.$H89]*[.$J89]+[.$K89]&lt;=[.$H89]*VLOOKUP([.F$69];Performances;[.$I89]);0;[.$M89]*([.$H89]*([.$J89]-VLOOKUP([.F$69];Performances;[.$I89]))+[.$K89])/([.$K89]-[.$L89])))" office:value-type="float" office:value="0.120000006556511">
            <text:p>0,12</text:p>
          </table:table-cell>
          <table:table-cell table:formula="of:=IF([.$H89]*[.$J89]+[.$L89]&gt;=[.$H89]*VLOOKUP([.G$69];Performances;[.$I89]);[.$M89];IF([.$H89]*[.$J89]+[.$K89]&lt;=[.$H89]*VLOOKUP([.G$69];Performances;[.$I89]);0;[.$M89]*([.$H89]*([.$J89]-VLOOKUP([.G$69];Performances;[.$I89]))+[.$K89])/([.$K89]-[.$L89])))" office:value-type="float" office:value="0.0779999870955932">
            <text:p>0,08</text:p>
          </table:table-cell>
          <table:table-cell table:formula="of:=[.H88]" office:value-type="float" office:value="-1">
            <text:p>-1</text:p>
          </table:table-cell>
          <table:table-cell table:formula="of:=[.I88]" office:value-type="float" office:value="4">
            <text:p>4</text:p>
          </table:table-cell>
          <table:table-cell table:formula="of:=VLOOKUP([.$A89];Performances;[.$I89])" office:value-type="float" office:value="8.60000038146973">
            <text:p>8,60</text:p>
          </table:table-cell>
          <table:table-cell table:formula="of:=VLOOKUP(&quot;Thresh_p&quot;;Criteria;[.$I89];0)" office:value-type="float" office:value="2">
            <text:p>2</text:p>
          </table:table-cell>
          <table:table-cell table:formula="of:=VLOOKUP(&quot;Thresh_q&quot;;Criteria;[.$I89];0)" office:value-type="float" office:value="0">
            <text:p>0</text:p>
          </table:table-cell>
          <table:table-cell table:formula="of:=VLOOKUP(&quot;Weight&quot;;Criteria;[.$I89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90]*[.$J90]+[.$L90]&gt;=[.$H90]*VLOOKUP([.B$69];Performances;[.$I90]);[.$M90];IF([.$H90]*[.$J90]+[.$K90]&lt;=[.$H90]*VLOOKUP([.B$69];Performances;[.$I90]);0;[.$M90]*([.$H90]*([.$J90]-VLOOKUP([.B$69];Performances;[.$I90]))+[.$K90])/([.$K90]-[.$L90])))" office:value-type="float" office:value="0.120000006556511">
            <text:p>0,12</text:p>
          </table:table-cell>
          <table:table-cell table:formula="of:=IF([.$H90]*[.$J90]+[.$L90]&gt;=[.$H90]*VLOOKUP([.C$69];Performances;[.$I90]);[.$M90];IF([.$H90]*[.$J90]+[.$K90]&lt;=[.$H90]*VLOOKUP([.C$69];Performances;[.$I90]);0;[.$M90]*([.$H90]*([.$J90]-VLOOKUP([.C$69];Performances;[.$I90]))+[.$K90])/([.$K90]-[.$L90])))" office:value-type="float" office:value="0.0960000281333939">
            <text:p>0,10</text:p>
          </table:table-cell>
          <table:table-cell table:formula="of:=IF([.$H90]*[.$J90]+[.$L90]&gt;=[.$H90]*VLOOKUP([.D$69];Performances;[.$I90]);[.$M90];IF([.$H90]*[.$J90]+[.$K90]&lt;=[.$H90]*VLOOKUP([.D$69];Performances;[.$I90]);0;[.$M90]*([.$H90]*([.$J90]-VLOOKUP([.D$69];Performances;[.$I90]))+[.$K90])/([.$K90]-[.$L90])))" office:value-type="float" office:value="0.120000006556511">
            <text:p>0,12</text:p>
          </table:table-cell>
          <table:table-cell table:formula="of:=IF([.$H90]*[.$J90]+[.$L90]&gt;=[.$H90]*VLOOKUP([.E$69];Performances;[.$I90]);[.$M90];IF([.$H90]*[.$J90]+[.$K90]&lt;=[.$H90]*VLOOKUP([.E$69];Performances;[.$I90]);0;[.$M90]*([.$H90]*([.$J90]-VLOOKUP([.E$69];Performances;[.$I90]))+[.$K90])/([.$K90]-[.$L90])))" office:value-type="float" office:value="0.0540000086724761">
            <text:p>0,05</text:p>
          </table:table-cell>
          <table:table-cell table:formula="of:=IF([.$H90]*[.$J90]+[.$L90]&gt;=[.$H90]*VLOOKUP([.F$69];Performances;[.$I90]);[.$M90];IF([.$H90]*[.$J90]+[.$K90]&lt;=[.$H90]*VLOOKUP([.F$69];Performances;[.$I90]);0;[.$M90]*([.$H90]*([.$J90]-VLOOKUP([.F$69];Performances;[.$I90]))+[.$K90])/([.$K90]-[.$L90])))" office:value-type="float" office:value="0.120000006556511">
            <text:p>0,12</text:p>
          </table:table-cell>
          <table:table-cell table:formula="of:=IF([.$H90]*[.$J90]+[.$L90]&gt;=[.$H90]*VLOOKUP([.G$69];Performances;[.$I90]);[.$M90];IF([.$H90]*[.$J90]+[.$K90]&lt;=[.$H90]*VLOOKUP([.G$69];Performances;[.$I90]);0;[.$M90]*([.$H90]*([.$J90]-VLOOKUP([.G$69];Performances;[.$I90]))+[.$K90])/([.$K90]-[.$L90])))" office:value-type="float" office:value="0.0540000086724761">
            <text:p>0,05</text:p>
          </table:table-cell>
          <table:table-cell table:formula="of:=[.H89]" office:value-type="float" office:value="-1">
            <text:p>-1</text:p>
          </table:table-cell>
          <table:table-cell table:formula="of:=[.I89]" office:value-type="float" office:value="4">
            <text:p>4</text:p>
          </table:table-cell>
          <table:table-cell table:formula="of:=VLOOKUP([.$A90];Performances;[.$I90])" office:value-type="float" office:value="9">
            <text:p>9</text:p>
          </table:table-cell>
          <table:table-cell table:formula="of:=VLOOKUP(&quot;Thresh_p&quot;;Criteria;[.$I90];0)" office:value-type="float" office:value="2">
            <text:p>2</text:p>
          </table:table-cell>
          <table:table-cell table:formula="of:=VLOOKUP(&quot;Thresh_q&quot;;Criteria;[.$I90];0)" office:value-type="float" office:value="0">
            <text:p>0</text:p>
          </table:table-cell>
          <table:table-cell table:formula="of:=VLOOKUP(&quot;Weight&quot;;Criteria;[.$I90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91]*[.$J91]+[.$L91]&gt;=[.$H91]*VLOOKUP([.B$69];Performances;[.$I91]);[.$M91];IF([.$H91]*[.$J91]+[.$K91]&lt;=[.$H91]*VLOOKUP([.B$69];Performances;[.$I91]);0;[.$M91]*([.$H91]*([.$J91]-VLOOKUP([.B$69];Performances;[.$I91]))+[.$K91])/([.$K91]-[.$L91])))" office:value-type="float" office:value="0.120000006556511">
            <text:p>0,12</text:p>
          </table:table-cell>
          <table:table-cell table:formula="of:=IF([.$H91]*[.$J91]+[.$L91]&gt;=[.$H91]*VLOOKUP([.C$69];Performances;[.$I91]);[.$M91];IF([.$H91]*[.$J91]+[.$K91]&lt;=[.$H91]*VLOOKUP([.C$69];Performances;[.$I91]);0;[.$M91]*([.$H91]*([.$J91]-VLOOKUP([.C$69];Performances;[.$I91]))+[.$K91])/([.$K91]-[.$L91])))" office:value-type="float" office:value="0.120000006556511">
            <text:p>0,12</text:p>
          </table:table-cell>
          <table:table-cell table:formula="of:=IF([.$H91]*[.$J91]+[.$L91]&gt;=[.$H91]*VLOOKUP([.D$69];Performances;[.$I91]);[.$M91];IF([.$H91]*[.$J91]+[.$K91]&lt;=[.$H91]*VLOOKUP([.D$69];Performances;[.$I91]);0;[.$M91]*([.$H91]*([.$J91]-VLOOKUP([.D$69];Performances;[.$I91]))+[.$K91])/([.$K91]-[.$L91])))" office:value-type="float" office:value="0.120000006556511">
            <text:p>0,12</text:p>
          </table:table-cell>
          <table:table-cell table:formula="of:=IF([.$H91]*[.$J91]+[.$L91]&gt;=[.$H91]*VLOOKUP([.E$69];Performances;[.$I91]);[.$M91];IF([.$H91]*[.$J91]+[.$K91]&lt;=[.$H91]*VLOOKUP([.E$69];Performances;[.$I91]);0;[.$M91]*([.$H91]*([.$J91]-VLOOKUP([.E$69];Performances;[.$I91]))+[.$K91])/([.$K91]-[.$L91])))" office:value-type="float" office:value="0.120000006556511">
            <text:p>0,12</text:p>
          </table:table-cell>
          <table:table-cell table:formula="of:=IF([.$H91]*[.$J91]+[.$L91]&gt;=[.$H91]*VLOOKUP([.F$69];Performances;[.$I91]);[.$M91];IF([.$H91]*[.$J91]+[.$K91]&lt;=[.$H91]*VLOOKUP([.F$69];Performances;[.$I91]);0;[.$M91]*([.$H91]*([.$J91]-VLOOKUP([.F$69];Performances;[.$I91]))+[.$K91])/([.$K91]-[.$L91])))" office:value-type="float" office:value="0.120000006556511">
            <text:p>0,12</text:p>
          </table:table-cell>
          <table:table-cell table:formula="of:=IF([.$H91]*[.$J91]+[.$L91]&gt;=[.$H91]*VLOOKUP([.G$69];Performances;[.$I91]);[.$M91];IF([.$H91]*[.$J91]+[.$K91]&lt;=[.$H91]*VLOOKUP([.G$69];Performances;[.$I91]);0;[.$M91]*([.$H91]*([.$J91]-VLOOKUP([.G$69];Performances;[.$I91]))+[.$K91])/([.$K91]-[.$L91])))" office:value-type="float" office:value="0.120000006556511">
            <text:p>0,12</text:p>
          </table:table-cell>
          <table:table-cell table:formula="of:=[.H90]" office:value-type="float" office:value="-1">
            <text:p>-1</text:p>
          </table:table-cell>
          <table:table-cell table:formula="of:=[.I90]" office:value-type="float" office:value="4">
            <text:p>4</text:p>
          </table:table-cell>
          <table:table-cell table:formula="of:=VLOOKUP([.$A91];Performances;[.$I91])" office:value-type="float" office:value="7.90000009536743">
            <text:p>7,90</text:p>
          </table:table-cell>
          <table:table-cell table:formula="of:=VLOOKUP(&quot;Thresh_p&quot;;Criteria;[.$I91];0)" office:value-type="float" office:value="2">
            <text:p>2</text:p>
          </table:table-cell>
          <table:table-cell table:formula="of:=VLOOKUP(&quot;Thresh_q&quot;;Criteria;[.$I91];0)" office:value-type="float" office:value="0">
            <text:p>0</text:p>
          </table:table-cell>
          <table:table-cell table:formula="of:=VLOOKUP(&quot;Weight&quot;;Criteria;[.$I91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92]*[.$J92]+[.$L92]&gt;=[.$H92]*VLOOKUP([.B$69];Performances;[.$I92]);[.$M92];IF([.$H92]*[.$J92]+[.$K92]&lt;=[.$H92]*VLOOKUP([.B$69];Performances;[.$I92]);0;[.$M92]*([.$H92]*([.$J92]-VLOOKUP([.B$69];Performances;[.$I92]))+[.$K92])/([.$K92]-[.$L92])))" office:value-type="float" office:value="0.120000006556511">
            <text:p>0,12</text:p>
          </table:table-cell>
          <table:table-cell table:formula="of:=IF([.$H92]*[.$J92]+[.$L92]&gt;=[.$H92]*VLOOKUP([.C$69];Performances;[.$I92]);[.$M92];IF([.$H92]*[.$J92]+[.$K92]&lt;=[.$H92]*VLOOKUP([.C$69];Performances;[.$I92]);0;[.$M92]*([.$H92]*([.$J92]-VLOOKUP([.C$69];Performances;[.$I92]))+[.$K92])/([.$K92]-[.$L92])))" office:value-type="float" office:value="0.0720000497102767">
            <text:p>0,07</text:p>
          </table:table-cell>
          <table:table-cell table:formula="of:=IF([.$H92]*[.$J92]+[.$L92]&gt;=[.$H92]*VLOOKUP([.D$69];Performances;[.$I92]);[.$M92];IF([.$H92]*[.$J92]+[.$K92]&lt;=[.$H92]*VLOOKUP([.D$69];Performances;[.$I92]);0;[.$M92]*([.$H92]*([.$J92]-VLOOKUP([.D$69];Performances;[.$I92]))+[.$K92])/([.$K92]-[.$L92])))" office:value-type="float" office:value="0.0960000281333939">
            <text:p>0,10</text:p>
          </table:table-cell>
          <table:table-cell table:formula="of:=IF([.$H92]*[.$J92]+[.$L92]&gt;=[.$H92]*VLOOKUP([.E$69];Performances;[.$I92]);[.$M92];IF([.$H92]*[.$J92]+[.$K92]&lt;=[.$H92]*VLOOKUP([.E$69];Performances;[.$I92]);0;[.$M92]*([.$H92]*([.$J92]-VLOOKUP([.E$69];Performances;[.$I92]))+[.$K92])/([.$K92]-[.$L92])))" office:value-type="float" office:value="0.0300000302493589">
            <text:p>0,03</text:p>
          </table:table-cell>
          <table:table-cell table:formula="of:=IF([.$H92]*[.$J92]+[.$L92]&gt;=[.$H92]*VLOOKUP([.F$69];Performances;[.$I92]);[.$M92];IF([.$H92]*[.$J92]+[.$K92]&lt;=[.$H92]*VLOOKUP([.F$69];Performances;[.$I92]);0;[.$M92]*([.$H92]*([.$J92]-VLOOKUP([.F$69];Performances;[.$I92]))+[.$K92])/([.$K92]-[.$L92])))" office:value-type="float" office:value="0.120000006556511">
            <text:p>0,12</text:p>
          </table:table-cell>
          <table:table-cell table:formula="of:=IF([.$H92]*[.$J92]+[.$L92]&gt;=[.$H92]*VLOOKUP([.G$69];Performances;[.$I92]);[.$M92];IF([.$H92]*[.$J92]+[.$K92]&lt;=[.$H92]*VLOOKUP([.G$69];Performances;[.$I92]);0;[.$M92]*([.$H92]*([.$J92]-VLOOKUP([.G$69];Performances;[.$I92]))+[.$K92])/([.$K92]-[.$L92])))" office:value-type="float" office:value="0.0300000302493589">
            <text:p>0,03</text:p>
          </table:table-cell>
          <table:table-cell table:formula="of:=[.H91]" office:value-type="float" office:value="-1">
            <text:p>-1</text:p>
          </table:table-cell>
          <table:table-cell table:formula="of:=[.I91]" office:value-type="float" office:value="4">
            <text:p>4</text:p>
          </table:table-cell>
          <table:table-cell table:formula="of:=VLOOKUP([.$A92];Performances;[.$I92])" office:value-type="float" office:value="9.39999961853027">
            <text:p>9,40</text:p>
          </table:table-cell>
          <table:table-cell table:formula="of:=VLOOKUP(&quot;Thresh_p&quot;;Criteria;[.$I92];0)" office:value-type="float" office:value="2">
            <text:p>2</text:p>
          </table:table-cell>
          <table:table-cell table:formula="of:=VLOOKUP(&quot;Thresh_q&quot;;Criteria;[.$I92];0)" office:value-type="float" office:value="0">
            <text:p>0</text:p>
          </table:table-cell>
          <table:table-cell table:formula="of:=VLOOKUP(&quot;Weight&quot;;Criteria;[.$I92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93]*[.$J93]+[.$L93]&gt;=[.$H93]*VLOOKUP([.B$69];Performances;[.$I93]);[.$M93];IF([.$H93]*[.$J93]+[.$K93]&lt;=[.$H93]*VLOOKUP([.B$69];Performances;[.$I93]);0;[.$M93]*([.$H93]*([.$J93]-VLOOKUP([.B$69];Performances;[.$I93]))+[.$K93])/([.$K93]-[.$L93])))" office:value-type="float" office:value="0.120000006556511">
            <text:p>0,12</text:p>
          </table:table-cell>
          <table:table-cell table:formula="of:=IF([.$H93]*[.$J93]+[.$L93]&gt;=[.$H93]*VLOOKUP([.C$69];Performances;[.$I93]);[.$M93];IF([.$H93]*[.$J93]+[.$K93]&lt;=[.$H93]*VLOOKUP([.C$69];Performances;[.$I93]);0;[.$M93]*([.$H93]*([.$J93]-VLOOKUP([.C$69];Performances;[.$I93]))+[.$K93])/([.$K93]-[.$L93])))" office:value-type="float" office:value="0.120000006556511">
            <text:p>0,12</text:p>
          </table:table-cell>
          <table:table-cell table:formula="of:=IF([.$H93]*[.$J93]+[.$L93]&gt;=[.$H93]*VLOOKUP([.D$69];Performances;[.$I93]);[.$M93];IF([.$H93]*[.$J93]+[.$K93]&lt;=[.$H93]*VLOOKUP([.D$69];Performances;[.$I93]);0;[.$M93]*([.$H93]*([.$J93]-VLOOKUP([.D$69];Performances;[.$I93]))+[.$K93])/([.$K93]-[.$L93])))" office:value-type="float" office:value="0.120000006556511">
            <text:p>0,12</text:p>
          </table:table-cell>
          <table:table-cell table:formula="of:=IF([.$H93]*[.$J93]+[.$L93]&gt;=[.$H93]*VLOOKUP([.E$69];Performances;[.$I93]);[.$M93];IF([.$H93]*[.$J93]+[.$K93]&lt;=[.$H93]*VLOOKUP([.E$69];Performances;[.$I93]);0;[.$M93]*([.$H93]*([.$J93]-VLOOKUP([.E$69];Performances;[.$I93]))+[.$K93])/([.$K93]-[.$L93])))" office:value-type="float" office:value="0.120000006556511">
            <text:p>0,12</text:p>
          </table:table-cell>
          <table:table-cell table:formula="of:=IF([.$H93]*[.$J93]+[.$L93]&gt;=[.$H93]*VLOOKUP([.F$69];Performances;[.$I93]);[.$M93];IF([.$H93]*[.$J93]+[.$K93]&lt;=[.$H93]*VLOOKUP([.F$69];Performances;[.$I93]);0;[.$M93]*([.$H93]*([.$J93]-VLOOKUP([.F$69];Performances;[.$I93]))+[.$K93])/([.$K93]-[.$L93])))" office:value-type="float" office:value="0.120000006556511">
            <text:p>0,12</text:p>
          </table:table-cell>
          <table:table-cell table:formula="of:=IF([.$H93]*[.$J93]+[.$L93]&gt;=[.$H93]*VLOOKUP([.G$69];Performances;[.$I93]);[.$M93];IF([.$H93]*[.$J93]+[.$K93]&lt;=[.$H93]*VLOOKUP([.G$69];Performances;[.$I93]);0;[.$M93]*([.$H93]*([.$J93]-VLOOKUP([.G$69];Performances;[.$I93]))+[.$K93])/([.$K93]-[.$L93])))" office:value-type="float" office:value="0.120000006556511">
            <text:p>0,12</text:p>
          </table:table-cell>
          <table:table-cell table:formula="of:=[.H92]" office:value-type="float" office:value="-1">
            <text:p>-1</text:p>
          </table:table-cell>
          <table:table-cell table:formula="of:=[.I92]" office:value-type="float" office:value="4">
            <text:p>4</text:p>
          </table:table-cell>
          <table:table-cell table:formula="of:=VLOOKUP([.$A93];Performances;[.$I93])" office:value-type="float" office:value="7.90000009536743">
            <text:p>7,90</text:p>
          </table:table-cell>
          <table:table-cell table:formula="of:=VLOOKUP(&quot;Thresh_p&quot;;Criteria;[.$I93];0)" office:value-type="float" office:value="2">
            <text:p>2</text:p>
          </table:table-cell>
          <table:table-cell table:formula="of:=VLOOKUP(&quot;Thresh_q&quot;;Criteria;[.$I93];0)" office:value-type="float" office:value="0">
            <text:p>0</text:p>
          </table:table-cell>
          <table:table-cell table:formula="of:=VLOOKUP(&quot;Weight&quot;;Criteria;[.$I93])" office:value-type="float" office:value="0.120000006556511">
            <text:p>0,12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95];Criteria;2;0)=&quot;Minimize&quot;;-1;+1)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97]*[.$J97]+[.$L97]&gt;=[.$H97]*VLOOKUP([.B$69];Performances;[.$I97]);[.$M97];IF([.$H97]*[.$J97]+[.$K97]&lt;=[.$H97]*VLOOKUP([.B$69];Performances;[.$I97]);0;[.$M97]*([.$H97]*([.$J97]-VLOOKUP([.B$69];Performances;[.$I97]))+[.$K97])/([.$K97]-[.$L97])))" office:value-type="float" office:value="0.210000004768371">
            <text:p>0,21</text:p>
          </table:table-cell>
          <table:table-cell table:formula="of:=IF([.$H97]*[.$J97]+[.$L97]&gt;=[.$H97]*VLOOKUP([.C$69];Performances;[.$I97]);[.$M97];IF([.$H97]*[.$J97]+[.$K97]&lt;=[.$H97]*VLOOKUP([.C$69];Performances;[.$I97]);0;[.$M97]*([.$H97]*([.$J97]-VLOOKUP([.C$69];Performances;[.$I97]))+[.$K97])/([.$K97]-[.$L97])))" office:value-type="float" office:value="0.210000004768371">
            <text:p>0,21</text:p>
          </table:table-cell>
          <table:table-cell table:formula="of:=IF([.$H97]*[.$J97]+[.$L97]&gt;=[.$H97]*VLOOKUP([.D$69];Performances;[.$I97]);[.$M97];IF([.$H97]*[.$J97]+[.$K97]&lt;=[.$H97]*VLOOKUP([.D$69];Performances;[.$I97]);0;[.$M97]*([.$H97]*([.$J97]-VLOOKUP([.D$69];Performances;[.$I97]))+[.$K97])/([.$K97]-[.$L97])))" office:value-type="float" office:value="0">
            <text:p>0</text:p>
          </table:table-cell>
          <table:table-cell table:formula="of:=IF([.$H97]*[.$J97]+[.$L97]&gt;=[.$H97]*VLOOKUP([.E$69];Performances;[.$I97]);[.$M97];IF([.$H97]*[.$J97]+[.$K97]&lt;=[.$H97]*VLOOKUP([.E$69];Performances;[.$I97]);0;[.$M97]*([.$H97]*([.$J97]-VLOOKUP([.E$69];Performances;[.$I97]))+[.$K97])/([.$K97]-[.$L97])))" office:value-type="float" office:value="0.210000004768371">
            <text:p>0,21</text:p>
          </table:table-cell>
          <table:table-cell table:formula="of:=IF([.$H97]*[.$J97]+[.$L97]&gt;=[.$H97]*VLOOKUP([.F$69];Performances;[.$I97]);[.$M97];IF([.$H97]*[.$J97]+[.$K97]&lt;=[.$H97]*VLOOKUP([.F$69];Performances;[.$I97]);0;[.$M97]*([.$H97]*([.$J97]-VLOOKUP([.F$69];Performances;[.$I97]))+[.$K97])/([.$K97]-[.$L97])))" office:value-type="float" office:value="0.210000004768371">
            <text:p>0,21</text:p>
          </table:table-cell>
          <table:table-cell table:formula="of:=IF([.$H97]*[.$J97]+[.$L97]&gt;=[.$H97]*VLOOKUP([.G$69];Performances;[.$I97]);[.$M97];IF([.$H97]*[.$J97]+[.$K97]&lt;=[.$H97]*VLOOKUP([.G$69];Performances;[.$I97]);0;[.$M97]*([.$H97]*([.$J97]-VLOOKUP([.G$69];Performances;[.$I97]))+[.$K97])/([.$K97]-[.$L97])))" office:value-type="float" office:value="0.210000004768371">
            <text:p>0,21</text:p>
          </table:table-cell>
          <table:table-cell table:formula="of:=[.D95]" office:value-type="float" office:value="-1">
            <text:p>-1</text:p>
          </table:table-cell>
          <table:table-cell table:formula="of:=[.E95]" office:value-type="float" office:value="5">
            <text:p>5</text:p>
          </table:table-cell>
          <table:table-cell table:formula="of:=VLOOKUP([.$A97];Performances;[.$I97])" office:value-type="float" office:value="5.80000019073486">
            <text:p>5,80</text:p>
          </table:table-cell>
          <table:table-cell table:formula="of:=VLOOKUP(&quot;Thresh_p&quot;;Criteria;[.$I97];0)" office:value-type="float" office:value="1">
            <text:p>1</text:p>
          </table:table-cell>
          <table:table-cell table:formula="of:=VLOOKUP(&quot;Thresh_q&quot;;Criteria;[.$I97];0)" office:value-type="float" office:value="0">
            <text:p>0</text:p>
          </table:table-cell>
          <table:table-cell table:formula="of:=VLOOKUP(&quot;Weight&quot;;Criteria;[.$I97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98]*[.$J98]+[.$L98]&gt;=[.$H98]*VLOOKUP([.B$69];Performances;[.$I98]);[.$M98];IF([.$H98]*[.$J98]+[.$K98]&lt;=[.$H98]*VLOOKUP([.B$69];Performances;[.$I98]);0;[.$M98]*([.$H98]*([.$J98]-VLOOKUP([.B$69];Performances;[.$I98]))+[.$K98])/([.$K98]-[.$L98])))" office:value-type="float" office:value="0">
            <text:p>0</text:p>
          </table:table-cell>
          <table:table-cell table:formula="of:=IF([.$H98]*[.$J98]+[.$L98]&gt;=[.$H98]*VLOOKUP([.C$69];Performances;[.$I98]);[.$M98];IF([.$H98]*[.$J98]+[.$K98]&lt;=[.$H98]*VLOOKUP([.C$69];Performances;[.$I98]);0;[.$M98]*([.$H98]*([.$J98]-VLOOKUP([.C$69];Performances;[.$I98]))+[.$K98])/([.$K98]-[.$L98])))" office:value-type="float" office:value="0.210000004768371">
            <text:p>0,21</text:p>
          </table:table-cell>
          <table:table-cell table:formula="of:=IF([.$H98]*[.$J98]+[.$L98]&gt;=[.$H98]*VLOOKUP([.D$69];Performances;[.$I98]);[.$M98];IF([.$H98]*[.$J98]+[.$K98]&lt;=[.$H98]*VLOOKUP([.D$69];Performances;[.$I98]);0;[.$M98]*([.$H98]*([.$J98]-VLOOKUP([.D$69];Performances;[.$I98]))+[.$K98])/([.$K98]-[.$L98])))" office:value-type="float" office:value="0">
            <text:p>0</text:p>
          </table:table-cell>
          <table:table-cell table:formula="of:=IF([.$H98]*[.$J98]+[.$L98]&gt;=[.$H98]*VLOOKUP([.E$69];Performances;[.$I98]);[.$M98];IF([.$H98]*[.$J98]+[.$K98]&lt;=[.$H98]*VLOOKUP([.E$69];Performances;[.$I98]);0;[.$M98]*([.$H98]*([.$J98]-VLOOKUP([.E$69];Performances;[.$I98]))+[.$K98])/([.$K98]-[.$L98])))" office:value-type="float" office:value="0">
            <text:p>0</text:p>
          </table:table-cell>
          <table:table-cell table:formula="of:=IF([.$H98]*[.$J98]+[.$L98]&gt;=[.$H98]*VLOOKUP([.F$69];Performances;[.$I98]);[.$M98];IF([.$H98]*[.$J98]+[.$K98]&lt;=[.$H98]*VLOOKUP([.F$69];Performances;[.$I98]);0;[.$M98]*([.$H98]*([.$J98]-VLOOKUP([.F$69];Performances;[.$I98]))+[.$K98])/([.$K98]-[.$L98])))" office:value-type="float" office:value="0">
            <text:p>0</text:p>
          </table:table-cell>
          <table:table-cell table:formula="of:=IF([.$H98]*[.$J98]+[.$L98]&gt;=[.$H98]*VLOOKUP([.G$69];Performances;[.$I98]);[.$M98];IF([.$H98]*[.$J98]+[.$K98]&lt;=[.$H98]*VLOOKUP([.G$69];Performances;[.$I98]);0;[.$M98]*([.$H98]*([.$J98]-VLOOKUP([.G$69];Performances;[.$I98]))+[.$K98])/([.$K98]-[.$L98])))" office:value-type="float" office:value="0">
            <text:p>0</text:p>
          </table:table-cell>
          <table:table-cell table:formula="of:=[.H97]" office:value-type="float" office:value="-1">
            <text:p>-1</text:p>
          </table:table-cell>
          <table:table-cell table:formula="of:=[.I97]" office:value-type="float" office:value="5">
            <text:p>5</text:p>
          </table:table-cell>
          <table:table-cell table:formula="of:=VLOOKUP([.$A98];Performances;[.$I98])" office:value-type="float" office:value="9.60000038146973">
            <text:p>9,60</text:p>
          </table:table-cell>
          <table:table-cell table:formula="of:=VLOOKUP(&quot;Thresh_p&quot;;Criteria;[.$I98];0)" office:value-type="float" office:value="1">
            <text:p>1</text:p>
          </table:table-cell>
          <table:table-cell table:formula="of:=VLOOKUP(&quot;Thresh_q&quot;;Criteria;[.$I98];0)" office:value-type="float" office:value="0">
            <text:p>0</text:p>
          </table:table-cell>
          <table:table-cell table:formula="of:=VLOOKUP(&quot;Weight&quot;;Criteria;[.$I98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99]*[.$J99]+[.$L99]&gt;=[.$H99]*VLOOKUP([.B$69];Performances;[.$I99]);[.$M99];IF([.$H99]*[.$J99]+[.$K99]&lt;=[.$H99]*VLOOKUP([.B$69];Performances;[.$I99]);0;[.$M99]*([.$H99]*([.$J99]-VLOOKUP([.B$69];Performances;[.$I99]))+[.$K99])/([.$K99]-[.$L99])))" office:value-type="float" office:value="0.210000004768371">
            <text:p>0,21</text:p>
          </table:table-cell>
          <table:table-cell table:formula="of:=IF([.$H99]*[.$J99]+[.$L99]&gt;=[.$H99]*VLOOKUP([.C$69];Performances;[.$I99]);[.$M99];IF([.$H99]*[.$J99]+[.$K99]&lt;=[.$H99]*VLOOKUP([.C$69];Performances;[.$I99]);0;[.$M99]*([.$H99]*([.$J99]-VLOOKUP([.C$69];Performances;[.$I99]))+[.$K99])/([.$K99]-[.$L99])))" office:value-type="float" office:value="0.210000004768371">
            <text:p>0,21</text:p>
          </table:table-cell>
          <table:table-cell table:formula="of:=IF([.$H99]*[.$J99]+[.$L99]&gt;=[.$H99]*VLOOKUP([.D$69];Performances;[.$I99]);[.$M99];IF([.$H99]*[.$J99]+[.$K99]&lt;=[.$H99]*VLOOKUP([.D$69];Performances;[.$I99]);0;[.$M99]*([.$H99]*([.$J99]-VLOOKUP([.D$69];Performances;[.$I99]))+[.$K99])/([.$K99]-[.$L99])))" office:value-type="float" office:value="0.210000004768371">
            <text:p>0,21</text:p>
          </table:table-cell>
          <table:table-cell table:formula="of:=IF([.$H99]*[.$J99]+[.$L99]&gt;=[.$H99]*VLOOKUP([.E$69];Performances;[.$I99]);[.$M99];IF([.$H99]*[.$J99]+[.$K99]&lt;=[.$H99]*VLOOKUP([.E$69];Performances;[.$I99]);0;[.$M99]*([.$H99]*([.$J99]-VLOOKUP([.E$69];Performances;[.$I99]))+[.$K99])/([.$K99]-[.$L99])))" office:value-type="float" office:value="0.210000004768371">
            <text:p>0,21</text:p>
          </table:table-cell>
          <table:table-cell table:formula="of:=IF([.$H99]*[.$J99]+[.$L99]&gt;=[.$H99]*VLOOKUP([.F$69];Performances;[.$I99]);[.$M99];IF([.$H99]*[.$J99]+[.$K99]&lt;=[.$H99]*VLOOKUP([.F$69];Performances;[.$I99]);0;[.$M99]*([.$H99]*([.$J99]-VLOOKUP([.F$69];Performances;[.$I99]))+[.$K99])/([.$K99]-[.$L99])))" office:value-type="float" office:value="0.210000004768371">
            <text:p>0,21</text:p>
          </table:table-cell>
          <table:table-cell table:formula="of:=IF([.$H99]*[.$J99]+[.$L99]&gt;=[.$H99]*VLOOKUP([.G$69];Performances;[.$I99]);[.$M99];IF([.$H99]*[.$J99]+[.$K99]&lt;=[.$H99]*VLOOKUP([.G$69];Performances;[.$I99]);0;[.$M99]*([.$H99]*([.$J99]-VLOOKUP([.G$69];Performances;[.$I99]))+[.$K99])/([.$K99]-[.$L99])))" office:value-type="float" office:value="0.210000004768371">
            <text:p>0,21</text:p>
          </table:table-cell>
          <table:table-cell table:formula="of:=[.H98]" office:value-type="float" office:value="-1">
            <text:p>-1</text:p>
          </table:table-cell>
          <table:table-cell table:formula="of:=[.I98]" office:value-type="float" office:value="5">
            <text:p>5</text:p>
          </table:table-cell>
          <table:table-cell table:formula="of:=VLOOKUP([.$A99];Performances;[.$I99])" office:value-type="float" office:value="4.5">
            <text:p>4,5</text:p>
          </table:table-cell>
          <table:table-cell table:formula="of:=VLOOKUP(&quot;Thresh_p&quot;;Criteria;[.$I99];0)" office:value-type="float" office:value="1">
            <text:p>1</text:p>
          </table:table-cell>
          <table:table-cell table:formula="of:=VLOOKUP(&quot;Thresh_q&quot;;Criteria;[.$I99];0)" office:value-type="float" office:value="0">
            <text:p>0</text:p>
          </table:table-cell>
          <table:table-cell table:formula="of:=VLOOKUP(&quot;Weight&quot;;Criteria;[.$I99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100]*[.$J100]+[.$L100]&gt;=[.$H100]*VLOOKUP([.B$69];Performances;[.$I100]);[.$M100];IF([.$H100]*[.$J100]+[.$K100]&lt;=[.$H100]*VLOOKUP([.B$69];Performances;[.$I100]);0;[.$M100]*([.$H100]*([.$J100]-VLOOKUP([.B$69];Performances;[.$I100]))+[.$K100])/([.$K100]-[.$L100])))" office:value-type="float" office:value="0.02100008058548">
            <text:p>0,02</text:p>
          </table:table-cell>
          <table:table-cell table:formula="of:=IF([.$H100]*[.$J100]+[.$L100]&gt;=[.$H100]*VLOOKUP([.C$69];Performances;[.$I100]);[.$M100];IF([.$H100]*[.$J100]+[.$K100]&lt;=[.$H100]*VLOOKUP([.C$69];Performances;[.$I100]);0;[.$M100]*([.$H100]*([.$J100]-VLOOKUP([.C$69];Performances;[.$I100]))+[.$K100])/([.$K100]-[.$L100])))" office:value-type="float" office:value="0.210000004768371">
            <text:p>0,21</text:p>
          </table:table-cell>
          <table:table-cell table:formula="of:=IF([.$H100]*[.$J100]+[.$L100]&gt;=[.$H100]*VLOOKUP([.D$69];Performances;[.$I100]);[.$M100];IF([.$H100]*[.$J100]+[.$K100]&lt;=[.$H100]*VLOOKUP([.D$69];Performances;[.$I100]);0;[.$M100]*([.$H100]*([.$J100]-VLOOKUP([.D$69];Performances;[.$I100]))+[.$K100])/([.$K100]-[.$L100])))" office:value-type="float" office:value="0">
            <text:p>0</text:p>
          </table:table-cell>
          <table:table-cell table:formula="of:=IF([.$H100]*[.$J100]+[.$L100]&gt;=[.$H100]*VLOOKUP([.E$69];Performances;[.$I100]);[.$M100];IF([.$H100]*[.$J100]+[.$K100]&lt;=[.$H100]*VLOOKUP([.E$69];Performances;[.$I100]);0;[.$M100]*([.$H100]*([.$J100]-VLOOKUP([.E$69];Performances;[.$I100]))+[.$K100])/([.$K100]-[.$L100])))" office:value-type="float" office:value="0.210000004768371">
            <text:p>0,21</text:p>
          </table:table-cell>
          <table:table-cell table:formula="of:=IF([.$H100]*[.$J100]+[.$L100]&gt;=[.$H100]*VLOOKUP([.F$69];Performances;[.$I100]);[.$M100];IF([.$H100]*[.$J100]+[.$K100]&lt;=[.$H100]*VLOOKUP([.F$69];Performances;[.$I100]);0;[.$M100]*([.$H100]*([.$J100]-VLOOKUP([.F$69];Performances;[.$I100]))+[.$K100])/([.$K100]-[.$L100])))" office:value-type="float" office:value="0.210000004768371">
            <text:p>0,21</text:p>
          </table:table-cell>
          <table:table-cell table:formula="of:=IF([.$H100]*[.$J100]+[.$L100]&gt;=[.$H100]*VLOOKUP([.G$69];Performances;[.$I100]);[.$M100];IF([.$H100]*[.$J100]+[.$K100]&lt;=[.$H100]*VLOOKUP([.G$69];Performances;[.$I100]);0;[.$M100]*([.$H100]*([.$J100]-VLOOKUP([.G$69];Performances;[.$I100]))+[.$K100])/([.$K100]-[.$L100])))" office:value-type="float" office:value="0.210000004768371">
            <text:p>0,21</text:p>
          </table:table-cell>
          <table:table-cell table:formula="of:=[.H99]" office:value-type="float" office:value="-1">
            <text:p>-1</text:p>
          </table:table-cell>
          <table:table-cell table:formula="of:=[.I99]" office:value-type="float" office:value="5">
            <text:p>5</text:p>
          </table:table-cell>
          <table:table-cell table:formula="of:=VLOOKUP([.$A100];Performances;[.$I100])" office:value-type="float" office:value="6.69999980926514">
            <text:p>6,70</text:p>
          </table:table-cell>
          <table:table-cell table:formula="of:=VLOOKUP(&quot;Thresh_p&quot;;Criteria;[.$I100];0)" office:value-type="float" office:value="1">
            <text:p>1</text:p>
          </table:table-cell>
          <table:table-cell table:formula="of:=VLOOKUP(&quot;Thresh_q&quot;;Criteria;[.$I100];0)" office:value-type="float" office:value="0">
            <text:p>0</text:p>
          </table:table-cell>
          <table:table-cell table:formula="of:=VLOOKUP(&quot;Weight&quot;;Criteria;[.$I100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101]*[.$J101]+[.$L101]&gt;=[.$H101]*VLOOKUP([.B$69];Performances;[.$I101]);[.$M101];IF([.$H101]*[.$J101]+[.$K101]&lt;=[.$H101]*VLOOKUP([.B$69];Performances;[.$I101]);0;[.$M101]*([.$H101]*([.$J101]-VLOOKUP([.B$69];Performances;[.$I101]))+[.$K101])/([.$K101]-[.$L101])))" office:value-type="float" office:value="0">
            <text:p>0</text:p>
          </table:table-cell>
          <table:table-cell table:formula="of:=IF([.$H101]*[.$J101]+[.$L101]&gt;=[.$H101]*VLOOKUP([.C$69];Performances;[.$I101]);[.$M101];IF([.$H101]*[.$J101]+[.$K101]&lt;=[.$H101]*VLOOKUP([.C$69];Performances;[.$I101]);0;[.$M101]*([.$H101]*([.$J101]-VLOOKUP([.C$69];Performances;[.$I101]))+[.$K101])/([.$K101]-[.$L101])))" office:value-type="float" office:value="0.210000004768371">
            <text:p>0,21</text:p>
          </table:table-cell>
          <table:table-cell table:formula="of:=IF([.$H101]*[.$J101]+[.$L101]&gt;=[.$H101]*VLOOKUP([.D$69];Performances;[.$I101]);[.$M101];IF([.$H101]*[.$J101]+[.$K101]&lt;=[.$H101]*VLOOKUP([.D$69];Performances;[.$I101]);0;[.$M101]*([.$H101]*([.$J101]-VLOOKUP([.D$69];Performances;[.$I101]))+[.$K101])/([.$K101]-[.$L101])))" office:value-type="float" office:value="0">
            <text:p>0</text:p>
          </table:table-cell>
          <table:table-cell table:formula="of:=IF([.$H101]*[.$J101]+[.$L101]&gt;=[.$H101]*VLOOKUP([.E$69];Performances;[.$I101]);[.$M101];IF([.$H101]*[.$J101]+[.$K101]&lt;=[.$H101]*VLOOKUP([.E$69];Performances;[.$I101]);0;[.$M101]*([.$H101]*([.$J101]-VLOOKUP([.E$69];Performances;[.$I101]))+[.$K101])/([.$K101]-[.$L101])))" office:value-type="float" office:value="0.0209999804496764">
            <text:p>0,02</text:p>
          </table:table-cell>
          <table:table-cell table:formula="of:=IF([.$H101]*[.$J101]+[.$L101]&gt;=[.$H101]*VLOOKUP([.F$69];Performances;[.$I101]);[.$M101];IF([.$H101]*[.$J101]+[.$K101]&lt;=[.$H101]*VLOOKUP([.F$69];Performances;[.$I101]);0;[.$M101]*([.$H101]*([.$J101]-VLOOKUP([.F$69];Performances;[.$I101]))+[.$K101])/([.$K101]-[.$L101])))" office:value-type="float" office:value="0.210000004768371">
            <text:p>0,21</text:p>
          </table:table-cell>
          <table:table-cell table:formula="of:=IF([.$H101]*[.$J101]+[.$L101]&gt;=[.$H101]*VLOOKUP([.G$69];Performances;[.$I101]);[.$M101];IF([.$H101]*[.$J101]+[.$K101]&lt;=[.$H101]*VLOOKUP([.G$69];Performances;[.$I101]);0;[.$M101]*([.$H101]*([.$J101]-VLOOKUP([.G$69];Performances;[.$I101]))+[.$K101])/([.$K101]-[.$L101])))" office:value-type="float" office:value="0.210000004768371">
            <text:p>0,21</text:p>
          </table:table-cell>
          <table:table-cell table:formula="of:=[.H100]" office:value-type="float" office:value="-1">
            <text:p>-1</text:p>
          </table:table-cell>
          <table:table-cell table:formula="of:=[.I100]" office:value-type="float" office:value="5">
            <text:p>5</text:p>
          </table:table-cell>
          <table:table-cell table:formula="of:=VLOOKUP([.$A101];Performances;[.$I101])" office:value-type="float" office:value="7.59999990463257">
            <text:p>7,60</text:p>
          </table:table-cell>
          <table:table-cell table:formula="of:=VLOOKUP(&quot;Thresh_p&quot;;Criteria;[.$I101];0)" office:value-type="float" office:value="1">
            <text:p>1</text:p>
          </table:table-cell>
          <table:table-cell table:formula="of:=VLOOKUP(&quot;Thresh_q&quot;;Criteria;[.$I101];0)" office:value-type="float" office:value="0">
            <text:p>0</text:p>
          </table:table-cell>
          <table:table-cell table:formula="of:=VLOOKUP(&quot;Weight&quot;;Criteria;[.$I101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102]*[.$J102]+[.$L102]&gt;=[.$H102]*VLOOKUP([.B$69];Performances;[.$I102]);[.$M102];IF([.$H102]*[.$J102]+[.$K102]&lt;=[.$H102]*VLOOKUP([.B$69];Performances;[.$I102]);0;[.$M102]*([.$H102]*([.$J102]-VLOOKUP([.B$69];Performances;[.$I102]))+[.$K102])/([.$K102]-[.$L102])))" office:value-type="float" office:value="0">
            <text:p>0</text:p>
          </table:table-cell>
          <table:table-cell table:formula="of:=IF([.$H102]*[.$J102]+[.$L102]&gt;=[.$H102]*VLOOKUP([.C$69];Performances;[.$I102]);[.$M102];IF([.$H102]*[.$J102]+[.$K102]&lt;=[.$H102]*VLOOKUP([.C$69];Performances;[.$I102]);0;[.$M102]*([.$H102]*([.$J102]-VLOOKUP([.C$69];Performances;[.$I102]))+[.$K102])/([.$K102]-[.$L102])))" office:value-type="float" office:value="0.210000004768371">
            <text:p>0,21</text:p>
          </table:table-cell>
          <table:table-cell table:formula="of:=IF([.$H102]*[.$J102]+[.$L102]&gt;=[.$H102]*VLOOKUP([.D$69];Performances;[.$I102]);[.$M102];IF([.$H102]*[.$J102]+[.$K102]&lt;=[.$H102]*VLOOKUP([.D$69];Performances;[.$I102]);0;[.$M102]*([.$H102]*([.$J102]-VLOOKUP([.D$69];Performances;[.$I102]))+[.$K102])/([.$K102]-[.$L102])))" office:value-type="float" office:value="0">
            <text:p>0</text:p>
          </table:table-cell>
          <table:table-cell table:formula="of:=IF([.$H102]*[.$J102]+[.$L102]&gt;=[.$H102]*VLOOKUP([.E$69];Performances;[.$I102]);[.$M102];IF([.$H102]*[.$J102]+[.$K102]&lt;=[.$H102]*VLOOKUP([.E$69];Performances;[.$I102]);0;[.$M102]*([.$H102]*([.$J102]-VLOOKUP([.E$69];Performances;[.$I102]))+[.$K102])/([.$K102]-[.$L102])))" office:value-type="float" office:value="0">
            <text:p>0</text:p>
          </table:table-cell>
          <table:table-cell table:formula="of:=IF([.$H102]*[.$J102]+[.$L102]&gt;=[.$H102]*VLOOKUP([.F$69];Performances;[.$I102]);[.$M102];IF([.$H102]*[.$J102]+[.$K102]&lt;=[.$H102]*VLOOKUP([.F$69];Performances;[.$I102]);0;[.$M102]*([.$H102]*([.$J102]-VLOOKUP([.F$69];Performances;[.$I102]))+[.$K102])/([.$K102]-[.$L102])))" office:value-type="float" office:value="0.0420000610351586">
            <text:p>0,04</text:p>
          </table:table-cell>
          <table:table-cell table:formula="of:=IF([.$H102]*[.$J102]+[.$L102]&gt;=[.$H102]*VLOOKUP([.G$69];Performances;[.$I102]);[.$M102];IF([.$H102]*[.$J102]+[.$K102]&lt;=[.$H102]*VLOOKUP([.G$69];Performances;[.$I102]);0;[.$M102]*([.$H102]*([.$J102]-VLOOKUP([.G$69];Performances;[.$I102]))+[.$K102])/([.$K102]-[.$L102])))" office:value-type="float" office:value="0.210000004768371">
            <text:p>0,21</text:p>
          </table:table-cell>
          <table:table-cell table:formula="of:=[.H101]" office:value-type="float" office:value="-1">
            <text:p>-1</text:p>
          </table:table-cell>
          <table:table-cell table:formula="of:=[.I101]" office:value-type="float" office:value="5">
            <text:p>5</text:p>
          </table:table-cell>
          <table:table-cell table:formula="of:=VLOOKUP([.$A102];Performances;[.$I102])" office:value-type="float" office:value="8.39999961853027">
            <text:p>8,40</text:p>
          </table:table-cell>
          <table:table-cell table:formula="of:=VLOOKUP(&quot;Thresh_p&quot;;Criteria;[.$I102];0)" office:value-type="float" office:value="1">
            <text:p>1</text:p>
          </table:table-cell>
          <table:table-cell table:formula="of:=VLOOKUP(&quot;Thresh_q&quot;;Criteria;[.$I102];0)" office:value-type="float" office:value="0">
            <text:p>0</text:p>
          </table:table-cell>
          <table:table-cell table:formula="of:=VLOOKUP(&quot;Weight&quot;;Criteria;[.$I102])" office:value-type="float" office:value="0.210000004768371">
            <text:p>0,21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04];Criteria;2;0)=&quot;Minimize&quot;;-1;+1)" office:value-type="float" office:value="-1">
            <text:p>-1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106]*[.$J106]+[.$L106]&gt;=[.$H106]*VLOOKUP([.B$69];Performances;[.$I106]);[.$M106];IF([.$H106]*[.$J106]+[.$K106]&lt;=[.$H106]*VLOOKUP([.B$69];Performances;[.$I106]);0;[.$M106]*([.$H106]*([.$J106]-VLOOKUP([.B$69];Performances;[.$I106]))+[.$K106])/([.$K106]-[.$L106])))" office:value-type="float" office:value="0.0900000071525575">
            <text:p>0,09</text:p>
          </table:table-cell>
          <table:table-cell table:formula="of:=IF([.$H106]*[.$J106]+[.$L106]&gt;=[.$H106]*VLOOKUP([.C$69];Performances;[.$I106]);[.$M106];IF([.$H106]*[.$J106]+[.$K106]&lt;=[.$H106]*VLOOKUP([.C$69];Performances;[.$I106]);0;[.$M106]*([.$H106]*([.$J106]-VLOOKUP([.C$69];Performances;[.$I106]))+[.$K106])/([.$K106]-[.$L106])))" office:value-type="float" office:value="0.0900000071525575">
            <text:p>0,09</text:p>
          </table:table-cell>
          <table:table-cell table:formula="of:=IF([.$H106]*[.$J106]+[.$L106]&gt;=[.$H106]*VLOOKUP([.D$69];Performances;[.$I106]);[.$M106];IF([.$H106]*[.$J106]+[.$K106]&lt;=[.$H106]*VLOOKUP([.D$69];Performances;[.$I106]);0;[.$M106]*([.$H106]*([.$J106]-VLOOKUP([.D$69];Performances;[.$I106]))+[.$K106])/([.$K106]-[.$L106])))" office:value-type="float" office:value="0.0900000071525575">
            <text:p>0,09</text:p>
          </table:table-cell>
          <table:table-cell table:formula="of:=IF([.$H106]*[.$J106]+[.$L106]&gt;=[.$H106]*VLOOKUP([.E$69];Performances;[.$I106]);[.$M106];IF([.$H106]*[.$J106]+[.$K106]&lt;=[.$H106]*VLOOKUP([.E$69];Performances;[.$I106]);0;[.$M106]*([.$H106]*([.$J106]-VLOOKUP([.E$69];Performances;[.$I106]))+[.$K106])/([.$K106]-[.$L106])))" office:value-type="float" office:value="0.0900000071525575">
            <text:p>0,09</text:p>
          </table:table-cell>
          <table:table-cell table:formula="of:=IF([.$H106]*[.$J106]+[.$L106]&gt;=[.$H106]*VLOOKUP([.F$69];Performances;[.$I106]);[.$M106];IF([.$H106]*[.$J106]+[.$K106]&lt;=[.$H106]*VLOOKUP([.F$69];Performances;[.$I106]);0;[.$M106]*([.$H106]*([.$J106]-VLOOKUP([.F$69];Performances;[.$I106]))+[.$K106])/([.$K106]-[.$L106])))" office:value-type="float" office:value="0.0900000071525575">
            <text:p>0,09</text:p>
          </table:table-cell>
          <table:table-cell table:formula="of:=IF([.$H106]*[.$J106]+[.$L106]&gt;=[.$H106]*VLOOKUP([.G$69];Performances;[.$I106]);[.$M106];IF([.$H106]*[.$J106]+[.$K106]&lt;=[.$H106]*VLOOKUP([.G$69];Performances;[.$I106]);0;[.$M106]*([.$H106]*([.$J106]-VLOOKUP([.G$69];Performances;[.$I106]))+[.$K106])/([.$K106]-[.$L106])))" office:value-type="float" office:value="0.0900000071525575">
            <text:p>0,09</text:p>
          </table:table-cell>
          <table:table-cell table:formula="of:=[.D104]" office:value-type="float" office:value="-1">
            <text:p>-1</text:p>
          </table:table-cell>
          <table:table-cell table:formula="of:=[.E104]" office:value-type="float" office:value="6">
            <text:p>6</text:p>
          </table:table-cell>
          <table:table-cell table:formula="of:=VLOOKUP([.$A106];Performances;[.$I106])" office:value-type="float" office:value="119">
            <text:p>119</text:p>
          </table:table-cell>
          <table:table-cell table:formula="of:=VLOOKUP(&quot;Thresh_p&quot;;Criteria;[.$I106];0)" office:value-type="float" office:value="100">
            <text:p>100</text:p>
          </table:table-cell>
          <table:table-cell table:formula="of:=VLOOKUP(&quot;Thresh_q&quot;;Criteria;[.$I106];0)" office:value-type="float" office:value="0">
            <text:p>0</text:p>
          </table:table-cell>
          <table:table-cell table:formula="of:=VLOOKUP(&quot;Weight&quot;;Criteria;[.$I106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107]*[.$J107]+[.$L107]&gt;=[.$H107]*VLOOKUP([.B$69];Performances;[.$I107]);[.$M107];IF([.$H107]*[.$J107]+[.$K107]&lt;=[.$H107]*VLOOKUP([.B$69];Performances;[.$I107]);0;[.$M107]*([.$H107]*([.$J107]-VLOOKUP([.B$69];Performances;[.$I107]))+[.$K107])/([.$K107]-[.$L107])))" office:value-type="float" office:value="0.0495000039339066">
            <text:p>0,05</text:p>
          </table:table-cell>
          <table:table-cell table:formula="of:=IF([.$H107]*[.$J107]+[.$L107]&gt;=[.$H107]*VLOOKUP([.C$69];Performances;[.$I107]);[.$M107];IF([.$H107]*[.$J107]+[.$K107]&lt;=[.$H107]*VLOOKUP([.C$69];Performances;[.$I107]);0;[.$M107]*([.$H107]*([.$J107]-VLOOKUP([.C$69];Performances;[.$I107]))+[.$K107])/([.$K107]-[.$L107])))" office:value-type="float" office:value="0.0900000071525575">
            <text:p>0,09</text:p>
          </table:table-cell>
          <table:table-cell table:formula="of:=IF([.$H107]*[.$J107]+[.$L107]&gt;=[.$H107]*VLOOKUP([.D$69];Performances;[.$I107]);[.$M107];IF([.$H107]*[.$J107]+[.$K107]&lt;=[.$H107]*VLOOKUP([.D$69];Performances;[.$I107]);0;[.$M107]*([.$H107]*([.$J107]-VLOOKUP([.D$69];Performances;[.$I107]))+[.$K107])/([.$K107]-[.$L107])))" office:value-type="float" office:value="0.0495000039339066">
            <text:p>0,05</text:p>
          </table:table-cell>
          <table:table-cell table:formula="of:=IF([.$H107]*[.$J107]+[.$L107]&gt;=[.$H107]*VLOOKUP([.E$69];Performances;[.$I107]);[.$M107];IF([.$H107]*[.$J107]+[.$K107]&lt;=[.$H107]*VLOOKUP([.E$69];Performances;[.$I107]);0;[.$M107]*([.$H107]*([.$J107]-VLOOKUP([.E$69];Performances;[.$I107]))+[.$K107])/([.$K107]-[.$L107])))" office:value-type="float" office:value="0.0576000045776368">
            <text:p>0,06</text:p>
          </table:table-cell>
          <table:table-cell table:formula="of:=IF([.$H107]*[.$J107]+[.$L107]&gt;=[.$H107]*VLOOKUP([.F$69];Performances;[.$I107]);[.$M107];IF([.$H107]*[.$J107]+[.$K107]&lt;=[.$H107]*VLOOKUP([.F$69];Performances;[.$I107]);0;[.$M107]*([.$H107]*([.$J107]-VLOOKUP([.F$69];Performances;[.$I107]))+[.$K107])/([.$K107]-[.$L107])))" office:value-type="float" office:value="0.078300006222725">
            <text:p>0,08</text:p>
          </table:table-cell>
          <table:table-cell table:formula="of:=IF([.$H107]*[.$J107]+[.$L107]&gt;=[.$H107]*VLOOKUP([.G$69];Performances;[.$I107]);[.$M107];IF([.$H107]*[.$J107]+[.$K107]&lt;=[.$H107]*VLOOKUP([.G$69];Performances;[.$I107]);0;[.$M107]*([.$H107]*([.$J107]-VLOOKUP([.G$69];Performances;[.$I107]))+[.$K107])/([.$K107]-[.$L107])))" office:value-type="float" office:value="0.0900000071525575">
            <text:p>0,09</text:p>
          </table:table-cell>
          <table:table-cell table:formula="of:=[.H106]" office:value-type="float" office:value="-1">
            <text:p>-1</text:p>
          </table:table-cell>
          <table:table-cell table:formula="of:=[.I106]" office:value-type="float" office:value="6">
            <text:p>6</text:p>
          </table:table-cell>
          <table:table-cell table:formula="of:=VLOOKUP([.$A107];Performances;[.$I107])" office:value-type="float" office:value="164">
            <text:p>164</text:p>
          </table:table-cell>
          <table:table-cell table:formula="of:=VLOOKUP(&quot;Thresh_p&quot;;Criteria;[.$I107];0)" office:value-type="float" office:value="100">
            <text:p>100</text:p>
          </table:table-cell>
          <table:table-cell table:formula="of:=VLOOKUP(&quot;Thresh_q&quot;;Criteria;[.$I107];0)" office:value-type="float" office:value="0">
            <text:p>0</text:p>
          </table:table-cell>
          <table:table-cell table:formula="of:=VLOOKUP(&quot;Weight&quot;;Criteria;[.$I107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108]*[.$J108]+[.$L108]&gt;=[.$H108]*VLOOKUP([.B$69];Performances;[.$I108]);[.$M108];IF([.$H108]*[.$J108]+[.$K108]&lt;=[.$H108]*VLOOKUP([.B$69];Performances;[.$I108]);0;[.$M108]*([.$H108]*([.$J108]-VLOOKUP([.B$69];Performances;[.$I108]))+[.$K108])/([.$K108]-[.$L108])))" office:value-type="float" office:value="0.0900000071525575">
            <text:p>0,09</text:p>
          </table:table-cell>
          <table:table-cell table:formula="of:=IF([.$H108]*[.$J108]+[.$L108]&gt;=[.$H108]*VLOOKUP([.C$69];Performances;[.$I108]);[.$M108];IF([.$H108]*[.$J108]+[.$K108]&lt;=[.$H108]*VLOOKUP([.C$69];Performances;[.$I108]);0;[.$M108]*([.$H108]*([.$J108]-VLOOKUP([.C$69];Performances;[.$I108]))+[.$K108])/([.$K108]-[.$L108])))" office:value-type="float" office:value="0.0900000071525575">
            <text:p>0,09</text:p>
          </table:table-cell>
          <table:table-cell table:formula="of:=IF([.$H108]*[.$J108]+[.$L108]&gt;=[.$H108]*VLOOKUP([.D$69];Performances;[.$I108]);[.$M108];IF([.$H108]*[.$J108]+[.$K108]&lt;=[.$H108]*VLOOKUP([.D$69];Performances;[.$I108]);0;[.$M108]*([.$H108]*([.$J108]-VLOOKUP([.D$69];Performances;[.$I108]))+[.$K108])/([.$K108]-[.$L108])))" office:value-type="float" office:value="0.0900000071525575">
            <text:p>0,09</text:p>
          </table:table-cell>
          <table:table-cell table:formula="of:=IF([.$H108]*[.$J108]+[.$L108]&gt;=[.$H108]*VLOOKUP([.E$69];Performances;[.$I108]);[.$M108];IF([.$H108]*[.$J108]+[.$K108]&lt;=[.$H108]*VLOOKUP([.E$69];Performances;[.$I108]);0;[.$M108]*([.$H108]*([.$J108]-VLOOKUP([.E$69];Performances;[.$I108]))+[.$K108])/([.$K108]-[.$L108])))" office:value-type="float" office:value="0.0900000071525575">
            <text:p>0,09</text:p>
          </table:table-cell>
          <table:table-cell table:formula="of:=IF([.$H108]*[.$J108]+[.$L108]&gt;=[.$H108]*VLOOKUP([.F$69];Performances;[.$I108]);[.$M108];IF([.$H108]*[.$J108]+[.$K108]&lt;=[.$H108]*VLOOKUP([.F$69];Performances;[.$I108]);0;[.$M108]*([.$H108]*([.$J108]-VLOOKUP([.F$69];Performances;[.$I108]))+[.$K108])/([.$K108]-[.$L108])))" office:value-type="float" office:value="0.0900000071525575">
            <text:p>0,09</text:p>
          </table:table-cell>
          <table:table-cell table:formula="of:=IF([.$H108]*[.$J108]+[.$L108]&gt;=[.$H108]*VLOOKUP([.G$69];Performances;[.$I108]);[.$M108];IF([.$H108]*[.$J108]+[.$K108]&lt;=[.$H108]*VLOOKUP([.G$69];Performances;[.$I108]);0;[.$M108]*([.$H108]*([.$J108]-VLOOKUP([.G$69];Performances;[.$I108]))+[.$K108])/([.$K108]-[.$L108])))" office:value-type="float" office:value="0.0900000071525575">
            <text:p>0,09</text:p>
          </table:table-cell>
          <table:table-cell table:formula="of:=[.H107]" office:value-type="float" office:value="-1">
            <text:p>-1</text:p>
          </table:table-cell>
          <table:table-cell table:formula="of:=[.I107]" office:value-type="float" office:value="6">
            <text:p>6</text:p>
          </table:table-cell>
          <table:table-cell table:formula="of:=VLOOKUP([.$A108];Performances;[.$I108])" office:value-type="float" office:value="119">
            <text:p>119</text:p>
          </table:table-cell>
          <table:table-cell table:formula="of:=VLOOKUP(&quot;Thresh_p&quot;;Criteria;[.$I108];0)" office:value-type="float" office:value="100">
            <text:p>100</text:p>
          </table:table-cell>
          <table:table-cell table:formula="of:=VLOOKUP(&quot;Thresh_q&quot;;Criteria;[.$I108];0)" office:value-type="float" office:value="0">
            <text:p>0</text:p>
          </table:table-cell>
          <table:table-cell table:formula="of:=VLOOKUP(&quot;Weight&quot;;Criteria;[.$I108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109]*[.$J109]+[.$L109]&gt;=[.$H109]*VLOOKUP([.B$69];Performances;[.$I109]);[.$M109];IF([.$H109]*[.$J109]+[.$K109]&lt;=[.$H109]*VLOOKUP([.B$69];Performances;[.$I109]);0;[.$M109]*([.$H109]*([.$J109]-VLOOKUP([.B$69];Performances;[.$I109]))+[.$K109])/([.$K109]-[.$L109])))" office:value-type="float" office:value="0.0819000065088273">
            <text:p>0,08</text:p>
          </table:table-cell>
          <table:table-cell table:formula="of:=IF([.$H109]*[.$J109]+[.$L109]&gt;=[.$H109]*VLOOKUP([.C$69];Performances;[.$I109]);[.$M109];IF([.$H109]*[.$J109]+[.$K109]&lt;=[.$H109]*VLOOKUP([.C$69];Performances;[.$I109]);0;[.$M109]*([.$H109]*([.$J109]-VLOOKUP([.C$69];Performances;[.$I109]))+[.$K109])/([.$K109]-[.$L109])))" office:value-type="float" office:value="0.0900000071525575">
            <text:p>0,09</text:p>
          </table:table-cell>
          <table:table-cell table:formula="of:=IF([.$H109]*[.$J109]+[.$L109]&gt;=[.$H109]*VLOOKUP([.D$69];Performances;[.$I109]);[.$M109];IF([.$H109]*[.$J109]+[.$K109]&lt;=[.$H109]*VLOOKUP([.D$69];Performances;[.$I109]);0;[.$M109]*([.$H109]*([.$J109]-VLOOKUP([.D$69];Performances;[.$I109]))+[.$K109])/([.$K109]-[.$L109])))" office:value-type="float" office:value="0.0819000065088273">
            <text:p>0,08</text:p>
          </table:table-cell>
          <table:table-cell table:formula="of:=IF([.$H109]*[.$J109]+[.$L109]&gt;=[.$H109]*VLOOKUP([.E$69];Performances;[.$I109]);[.$M109];IF([.$H109]*[.$J109]+[.$K109]&lt;=[.$H109]*VLOOKUP([.E$69];Performances;[.$I109]);0;[.$M109]*([.$H109]*([.$J109]-VLOOKUP([.E$69];Performances;[.$I109]))+[.$K109])/([.$K109]-[.$L109])))" office:value-type="float" office:value="0.0900000071525575">
            <text:p>0,09</text:p>
          </table:table-cell>
          <table:table-cell table:formula="of:=IF([.$H109]*[.$J109]+[.$L109]&gt;=[.$H109]*VLOOKUP([.F$69];Performances;[.$I109]);[.$M109];IF([.$H109]*[.$J109]+[.$K109]&lt;=[.$H109]*VLOOKUP([.F$69];Performances;[.$I109]);0;[.$M109]*([.$H109]*([.$J109]-VLOOKUP([.F$69];Performances;[.$I109]))+[.$K109])/([.$K109]-[.$L109])))" office:value-type="float" office:value="0.0900000071525575">
            <text:p>0,09</text:p>
          </table:table-cell>
          <table:table-cell table:formula="of:=IF([.$H109]*[.$J109]+[.$L109]&gt;=[.$H109]*VLOOKUP([.G$69];Performances;[.$I109]);[.$M109];IF([.$H109]*[.$J109]+[.$K109]&lt;=[.$H109]*VLOOKUP([.G$69];Performances;[.$I109]);0;[.$M109]*([.$H109]*([.$J109]-VLOOKUP([.G$69];Performances;[.$I109]))+[.$K109])/([.$K109]-[.$L109])))" office:value-type="float" office:value="0.0900000071525575">
            <text:p>0,09</text:p>
          </table:table-cell>
          <table:table-cell table:formula="of:=[.H108]" office:value-type="float" office:value="-1">
            <text:p>-1</text:p>
          </table:table-cell>
          <table:table-cell table:formula="of:=[.I108]" office:value-type="float" office:value="6">
            <text:p>6</text:p>
          </table:table-cell>
          <table:table-cell table:formula="of:=VLOOKUP([.$A109];Performances;[.$I109])" office:value-type="float" office:value="128">
            <text:p>128</text:p>
          </table:table-cell>
          <table:table-cell table:formula="of:=VLOOKUP(&quot;Thresh_p&quot;;Criteria;[.$I109];0)" office:value-type="float" office:value="100">
            <text:p>100</text:p>
          </table:table-cell>
          <table:table-cell table:formula="of:=VLOOKUP(&quot;Thresh_q&quot;;Criteria;[.$I109];0)" office:value-type="float" office:value="0">
            <text:p>0</text:p>
          </table:table-cell>
          <table:table-cell table:formula="of:=VLOOKUP(&quot;Weight&quot;;Criteria;[.$I109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110]*[.$J110]+[.$L110]&gt;=[.$H110]*VLOOKUP([.B$69];Performances;[.$I110]);[.$M110];IF([.$H110]*[.$J110]+[.$K110]&lt;=[.$H110]*VLOOKUP([.B$69];Performances;[.$I110]);0;[.$M110]*([.$H110]*([.$J110]-VLOOKUP([.B$69];Performances;[.$I110]))+[.$K110])/([.$K110]-[.$L110])))" office:value-type="float" office:value="0.0612000048637391">
            <text:p>0,06</text:p>
          </table:table-cell>
          <table:table-cell table:formula="of:=IF([.$H110]*[.$J110]+[.$L110]&gt;=[.$H110]*VLOOKUP([.C$69];Performances;[.$I110]);[.$M110];IF([.$H110]*[.$J110]+[.$K110]&lt;=[.$H110]*VLOOKUP([.C$69];Performances;[.$I110]);0;[.$M110]*([.$H110]*([.$J110]-VLOOKUP([.C$69];Performances;[.$I110]))+[.$K110])/([.$K110]-[.$L110])))" office:value-type="float" office:value="0.0900000071525575">
            <text:p>0,09</text:p>
          </table:table-cell>
          <table:table-cell table:formula="of:=IF([.$H110]*[.$J110]+[.$L110]&gt;=[.$H110]*VLOOKUP([.D$69];Performances;[.$I110]);[.$M110];IF([.$H110]*[.$J110]+[.$K110]&lt;=[.$H110]*VLOOKUP([.D$69];Performances;[.$I110]);0;[.$M110]*([.$H110]*([.$J110]-VLOOKUP([.D$69];Performances;[.$I110]))+[.$K110])/([.$K110]-[.$L110])))" office:value-type="float" office:value="0.0612000048637391">
            <text:p>0,06</text:p>
          </table:table-cell>
          <table:table-cell table:formula="of:=IF([.$H110]*[.$J110]+[.$L110]&gt;=[.$H110]*VLOOKUP([.E$69];Performances;[.$I110]);[.$M110];IF([.$H110]*[.$J110]+[.$K110]&lt;=[.$H110]*VLOOKUP([.E$69];Performances;[.$I110]);0;[.$M110]*([.$H110]*([.$J110]-VLOOKUP([.E$69];Performances;[.$I110]))+[.$K110])/([.$K110]-[.$L110])))" office:value-type="float" office:value="0.0693000055074693">
            <text:p>0,07</text:p>
          </table:table-cell>
          <table:table-cell table:formula="of:=IF([.$H110]*[.$J110]+[.$L110]&gt;=[.$H110]*VLOOKUP([.F$69];Performances;[.$I110]);[.$M110];IF([.$H110]*[.$J110]+[.$K110]&lt;=[.$H110]*VLOOKUP([.F$69];Performances;[.$I110]);0;[.$M110]*([.$H110]*([.$J110]-VLOOKUP([.F$69];Performances;[.$I110]))+[.$K110])/([.$K110]-[.$L110])))" office:value-type="float" office:value="0.0900000071525575">
            <text:p>0,09</text:p>
          </table:table-cell>
          <table:table-cell table:formula="of:=IF([.$H110]*[.$J110]+[.$L110]&gt;=[.$H110]*VLOOKUP([.G$69];Performances;[.$I110]);[.$M110];IF([.$H110]*[.$J110]+[.$K110]&lt;=[.$H110]*VLOOKUP([.G$69];Performances;[.$I110]);0;[.$M110]*([.$H110]*([.$J110]-VLOOKUP([.G$69];Performances;[.$I110]))+[.$K110])/([.$K110]-[.$L110])))" office:value-type="float" office:value="0.0900000071525575">
            <text:p>0,09</text:p>
          </table:table-cell>
          <table:table-cell table:formula="of:=[.H109]" office:value-type="float" office:value="-1">
            <text:p>-1</text:p>
          </table:table-cell>
          <table:table-cell table:formula="of:=[.I109]" office:value-type="float" office:value="6">
            <text:p>6</text:p>
          </table:table-cell>
          <table:table-cell table:formula="of:=VLOOKUP([.$A110];Performances;[.$I110])" office:value-type="float" office:value="151">
            <text:p>151</text:p>
          </table:table-cell>
          <table:table-cell table:formula="of:=VLOOKUP(&quot;Thresh_p&quot;;Criteria;[.$I110];0)" office:value-type="float" office:value="100">
            <text:p>100</text:p>
          </table:table-cell>
          <table:table-cell table:formula="of:=VLOOKUP(&quot;Thresh_q&quot;;Criteria;[.$I110];0)" office:value-type="float" office:value="0">
            <text:p>0</text:p>
          </table:table-cell>
          <table:table-cell table:formula="of:=VLOOKUP(&quot;Weight&quot;;Criteria;[.$I110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111]*[.$J111]+[.$L111]&gt;=[.$H111]*VLOOKUP([.B$69];Performances;[.$I111]);[.$M111];IF([.$H111]*[.$J111]+[.$K111]&lt;=[.$H111]*VLOOKUP([.B$69];Performances;[.$I111]);0;[.$M111]*([.$H111]*([.$J111]-VLOOKUP([.B$69];Performances;[.$I111]))+[.$K111])/([.$K111]-[.$L111])))" office:value-type="float" office:value="0.0495000039339066">
            <text:p>0,05</text:p>
          </table:table-cell>
          <table:table-cell table:formula="of:=IF([.$H111]*[.$J111]+[.$L111]&gt;=[.$H111]*VLOOKUP([.C$69];Performances;[.$I111]);[.$M111];IF([.$H111]*[.$J111]+[.$K111]&lt;=[.$H111]*VLOOKUP([.C$69];Performances;[.$I111]);0;[.$M111]*([.$H111]*([.$J111]-VLOOKUP([.C$69];Performances;[.$I111]))+[.$K111])/([.$K111]-[.$L111])))" office:value-type="float" office:value="0.0900000071525575">
            <text:p>0,09</text:p>
          </table:table-cell>
          <table:table-cell table:formula="of:=IF([.$H111]*[.$J111]+[.$L111]&gt;=[.$H111]*VLOOKUP([.D$69];Performances;[.$I111]);[.$M111];IF([.$H111]*[.$J111]+[.$K111]&lt;=[.$H111]*VLOOKUP([.D$69];Performances;[.$I111]);0;[.$M111]*([.$H111]*([.$J111]-VLOOKUP([.D$69];Performances;[.$I111]))+[.$K111])/([.$K111]-[.$L111])))" office:value-type="float" office:value="0.0495000039339066">
            <text:p>0,05</text:p>
          </table:table-cell>
          <table:table-cell table:formula="of:=IF([.$H111]*[.$J111]+[.$L111]&gt;=[.$H111]*VLOOKUP([.E$69];Performances;[.$I111]);[.$M111];IF([.$H111]*[.$J111]+[.$K111]&lt;=[.$H111]*VLOOKUP([.E$69];Performances;[.$I111]);0;[.$M111]*([.$H111]*([.$J111]-VLOOKUP([.E$69];Performances;[.$I111]))+[.$K111])/([.$K111]-[.$L111])))" office:value-type="float" office:value="0.0576000045776368">
            <text:p>0,06</text:p>
          </table:table-cell>
          <table:table-cell table:formula="of:=IF([.$H111]*[.$J111]+[.$L111]&gt;=[.$H111]*VLOOKUP([.F$69];Performances;[.$I111]);[.$M111];IF([.$H111]*[.$J111]+[.$K111]&lt;=[.$H111]*VLOOKUP([.F$69];Performances;[.$I111]);0;[.$M111]*([.$H111]*([.$J111]-VLOOKUP([.F$69];Performances;[.$I111]))+[.$K111])/([.$K111]-[.$L111])))" office:value-type="float" office:value="0.078300006222725">
            <text:p>0,08</text:p>
          </table:table-cell>
          <table:table-cell table:formula="of:=IF([.$H111]*[.$J111]+[.$L111]&gt;=[.$H111]*VLOOKUP([.G$69];Performances;[.$I111]);[.$M111];IF([.$H111]*[.$J111]+[.$K111]&lt;=[.$H111]*VLOOKUP([.G$69];Performances;[.$I111]);0;[.$M111]*([.$H111]*([.$J111]-VLOOKUP([.G$69];Performances;[.$I111]))+[.$K111])/([.$K111]-[.$L111])))" office:value-type="float" office:value="0.0900000071525575">
            <text:p>0,09</text:p>
          </table:table-cell>
          <table:table-cell table:formula="of:=[.H110]" office:value-type="float" office:value="-1">
            <text:p>-1</text:p>
          </table:table-cell>
          <table:table-cell table:formula="of:=[.I110]" office:value-type="float" office:value="6">
            <text:p>6</text:p>
          </table:table-cell>
          <table:table-cell table:formula="of:=VLOOKUP([.$A111];Performances;[.$I111])" office:value-type="float" office:value="164">
            <text:p>164</text:p>
          </table:table-cell>
          <table:table-cell table:formula="of:=VLOOKUP(&quot;Thresh_p&quot;;Criteria;[.$I111];0)" office:value-type="float" office:value="100">
            <text:p>100</text:p>
          </table:table-cell>
          <table:table-cell table:formula="of:=VLOOKUP(&quot;Thresh_q&quot;;Criteria;[.$I111];0)" office:value-type="float" office:value="0">
            <text:p>0</text:p>
          </table:table-cell>
          <table:table-cell table:formula="of:=VLOOKUP(&quot;Weight&quot;;Criteria;[.$I111])" office:value-type="float" office:value="0.0900000071525575">
            <text:p>0,09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Titre_a0_2" office:value-type="string">
            <text:p>Sum</text:p>
          </table:table-cell>
          <table:table-cell table:style-name="Default" table:number-columns-repeated="12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udi A3 TDI e</text:p>
          </table:table-cell>
          <table:table-cell table:style-name="ce7" table:formula="of:=[.B70]+[.B79]+[.B88]+[.B97]+[.B106]" office:value-type="float" office:value="1.00000003874302">
            <text:p>1,000000</text:p>
          </table:table-cell>
          <table:table-cell table:style-name="ce7" table:formula="of:=[.C70]+[.C79]+[.C88]+[.C97]+[.C106]" office:value-type="float" office:value="0.700000017881393">
            <text:p>0,700000</text:p>
          </table:table-cell>
          <table:table-cell table:style-name="ce7" table:formula="of:=[.D70]+[.D79]+[.D88]+[.D97]+[.D106]" office:value-type="float" office:value="0.490000013113022">
            <text:p>0,490000</text:p>
          </table:table-cell>
          <table:table-cell table:style-name="ce7" table:formula="of:=[.E70]+[.E79]+[.E88]+[.E97]+[.E106]" office:value-type="float" office:value="0.700000017881393">
            <text:p>0,700000</text:p>
          </table:table-cell>
          <table:table-cell table:style-name="ce7" table:formula="of:=[.F70]+[.F79]+[.F88]+[.F97]+[.F106]" office:value-type="float" office:value="0.700000017881393">
            <text:p>0,700000</text:p>
          </table:table-cell>
          <table:table-cell table:style-name="ce7" table:formula="of:=[.G70]+[.G79]+[.G88]+[.G97]+[.G106]" office:value-type="float" office:value="0.700000017881393">
            <text:p>0,70000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.B71]+[.B80]+[.B89]+[.B98]+[.B107]" office:value-type="float" office:value="0.349500024795533">
            <text:p>0,349500</text:p>
          </table:table-cell>
          <table:table-cell table:style-name="ce7" table:formula="of:=[.C71]+[.C80]+[.C89]+[.C98]+[.C107]" office:value-type="float" office:value="1.00000003874302">
            <text:p>1,000000</text:p>
          </table:table-cell>
          <table:table-cell table:style-name="ce7" table:formula="of:=[.D71]+[.D80]+[.D89]+[.D98]+[.D107]" office:value-type="float" office:value="0.349500024795533">
            <text:p>0,349500</text:p>
          </table:table-cell>
          <table:table-cell table:style-name="ce7" table:formula="of:=[.E71]+[.E80]+[.E89]+[.E98]+[.E107]" office:value-type="float" office:value="0.613600003832577">
            <text:p>0,613600</text:p>
          </table:table-cell>
          <table:table-cell table:style-name="ce7" table:formula="of:=[.F71]+[.F80]+[.F89]+[.F98]+[.F107]" office:value-type="float" office:value="0.378300027084351">
            <text:p>0,378300</text:p>
          </table:table-cell>
          <table:table-cell table:style-name="ce7" table:formula="of:=[.G71]+[.G80]+[.G89]+[.G98]+[.G107]" office:value-type="float" office:value="0.58800000438094">
            <text:p>0,58800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BMW 118d Hatch</text:p>
          </table:table-cell>
          <table:table-cell table:style-name="ce7" table:formula="of:=[.B72]+[.B81]+[.B90]+[.B99]+[.B108]" office:value-type="float" office:value="0.668800033807754">
            <text:p>0,668800</text:p>
          </table:table-cell>
          <table:table-cell table:style-name="ce7" table:formula="of:=[.C72]+[.C81]+[.C90]+[.C99]+[.C108]" office:value-type="float" office:value="0.87400005221367">
            <text:p>0,874000</text:p>
          </table:table-cell>
          <table:table-cell table:style-name="ce7" table:formula="of:=[.D72]+[.D81]+[.D90]+[.D99]+[.D108]" office:value-type="float" office:value="1.00000003874302">
            <text:p>1,000000</text:p>
          </table:table-cell>
          <table:table-cell table:style-name="ce7" table:formula="of:=[.E72]+[.E81]+[.E90]+[.E99]+[.E108]" office:value-type="float" office:value="0.754000026553869">
            <text:p>0,754000</text:p>
          </table:table-cell>
          <table:table-cell table:style-name="ce7" table:formula="of:=[.F72]+[.F81]+[.F90]+[.F99]+[.F108]" office:value-type="float" office:value="0.776000035405159">
            <text:p>0,776000</text:p>
          </table:table-cell>
          <table:table-cell table:style-name="ce7" table:formula="of:=[.G72]+[.G81]+[.G90]+[.G99]+[.G108]" office:value-type="float" office:value="0.754000026553869">
            <text:p>0,75400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.B73]+[.B82]+[.B91]+[.B100]+[.B109]" office:value-type="float" office:value="0.402900107955933">
            <text:p>0,402900</text:p>
          </table:table-cell>
          <table:table-cell table:style-name="ce7" table:formula="of:=[.C73]+[.C82]+[.C91]+[.C100]+[.C109]" office:value-type="float" office:value="0.600000032782555">
            <text:p>0,600000</text:p>
          </table:table-cell>
          <table:table-cell table:style-name="ce7" table:formula="of:=[.D73]+[.D82]+[.D91]+[.D100]+[.D109]" office:value-type="float" office:value="0.381900027370453">
            <text:p>0,381900</text:p>
          </table:table-cell>
          <table:table-cell table:style-name="ce7" table:formula="of:=[.E73]+[.E82]+[.E91]+[.E100]+[.E109]" office:value-type="float" office:value="1.00000003874302">
            <text:p>1,000000</text:p>
          </table:table-cell>
          <table:table-cell table:style-name="ce7" table:formula="of:=[.F73]+[.F82]+[.F91]+[.F100]+[.F109]" office:value-type="float" office:value="0.600000032782555">
            <text:p>0,600000</text:p>
          </table:table-cell>
          <table:table-cell table:style-name="ce7" table:formula="of:=[.G73]+[.G82]+[.G91]+[.G100]+[.G109]" office:value-type="float" office:value="0.582000031352043">
            <text:p>0,58200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Volvo C30</text:p>
          </table:table-cell>
          <table:table-cell table:style-name="ce7" table:formula="of:=[.B74]+[.B83]+[.B92]+[.B101]+[.B110]" office:value-type="float" office:value="0.734000031280518">
            <text:p>0,734000</text:p>
          </table:table-cell>
          <table:table-cell table:style-name="ce7" table:formula="of:=[.C74]+[.C83]+[.C92]+[.C101]+[.C110]" office:value-type="float" office:value="0.808000070452692">
            <text:p>0,808000</text:p>
          </table:table-cell>
          <table:table-cell table:style-name="ce7" table:formula="of:=[.D74]+[.D83]+[.D92]+[.D101]+[.D110]" office:value-type="float" office:value="0.695200049924852">
            <text:p>0,695200</text:p>
          </table:table-cell>
          <table:table-cell table:style-name="ce7" table:formula="of:=[.E74]+[.E83]+[.E92]+[.E101]+[.E110]" office:value-type="float" office:value="0.520300022166969">
            <text:p>0,520300</text:p>
          </table:table-cell>
          <table:table-cell table:style-name="ce7" table:formula="of:=[.F74]+[.F83]+[.F92]+[.F101]+[.F110]" office:value-type="float" office:value="1.00000003874302">
            <text:p>1,000000</text:p>
          </table:table-cell>
          <table:table-cell table:style-name="ce7" table:formula="of:=[.G74]+[.G83]+[.G92]+[.G101]+[.G110]" office:value-type="float" office:value="0.730000048130751">
            <text:p>0,73000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Volvo S40 D5</text:p>
          </table:table-cell>
          <table:table-cell table:style-name="ce7" table:formula="of:=[.B75]+[.B84]+[.B93]+[.B102]+[.B111]" office:value-type="float" office:value="0.349500024795533">
            <text:p>0,349500</text:p>
          </table:table-cell>
          <table:table-cell table:style-name="ce7" table:formula="of:=[.C75]+[.C84]+[.C93]+[.C102]+[.C111]" office:value-type="float" office:value="1.00000003874302">
            <text:p>1,000000</text:p>
          </table:table-cell>
          <table:table-cell table:style-name="ce7" table:formula="of:=[.D75]+[.D84]+[.D93]+[.D102]+[.D111]" office:value-type="float" office:value="0.397500025510788">
            <text:p>0,397500</text:p>
          </table:table-cell>
          <table:table-cell table:style-name="ce7" table:formula="of:=[.E75]+[.E84]+[.E93]+[.E102]+[.E111]" office:value-type="float" office:value="0.757600031399727">
            <text:p>0,757600</text:p>
          </table:table-cell>
          <table:table-cell table:style-name="ce7" table:formula="of:=[.F75]+[.F84]+[.F93]+[.F102]+[.F111]" office:value-type="float" office:value="0.42030008811951">
            <text:p>0,420300</text:p>
          </table:table-cell>
          <table:table-cell table:style-name="ce7" table:formula="of:=[.G75]+[.G84]+[.G93]+[.G102]+[.G111]" office:value-type="float" office:value="1.00000003874302">
            <text:p>1,000000</text:p>
          </table:table-cell>
          <table:table-cell table:style-name="Default" table:number-columns-repeated="6"/>
        </table:table-row>
        <table:table-row table:style-name="ro2" table:number-rows-repeated="6">
          <table:table-cell table:style-name="Default" table:number-columns-repeated="13"/>
        </table:table-row>
        <table:table-row table:style-name="ro1">
          <table:table-cell table:style-name="ce6" office:value-type="string">
            <text:p>Concordance (restricted to two criteria)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(perf a + threshold_q) better than or equal to (perf b) =&gt; full weight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(perf a + threshold_p) less than or equal to (perf b) =&gt; zero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else =&gt; weight * (perf a - perf b + threshold_p) / (threshold_p - threshold_q)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Electre III, Electre Tri, Electre IS.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table:number-columns-repeated="9"/>
          <table:table-cell table:number-columns-repeated="4"/>
        </table:table-row>
        <table:table-row table:style-name="ro2">
          <table:table-cell table:style-name="ce5" office:value-type="string">
            <text:p>Sum weight</text:p>
          </table:table-cell>
          <table:table-cell table:style-name="ce5" table:formula="of:=VLOOKUP(&quot;Weight&quot;;Criteria;[.$I137])+VLOOKUP(&quot;Weight&quot;;Criteria;[.$I146])" office:value-type="float" office:value="0.580000020265579">
            <text:p>0,58</text:p>
          </table:table-cell>
          <table:table-cell table:style-name="ce5" table:number-columns-repeated="7"/>
          <table:table-cell table:number-columns-repeated="4"/>
        </table:table-row>
        <table:table-row table:style-name="ro2">
          <table:table-cell table:style-name="ce5" table:number-columns-repeated="9"/>
          <table:table-cell table:number-columns-repeated="4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35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137]*[.$J137]+[.$L137]&gt;=[.$H137]*VLOOKUP([.B$69];Performances;[.$I137]);[.$M137];IF([.$H137]*[.$J137]+[.$K137]&lt;=[.$H137]*VLOOKUP([.B$69];Performances;[.$I137]);0;[.$M137]*([.$H137]*([.$J137]-VLOOKUP([.B$69];Performances;[.$I137]))+[.$K137])/([.$K137]-[.$L137])))" office:value-type="float" office:value="0.689655158593453">
            <text:p>0,69</text:p>
          </table:table-cell>
          <table:table-cell table:formula="of:=IF([.$H137]*[.$J137]+[.$L137]&gt;=[.$H137]*VLOOKUP([.C$69];Performances;[.$I137]);[.$M137];IF([.$H137]*[.$J137]+[.$K137]&lt;=[.$H137]*VLOOKUP([.C$69];Performances;[.$I137]);0;[.$M137]*([.$H137]*([.$J137]-VLOOKUP([.C$69];Performances;[.$I137]))+[.$K137])/([.$K137]-[.$L137])))" office:value-type="float" office:value="0.689655158593453">
            <text:p>0,69</text:p>
          </table:table-cell>
          <table:table-cell table:formula="of:=IF([.$H137]*[.$J137]+[.$L137]&gt;=[.$H137]*VLOOKUP([.D$69];Performances;[.$I137]);[.$M137];IF([.$H137]*[.$J137]+[.$K137]&lt;=[.$H137]*VLOOKUP([.D$69];Performances;[.$I137]);0;[.$M137]*([.$H137]*([.$J137]-VLOOKUP([.D$69];Performances;[.$I137]))+[.$K137])/([.$K137]-[.$L137])))" office:value-type="float" office:value="0.689655158593453">
            <text:p>0,69</text:p>
          </table:table-cell>
          <table:table-cell table:formula="of:=IF([.$H137]*[.$J137]+[.$L137]&gt;=[.$H137]*VLOOKUP([.E$69];Performances;[.$I137]);[.$M137];IF([.$H137]*[.$J137]+[.$K137]&lt;=[.$H137]*VLOOKUP([.E$69];Performances;[.$I137]);0;[.$M137]*([.$H137]*([.$J137]-VLOOKUP([.E$69];Performances;[.$I137]))+[.$K137])/([.$K137]-[.$L137])))" office:value-type="float" office:value="0.689655158593453">
            <text:p>0,69</text:p>
          </table:table-cell>
          <table:table-cell table:formula="of:=IF([.$H137]*[.$J137]+[.$L137]&gt;=[.$H137]*VLOOKUP([.F$69];Performances;[.$I137]);[.$M137];IF([.$H137]*[.$J137]+[.$K137]&lt;=[.$H137]*VLOOKUP([.F$69];Performances;[.$I137]);0;[.$M137]*([.$H137]*([.$J137]-VLOOKUP([.F$69];Performances;[.$I137]))+[.$K137])/([.$K137]-[.$L137])))" office:value-type="float" office:value="0.689655158593453">
            <text:p>0,69</text:p>
          </table:table-cell>
          <table:table-cell table:formula="of:=IF([.$H137]*[.$J137]+[.$L137]&gt;=[.$H137]*VLOOKUP([.G$69];Performances;[.$I137]);[.$M137];IF([.$H137]*[.$J137]+[.$K137]&lt;=[.$H137]*VLOOKUP([.G$69];Performances;[.$I137]);0;[.$M137]*([.$H137]*([.$J137]-VLOOKUP([.G$69];Performances;[.$I137]))+[.$K137])/([.$K137]-[.$L137])))" office:value-type="float" office:value="0.689655158593453">
            <text:p>0,69</text:p>
          </table:table-cell>
          <table:table-cell table:formula="of:=[.D135]" office:value-type="float" office:value="-1">
            <text:p>-1</text:p>
          </table:table-cell>
          <table:table-cell table:formula="of:=[.E135]" office:value-type="float" office:value="2">
            <text:p>2</text:p>
          </table:table-cell>
          <table:table-cell table:formula="of:=VLOOKUP([.$A137];Performances;[.$I137])" office:value-type="float" office:value="22080">
            <text:p>22080</text:p>
          </table:table-cell>
          <table:table-cell table:formula="of:=VLOOKUP(&quot;Thresh_p&quot;;Criteria;[.$I137];0)" office:value-type="float" office:value="3000">
            <text:p>3000</text:p>
          </table:table-cell>
          <table:table-cell table:formula="of:=VLOOKUP(&quot;Thresh_q&quot;;Criteria;[.$I137];0)" office:value-type="float" office:value="500">
            <text:p>500</text:p>
          </table:table-cell>
          <table:table-cell table:formula="of:=VLOOKUP(&quot;Weight&quot;;Criteria;[.$I137])/[.B$133]" office:value-type="float" office:value="0.689655158593453">
            <text:p>0,69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138]*[.$J138]+[.$L138]&gt;=[.$H138]*VLOOKUP([.B$69];Performances;[.$I138]);[.$M138];IF([.$H138]*[.$J138]+[.$K138]&lt;=[.$H138]*VLOOKUP([.B$69];Performances;[.$I138]);0;[.$M138]*([.$H138]*([.$J138]-VLOOKUP([.B$69];Performances;[.$I138]))+[.$K138])/([.$K138]-[.$L138])))" office:value-type="float" office:value="0">
            <text:p>0</text:p>
          </table:table-cell>
          <table:table-cell table:formula="of:=IF([.$H138]*[.$J138]+[.$L138]&gt;=[.$H138]*VLOOKUP([.C$69];Performances;[.$I138]);[.$M138];IF([.$H138]*[.$J138]+[.$K138]&lt;=[.$H138]*VLOOKUP([.C$69];Performances;[.$I138]);0;[.$M138]*([.$H138]*([.$J138]-VLOOKUP([.C$69];Performances;[.$I138]))+[.$K138])/([.$K138]-[.$L138])))" office:value-type="float" office:value="0.689655158593453">
            <text:p>0,69</text:p>
          </table:table-cell>
          <table:table-cell table:formula="of:=IF([.$H138]*[.$J138]+[.$L138]&gt;=[.$H138]*VLOOKUP([.D$69];Performances;[.$I138]);[.$M138];IF([.$H138]*[.$J138]+[.$K138]&lt;=[.$H138]*VLOOKUP([.D$69];Performances;[.$I138]);0;[.$M138]*([.$H138]*([.$J138]-VLOOKUP([.D$69];Performances;[.$I138]))+[.$K138])/([.$K138]-[.$L138])))" office:value-type="float" office:value="0">
            <text:p>0</text:p>
          </table:table-cell>
          <table:table-cell table:formula="of:=IF([.$H138]*[.$J138]+[.$L138]&gt;=[.$H138]*VLOOKUP([.E$69];Performances;[.$I138]);[.$M138];IF([.$H138]*[.$J138]+[.$K138]&lt;=[.$H138]*VLOOKUP([.E$69];Performances;[.$I138]);0;[.$M138]*([.$H138]*([.$J138]-VLOOKUP([.E$69];Performances;[.$I138]))+[.$K138])/([.$K138]-[.$L138])))" office:value-type="float" office:value="0.689655158593453">
            <text:p>0,69</text:p>
          </table:table-cell>
          <table:table-cell table:formula="of:=IF([.$H138]*[.$J138]+[.$L138]&gt;=[.$H138]*VLOOKUP([.F$69];Performances;[.$I138]);[.$M138];IF([.$H138]*[.$J138]+[.$K138]&lt;=[.$H138]*VLOOKUP([.F$69];Performances;[.$I138]);0;[.$M138]*([.$H138]*([.$J138]-VLOOKUP([.F$69];Performances;[.$I138]))+[.$K138])/([.$K138]-[.$L138])))" office:value-type="float" office:value="0">
            <text:p>0</text:p>
          </table:table-cell>
          <table:table-cell table:formula="of:=IF([.$H138]*[.$J138]+[.$L138]&gt;=[.$H138]*VLOOKUP([.G$69];Performances;[.$I138]);[.$M138];IF([.$H138]*[.$J138]+[.$K138]&lt;=[.$H138]*VLOOKUP([.G$69];Performances;[.$I138]);0;[.$M138]*([.$H138]*([.$J138]-VLOOKUP([.G$69];Performances;[.$I138]))+[.$K138])/([.$K138]-[.$L138])))" office:value-type="float" office:value="0.620689642734108">
            <text:p>0,62</text:p>
          </table:table-cell>
          <table:table-cell table:formula="of:=[.H137]" office:value-type="float" office:value="-1">
            <text:p>-1</text:p>
          </table:table-cell>
          <table:table-cell table:formula="of:=[.I137]" office:value-type="float" office:value="2">
            <text:p>2</text:p>
          </table:table-cell>
          <table:table-cell table:formula="of:=VLOOKUP([.$A138];Performances;[.$I138])" office:value-type="float" office:value="28100">
            <text:p>28100</text:p>
          </table:table-cell>
          <table:table-cell table:formula="of:=VLOOKUP(&quot;Thresh_p&quot;;Criteria;[.$I138];0)" office:value-type="float" office:value="3000">
            <text:p>3000</text:p>
          </table:table-cell>
          <table:table-cell table:formula="of:=VLOOKUP(&quot;Thresh_q&quot;;Criteria;[.$I138];0)" office:value-type="float" office:value="500">
            <text:p>500</text:p>
          </table:table-cell>
          <table:table-cell table:formula="of:=VLOOKUP(&quot;Weight&quot;;Criteria;[.$I138])/[.B$133]" office:value-type="float" office:value="0.689655158593453">
            <text:p>0,69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139]*[.$J139]+[.$L139]&gt;=[.$H139]*VLOOKUP([.B$69];Performances;[.$I139]);[.$M139];IF([.$H139]*[.$J139]+[.$K139]&lt;=[.$H139]*VLOOKUP([.B$69];Performances;[.$I139]);0;[.$M139]*([.$H139]*([.$J139]-VLOOKUP([.B$69];Performances;[.$I139]))+[.$K139])/([.$K139]-[.$L139])))" office:value-type="float" office:value="0.118620687278074">
            <text:p>0,12</text:p>
          </table:table-cell>
          <table:table-cell table:formula="of:=IF([.$H139]*[.$J139]+[.$L139]&gt;=[.$H139]*VLOOKUP([.C$69];Performances;[.$I139]);[.$M139];IF([.$H139]*[.$J139]+[.$K139]&lt;=[.$H139]*VLOOKUP([.C$69];Performances;[.$I139]);0;[.$M139]*([.$H139]*([.$J139]-VLOOKUP([.C$69];Performances;[.$I139]))+[.$K139])/([.$K139]-[.$L139])))" office:value-type="float" office:value="0.689655158593453">
            <text:p>0,69</text:p>
          </table:table-cell>
          <table:table-cell table:formula="of:=IF([.$H139]*[.$J139]+[.$L139]&gt;=[.$H139]*VLOOKUP([.D$69];Performances;[.$I139]);[.$M139];IF([.$H139]*[.$J139]+[.$K139]&lt;=[.$H139]*VLOOKUP([.D$69];Performances;[.$I139]);0;[.$M139]*([.$H139]*([.$J139]-VLOOKUP([.D$69];Performances;[.$I139]))+[.$K139])/([.$K139]-[.$L139])))" office:value-type="float" office:value="0.689655158593453">
            <text:p>0,69</text:p>
          </table:table-cell>
          <table:table-cell table:formula="of:=IF([.$H139]*[.$J139]+[.$L139]&gt;=[.$H139]*VLOOKUP([.E$69];Performances;[.$I139]);[.$M139];IF([.$H139]*[.$J139]+[.$K139]&lt;=[.$H139]*VLOOKUP([.E$69];Performances;[.$I139]);0;[.$M139]*([.$H139]*([.$J139]-VLOOKUP([.E$69];Performances;[.$I139]))+[.$K139])/([.$K139]-[.$L139])))" office:value-type="float" office:value="0.689655158593453">
            <text:p>0,69</text:p>
          </table:table-cell>
          <table:table-cell table:formula="of:=IF([.$H139]*[.$J139]+[.$L139]&gt;=[.$H139]*VLOOKUP([.F$69];Performances;[.$I139]);[.$M139];IF([.$H139]*[.$J139]+[.$K139]&lt;=[.$H139]*VLOOKUP([.F$69];Performances;[.$I139]);0;[.$M139]*([.$H139]*([.$J139]-VLOOKUP([.F$69];Performances;[.$I139]))+[.$K139])/([.$K139]-[.$L139])))" office:value-type="float" office:value="0.303448269781119">
            <text:p>0,30</text:p>
          </table:table-cell>
          <table:table-cell table:formula="of:=IF([.$H139]*[.$J139]+[.$L139]&gt;=[.$H139]*VLOOKUP([.G$69];Performances;[.$I139]);[.$M139];IF([.$H139]*[.$J139]+[.$K139]&lt;=[.$H139]*VLOOKUP([.G$69];Performances;[.$I139]);0;[.$M139]*([.$H139]*([.$J139]-VLOOKUP([.G$69];Performances;[.$I139]))+[.$K139])/([.$K139]-[.$L139])))" office:value-type="float" office:value="0.689655158593453">
            <text:p>0,69</text:p>
          </table:table-cell>
          <table:table-cell table:formula="of:=[.H138]" office:value-type="float" office:value="-1">
            <text:p>-1</text:p>
          </table:table-cell>
          <table:table-cell table:formula="of:=[.I138]" office:value-type="float" office:value="2">
            <text:p>2</text:p>
          </table:table-cell>
          <table:table-cell table:formula="of:=VLOOKUP([.$A139];Performances;[.$I139])" office:value-type="float" office:value="24650">
            <text:p>24650</text:p>
          </table:table-cell>
          <table:table-cell table:formula="of:=VLOOKUP(&quot;Thresh_p&quot;;Criteria;[.$I139];0)" office:value-type="float" office:value="3000">
            <text:p>3000</text:p>
          </table:table-cell>
          <table:table-cell table:formula="of:=VLOOKUP(&quot;Thresh_q&quot;;Criteria;[.$I139];0)" office:value-type="float" office:value="500">
            <text:p>500</text:p>
          </table:table-cell>
          <table:table-cell table:formula="of:=VLOOKUP(&quot;Weight&quot;;Criteria;[.$I139])/[.B$133]" office:value-type="float" office:value="0.689655158593453">
            <text:p>0,69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140]*[.$J140]+[.$L140]&gt;=[.$H140]*VLOOKUP([.B$69];Performances;[.$I140]);[.$M140];IF([.$H140]*[.$J140]+[.$K140]&lt;=[.$H140]*VLOOKUP([.B$69];Performances;[.$I140]);0;[.$M140]*([.$H140]*([.$J140]-VLOOKUP([.B$69];Performances;[.$I140]))+[.$K140])/([.$K140]-[.$L140])))" office:value-type="float" office:value="0">
            <text:p>0</text:p>
          </table:table-cell>
          <table:table-cell table:formula="of:=IF([.$H140]*[.$J140]+[.$L140]&gt;=[.$H140]*VLOOKUP([.C$69];Performances;[.$I140]);[.$M140];IF([.$H140]*[.$J140]+[.$K140]&lt;=[.$H140]*VLOOKUP([.C$69];Performances;[.$I140]);0;[.$M140]*([.$H140]*([.$J140]-VLOOKUP([.C$69];Performances;[.$I140]))+[.$K140])/([.$K140]-[.$L140])))" office:value-type="float" office:value="0">
            <text:p>0</text:p>
          </table:table-cell>
          <table:table-cell table:formula="of:=IF([.$H140]*[.$J140]+[.$L140]&gt;=[.$H140]*VLOOKUP([.D$69];Performances;[.$I140]);[.$M140];IF([.$H140]*[.$J140]+[.$K140]&lt;=[.$H140]*VLOOKUP([.D$69];Performances;[.$I140]);0;[.$M140]*([.$H140]*([.$J140]-VLOOKUP([.D$69];Performances;[.$I140]))+[.$K140])/([.$K140]-[.$L140])))" office:value-type="float" office:value="0">
            <text:p>0</text:p>
          </table:table-cell>
          <table:table-cell table:formula="of:=IF([.$H140]*[.$J140]+[.$L140]&gt;=[.$H140]*VLOOKUP([.E$69];Performances;[.$I140]);[.$M140];IF([.$H140]*[.$J140]+[.$K140]&lt;=[.$H140]*VLOOKUP([.E$69];Performances;[.$I140]);0;[.$M140]*([.$H140]*([.$J140]-VLOOKUP([.E$69];Performances;[.$I140]))+[.$K140])/([.$K140]-[.$L140])))" office:value-type="float" office:value="0.689655158593453">
            <text:p>0,69</text:p>
          </table:table-cell>
          <table:table-cell table:formula="of:=IF([.$H140]*[.$J140]+[.$L140]&gt;=[.$H140]*VLOOKUP([.F$69];Performances;[.$I140]);[.$M140];IF([.$H140]*[.$J140]+[.$K140]&lt;=[.$H140]*VLOOKUP([.F$69];Performances;[.$I140]);0;[.$M140]*([.$H140]*([.$J140]-VLOOKUP([.F$69];Performances;[.$I140]))+[.$K140])/([.$K140]-[.$L140])))" office:value-type="float" office:value="0">
            <text:p>0</text:p>
          </table:table-cell>
          <table:table-cell table:formula="of:=IF([.$H140]*[.$J140]+[.$L140]&gt;=[.$H140]*VLOOKUP([.G$69];Performances;[.$I140]);[.$M140];IF([.$H140]*[.$J140]+[.$K140]&lt;=[.$H140]*VLOOKUP([.G$69];Performances;[.$I140]);0;[.$M140]*([.$H140]*([.$J140]-VLOOKUP([.G$69];Performances;[.$I140]))+[.$K140])/([.$K140]-[.$L140])))" office:value-type="float" office:value="0">
            <text:p>0</text:p>
          </table:table-cell>
          <table:table-cell table:formula="of:=[.H139]" office:value-type="float" office:value="-1">
            <text:p>-1</text:p>
          </table:table-cell>
          <table:table-cell table:formula="of:=[.I139]" office:value-type="float" office:value="2">
            <text:p>2</text:p>
          </table:table-cell>
          <table:table-cell table:formula="of:=VLOOKUP([.$A140];Performances;[.$I140])" office:value-type="float" office:value="32700">
            <text:p>32700</text:p>
          </table:table-cell>
          <table:table-cell table:formula="of:=VLOOKUP(&quot;Thresh_p&quot;;Criteria;[.$I140];0)" office:value-type="float" office:value="3000">
            <text:p>3000</text:p>
          </table:table-cell>
          <table:table-cell table:formula="of:=VLOOKUP(&quot;Thresh_q&quot;;Criteria;[.$I140];0)" office:value-type="float" office:value="500">
            <text:p>500</text:p>
          </table:table-cell>
          <table:table-cell table:formula="of:=VLOOKUP(&quot;Weight&quot;;Criteria;[.$I140])/[.B$133]" office:value-type="float" office:value="0.689655158593453">
            <text:p>0,69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141]*[.$J141]+[.$L141]&gt;=[.$H141]*VLOOKUP([.B$69];Performances;[.$I141]);[.$M141];IF([.$H141]*[.$J141]+[.$K141]&lt;=[.$H141]*VLOOKUP([.B$69];Performances;[.$I141]);0;[.$M141]*([.$H141]*([.$J141]-VLOOKUP([.B$69];Performances;[.$I141]))+[.$K141])/([.$K141]-[.$L141])))" office:value-type="float" office:value="0.642758607809098">
            <text:p>0,64</text:p>
          </table:table-cell>
          <table:table-cell table:formula="of:=IF([.$H141]*[.$J141]+[.$L141]&gt;=[.$H141]*VLOOKUP([.C$69];Performances;[.$I141]);[.$M141];IF([.$H141]*[.$J141]+[.$K141]&lt;=[.$H141]*VLOOKUP([.C$69];Performances;[.$I141]);0;[.$M141]*([.$H141]*([.$J141]-VLOOKUP([.C$69];Performances;[.$I141]))+[.$K141])/([.$K141]-[.$L141])))" office:value-type="float" office:value="0.689655158593453">
            <text:p>0,69</text:p>
          </table:table-cell>
          <table:table-cell table:formula="of:=IF([.$H141]*[.$J141]+[.$L141]&gt;=[.$H141]*VLOOKUP([.D$69];Performances;[.$I141]);[.$M141];IF([.$H141]*[.$J141]+[.$K141]&lt;=[.$H141]*VLOOKUP([.D$69];Performances;[.$I141]);0;[.$M141]*([.$H141]*([.$J141]-VLOOKUP([.D$69];Performances;[.$I141]))+[.$K141])/([.$K141]-[.$L141])))" office:value-type="float" office:value="0.689655158593453">
            <text:p>0,69</text:p>
          </table:table-cell>
          <table:table-cell table:formula="of:=IF([.$H141]*[.$J141]+[.$L141]&gt;=[.$H141]*VLOOKUP([.E$69];Performances;[.$I141]);[.$M141];IF([.$H141]*[.$J141]+[.$K141]&lt;=[.$H141]*VLOOKUP([.E$69];Performances;[.$I141]);0;[.$M141]*([.$H141]*([.$J141]-VLOOKUP([.E$69];Performances;[.$I141]))+[.$K141])/([.$K141]-[.$L141])))" office:value-type="float" office:value="0.689655158593453">
            <text:p>0,69</text:p>
          </table:table-cell>
          <table:table-cell table:formula="of:=IF([.$H141]*[.$J141]+[.$L141]&gt;=[.$H141]*VLOOKUP([.F$69];Performances;[.$I141]);[.$M141];IF([.$H141]*[.$J141]+[.$K141]&lt;=[.$H141]*VLOOKUP([.F$69];Performances;[.$I141]);0;[.$M141]*([.$H141]*([.$J141]-VLOOKUP([.F$69];Performances;[.$I141]))+[.$K141])/([.$K141]-[.$L141])))" office:value-type="float" office:value="0.689655158593453">
            <text:p>0,69</text:p>
          </table:table-cell>
          <table:table-cell table:formula="of:=IF([.$H141]*[.$J141]+[.$L141]&gt;=[.$H141]*VLOOKUP([.G$69];Performances;[.$I141]);[.$M141];IF([.$H141]*[.$J141]+[.$K141]&lt;=[.$H141]*VLOOKUP([.G$69];Performances;[.$I141]);0;[.$M141]*([.$H141]*([.$J141]-VLOOKUP([.G$69];Performances;[.$I141]))+[.$K141])/([.$K141]-[.$L141])))" office:value-type="float" office:value="0.689655158593453">
            <text:p>0,69</text:p>
          </table:table-cell>
          <table:table-cell table:formula="of:=[.H140]" office:value-type="float" office:value="-1">
            <text:p>-1</text:p>
          </table:table-cell>
          <table:table-cell table:formula="of:=[.I140]" office:value-type="float" office:value="2">
            <text:p>2</text:p>
          </table:table-cell>
          <table:table-cell table:formula="of:=VLOOKUP([.$A141];Performances;[.$I141])" office:value-type="float" office:value="22750">
            <text:p>22750</text:p>
          </table:table-cell>
          <table:table-cell table:formula="of:=VLOOKUP(&quot;Thresh_p&quot;;Criteria;[.$I141];0)" office:value-type="float" office:value="3000">
            <text:p>3000</text:p>
          </table:table-cell>
          <table:table-cell table:formula="of:=VLOOKUP(&quot;Thresh_q&quot;;Criteria;[.$I141];0)" office:value-type="float" office:value="500">
            <text:p>500</text:p>
          </table:table-cell>
          <table:table-cell table:formula="of:=VLOOKUP(&quot;Weight&quot;;Criteria;[.$I141])/[.B$133]" office:value-type="float" office:value="0.689655158593453">
            <text:p>0,69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142]*[.$J142]+[.$L142]&gt;=[.$H142]*VLOOKUP([.B$69];Performances;[.$I142]);[.$M142];IF([.$H142]*[.$J142]+[.$K142]&lt;=[.$H142]*VLOOKUP([.B$69];Performances;[.$I142]);0;[.$M142]*([.$H142]*([.$J142]-VLOOKUP([.B$69];Performances;[.$I142]))+[.$K142])/([.$K142]-[.$L142])))" office:value-type="float" office:value="0">
            <text:p>0</text:p>
          </table:table-cell>
          <table:table-cell table:formula="of:=IF([.$H142]*[.$J142]+[.$L142]&gt;=[.$H142]*VLOOKUP([.C$69];Performances;[.$I142]);[.$M142];IF([.$H142]*[.$J142]+[.$K142]&lt;=[.$H142]*VLOOKUP([.C$69];Performances;[.$I142]);0;[.$M142]*([.$H142]*([.$J142]-VLOOKUP([.C$69];Performances;[.$I142]))+[.$K142])/([.$K142]-[.$L142])))" office:value-type="float" office:value="0.689655158593453">
            <text:p>0,69</text:p>
          </table:table-cell>
          <table:table-cell table:formula="of:=IF([.$H142]*[.$J142]+[.$L142]&gt;=[.$H142]*VLOOKUP([.D$69];Performances;[.$I142]);[.$M142];IF([.$H142]*[.$J142]+[.$K142]&lt;=[.$H142]*VLOOKUP([.D$69];Performances;[.$I142]);0;[.$M142]*([.$H142]*([.$J142]-VLOOKUP([.D$69];Performances;[.$I142]))+[.$K142])/([.$K142]-[.$L142])))" office:value-type="float" office:value="0.0827586190312144">
            <text:p>0,08</text:p>
          </table:table-cell>
          <table:table-cell table:formula="of:=IF([.$H142]*[.$J142]+[.$L142]&gt;=[.$H142]*VLOOKUP([.E$69];Performances;[.$I142]);[.$M142];IF([.$H142]*[.$J142]+[.$K142]&lt;=[.$H142]*VLOOKUP([.E$69];Performances;[.$I142]);0;[.$M142]*([.$H142]*([.$J142]-VLOOKUP([.E$69];Performances;[.$I142]))+[.$K142])/([.$K142]-[.$L142])))" office:value-type="float" office:value="0.689655158593453">
            <text:p>0,69</text:p>
          </table:table-cell>
          <table:table-cell table:formula="of:=IF([.$H142]*[.$J142]+[.$L142]&gt;=[.$H142]*VLOOKUP([.F$69];Performances;[.$I142]);[.$M142];IF([.$H142]*[.$J142]+[.$K142]&lt;=[.$H142]*VLOOKUP([.F$69];Performances;[.$I142]);0;[.$M142]*([.$H142]*([.$J142]-VLOOKUP([.F$69];Performances;[.$I142]))+[.$K142])/([.$K142]-[.$L142])))" office:value-type="float" office:value="0">
            <text:p>0</text:p>
          </table:table-cell>
          <table:table-cell table:formula="of:=IF([.$H142]*[.$J142]+[.$L142]&gt;=[.$H142]*VLOOKUP([.G$69];Performances;[.$I142]);[.$M142];IF([.$H142]*[.$J142]+[.$K142]&lt;=[.$H142]*VLOOKUP([.G$69];Performances;[.$I142]);0;[.$M142]*([.$H142]*([.$J142]-VLOOKUP([.G$69];Performances;[.$I142]))+[.$K142])/([.$K142]-[.$L142])))" office:value-type="float" office:value="0.689655158593453">
            <text:p>0,69</text:p>
          </table:table-cell>
          <table:table-cell table:formula="of:=[.H141]" office:value-type="float" office:value="-1">
            <text:p>-1</text:p>
          </table:table-cell>
          <table:table-cell table:formula="of:=[.I141]" office:value-type="float" office:value="2">
            <text:p>2</text:p>
          </table:table-cell>
          <table:table-cell table:formula="of:=VLOOKUP([.$A142];Performances;[.$I142])" office:value-type="float" office:value="27350">
            <text:p>27350</text:p>
          </table:table-cell>
          <table:table-cell table:formula="of:=VLOOKUP(&quot;Thresh_p&quot;;Criteria;[.$I142];0)" office:value-type="float" office:value="3000">
            <text:p>3000</text:p>
          </table:table-cell>
          <table:table-cell table:formula="of:=VLOOKUP(&quot;Thresh_q&quot;;Criteria;[.$I142];0)" office:value-type="float" office:value="500">
            <text:p>500</text:p>
          </table:table-cell>
          <table:table-cell table:formula="of:=VLOOKUP(&quot;Weight&quot;;Criteria;[.$I142])/[.B$133]" office:value-type="float" office:value="0.689655158593453">
            <text:p>0,69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44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146]*[.$J146]+[.$L146]&gt;=[.$H146]*VLOOKUP([.B$69];Performances;[.$I146]);[.$M146];IF([.$H146]*[.$J146]+[.$K146]&lt;=[.$H146]*VLOOKUP([.B$69];Performances;[.$I146]);0;[.$M146]*([.$H146]*([.$J146]-VLOOKUP([.B$69];Performances;[.$I146]))+[.$K146])/([.$K146]-[.$L146])))" office:value-type="float" office:value="0.310344841406547">
            <text:p>0,31</text:p>
          </table:table-cell>
          <table:table-cell table:formula="of:=IF([.$H146]*[.$J146]+[.$L146]&gt;=[.$H146]*VLOOKUP([.C$69];Performances;[.$I146]);[.$M146];IF([.$H146]*[.$J146]+[.$K146]&lt;=[.$H146]*VLOOKUP([.C$69];Performances;[.$I146]);0;[.$M146]*([.$H146]*([.$J146]-VLOOKUP([.C$69];Performances;[.$I146]))+[.$K146])/([.$K146]-[.$L146])))" office:value-type="float" office:value="0">
            <text:p>0</text:p>
          </table:table-cell>
          <table:table-cell table:formula="of:=IF([.$H146]*[.$J146]+[.$L146]&gt;=[.$H146]*VLOOKUP([.D$69];Performances;[.$I146]);[.$M146];IF([.$H146]*[.$J146]+[.$K146]&lt;=[.$H146]*VLOOKUP([.D$69];Performances;[.$I146]);0;[.$M146]*([.$H146]*([.$J146]-VLOOKUP([.D$69];Performances;[.$I146]))+[.$K146])/([.$K146]-[.$L146])))" office:value-type="float" office:value="0">
            <text:p>0</text:p>
          </table:table-cell>
          <table:table-cell table:formula="of:=IF([.$H146]*[.$J146]+[.$L146]&gt;=[.$H146]*VLOOKUP([.E$69];Performances;[.$I146]);[.$M146];IF([.$H146]*[.$J146]+[.$K146]&lt;=[.$H146]*VLOOKUP([.E$69];Performances;[.$I146]);0;[.$M146]*([.$H146]*([.$J146]-VLOOKUP([.E$69];Performances;[.$I146]))+[.$K146])/([.$K146]-[.$L146])))" office:value-type="float" office:value="0">
            <text:p>0</text:p>
          </table:table-cell>
          <table:table-cell table:formula="of:=IF([.$H146]*[.$J146]+[.$L146]&gt;=[.$H146]*VLOOKUP([.F$69];Performances;[.$I146]);[.$M146];IF([.$H146]*[.$J146]+[.$K146]&lt;=[.$H146]*VLOOKUP([.F$69];Performances;[.$I146]);0;[.$M146]*([.$H146]*([.$J146]-VLOOKUP([.F$69];Performances;[.$I146]))+[.$K146])/([.$K146]-[.$L146])))" office:value-type="float" office:value="0">
            <text:p>0</text:p>
          </table:table-cell>
          <table:table-cell table:formula="of:=IF([.$H146]*[.$J146]+[.$L146]&gt;=[.$H146]*VLOOKUP([.G$69];Performances;[.$I146]);[.$M146];IF([.$H146]*[.$J146]+[.$K146]&lt;=[.$H146]*VLOOKUP([.G$69];Performances;[.$I146]);0;[.$M146]*([.$H146]*([.$J146]-VLOOKUP([.G$69];Performances;[.$I146]))+[.$K146])/([.$K146]-[.$L146])))" office:value-type="float" office:value="0">
            <text:p>0</text:p>
          </table:table-cell>
          <table:table-cell table:formula="of:=[.D144]" office:value-type="float" office:value="1">
            <text:p>1</text:p>
          </table:table-cell>
          <table:table-cell table:formula="of:=[.E144]" office:value-type="float" office:value="3">
            <text:p>3</text:p>
          </table:table-cell>
          <table:table-cell table:formula="of:=VLOOKUP([.$A146];Performances;[.$I146])" office:value-type="float" office:value="105">
            <text:p>105</text:p>
          </table:table-cell>
          <table:table-cell table:formula="of:=VLOOKUP(&quot;Thresh_p&quot;;Criteria;[.$I146];0)" office:value-type="float" office:value="30">
            <text:p>30</text:p>
          </table:table-cell>
          <table:table-cell table:formula="of:=VLOOKUP(&quot;Thresh_q&quot;;Criteria;[.$I146];0)" office:value-type="float" office:value="0">
            <text:p>0</text:p>
          </table:table-cell>
          <table:table-cell table:formula="of:=VLOOKUP(&quot;Weight&quot;;Criteria;[.$I146])/[.B$133]" office:value-type="float" office:value="0.310344841406547">
            <text:p>0,3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147]*[.$J147]+[.$L147]&gt;=[.$H147]*VLOOKUP([.B$69];Performances;[.$I147]);[.$M147];IF([.$H147]*[.$J147]+[.$K147]&lt;=[.$H147]*VLOOKUP([.B$69];Performances;[.$I147]);0;[.$M147]*([.$H147]*([.$J147]-VLOOKUP([.B$69];Performances;[.$I147]))+[.$K147])/([.$K147]-[.$L147])))" office:value-type="float" office:value="0.310344841406547">
            <text:p>0,31</text:p>
          </table:table-cell>
          <table:table-cell table:formula="of:=IF([.$H147]*[.$J147]+[.$L147]&gt;=[.$H147]*VLOOKUP([.C$69];Performances;[.$I147]);[.$M147];IF([.$H147]*[.$J147]+[.$K147]&lt;=[.$H147]*VLOOKUP([.C$69];Performances;[.$I147]);0;[.$M147]*([.$H147]*([.$J147]-VLOOKUP([.C$69];Performances;[.$I147]))+[.$K147])/([.$K147]-[.$L147])))" office:value-type="float" office:value="0.310344841406547">
            <text:p>0,31</text:p>
          </table:table-cell>
          <table:table-cell table:formula="of:=IF([.$H147]*[.$J147]+[.$L147]&gt;=[.$H147]*VLOOKUP([.D$69];Performances;[.$I147]);[.$M147];IF([.$H147]*[.$J147]+[.$K147]&lt;=[.$H147]*VLOOKUP([.D$69];Performances;[.$I147]);0;[.$M147]*([.$H147]*([.$J147]-VLOOKUP([.D$69];Performances;[.$I147]))+[.$K147])/([.$K147]-[.$L147])))" office:value-type="float" office:value="0.310344841406547">
            <text:p>0,31</text:p>
          </table:table-cell>
          <table:table-cell table:formula="of:=IF([.$H147]*[.$J147]+[.$L147]&gt;=[.$H147]*VLOOKUP([.E$69];Performances;[.$I147]);[.$M147];IF([.$H147]*[.$J147]+[.$K147]&lt;=[.$H147]*VLOOKUP([.E$69];Performances;[.$I147]);0;[.$M147]*([.$H147]*([.$J147]-VLOOKUP([.E$69];Performances;[.$I147]))+[.$K147])/([.$K147]-[.$L147])))" office:value-type="float" office:value="0.134482764609504">
            <text:p>0,13</text:p>
          </table:table-cell>
          <table:table-cell table:formula="of:=IF([.$H147]*[.$J147]+[.$L147]&gt;=[.$H147]*VLOOKUP([.F$69];Performances;[.$I147]);[.$M147];IF([.$H147]*[.$J147]+[.$K147]&lt;=[.$H147]*VLOOKUP([.F$69];Performances;[.$I147]);0;[.$M147]*([.$H147]*([.$J147]-VLOOKUP([.F$69];Performances;[.$I147]))+[.$K147])/([.$K147]-[.$L147])))" office:value-type="float" office:value="0.310344841406547">
            <text:p>0,31</text:p>
          </table:table-cell>
          <table:table-cell table:formula="of:=IF([.$H147]*[.$J147]+[.$L147]&gt;=[.$H147]*VLOOKUP([.G$69];Performances;[.$I147]);[.$M147];IF([.$H147]*[.$J147]+[.$K147]&lt;=[.$H147]*VLOOKUP([.G$69];Performances;[.$I147]);0;[.$M147]*([.$H147]*([.$J147]-VLOOKUP([.G$69];Performances;[.$I147]))+[.$K147])/([.$K147]-[.$L147])))" office:value-type="float" office:value="0.103448280468849">
            <text:p>0,10</text:p>
          </table:table-cell>
          <table:table-cell table:formula="of:=[.H146]" office:value-type="float" office:value="1">
            <text:p>1</text:p>
          </table:table-cell>
          <table:table-cell table:formula="of:=[.I146]" office:value-type="float" office:value="3">
            <text:p>3</text:p>
          </table:table-cell>
          <table:table-cell table:formula="of:=VLOOKUP([.$A147];Performances;[.$I147])" office:value-type="float" office:value="160">
            <text:p>160</text:p>
          </table:table-cell>
          <table:table-cell table:formula="of:=VLOOKUP(&quot;Thresh_p&quot;;Criteria;[.$I147];0)" office:value-type="float" office:value="30">
            <text:p>30</text:p>
          </table:table-cell>
          <table:table-cell table:formula="of:=VLOOKUP(&quot;Thresh_q&quot;;Criteria;[.$I147];0)" office:value-type="float" office:value="0">
            <text:p>0</text:p>
          </table:table-cell>
          <table:table-cell table:formula="of:=VLOOKUP(&quot;Weight&quot;;Criteria;[.$I147])/[.B$133]" office:value-type="float" office:value="0.310344841406547">
            <text:p>0,3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148]*[.$J148]+[.$L148]&gt;=[.$H148]*VLOOKUP([.B$69];Performances;[.$I148]);[.$M148];IF([.$H148]*[.$J148]+[.$K148]&lt;=[.$H148]*VLOOKUP([.B$69];Performances;[.$I148]);0;[.$M148]*([.$H148]*([.$J148]-VLOOKUP([.B$69];Performances;[.$I148]))+[.$K148])/([.$K148]-[.$L148])))" office:value-type="float" office:value="0.310344841406547">
            <text:p>0,31</text:p>
          </table:table-cell>
          <table:table-cell table:formula="of:=IF([.$H148]*[.$J148]+[.$L148]&gt;=[.$H148]*VLOOKUP([.C$69];Performances;[.$I148]);[.$M148];IF([.$H148]*[.$J148]+[.$K148]&lt;=[.$H148]*VLOOKUP([.C$69];Performances;[.$I148]);0;[.$M148]*([.$H148]*([.$J148]-VLOOKUP([.C$69];Performances;[.$I148]))+[.$K148])/([.$K148]-[.$L148])))" office:value-type="float" office:value="0.134482764609504">
            <text:p>0,13</text:p>
          </table:table-cell>
          <table:table-cell table:formula="of:=IF([.$H148]*[.$J148]+[.$L148]&gt;=[.$H148]*VLOOKUP([.D$69];Performances;[.$I148]);[.$M148];IF([.$H148]*[.$J148]+[.$K148]&lt;=[.$H148]*VLOOKUP([.D$69];Performances;[.$I148]);0;[.$M148]*([.$H148]*([.$J148]-VLOOKUP([.D$69];Performances;[.$I148]))+[.$K148])/([.$K148]-[.$L148])))" office:value-type="float" office:value="0.310344841406547">
            <text:p>0,31</text:p>
          </table:table-cell>
          <table:table-cell table:formula="of:=IF([.$H148]*[.$J148]+[.$L148]&gt;=[.$H148]*VLOOKUP([.E$69];Performances;[.$I148]);[.$M148];IF([.$H148]*[.$J148]+[.$K148]&lt;=[.$H148]*VLOOKUP([.E$69];Performances;[.$I148]);0;[.$M148]*([.$H148]*([.$J148]-VLOOKUP([.E$69];Performances;[.$I148]))+[.$K148])/([.$K148]-[.$L148])))" office:value-type="float" office:value="0">
            <text:p>0</text:p>
          </table:table-cell>
          <table:table-cell table:formula="of:=IF([.$H148]*[.$J148]+[.$L148]&gt;=[.$H148]*VLOOKUP([.F$69];Performances;[.$I148]);[.$M148];IF([.$H148]*[.$J148]+[.$K148]&lt;=[.$H148]*VLOOKUP([.F$69];Performances;[.$I148]);0;[.$M148]*([.$H148]*([.$J148]-VLOOKUP([.F$69];Performances;[.$I148]))+[.$K148])/([.$K148]-[.$L148])))" office:value-type="float" office:value="0.310344841406547">
            <text:p>0,31</text:p>
          </table:table-cell>
          <table:table-cell table:formula="of:=IF([.$H148]*[.$J148]+[.$L148]&gt;=[.$H148]*VLOOKUP([.G$69];Performances;[.$I148]);[.$M148];IF([.$H148]*[.$J148]+[.$K148]&lt;=[.$H148]*VLOOKUP([.G$69];Performances;[.$I148]);0;[.$M148]*([.$H148]*([.$J148]-VLOOKUP([.G$69];Performances;[.$I148]))+[.$K148])/([.$K148]-[.$L148])))" office:value-type="float" office:value="0">
            <text:p>0</text:p>
          </table:table-cell>
          <table:table-cell table:formula="of:=[.H147]" office:value-type="float" office:value="1">
            <text:p>1</text:p>
          </table:table-cell>
          <table:table-cell table:formula="of:=[.I147]" office:value-type="float" office:value="3">
            <text:p>3</text:p>
          </table:table-cell>
          <table:table-cell table:formula="of:=VLOOKUP([.$A148];Performances;[.$I148])" office:value-type="float" office:value="143">
            <text:p>143</text:p>
          </table:table-cell>
          <table:table-cell table:formula="of:=VLOOKUP(&quot;Thresh_p&quot;;Criteria;[.$I148];0)" office:value-type="float" office:value="30">
            <text:p>30</text:p>
          </table:table-cell>
          <table:table-cell table:formula="of:=VLOOKUP(&quot;Thresh_q&quot;;Criteria;[.$I148];0)" office:value-type="float" office:value="0">
            <text:p>0</text:p>
          </table:table-cell>
          <table:table-cell table:formula="of:=VLOOKUP(&quot;Weight&quot;;Criteria;[.$I148])/[.B$133]" office:value-type="float" office:value="0.310344841406547">
            <text:p>0,3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149]*[.$J149]+[.$L149]&gt;=[.$H149]*VLOOKUP([.B$69];Performances;[.$I149]);[.$M149];IF([.$H149]*[.$J149]+[.$K149]&lt;=[.$H149]*VLOOKUP([.B$69];Performances;[.$I149]);0;[.$M149]*([.$H149]*([.$J149]-VLOOKUP([.B$69];Performances;[.$I149]))+[.$K149])/([.$K149]-[.$L149])))" office:value-type="float" office:value="0.310344841406547">
            <text:p>0,31</text:p>
          </table:table-cell>
          <table:table-cell table:formula="of:=IF([.$H149]*[.$J149]+[.$L149]&gt;=[.$H149]*VLOOKUP([.C$69];Performances;[.$I149]);[.$M149];IF([.$H149]*[.$J149]+[.$K149]&lt;=[.$H149]*VLOOKUP([.C$69];Performances;[.$I149]);0;[.$M149]*([.$H149]*([.$J149]-VLOOKUP([.C$69];Performances;[.$I149]))+[.$K149])/([.$K149]-[.$L149])))" office:value-type="float" office:value="0.310344841406547">
            <text:p>0,31</text:p>
          </table:table-cell>
          <table:table-cell table:formula="of:=IF([.$H149]*[.$J149]+[.$L149]&gt;=[.$H149]*VLOOKUP([.D$69];Performances;[.$I149]);[.$M149];IF([.$H149]*[.$J149]+[.$K149]&lt;=[.$H149]*VLOOKUP([.D$69];Performances;[.$I149]);0;[.$M149]*([.$H149]*([.$J149]-VLOOKUP([.D$69];Performances;[.$I149]))+[.$K149])/([.$K149]-[.$L149])))" office:value-type="float" office:value="0.310344841406547">
            <text:p>0,31</text:p>
          </table:table-cell>
          <table:table-cell table:formula="of:=IF([.$H149]*[.$J149]+[.$L149]&gt;=[.$H149]*VLOOKUP([.E$69];Performances;[.$I149]);[.$M149];IF([.$H149]*[.$J149]+[.$K149]&lt;=[.$H149]*VLOOKUP([.E$69];Performances;[.$I149]);0;[.$M149]*([.$H149]*([.$J149]-VLOOKUP([.E$69];Performances;[.$I149]))+[.$K149])/([.$K149]-[.$L149])))" office:value-type="float" office:value="0.310344841406547">
            <text:p>0,31</text:p>
          </table:table-cell>
          <table:table-cell table:formula="of:=IF([.$H149]*[.$J149]+[.$L149]&gt;=[.$H149]*VLOOKUP([.F$69];Performances;[.$I149]);[.$M149];IF([.$H149]*[.$J149]+[.$K149]&lt;=[.$H149]*VLOOKUP([.F$69];Performances;[.$I149]);0;[.$M149]*([.$H149]*([.$J149]-VLOOKUP([.F$69];Performances;[.$I149]))+[.$K149])/([.$K149]-[.$L149])))" office:value-type="float" office:value="0.310344841406547">
            <text:p>0,31</text:p>
          </table:table-cell>
          <table:table-cell table:formula="of:=IF([.$H149]*[.$J149]+[.$L149]&gt;=[.$H149]*VLOOKUP([.G$69];Performances;[.$I149]);[.$M149];IF([.$H149]*[.$J149]+[.$K149]&lt;=[.$H149]*VLOOKUP([.G$69];Performances;[.$I149]);0;[.$M149]*([.$H149]*([.$J149]-VLOOKUP([.G$69];Performances;[.$I149]))+[.$K149])/([.$K149]-[.$L149])))" office:value-type="float" office:value="0.279310357265892">
            <text:p>0,28</text:p>
          </table:table-cell>
          <table:table-cell table:formula="of:=[.H148]" office:value-type="float" office:value="1">
            <text:p>1</text:p>
          </table:table-cell>
          <table:table-cell table:formula="of:=[.I148]" office:value-type="float" office:value="3">
            <text:p>3</text:p>
          </table:table-cell>
          <table:table-cell table:formula="of:=VLOOKUP([.$A149];Performances;[.$I149])" office:value-type="float" office:value="177">
            <text:p>177</text:p>
          </table:table-cell>
          <table:table-cell table:formula="of:=VLOOKUP(&quot;Thresh_p&quot;;Criteria;[.$I149];0)" office:value-type="float" office:value="30">
            <text:p>30</text:p>
          </table:table-cell>
          <table:table-cell table:formula="of:=VLOOKUP(&quot;Thresh_q&quot;;Criteria;[.$I149];0)" office:value-type="float" office:value="0">
            <text:p>0</text:p>
          </table:table-cell>
          <table:table-cell table:formula="of:=VLOOKUP(&quot;Weight&quot;;Criteria;[.$I149])/[.B$133]" office:value-type="float" office:value="0.310344841406547">
            <text:p>0,3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150]*[.$J150]+[.$L150]&gt;=[.$H150]*VLOOKUP([.B$69];Performances;[.$I150]);[.$M150];IF([.$H150]*[.$J150]+[.$K150]&lt;=[.$H150]*VLOOKUP([.B$69];Performances;[.$I150]);0;[.$M150]*([.$H150]*([.$J150]-VLOOKUP([.B$69];Performances;[.$I150]))+[.$K150])/([.$K150]-[.$L150])))" office:value-type="float" office:value="0.310344841406547">
            <text:p>0,31</text:p>
          </table:table-cell>
          <table:table-cell table:formula="of:=IF([.$H150]*[.$J150]+[.$L150]&gt;=[.$H150]*VLOOKUP([.C$69];Performances;[.$I150]);[.$M150];IF([.$H150]*[.$J150]+[.$K150]&lt;=[.$H150]*VLOOKUP([.C$69];Performances;[.$I150]);0;[.$M150]*([.$H150]*([.$J150]-VLOOKUP([.C$69];Performances;[.$I150]))+[.$K150])/([.$K150]-[.$L150])))" office:value-type="float" office:value="0.0620689682813093">
            <text:p>0,06</text:p>
          </table:table-cell>
          <table:table-cell table:formula="of:=IF([.$H150]*[.$J150]+[.$L150]&gt;=[.$H150]*VLOOKUP([.D$69];Performances;[.$I150]);[.$M150];IF([.$H150]*[.$J150]+[.$K150]&lt;=[.$H150]*VLOOKUP([.D$69];Performances;[.$I150]);0;[.$M150]*([.$H150]*([.$J150]-VLOOKUP([.D$69];Performances;[.$I150]))+[.$K150])/([.$K150]-[.$L150])))" office:value-type="float" office:value="0.237931045078352">
            <text:p>0,24</text:p>
          </table:table-cell>
          <table:table-cell table:formula="of:=IF([.$H150]*[.$J150]+[.$L150]&gt;=[.$H150]*VLOOKUP([.E$69];Performances;[.$I150]);[.$M150];IF([.$H150]*[.$J150]+[.$K150]&lt;=[.$H150]*VLOOKUP([.E$69];Performances;[.$I150]);0;[.$M150]*([.$H150]*([.$J150]-VLOOKUP([.E$69];Performances;[.$I150]))+[.$K150])/([.$K150]-[.$L150])))" office:value-type="float" office:value="0">
            <text:p>0</text:p>
          </table:table-cell>
          <table:table-cell table:formula="of:=IF([.$H150]*[.$J150]+[.$L150]&gt;=[.$H150]*VLOOKUP([.F$69];Performances;[.$I150]);[.$M150];IF([.$H150]*[.$J150]+[.$K150]&lt;=[.$H150]*VLOOKUP([.F$69];Performances;[.$I150]);0;[.$M150]*([.$H150]*([.$J150]-VLOOKUP([.F$69];Performances;[.$I150]))+[.$K150])/([.$K150]-[.$L150])))" office:value-type="float" office:value="0.310344841406547">
            <text:p>0,31</text:p>
          </table:table-cell>
          <table:table-cell table:formula="of:=IF([.$H150]*[.$J150]+[.$L150]&gt;=[.$H150]*VLOOKUP([.G$69];Performances;[.$I150]);[.$M150];IF([.$H150]*[.$J150]+[.$K150]&lt;=[.$H150]*VLOOKUP([.G$69];Performances;[.$I150]);0;[.$M150]*([.$H150]*([.$J150]-VLOOKUP([.G$69];Performances;[.$I150]))+[.$K150])/([.$K150]-[.$L150])))" office:value-type="float" office:value="0">
            <text:p>0</text:p>
          </table:table-cell>
          <table:table-cell table:formula="of:=[.H149]" office:value-type="float" office:value="1">
            <text:p>1</text:p>
          </table:table-cell>
          <table:table-cell table:formula="of:=[.I149]" office:value-type="float" office:value="3">
            <text:p>3</text:p>
          </table:table-cell>
          <table:table-cell table:formula="of:=VLOOKUP([.$A150];Performances;[.$I150])" office:value-type="float" office:value="136">
            <text:p>136</text:p>
          </table:table-cell>
          <table:table-cell table:formula="of:=VLOOKUP(&quot;Thresh_p&quot;;Criteria;[.$I150];0)" office:value-type="float" office:value="30">
            <text:p>30</text:p>
          </table:table-cell>
          <table:table-cell table:formula="of:=VLOOKUP(&quot;Thresh_q&quot;;Criteria;[.$I150];0)" office:value-type="float" office:value="0">
            <text:p>0</text:p>
          </table:table-cell>
          <table:table-cell table:formula="of:=VLOOKUP(&quot;Weight&quot;;Criteria;[.$I150])/[.B$133]" office:value-type="float" office:value="0.310344841406547">
            <text:p>0,3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151]*[.$J151]+[.$L151]&gt;=[.$H151]*VLOOKUP([.B$69];Performances;[.$I151]);[.$M151];IF([.$H151]*[.$J151]+[.$K151]&lt;=[.$H151]*VLOOKUP([.B$69];Performances;[.$I151]);0;[.$M151]*([.$H151]*([.$J151]-VLOOKUP([.B$69];Performances;[.$I151]))+[.$K151])/([.$K151]-[.$L151])))" office:value-type="float" office:value="0.310344841406547">
            <text:p>0,31</text:p>
          </table:table-cell>
          <table:table-cell table:formula="of:=IF([.$H151]*[.$J151]+[.$L151]&gt;=[.$H151]*VLOOKUP([.C$69];Performances;[.$I151]);[.$M151];IF([.$H151]*[.$J151]+[.$K151]&lt;=[.$H151]*VLOOKUP([.C$69];Performances;[.$I151]);0;[.$M151]*([.$H151]*([.$J151]-VLOOKUP([.C$69];Performances;[.$I151]))+[.$K151])/([.$K151]-[.$L151])))" office:value-type="float" office:value="0.310344841406547">
            <text:p>0,31</text:p>
          </table:table-cell>
          <table:table-cell table:formula="of:=IF([.$H151]*[.$J151]+[.$L151]&gt;=[.$H151]*VLOOKUP([.D$69];Performances;[.$I151]);[.$M151];IF([.$H151]*[.$J151]+[.$K151]&lt;=[.$H151]*VLOOKUP([.D$69];Performances;[.$I151]);0;[.$M151]*([.$H151]*([.$J151]-VLOOKUP([.D$69];Performances;[.$I151]))+[.$K151])/([.$K151]-[.$L151])))" office:value-type="float" office:value="0.310344841406547">
            <text:p>0,31</text:p>
          </table:table-cell>
          <table:table-cell table:formula="of:=IF([.$H151]*[.$J151]+[.$L151]&gt;=[.$H151]*VLOOKUP([.E$69];Performances;[.$I151]);[.$M151];IF([.$H151]*[.$J151]+[.$K151]&lt;=[.$H151]*VLOOKUP([.E$69];Performances;[.$I151]);0;[.$M151]*([.$H151]*([.$J151]-VLOOKUP([.E$69];Performances;[.$I151]))+[.$K151])/([.$K151]-[.$L151])))" office:value-type="float" office:value="0.310344841406547">
            <text:p>0,31</text:p>
          </table:table-cell>
          <table:table-cell table:formula="of:=IF([.$H151]*[.$J151]+[.$L151]&gt;=[.$H151]*VLOOKUP([.F$69];Performances;[.$I151]);[.$M151];IF([.$H151]*[.$J151]+[.$K151]&lt;=[.$H151]*VLOOKUP([.F$69];Performances;[.$I151]);0;[.$M151]*([.$H151]*([.$J151]-VLOOKUP([.F$69];Performances;[.$I151]))+[.$K151])/([.$K151]-[.$L151])))" office:value-type="float" office:value="0.310344841406547">
            <text:p>0,31</text:p>
          </table:table-cell>
          <table:table-cell table:formula="of:=IF([.$H151]*[.$J151]+[.$L151]&gt;=[.$H151]*VLOOKUP([.G$69];Performances;[.$I151]);[.$M151];IF([.$H151]*[.$J151]+[.$K151]&lt;=[.$H151]*VLOOKUP([.G$69];Performances;[.$I151]);0;[.$M151]*([.$H151]*([.$J151]-VLOOKUP([.G$69];Performances;[.$I151]))+[.$K151])/([.$K151]-[.$L151])))" office:value-type="float" office:value="0.310344841406547">
            <text:p>0,31</text:p>
          </table:table-cell>
          <table:table-cell table:formula="of:=[.H150]" office:value-type="float" office:value="1">
            <text:p>1</text:p>
          </table:table-cell>
          <table:table-cell table:formula="of:=[.I150]" office:value-type="float" office:value="3">
            <text:p>3</text:p>
          </table:table-cell>
          <table:table-cell table:formula="of:=VLOOKUP([.$A151];Performances;[.$I151])" office:value-type="float" office:value="180">
            <text:p>180</text:p>
          </table:table-cell>
          <table:table-cell table:formula="of:=VLOOKUP(&quot;Thresh_p&quot;;Criteria;[.$I151];0)" office:value-type="float" office:value="30">
            <text:p>30</text:p>
          </table:table-cell>
          <table:table-cell table:formula="of:=VLOOKUP(&quot;Thresh_q&quot;;Criteria;[.$I151];0)" office:value-type="float" office:value="0">
            <text:p>0</text:p>
          </table:table-cell>
          <table:table-cell table:formula="of:=VLOOKUP(&quot;Weight&quot;;Criteria;[.$I151])/[.B$133]" office:value-type="float" office:value="0.310344841406547">
            <text:p>0,31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Titre_a0_2" office:value-type="string">
            <text:p>Sum</text:p>
          </table:table-cell>
          <table:table-cell table:style-name="Default" table:number-columns-repeated="12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udi A3 TDI e</text:p>
          </table:table-cell>
          <table:table-cell table:style-name="ce7" table:formula="of:=[.B137]+[.B146]" office:value-type="float" office:value="1">
            <text:p>1,000000</text:p>
          </table:table-cell>
          <table:table-cell table:style-name="ce7" table:formula="of:=[.C137]+[.C146]" office:value-type="float" office:value="0.689655158593453">
            <text:p>0,689655</text:p>
          </table:table-cell>
          <table:table-cell table:style-name="ce7" table:formula="of:=[.D137]+[.D146]" office:value-type="float" office:value="0.689655158593453">
            <text:p>0,689655</text:p>
          </table:table-cell>
          <table:table-cell table:style-name="ce7" table:formula="of:=[.E137]+[.E146]" office:value-type="float" office:value="0.689655158593453">
            <text:p>0,689655</text:p>
          </table:table-cell>
          <table:table-cell table:style-name="ce7" table:formula="of:=[.F137]+[.F146]" office:value-type="float" office:value="0.689655158593453">
            <text:p>0,689655</text:p>
          </table:table-cell>
          <table:table-cell table:style-name="ce7" table:formula="of:=[.G137]+[.G146]" office:value-type="float" office:value="0.689655158593453">
            <text:p>0,689655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.B138]+[.B147]" office:value-type="float" office:value="0.310344841406547">
            <text:p>0,310345</text:p>
          </table:table-cell>
          <table:table-cell table:style-name="ce7" table:formula="of:=[.C138]+[.C147]" office:value-type="float" office:value="1">
            <text:p>1,000000</text:p>
          </table:table-cell>
          <table:table-cell table:style-name="ce7" table:formula="of:=[.D138]+[.D147]" office:value-type="float" office:value="0.310344841406547">
            <text:p>0,310345</text:p>
          </table:table-cell>
          <table:table-cell table:style-name="ce7" table:formula="of:=[.E138]+[.E147]" office:value-type="float" office:value="0.824137923202957">
            <text:p>0,824138</text:p>
          </table:table-cell>
          <table:table-cell table:style-name="ce7" table:formula="of:=[.F138]+[.F147]" office:value-type="float" office:value="0.310344841406547">
            <text:p>0,310345</text:p>
          </table:table-cell>
          <table:table-cell table:style-name="ce7" table:formula="of:=[.G138]+[.G147]" office:value-type="float" office:value="0.724137923202957">
            <text:p>0,724138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BMW 118d Hatch</text:p>
          </table:table-cell>
          <table:table-cell table:style-name="ce7" table:formula="of:=[.B139]+[.B148]" office:value-type="float" office:value="0.428965528684621">
            <text:p>0,428966</text:p>
          </table:table-cell>
          <table:table-cell table:style-name="ce7" table:formula="of:=[.C139]+[.C148]" office:value-type="float" office:value="0.824137923202957">
            <text:p>0,824138</text:p>
          </table:table-cell>
          <table:table-cell table:style-name="ce7" table:formula="of:=[.D139]+[.D148]" office:value-type="float" office:value="1">
            <text:p>1,000000</text:p>
          </table:table-cell>
          <table:table-cell table:style-name="ce7" table:formula="of:=[.E139]+[.E148]" office:value-type="float" office:value="0.689655158593453">
            <text:p>0,689655</text:p>
          </table:table-cell>
          <table:table-cell table:style-name="ce7" table:formula="of:=[.F139]+[.F148]" office:value-type="float" office:value="0.613793111187666">
            <text:p>0,613793</text:p>
          </table:table-cell>
          <table:table-cell table:style-name="ce7" table:formula="of:=[.G139]+[.G148]" office:value-type="float" office:value="0.689655158593453">
            <text:p>0,689655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.B140]+[.B149]" office:value-type="float" office:value="0.310344841406547">
            <text:p>0,310345</text:p>
          </table:table-cell>
          <table:table-cell table:style-name="ce7" table:formula="of:=[.C140]+[.C149]" office:value-type="float" office:value="0.310344841406547">
            <text:p>0,310345</text:p>
          </table:table-cell>
          <table:table-cell table:style-name="ce7" table:formula="of:=[.D140]+[.D149]" office:value-type="float" office:value="0.310344841406547">
            <text:p>0,310345</text:p>
          </table:table-cell>
          <table:table-cell table:style-name="ce7" table:formula="of:=[.E140]+[.E149]" office:value-type="float" office:value="1">
            <text:p>1,000000</text:p>
          </table:table-cell>
          <table:table-cell table:style-name="ce7" table:formula="of:=[.F140]+[.F149]" office:value-type="float" office:value="0.310344841406547">
            <text:p>0,310345</text:p>
          </table:table-cell>
          <table:table-cell table:style-name="ce7" table:formula="of:=[.G140]+[.G149]" office:value-type="float" office:value="0.279310357265892">
            <text:p>0,279310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Volvo C30</text:p>
          </table:table-cell>
          <table:table-cell table:style-name="ce7" table:formula="of:=[.B141]+[.B150]" office:value-type="float" office:value="0.953103449215645">
            <text:p>0,953103</text:p>
          </table:table-cell>
          <table:table-cell table:style-name="ce7" table:formula="of:=[.C141]+[.C150]" office:value-type="float" office:value="0.751724126874763">
            <text:p>0,751724</text:p>
          </table:table-cell>
          <table:table-cell table:style-name="ce7" table:formula="of:=[.D141]+[.D150]" office:value-type="float" office:value="0.927586203671806">
            <text:p>0,927586</text:p>
          </table:table-cell>
          <table:table-cell table:style-name="ce7" table:formula="of:=[.E141]+[.E150]" office:value-type="float" office:value="0.689655158593453">
            <text:p>0,689655</text:p>
          </table:table-cell>
          <table:table-cell table:style-name="ce7" table:formula="of:=[.F141]+[.F150]" office:value-type="float" office:value="1">
            <text:p>1,000000</text:p>
          </table:table-cell>
          <table:table-cell table:style-name="ce7" table:formula="of:=[.G141]+[.G150]" office:value-type="float" office:value="0.689655158593453">
            <text:p>0,689655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Volvo S40 D5</text:p>
          </table:table-cell>
          <table:table-cell table:style-name="ce7" table:formula="of:=[.B142]+[.B151]" office:value-type="float" office:value="0.310344841406547">
            <text:p>0,310345</text:p>
          </table:table-cell>
          <table:table-cell table:style-name="ce7" table:formula="of:=[.C142]+[.C151]" office:value-type="float" office:value="1">
            <text:p>1,000000</text:p>
          </table:table-cell>
          <table:table-cell table:style-name="ce7" table:formula="of:=[.D142]+[.D151]" office:value-type="float" office:value="0.393103460437761">
            <text:p>0,393103</text:p>
          </table:table-cell>
          <table:table-cell table:style-name="ce7" table:formula="of:=[.E142]+[.E151]" office:value-type="float" office:value="1">
            <text:p>1,000000</text:p>
          </table:table-cell>
          <table:table-cell table:style-name="ce7" table:formula="of:=[.F142]+[.F151]" office:value-type="float" office:value="0.310344841406547">
            <text:p>0,310345</text:p>
          </table:table-cell>
          <table:table-cell table:style-name="ce7" table:formula="of:=[.G142]+[.G151]" office:value-type="float" office:value="1">
            <text:p>1,000000</text:p>
          </table:table-cell>
          <table:table-cell table:style-name="Default" table:number-columns-repeated="6"/>
        </table:table-row>
      </table:table>
      <table:table table:name="Discordance" table:style-name="ta2" table:print="false">
        <table:table-column table:style-name="co2" table:default-cell-style-name="ce1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6" office:value-type="string">
            <text:p>Discordance (binary)</text:p>
          </table:table-cell>
          <table:table-cell table:number-columns-repeated="12"/>
        </table:table-row>
        <table:table-row table:style-name="ro2">
          <table:table-cell table:style-name="ce8" office:value-type="string">
            <text:p>threshold_v = 0 =&gt; no veto (by convention)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(perf a + threshold_v) better than or equal to (perf b) &lt;=&gt; no veto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office:value-type="string">
            <text:p>Electre Iv, Electre II.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 table:style-name="ce5" table:number-columns-repeated="9"/>
          <table:table-cell table:number-columns-repeated="4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6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v</text:p>
          </table:table-cell>
          <table:table-cell office:value-type="string">
            <text:p>Weight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K8]=0;0;IF([.$H8]*[.$J8]+[.$K8]&gt;=[.$H8]*VLOOKUP([.B$7];Performances;[.$I8]);0;1))" office:value-type="float" office:value="0">
            <text:p>0</text:p>
          </table:table-cell>
          <table:table-cell table:formula="of:=IF([.$K8]=0;0;IF([.$H8]*[.$J8]+[.$K8]&gt;=[.$H8]*VLOOKUP([.C$7];Performances;[.$I8]);0;1))" office:value-type="float" office:value="0">
            <text:p>0</text:p>
          </table:table-cell>
          <table:table-cell table:formula="of:=IF([.$K8]=0;0;IF([.$H8]*[.$J8]+[.$K8]&gt;=[.$H8]*VLOOKUP([.D$7];Performances;[.$I8]);0;1))" office:value-type="float" office:value="0">
            <text:p>0</text:p>
          </table:table-cell>
          <table:table-cell table:formula="of:=IF([.$K8]=0;0;IF([.$H8]*[.$J8]+[.$K8]&gt;=[.$H8]*VLOOKUP([.E$7];Performances;[.$I8]);0;1))" office:value-type="float" office:value="0">
            <text:p>0</text:p>
          </table:table-cell>
          <table:table-cell table:formula="of:=IF([.$K8]=0;0;IF([.$H8]*[.$J8]+[.$K8]&gt;=[.$H8]*VLOOKUP([.F$7];Performances;[.$I8]);0;1))" office:value-type="float" office:value="0">
            <text:p>0</text:p>
          </table:table-cell>
          <table:table-cell table:formula="of:=IF([.$K8]=0;0;IF([.$H8]*[.$J8]+[.$K8]&gt;=[.$H8]*VLOOKUP([.G$7];Performances;[.$I8]);0;1))" office:value-type="float" office:value="0">
            <text:p>0</text:p>
          </table:table-cell>
          <table:table-cell table:formula="of:=[.D6]" office:value-type="float" office:value="-1">
            <text:p>-1</text:p>
          </table:table-cell>
          <table:table-cell table:formula="of:=[.E6]" office:value-type="float" office:value="2">
            <text:p>2</text:p>
          </table:table-cell>
          <table:table-cell table:formula="of:=VLOOKUP([.$A8];Performances;[.$I8])" office:value-type="float" office:value="22080">
            <text:p>22080</text:p>
          </table:table-cell>
          <table:table-cell table:formula="of:=VLOOKUP(&quot;Thresh_v&quot;;Criteria;[.$I8];0)" office:value-type="float" office:value="4000">
            <text:p>4000</text:p>
          </table:table-cell>
          <table:table-cell table:formula="of:=VLOOKUP(&quot;Weight&quot;;Criteria;[.$I8])" office:value-type="float" office:value="0.400000005960464">
            <text:p>0,4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K9]=0;0;IF([.$H9]*[.$J9]+[.$K9]&gt;=[.$H9]*VLOOKUP([.B$7];Performances;[.$I9]);0;1))" office:value-type="float" office:value="1">
            <text:p>1</text:p>
          </table:table-cell>
          <table:table-cell table:formula="of:=IF([.$K9]=0;0;IF([.$H9]*[.$J9]+[.$K9]&gt;=[.$H9]*VLOOKUP([.C$7];Performances;[.$I9]);0;1))" office:value-type="float" office:value="0">
            <text:p>0</text:p>
          </table:table-cell>
          <table:table-cell table:formula="of:=IF([.$K9]=0;0;IF([.$H9]*[.$J9]+[.$K9]&gt;=[.$H9]*VLOOKUP([.D$7];Performances;[.$I9]);0;1))" office:value-type="float" office:value="0">
            <text:p>0</text:p>
          </table:table-cell>
          <table:table-cell table:formula="of:=IF([.$K9]=0;0;IF([.$H9]*[.$J9]+[.$K9]&gt;=[.$H9]*VLOOKUP([.E$7];Performances;[.$I9]);0;1))" office:value-type="float" office:value="0">
            <text:p>0</text:p>
          </table:table-cell>
          <table:table-cell table:formula="of:=IF([.$K9]=0;0;IF([.$H9]*[.$J9]+[.$K9]&gt;=[.$H9]*VLOOKUP([.F$7];Performances;[.$I9]);0;1))" office:value-type="float" office:value="1">
            <text:p>1</text:p>
          </table:table-cell>
          <table:table-cell table:formula="of:=IF([.$K9]=0;0;IF([.$H9]*[.$J9]+[.$K9]&gt;=[.$H9]*VLOOKUP([.G$7];Performances;[.$I9]);0;1))" office:value-type="float" office:value="0">
            <text:p>0</text:p>
          </table:table-cell>
          <table:table-cell table:formula="of:=[.H8]" office:value-type="float" office:value="-1">
            <text:p>-1</text:p>
          </table:table-cell>
          <table:table-cell table:formula="of:=[.I8]" office:value-type="float" office:value="2">
            <text:p>2</text:p>
          </table:table-cell>
          <table:table-cell table:formula="of:=VLOOKUP([.$A9];Performances;[.$I9])" office:value-type="float" office:value="28100">
            <text:p>28100</text:p>
          </table:table-cell>
          <table:table-cell table:formula="of:=VLOOKUP(&quot;Thresh_v&quot;;Criteria;[.$I9];0)" office:value-type="float" office:value="4000">
            <text:p>4000</text:p>
          </table:table-cell>
          <table:table-cell table:formula="of:=VLOOKUP(&quot;Weight&quot;;Criteria;[.$I9])" office:value-type="float" office:value="0.400000005960464">
            <text:p>0,4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K10]=0;0;IF([.$H10]*[.$J10]+[.$K10]&gt;=[.$H10]*VLOOKUP([.B$7];Performances;[.$I10]);0;1))" office:value-type="float" office:value="0">
            <text:p>0</text:p>
          </table:table-cell>
          <table:table-cell table:formula="of:=IF([.$K10]=0;0;IF([.$H10]*[.$J10]+[.$K10]&gt;=[.$H10]*VLOOKUP([.C$7];Performances;[.$I10]);0;1))" office:value-type="float" office:value="0">
            <text:p>0</text:p>
          </table:table-cell>
          <table:table-cell table:formula="of:=IF([.$K10]=0;0;IF([.$H10]*[.$J10]+[.$K10]&gt;=[.$H10]*VLOOKUP([.D$7];Performances;[.$I10]);0;1))" office:value-type="float" office:value="0">
            <text:p>0</text:p>
          </table:table-cell>
          <table:table-cell table:formula="of:=IF([.$K10]=0;0;IF([.$H10]*[.$J10]+[.$K10]&gt;=[.$H10]*VLOOKUP([.E$7];Performances;[.$I10]);0;1))" office:value-type="float" office:value="0">
            <text:p>0</text:p>
          </table:table-cell>
          <table:table-cell table:formula="of:=IF([.$K10]=0;0;IF([.$H10]*[.$J10]+[.$K10]&gt;=[.$H10]*VLOOKUP([.F$7];Performances;[.$I10]);0;1))" office:value-type="float" office:value="0">
            <text:p>0</text:p>
          </table:table-cell>
          <table:table-cell table:formula="of:=IF([.$K10]=0;0;IF([.$H10]*[.$J10]+[.$K10]&gt;=[.$H10]*VLOOKUP([.G$7];Performances;[.$I10]);0;1))" office:value-type="float" office:value="0">
            <text:p>0</text:p>
          </table:table-cell>
          <table:table-cell table:formula="of:=[.H9]" office:value-type="float" office:value="-1">
            <text:p>-1</text:p>
          </table:table-cell>
          <table:table-cell table:formula="of:=[.I9]" office:value-type="float" office:value="2">
            <text:p>2</text:p>
          </table:table-cell>
          <table:table-cell table:formula="of:=VLOOKUP([.$A10];Performances;[.$I10])" office:value-type="float" office:value="24650">
            <text:p>24650</text:p>
          </table:table-cell>
          <table:table-cell table:formula="of:=VLOOKUP(&quot;Thresh_v&quot;;Criteria;[.$I10];0)" office:value-type="float" office:value="4000">
            <text:p>4000</text:p>
          </table:table-cell>
          <table:table-cell table:formula="of:=VLOOKUP(&quot;Weight&quot;;Criteria;[.$I10])" office:value-type="float" office:value="0.400000005960464">
            <text:p>0,4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K11]=0;0;IF([.$H11]*[.$J11]+[.$K11]&gt;=[.$H11]*VLOOKUP([.B$7];Performances;[.$I11]);0;1))" office:value-type="float" office:value="1">
            <text:p>1</text:p>
          </table:table-cell>
          <table:table-cell table:formula="of:=IF([.$K11]=0;0;IF([.$H11]*[.$J11]+[.$K11]&gt;=[.$H11]*VLOOKUP([.C$7];Performances;[.$I11]);0;1))" office:value-type="float" office:value="1">
            <text:p>1</text:p>
          </table:table-cell>
          <table:table-cell table:formula="of:=IF([.$K11]=0;0;IF([.$H11]*[.$J11]+[.$K11]&gt;=[.$H11]*VLOOKUP([.D$7];Performances;[.$I11]);0;1))" office:value-type="float" office:value="1">
            <text:p>1</text:p>
          </table:table-cell>
          <table:table-cell table:formula="of:=IF([.$K11]=0;0;IF([.$H11]*[.$J11]+[.$K11]&gt;=[.$H11]*VLOOKUP([.E$7];Performances;[.$I11]);0;1))" office:value-type="float" office:value="0">
            <text:p>0</text:p>
          </table:table-cell>
          <table:table-cell table:formula="of:=IF([.$K11]=0;0;IF([.$H11]*[.$J11]+[.$K11]&gt;=[.$H11]*VLOOKUP([.F$7];Performances;[.$I11]);0;1))" office:value-type="float" office:value="1">
            <text:p>1</text:p>
          </table:table-cell>
          <table:table-cell table:formula="of:=IF([.$K11]=0;0;IF([.$H11]*[.$J11]+[.$K11]&gt;=[.$H11]*VLOOKUP([.G$7];Performances;[.$I11]);0;1))" office:value-type="float" office:value="1">
            <text:p>1</text:p>
          </table:table-cell>
          <table:table-cell table:formula="of:=[.H10]" office:value-type="float" office:value="-1">
            <text:p>-1</text:p>
          </table:table-cell>
          <table:table-cell table:formula="of:=[.I10]" office:value-type="float" office:value="2">
            <text:p>2</text:p>
          </table:table-cell>
          <table:table-cell table:formula="of:=VLOOKUP([.$A11];Performances;[.$I11])" office:value-type="float" office:value="32700">
            <text:p>32700</text:p>
          </table:table-cell>
          <table:table-cell table:formula="of:=VLOOKUP(&quot;Thresh_v&quot;;Criteria;[.$I11];0)" office:value-type="float" office:value="4000">
            <text:p>4000</text:p>
          </table:table-cell>
          <table:table-cell table:formula="of:=VLOOKUP(&quot;Weight&quot;;Criteria;[.$I11])" office:value-type="float" office:value="0.400000005960464">
            <text:p>0,4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K12]=0;0;IF([.$H12]*[.$J12]+[.$K12]&gt;=[.$H12]*VLOOKUP([.B$7];Performances;[.$I12]);0;1))" office:value-type="float" office:value="0">
            <text:p>0</text:p>
          </table:table-cell>
          <table:table-cell table:formula="of:=IF([.$K12]=0;0;IF([.$H12]*[.$J12]+[.$K12]&gt;=[.$H12]*VLOOKUP([.C$7];Performances;[.$I12]);0;1))" office:value-type="float" office:value="0">
            <text:p>0</text:p>
          </table:table-cell>
          <table:table-cell table:formula="of:=IF([.$K12]=0;0;IF([.$H12]*[.$J12]+[.$K12]&gt;=[.$H12]*VLOOKUP([.D$7];Performances;[.$I12]);0;1))" office:value-type="float" office:value="0">
            <text:p>0</text:p>
          </table:table-cell>
          <table:table-cell table:formula="of:=IF([.$K12]=0;0;IF([.$H12]*[.$J12]+[.$K12]&gt;=[.$H12]*VLOOKUP([.E$7];Performances;[.$I12]);0;1))" office:value-type="float" office:value="0">
            <text:p>0</text:p>
          </table:table-cell>
          <table:table-cell table:formula="of:=IF([.$K12]=0;0;IF([.$H12]*[.$J12]+[.$K12]&gt;=[.$H12]*VLOOKUP([.F$7];Performances;[.$I12]);0;1))" office:value-type="float" office:value="0">
            <text:p>0</text:p>
          </table:table-cell>
          <table:table-cell table:formula="of:=IF([.$K12]=0;0;IF([.$H12]*[.$J12]+[.$K12]&gt;=[.$H12]*VLOOKUP([.G$7];Performances;[.$I12]);0;1))" office:value-type="float" office:value="0">
            <text:p>0</text:p>
          </table:table-cell>
          <table:table-cell table:formula="of:=[.H11]" office:value-type="float" office:value="-1">
            <text:p>-1</text:p>
          </table:table-cell>
          <table:table-cell table:formula="of:=[.I11]" office:value-type="float" office:value="2">
            <text:p>2</text:p>
          </table:table-cell>
          <table:table-cell table:formula="of:=VLOOKUP([.$A12];Performances;[.$I12])" office:value-type="float" office:value="22750">
            <text:p>22750</text:p>
          </table:table-cell>
          <table:table-cell table:formula="of:=VLOOKUP(&quot;Thresh_v&quot;;Criteria;[.$I12];0)" office:value-type="float" office:value="4000">
            <text:p>4000</text:p>
          </table:table-cell>
          <table:table-cell table:formula="of:=VLOOKUP(&quot;Weight&quot;;Criteria;[.$I12])" office:value-type="float" office:value="0.400000005960464">
            <text:p>0,4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K13]=0;0;IF([.$H13]*[.$J13]+[.$K13]&gt;=[.$H13]*VLOOKUP([.B$7];Performances;[.$I13]);0;1))" office:value-type="float" office:value="1">
            <text:p>1</text:p>
          </table:table-cell>
          <table:table-cell table:formula="of:=IF([.$K13]=0;0;IF([.$H13]*[.$J13]+[.$K13]&gt;=[.$H13]*VLOOKUP([.C$7];Performances;[.$I13]);0;1))" office:value-type="float" office:value="0">
            <text:p>0</text:p>
          </table:table-cell>
          <table:table-cell table:formula="of:=IF([.$K13]=0;0;IF([.$H13]*[.$J13]+[.$K13]&gt;=[.$H13]*VLOOKUP([.D$7];Performances;[.$I13]);0;1))" office:value-type="float" office:value="0">
            <text:p>0</text:p>
          </table:table-cell>
          <table:table-cell table:formula="of:=IF([.$K13]=0;0;IF([.$H13]*[.$J13]+[.$K13]&gt;=[.$H13]*VLOOKUP([.E$7];Performances;[.$I13]);0;1))" office:value-type="float" office:value="0">
            <text:p>0</text:p>
          </table:table-cell>
          <table:table-cell table:formula="of:=IF([.$K13]=0;0;IF([.$H13]*[.$J13]+[.$K13]&gt;=[.$H13]*VLOOKUP([.F$7];Performances;[.$I13]);0;1))" office:value-type="float" office:value="1">
            <text:p>1</text:p>
          </table:table-cell>
          <table:table-cell table:formula="of:=IF([.$K13]=0;0;IF([.$H13]*[.$J13]+[.$K13]&gt;=[.$H13]*VLOOKUP([.G$7];Performances;[.$I13]);0;1))" office:value-type="float" office:value="0">
            <text:p>0</text:p>
          </table:table-cell>
          <table:table-cell table:formula="of:=[.H12]" office:value-type="float" office:value="-1">
            <text:p>-1</text:p>
          </table:table-cell>
          <table:table-cell table:formula="of:=[.I12]" office:value-type="float" office:value="2">
            <text:p>2</text:p>
          </table:table-cell>
          <table:table-cell table:formula="of:=VLOOKUP([.$A13];Performances;[.$I13])" office:value-type="float" office:value="27350">
            <text:p>27350</text:p>
          </table:table-cell>
          <table:table-cell table:formula="of:=VLOOKUP(&quot;Thresh_v&quot;;Criteria;[.$I13];0)" office:value-type="float" office:value="4000">
            <text:p>4000</text:p>
          </table:table-cell>
          <table:table-cell table:formula="of:=VLOOKUP(&quot;Weight&quot;;Criteria;[.$I13])" office:value-type="float" office:value="0.400000005960464">
            <text:p>0,4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5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v</text:p>
          </table:table-cell>
          <table:table-cell office:value-type="string">
            <text:p>Weight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K17]=0;0;IF([.$H17]*[.$J17]+[.$K17]&gt;=[.$H17]*VLOOKUP([.B$7];Performances;[.$I17]);0;1))" office:value-type="float" office:value="0">
            <text:p>0</text:p>
          </table:table-cell>
          <table:table-cell table:formula="of:=IF([.$K17]=0;0;IF([.$H17]*[.$J17]+[.$K17]&gt;=[.$H17]*VLOOKUP([.C$7];Performances;[.$I17]);0;1))" office:value-type="float" office:value="0">
            <text:p>0</text:p>
          </table:table-cell>
          <table:table-cell table:formula="of:=IF([.$K17]=0;0;IF([.$H17]*[.$J17]+[.$K17]&gt;=[.$H17]*VLOOKUP([.D$7];Performances;[.$I17]);0;1))" office:value-type="float" office:value="0">
            <text:p>0</text:p>
          </table:table-cell>
          <table:table-cell table:formula="of:=IF([.$K17]=0;0;IF([.$H17]*[.$J17]+[.$K17]&gt;=[.$H17]*VLOOKUP([.E$7];Performances;[.$I17]);0;1))" office:value-type="float" office:value="0">
            <text:p>0</text:p>
          </table:table-cell>
          <table:table-cell table:formula="of:=IF([.$K17]=0;0;IF([.$H17]*[.$J17]+[.$K17]&gt;=[.$H17]*VLOOKUP([.F$7];Performances;[.$I17]);0;1))" office:value-type="float" office:value="0">
            <text:p>0</text:p>
          </table:table-cell>
          <table:table-cell table:formula="of:=IF([.$K17]=0;0;IF([.$H17]*[.$J17]+[.$K17]&gt;=[.$H17]*VLOOKUP([.G$7];Performances;[.$I17]);0;1))" office:value-type="float" office:value="0">
            <text:p>0</text:p>
          </table:table-cell>
          <table:table-cell table:formula="of:=[.D15]" office:value-type="float" office:value="1">
            <text:p>1</text:p>
          </table:table-cell>
          <table:table-cell table:formula="of:=[.E15]" office:value-type="float" office:value="3">
            <text:p>3</text:p>
          </table:table-cell>
          <table:table-cell table:formula="of:=VLOOKUP([.$A17];Performances;[.$I17])" office:value-type="float" office:value="105">
            <text:p>105</text:p>
          </table:table-cell>
          <table:table-cell table:formula="of:=VLOOKUP(&quot;Thresh_v&quot;;Criteria;[.$I17];0)" office:value-type="float" office:value="0">
            <text:p>0</text:p>
          </table:table-cell>
          <table:table-cell table:formula="of:=VLOOKUP(&quot;Weight&quot;;Criteria;[.$I17])" office:value-type="float" office:value="0.180000014305115">
            <text:p>0,18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K18]=0;0;IF([.$H18]*[.$J18]+[.$K18]&gt;=[.$H18]*VLOOKUP([.B$7];Performances;[.$I18]);0;1))" office:value-type="float" office:value="0">
            <text:p>0</text:p>
          </table:table-cell>
          <table:table-cell table:formula="of:=IF([.$K18]=0;0;IF([.$H18]*[.$J18]+[.$K18]&gt;=[.$H18]*VLOOKUP([.C$7];Performances;[.$I18]);0;1))" office:value-type="float" office:value="0">
            <text:p>0</text:p>
          </table:table-cell>
          <table:table-cell table:formula="of:=IF([.$K18]=0;0;IF([.$H18]*[.$J18]+[.$K18]&gt;=[.$H18]*VLOOKUP([.D$7];Performances;[.$I18]);0;1))" office:value-type="float" office:value="0">
            <text:p>0</text:p>
          </table:table-cell>
          <table:table-cell table:formula="of:=IF([.$K18]=0;0;IF([.$H18]*[.$J18]+[.$K18]&gt;=[.$H18]*VLOOKUP([.E$7];Performances;[.$I18]);0;1))" office:value-type="float" office:value="0">
            <text:p>0</text:p>
          </table:table-cell>
          <table:table-cell table:formula="of:=IF([.$K18]=0;0;IF([.$H18]*[.$J18]+[.$K18]&gt;=[.$H18]*VLOOKUP([.F$7];Performances;[.$I18]);0;1))" office:value-type="float" office:value="0">
            <text:p>0</text:p>
          </table:table-cell>
          <table:table-cell table:formula="of:=IF([.$K18]=0;0;IF([.$H18]*[.$J18]+[.$K18]&gt;=[.$H18]*VLOOKUP([.G$7];Performances;[.$I18]);0;1))" office:value-type="float" office:value="0">
            <text:p>0</text:p>
          </table:table-cell>
          <table:table-cell table:formula="of:=[.H17]" office:value-type="float" office:value="1">
            <text:p>1</text:p>
          </table:table-cell>
          <table:table-cell table:formula="of:=[.I17]" office:value-type="float" office:value="3">
            <text:p>3</text:p>
          </table:table-cell>
          <table:table-cell table:formula="of:=VLOOKUP([.$A18];Performances;[.$I18])" office:value-type="float" office:value="160">
            <text:p>160</text:p>
          </table:table-cell>
          <table:table-cell table:formula="of:=VLOOKUP(&quot;Thresh_v&quot;;Criteria;[.$I18];0)" office:value-type="float" office:value="0">
            <text:p>0</text:p>
          </table:table-cell>
          <table:table-cell table:formula="of:=VLOOKUP(&quot;Weight&quot;;Criteria;[.$I18])" office:value-type="float" office:value="0.180000014305115">
            <text:p>0,18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K19]=0;0;IF([.$H19]*[.$J19]+[.$K19]&gt;=[.$H19]*VLOOKUP([.B$7];Performances;[.$I19]);0;1))" office:value-type="float" office:value="0">
            <text:p>0</text:p>
          </table:table-cell>
          <table:table-cell table:formula="of:=IF([.$K19]=0;0;IF([.$H19]*[.$J19]+[.$K19]&gt;=[.$H19]*VLOOKUP([.C$7];Performances;[.$I19]);0;1))" office:value-type="float" office:value="0">
            <text:p>0</text:p>
          </table:table-cell>
          <table:table-cell table:formula="of:=IF([.$K19]=0;0;IF([.$H19]*[.$J19]+[.$K19]&gt;=[.$H19]*VLOOKUP([.D$7];Performances;[.$I19]);0;1))" office:value-type="float" office:value="0">
            <text:p>0</text:p>
          </table:table-cell>
          <table:table-cell table:formula="of:=IF([.$K19]=0;0;IF([.$H19]*[.$J19]+[.$K19]&gt;=[.$H19]*VLOOKUP([.E$7];Performances;[.$I19]);0;1))" office:value-type="float" office:value="0">
            <text:p>0</text:p>
          </table:table-cell>
          <table:table-cell table:formula="of:=IF([.$K19]=0;0;IF([.$H19]*[.$J19]+[.$K19]&gt;=[.$H19]*VLOOKUP([.F$7];Performances;[.$I19]);0;1))" office:value-type="float" office:value="0">
            <text:p>0</text:p>
          </table:table-cell>
          <table:table-cell table:formula="of:=IF([.$K19]=0;0;IF([.$H19]*[.$J19]+[.$K19]&gt;=[.$H19]*VLOOKUP([.G$7];Performances;[.$I19]);0;1))" office:value-type="float" office:value="0">
            <text:p>0</text:p>
          </table:table-cell>
          <table:table-cell table:formula="of:=[.H18]" office:value-type="float" office:value="1">
            <text:p>1</text:p>
          </table:table-cell>
          <table:table-cell table:formula="of:=[.I18]" office:value-type="float" office:value="3">
            <text:p>3</text:p>
          </table:table-cell>
          <table:table-cell table:formula="of:=VLOOKUP([.$A19];Performances;[.$I19])" office:value-type="float" office:value="143">
            <text:p>143</text:p>
          </table:table-cell>
          <table:table-cell table:formula="of:=VLOOKUP(&quot;Thresh_v&quot;;Criteria;[.$I19];0)" office:value-type="float" office:value="0">
            <text:p>0</text:p>
          </table:table-cell>
          <table:table-cell table:formula="of:=VLOOKUP(&quot;Weight&quot;;Criteria;[.$I19])" office:value-type="float" office:value="0.180000014305115">
            <text:p>0,18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K20]=0;0;IF([.$H20]*[.$J20]+[.$K20]&gt;=[.$H20]*VLOOKUP([.B$7];Performances;[.$I20]);0;1))" office:value-type="float" office:value="0">
            <text:p>0</text:p>
          </table:table-cell>
          <table:table-cell table:formula="of:=IF([.$K20]=0;0;IF([.$H20]*[.$J20]+[.$K20]&gt;=[.$H20]*VLOOKUP([.C$7];Performances;[.$I20]);0;1))" office:value-type="float" office:value="0">
            <text:p>0</text:p>
          </table:table-cell>
          <table:table-cell table:formula="of:=IF([.$K20]=0;0;IF([.$H20]*[.$J20]+[.$K20]&gt;=[.$H20]*VLOOKUP([.D$7];Performances;[.$I20]);0;1))" office:value-type="float" office:value="0">
            <text:p>0</text:p>
          </table:table-cell>
          <table:table-cell table:formula="of:=IF([.$K20]=0;0;IF([.$H20]*[.$J20]+[.$K20]&gt;=[.$H20]*VLOOKUP([.E$7];Performances;[.$I20]);0;1))" office:value-type="float" office:value="0">
            <text:p>0</text:p>
          </table:table-cell>
          <table:table-cell table:formula="of:=IF([.$K20]=0;0;IF([.$H20]*[.$J20]+[.$K20]&gt;=[.$H20]*VLOOKUP([.F$7];Performances;[.$I20]);0;1))" office:value-type="float" office:value="0">
            <text:p>0</text:p>
          </table:table-cell>
          <table:table-cell table:formula="of:=IF([.$K20]=0;0;IF([.$H20]*[.$J20]+[.$K20]&gt;=[.$H20]*VLOOKUP([.G$7];Performances;[.$I20]);0;1))" office:value-type="float" office:value="0">
            <text:p>0</text:p>
          </table:table-cell>
          <table:table-cell table:formula="of:=[.H19]" office:value-type="float" office:value="1">
            <text:p>1</text:p>
          </table:table-cell>
          <table:table-cell table:formula="of:=[.I19]" office:value-type="float" office:value="3">
            <text:p>3</text:p>
          </table:table-cell>
          <table:table-cell table:formula="of:=VLOOKUP([.$A20];Performances;[.$I20])" office:value-type="float" office:value="177">
            <text:p>177</text:p>
          </table:table-cell>
          <table:table-cell table:formula="of:=VLOOKUP(&quot;Thresh_v&quot;;Criteria;[.$I20];0)" office:value-type="float" office:value="0">
            <text:p>0</text:p>
          </table:table-cell>
          <table:table-cell table:formula="of:=VLOOKUP(&quot;Weight&quot;;Criteria;[.$I20])" office:value-type="float" office:value="0.180000014305115">
            <text:p>0,18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K21]=0;0;IF([.$H21]*[.$J21]+[.$K21]&gt;=[.$H21]*VLOOKUP([.B$7];Performances;[.$I21]);0;1))" office:value-type="float" office:value="0">
            <text:p>0</text:p>
          </table:table-cell>
          <table:table-cell table:formula="of:=IF([.$K21]=0;0;IF([.$H21]*[.$J21]+[.$K21]&gt;=[.$H21]*VLOOKUP([.C$7];Performances;[.$I21]);0;1))" office:value-type="float" office:value="0">
            <text:p>0</text:p>
          </table:table-cell>
          <table:table-cell table:formula="of:=IF([.$K21]=0;0;IF([.$H21]*[.$J21]+[.$K21]&gt;=[.$H21]*VLOOKUP([.D$7];Performances;[.$I21]);0;1))" office:value-type="float" office:value="0">
            <text:p>0</text:p>
          </table:table-cell>
          <table:table-cell table:formula="of:=IF([.$K21]=0;0;IF([.$H21]*[.$J21]+[.$K21]&gt;=[.$H21]*VLOOKUP([.E$7];Performances;[.$I21]);0;1))" office:value-type="float" office:value="0">
            <text:p>0</text:p>
          </table:table-cell>
          <table:table-cell table:formula="of:=IF([.$K21]=0;0;IF([.$H21]*[.$J21]+[.$K21]&gt;=[.$H21]*VLOOKUP([.F$7];Performances;[.$I21]);0;1))" office:value-type="float" office:value="0">
            <text:p>0</text:p>
          </table:table-cell>
          <table:table-cell table:formula="of:=IF([.$K21]=0;0;IF([.$H21]*[.$J21]+[.$K21]&gt;=[.$H21]*VLOOKUP([.G$7];Performances;[.$I21]);0;1))" office:value-type="float" office:value="0">
            <text:p>0</text:p>
          </table:table-cell>
          <table:table-cell table:formula="of:=[.H20]" office:value-type="float" office:value="1">
            <text:p>1</text:p>
          </table:table-cell>
          <table:table-cell table:formula="of:=[.I20]" office:value-type="float" office:value="3">
            <text:p>3</text:p>
          </table:table-cell>
          <table:table-cell table:formula="of:=VLOOKUP([.$A21];Performances;[.$I21])" office:value-type="float" office:value="136">
            <text:p>136</text:p>
          </table:table-cell>
          <table:table-cell table:formula="of:=VLOOKUP(&quot;Thresh_v&quot;;Criteria;[.$I21];0)" office:value-type="float" office:value="0">
            <text:p>0</text:p>
          </table:table-cell>
          <table:table-cell table:formula="of:=VLOOKUP(&quot;Weight&quot;;Criteria;[.$I21])" office:value-type="float" office:value="0.180000014305115">
            <text:p>0,18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K22]=0;0;IF([.$H22]*[.$J22]+[.$K22]&gt;=[.$H22]*VLOOKUP([.B$7];Performances;[.$I22]);0;1))" office:value-type="float" office:value="0">
            <text:p>0</text:p>
          </table:table-cell>
          <table:table-cell table:formula="of:=IF([.$K22]=0;0;IF([.$H22]*[.$J22]+[.$K22]&gt;=[.$H22]*VLOOKUP([.C$7];Performances;[.$I22]);0;1))" office:value-type="float" office:value="0">
            <text:p>0</text:p>
          </table:table-cell>
          <table:table-cell table:formula="of:=IF([.$K22]=0;0;IF([.$H22]*[.$J22]+[.$K22]&gt;=[.$H22]*VLOOKUP([.D$7];Performances;[.$I22]);0;1))" office:value-type="float" office:value="0">
            <text:p>0</text:p>
          </table:table-cell>
          <table:table-cell table:formula="of:=IF([.$K22]=0;0;IF([.$H22]*[.$J22]+[.$K22]&gt;=[.$H22]*VLOOKUP([.E$7];Performances;[.$I22]);0;1))" office:value-type="float" office:value="0">
            <text:p>0</text:p>
          </table:table-cell>
          <table:table-cell table:formula="of:=IF([.$K22]=0;0;IF([.$H22]*[.$J22]+[.$K22]&gt;=[.$H22]*VLOOKUP([.F$7];Performances;[.$I22]);0;1))" office:value-type="float" office:value="0">
            <text:p>0</text:p>
          </table:table-cell>
          <table:table-cell table:formula="of:=IF([.$K22]=0;0;IF([.$H22]*[.$J22]+[.$K22]&gt;=[.$H22]*VLOOKUP([.G$7];Performances;[.$I22]);0;1))" office:value-type="float" office:value="0">
            <text:p>0</text:p>
          </table:table-cell>
          <table:table-cell table:formula="of:=[.H21]" office:value-type="float" office:value="1">
            <text:p>1</text:p>
          </table:table-cell>
          <table:table-cell table:formula="of:=[.I21]" office:value-type="float" office:value="3">
            <text:p>3</text:p>
          </table:table-cell>
          <table:table-cell table:formula="of:=VLOOKUP([.$A22];Performances;[.$I22])" office:value-type="float" office:value="180">
            <text:p>180</text:p>
          </table:table-cell>
          <table:table-cell table:formula="of:=VLOOKUP(&quot;Thresh_v&quot;;Criteria;[.$I22];0)" office:value-type="float" office:value="0">
            <text:p>0</text:p>
          </table:table-cell>
          <table:table-cell table:formula="of:=VLOOKUP(&quot;Weight&quot;;Criteria;[.$I22])" office:value-type="float" office:value="0.180000014305115">
            <text:p>0,18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sign</text:p>
          </table:table-cell>
          <table:table-cell table:style-name="Default" table:formula="of:=IF(HLOOKUP([.A24];Criteria;2;0)=&quot;Minimize&quot;;-1;+1)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v</text:p>
          </table:table-cell>
          <table:table-cell office:value-type="string">
            <text:p>Weight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K26]=0;0;IF([.$H26]*[.$J26]+[.$K26]&gt;=[.$H26]*VLOOKUP([.B$7];Performances;[.$I26]);0;1))" office:value-type="float" office:value="0">
            <text:p>0</text:p>
          </table:table-cell>
          <table:table-cell table:formula="of:=IF([.$K26]=0;0;IF([.$H26]*[.$J26]+[.$K26]&gt;=[.$H26]*VLOOKUP([.C$7];Performances;[.$I26]);0;1))" office:value-type="float" office:value="0">
            <text:p>0</text:p>
          </table:table-cell>
          <table:table-cell table:formula="of:=IF([.$K26]=0;0;IF([.$H26]*[.$J26]+[.$K26]&gt;=[.$H26]*VLOOKUP([.D$7];Performances;[.$I26]);0;1))" office:value-type="float" office:value="0">
            <text:p>0</text:p>
          </table:table-cell>
          <table:table-cell table:formula="of:=IF([.$K26]=0;0;IF([.$H26]*[.$J26]+[.$K26]&gt;=[.$H26]*VLOOKUP([.E$7];Performances;[.$I26]);0;1))" office:value-type="float" office:value="0">
            <text:p>0</text:p>
          </table:table-cell>
          <table:table-cell table:formula="of:=IF([.$K26]=0;0;IF([.$H26]*[.$J26]+[.$K26]&gt;=[.$H26]*VLOOKUP([.F$7];Performances;[.$I26]);0;1))" office:value-type="float" office:value="0">
            <text:p>0</text:p>
          </table:table-cell>
          <table:table-cell table:formula="of:=IF([.$K26]=0;0;IF([.$H26]*[.$J26]+[.$K26]&gt;=[.$H26]*VLOOKUP([.G$7];Performances;[.$I26]);0;1))" office:value-type="float" office:value="0">
            <text:p>0</text:p>
          </table:table-cell>
          <table:table-cell table:formula="of:=[.D24]" office:value-type="float" office:value="-1">
            <text:p>-1</text:p>
          </table:table-cell>
          <table:table-cell table:formula="of:=[.E24]" office:value-type="float" office:value="4">
            <text:p>4</text:p>
          </table:table-cell>
          <table:table-cell table:formula="of:=VLOOKUP([.$A26];Performances;[.$I26])" office:value-type="float" office:value="11.3999996185303">
            <text:p>11,4</text:p>
          </table:table-cell>
          <table:table-cell table:formula="of:=VLOOKUP(&quot;Thresh_v&quot;;Criteria;[.$I26];0)" office:value-type="float" office:value="0">
            <text:p>0</text:p>
          </table:table-cell>
          <table:table-cell table:formula="of:=VLOOKUP(&quot;Weight&quot;;Criteria;[.$I26])" office:value-type="float" office:value="0.120000006556511">
            <text:p>0,12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K27]=0;0;IF([.$H27]*[.$J27]+[.$K27]&gt;=[.$H27]*VLOOKUP([.B$7];Performances;[.$I27]);0;1))" office:value-type="float" office:value="0">
            <text:p>0</text:p>
          </table:table-cell>
          <table:table-cell table:formula="of:=IF([.$K27]=0;0;IF([.$H27]*[.$J27]+[.$K27]&gt;=[.$H27]*VLOOKUP([.C$7];Performances;[.$I27]);0;1))" office:value-type="float" office:value="0">
            <text:p>0</text:p>
          </table:table-cell>
          <table:table-cell table:formula="of:=IF([.$K27]=0;0;IF([.$H27]*[.$J27]+[.$K27]&gt;=[.$H27]*VLOOKUP([.D$7];Performances;[.$I27]);0;1))" office:value-type="float" office:value="0">
            <text:p>0</text:p>
          </table:table-cell>
          <table:table-cell table:formula="of:=IF([.$K27]=0;0;IF([.$H27]*[.$J27]+[.$K27]&gt;=[.$H27]*VLOOKUP([.E$7];Performances;[.$I27]);0;1))" office:value-type="float" office:value="0">
            <text:p>0</text:p>
          </table:table-cell>
          <table:table-cell table:formula="of:=IF([.$K27]=0;0;IF([.$H27]*[.$J27]+[.$K27]&gt;=[.$H27]*VLOOKUP([.F$7];Performances;[.$I27]);0;1))" office:value-type="float" office:value="0">
            <text:p>0</text:p>
          </table:table-cell>
          <table:table-cell table:formula="of:=IF([.$K27]=0;0;IF([.$H27]*[.$J27]+[.$K27]&gt;=[.$H27]*VLOOKUP([.G$7];Performances;[.$I27]);0;1))" office:value-type="float" office:value="0">
            <text:p>0</text:p>
          </table:table-cell>
          <table:table-cell table:formula="of:=[.H26]" office:value-type="float" office:value="-1">
            <text:p>-1</text:p>
          </table:table-cell>
          <table:table-cell table:formula="of:=[.I26]" office:value-type="float" office:value="4">
            <text:p>4</text:p>
          </table:table-cell>
          <table:table-cell table:formula="of:=VLOOKUP([.$A27];Performances;[.$I27])" office:value-type="float" office:value="8.60000038146973">
            <text:p>8,6</text:p>
          </table:table-cell>
          <table:table-cell table:formula="of:=VLOOKUP(&quot;Thresh_v&quot;;Criteria;[.$I27];0)" office:value-type="float" office:value="0">
            <text:p>0</text:p>
          </table:table-cell>
          <table:table-cell table:formula="of:=VLOOKUP(&quot;Weight&quot;;Criteria;[.$I27])" office:value-type="float" office:value="0.120000006556511">
            <text:p>0,12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K28]=0;0;IF([.$H28]*[.$J28]+[.$K28]&gt;=[.$H28]*VLOOKUP([.B$7];Performances;[.$I28]);0;1))" office:value-type="float" office:value="0">
            <text:p>0</text:p>
          </table:table-cell>
          <table:table-cell table:formula="of:=IF([.$K28]=0;0;IF([.$H28]*[.$J28]+[.$K28]&gt;=[.$H28]*VLOOKUP([.C$7];Performances;[.$I28]);0;1))" office:value-type="float" office:value="0">
            <text:p>0</text:p>
          </table:table-cell>
          <table:table-cell table:formula="of:=IF([.$K28]=0;0;IF([.$H28]*[.$J28]+[.$K28]&gt;=[.$H28]*VLOOKUP([.D$7];Performances;[.$I28]);0;1))" office:value-type="float" office:value="0">
            <text:p>0</text:p>
          </table:table-cell>
          <table:table-cell table:formula="of:=IF([.$K28]=0;0;IF([.$H28]*[.$J28]+[.$K28]&gt;=[.$H28]*VLOOKUP([.E$7];Performances;[.$I28]);0;1))" office:value-type="float" office:value="0">
            <text:p>0</text:p>
          </table:table-cell>
          <table:table-cell table:formula="of:=IF([.$K28]=0;0;IF([.$H28]*[.$J28]+[.$K28]&gt;=[.$H28]*VLOOKUP([.F$7];Performances;[.$I28]);0;1))" office:value-type="float" office:value="0">
            <text:p>0</text:p>
          </table:table-cell>
          <table:table-cell table:formula="of:=IF([.$K28]=0;0;IF([.$H28]*[.$J28]+[.$K28]&gt;=[.$H28]*VLOOKUP([.G$7];Performances;[.$I28]);0;1))" office:value-type="float" office:value="0">
            <text:p>0</text:p>
          </table:table-cell>
          <table:table-cell table:formula="of:=[.H27]" office:value-type="float" office:value="-1">
            <text:p>-1</text:p>
          </table:table-cell>
          <table:table-cell table:formula="of:=[.I27]" office:value-type="float" office:value="4">
            <text:p>4</text:p>
          </table:table-cell>
          <table:table-cell table:formula="of:=VLOOKUP([.$A28];Performances;[.$I28])" office:value-type="float" office:value="9">
            <text:p>9</text:p>
          </table:table-cell>
          <table:table-cell table:formula="of:=VLOOKUP(&quot;Thresh_v&quot;;Criteria;[.$I28];0)" office:value-type="float" office:value="0">
            <text:p>0</text:p>
          </table:table-cell>
          <table:table-cell table:formula="of:=VLOOKUP(&quot;Weight&quot;;Criteria;[.$I28])" office:value-type="float" office:value="0.120000006556511">
            <text:p>0,12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K29]=0;0;IF([.$H29]*[.$J29]+[.$K29]&gt;=[.$H29]*VLOOKUP([.B$7];Performances;[.$I29]);0;1))" office:value-type="float" office:value="0">
            <text:p>0</text:p>
          </table:table-cell>
          <table:table-cell table:formula="of:=IF([.$K29]=0;0;IF([.$H29]*[.$J29]+[.$K29]&gt;=[.$H29]*VLOOKUP([.C$7];Performances;[.$I29]);0;1))" office:value-type="float" office:value="0">
            <text:p>0</text:p>
          </table:table-cell>
          <table:table-cell table:formula="of:=IF([.$K29]=0;0;IF([.$H29]*[.$J29]+[.$K29]&gt;=[.$H29]*VLOOKUP([.D$7];Performances;[.$I29]);0;1))" office:value-type="float" office:value="0">
            <text:p>0</text:p>
          </table:table-cell>
          <table:table-cell table:formula="of:=IF([.$K29]=0;0;IF([.$H29]*[.$J29]+[.$K29]&gt;=[.$H29]*VLOOKUP([.E$7];Performances;[.$I29]);0;1))" office:value-type="float" office:value="0">
            <text:p>0</text:p>
          </table:table-cell>
          <table:table-cell table:formula="of:=IF([.$K29]=0;0;IF([.$H29]*[.$J29]+[.$K29]&gt;=[.$H29]*VLOOKUP([.F$7];Performances;[.$I29]);0;1))" office:value-type="float" office:value="0">
            <text:p>0</text:p>
          </table:table-cell>
          <table:table-cell table:formula="of:=IF([.$K29]=0;0;IF([.$H29]*[.$J29]+[.$K29]&gt;=[.$H29]*VLOOKUP([.G$7];Performances;[.$I29]);0;1))" office:value-type="float" office:value="0">
            <text:p>0</text:p>
          </table:table-cell>
          <table:table-cell table:formula="of:=[.H28]" office:value-type="float" office:value="-1">
            <text:p>-1</text:p>
          </table:table-cell>
          <table:table-cell table:formula="of:=[.I28]" office:value-type="float" office:value="4">
            <text:p>4</text:p>
          </table:table-cell>
          <table:table-cell table:formula="of:=VLOOKUP([.$A29];Performances;[.$I29])" office:value-type="float" office:value="7.90000009536743">
            <text:p>7,9</text:p>
          </table:table-cell>
          <table:table-cell table:formula="of:=VLOOKUP(&quot;Thresh_v&quot;;Criteria;[.$I29];0)" office:value-type="float" office:value="0">
            <text:p>0</text:p>
          </table:table-cell>
          <table:table-cell table:formula="of:=VLOOKUP(&quot;Weight&quot;;Criteria;[.$I29])" office:value-type="float" office:value="0.120000006556511">
            <text:p>0,12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K30]=0;0;IF([.$H30]*[.$J30]+[.$K30]&gt;=[.$H30]*VLOOKUP([.B$7];Performances;[.$I30]);0;1))" office:value-type="float" office:value="0">
            <text:p>0</text:p>
          </table:table-cell>
          <table:table-cell table:formula="of:=IF([.$K30]=0;0;IF([.$H30]*[.$J30]+[.$K30]&gt;=[.$H30]*VLOOKUP([.C$7];Performances;[.$I30]);0;1))" office:value-type="float" office:value="0">
            <text:p>0</text:p>
          </table:table-cell>
          <table:table-cell table:formula="of:=IF([.$K30]=0;0;IF([.$H30]*[.$J30]+[.$K30]&gt;=[.$H30]*VLOOKUP([.D$7];Performances;[.$I30]);0;1))" office:value-type="float" office:value="0">
            <text:p>0</text:p>
          </table:table-cell>
          <table:table-cell table:formula="of:=IF([.$K30]=0;0;IF([.$H30]*[.$J30]+[.$K30]&gt;=[.$H30]*VLOOKUP([.E$7];Performances;[.$I30]);0;1))" office:value-type="float" office:value="0">
            <text:p>0</text:p>
          </table:table-cell>
          <table:table-cell table:formula="of:=IF([.$K30]=0;0;IF([.$H30]*[.$J30]+[.$K30]&gt;=[.$H30]*VLOOKUP([.F$7];Performances;[.$I30]);0;1))" office:value-type="float" office:value="0">
            <text:p>0</text:p>
          </table:table-cell>
          <table:table-cell table:formula="of:=IF([.$K30]=0;0;IF([.$H30]*[.$J30]+[.$K30]&gt;=[.$H30]*VLOOKUP([.G$7];Performances;[.$I30]);0;1))" office:value-type="float" office:value="0">
            <text:p>0</text:p>
          </table:table-cell>
          <table:table-cell table:formula="of:=[.H29]" office:value-type="float" office:value="-1">
            <text:p>-1</text:p>
          </table:table-cell>
          <table:table-cell table:formula="of:=[.I29]" office:value-type="float" office:value="4">
            <text:p>4</text:p>
          </table:table-cell>
          <table:table-cell table:formula="of:=VLOOKUP([.$A30];Performances;[.$I30])" office:value-type="float" office:value="9.39999961853027">
            <text:p>9,4</text:p>
          </table:table-cell>
          <table:table-cell table:formula="of:=VLOOKUP(&quot;Thresh_v&quot;;Criteria;[.$I30];0)" office:value-type="float" office:value="0">
            <text:p>0</text:p>
          </table:table-cell>
          <table:table-cell table:formula="of:=VLOOKUP(&quot;Weight&quot;;Criteria;[.$I30])" office:value-type="float" office:value="0.120000006556511">
            <text:p>0,12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K31]=0;0;IF([.$H31]*[.$J31]+[.$K31]&gt;=[.$H31]*VLOOKUP([.B$7];Performances;[.$I31]);0;1))" office:value-type="float" office:value="0">
            <text:p>0</text:p>
          </table:table-cell>
          <table:table-cell table:formula="of:=IF([.$K31]=0;0;IF([.$H31]*[.$J31]+[.$K31]&gt;=[.$H31]*VLOOKUP([.C$7];Performances;[.$I31]);0;1))" office:value-type="float" office:value="0">
            <text:p>0</text:p>
          </table:table-cell>
          <table:table-cell table:formula="of:=IF([.$K31]=0;0;IF([.$H31]*[.$J31]+[.$K31]&gt;=[.$H31]*VLOOKUP([.D$7];Performances;[.$I31]);0;1))" office:value-type="float" office:value="0">
            <text:p>0</text:p>
          </table:table-cell>
          <table:table-cell table:formula="of:=IF([.$K31]=0;0;IF([.$H31]*[.$J31]+[.$K31]&gt;=[.$H31]*VLOOKUP([.E$7];Performances;[.$I31]);0;1))" office:value-type="float" office:value="0">
            <text:p>0</text:p>
          </table:table-cell>
          <table:table-cell table:formula="of:=IF([.$K31]=0;0;IF([.$H31]*[.$J31]+[.$K31]&gt;=[.$H31]*VLOOKUP([.F$7];Performances;[.$I31]);0;1))" office:value-type="float" office:value="0">
            <text:p>0</text:p>
          </table:table-cell>
          <table:table-cell table:formula="of:=IF([.$K31]=0;0;IF([.$H31]*[.$J31]+[.$K31]&gt;=[.$H31]*VLOOKUP([.G$7];Performances;[.$I31]);0;1))" office:value-type="float" office:value="0">
            <text:p>0</text:p>
          </table:table-cell>
          <table:table-cell table:formula="of:=[.H30]" office:value-type="float" office:value="-1">
            <text:p>-1</text:p>
          </table:table-cell>
          <table:table-cell table:formula="of:=[.I30]" office:value-type="float" office:value="4">
            <text:p>4</text:p>
          </table:table-cell>
          <table:table-cell table:formula="of:=VLOOKUP([.$A31];Performances;[.$I31])" office:value-type="float" office:value="7.90000009536743">
            <text:p>7,9</text:p>
          </table:table-cell>
          <table:table-cell table:formula="of:=VLOOKUP(&quot;Thresh_v&quot;;Criteria;[.$I31];0)" office:value-type="float" office:value="0">
            <text:p>0</text:p>
          </table:table-cell>
          <table:table-cell table:formula="of:=VLOOKUP(&quot;Weight&quot;;Criteria;[.$I31])" office:value-type="float" office:value="0.120000006556511">
            <text:p>0,12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sign</text:p>
          </table:table-cell>
          <table:table-cell table:style-name="Default" table:formula="of:=IF(HLOOKUP([.A33];Criteria;2;0)=&quot;Minimize&quot;;-1;+1)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v</text:p>
          </table:table-cell>
          <table:table-cell office:value-type="string">
            <text:p>Weight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K35]=0;0;IF([.$H35]*[.$J35]+[.$K35]&gt;=[.$H35]*VLOOKUP([.B$7];Performances;[.$I35]);0;1))" office:value-type="float" office:value="0">
            <text:p>0</text:p>
          </table:table-cell>
          <table:table-cell table:formula="of:=IF([.$K35]=0;0;IF([.$H35]*[.$J35]+[.$K35]&gt;=[.$H35]*VLOOKUP([.C$7];Performances;[.$I35]);0;1))" office:value-type="float" office:value="0">
            <text:p>0</text:p>
          </table:table-cell>
          <table:table-cell table:formula="of:=IF([.$K35]=0;0;IF([.$H35]*[.$J35]+[.$K35]&gt;=[.$H35]*VLOOKUP([.D$7];Performances;[.$I35]);0;1))" office:value-type="float" office:value="0">
            <text:p>0</text:p>
          </table:table-cell>
          <table:table-cell table:formula="of:=IF([.$K35]=0;0;IF([.$H35]*[.$J35]+[.$K35]&gt;=[.$H35]*VLOOKUP([.E$7];Performances;[.$I35]);0;1))" office:value-type="float" office:value="0">
            <text:p>0</text:p>
          </table:table-cell>
          <table:table-cell table:formula="of:=IF([.$K35]=0;0;IF([.$H35]*[.$J35]+[.$K35]&gt;=[.$H35]*VLOOKUP([.F$7];Performances;[.$I35]);0;1))" office:value-type="float" office:value="0">
            <text:p>0</text:p>
          </table:table-cell>
          <table:table-cell table:formula="of:=IF([.$K35]=0;0;IF([.$H35]*[.$J35]+[.$K35]&gt;=[.$H35]*VLOOKUP([.G$7];Performances;[.$I35]);0;1))" office:value-type="float" office:value="0">
            <text:p>0</text:p>
          </table:table-cell>
          <table:table-cell table:formula="of:=[.D33]" office:value-type="float" office:value="-1">
            <text:p>-1</text:p>
          </table:table-cell>
          <table:table-cell table:formula="of:=[.E33]" office:value-type="float" office:value="5">
            <text:p>5</text:p>
          </table:table-cell>
          <table:table-cell table:formula="of:=VLOOKUP([.$A35];Performances;[.$I35])" office:value-type="float" office:value="5.80000019073486">
            <text:p>5,8</text:p>
          </table:table-cell>
          <table:table-cell table:formula="of:=VLOOKUP(&quot;Thresh_v&quot;;Criteria;[.$I35];0)" office:value-type="float" office:value="0">
            <text:p>0</text:p>
          </table:table-cell>
          <table:table-cell table:formula="of:=VLOOKUP(&quot;Weight&quot;;Criteria;[.$I35])" office:value-type="float" office:value="0.210000004768371">
            <text:p>0,21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K36]=0;0;IF([.$H36]*[.$J36]+[.$K36]&gt;=[.$H36]*VLOOKUP([.B$7];Performances;[.$I36]);0;1))" office:value-type="float" office:value="0">
            <text:p>0</text:p>
          </table:table-cell>
          <table:table-cell table:formula="of:=IF([.$K36]=0;0;IF([.$H36]*[.$J36]+[.$K36]&gt;=[.$H36]*VLOOKUP([.C$7];Performances;[.$I36]);0;1))" office:value-type="float" office:value="0">
            <text:p>0</text:p>
          </table:table-cell>
          <table:table-cell table:formula="of:=IF([.$K36]=0;0;IF([.$H36]*[.$J36]+[.$K36]&gt;=[.$H36]*VLOOKUP([.D$7];Performances;[.$I36]);0;1))" office:value-type="float" office:value="0">
            <text:p>0</text:p>
          </table:table-cell>
          <table:table-cell table:formula="of:=IF([.$K36]=0;0;IF([.$H36]*[.$J36]+[.$K36]&gt;=[.$H36]*VLOOKUP([.E$7];Performances;[.$I36]);0;1))" office:value-type="float" office:value="0">
            <text:p>0</text:p>
          </table:table-cell>
          <table:table-cell table:formula="of:=IF([.$K36]=0;0;IF([.$H36]*[.$J36]+[.$K36]&gt;=[.$H36]*VLOOKUP([.F$7];Performances;[.$I36]);0;1))" office:value-type="float" office:value="0">
            <text:p>0</text:p>
          </table:table-cell>
          <table:table-cell table:formula="of:=IF([.$K36]=0;0;IF([.$H36]*[.$J36]+[.$K36]&gt;=[.$H36]*VLOOKUP([.G$7];Performances;[.$I36]);0;1))" office:value-type="float" office:value="0">
            <text:p>0</text:p>
          </table:table-cell>
          <table:table-cell table:formula="of:=[.H35]" office:value-type="float" office:value="-1">
            <text:p>-1</text:p>
          </table:table-cell>
          <table:table-cell table:formula="of:=[.I35]" office:value-type="float" office:value="5">
            <text:p>5</text:p>
          </table:table-cell>
          <table:table-cell table:formula="of:=VLOOKUP([.$A36];Performances;[.$I36])" office:value-type="float" office:value="9.60000038146973">
            <text:p>9,6</text:p>
          </table:table-cell>
          <table:table-cell table:formula="of:=VLOOKUP(&quot;Thresh_v&quot;;Criteria;[.$I36];0)" office:value-type="float" office:value="0">
            <text:p>0</text:p>
          </table:table-cell>
          <table:table-cell table:formula="of:=VLOOKUP(&quot;Weight&quot;;Criteria;[.$I36])" office:value-type="float" office:value="0.210000004768371">
            <text:p>0,21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K37]=0;0;IF([.$H37]*[.$J37]+[.$K37]&gt;=[.$H37]*VLOOKUP([.B$7];Performances;[.$I37]);0;1))" office:value-type="float" office:value="0">
            <text:p>0</text:p>
          </table:table-cell>
          <table:table-cell table:formula="of:=IF([.$K37]=0;0;IF([.$H37]*[.$J37]+[.$K37]&gt;=[.$H37]*VLOOKUP([.C$7];Performances;[.$I37]);0;1))" office:value-type="float" office:value="0">
            <text:p>0</text:p>
          </table:table-cell>
          <table:table-cell table:formula="of:=IF([.$K37]=0;0;IF([.$H37]*[.$J37]+[.$K37]&gt;=[.$H37]*VLOOKUP([.D$7];Performances;[.$I37]);0;1))" office:value-type="float" office:value="0">
            <text:p>0</text:p>
          </table:table-cell>
          <table:table-cell table:formula="of:=IF([.$K37]=0;0;IF([.$H37]*[.$J37]+[.$K37]&gt;=[.$H37]*VLOOKUP([.E$7];Performances;[.$I37]);0;1))" office:value-type="float" office:value="0">
            <text:p>0</text:p>
          </table:table-cell>
          <table:table-cell table:formula="of:=IF([.$K37]=0;0;IF([.$H37]*[.$J37]+[.$K37]&gt;=[.$H37]*VLOOKUP([.F$7];Performances;[.$I37]);0;1))" office:value-type="float" office:value="0">
            <text:p>0</text:p>
          </table:table-cell>
          <table:table-cell table:formula="of:=IF([.$K37]=0;0;IF([.$H37]*[.$J37]+[.$K37]&gt;=[.$H37]*VLOOKUP([.G$7];Performances;[.$I37]);0;1))" office:value-type="float" office:value="0">
            <text:p>0</text:p>
          </table:table-cell>
          <table:table-cell table:formula="of:=[.H36]" office:value-type="float" office:value="-1">
            <text:p>-1</text:p>
          </table:table-cell>
          <table:table-cell table:formula="of:=[.I36]" office:value-type="float" office:value="5">
            <text:p>5</text:p>
          </table:table-cell>
          <table:table-cell table:formula="of:=VLOOKUP([.$A37];Performances;[.$I37])" office:value-type="float" office:value="4.5">
            <text:p>4,5</text:p>
          </table:table-cell>
          <table:table-cell table:formula="of:=VLOOKUP(&quot;Thresh_v&quot;;Criteria;[.$I37];0)" office:value-type="float" office:value="0">
            <text:p>0</text:p>
          </table:table-cell>
          <table:table-cell table:formula="of:=VLOOKUP(&quot;Weight&quot;;Criteria;[.$I37])" office:value-type="float" office:value="0.210000004768371">
            <text:p>0,21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K38]=0;0;IF([.$H38]*[.$J38]+[.$K38]&gt;=[.$H38]*VLOOKUP([.B$7];Performances;[.$I38]);0;1))" office:value-type="float" office:value="0">
            <text:p>0</text:p>
          </table:table-cell>
          <table:table-cell table:formula="of:=IF([.$K38]=0;0;IF([.$H38]*[.$J38]+[.$K38]&gt;=[.$H38]*VLOOKUP([.C$7];Performances;[.$I38]);0;1))" office:value-type="float" office:value="0">
            <text:p>0</text:p>
          </table:table-cell>
          <table:table-cell table:formula="of:=IF([.$K38]=0;0;IF([.$H38]*[.$J38]+[.$K38]&gt;=[.$H38]*VLOOKUP([.D$7];Performances;[.$I38]);0;1))" office:value-type="float" office:value="0">
            <text:p>0</text:p>
          </table:table-cell>
          <table:table-cell table:formula="of:=IF([.$K38]=0;0;IF([.$H38]*[.$J38]+[.$K38]&gt;=[.$H38]*VLOOKUP([.E$7];Performances;[.$I38]);0;1))" office:value-type="float" office:value="0">
            <text:p>0</text:p>
          </table:table-cell>
          <table:table-cell table:formula="of:=IF([.$K38]=0;0;IF([.$H38]*[.$J38]+[.$K38]&gt;=[.$H38]*VLOOKUP([.F$7];Performances;[.$I38]);0;1))" office:value-type="float" office:value="0">
            <text:p>0</text:p>
          </table:table-cell>
          <table:table-cell table:formula="of:=IF([.$K38]=0;0;IF([.$H38]*[.$J38]+[.$K38]&gt;=[.$H38]*VLOOKUP([.G$7];Performances;[.$I38]);0;1))" office:value-type="float" office:value="0">
            <text:p>0</text:p>
          </table:table-cell>
          <table:table-cell table:formula="of:=[.H37]" office:value-type="float" office:value="-1">
            <text:p>-1</text:p>
          </table:table-cell>
          <table:table-cell table:formula="of:=[.I37]" office:value-type="float" office:value="5">
            <text:p>5</text:p>
          </table:table-cell>
          <table:table-cell table:formula="of:=VLOOKUP([.$A38];Performances;[.$I38])" office:value-type="float" office:value="6.69999980926514">
            <text:p>6,7</text:p>
          </table:table-cell>
          <table:table-cell table:formula="of:=VLOOKUP(&quot;Thresh_v&quot;;Criteria;[.$I38];0)" office:value-type="float" office:value="0">
            <text:p>0</text:p>
          </table:table-cell>
          <table:table-cell table:formula="of:=VLOOKUP(&quot;Weight&quot;;Criteria;[.$I38])" office:value-type="float" office:value="0.210000004768371">
            <text:p>0,21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K39]=0;0;IF([.$H39]*[.$J39]+[.$K39]&gt;=[.$H39]*VLOOKUP([.B$7];Performances;[.$I39]);0;1))" office:value-type="float" office:value="0">
            <text:p>0</text:p>
          </table:table-cell>
          <table:table-cell table:formula="of:=IF([.$K39]=0;0;IF([.$H39]*[.$J39]+[.$K39]&gt;=[.$H39]*VLOOKUP([.C$7];Performances;[.$I39]);0;1))" office:value-type="float" office:value="0">
            <text:p>0</text:p>
          </table:table-cell>
          <table:table-cell table:formula="of:=IF([.$K39]=0;0;IF([.$H39]*[.$J39]+[.$K39]&gt;=[.$H39]*VLOOKUP([.D$7];Performances;[.$I39]);0;1))" office:value-type="float" office:value="0">
            <text:p>0</text:p>
          </table:table-cell>
          <table:table-cell table:formula="of:=IF([.$K39]=0;0;IF([.$H39]*[.$J39]+[.$K39]&gt;=[.$H39]*VLOOKUP([.E$7];Performances;[.$I39]);0;1))" office:value-type="float" office:value="0">
            <text:p>0</text:p>
          </table:table-cell>
          <table:table-cell table:formula="of:=IF([.$K39]=0;0;IF([.$H39]*[.$J39]+[.$K39]&gt;=[.$H39]*VLOOKUP([.F$7];Performances;[.$I39]);0;1))" office:value-type="float" office:value="0">
            <text:p>0</text:p>
          </table:table-cell>
          <table:table-cell table:formula="of:=IF([.$K39]=0;0;IF([.$H39]*[.$J39]+[.$K39]&gt;=[.$H39]*VLOOKUP([.G$7];Performances;[.$I39]);0;1))" office:value-type="float" office:value="0">
            <text:p>0</text:p>
          </table:table-cell>
          <table:table-cell table:formula="of:=[.H38]" office:value-type="float" office:value="-1">
            <text:p>-1</text:p>
          </table:table-cell>
          <table:table-cell table:formula="of:=[.I38]" office:value-type="float" office:value="5">
            <text:p>5</text:p>
          </table:table-cell>
          <table:table-cell table:formula="of:=VLOOKUP([.$A39];Performances;[.$I39])" office:value-type="float" office:value="7.59999990463257">
            <text:p>7,6</text:p>
          </table:table-cell>
          <table:table-cell table:formula="of:=VLOOKUP(&quot;Thresh_v&quot;;Criteria;[.$I39];0)" office:value-type="float" office:value="0">
            <text:p>0</text:p>
          </table:table-cell>
          <table:table-cell table:formula="of:=VLOOKUP(&quot;Weight&quot;;Criteria;[.$I39])" office:value-type="float" office:value="0.210000004768371">
            <text:p>0,21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K40]=0;0;IF([.$H40]*[.$J40]+[.$K40]&gt;=[.$H40]*VLOOKUP([.B$7];Performances;[.$I40]);0;1))" office:value-type="float" office:value="0">
            <text:p>0</text:p>
          </table:table-cell>
          <table:table-cell table:formula="of:=IF([.$K40]=0;0;IF([.$H40]*[.$J40]+[.$K40]&gt;=[.$H40]*VLOOKUP([.C$7];Performances;[.$I40]);0;1))" office:value-type="float" office:value="0">
            <text:p>0</text:p>
          </table:table-cell>
          <table:table-cell table:formula="of:=IF([.$K40]=0;0;IF([.$H40]*[.$J40]+[.$K40]&gt;=[.$H40]*VLOOKUP([.D$7];Performances;[.$I40]);0;1))" office:value-type="float" office:value="0">
            <text:p>0</text:p>
          </table:table-cell>
          <table:table-cell table:formula="of:=IF([.$K40]=0;0;IF([.$H40]*[.$J40]+[.$K40]&gt;=[.$H40]*VLOOKUP([.E$7];Performances;[.$I40]);0;1))" office:value-type="float" office:value="0">
            <text:p>0</text:p>
          </table:table-cell>
          <table:table-cell table:formula="of:=IF([.$K40]=0;0;IF([.$H40]*[.$J40]+[.$K40]&gt;=[.$H40]*VLOOKUP([.F$7];Performances;[.$I40]);0;1))" office:value-type="float" office:value="0">
            <text:p>0</text:p>
          </table:table-cell>
          <table:table-cell table:formula="of:=IF([.$K40]=0;0;IF([.$H40]*[.$J40]+[.$K40]&gt;=[.$H40]*VLOOKUP([.G$7];Performances;[.$I40]);0;1))" office:value-type="float" office:value="0">
            <text:p>0</text:p>
          </table:table-cell>
          <table:table-cell table:formula="of:=[.H39]" office:value-type="float" office:value="-1">
            <text:p>-1</text:p>
          </table:table-cell>
          <table:table-cell table:formula="of:=[.I39]" office:value-type="float" office:value="5">
            <text:p>5</text:p>
          </table:table-cell>
          <table:table-cell table:formula="of:=VLOOKUP([.$A40];Performances;[.$I40])" office:value-type="float" office:value="8.39999961853027">
            <text:p>8,4</text:p>
          </table:table-cell>
          <table:table-cell table:formula="of:=VLOOKUP(&quot;Thresh_v&quot;;Criteria;[.$I40];0)" office:value-type="float" office:value="0">
            <text:p>0</text:p>
          </table:table-cell>
          <table:table-cell table:formula="of:=VLOOKUP(&quot;Weight&quot;;Criteria;[.$I40])" office:value-type="float" office:value="0.210000004768371">
            <text:p>0,21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sign</text:p>
          </table:table-cell>
          <table:table-cell table:style-name="Default" table:formula="of:=IF(HLOOKUP([.A42];Criteria;2;0)=&quot;Minimize&quot;;-1;+1)" office:value-type="float" office:value="-1">
            <text:p>-1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v</text:p>
          </table:table-cell>
          <table:table-cell office:value-type="string">
            <text:p>Weight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K44]=0;0;IF([.$H44]*[.$J44]+[.$K44]&gt;=[.$H44]*VLOOKUP([.B$7];Performances;[.$I44]);0;1))" office:value-type="float" office:value="0">
            <text:p>0</text:p>
          </table:table-cell>
          <table:table-cell table:formula="of:=IF([.$K44]=0;0;IF([.$H44]*[.$J44]+[.$K44]&gt;=[.$H44]*VLOOKUP([.C$7];Performances;[.$I44]);0;1))" office:value-type="float" office:value="0">
            <text:p>0</text:p>
          </table:table-cell>
          <table:table-cell table:formula="of:=IF([.$K44]=0;0;IF([.$H44]*[.$J44]+[.$K44]&gt;=[.$H44]*VLOOKUP([.D$7];Performances;[.$I44]);0;1))" office:value-type="float" office:value="0">
            <text:p>0</text:p>
          </table:table-cell>
          <table:table-cell table:formula="of:=IF([.$K44]=0;0;IF([.$H44]*[.$J44]+[.$K44]&gt;=[.$H44]*VLOOKUP([.E$7];Performances;[.$I44]);0;1))" office:value-type="float" office:value="0">
            <text:p>0</text:p>
          </table:table-cell>
          <table:table-cell table:formula="of:=IF([.$K44]=0;0;IF([.$H44]*[.$J44]+[.$K44]&gt;=[.$H44]*VLOOKUP([.F$7];Performances;[.$I44]);0;1))" office:value-type="float" office:value="0">
            <text:p>0</text:p>
          </table:table-cell>
          <table:table-cell table:formula="of:=IF([.$K44]=0;0;IF([.$H44]*[.$J44]+[.$K44]&gt;=[.$H44]*VLOOKUP([.G$7];Performances;[.$I44]);0;1))" office:value-type="float" office:value="0">
            <text:p>0</text:p>
          </table:table-cell>
          <table:table-cell table:formula="of:=[.D42]" office:value-type="float" office:value="-1">
            <text:p>-1</text:p>
          </table:table-cell>
          <table:table-cell table:formula="of:=[.E42]" office:value-type="float" office:value="6">
            <text:p>6</text:p>
          </table:table-cell>
          <table:table-cell table:formula="of:=VLOOKUP([.$A44];Performances;[.$I44])" office:value-type="float" office:value="119">
            <text:p>119</text:p>
          </table:table-cell>
          <table:table-cell table:formula="of:=VLOOKUP(&quot;Thresh_v&quot;;Criteria;[.$I44];0)" office:value-type="float" office:value="0">
            <text:p>0</text:p>
          </table:table-cell>
          <table:table-cell table:formula="of:=VLOOKUP(&quot;Weight&quot;;Criteria;[.$I44])" office:value-type="float" office:value="0.0900000071525575">
            <text:p>0,09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K45]=0;0;IF([.$H45]*[.$J45]+[.$K45]&gt;=[.$H45]*VLOOKUP([.B$7];Performances;[.$I45]);0;1))" office:value-type="float" office:value="0">
            <text:p>0</text:p>
          </table:table-cell>
          <table:table-cell table:formula="of:=IF([.$K45]=0;0;IF([.$H45]*[.$J45]+[.$K45]&gt;=[.$H45]*VLOOKUP([.C$7];Performances;[.$I45]);0;1))" office:value-type="float" office:value="0">
            <text:p>0</text:p>
          </table:table-cell>
          <table:table-cell table:formula="of:=IF([.$K45]=0;0;IF([.$H45]*[.$J45]+[.$K45]&gt;=[.$H45]*VLOOKUP([.D$7];Performances;[.$I45]);0;1))" office:value-type="float" office:value="0">
            <text:p>0</text:p>
          </table:table-cell>
          <table:table-cell table:formula="of:=IF([.$K45]=0;0;IF([.$H45]*[.$J45]+[.$K45]&gt;=[.$H45]*VLOOKUP([.E$7];Performances;[.$I45]);0;1))" office:value-type="float" office:value="0">
            <text:p>0</text:p>
          </table:table-cell>
          <table:table-cell table:formula="of:=IF([.$K45]=0;0;IF([.$H45]*[.$J45]+[.$K45]&gt;=[.$H45]*VLOOKUP([.F$7];Performances;[.$I45]);0;1))" office:value-type="float" office:value="0">
            <text:p>0</text:p>
          </table:table-cell>
          <table:table-cell table:formula="of:=IF([.$K45]=0;0;IF([.$H45]*[.$J45]+[.$K45]&gt;=[.$H45]*VLOOKUP([.G$7];Performances;[.$I45]);0;1))" office:value-type="float" office:value="0">
            <text:p>0</text:p>
          </table:table-cell>
          <table:table-cell table:formula="of:=[.H44]" office:value-type="float" office:value="-1">
            <text:p>-1</text:p>
          </table:table-cell>
          <table:table-cell table:formula="of:=[.I44]" office:value-type="float" office:value="6">
            <text:p>6</text:p>
          </table:table-cell>
          <table:table-cell table:formula="of:=VLOOKUP([.$A45];Performances;[.$I45])" office:value-type="float" office:value="164">
            <text:p>164</text:p>
          </table:table-cell>
          <table:table-cell table:formula="of:=VLOOKUP(&quot;Thresh_v&quot;;Criteria;[.$I45];0)" office:value-type="float" office:value="0">
            <text:p>0</text:p>
          </table:table-cell>
          <table:table-cell table:formula="of:=VLOOKUP(&quot;Weight&quot;;Criteria;[.$I45])" office:value-type="float" office:value="0.0900000071525575">
            <text:p>0,09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K46]=0;0;IF([.$H46]*[.$J46]+[.$K46]&gt;=[.$H46]*VLOOKUP([.B$7];Performances;[.$I46]);0;1))" office:value-type="float" office:value="0">
            <text:p>0</text:p>
          </table:table-cell>
          <table:table-cell table:formula="of:=IF([.$K46]=0;0;IF([.$H46]*[.$J46]+[.$K46]&gt;=[.$H46]*VLOOKUP([.C$7];Performances;[.$I46]);0;1))" office:value-type="float" office:value="0">
            <text:p>0</text:p>
          </table:table-cell>
          <table:table-cell table:formula="of:=IF([.$K46]=0;0;IF([.$H46]*[.$J46]+[.$K46]&gt;=[.$H46]*VLOOKUP([.D$7];Performances;[.$I46]);0;1))" office:value-type="float" office:value="0">
            <text:p>0</text:p>
          </table:table-cell>
          <table:table-cell table:formula="of:=IF([.$K46]=0;0;IF([.$H46]*[.$J46]+[.$K46]&gt;=[.$H46]*VLOOKUP([.E$7];Performances;[.$I46]);0;1))" office:value-type="float" office:value="0">
            <text:p>0</text:p>
          </table:table-cell>
          <table:table-cell table:formula="of:=IF([.$K46]=0;0;IF([.$H46]*[.$J46]+[.$K46]&gt;=[.$H46]*VLOOKUP([.F$7];Performances;[.$I46]);0;1))" office:value-type="float" office:value="0">
            <text:p>0</text:p>
          </table:table-cell>
          <table:table-cell table:formula="of:=IF([.$K46]=0;0;IF([.$H46]*[.$J46]+[.$K46]&gt;=[.$H46]*VLOOKUP([.G$7];Performances;[.$I46]);0;1))" office:value-type="float" office:value="0">
            <text:p>0</text:p>
          </table:table-cell>
          <table:table-cell table:formula="of:=[.H45]" office:value-type="float" office:value="-1">
            <text:p>-1</text:p>
          </table:table-cell>
          <table:table-cell table:formula="of:=[.I45]" office:value-type="float" office:value="6">
            <text:p>6</text:p>
          </table:table-cell>
          <table:table-cell table:formula="of:=VLOOKUP([.$A46];Performances;[.$I46])" office:value-type="float" office:value="119">
            <text:p>119</text:p>
          </table:table-cell>
          <table:table-cell table:formula="of:=VLOOKUP(&quot;Thresh_v&quot;;Criteria;[.$I46];0)" office:value-type="float" office:value="0">
            <text:p>0</text:p>
          </table:table-cell>
          <table:table-cell table:formula="of:=VLOOKUP(&quot;Weight&quot;;Criteria;[.$I46])" office:value-type="float" office:value="0.0900000071525575">
            <text:p>0,09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K47]=0;0;IF([.$H47]*[.$J47]+[.$K47]&gt;=[.$H47]*VLOOKUP([.B$7];Performances;[.$I47]);0;1))" office:value-type="float" office:value="0">
            <text:p>0</text:p>
          </table:table-cell>
          <table:table-cell table:formula="of:=IF([.$K47]=0;0;IF([.$H47]*[.$J47]+[.$K47]&gt;=[.$H47]*VLOOKUP([.C$7];Performances;[.$I47]);0;1))" office:value-type="float" office:value="0">
            <text:p>0</text:p>
          </table:table-cell>
          <table:table-cell table:formula="of:=IF([.$K47]=0;0;IF([.$H47]*[.$J47]+[.$K47]&gt;=[.$H47]*VLOOKUP([.D$7];Performances;[.$I47]);0;1))" office:value-type="float" office:value="0">
            <text:p>0</text:p>
          </table:table-cell>
          <table:table-cell table:formula="of:=IF([.$K47]=0;0;IF([.$H47]*[.$J47]+[.$K47]&gt;=[.$H47]*VLOOKUP([.E$7];Performances;[.$I47]);0;1))" office:value-type="float" office:value="0">
            <text:p>0</text:p>
          </table:table-cell>
          <table:table-cell table:formula="of:=IF([.$K47]=0;0;IF([.$H47]*[.$J47]+[.$K47]&gt;=[.$H47]*VLOOKUP([.F$7];Performances;[.$I47]);0;1))" office:value-type="float" office:value="0">
            <text:p>0</text:p>
          </table:table-cell>
          <table:table-cell table:formula="of:=IF([.$K47]=0;0;IF([.$H47]*[.$J47]+[.$K47]&gt;=[.$H47]*VLOOKUP([.G$7];Performances;[.$I47]);0;1))" office:value-type="float" office:value="0">
            <text:p>0</text:p>
          </table:table-cell>
          <table:table-cell table:formula="of:=[.H46]" office:value-type="float" office:value="-1">
            <text:p>-1</text:p>
          </table:table-cell>
          <table:table-cell table:formula="of:=[.I46]" office:value-type="float" office:value="6">
            <text:p>6</text:p>
          </table:table-cell>
          <table:table-cell table:formula="of:=VLOOKUP([.$A47];Performances;[.$I47])" office:value-type="float" office:value="128">
            <text:p>128</text:p>
          </table:table-cell>
          <table:table-cell table:formula="of:=VLOOKUP(&quot;Thresh_v&quot;;Criteria;[.$I47];0)" office:value-type="float" office:value="0">
            <text:p>0</text:p>
          </table:table-cell>
          <table:table-cell table:formula="of:=VLOOKUP(&quot;Weight&quot;;Criteria;[.$I47])" office:value-type="float" office:value="0.0900000071525575">
            <text:p>0,09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K48]=0;0;IF([.$H48]*[.$J48]+[.$K48]&gt;=[.$H48]*VLOOKUP([.B$7];Performances;[.$I48]);0;1))" office:value-type="float" office:value="0">
            <text:p>0</text:p>
          </table:table-cell>
          <table:table-cell table:formula="of:=IF([.$K48]=0;0;IF([.$H48]*[.$J48]+[.$K48]&gt;=[.$H48]*VLOOKUP([.C$7];Performances;[.$I48]);0;1))" office:value-type="float" office:value="0">
            <text:p>0</text:p>
          </table:table-cell>
          <table:table-cell table:formula="of:=IF([.$K48]=0;0;IF([.$H48]*[.$J48]+[.$K48]&gt;=[.$H48]*VLOOKUP([.D$7];Performances;[.$I48]);0;1))" office:value-type="float" office:value="0">
            <text:p>0</text:p>
          </table:table-cell>
          <table:table-cell table:formula="of:=IF([.$K48]=0;0;IF([.$H48]*[.$J48]+[.$K48]&gt;=[.$H48]*VLOOKUP([.E$7];Performances;[.$I48]);0;1))" office:value-type="float" office:value="0">
            <text:p>0</text:p>
          </table:table-cell>
          <table:table-cell table:formula="of:=IF([.$K48]=0;0;IF([.$H48]*[.$J48]+[.$K48]&gt;=[.$H48]*VLOOKUP([.F$7];Performances;[.$I48]);0;1))" office:value-type="float" office:value="0">
            <text:p>0</text:p>
          </table:table-cell>
          <table:table-cell table:formula="of:=IF([.$K48]=0;0;IF([.$H48]*[.$J48]+[.$K48]&gt;=[.$H48]*VLOOKUP([.G$7];Performances;[.$I48]);0;1))" office:value-type="float" office:value="0">
            <text:p>0</text:p>
          </table:table-cell>
          <table:table-cell table:formula="of:=[.H47]" office:value-type="float" office:value="-1">
            <text:p>-1</text:p>
          </table:table-cell>
          <table:table-cell table:formula="of:=[.I47]" office:value-type="float" office:value="6">
            <text:p>6</text:p>
          </table:table-cell>
          <table:table-cell table:formula="of:=VLOOKUP([.$A48];Performances;[.$I48])" office:value-type="float" office:value="151">
            <text:p>151</text:p>
          </table:table-cell>
          <table:table-cell table:formula="of:=VLOOKUP(&quot;Thresh_v&quot;;Criteria;[.$I48];0)" office:value-type="float" office:value="0">
            <text:p>0</text:p>
          </table:table-cell>
          <table:table-cell table:formula="of:=VLOOKUP(&quot;Weight&quot;;Criteria;[.$I48])" office:value-type="float" office:value="0.0900000071525575">
            <text:p>0,09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K49]=0;0;IF([.$H49]*[.$J49]+[.$K49]&gt;=[.$H49]*VLOOKUP([.B$7];Performances;[.$I49]);0;1))" office:value-type="float" office:value="0">
            <text:p>0</text:p>
          </table:table-cell>
          <table:table-cell table:formula="of:=IF([.$K49]=0;0;IF([.$H49]*[.$J49]+[.$K49]&gt;=[.$H49]*VLOOKUP([.C$7];Performances;[.$I49]);0;1))" office:value-type="float" office:value="0">
            <text:p>0</text:p>
          </table:table-cell>
          <table:table-cell table:formula="of:=IF([.$K49]=0;0;IF([.$H49]*[.$J49]+[.$K49]&gt;=[.$H49]*VLOOKUP([.D$7];Performances;[.$I49]);0;1))" office:value-type="float" office:value="0">
            <text:p>0</text:p>
          </table:table-cell>
          <table:table-cell table:formula="of:=IF([.$K49]=0;0;IF([.$H49]*[.$J49]+[.$K49]&gt;=[.$H49]*VLOOKUP([.E$7];Performances;[.$I49]);0;1))" office:value-type="float" office:value="0">
            <text:p>0</text:p>
          </table:table-cell>
          <table:table-cell table:formula="of:=IF([.$K49]=0;0;IF([.$H49]*[.$J49]+[.$K49]&gt;=[.$H49]*VLOOKUP([.F$7];Performances;[.$I49]);0;1))" office:value-type="float" office:value="0">
            <text:p>0</text:p>
          </table:table-cell>
          <table:table-cell table:formula="of:=IF([.$K49]=0;0;IF([.$H49]*[.$J49]+[.$K49]&gt;=[.$H49]*VLOOKUP([.G$7];Performances;[.$I49]);0;1))" office:value-type="float" office:value="0">
            <text:p>0</text:p>
          </table:table-cell>
          <table:table-cell table:formula="of:=[.H48]" office:value-type="float" office:value="-1">
            <text:p>-1</text:p>
          </table:table-cell>
          <table:table-cell table:formula="of:=[.I48]" office:value-type="float" office:value="6">
            <text:p>6</text:p>
          </table:table-cell>
          <table:table-cell table:formula="of:=VLOOKUP([.$A49];Performances;[.$I49])" office:value-type="float" office:value="164">
            <text:p>164</text:p>
          </table:table-cell>
          <table:table-cell table:formula="of:=VLOOKUP(&quot;Thresh_v&quot;;Criteria;[.$I49];0)" office:value-type="float" office:value="0">
            <text:p>0</text:p>
          </table:table-cell>
          <table:table-cell table:formula="of:=VLOOKUP(&quot;Weight&quot;;Criteria;[.$I49])" office:value-type="float" office:value="0.0900000071525575">
            <text:p>0,09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Result</text:p>
          </table:table-cell>
          <table:table-cell table:style-name="Default" table:number-columns-repeated="6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number-columns-repeated="6"/>
        </table:table-row>
        <table:table-row table:style-name="ro2">
          <table:table-cell office:value-type="string">
            <text:p>Audi A3 TDI e</text:p>
          </table:table-cell>
          <table:table-cell table:formula="of:=MAX([.B8];[.B17];[.B26];[.B35];[.B44])" office:value-type="float" office:value="0">
            <text:p>0</text:p>
          </table:table-cell>
          <table:table-cell table:formula="of:=MAX([.C8];[.C17];[.C26];[.C35];[.C44])" office:value-type="float" office:value="0">
            <text:p>0</text:p>
          </table:table-cell>
          <table:table-cell table:formula="of:=MAX([.D8];[.D17];[.D26];[.D35];[.D44])" office:value-type="float" office:value="0">
            <text:p>0</text:p>
          </table:table-cell>
          <table:table-cell table:formula="of:=MAX([.E8];[.E17];[.E26];[.E35];[.E44])" office:value-type="float" office:value="0">
            <text:p>0</text:p>
          </table:table-cell>
          <table:table-cell table:formula="of:=MAX([.F8];[.F17];[.F26];[.F35];[.F44])" office:value-type="float" office:value="0">
            <text:p>0</text:p>
          </table:table-cell>
          <table:table-cell table:formula="of:=MAX([.G8];[.G17];[.G26];[.G35];[.G44])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Audi A4 berline</text:p>
          </table:table-cell>
          <table:table-cell table:formula="of:=MAX([.B9];[.B18];[.B27];[.B36];[.B45])" office:value-type="float" office:value="1">
            <text:p>1</text:p>
          </table:table-cell>
          <table:table-cell table:formula="of:=MAX([.C9];[.C18];[.C27];[.C36];[.C45])" office:value-type="float" office:value="0">
            <text:p>0</text:p>
          </table:table-cell>
          <table:table-cell table:formula="of:=MAX([.D9];[.D18];[.D27];[.D36];[.D45])" office:value-type="float" office:value="0">
            <text:p>0</text:p>
          </table:table-cell>
          <table:table-cell table:formula="of:=MAX([.E9];[.E18];[.E27];[.E36];[.E45])" office:value-type="float" office:value="0">
            <text:p>0</text:p>
          </table:table-cell>
          <table:table-cell table:formula="of:=MAX([.F9];[.F18];[.F27];[.F36];[.F45])" office:value-type="float" office:value="1">
            <text:p>1</text:p>
          </table:table-cell>
          <table:table-cell table:formula="of:=MAX([.G9];[.G18];[.G27];[.G36];[.G45])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BMW 118d Hatch</text:p>
          </table:table-cell>
          <table:table-cell table:formula="of:=MAX([.B10];[.B19];[.B28];[.B37];[.B46])" office:value-type="float" office:value="0">
            <text:p>0</text:p>
          </table:table-cell>
          <table:table-cell table:formula="of:=MAX([.C10];[.C19];[.C28];[.C37];[.C46])" office:value-type="float" office:value="0">
            <text:p>0</text:p>
          </table:table-cell>
          <table:table-cell table:formula="of:=MAX([.D10];[.D19];[.D28];[.D37];[.D46])" office:value-type="float" office:value="0">
            <text:p>0</text:p>
          </table:table-cell>
          <table:table-cell table:formula="of:=MAX([.E10];[.E19];[.E28];[.E37];[.E46])" office:value-type="float" office:value="0">
            <text:p>0</text:p>
          </table:table-cell>
          <table:table-cell table:formula="of:=MAX([.F10];[.F19];[.F28];[.F37];[.F46])" office:value-type="float" office:value="0">
            <text:p>0</text:p>
          </table:table-cell>
          <table:table-cell table:formula="of:=MAX([.G10];[.G19];[.G28];[.G37];[.G46])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BMW 320d Berline</text:p>
          </table:table-cell>
          <table:table-cell table:formula="of:=MAX([.B11];[.B20];[.B29];[.B38];[.B47])" office:value-type="float" office:value="1">
            <text:p>1</text:p>
          </table:table-cell>
          <table:table-cell table:formula="of:=MAX([.C11];[.C20];[.C29];[.C38];[.C47])" office:value-type="float" office:value="1">
            <text:p>1</text:p>
          </table:table-cell>
          <table:table-cell table:formula="of:=MAX([.D11];[.D20];[.D29];[.D38];[.D47])" office:value-type="float" office:value="1">
            <text:p>1</text:p>
          </table:table-cell>
          <table:table-cell table:formula="of:=MAX([.E11];[.E20];[.E29];[.E38];[.E47])" office:value-type="float" office:value="0">
            <text:p>0</text:p>
          </table:table-cell>
          <table:table-cell table:formula="of:=MAX([.F11];[.F20];[.F29];[.F38];[.F47])" office:value-type="float" office:value="1">
            <text:p>1</text:p>
          </table:table-cell>
          <table:table-cell table:formula="of:=MAX([.G11];[.G20];[.G29];[.G38];[.G47]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Volvo C30</text:p>
          </table:table-cell>
          <table:table-cell table:formula="of:=MAX([.B12];[.B21];[.B30];[.B39];[.B48])" office:value-type="float" office:value="0">
            <text:p>0</text:p>
          </table:table-cell>
          <table:table-cell table:formula="of:=MAX([.C12];[.C21];[.C30];[.C39];[.C48])" office:value-type="float" office:value="0">
            <text:p>0</text:p>
          </table:table-cell>
          <table:table-cell table:formula="of:=MAX([.D12];[.D21];[.D30];[.D39];[.D48])" office:value-type="float" office:value="0">
            <text:p>0</text:p>
          </table:table-cell>
          <table:table-cell table:formula="of:=MAX([.E12];[.E21];[.E30];[.E39];[.E48])" office:value-type="float" office:value="0">
            <text:p>0</text:p>
          </table:table-cell>
          <table:table-cell table:formula="of:=MAX([.F12];[.F21];[.F30];[.F39];[.F48])" office:value-type="float" office:value="0">
            <text:p>0</text:p>
          </table:table-cell>
          <table:table-cell table:formula="of:=MAX([.G12];[.G21];[.G30];[.G39];[.G48])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Volvo S40 D5</text:p>
          </table:table-cell>
          <table:table-cell table:formula="of:=MAX([.B13];[.B22];[.B31];[.B40];[.B49])" office:value-type="float" office:value="1">
            <text:p>1</text:p>
          </table:table-cell>
          <table:table-cell table:formula="of:=MAX([.C13];[.C22];[.C31];[.C40];[.C49])" office:value-type="float" office:value="0">
            <text:p>0</text:p>
          </table:table-cell>
          <table:table-cell table:formula="of:=MAX([.D13];[.D22];[.D31];[.D40];[.D49])" office:value-type="float" office:value="0">
            <text:p>0</text:p>
          </table:table-cell>
          <table:table-cell table:formula="of:=MAX([.E13];[.E22];[.E31];[.E40];[.E49])" office:value-type="float" office:value="0">
            <text:p>0</text:p>
          </table:table-cell>
          <table:table-cell table:formula="of:=MAX([.F13];[.F22];[.F31];[.F40];[.F49])" office:value-type="float" office:value="1">
            <text:p>1</text:p>
          </table:table-cell>
          <table:table-cell table:formula="of:=MAX([.G13];[.G22];[.G31];[.G40];[.G49])" office:value-type="float" office:value="0">
            <text:p>0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12"/>
          <table:table-cell/>
        </table:table-row>
        <table:table-row table:style-name="ro1">
          <table:table-cell table:style-name="ce6" office:value-type="string">
            <text:p>Discordance (in [0, 1])</text:p>
          </table:table-cell>
          <table:table-cell table:number-columns-repeated="11"/>
          <table:table-cell table:style-name="ce2"/>
        </table:table-row>
        <table:table-row table:style-name="ro2">
          <table:table-cell table:style-name="ce8" office:value-type="string">
            <text:p>threshold_v = 0 =&gt; no veto (by convention)</text:p>
          </table:table-cell>
          <table:table-cell table:number-columns-repeated="11"/>
          <table:table-cell table:style-name="ce2"/>
        </table:table-row>
        <table:table-row table:style-name="ro2">
          <table:table-cell table:style-name="ce5" office:value-type="string">
            <text:p>(perf a + threshold_v) worse than or equal to (perf b) =&gt; 1</text:p>
          </table:table-cell>
          <table:table-cell table:style-name="ce5" table:number-columns-repeated="8"/>
          <table:table-cell table:number-columns-repeated="3"/>
          <table:table-cell table:style-name="ce2"/>
        </table:table-row>
        <table:table-row table:style-name="ro2">
          <table:table-cell table:style-name="ce5" office:value-type="string">
            <text:p>(perf a + threshold_p) better than or equal to (perf b) =&gt; 0</text:p>
          </table:table-cell>
          <table:table-cell table:style-name="ce5" table:number-columns-repeated="8"/>
          <table:table-cell table:number-columns-repeated="3"/>
          <table:table-cell table:style-name="ce2"/>
        </table:table-row>
        <table:table-row table:style-name="ro2">
          <table:table-cell table:style-name="ce5" office:value-type="string">
            <text:p>else =&gt; (perf a - perf b + threshold_p) / (threshold_p - threshold_v)</text:p>
          </table:table-cell>
          <table:table-cell table:style-name="ce5" table:number-columns-repeated="8"/>
          <table:table-cell table:number-columns-repeated="3"/>
          <table:table-cell table:style-name="ce2"/>
        </table:table-row>
        <table:table-row table:style-name="ro2">
          <table:table-cell table:style-name="ce5" office:value-type="string">
            <text:p>Electre III, Electre Tri.</text:p>
          </table:table-cell>
          <table:table-cell table:style-name="ce5" table:number-columns-repeated="8"/>
          <table:table-cell table:number-columns-repeated="3"/>
          <table:table-cell table:style-name="ce2"/>
        </table:table-row>
        <table:table-row table:style-name="ro2">
          <table:table-cell table:style-name="ce5" table:number-columns-repeated="9"/>
          <table:table-cell table:number-columns-repeated="3"/>
          <table:table-cell table:style-name="ce2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69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 table:style-name="ce2"/>
        </table:table-row>
        <table:table-row table:style-name="ro2">
          <table:table-cell office:value-type="string">
            <text:p>Audi A3 TDI e</text:p>
          </table:table-cell>
          <table:table-cell table:formula="of:=IF([.$L71]=0;0;IF([.$H71]*[.$J71]+[.$L71]&lt;=[.$H71]*VLOOKUP([.B$70];Performances;[.$I71]);1;IF([.$H71]*[.$J71]+[.$K71]&gt;=[.$H71]*VLOOKUP([.B$70];Performances;[.$I71]);0;([.$H71]*([.$J71]-VLOOKUP([.B$70];Performances;[.$I71]))+[.$K71])/([.$K71]-[.$L71]))))" office:value-type="float" office:value="0">
            <text:p>0</text:p>
          </table:table-cell>
          <table:table-cell table:formula="of:=IF([.$L71]=0;0;IF([.$H71]*[.$J71]+[.$L71]&lt;=[.$H71]*VLOOKUP([.C$70];Performances;[.$I71]);1;IF([.$H71]*[.$J71]+[.$K71]&gt;=[.$H71]*VLOOKUP([.C$70];Performances;[.$I71]);0;([.$H71]*([.$J71]-VLOOKUP([.C$70];Performances;[.$I71]))+[.$K71])/([.$K71]-[.$L71]))))" office:value-type="float" office:value="0">
            <text:p>0</text:p>
          </table:table-cell>
          <table:table-cell table:formula="of:=IF([.$L71]=0;0;IF([.$H71]*[.$J71]+[.$L71]&lt;=[.$H71]*VLOOKUP([.D$70];Performances;[.$I71]);1;IF([.$H71]*[.$J71]+[.$K71]&gt;=[.$H71]*VLOOKUP([.D$70];Performances;[.$I71]);0;([.$H71]*([.$J71]-VLOOKUP([.D$70];Performances;[.$I71]))+[.$K71])/([.$K71]-[.$L71]))))" office:value-type="float" office:value="0">
            <text:p>0</text:p>
          </table:table-cell>
          <table:table-cell table:formula="of:=IF([.$L71]=0;0;IF([.$H71]*[.$J71]+[.$L71]&lt;=[.$H71]*VLOOKUP([.E$70];Performances;[.$I71]);1;IF([.$H71]*[.$J71]+[.$K71]&gt;=[.$H71]*VLOOKUP([.E$70];Performances;[.$I71]);0;([.$H71]*([.$J71]-VLOOKUP([.E$70];Performances;[.$I71]))+[.$K71])/([.$K71]-[.$L71]))))" office:value-type="float" office:value="0">
            <text:p>0</text:p>
          </table:table-cell>
          <table:table-cell table:formula="of:=IF([.$L71]=0;0;IF([.$H71]*[.$J71]+[.$L71]&lt;=[.$H71]*VLOOKUP([.F$70];Performances;[.$I71]);1;IF([.$H71]*[.$J71]+[.$K71]&gt;=[.$H71]*VLOOKUP([.F$70];Performances;[.$I71]);0;([.$H71]*([.$J71]-VLOOKUP([.F$70];Performances;[.$I71]))+[.$K71])/([.$K71]-[.$L71]))))" office:value-type="float" office:value="0">
            <text:p>0</text:p>
          </table:table-cell>
          <table:table-cell table:formula="of:=IF([.$L71]=0;0;IF([.$H71]*[.$J71]+[.$L71]&lt;=[.$H71]*VLOOKUP([.G$70];Performances;[.$I71]);1;IF([.$H71]*[.$J71]+[.$K71]&gt;=[.$H71]*VLOOKUP([.G$70];Performances;[.$I71]);0;([.$H71]*([.$J71]-VLOOKUP([.G$70];Performances;[.$I71]))+[.$K71])/([.$K71]-[.$L71]))))" office:value-type="float" office:value="0">
            <text:p>0</text:p>
          </table:table-cell>
          <table:table-cell table:formula="of:=[.D69]" office:value-type="float" office:value="-1">
            <text:p>-1</text:p>
          </table:table-cell>
          <table:table-cell table:formula="of:=[.E69]" office:value-type="float" office:value="2">
            <text:p>2</text:p>
          </table:table-cell>
          <table:table-cell table:formula="of:=VLOOKUP([.$A71];Performances;[.$I71])" office:value-type="float" office:value="22080">
            <text:p>22080</text:p>
          </table:table-cell>
          <table:table-cell table:formula="of:=VLOOKUP(&quot;Thresh_p&quot;;Criteria;[.$I71];0)" office:value-type="float" office:value="3000">
            <text:p>3000</text:p>
          </table:table-cell>
          <table:table-cell table:formula="of:=VLOOKUP(&quot;Thresh_v&quot;;Criteria;[.$I71];0)" office:value-type="float" office:value="4000">
            <text:p>4000</text:p>
          </table:table-cell>
          <table:table-cell table:style-name="ce2"/>
        </table:table-row>
        <table:table-row table:style-name="ro2">
          <table:table-cell office:value-type="string">
            <text:p>Audi A4 berline</text:p>
          </table:table-cell>
          <table:table-cell table:formula="of:=IF([.$L72]=0;0;IF([.$H72]*[.$J72]+[.$L72]&lt;=[.$H72]*VLOOKUP([.B$70];Performances;[.$I72]);1;IF([.$H72]*[.$J72]+[.$K72]&gt;=[.$H72]*VLOOKUP([.B$70];Performances;[.$I72]);0;([.$H72]*([.$J72]-VLOOKUP([.B$70];Performances;[.$I72]))+[.$K72])/([.$K72]-[.$L72]))))" office:value-type="float" office:value="1">
            <text:p>1</text:p>
          </table:table-cell>
          <table:table-cell table:formula="of:=IF([.$L72]=0;0;IF([.$H72]*[.$J72]+[.$L72]&lt;=[.$H72]*VLOOKUP([.C$70];Performances;[.$I72]);1;IF([.$H72]*[.$J72]+[.$K72]&gt;=[.$H72]*VLOOKUP([.C$70];Performances;[.$I72]);0;([.$H72]*([.$J72]-VLOOKUP([.C$70];Performances;[.$I72]))+[.$K72])/([.$K72]-[.$L72]))))" office:value-type="float" office:value="0">
            <text:p>0</text:p>
          </table:table-cell>
          <table:table-cell table:formula="of:=IF([.$L72]=0;0;IF([.$H72]*[.$J72]+[.$L72]&lt;=[.$H72]*VLOOKUP([.D$70];Performances;[.$I72]);1;IF([.$H72]*[.$J72]+[.$K72]&gt;=[.$H72]*VLOOKUP([.D$70];Performances;[.$I72]);0;([.$H72]*([.$J72]-VLOOKUP([.D$70];Performances;[.$I72]))+[.$K72])/([.$K72]-[.$L72]))))" office:value-type="float" office:value="0.45">
            <text:p>0,45</text:p>
          </table:table-cell>
          <table:table-cell table:formula="of:=IF([.$L72]=0;0;IF([.$H72]*[.$J72]+[.$L72]&lt;=[.$H72]*VLOOKUP([.E$70];Performances;[.$I72]);1;IF([.$H72]*[.$J72]+[.$K72]&gt;=[.$H72]*VLOOKUP([.E$70];Performances;[.$I72]);0;([.$H72]*([.$J72]-VLOOKUP([.E$70];Performances;[.$I72]))+[.$K72])/([.$K72]-[.$L72]))))" office:value-type="float" office:value="0">
            <text:p>0</text:p>
          </table:table-cell>
          <table:table-cell table:formula="of:=IF([.$L72]=0;0;IF([.$H72]*[.$J72]+[.$L72]&lt;=[.$H72]*VLOOKUP([.F$70];Performances;[.$I72]);1;IF([.$H72]*[.$J72]+[.$K72]&gt;=[.$H72]*VLOOKUP([.F$70];Performances;[.$I72]);0;([.$H72]*([.$J72]-VLOOKUP([.F$70];Performances;[.$I72]))+[.$K72])/([.$K72]-[.$L72]))))" office:value-type="float" office:value="1">
            <text:p>1</text:p>
          </table:table-cell>
          <table:table-cell table:formula="of:=IF([.$L72]=0;0;IF([.$H72]*[.$J72]+[.$L72]&lt;=[.$H72]*VLOOKUP([.G$70];Performances;[.$I72]);1;IF([.$H72]*[.$J72]+[.$K72]&gt;=[.$H72]*VLOOKUP([.G$70];Performances;[.$I72]);0;([.$H72]*([.$J72]-VLOOKUP([.G$70];Performances;[.$I72]))+[.$K72])/([.$K72]-[.$L72]))))" office:value-type="float" office:value="0">
            <text:p>0</text:p>
          </table:table-cell>
          <table:table-cell table:formula="of:=[.H71]" office:value-type="float" office:value="-1">
            <text:p>-1</text:p>
          </table:table-cell>
          <table:table-cell table:formula="of:=[.I71]" office:value-type="float" office:value="2">
            <text:p>2</text:p>
          </table:table-cell>
          <table:table-cell table:formula="of:=VLOOKUP([.$A72];Performances;[.$I72])" office:value-type="float" office:value="28100">
            <text:p>28100</text:p>
          </table:table-cell>
          <table:table-cell table:formula="of:=VLOOKUP(&quot;Thresh_p&quot;;Criteria;[.$I72];0)" office:value-type="float" office:value="3000">
            <text:p>3000</text:p>
          </table:table-cell>
          <table:table-cell table:formula="of:=VLOOKUP(&quot;Thresh_v&quot;;Criteria;[.$I72];0)" office:value-type="float" office:value="4000">
            <text:p>4000</text:p>
          </table:table-cell>
          <table:table-cell table:style-name="ce2"/>
        </table:table-row>
        <table:table-row table:style-name="ro2">
          <table:table-cell office:value-type="string">
            <text:p>BMW 118d Hatch</text:p>
          </table:table-cell>
          <table:table-cell table:formula="of:=IF([.$L73]=0;0;IF([.$H73]*[.$J73]+[.$L73]&lt;=[.$H73]*VLOOKUP([.B$70];Performances;[.$I73]);1;IF([.$H73]*[.$J73]+[.$K73]&gt;=[.$H73]*VLOOKUP([.B$70];Performances;[.$I73]);0;([.$H73]*([.$J73]-VLOOKUP([.B$70];Performances;[.$I73]))+[.$K73])/([.$K73]-[.$L73]))))" office:value-type="float" office:value="0">
            <text:p>0</text:p>
          </table:table-cell>
          <table:table-cell table:formula="of:=IF([.$L73]=0;0;IF([.$H73]*[.$J73]+[.$L73]&lt;=[.$H73]*VLOOKUP([.C$70];Performances;[.$I73]);1;IF([.$H73]*[.$J73]+[.$K73]&gt;=[.$H73]*VLOOKUP([.C$70];Performances;[.$I73]);0;([.$H73]*([.$J73]-VLOOKUP([.C$70];Performances;[.$I73]))+[.$K73])/([.$K73]-[.$L73]))))" office:value-type="float" office:value="0">
            <text:p>0</text:p>
          </table:table-cell>
          <table:table-cell table:formula="of:=IF([.$L73]=0;0;IF([.$H73]*[.$J73]+[.$L73]&lt;=[.$H73]*VLOOKUP([.D$70];Performances;[.$I73]);1;IF([.$H73]*[.$J73]+[.$K73]&gt;=[.$H73]*VLOOKUP([.D$70];Performances;[.$I73]);0;([.$H73]*([.$J73]-VLOOKUP([.D$70];Performances;[.$I73]))+[.$K73])/([.$K73]-[.$L73]))))" office:value-type="float" office:value="0">
            <text:p>0</text:p>
          </table:table-cell>
          <table:table-cell table:formula="of:=IF([.$L73]=0;0;IF([.$H73]*[.$J73]+[.$L73]&lt;=[.$H73]*VLOOKUP([.E$70];Performances;[.$I73]);1;IF([.$H73]*[.$J73]+[.$K73]&gt;=[.$H73]*VLOOKUP([.E$70];Performances;[.$I73]);0;([.$H73]*([.$J73]-VLOOKUP([.E$70];Performances;[.$I73]))+[.$K73])/([.$K73]-[.$L73]))))" office:value-type="float" office:value="0">
            <text:p>0</text:p>
          </table:table-cell>
          <table:table-cell table:formula="of:=IF([.$L73]=0;0;IF([.$H73]*[.$J73]+[.$L73]&lt;=[.$H73]*VLOOKUP([.F$70];Performances;[.$I73]);1;IF([.$H73]*[.$J73]+[.$K73]&gt;=[.$H73]*VLOOKUP([.F$70];Performances;[.$I73]);0;([.$H73]*([.$J73]-VLOOKUP([.F$70];Performances;[.$I73]))+[.$K73])/([.$K73]-[.$L73]))))" office:value-type="float" office:value="0">
            <text:p>0</text:p>
          </table:table-cell>
          <table:table-cell table:formula="of:=IF([.$L73]=0;0;IF([.$H73]*[.$J73]+[.$L73]&lt;=[.$H73]*VLOOKUP([.G$70];Performances;[.$I73]);1;IF([.$H73]*[.$J73]+[.$K73]&gt;=[.$H73]*VLOOKUP([.G$70];Performances;[.$I73]);0;([.$H73]*([.$J73]-VLOOKUP([.G$70];Performances;[.$I73]))+[.$K73])/([.$K73]-[.$L73]))))" office:value-type="float" office:value="0">
            <text:p>0</text:p>
          </table:table-cell>
          <table:table-cell table:formula="of:=[.H72]" office:value-type="float" office:value="-1">
            <text:p>-1</text:p>
          </table:table-cell>
          <table:table-cell table:formula="of:=[.I72]" office:value-type="float" office:value="2">
            <text:p>2</text:p>
          </table:table-cell>
          <table:table-cell table:formula="of:=VLOOKUP([.$A73];Performances;[.$I73])" office:value-type="float" office:value="24650">
            <text:p>24650</text:p>
          </table:table-cell>
          <table:table-cell table:formula="of:=VLOOKUP(&quot;Thresh_p&quot;;Criteria;[.$I73];0)" office:value-type="float" office:value="3000">
            <text:p>3000</text:p>
          </table:table-cell>
          <table:table-cell table:formula="of:=VLOOKUP(&quot;Thresh_v&quot;;Criteria;[.$I73];0)" office:value-type="float" office:value="4000">
            <text:p>4000</text:p>
          </table:table-cell>
          <table:table-cell table:style-name="ce2"/>
        </table:table-row>
        <table:table-row table:style-name="ro2">
          <table:table-cell office:value-type="string">
            <text:p>BMW 320d Berline</text:p>
          </table:table-cell>
          <table:table-cell table:formula="of:=IF([.$L74]=0;0;IF([.$H74]*[.$J74]+[.$L74]&lt;=[.$H74]*VLOOKUP([.B$70];Performances;[.$I74]);1;IF([.$H74]*[.$J74]+[.$K74]&gt;=[.$H74]*VLOOKUP([.B$70];Performances;[.$I74]);0;([.$H74]*([.$J74]-VLOOKUP([.B$70];Performances;[.$I74]))+[.$K74])/([.$K74]-[.$L74]))))" office:value-type="float" office:value="1">
            <text:p>1</text:p>
          </table:table-cell>
          <table:table-cell table:formula="of:=IF([.$L74]=0;0;IF([.$H74]*[.$J74]+[.$L74]&lt;=[.$H74]*VLOOKUP([.C$70];Performances;[.$I74]);1;IF([.$H74]*[.$J74]+[.$K74]&gt;=[.$H74]*VLOOKUP([.C$70];Performances;[.$I74]);0;([.$H74]*([.$J74]-VLOOKUP([.C$70];Performances;[.$I74]))+[.$K74])/([.$K74]-[.$L74]))))" office:value-type="float" office:value="1">
            <text:p>1</text:p>
          </table:table-cell>
          <table:table-cell table:formula="of:=IF([.$L74]=0;0;IF([.$H74]*[.$J74]+[.$L74]&lt;=[.$H74]*VLOOKUP([.D$70];Performances;[.$I74]);1;IF([.$H74]*[.$J74]+[.$K74]&gt;=[.$H74]*VLOOKUP([.D$70];Performances;[.$I74]);0;([.$H74]*([.$J74]-VLOOKUP([.D$70];Performances;[.$I74]))+[.$K74])/([.$K74]-[.$L74]))))" office:value-type="float" office:value="1">
            <text:p>1</text:p>
          </table:table-cell>
          <table:table-cell table:formula="of:=IF([.$L74]=0;0;IF([.$H74]*[.$J74]+[.$L74]&lt;=[.$H74]*VLOOKUP([.E$70];Performances;[.$I74]);1;IF([.$H74]*[.$J74]+[.$K74]&gt;=[.$H74]*VLOOKUP([.E$70];Performances;[.$I74]);0;([.$H74]*([.$J74]-VLOOKUP([.E$70];Performances;[.$I74]))+[.$K74])/([.$K74]-[.$L74]))))" office:value-type="float" office:value="0">
            <text:p>0</text:p>
          </table:table-cell>
          <table:table-cell table:formula="of:=IF([.$L74]=0;0;IF([.$H74]*[.$J74]+[.$L74]&lt;=[.$H74]*VLOOKUP([.F$70];Performances;[.$I74]);1;IF([.$H74]*[.$J74]+[.$K74]&gt;=[.$H74]*VLOOKUP([.F$70];Performances;[.$I74]);0;([.$H74]*([.$J74]-VLOOKUP([.F$70];Performances;[.$I74]))+[.$K74])/([.$K74]-[.$L74]))))" office:value-type="float" office:value="1">
            <text:p>1</text:p>
          </table:table-cell>
          <table:table-cell table:formula="of:=IF([.$L74]=0;0;IF([.$H74]*[.$J74]+[.$L74]&lt;=[.$H74]*VLOOKUP([.G$70];Performances;[.$I74]);1;IF([.$H74]*[.$J74]+[.$K74]&gt;=[.$H74]*VLOOKUP([.G$70];Performances;[.$I74]);0;([.$H74]*([.$J74]-VLOOKUP([.G$70];Performances;[.$I74]))+[.$K74])/([.$K74]-[.$L74]))))" office:value-type="float" office:value="1">
            <text:p>1</text:p>
          </table:table-cell>
          <table:table-cell table:formula="of:=[.H73]" office:value-type="float" office:value="-1">
            <text:p>-1</text:p>
          </table:table-cell>
          <table:table-cell table:formula="of:=[.I73]" office:value-type="float" office:value="2">
            <text:p>2</text:p>
          </table:table-cell>
          <table:table-cell table:formula="of:=VLOOKUP([.$A74];Performances;[.$I74])" office:value-type="float" office:value="32700">
            <text:p>32700</text:p>
          </table:table-cell>
          <table:table-cell table:formula="of:=VLOOKUP(&quot;Thresh_p&quot;;Criteria;[.$I74];0)" office:value-type="float" office:value="3000">
            <text:p>3000</text:p>
          </table:table-cell>
          <table:table-cell table:formula="of:=VLOOKUP(&quot;Thresh_v&quot;;Criteria;[.$I74];0)" office:value-type="float" office:value="4000">
            <text:p>4000</text:p>
          </table:table-cell>
          <table:table-cell table:style-name="ce2"/>
        </table:table-row>
        <table:table-row table:style-name="ro2">
          <table:table-cell office:value-type="string">
            <text:p>Volvo C30</text:p>
          </table:table-cell>
          <table:table-cell table:formula="of:=IF([.$L75]=0;0;IF([.$H75]*[.$J75]+[.$L75]&lt;=[.$H75]*VLOOKUP([.B$70];Performances;[.$I75]);1;IF([.$H75]*[.$J75]+[.$K75]&gt;=[.$H75]*VLOOKUP([.B$70];Performances;[.$I75]);0;([.$H75]*([.$J75]-VLOOKUP([.B$70];Performances;[.$I75]))+[.$K75])/([.$K75]-[.$L75]))))" office:value-type="float" office:value="0">
            <text:p>0</text:p>
          </table:table-cell>
          <table:table-cell table:formula="of:=IF([.$L75]=0;0;IF([.$H75]*[.$J75]+[.$L75]&lt;=[.$H75]*VLOOKUP([.C$70];Performances;[.$I75]);1;IF([.$H75]*[.$J75]+[.$K75]&gt;=[.$H75]*VLOOKUP([.C$70];Performances;[.$I75]);0;([.$H75]*([.$J75]-VLOOKUP([.C$70];Performances;[.$I75]))+[.$K75])/([.$K75]-[.$L75]))))" office:value-type="float" office:value="0">
            <text:p>0</text:p>
          </table:table-cell>
          <table:table-cell table:formula="of:=IF([.$L75]=0;0;IF([.$H75]*[.$J75]+[.$L75]&lt;=[.$H75]*VLOOKUP([.D$70];Performances;[.$I75]);1;IF([.$H75]*[.$J75]+[.$K75]&gt;=[.$H75]*VLOOKUP([.D$70];Performances;[.$I75]);0;([.$H75]*([.$J75]-VLOOKUP([.D$70];Performances;[.$I75]))+[.$K75])/([.$K75]-[.$L75]))))" office:value-type="float" office:value="0">
            <text:p>0</text:p>
          </table:table-cell>
          <table:table-cell table:formula="of:=IF([.$L75]=0;0;IF([.$H75]*[.$J75]+[.$L75]&lt;=[.$H75]*VLOOKUP([.E$70];Performances;[.$I75]);1;IF([.$H75]*[.$J75]+[.$K75]&gt;=[.$H75]*VLOOKUP([.E$70];Performances;[.$I75]);0;([.$H75]*([.$J75]-VLOOKUP([.E$70];Performances;[.$I75]))+[.$K75])/([.$K75]-[.$L75]))))" office:value-type="float" office:value="0">
            <text:p>0</text:p>
          </table:table-cell>
          <table:table-cell table:formula="of:=IF([.$L75]=0;0;IF([.$H75]*[.$J75]+[.$L75]&lt;=[.$H75]*VLOOKUP([.F$70];Performances;[.$I75]);1;IF([.$H75]*[.$J75]+[.$K75]&gt;=[.$H75]*VLOOKUP([.F$70];Performances;[.$I75]);0;([.$H75]*([.$J75]-VLOOKUP([.F$70];Performances;[.$I75]))+[.$K75])/([.$K75]-[.$L75]))))" office:value-type="float" office:value="0">
            <text:p>0</text:p>
          </table:table-cell>
          <table:table-cell table:formula="of:=IF([.$L75]=0;0;IF([.$H75]*[.$J75]+[.$L75]&lt;=[.$H75]*VLOOKUP([.G$70];Performances;[.$I75]);1;IF([.$H75]*[.$J75]+[.$K75]&gt;=[.$H75]*VLOOKUP([.G$70];Performances;[.$I75]);0;([.$H75]*([.$J75]-VLOOKUP([.G$70];Performances;[.$I75]))+[.$K75])/([.$K75]-[.$L75]))))" office:value-type="float" office:value="0">
            <text:p>0</text:p>
          </table:table-cell>
          <table:table-cell table:formula="of:=[.H74]" office:value-type="float" office:value="-1">
            <text:p>-1</text:p>
          </table:table-cell>
          <table:table-cell table:formula="of:=[.I74]" office:value-type="float" office:value="2">
            <text:p>2</text:p>
          </table:table-cell>
          <table:table-cell table:formula="of:=VLOOKUP([.$A75];Performances;[.$I75])" office:value-type="float" office:value="22750">
            <text:p>22750</text:p>
          </table:table-cell>
          <table:table-cell table:formula="of:=VLOOKUP(&quot;Thresh_p&quot;;Criteria;[.$I75];0)" office:value-type="float" office:value="3000">
            <text:p>3000</text:p>
          </table:table-cell>
          <table:table-cell table:formula="of:=VLOOKUP(&quot;Thresh_v&quot;;Criteria;[.$I75];0)" office:value-type="float" office:value="4000">
            <text:p>4000</text:p>
          </table:table-cell>
          <table:table-cell table:style-name="ce2"/>
        </table:table-row>
        <table:table-row table:style-name="ro2">
          <table:table-cell office:value-type="string">
            <text:p>Volvo S40 D5</text:p>
          </table:table-cell>
          <table:table-cell table:formula="of:=IF([.$L76]=0;0;IF([.$H76]*[.$J76]+[.$L76]&lt;=[.$H76]*VLOOKUP([.B$70];Performances;[.$I76]);1;IF([.$H76]*[.$J76]+[.$K76]&gt;=[.$H76]*VLOOKUP([.B$70];Performances;[.$I76]);0;([.$H76]*([.$J76]-VLOOKUP([.B$70];Performances;[.$I76]))+[.$K76])/([.$K76]-[.$L76]))))" office:value-type="float" office:value="1">
            <text:p>1</text:p>
          </table:table-cell>
          <table:table-cell table:formula="of:=IF([.$L76]=0;0;IF([.$H76]*[.$J76]+[.$L76]&lt;=[.$H76]*VLOOKUP([.C$70];Performances;[.$I76]);1;IF([.$H76]*[.$J76]+[.$K76]&gt;=[.$H76]*VLOOKUP([.C$70];Performances;[.$I76]);0;([.$H76]*([.$J76]-VLOOKUP([.C$70];Performances;[.$I76]))+[.$K76])/([.$K76]-[.$L76]))))" office:value-type="float" office:value="0">
            <text:p>0</text:p>
          </table:table-cell>
          <table:table-cell table:formula="of:=IF([.$L76]=0;0;IF([.$H76]*[.$J76]+[.$L76]&lt;=[.$H76]*VLOOKUP([.D$70];Performances;[.$I76]);1;IF([.$H76]*[.$J76]+[.$K76]&gt;=[.$H76]*VLOOKUP([.D$70];Performances;[.$I76]);0;([.$H76]*([.$J76]-VLOOKUP([.D$70];Performances;[.$I76]))+[.$K76])/([.$K76]-[.$L76]))))" office:value-type="float" office:value="0">
            <text:p>0</text:p>
          </table:table-cell>
          <table:table-cell table:formula="of:=IF([.$L76]=0;0;IF([.$H76]*[.$J76]+[.$L76]&lt;=[.$H76]*VLOOKUP([.E$70];Performances;[.$I76]);1;IF([.$H76]*[.$J76]+[.$K76]&gt;=[.$H76]*VLOOKUP([.E$70];Performances;[.$I76]);0;([.$H76]*([.$J76]-VLOOKUP([.E$70];Performances;[.$I76]))+[.$K76])/([.$K76]-[.$L76]))))" office:value-type="float" office:value="0">
            <text:p>0</text:p>
          </table:table-cell>
          <table:table-cell table:formula="of:=IF([.$L76]=0;0;IF([.$H76]*[.$J76]+[.$L76]&lt;=[.$H76]*VLOOKUP([.F$70];Performances;[.$I76]);1;IF([.$H76]*[.$J76]+[.$K76]&gt;=[.$H76]*VLOOKUP([.F$70];Performances;[.$I76]);0;([.$H76]*([.$J76]-VLOOKUP([.F$70];Performances;[.$I76]))+[.$K76])/([.$K76]-[.$L76]))))" office:value-type="float" office:value="1">
            <text:p>1</text:p>
          </table:table-cell>
          <table:table-cell table:formula="of:=IF([.$L76]=0;0;IF([.$H76]*[.$J76]+[.$L76]&lt;=[.$H76]*VLOOKUP([.G$70];Performances;[.$I76]);1;IF([.$H76]*[.$J76]+[.$K76]&gt;=[.$H76]*VLOOKUP([.G$70];Performances;[.$I76]);0;([.$H76]*([.$J76]-VLOOKUP([.G$70];Performances;[.$I76]))+[.$K76])/([.$K76]-[.$L76]))))" office:value-type="float" office:value="0">
            <text:p>0</text:p>
          </table:table-cell>
          <table:table-cell table:formula="of:=[.H75]" office:value-type="float" office:value="-1">
            <text:p>-1</text:p>
          </table:table-cell>
          <table:table-cell table:formula="of:=[.I75]" office:value-type="float" office:value="2">
            <text:p>2</text:p>
          </table:table-cell>
          <table:table-cell table:formula="of:=VLOOKUP([.$A76];Performances;[.$I76])" office:value-type="float" office:value="27350">
            <text:p>27350</text:p>
          </table:table-cell>
          <table:table-cell table:formula="of:=VLOOKUP(&quot;Thresh_p&quot;;Criteria;[.$I76];0)" office:value-type="float" office:value="3000">
            <text:p>3000</text:p>
          </table:table-cell>
          <table:table-cell table:formula="of:=VLOOKUP(&quot;Thresh_v&quot;;Criteria;[.$I76];0)" office:value-type="float" office:value="4000">
            <text:p>4000</text:p>
          </table:table-cell>
          <table:table-cell table:style-name="ce2"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78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80]=0;0;IF([.$H80]*[.$J80]+[.$L80]&lt;=[.$H80]*VLOOKUP([.B$70];Performances;[.$I80]);1;IF([.$H80]*[.$J80]+[.$K80]&gt;=[.$H80]*VLOOKUP([.B$70];Performances;[.$I80]);0;([.$H80]*([.$J80]-VLOOKUP([.B$70];Performances;[.$I80]))+[.$K80])/([.$K80]-[.$L80]))))" office:value-type="float" office:value="0">
            <text:p>0</text:p>
          </table:table-cell>
          <table:table-cell table:formula="of:=IF([.$L80]=0;0;IF([.$H80]*[.$J80]+[.$L80]&lt;=[.$H80]*VLOOKUP([.C$70];Performances;[.$I80]);1;IF([.$H80]*[.$J80]+[.$K80]&gt;=[.$H80]*VLOOKUP([.C$70];Performances;[.$I80]);0;([.$H80]*([.$J80]-VLOOKUP([.C$70];Performances;[.$I80]))+[.$K80])/([.$K80]-[.$L80]))))" office:value-type="float" office:value="0">
            <text:p>0</text:p>
          </table:table-cell>
          <table:table-cell table:formula="of:=IF([.$L80]=0;0;IF([.$H80]*[.$J80]+[.$L80]&lt;=[.$H80]*VLOOKUP([.D$70];Performances;[.$I80]);1;IF([.$H80]*[.$J80]+[.$K80]&gt;=[.$H80]*VLOOKUP([.D$70];Performances;[.$I80]);0;([.$H80]*([.$J80]-VLOOKUP([.D$70];Performances;[.$I80]))+[.$K80])/([.$K80]-[.$L80]))))" office:value-type="float" office:value="0">
            <text:p>0</text:p>
          </table:table-cell>
          <table:table-cell table:formula="of:=IF([.$L80]=0;0;IF([.$H80]*[.$J80]+[.$L80]&lt;=[.$H80]*VLOOKUP([.E$70];Performances;[.$I80]);1;IF([.$H80]*[.$J80]+[.$K80]&gt;=[.$H80]*VLOOKUP([.E$70];Performances;[.$I80]);0;([.$H80]*([.$J80]-VLOOKUP([.E$70];Performances;[.$I80]))+[.$K80])/([.$K80]-[.$L80]))))" office:value-type="float" office:value="0">
            <text:p>0</text:p>
          </table:table-cell>
          <table:table-cell table:formula="of:=IF([.$L80]=0;0;IF([.$H80]*[.$J80]+[.$L80]&lt;=[.$H80]*VLOOKUP([.F$70];Performances;[.$I80]);1;IF([.$H80]*[.$J80]+[.$K80]&gt;=[.$H80]*VLOOKUP([.F$70];Performances;[.$I80]);0;([.$H80]*([.$J80]-VLOOKUP([.F$70];Performances;[.$I80]))+[.$K80])/([.$K80]-[.$L80]))))" office:value-type="float" office:value="0">
            <text:p>0</text:p>
          </table:table-cell>
          <table:table-cell table:formula="of:=IF([.$L80]=0;0;IF([.$H80]*[.$J80]+[.$L80]&lt;=[.$H80]*VLOOKUP([.G$70];Performances;[.$I80]);1;IF([.$H80]*[.$J80]+[.$K80]&gt;=[.$H80]*VLOOKUP([.G$70];Performances;[.$I80]);0;([.$H80]*([.$J80]-VLOOKUP([.G$70];Performances;[.$I80]))+[.$K80])/([.$K80]-[.$L80]))))" office:value-type="float" office:value="0">
            <text:p>0</text:p>
          </table:table-cell>
          <table:table-cell table:formula="of:=[.D78]" office:value-type="float" office:value="1">
            <text:p>1</text:p>
          </table:table-cell>
          <table:table-cell table:formula="of:=[.E78]" office:value-type="float" office:value="3">
            <text:p>3</text:p>
          </table:table-cell>
          <table:table-cell table:formula="of:=VLOOKUP([.$A80];Performances;[.$I80])" office:value-type="float" office:value="105">
            <text:p>105</text:p>
          </table:table-cell>
          <table:table-cell table:formula="of:=VLOOKUP(&quot;Thresh_p&quot;;Criteria;[.$I80];0)" office:value-type="float" office:value="30">
            <text:p>30</text:p>
          </table:table-cell>
          <table:table-cell table:formula="of:=VLOOKUP(&quot;Thresh_v&quot;;Criteria;[.$I8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81]=0;0;IF([.$H81]*[.$J81]+[.$L81]&lt;=[.$H81]*VLOOKUP([.B$70];Performances;[.$I81]);1;IF([.$H81]*[.$J81]+[.$K81]&gt;=[.$H81]*VLOOKUP([.B$70];Performances;[.$I81]);0;([.$H81]*([.$J81]-VLOOKUP([.B$70];Performances;[.$I81]))+[.$K81])/([.$K81]-[.$L81]))))" office:value-type="float" office:value="0">
            <text:p>0</text:p>
          </table:table-cell>
          <table:table-cell table:formula="of:=IF([.$L81]=0;0;IF([.$H81]*[.$J81]+[.$L81]&lt;=[.$H81]*VLOOKUP([.C$70];Performances;[.$I81]);1;IF([.$H81]*[.$J81]+[.$K81]&gt;=[.$H81]*VLOOKUP([.C$70];Performances;[.$I81]);0;([.$H81]*([.$J81]-VLOOKUP([.C$70];Performances;[.$I81]))+[.$K81])/([.$K81]-[.$L81]))))" office:value-type="float" office:value="0">
            <text:p>0</text:p>
          </table:table-cell>
          <table:table-cell table:formula="of:=IF([.$L81]=0;0;IF([.$H81]*[.$J81]+[.$L81]&lt;=[.$H81]*VLOOKUP([.D$70];Performances;[.$I81]);1;IF([.$H81]*[.$J81]+[.$K81]&gt;=[.$H81]*VLOOKUP([.D$70];Performances;[.$I81]);0;([.$H81]*([.$J81]-VLOOKUP([.D$70];Performances;[.$I81]))+[.$K81])/([.$K81]-[.$L81]))))" office:value-type="float" office:value="0">
            <text:p>0</text:p>
          </table:table-cell>
          <table:table-cell table:formula="of:=IF([.$L81]=0;0;IF([.$H81]*[.$J81]+[.$L81]&lt;=[.$H81]*VLOOKUP([.E$70];Performances;[.$I81]);1;IF([.$H81]*[.$J81]+[.$K81]&gt;=[.$H81]*VLOOKUP([.E$70];Performances;[.$I81]);0;([.$H81]*([.$J81]-VLOOKUP([.E$70];Performances;[.$I81]))+[.$K81])/([.$K81]-[.$L81]))))" office:value-type="float" office:value="0">
            <text:p>0</text:p>
          </table:table-cell>
          <table:table-cell table:formula="of:=IF([.$L81]=0;0;IF([.$H81]*[.$J81]+[.$L81]&lt;=[.$H81]*VLOOKUP([.F$70];Performances;[.$I81]);1;IF([.$H81]*[.$J81]+[.$K81]&gt;=[.$H81]*VLOOKUP([.F$70];Performances;[.$I81]);0;([.$H81]*([.$J81]-VLOOKUP([.F$70];Performances;[.$I81]))+[.$K81])/([.$K81]-[.$L81]))))" office:value-type="float" office:value="0">
            <text:p>0</text:p>
          </table:table-cell>
          <table:table-cell table:formula="of:=IF([.$L81]=0;0;IF([.$H81]*[.$J81]+[.$L81]&lt;=[.$H81]*VLOOKUP([.G$70];Performances;[.$I81]);1;IF([.$H81]*[.$J81]+[.$K81]&gt;=[.$H81]*VLOOKUP([.G$70];Performances;[.$I81]);0;([.$H81]*([.$J81]-VLOOKUP([.G$70];Performances;[.$I81]))+[.$K81])/([.$K81]-[.$L81]))))" office:value-type="float" office:value="0">
            <text:p>0</text:p>
          </table:table-cell>
          <table:table-cell table:formula="of:=[.H80]" office:value-type="float" office:value="1">
            <text:p>1</text:p>
          </table:table-cell>
          <table:table-cell table:formula="of:=[.I80]" office:value-type="float" office:value="3">
            <text:p>3</text:p>
          </table:table-cell>
          <table:table-cell table:formula="of:=VLOOKUP([.$A81];Performances;[.$I81])" office:value-type="float" office:value="160">
            <text:p>160</text:p>
          </table:table-cell>
          <table:table-cell table:formula="of:=VLOOKUP(&quot;Thresh_p&quot;;Criteria;[.$I81];0)" office:value-type="float" office:value="30">
            <text:p>30</text:p>
          </table:table-cell>
          <table:table-cell table:formula="of:=VLOOKUP(&quot;Thresh_v&quot;;Criteria;[.$I8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82]=0;0;IF([.$H82]*[.$J82]+[.$L82]&lt;=[.$H82]*VLOOKUP([.B$70];Performances;[.$I82]);1;IF([.$H82]*[.$J82]+[.$K82]&gt;=[.$H82]*VLOOKUP([.B$70];Performances;[.$I82]);0;([.$H82]*([.$J82]-VLOOKUP([.B$70];Performances;[.$I82]))+[.$K82])/([.$K82]-[.$L82]))))" office:value-type="float" office:value="0">
            <text:p>0</text:p>
          </table:table-cell>
          <table:table-cell table:formula="of:=IF([.$L82]=0;0;IF([.$H82]*[.$J82]+[.$L82]&lt;=[.$H82]*VLOOKUP([.C$70];Performances;[.$I82]);1;IF([.$H82]*[.$J82]+[.$K82]&gt;=[.$H82]*VLOOKUP([.C$70];Performances;[.$I82]);0;([.$H82]*([.$J82]-VLOOKUP([.C$70];Performances;[.$I82]))+[.$K82])/([.$K82]-[.$L82]))))" office:value-type="float" office:value="0">
            <text:p>0</text:p>
          </table:table-cell>
          <table:table-cell table:formula="of:=IF([.$L82]=0;0;IF([.$H82]*[.$J82]+[.$L82]&lt;=[.$H82]*VLOOKUP([.D$70];Performances;[.$I82]);1;IF([.$H82]*[.$J82]+[.$K82]&gt;=[.$H82]*VLOOKUP([.D$70];Performances;[.$I82]);0;([.$H82]*([.$J82]-VLOOKUP([.D$70];Performances;[.$I82]))+[.$K82])/([.$K82]-[.$L82]))))" office:value-type="float" office:value="0">
            <text:p>0</text:p>
          </table:table-cell>
          <table:table-cell table:formula="of:=IF([.$L82]=0;0;IF([.$H82]*[.$J82]+[.$L82]&lt;=[.$H82]*VLOOKUP([.E$70];Performances;[.$I82]);1;IF([.$H82]*[.$J82]+[.$K82]&gt;=[.$H82]*VLOOKUP([.E$70];Performances;[.$I82]);0;([.$H82]*([.$J82]-VLOOKUP([.E$70];Performances;[.$I82]))+[.$K82])/([.$K82]-[.$L82]))))" office:value-type="float" office:value="0">
            <text:p>0</text:p>
          </table:table-cell>
          <table:table-cell table:formula="of:=IF([.$L82]=0;0;IF([.$H82]*[.$J82]+[.$L82]&lt;=[.$H82]*VLOOKUP([.F$70];Performances;[.$I82]);1;IF([.$H82]*[.$J82]+[.$K82]&gt;=[.$H82]*VLOOKUP([.F$70];Performances;[.$I82]);0;([.$H82]*([.$J82]-VLOOKUP([.F$70];Performances;[.$I82]))+[.$K82])/([.$K82]-[.$L82]))))" office:value-type="float" office:value="0">
            <text:p>0</text:p>
          </table:table-cell>
          <table:table-cell table:formula="of:=IF([.$L82]=0;0;IF([.$H82]*[.$J82]+[.$L82]&lt;=[.$H82]*VLOOKUP([.G$70];Performances;[.$I82]);1;IF([.$H82]*[.$J82]+[.$K82]&gt;=[.$H82]*VLOOKUP([.G$70];Performances;[.$I82]);0;([.$H82]*([.$J82]-VLOOKUP([.G$70];Performances;[.$I82]))+[.$K82])/([.$K82]-[.$L82]))))" office:value-type="float" office:value="0">
            <text:p>0</text:p>
          </table:table-cell>
          <table:table-cell table:formula="of:=[.H81]" office:value-type="float" office:value="1">
            <text:p>1</text:p>
          </table:table-cell>
          <table:table-cell table:formula="of:=[.I81]" office:value-type="float" office:value="3">
            <text:p>3</text:p>
          </table:table-cell>
          <table:table-cell table:formula="of:=VLOOKUP([.$A82];Performances;[.$I82])" office:value-type="float" office:value="143">
            <text:p>143</text:p>
          </table:table-cell>
          <table:table-cell table:formula="of:=VLOOKUP(&quot;Thresh_p&quot;;Criteria;[.$I82];0)" office:value-type="float" office:value="30">
            <text:p>30</text:p>
          </table:table-cell>
          <table:table-cell table:formula="of:=VLOOKUP(&quot;Thresh_v&quot;;Criteria;[.$I82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83]=0;0;IF([.$H83]*[.$J83]+[.$L83]&lt;=[.$H83]*VLOOKUP([.B$70];Performances;[.$I83]);1;IF([.$H83]*[.$J83]+[.$K83]&gt;=[.$H83]*VLOOKUP([.B$70];Performances;[.$I83]);0;([.$H83]*([.$J83]-VLOOKUP([.B$70];Performances;[.$I83]))+[.$K83])/([.$K83]-[.$L83]))))" office:value-type="float" office:value="0">
            <text:p>0</text:p>
          </table:table-cell>
          <table:table-cell table:formula="of:=IF([.$L83]=0;0;IF([.$H83]*[.$J83]+[.$L83]&lt;=[.$H83]*VLOOKUP([.C$70];Performances;[.$I83]);1;IF([.$H83]*[.$J83]+[.$K83]&gt;=[.$H83]*VLOOKUP([.C$70];Performances;[.$I83]);0;([.$H83]*([.$J83]-VLOOKUP([.C$70];Performances;[.$I83]))+[.$K83])/([.$K83]-[.$L83]))))" office:value-type="float" office:value="0">
            <text:p>0</text:p>
          </table:table-cell>
          <table:table-cell table:formula="of:=IF([.$L83]=0;0;IF([.$H83]*[.$J83]+[.$L83]&lt;=[.$H83]*VLOOKUP([.D$70];Performances;[.$I83]);1;IF([.$H83]*[.$J83]+[.$K83]&gt;=[.$H83]*VLOOKUP([.D$70];Performances;[.$I83]);0;([.$H83]*([.$J83]-VLOOKUP([.D$70];Performances;[.$I83]))+[.$K83])/([.$K83]-[.$L83]))))" office:value-type="float" office:value="0">
            <text:p>0</text:p>
          </table:table-cell>
          <table:table-cell table:formula="of:=IF([.$L83]=0;0;IF([.$H83]*[.$J83]+[.$L83]&lt;=[.$H83]*VLOOKUP([.E$70];Performances;[.$I83]);1;IF([.$H83]*[.$J83]+[.$K83]&gt;=[.$H83]*VLOOKUP([.E$70];Performances;[.$I83]);0;([.$H83]*([.$J83]-VLOOKUP([.E$70];Performances;[.$I83]))+[.$K83])/([.$K83]-[.$L83]))))" office:value-type="float" office:value="0">
            <text:p>0</text:p>
          </table:table-cell>
          <table:table-cell table:formula="of:=IF([.$L83]=0;0;IF([.$H83]*[.$J83]+[.$L83]&lt;=[.$H83]*VLOOKUP([.F$70];Performances;[.$I83]);1;IF([.$H83]*[.$J83]+[.$K83]&gt;=[.$H83]*VLOOKUP([.F$70];Performances;[.$I83]);0;([.$H83]*([.$J83]-VLOOKUP([.F$70];Performances;[.$I83]))+[.$K83])/([.$K83]-[.$L83]))))" office:value-type="float" office:value="0">
            <text:p>0</text:p>
          </table:table-cell>
          <table:table-cell table:formula="of:=IF([.$L83]=0;0;IF([.$H83]*[.$J83]+[.$L83]&lt;=[.$H83]*VLOOKUP([.G$70];Performances;[.$I83]);1;IF([.$H83]*[.$J83]+[.$K83]&gt;=[.$H83]*VLOOKUP([.G$70];Performances;[.$I83]);0;([.$H83]*([.$J83]-VLOOKUP([.G$70];Performances;[.$I83]))+[.$K83])/([.$K83]-[.$L83]))))" office:value-type="float" office:value="0">
            <text:p>0</text:p>
          </table:table-cell>
          <table:table-cell table:formula="of:=[.H82]" office:value-type="float" office:value="1">
            <text:p>1</text:p>
          </table:table-cell>
          <table:table-cell table:formula="of:=[.I82]" office:value-type="float" office:value="3">
            <text:p>3</text:p>
          </table:table-cell>
          <table:table-cell table:formula="of:=VLOOKUP([.$A83];Performances;[.$I83])" office:value-type="float" office:value="177">
            <text:p>177</text:p>
          </table:table-cell>
          <table:table-cell table:formula="of:=VLOOKUP(&quot;Thresh_p&quot;;Criteria;[.$I83];0)" office:value-type="float" office:value="30">
            <text:p>30</text:p>
          </table:table-cell>
          <table:table-cell table:formula="of:=VLOOKUP(&quot;Thresh_v&quot;;Criteria;[.$I8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84]=0;0;IF([.$H84]*[.$J84]+[.$L84]&lt;=[.$H84]*VLOOKUP([.B$70];Performances;[.$I84]);1;IF([.$H84]*[.$J84]+[.$K84]&gt;=[.$H84]*VLOOKUP([.B$70];Performances;[.$I84]);0;([.$H84]*([.$J84]-VLOOKUP([.B$70];Performances;[.$I84]))+[.$K84])/([.$K84]-[.$L84]))))" office:value-type="float" office:value="0">
            <text:p>0</text:p>
          </table:table-cell>
          <table:table-cell table:formula="of:=IF([.$L84]=0;0;IF([.$H84]*[.$J84]+[.$L84]&lt;=[.$H84]*VLOOKUP([.C$70];Performances;[.$I84]);1;IF([.$H84]*[.$J84]+[.$K84]&gt;=[.$H84]*VLOOKUP([.C$70];Performances;[.$I84]);0;([.$H84]*([.$J84]-VLOOKUP([.C$70];Performances;[.$I84]))+[.$K84])/([.$K84]-[.$L84]))))" office:value-type="float" office:value="0">
            <text:p>0</text:p>
          </table:table-cell>
          <table:table-cell table:formula="of:=IF([.$L84]=0;0;IF([.$H84]*[.$J84]+[.$L84]&lt;=[.$H84]*VLOOKUP([.D$70];Performances;[.$I84]);1;IF([.$H84]*[.$J84]+[.$K84]&gt;=[.$H84]*VLOOKUP([.D$70];Performances;[.$I84]);0;([.$H84]*([.$J84]-VLOOKUP([.D$70];Performances;[.$I84]))+[.$K84])/([.$K84]-[.$L84]))))" office:value-type="float" office:value="0">
            <text:p>0</text:p>
          </table:table-cell>
          <table:table-cell table:formula="of:=IF([.$L84]=0;0;IF([.$H84]*[.$J84]+[.$L84]&lt;=[.$H84]*VLOOKUP([.E$70];Performances;[.$I84]);1;IF([.$H84]*[.$J84]+[.$K84]&gt;=[.$H84]*VLOOKUP([.E$70];Performances;[.$I84]);0;([.$H84]*([.$J84]-VLOOKUP([.E$70];Performances;[.$I84]))+[.$K84])/([.$K84]-[.$L84]))))" office:value-type="float" office:value="0">
            <text:p>0</text:p>
          </table:table-cell>
          <table:table-cell table:formula="of:=IF([.$L84]=0;0;IF([.$H84]*[.$J84]+[.$L84]&lt;=[.$H84]*VLOOKUP([.F$70];Performances;[.$I84]);1;IF([.$H84]*[.$J84]+[.$K84]&gt;=[.$H84]*VLOOKUP([.F$70];Performances;[.$I84]);0;([.$H84]*([.$J84]-VLOOKUP([.F$70];Performances;[.$I84]))+[.$K84])/([.$K84]-[.$L84]))))" office:value-type="float" office:value="0">
            <text:p>0</text:p>
          </table:table-cell>
          <table:table-cell table:formula="of:=IF([.$L84]=0;0;IF([.$H84]*[.$J84]+[.$L84]&lt;=[.$H84]*VLOOKUP([.G$70];Performances;[.$I84]);1;IF([.$H84]*[.$J84]+[.$K84]&gt;=[.$H84]*VLOOKUP([.G$70];Performances;[.$I84]);0;([.$H84]*([.$J84]-VLOOKUP([.G$70];Performances;[.$I84]))+[.$K84])/([.$K84]-[.$L84]))))" office:value-type="float" office:value="0">
            <text:p>0</text:p>
          </table:table-cell>
          <table:table-cell table:formula="of:=[.H83]" office:value-type="float" office:value="1">
            <text:p>1</text:p>
          </table:table-cell>
          <table:table-cell table:formula="of:=[.I83]" office:value-type="float" office:value="3">
            <text:p>3</text:p>
          </table:table-cell>
          <table:table-cell table:formula="of:=VLOOKUP([.$A84];Performances;[.$I84])" office:value-type="float" office:value="136">
            <text:p>136</text:p>
          </table:table-cell>
          <table:table-cell table:formula="of:=VLOOKUP(&quot;Thresh_p&quot;;Criteria;[.$I84];0)" office:value-type="float" office:value="30">
            <text:p>30</text:p>
          </table:table-cell>
          <table:table-cell table:formula="of:=VLOOKUP(&quot;Thresh_v&quot;;Criteria;[.$I8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85]=0;0;IF([.$H85]*[.$J85]+[.$L85]&lt;=[.$H85]*VLOOKUP([.B$70];Performances;[.$I85]);1;IF([.$H85]*[.$J85]+[.$K85]&gt;=[.$H85]*VLOOKUP([.B$70];Performances;[.$I85]);0;([.$H85]*([.$J85]-VLOOKUP([.B$70];Performances;[.$I85]))+[.$K85])/([.$K85]-[.$L85]))))" office:value-type="float" office:value="0">
            <text:p>0</text:p>
          </table:table-cell>
          <table:table-cell table:formula="of:=IF([.$L85]=0;0;IF([.$H85]*[.$J85]+[.$L85]&lt;=[.$H85]*VLOOKUP([.C$70];Performances;[.$I85]);1;IF([.$H85]*[.$J85]+[.$K85]&gt;=[.$H85]*VLOOKUP([.C$70];Performances;[.$I85]);0;([.$H85]*([.$J85]-VLOOKUP([.C$70];Performances;[.$I85]))+[.$K85])/([.$K85]-[.$L85]))))" office:value-type="float" office:value="0">
            <text:p>0</text:p>
          </table:table-cell>
          <table:table-cell table:formula="of:=IF([.$L85]=0;0;IF([.$H85]*[.$J85]+[.$L85]&lt;=[.$H85]*VLOOKUP([.D$70];Performances;[.$I85]);1;IF([.$H85]*[.$J85]+[.$K85]&gt;=[.$H85]*VLOOKUP([.D$70];Performances;[.$I85]);0;([.$H85]*([.$J85]-VLOOKUP([.D$70];Performances;[.$I85]))+[.$K85])/([.$K85]-[.$L85]))))" office:value-type="float" office:value="0">
            <text:p>0</text:p>
          </table:table-cell>
          <table:table-cell table:formula="of:=IF([.$L85]=0;0;IF([.$H85]*[.$J85]+[.$L85]&lt;=[.$H85]*VLOOKUP([.E$70];Performances;[.$I85]);1;IF([.$H85]*[.$J85]+[.$K85]&gt;=[.$H85]*VLOOKUP([.E$70];Performances;[.$I85]);0;([.$H85]*([.$J85]-VLOOKUP([.E$70];Performances;[.$I85]))+[.$K85])/([.$K85]-[.$L85]))))" office:value-type="float" office:value="0">
            <text:p>0</text:p>
          </table:table-cell>
          <table:table-cell table:formula="of:=IF([.$L85]=0;0;IF([.$H85]*[.$J85]+[.$L85]&lt;=[.$H85]*VLOOKUP([.F$70];Performances;[.$I85]);1;IF([.$H85]*[.$J85]+[.$K85]&gt;=[.$H85]*VLOOKUP([.F$70];Performances;[.$I85]);0;([.$H85]*([.$J85]-VLOOKUP([.F$70];Performances;[.$I85]))+[.$K85])/([.$K85]-[.$L85]))))" office:value-type="float" office:value="0">
            <text:p>0</text:p>
          </table:table-cell>
          <table:table-cell table:formula="of:=IF([.$L85]=0;0;IF([.$H85]*[.$J85]+[.$L85]&lt;=[.$H85]*VLOOKUP([.G$70];Performances;[.$I85]);1;IF([.$H85]*[.$J85]+[.$K85]&gt;=[.$H85]*VLOOKUP([.G$70];Performances;[.$I85]);0;([.$H85]*([.$J85]-VLOOKUP([.G$70];Performances;[.$I85]))+[.$K85])/([.$K85]-[.$L85]))))" office:value-type="float" office:value="0">
            <text:p>0</text:p>
          </table:table-cell>
          <table:table-cell table:formula="of:=[.H84]" office:value-type="float" office:value="1">
            <text:p>1</text:p>
          </table:table-cell>
          <table:table-cell table:formula="of:=[.I84]" office:value-type="float" office:value="3">
            <text:p>3</text:p>
          </table:table-cell>
          <table:table-cell table:formula="of:=VLOOKUP([.$A85];Performances;[.$I85])" office:value-type="float" office:value="180">
            <text:p>180</text:p>
          </table:table-cell>
          <table:table-cell table:formula="of:=VLOOKUP(&quot;Thresh_p&quot;;Criteria;[.$I85];0)" office:value-type="float" office:value="30">
            <text:p>30</text:p>
          </table:table-cell>
          <table:table-cell table:formula="of:=VLOOKUP(&quot;Thresh_v&quot;;Criteria;[.$I85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87];Criteria;2;0)=&quot;Minimize&quot;;-1;+1)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89]=0;0;IF([.$H89]*[.$J89]+[.$L89]&lt;=[.$H89]*VLOOKUP([.B$70];Performances;[.$I89]);1;IF([.$H89]*[.$J89]+[.$K89]&gt;=[.$H89]*VLOOKUP([.B$70];Performances;[.$I89]);0;([.$H89]*([.$J89]-VLOOKUP([.B$70];Performances;[.$I89]))+[.$K89])/([.$K89]-[.$L89]))))" office:value-type="float" office:value="0">
            <text:p>0</text:p>
          </table:table-cell>
          <table:table-cell table:formula="of:=IF([.$L89]=0;0;IF([.$H89]*[.$J89]+[.$L89]&lt;=[.$H89]*VLOOKUP([.C$70];Performances;[.$I89]);1;IF([.$H89]*[.$J89]+[.$K89]&gt;=[.$H89]*VLOOKUP([.C$70];Performances;[.$I89]);0;([.$H89]*([.$J89]-VLOOKUP([.C$70];Performances;[.$I89]))+[.$K89])/([.$K89]-[.$L89]))))" office:value-type="float" office:value="0">
            <text:p>0</text:p>
          </table:table-cell>
          <table:table-cell table:formula="of:=IF([.$L89]=0;0;IF([.$H89]*[.$J89]+[.$L89]&lt;=[.$H89]*VLOOKUP([.D$70];Performances;[.$I89]);1;IF([.$H89]*[.$J89]+[.$K89]&gt;=[.$H89]*VLOOKUP([.D$70];Performances;[.$I89]);0;([.$H89]*([.$J89]-VLOOKUP([.D$70];Performances;[.$I89]))+[.$K89])/([.$K89]-[.$L89]))))" office:value-type="float" office:value="0">
            <text:p>0</text:p>
          </table:table-cell>
          <table:table-cell table:formula="of:=IF([.$L89]=0;0;IF([.$H89]*[.$J89]+[.$L89]&lt;=[.$H89]*VLOOKUP([.E$70];Performances;[.$I89]);1;IF([.$H89]*[.$J89]+[.$K89]&gt;=[.$H89]*VLOOKUP([.E$70];Performances;[.$I89]);0;([.$H89]*([.$J89]-VLOOKUP([.E$70];Performances;[.$I89]))+[.$K89])/([.$K89]-[.$L89]))))" office:value-type="float" office:value="0">
            <text:p>0</text:p>
          </table:table-cell>
          <table:table-cell table:formula="of:=IF([.$L89]=0;0;IF([.$H89]*[.$J89]+[.$L89]&lt;=[.$H89]*VLOOKUP([.F$70];Performances;[.$I89]);1;IF([.$H89]*[.$J89]+[.$K89]&gt;=[.$H89]*VLOOKUP([.F$70];Performances;[.$I89]);0;([.$H89]*([.$J89]-VLOOKUP([.F$70];Performances;[.$I89]))+[.$K89])/([.$K89]-[.$L89]))))" office:value-type="float" office:value="0">
            <text:p>0</text:p>
          </table:table-cell>
          <table:table-cell table:formula="of:=IF([.$L89]=0;0;IF([.$H89]*[.$J89]+[.$L89]&lt;=[.$H89]*VLOOKUP([.G$70];Performances;[.$I89]);1;IF([.$H89]*[.$J89]+[.$K89]&gt;=[.$H89]*VLOOKUP([.G$70];Performances;[.$I89]);0;([.$H89]*([.$J89]-VLOOKUP([.G$70];Performances;[.$I89]))+[.$K89])/([.$K89]-[.$L89]))))" office:value-type="float" office:value="0">
            <text:p>0</text:p>
          </table:table-cell>
          <table:table-cell table:formula="of:=[.D87]" office:value-type="float" office:value="-1">
            <text:p>-1</text:p>
          </table:table-cell>
          <table:table-cell table:formula="of:=[.E87]" office:value-type="float" office:value="4">
            <text:p>4</text:p>
          </table:table-cell>
          <table:table-cell table:formula="of:=VLOOKUP([.$A89];Performances;[.$I89])" office:value-type="float" office:value="11.3999996185303">
            <text:p>11,4</text:p>
          </table:table-cell>
          <table:table-cell table:formula="of:=VLOOKUP(&quot;Thresh_p&quot;;Criteria;[.$I89];0)" office:value-type="float" office:value="2">
            <text:p>2</text:p>
          </table:table-cell>
          <table:table-cell table:formula="of:=VLOOKUP(&quot;Thresh_v&quot;;Criteria;[.$I89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90]=0;0;IF([.$H90]*[.$J90]+[.$L90]&lt;=[.$H90]*VLOOKUP([.B$70];Performances;[.$I90]);1;IF([.$H90]*[.$J90]+[.$K90]&gt;=[.$H90]*VLOOKUP([.B$70];Performances;[.$I90]);0;([.$H90]*([.$J90]-VLOOKUP([.B$70];Performances;[.$I90]))+[.$K90])/([.$K90]-[.$L90]))))" office:value-type="float" office:value="0">
            <text:p>0</text:p>
          </table:table-cell>
          <table:table-cell table:formula="of:=IF([.$L90]=0;0;IF([.$H90]*[.$J90]+[.$L90]&lt;=[.$H90]*VLOOKUP([.C$70];Performances;[.$I90]);1;IF([.$H90]*[.$J90]+[.$K90]&gt;=[.$H90]*VLOOKUP([.C$70];Performances;[.$I90]);0;([.$H90]*([.$J90]-VLOOKUP([.C$70];Performances;[.$I90]))+[.$K90])/([.$K90]-[.$L90]))))" office:value-type="float" office:value="0">
            <text:p>0</text:p>
          </table:table-cell>
          <table:table-cell table:formula="of:=IF([.$L90]=0;0;IF([.$H90]*[.$J90]+[.$L90]&lt;=[.$H90]*VLOOKUP([.D$70];Performances;[.$I90]);1;IF([.$H90]*[.$J90]+[.$K90]&gt;=[.$H90]*VLOOKUP([.D$70];Performances;[.$I90]);0;([.$H90]*([.$J90]-VLOOKUP([.D$70];Performances;[.$I90]))+[.$K90])/([.$K90]-[.$L90]))))" office:value-type="float" office:value="0">
            <text:p>0</text:p>
          </table:table-cell>
          <table:table-cell table:formula="of:=IF([.$L90]=0;0;IF([.$H90]*[.$J90]+[.$L90]&lt;=[.$H90]*VLOOKUP([.E$70];Performances;[.$I90]);1;IF([.$H90]*[.$J90]+[.$K90]&gt;=[.$H90]*VLOOKUP([.E$70];Performances;[.$I90]);0;([.$H90]*([.$J90]-VLOOKUP([.E$70];Performances;[.$I90]))+[.$K90])/([.$K90]-[.$L90]))))" office:value-type="float" office:value="0">
            <text:p>0</text:p>
          </table:table-cell>
          <table:table-cell table:formula="of:=IF([.$L90]=0;0;IF([.$H90]*[.$J90]+[.$L90]&lt;=[.$H90]*VLOOKUP([.F$70];Performances;[.$I90]);1;IF([.$H90]*[.$J90]+[.$K90]&gt;=[.$H90]*VLOOKUP([.F$70];Performances;[.$I90]);0;([.$H90]*([.$J90]-VLOOKUP([.F$70];Performances;[.$I90]))+[.$K90])/([.$K90]-[.$L90]))))" office:value-type="float" office:value="0">
            <text:p>0</text:p>
          </table:table-cell>
          <table:table-cell table:formula="of:=IF([.$L90]=0;0;IF([.$H90]*[.$J90]+[.$L90]&lt;=[.$H90]*VLOOKUP([.G$70];Performances;[.$I90]);1;IF([.$H90]*[.$J90]+[.$K90]&gt;=[.$H90]*VLOOKUP([.G$70];Performances;[.$I90]);0;([.$H90]*([.$J90]-VLOOKUP([.G$70];Performances;[.$I90]))+[.$K90])/([.$K90]-[.$L90]))))" office:value-type="float" office:value="0">
            <text:p>0</text:p>
          </table:table-cell>
          <table:table-cell table:formula="of:=[.H89]" office:value-type="float" office:value="-1">
            <text:p>-1</text:p>
          </table:table-cell>
          <table:table-cell table:formula="of:=[.I89]" office:value-type="float" office:value="4">
            <text:p>4</text:p>
          </table:table-cell>
          <table:table-cell table:formula="of:=VLOOKUP([.$A90];Performances;[.$I90])" office:value-type="float" office:value="8.60000038146973">
            <text:p>8,6</text:p>
          </table:table-cell>
          <table:table-cell table:formula="of:=VLOOKUP(&quot;Thresh_p&quot;;Criteria;[.$I90];0)" office:value-type="float" office:value="2">
            <text:p>2</text:p>
          </table:table-cell>
          <table:table-cell table:formula="of:=VLOOKUP(&quot;Thresh_v&quot;;Criteria;[.$I9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91]=0;0;IF([.$H91]*[.$J91]+[.$L91]&lt;=[.$H91]*VLOOKUP([.B$70];Performances;[.$I91]);1;IF([.$H91]*[.$J91]+[.$K91]&gt;=[.$H91]*VLOOKUP([.B$70];Performances;[.$I91]);0;([.$H91]*([.$J91]-VLOOKUP([.B$70];Performances;[.$I91]))+[.$K91])/([.$K91]-[.$L91]))))" office:value-type="float" office:value="0">
            <text:p>0</text:p>
          </table:table-cell>
          <table:table-cell table:formula="of:=IF([.$L91]=0;0;IF([.$H91]*[.$J91]+[.$L91]&lt;=[.$H91]*VLOOKUP([.C$70];Performances;[.$I91]);1;IF([.$H91]*[.$J91]+[.$K91]&gt;=[.$H91]*VLOOKUP([.C$70];Performances;[.$I91]);0;([.$H91]*([.$J91]-VLOOKUP([.C$70];Performances;[.$I91]))+[.$K91])/([.$K91]-[.$L91]))))" office:value-type="float" office:value="0">
            <text:p>0</text:p>
          </table:table-cell>
          <table:table-cell table:formula="of:=IF([.$L91]=0;0;IF([.$H91]*[.$J91]+[.$L91]&lt;=[.$H91]*VLOOKUP([.D$70];Performances;[.$I91]);1;IF([.$H91]*[.$J91]+[.$K91]&gt;=[.$H91]*VLOOKUP([.D$70];Performances;[.$I91]);0;([.$H91]*([.$J91]-VLOOKUP([.D$70];Performances;[.$I91]))+[.$K91])/([.$K91]-[.$L91]))))" office:value-type="float" office:value="0">
            <text:p>0</text:p>
          </table:table-cell>
          <table:table-cell table:formula="of:=IF([.$L91]=0;0;IF([.$H91]*[.$J91]+[.$L91]&lt;=[.$H91]*VLOOKUP([.E$70];Performances;[.$I91]);1;IF([.$H91]*[.$J91]+[.$K91]&gt;=[.$H91]*VLOOKUP([.E$70];Performances;[.$I91]);0;([.$H91]*([.$J91]-VLOOKUP([.E$70];Performances;[.$I91]))+[.$K91])/([.$K91]-[.$L91]))))" office:value-type="float" office:value="0">
            <text:p>0</text:p>
          </table:table-cell>
          <table:table-cell table:formula="of:=IF([.$L91]=0;0;IF([.$H91]*[.$J91]+[.$L91]&lt;=[.$H91]*VLOOKUP([.F$70];Performances;[.$I91]);1;IF([.$H91]*[.$J91]+[.$K91]&gt;=[.$H91]*VLOOKUP([.F$70];Performances;[.$I91]);0;([.$H91]*([.$J91]-VLOOKUP([.F$70];Performances;[.$I91]))+[.$K91])/([.$K91]-[.$L91]))))" office:value-type="float" office:value="0">
            <text:p>0</text:p>
          </table:table-cell>
          <table:table-cell table:formula="of:=IF([.$L91]=0;0;IF([.$H91]*[.$J91]+[.$L91]&lt;=[.$H91]*VLOOKUP([.G$70];Performances;[.$I91]);1;IF([.$H91]*[.$J91]+[.$K91]&gt;=[.$H91]*VLOOKUP([.G$70];Performances;[.$I91]);0;([.$H91]*([.$J91]-VLOOKUP([.G$70];Performances;[.$I91]))+[.$K91])/([.$K91]-[.$L91]))))" office:value-type="float" office:value="0">
            <text:p>0</text:p>
          </table:table-cell>
          <table:table-cell table:formula="of:=[.H90]" office:value-type="float" office:value="-1">
            <text:p>-1</text:p>
          </table:table-cell>
          <table:table-cell table:formula="of:=[.I90]" office:value-type="float" office:value="4">
            <text:p>4</text:p>
          </table:table-cell>
          <table:table-cell table:formula="of:=VLOOKUP([.$A91];Performances;[.$I91])" office:value-type="float" office:value="9">
            <text:p>9</text:p>
          </table:table-cell>
          <table:table-cell table:formula="of:=VLOOKUP(&quot;Thresh_p&quot;;Criteria;[.$I91];0)" office:value-type="float" office:value="2">
            <text:p>2</text:p>
          </table:table-cell>
          <table:table-cell table:formula="of:=VLOOKUP(&quot;Thresh_v&quot;;Criteria;[.$I9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92]=0;0;IF([.$H92]*[.$J92]+[.$L92]&lt;=[.$H92]*VLOOKUP([.B$70];Performances;[.$I92]);1;IF([.$H92]*[.$J92]+[.$K92]&gt;=[.$H92]*VLOOKUP([.B$70];Performances;[.$I92]);0;([.$H92]*([.$J92]-VLOOKUP([.B$70];Performances;[.$I92]))+[.$K92])/([.$K92]-[.$L92]))))" office:value-type="float" office:value="0">
            <text:p>0</text:p>
          </table:table-cell>
          <table:table-cell table:formula="of:=IF([.$L92]=0;0;IF([.$H92]*[.$J92]+[.$L92]&lt;=[.$H92]*VLOOKUP([.C$70];Performances;[.$I92]);1;IF([.$H92]*[.$J92]+[.$K92]&gt;=[.$H92]*VLOOKUP([.C$70];Performances;[.$I92]);0;([.$H92]*([.$J92]-VLOOKUP([.C$70];Performances;[.$I92]))+[.$K92])/([.$K92]-[.$L92]))))" office:value-type="float" office:value="0">
            <text:p>0</text:p>
          </table:table-cell>
          <table:table-cell table:formula="of:=IF([.$L92]=0;0;IF([.$H92]*[.$J92]+[.$L92]&lt;=[.$H92]*VLOOKUP([.D$70];Performances;[.$I92]);1;IF([.$H92]*[.$J92]+[.$K92]&gt;=[.$H92]*VLOOKUP([.D$70];Performances;[.$I92]);0;([.$H92]*([.$J92]-VLOOKUP([.D$70];Performances;[.$I92]))+[.$K92])/([.$K92]-[.$L92]))))" office:value-type="float" office:value="0">
            <text:p>0</text:p>
          </table:table-cell>
          <table:table-cell table:formula="of:=IF([.$L92]=0;0;IF([.$H92]*[.$J92]+[.$L92]&lt;=[.$H92]*VLOOKUP([.E$70];Performances;[.$I92]);1;IF([.$H92]*[.$J92]+[.$K92]&gt;=[.$H92]*VLOOKUP([.E$70];Performances;[.$I92]);0;([.$H92]*([.$J92]-VLOOKUP([.E$70];Performances;[.$I92]))+[.$K92])/([.$K92]-[.$L92]))))" office:value-type="float" office:value="0">
            <text:p>0</text:p>
          </table:table-cell>
          <table:table-cell table:formula="of:=IF([.$L92]=0;0;IF([.$H92]*[.$J92]+[.$L92]&lt;=[.$H92]*VLOOKUP([.F$70];Performances;[.$I92]);1;IF([.$H92]*[.$J92]+[.$K92]&gt;=[.$H92]*VLOOKUP([.F$70];Performances;[.$I92]);0;([.$H92]*([.$J92]-VLOOKUP([.F$70];Performances;[.$I92]))+[.$K92])/([.$K92]-[.$L92]))))" office:value-type="float" office:value="0">
            <text:p>0</text:p>
          </table:table-cell>
          <table:table-cell table:formula="of:=IF([.$L92]=0;0;IF([.$H92]*[.$J92]+[.$L92]&lt;=[.$H92]*VLOOKUP([.G$70];Performances;[.$I92]);1;IF([.$H92]*[.$J92]+[.$K92]&gt;=[.$H92]*VLOOKUP([.G$70];Performances;[.$I92]);0;([.$H92]*([.$J92]-VLOOKUP([.G$70];Performances;[.$I92]))+[.$K92])/([.$K92]-[.$L92]))))" office:value-type="float" office:value="0">
            <text:p>0</text:p>
          </table:table-cell>
          <table:table-cell table:formula="of:=[.H91]" office:value-type="float" office:value="-1">
            <text:p>-1</text:p>
          </table:table-cell>
          <table:table-cell table:formula="of:=[.I91]" office:value-type="float" office:value="4">
            <text:p>4</text:p>
          </table:table-cell>
          <table:table-cell table:formula="of:=VLOOKUP([.$A92];Performances;[.$I92])" office:value-type="float" office:value="7.90000009536743">
            <text:p>7,9</text:p>
          </table:table-cell>
          <table:table-cell table:formula="of:=VLOOKUP(&quot;Thresh_p&quot;;Criteria;[.$I92];0)" office:value-type="float" office:value="2">
            <text:p>2</text:p>
          </table:table-cell>
          <table:table-cell table:formula="of:=VLOOKUP(&quot;Thresh_v&quot;;Criteria;[.$I92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93]=0;0;IF([.$H93]*[.$J93]+[.$L93]&lt;=[.$H93]*VLOOKUP([.B$70];Performances;[.$I93]);1;IF([.$H93]*[.$J93]+[.$K93]&gt;=[.$H93]*VLOOKUP([.B$70];Performances;[.$I93]);0;([.$H93]*([.$J93]-VLOOKUP([.B$70];Performances;[.$I93]))+[.$K93])/([.$K93]-[.$L93]))))" office:value-type="float" office:value="0">
            <text:p>0</text:p>
          </table:table-cell>
          <table:table-cell table:formula="of:=IF([.$L93]=0;0;IF([.$H93]*[.$J93]+[.$L93]&lt;=[.$H93]*VLOOKUP([.C$70];Performances;[.$I93]);1;IF([.$H93]*[.$J93]+[.$K93]&gt;=[.$H93]*VLOOKUP([.C$70];Performances;[.$I93]);0;([.$H93]*([.$J93]-VLOOKUP([.C$70];Performances;[.$I93]))+[.$K93])/([.$K93]-[.$L93]))))" office:value-type="float" office:value="0">
            <text:p>0</text:p>
          </table:table-cell>
          <table:table-cell table:formula="of:=IF([.$L93]=0;0;IF([.$H93]*[.$J93]+[.$L93]&lt;=[.$H93]*VLOOKUP([.D$70];Performances;[.$I93]);1;IF([.$H93]*[.$J93]+[.$K93]&gt;=[.$H93]*VLOOKUP([.D$70];Performances;[.$I93]);0;([.$H93]*([.$J93]-VLOOKUP([.D$70];Performances;[.$I93]))+[.$K93])/([.$K93]-[.$L93]))))" office:value-type="float" office:value="0">
            <text:p>0</text:p>
          </table:table-cell>
          <table:table-cell table:formula="of:=IF([.$L93]=0;0;IF([.$H93]*[.$J93]+[.$L93]&lt;=[.$H93]*VLOOKUP([.E$70];Performances;[.$I93]);1;IF([.$H93]*[.$J93]+[.$K93]&gt;=[.$H93]*VLOOKUP([.E$70];Performances;[.$I93]);0;([.$H93]*([.$J93]-VLOOKUP([.E$70];Performances;[.$I93]))+[.$K93])/([.$K93]-[.$L93]))))" office:value-type="float" office:value="0">
            <text:p>0</text:p>
          </table:table-cell>
          <table:table-cell table:formula="of:=IF([.$L93]=0;0;IF([.$H93]*[.$J93]+[.$L93]&lt;=[.$H93]*VLOOKUP([.F$70];Performances;[.$I93]);1;IF([.$H93]*[.$J93]+[.$K93]&gt;=[.$H93]*VLOOKUP([.F$70];Performances;[.$I93]);0;([.$H93]*([.$J93]-VLOOKUP([.F$70];Performances;[.$I93]))+[.$K93])/([.$K93]-[.$L93]))))" office:value-type="float" office:value="0">
            <text:p>0</text:p>
          </table:table-cell>
          <table:table-cell table:formula="of:=IF([.$L93]=0;0;IF([.$H93]*[.$J93]+[.$L93]&lt;=[.$H93]*VLOOKUP([.G$70];Performances;[.$I93]);1;IF([.$H93]*[.$J93]+[.$K93]&gt;=[.$H93]*VLOOKUP([.G$70];Performances;[.$I93]);0;([.$H93]*([.$J93]-VLOOKUP([.G$70];Performances;[.$I93]))+[.$K93])/([.$K93]-[.$L93]))))" office:value-type="float" office:value="0">
            <text:p>0</text:p>
          </table:table-cell>
          <table:table-cell table:formula="of:=[.H92]" office:value-type="float" office:value="-1">
            <text:p>-1</text:p>
          </table:table-cell>
          <table:table-cell table:formula="of:=[.I92]" office:value-type="float" office:value="4">
            <text:p>4</text:p>
          </table:table-cell>
          <table:table-cell table:formula="of:=VLOOKUP([.$A93];Performances;[.$I93])" office:value-type="float" office:value="9.39999961853027">
            <text:p>9,4</text:p>
          </table:table-cell>
          <table:table-cell table:formula="of:=VLOOKUP(&quot;Thresh_p&quot;;Criteria;[.$I93];0)" office:value-type="float" office:value="2">
            <text:p>2</text:p>
          </table:table-cell>
          <table:table-cell table:formula="of:=VLOOKUP(&quot;Thresh_v&quot;;Criteria;[.$I9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94]=0;0;IF([.$H94]*[.$J94]+[.$L94]&lt;=[.$H94]*VLOOKUP([.B$70];Performances;[.$I94]);1;IF([.$H94]*[.$J94]+[.$K94]&gt;=[.$H94]*VLOOKUP([.B$70];Performances;[.$I94]);0;([.$H94]*([.$J94]-VLOOKUP([.B$70];Performances;[.$I94]))+[.$K94])/([.$K94]-[.$L94]))))" office:value-type="float" office:value="0">
            <text:p>0</text:p>
          </table:table-cell>
          <table:table-cell table:formula="of:=IF([.$L94]=0;0;IF([.$H94]*[.$J94]+[.$L94]&lt;=[.$H94]*VLOOKUP([.C$70];Performances;[.$I94]);1;IF([.$H94]*[.$J94]+[.$K94]&gt;=[.$H94]*VLOOKUP([.C$70];Performances;[.$I94]);0;([.$H94]*([.$J94]-VLOOKUP([.C$70];Performances;[.$I94]))+[.$K94])/([.$K94]-[.$L94]))))" office:value-type="float" office:value="0">
            <text:p>0</text:p>
          </table:table-cell>
          <table:table-cell table:formula="of:=IF([.$L94]=0;0;IF([.$H94]*[.$J94]+[.$L94]&lt;=[.$H94]*VLOOKUP([.D$70];Performances;[.$I94]);1;IF([.$H94]*[.$J94]+[.$K94]&gt;=[.$H94]*VLOOKUP([.D$70];Performances;[.$I94]);0;([.$H94]*([.$J94]-VLOOKUP([.D$70];Performances;[.$I94]))+[.$K94])/([.$K94]-[.$L94]))))" office:value-type="float" office:value="0">
            <text:p>0</text:p>
          </table:table-cell>
          <table:table-cell table:formula="of:=IF([.$L94]=0;0;IF([.$H94]*[.$J94]+[.$L94]&lt;=[.$H94]*VLOOKUP([.E$70];Performances;[.$I94]);1;IF([.$H94]*[.$J94]+[.$K94]&gt;=[.$H94]*VLOOKUP([.E$70];Performances;[.$I94]);0;([.$H94]*([.$J94]-VLOOKUP([.E$70];Performances;[.$I94]))+[.$K94])/([.$K94]-[.$L94]))))" office:value-type="float" office:value="0">
            <text:p>0</text:p>
          </table:table-cell>
          <table:table-cell table:formula="of:=IF([.$L94]=0;0;IF([.$H94]*[.$J94]+[.$L94]&lt;=[.$H94]*VLOOKUP([.F$70];Performances;[.$I94]);1;IF([.$H94]*[.$J94]+[.$K94]&gt;=[.$H94]*VLOOKUP([.F$70];Performances;[.$I94]);0;([.$H94]*([.$J94]-VLOOKUP([.F$70];Performances;[.$I94]))+[.$K94])/([.$K94]-[.$L94]))))" office:value-type="float" office:value="0">
            <text:p>0</text:p>
          </table:table-cell>
          <table:table-cell table:formula="of:=IF([.$L94]=0;0;IF([.$H94]*[.$J94]+[.$L94]&lt;=[.$H94]*VLOOKUP([.G$70];Performances;[.$I94]);1;IF([.$H94]*[.$J94]+[.$K94]&gt;=[.$H94]*VLOOKUP([.G$70];Performances;[.$I94]);0;([.$H94]*([.$J94]-VLOOKUP([.G$70];Performances;[.$I94]))+[.$K94])/([.$K94]-[.$L94]))))" office:value-type="float" office:value="0">
            <text:p>0</text:p>
          </table:table-cell>
          <table:table-cell table:formula="of:=[.H93]" office:value-type="float" office:value="-1">
            <text:p>-1</text:p>
          </table:table-cell>
          <table:table-cell table:formula="of:=[.I93]" office:value-type="float" office:value="4">
            <text:p>4</text:p>
          </table:table-cell>
          <table:table-cell table:formula="of:=VLOOKUP([.$A94];Performances;[.$I94])" office:value-type="float" office:value="7.90000009536743">
            <text:p>7,9</text:p>
          </table:table-cell>
          <table:table-cell table:formula="of:=VLOOKUP(&quot;Thresh_p&quot;;Criteria;[.$I94];0)" office:value-type="float" office:value="2">
            <text:p>2</text:p>
          </table:table-cell>
          <table:table-cell table:formula="of:=VLOOKUP(&quot;Thresh_v&quot;;Criteria;[.$I94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96];Criteria;2;0)=&quot;Minimize&quot;;-1;+1)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98]=0;0;IF([.$H98]*[.$J98]+[.$L98]&lt;=[.$H98]*VLOOKUP([.B$70];Performances;[.$I98]);1;IF([.$H98]*[.$J98]+[.$K98]&gt;=[.$H98]*VLOOKUP([.B$70];Performances;[.$I98]);0;([.$H98]*([.$J98]-VLOOKUP([.B$70];Performances;[.$I98]))+[.$K98])/([.$K98]-[.$L98]))))" office:value-type="float" office:value="0">
            <text:p>0</text:p>
          </table:table-cell>
          <table:table-cell table:formula="of:=IF([.$L98]=0;0;IF([.$H98]*[.$J98]+[.$L98]&lt;=[.$H98]*VLOOKUP([.C$70];Performances;[.$I98]);1;IF([.$H98]*[.$J98]+[.$K98]&gt;=[.$H98]*VLOOKUP([.C$70];Performances;[.$I98]);0;([.$H98]*([.$J98]-VLOOKUP([.C$70];Performances;[.$I98]))+[.$K98])/([.$K98]-[.$L98]))))" office:value-type="float" office:value="0">
            <text:p>0</text:p>
          </table:table-cell>
          <table:table-cell table:formula="of:=IF([.$L98]=0;0;IF([.$H98]*[.$J98]+[.$L98]&lt;=[.$H98]*VLOOKUP([.D$70];Performances;[.$I98]);1;IF([.$H98]*[.$J98]+[.$K98]&gt;=[.$H98]*VLOOKUP([.D$70];Performances;[.$I98]);0;([.$H98]*([.$J98]-VLOOKUP([.D$70];Performances;[.$I98]))+[.$K98])/([.$K98]-[.$L98]))))" office:value-type="float" office:value="0">
            <text:p>0</text:p>
          </table:table-cell>
          <table:table-cell table:formula="of:=IF([.$L98]=0;0;IF([.$H98]*[.$J98]+[.$L98]&lt;=[.$H98]*VLOOKUP([.E$70];Performances;[.$I98]);1;IF([.$H98]*[.$J98]+[.$K98]&gt;=[.$H98]*VLOOKUP([.E$70];Performances;[.$I98]);0;([.$H98]*([.$J98]-VLOOKUP([.E$70];Performances;[.$I98]))+[.$K98])/([.$K98]-[.$L98]))))" office:value-type="float" office:value="0">
            <text:p>0</text:p>
          </table:table-cell>
          <table:table-cell table:formula="of:=IF([.$L98]=0;0;IF([.$H98]*[.$J98]+[.$L98]&lt;=[.$H98]*VLOOKUP([.F$70];Performances;[.$I98]);1;IF([.$H98]*[.$J98]+[.$K98]&gt;=[.$H98]*VLOOKUP([.F$70];Performances;[.$I98]);0;([.$H98]*([.$J98]-VLOOKUP([.F$70];Performances;[.$I98]))+[.$K98])/([.$K98]-[.$L98]))))" office:value-type="float" office:value="0">
            <text:p>0</text:p>
          </table:table-cell>
          <table:table-cell table:formula="of:=IF([.$L98]=0;0;IF([.$H98]*[.$J98]+[.$L98]&lt;=[.$H98]*VLOOKUP([.G$70];Performances;[.$I98]);1;IF([.$H98]*[.$J98]+[.$K98]&gt;=[.$H98]*VLOOKUP([.G$70];Performances;[.$I98]);0;([.$H98]*([.$J98]-VLOOKUP([.G$70];Performances;[.$I98]))+[.$K98])/([.$K98]-[.$L98]))))" office:value-type="float" office:value="0">
            <text:p>0</text:p>
          </table:table-cell>
          <table:table-cell table:formula="of:=[.D96]" office:value-type="float" office:value="-1">
            <text:p>-1</text:p>
          </table:table-cell>
          <table:table-cell table:formula="of:=[.E96]" office:value-type="float" office:value="5">
            <text:p>5</text:p>
          </table:table-cell>
          <table:table-cell table:formula="of:=VLOOKUP([.$A98];Performances;[.$I98])" office:value-type="float" office:value="5.80000019073486">
            <text:p>5,8</text:p>
          </table:table-cell>
          <table:table-cell table:formula="of:=VLOOKUP(&quot;Thresh_p&quot;;Criteria;[.$I98];0)" office:value-type="float" office:value="1">
            <text:p>1</text:p>
          </table:table-cell>
          <table:table-cell table:formula="of:=VLOOKUP(&quot;Thresh_v&quot;;Criteria;[.$I98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99]=0;0;IF([.$H99]*[.$J99]+[.$L99]&lt;=[.$H99]*VLOOKUP([.B$70];Performances;[.$I99]);1;IF([.$H99]*[.$J99]+[.$K99]&gt;=[.$H99]*VLOOKUP([.B$70];Performances;[.$I99]);0;([.$H99]*([.$J99]-VLOOKUP([.B$70];Performances;[.$I99]))+[.$K99])/([.$K99]-[.$L99]))))" office:value-type="float" office:value="0">
            <text:p>0</text:p>
          </table:table-cell>
          <table:table-cell table:formula="of:=IF([.$L99]=0;0;IF([.$H99]*[.$J99]+[.$L99]&lt;=[.$H99]*VLOOKUP([.C$70];Performances;[.$I99]);1;IF([.$H99]*[.$J99]+[.$K99]&gt;=[.$H99]*VLOOKUP([.C$70];Performances;[.$I99]);0;([.$H99]*([.$J99]-VLOOKUP([.C$70];Performances;[.$I99]))+[.$K99])/([.$K99]-[.$L99]))))" office:value-type="float" office:value="0">
            <text:p>0</text:p>
          </table:table-cell>
          <table:table-cell table:formula="of:=IF([.$L99]=0;0;IF([.$H99]*[.$J99]+[.$L99]&lt;=[.$H99]*VLOOKUP([.D$70];Performances;[.$I99]);1;IF([.$H99]*[.$J99]+[.$K99]&gt;=[.$H99]*VLOOKUP([.D$70];Performances;[.$I99]);0;([.$H99]*([.$J99]-VLOOKUP([.D$70];Performances;[.$I99]))+[.$K99])/([.$K99]-[.$L99]))))" office:value-type="float" office:value="0">
            <text:p>0</text:p>
          </table:table-cell>
          <table:table-cell table:formula="of:=IF([.$L99]=0;0;IF([.$H99]*[.$J99]+[.$L99]&lt;=[.$H99]*VLOOKUP([.E$70];Performances;[.$I99]);1;IF([.$H99]*[.$J99]+[.$K99]&gt;=[.$H99]*VLOOKUP([.E$70];Performances;[.$I99]);0;([.$H99]*([.$J99]-VLOOKUP([.E$70];Performances;[.$I99]))+[.$K99])/([.$K99]-[.$L99]))))" office:value-type="float" office:value="0">
            <text:p>0</text:p>
          </table:table-cell>
          <table:table-cell table:formula="of:=IF([.$L99]=0;0;IF([.$H99]*[.$J99]+[.$L99]&lt;=[.$H99]*VLOOKUP([.F$70];Performances;[.$I99]);1;IF([.$H99]*[.$J99]+[.$K99]&gt;=[.$H99]*VLOOKUP([.F$70];Performances;[.$I99]);0;([.$H99]*([.$J99]-VLOOKUP([.F$70];Performances;[.$I99]))+[.$K99])/([.$K99]-[.$L99]))))" office:value-type="float" office:value="0">
            <text:p>0</text:p>
          </table:table-cell>
          <table:table-cell table:formula="of:=IF([.$L99]=0;0;IF([.$H99]*[.$J99]+[.$L99]&lt;=[.$H99]*VLOOKUP([.G$70];Performances;[.$I99]);1;IF([.$H99]*[.$J99]+[.$K99]&gt;=[.$H99]*VLOOKUP([.G$70];Performances;[.$I99]);0;([.$H99]*([.$J99]-VLOOKUP([.G$70];Performances;[.$I99]))+[.$K99])/([.$K99]-[.$L99]))))" office:value-type="float" office:value="0">
            <text:p>0</text:p>
          </table:table-cell>
          <table:table-cell table:formula="of:=[.H98]" office:value-type="float" office:value="-1">
            <text:p>-1</text:p>
          </table:table-cell>
          <table:table-cell table:formula="of:=[.I98]" office:value-type="float" office:value="5">
            <text:p>5</text:p>
          </table:table-cell>
          <table:table-cell table:formula="of:=VLOOKUP([.$A99];Performances;[.$I99])" office:value-type="float" office:value="9.60000038146973">
            <text:p>9,6</text:p>
          </table:table-cell>
          <table:table-cell table:formula="of:=VLOOKUP(&quot;Thresh_p&quot;;Criteria;[.$I99];0)" office:value-type="float" office:value="1">
            <text:p>1</text:p>
          </table:table-cell>
          <table:table-cell table:formula="of:=VLOOKUP(&quot;Thresh_v&quot;;Criteria;[.$I99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100]=0;0;IF([.$H100]*[.$J100]+[.$L100]&lt;=[.$H100]*VLOOKUP([.B$70];Performances;[.$I100]);1;IF([.$H100]*[.$J100]+[.$K100]&gt;=[.$H100]*VLOOKUP([.B$70];Performances;[.$I100]);0;([.$H100]*([.$J100]-VLOOKUP([.B$70];Performances;[.$I100]))+[.$K100])/([.$K100]-[.$L100]))))" office:value-type="float" office:value="0">
            <text:p>0</text:p>
          </table:table-cell>
          <table:table-cell table:formula="of:=IF([.$L100]=0;0;IF([.$H100]*[.$J100]+[.$L100]&lt;=[.$H100]*VLOOKUP([.C$70];Performances;[.$I100]);1;IF([.$H100]*[.$J100]+[.$K100]&gt;=[.$H100]*VLOOKUP([.C$70];Performances;[.$I100]);0;([.$H100]*([.$J100]-VLOOKUP([.C$70];Performances;[.$I100]))+[.$K100])/([.$K100]-[.$L100]))))" office:value-type="float" office:value="0">
            <text:p>0</text:p>
          </table:table-cell>
          <table:table-cell table:formula="of:=IF([.$L100]=0;0;IF([.$H100]*[.$J100]+[.$L100]&lt;=[.$H100]*VLOOKUP([.D$70];Performances;[.$I100]);1;IF([.$H100]*[.$J100]+[.$K100]&gt;=[.$H100]*VLOOKUP([.D$70];Performances;[.$I100]);0;([.$H100]*([.$J100]-VLOOKUP([.D$70];Performances;[.$I100]))+[.$K100])/([.$K100]-[.$L100]))))" office:value-type="float" office:value="0">
            <text:p>0</text:p>
          </table:table-cell>
          <table:table-cell table:formula="of:=IF([.$L100]=0;0;IF([.$H100]*[.$J100]+[.$L100]&lt;=[.$H100]*VLOOKUP([.E$70];Performances;[.$I100]);1;IF([.$H100]*[.$J100]+[.$K100]&gt;=[.$H100]*VLOOKUP([.E$70];Performances;[.$I100]);0;([.$H100]*([.$J100]-VLOOKUP([.E$70];Performances;[.$I100]))+[.$K100])/([.$K100]-[.$L100]))))" office:value-type="float" office:value="0">
            <text:p>0</text:p>
          </table:table-cell>
          <table:table-cell table:formula="of:=IF([.$L100]=0;0;IF([.$H100]*[.$J100]+[.$L100]&lt;=[.$H100]*VLOOKUP([.F$70];Performances;[.$I100]);1;IF([.$H100]*[.$J100]+[.$K100]&gt;=[.$H100]*VLOOKUP([.F$70];Performances;[.$I100]);0;([.$H100]*([.$J100]-VLOOKUP([.F$70];Performances;[.$I100]))+[.$K100])/([.$K100]-[.$L100]))))" office:value-type="float" office:value="0">
            <text:p>0</text:p>
          </table:table-cell>
          <table:table-cell table:formula="of:=IF([.$L100]=0;0;IF([.$H100]*[.$J100]+[.$L100]&lt;=[.$H100]*VLOOKUP([.G$70];Performances;[.$I100]);1;IF([.$H100]*[.$J100]+[.$K100]&gt;=[.$H100]*VLOOKUP([.G$70];Performances;[.$I100]);0;([.$H100]*([.$J100]-VLOOKUP([.G$70];Performances;[.$I100]))+[.$K100])/([.$K100]-[.$L100]))))" office:value-type="float" office:value="0">
            <text:p>0</text:p>
          </table:table-cell>
          <table:table-cell table:formula="of:=[.H99]" office:value-type="float" office:value="-1">
            <text:p>-1</text:p>
          </table:table-cell>
          <table:table-cell table:formula="of:=[.I99]" office:value-type="float" office:value="5">
            <text:p>5</text:p>
          </table:table-cell>
          <table:table-cell table:formula="of:=VLOOKUP([.$A100];Performances;[.$I100])" office:value-type="float" office:value="4.5">
            <text:p>4,5</text:p>
          </table:table-cell>
          <table:table-cell table:formula="of:=VLOOKUP(&quot;Thresh_p&quot;;Criteria;[.$I100];0)" office:value-type="float" office:value="1">
            <text:p>1</text:p>
          </table:table-cell>
          <table:table-cell table:formula="of:=VLOOKUP(&quot;Thresh_v&quot;;Criteria;[.$I10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101]=0;0;IF([.$H101]*[.$J101]+[.$L101]&lt;=[.$H101]*VLOOKUP([.B$70];Performances;[.$I101]);1;IF([.$H101]*[.$J101]+[.$K101]&gt;=[.$H101]*VLOOKUP([.B$70];Performances;[.$I101]);0;([.$H101]*([.$J101]-VLOOKUP([.B$70];Performances;[.$I101]))+[.$K101])/([.$K101]-[.$L101]))))" office:value-type="float" office:value="0">
            <text:p>0</text:p>
          </table:table-cell>
          <table:table-cell table:formula="of:=IF([.$L101]=0;0;IF([.$H101]*[.$J101]+[.$L101]&lt;=[.$H101]*VLOOKUP([.C$70];Performances;[.$I101]);1;IF([.$H101]*[.$J101]+[.$K101]&gt;=[.$H101]*VLOOKUP([.C$70];Performances;[.$I101]);0;([.$H101]*([.$J101]-VLOOKUP([.C$70];Performances;[.$I101]))+[.$K101])/([.$K101]-[.$L101]))))" office:value-type="float" office:value="0">
            <text:p>0</text:p>
          </table:table-cell>
          <table:table-cell table:formula="of:=IF([.$L101]=0;0;IF([.$H101]*[.$J101]+[.$L101]&lt;=[.$H101]*VLOOKUP([.D$70];Performances;[.$I101]);1;IF([.$H101]*[.$J101]+[.$K101]&gt;=[.$H101]*VLOOKUP([.D$70];Performances;[.$I101]);0;([.$H101]*([.$J101]-VLOOKUP([.D$70];Performances;[.$I101]))+[.$K101])/([.$K101]-[.$L101]))))" office:value-type="float" office:value="0">
            <text:p>0</text:p>
          </table:table-cell>
          <table:table-cell table:formula="of:=IF([.$L101]=0;0;IF([.$H101]*[.$J101]+[.$L101]&lt;=[.$H101]*VLOOKUP([.E$70];Performances;[.$I101]);1;IF([.$H101]*[.$J101]+[.$K101]&gt;=[.$H101]*VLOOKUP([.E$70];Performances;[.$I101]);0;([.$H101]*([.$J101]-VLOOKUP([.E$70];Performances;[.$I101]))+[.$K101])/([.$K101]-[.$L101]))))" office:value-type="float" office:value="0">
            <text:p>0</text:p>
          </table:table-cell>
          <table:table-cell table:formula="of:=IF([.$L101]=0;0;IF([.$H101]*[.$J101]+[.$L101]&lt;=[.$H101]*VLOOKUP([.F$70];Performances;[.$I101]);1;IF([.$H101]*[.$J101]+[.$K101]&gt;=[.$H101]*VLOOKUP([.F$70];Performances;[.$I101]);0;([.$H101]*([.$J101]-VLOOKUP([.F$70];Performances;[.$I101]))+[.$K101])/([.$K101]-[.$L101]))))" office:value-type="float" office:value="0">
            <text:p>0</text:p>
          </table:table-cell>
          <table:table-cell table:formula="of:=IF([.$L101]=0;0;IF([.$H101]*[.$J101]+[.$L101]&lt;=[.$H101]*VLOOKUP([.G$70];Performances;[.$I101]);1;IF([.$H101]*[.$J101]+[.$K101]&gt;=[.$H101]*VLOOKUP([.G$70];Performances;[.$I101]);0;([.$H101]*([.$J101]-VLOOKUP([.G$70];Performances;[.$I101]))+[.$K101])/([.$K101]-[.$L101]))))" office:value-type="float" office:value="0">
            <text:p>0</text:p>
          </table:table-cell>
          <table:table-cell table:formula="of:=[.H100]" office:value-type="float" office:value="-1">
            <text:p>-1</text:p>
          </table:table-cell>
          <table:table-cell table:formula="of:=[.I100]" office:value-type="float" office:value="5">
            <text:p>5</text:p>
          </table:table-cell>
          <table:table-cell table:formula="of:=VLOOKUP([.$A101];Performances;[.$I101])" office:value-type="float" office:value="6.69999980926514">
            <text:p>6,7</text:p>
          </table:table-cell>
          <table:table-cell table:formula="of:=VLOOKUP(&quot;Thresh_p&quot;;Criteria;[.$I101];0)" office:value-type="float" office:value="1">
            <text:p>1</text:p>
          </table:table-cell>
          <table:table-cell table:formula="of:=VLOOKUP(&quot;Thresh_v&quot;;Criteria;[.$I10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102]=0;0;IF([.$H102]*[.$J102]+[.$L102]&lt;=[.$H102]*VLOOKUP([.B$70];Performances;[.$I102]);1;IF([.$H102]*[.$J102]+[.$K102]&gt;=[.$H102]*VLOOKUP([.B$70];Performances;[.$I102]);0;([.$H102]*([.$J102]-VLOOKUP([.B$70];Performances;[.$I102]))+[.$K102])/([.$K102]-[.$L102]))))" office:value-type="float" office:value="0">
            <text:p>0</text:p>
          </table:table-cell>
          <table:table-cell table:formula="of:=IF([.$L102]=0;0;IF([.$H102]*[.$J102]+[.$L102]&lt;=[.$H102]*VLOOKUP([.C$70];Performances;[.$I102]);1;IF([.$H102]*[.$J102]+[.$K102]&gt;=[.$H102]*VLOOKUP([.C$70];Performances;[.$I102]);0;([.$H102]*([.$J102]-VLOOKUP([.C$70];Performances;[.$I102]))+[.$K102])/([.$K102]-[.$L102]))))" office:value-type="float" office:value="0">
            <text:p>0</text:p>
          </table:table-cell>
          <table:table-cell table:formula="of:=IF([.$L102]=0;0;IF([.$H102]*[.$J102]+[.$L102]&lt;=[.$H102]*VLOOKUP([.D$70];Performances;[.$I102]);1;IF([.$H102]*[.$J102]+[.$K102]&gt;=[.$H102]*VLOOKUP([.D$70];Performances;[.$I102]);0;([.$H102]*([.$J102]-VLOOKUP([.D$70];Performances;[.$I102]))+[.$K102])/([.$K102]-[.$L102]))))" office:value-type="float" office:value="0">
            <text:p>0</text:p>
          </table:table-cell>
          <table:table-cell table:formula="of:=IF([.$L102]=0;0;IF([.$H102]*[.$J102]+[.$L102]&lt;=[.$H102]*VLOOKUP([.E$70];Performances;[.$I102]);1;IF([.$H102]*[.$J102]+[.$K102]&gt;=[.$H102]*VLOOKUP([.E$70];Performances;[.$I102]);0;([.$H102]*([.$J102]-VLOOKUP([.E$70];Performances;[.$I102]))+[.$K102])/([.$K102]-[.$L102]))))" office:value-type="float" office:value="0">
            <text:p>0</text:p>
          </table:table-cell>
          <table:table-cell table:formula="of:=IF([.$L102]=0;0;IF([.$H102]*[.$J102]+[.$L102]&lt;=[.$H102]*VLOOKUP([.F$70];Performances;[.$I102]);1;IF([.$H102]*[.$J102]+[.$K102]&gt;=[.$H102]*VLOOKUP([.F$70];Performances;[.$I102]);0;([.$H102]*([.$J102]-VLOOKUP([.F$70];Performances;[.$I102]))+[.$K102])/([.$K102]-[.$L102]))))" office:value-type="float" office:value="0">
            <text:p>0</text:p>
          </table:table-cell>
          <table:table-cell table:formula="of:=IF([.$L102]=0;0;IF([.$H102]*[.$J102]+[.$L102]&lt;=[.$H102]*VLOOKUP([.G$70];Performances;[.$I102]);1;IF([.$H102]*[.$J102]+[.$K102]&gt;=[.$H102]*VLOOKUP([.G$70];Performances;[.$I102]);0;([.$H102]*([.$J102]-VLOOKUP([.G$70];Performances;[.$I102]))+[.$K102])/([.$K102]-[.$L102]))))" office:value-type="float" office:value="0">
            <text:p>0</text:p>
          </table:table-cell>
          <table:table-cell table:formula="of:=[.H101]" office:value-type="float" office:value="-1">
            <text:p>-1</text:p>
          </table:table-cell>
          <table:table-cell table:formula="of:=[.I101]" office:value-type="float" office:value="5">
            <text:p>5</text:p>
          </table:table-cell>
          <table:table-cell table:formula="of:=VLOOKUP([.$A102];Performances;[.$I102])" office:value-type="float" office:value="7.59999990463257">
            <text:p>7,6</text:p>
          </table:table-cell>
          <table:table-cell table:formula="of:=VLOOKUP(&quot;Thresh_p&quot;;Criteria;[.$I102];0)" office:value-type="float" office:value="1">
            <text:p>1</text:p>
          </table:table-cell>
          <table:table-cell table:formula="of:=VLOOKUP(&quot;Thresh_v&quot;;Criteria;[.$I102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103]=0;0;IF([.$H103]*[.$J103]+[.$L103]&lt;=[.$H103]*VLOOKUP([.B$70];Performances;[.$I103]);1;IF([.$H103]*[.$J103]+[.$K103]&gt;=[.$H103]*VLOOKUP([.B$70];Performances;[.$I103]);0;([.$H103]*([.$J103]-VLOOKUP([.B$70];Performances;[.$I103]))+[.$K103])/([.$K103]-[.$L103]))))" office:value-type="float" office:value="0">
            <text:p>0</text:p>
          </table:table-cell>
          <table:table-cell table:formula="of:=IF([.$L103]=0;0;IF([.$H103]*[.$J103]+[.$L103]&lt;=[.$H103]*VLOOKUP([.C$70];Performances;[.$I103]);1;IF([.$H103]*[.$J103]+[.$K103]&gt;=[.$H103]*VLOOKUP([.C$70];Performances;[.$I103]);0;([.$H103]*([.$J103]-VLOOKUP([.C$70];Performances;[.$I103]))+[.$K103])/([.$K103]-[.$L103]))))" office:value-type="float" office:value="0">
            <text:p>0</text:p>
          </table:table-cell>
          <table:table-cell table:formula="of:=IF([.$L103]=0;0;IF([.$H103]*[.$J103]+[.$L103]&lt;=[.$H103]*VLOOKUP([.D$70];Performances;[.$I103]);1;IF([.$H103]*[.$J103]+[.$K103]&gt;=[.$H103]*VLOOKUP([.D$70];Performances;[.$I103]);0;([.$H103]*([.$J103]-VLOOKUP([.D$70];Performances;[.$I103]))+[.$K103])/([.$K103]-[.$L103]))))" office:value-type="float" office:value="0">
            <text:p>0</text:p>
          </table:table-cell>
          <table:table-cell table:formula="of:=IF([.$L103]=0;0;IF([.$H103]*[.$J103]+[.$L103]&lt;=[.$H103]*VLOOKUP([.E$70];Performances;[.$I103]);1;IF([.$H103]*[.$J103]+[.$K103]&gt;=[.$H103]*VLOOKUP([.E$70];Performances;[.$I103]);0;([.$H103]*([.$J103]-VLOOKUP([.E$70];Performances;[.$I103]))+[.$K103])/([.$K103]-[.$L103]))))" office:value-type="float" office:value="0">
            <text:p>0</text:p>
          </table:table-cell>
          <table:table-cell table:formula="of:=IF([.$L103]=0;0;IF([.$H103]*[.$J103]+[.$L103]&lt;=[.$H103]*VLOOKUP([.F$70];Performances;[.$I103]);1;IF([.$H103]*[.$J103]+[.$K103]&gt;=[.$H103]*VLOOKUP([.F$70];Performances;[.$I103]);0;([.$H103]*([.$J103]-VLOOKUP([.F$70];Performances;[.$I103]))+[.$K103])/([.$K103]-[.$L103]))))" office:value-type="float" office:value="0">
            <text:p>0</text:p>
          </table:table-cell>
          <table:table-cell table:formula="of:=IF([.$L103]=0;0;IF([.$H103]*[.$J103]+[.$L103]&lt;=[.$H103]*VLOOKUP([.G$70];Performances;[.$I103]);1;IF([.$H103]*[.$J103]+[.$K103]&gt;=[.$H103]*VLOOKUP([.G$70];Performances;[.$I103]);0;([.$H103]*([.$J103]-VLOOKUP([.G$70];Performances;[.$I103]))+[.$K103])/([.$K103]-[.$L103]))))" office:value-type="float" office:value="0">
            <text:p>0</text:p>
          </table:table-cell>
          <table:table-cell table:formula="of:=[.H102]" office:value-type="float" office:value="-1">
            <text:p>-1</text:p>
          </table:table-cell>
          <table:table-cell table:formula="of:=[.I102]" office:value-type="float" office:value="5">
            <text:p>5</text:p>
          </table:table-cell>
          <table:table-cell table:formula="of:=VLOOKUP([.$A103];Performances;[.$I103])" office:value-type="float" office:value="8.39999961853027">
            <text:p>8,4</text:p>
          </table:table-cell>
          <table:table-cell table:formula="of:=VLOOKUP(&quot;Thresh_p&quot;;Criteria;[.$I103];0)" office:value-type="float" office:value="1">
            <text:p>1</text:p>
          </table:table-cell>
          <table:table-cell table:formula="of:=VLOOKUP(&quot;Thresh_v&quot;;Criteria;[.$I103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05];Criteria;2;0)=&quot;Minimize&quot;;-1;+1)" office:value-type="float" office:value="-1">
            <text:p>-1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107]=0;0;IF([.$H107]*[.$J107]+[.$L107]&lt;=[.$H107]*VLOOKUP([.B$70];Performances;[.$I107]);1;IF([.$H107]*[.$J107]+[.$K107]&gt;=[.$H107]*VLOOKUP([.B$70];Performances;[.$I107]);0;([.$H107]*([.$J107]-VLOOKUP([.B$70];Performances;[.$I107]))+[.$K107])/([.$K107]-[.$L107]))))" office:value-type="float" office:value="0">
            <text:p>0</text:p>
          </table:table-cell>
          <table:table-cell table:formula="of:=IF([.$L107]=0;0;IF([.$H107]*[.$J107]+[.$L107]&lt;=[.$H107]*VLOOKUP([.C$70];Performances;[.$I107]);1;IF([.$H107]*[.$J107]+[.$K107]&gt;=[.$H107]*VLOOKUP([.C$70];Performances;[.$I107]);0;([.$H107]*([.$J107]-VLOOKUP([.C$70];Performances;[.$I107]))+[.$K107])/([.$K107]-[.$L107]))))" office:value-type="float" office:value="0">
            <text:p>0</text:p>
          </table:table-cell>
          <table:table-cell table:formula="of:=IF([.$L107]=0;0;IF([.$H107]*[.$J107]+[.$L107]&lt;=[.$H107]*VLOOKUP([.D$70];Performances;[.$I107]);1;IF([.$H107]*[.$J107]+[.$K107]&gt;=[.$H107]*VLOOKUP([.D$70];Performances;[.$I107]);0;([.$H107]*([.$J107]-VLOOKUP([.D$70];Performances;[.$I107]))+[.$K107])/([.$K107]-[.$L107]))))" office:value-type="float" office:value="0">
            <text:p>0</text:p>
          </table:table-cell>
          <table:table-cell table:formula="of:=IF([.$L107]=0;0;IF([.$H107]*[.$J107]+[.$L107]&lt;=[.$H107]*VLOOKUP([.E$70];Performances;[.$I107]);1;IF([.$H107]*[.$J107]+[.$K107]&gt;=[.$H107]*VLOOKUP([.E$70];Performances;[.$I107]);0;([.$H107]*([.$J107]-VLOOKUP([.E$70];Performances;[.$I107]))+[.$K107])/([.$K107]-[.$L107]))))" office:value-type="float" office:value="0">
            <text:p>0</text:p>
          </table:table-cell>
          <table:table-cell table:formula="of:=IF([.$L107]=0;0;IF([.$H107]*[.$J107]+[.$L107]&lt;=[.$H107]*VLOOKUP([.F$70];Performances;[.$I107]);1;IF([.$H107]*[.$J107]+[.$K107]&gt;=[.$H107]*VLOOKUP([.F$70];Performances;[.$I107]);0;([.$H107]*([.$J107]-VLOOKUP([.F$70];Performances;[.$I107]))+[.$K107])/([.$K107]-[.$L107]))))" office:value-type="float" office:value="0">
            <text:p>0</text:p>
          </table:table-cell>
          <table:table-cell table:formula="of:=IF([.$L107]=0;0;IF([.$H107]*[.$J107]+[.$L107]&lt;=[.$H107]*VLOOKUP([.G$70];Performances;[.$I107]);1;IF([.$H107]*[.$J107]+[.$K107]&gt;=[.$H107]*VLOOKUP([.G$70];Performances;[.$I107]);0;([.$H107]*([.$J107]-VLOOKUP([.G$70];Performances;[.$I107]))+[.$K107])/([.$K107]-[.$L107]))))" office:value-type="float" office:value="0">
            <text:p>0</text:p>
          </table:table-cell>
          <table:table-cell table:formula="of:=[.D105]" office:value-type="float" office:value="-1">
            <text:p>-1</text:p>
          </table:table-cell>
          <table:table-cell table:formula="of:=[.E105]" office:value-type="float" office:value="6">
            <text:p>6</text:p>
          </table:table-cell>
          <table:table-cell table:formula="of:=VLOOKUP([.$A107];Performances;[.$I107])" office:value-type="float" office:value="119">
            <text:p>119</text:p>
          </table:table-cell>
          <table:table-cell table:formula="of:=VLOOKUP(&quot;Thresh_p&quot;;Criteria;[.$I107];0)" office:value-type="float" office:value="100">
            <text:p>100</text:p>
          </table:table-cell>
          <table:table-cell table:formula="of:=VLOOKUP(&quot;Thresh_v&quot;;Criteria;[.$I10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108]=0;0;IF([.$H108]*[.$J108]+[.$L108]&lt;=[.$H108]*VLOOKUP([.B$70];Performances;[.$I108]);1;IF([.$H108]*[.$J108]+[.$K108]&gt;=[.$H108]*VLOOKUP([.B$70];Performances;[.$I108]);0;([.$H108]*([.$J108]-VLOOKUP([.B$70];Performances;[.$I108]))+[.$K108])/([.$K108]-[.$L108]))))" office:value-type="float" office:value="0">
            <text:p>0</text:p>
          </table:table-cell>
          <table:table-cell table:formula="of:=IF([.$L108]=0;0;IF([.$H108]*[.$J108]+[.$L108]&lt;=[.$H108]*VLOOKUP([.C$70];Performances;[.$I108]);1;IF([.$H108]*[.$J108]+[.$K108]&gt;=[.$H108]*VLOOKUP([.C$70];Performances;[.$I108]);0;([.$H108]*([.$J108]-VLOOKUP([.C$70];Performances;[.$I108]))+[.$K108])/([.$K108]-[.$L108]))))" office:value-type="float" office:value="0">
            <text:p>0</text:p>
          </table:table-cell>
          <table:table-cell table:formula="of:=IF([.$L108]=0;0;IF([.$H108]*[.$J108]+[.$L108]&lt;=[.$H108]*VLOOKUP([.D$70];Performances;[.$I108]);1;IF([.$H108]*[.$J108]+[.$K108]&gt;=[.$H108]*VLOOKUP([.D$70];Performances;[.$I108]);0;([.$H108]*([.$J108]-VLOOKUP([.D$70];Performances;[.$I108]))+[.$K108])/([.$K108]-[.$L108]))))" office:value-type="float" office:value="0">
            <text:p>0</text:p>
          </table:table-cell>
          <table:table-cell table:formula="of:=IF([.$L108]=0;0;IF([.$H108]*[.$J108]+[.$L108]&lt;=[.$H108]*VLOOKUP([.E$70];Performances;[.$I108]);1;IF([.$H108]*[.$J108]+[.$K108]&gt;=[.$H108]*VLOOKUP([.E$70];Performances;[.$I108]);0;([.$H108]*([.$J108]-VLOOKUP([.E$70];Performances;[.$I108]))+[.$K108])/([.$K108]-[.$L108]))))" office:value-type="float" office:value="0">
            <text:p>0</text:p>
          </table:table-cell>
          <table:table-cell table:formula="of:=IF([.$L108]=0;0;IF([.$H108]*[.$J108]+[.$L108]&lt;=[.$H108]*VLOOKUP([.F$70];Performances;[.$I108]);1;IF([.$H108]*[.$J108]+[.$K108]&gt;=[.$H108]*VLOOKUP([.F$70];Performances;[.$I108]);0;([.$H108]*([.$J108]-VLOOKUP([.F$70];Performances;[.$I108]))+[.$K108])/([.$K108]-[.$L108]))))" office:value-type="float" office:value="0">
            <text:p>0</text:p>
          </table:table-cell>
          <table:table-cell table:formula="of:=IF([.$L108]=0;0;IF([.$H108]*[.$J108]+[.$L108]&lt;=[.$H108]*VLOOKUP([.G$70];Performances;[.$I108]);1;IF([.$H108]*[.$J108]+[.$K108]&gt;=[.$H108]*VLOOKUP([.G$70];Performances;[.$I108]);0;([.$H108]*([.$J108]-VLOOKUP([.G$70];Performances;[.$I108]))+[.$K108])/([.$K108]-[.$L108]))))" office:value-type="float" office:value="0">
            <text:p>0</text:p>
          </table:table-cell>
          <table:table-cell table:formula="of:=[.H107]" office:value-type="float" office:value="-1">
            <text:p>-1</text:p>
          </table:table-cell>
          <table:table-cell table:formula="of:=[.I107]" office:value-type="float" office:value="6">
            <text:p>6</text:p>
          </table:table-cell>
          <table:table-cell table:formula="of:=VLOOKUP([.$A108];Performances;[.$I108])" office:value-type="float" office:value="164">
            <text:p>164</text:p>
          </table:table-cell>
          <table:table-cell table:formula="of:=VLOOKUP(&quot;Thresh_p&quot;;Criteria;[.$I108];0)" office:value-type="float" office:value="100">
            <text:p>100</text:p>
          </table:table-cell>
          <table:table-cell table:formula="of:=VLOOKUP(&quot;Thresh_v&quot;;Criteria;[.$I108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109]=0;0;IF([.$H109]*[.$J109]+[.$L109]&lt;=[.$H109]*VLOOKUP([.B$70];Performances;[.$I109]);1;IF([.$H109]*[.$J109]+[.$K109]&gt;=[.$H109]*VLOOKUP([.B$70];Performances;[.$I109]);0;([.$H109]*([.$J109]-VLOOKUP([.B$70];Performances;[.$I109]))+[.$K109])/([.$K109]-[.$L109]))))" office:value-type="float" office:value="0">
            <text:p>0</text:p>
          </table:table-cell>
          <table:table-cell table:formula="of:=IF([.$L109]=0;0;IF([.$H109]*[.$J109]+[.$L109]&lt;=[.$H109]*VLOOKUP([.C$70];Performances;[.$I109]);1;IF([.$H109]*[.$J109]+[.$K109]&gt;=[.$H109]*VLOOKUP([.C$70];Performances;[.$I109]);0;([.$H109]*([.$J109]-VLOOKUP([.C$70];Performances;[.$I109]))+[.$K109])/([.$K109]-[.$L109]))))" office:value-type="float" office:value="0">
            <text:p>0</text:p>
          </table:table-cell>
          <table:table-cell table:formula="of:=IF([.$L109]=0;0;IF([.$H109]*[.$J109]+[.$L109]&lt;=[.$H109]*VLOOKUP([.D$70];Performances;[.$I109]);1;IF([.$H109]*[.$J109]+[.$K109]&gt;=[.$H109]*VLOOKUP([.D$70];Performances;[.$I109]);0;([.$H109]*([.$J109]-VLOOKUP([.D$70];Performances;[.$I109]))+[.$K109])/([.$K109]-[.$L109]))))" office:value-type="float" office:value="0">
            <text:p>0</text:p>
          </table:table-cell>
          <table:table-cell table:formula="of:=IF([.$L109]=0;0;IF([.$H109]*[.$J109]+[.$L109]&lt;=[.$H109]*VLOOKUP([.E$70];Performances;[.$I109]);1;IF([.$H109]*[.$J109]+[.$K109]&gt;=[.$H109]*VLOOKUP([.E$70];Performances;[.$I109]);0;([.$H109]*([.$J109]-VLOOKUP([.E$70];Performances;[.$I109]))+[.$K109])/([.$K109]-[.$L109]))))" office:value-type="float" office:value="0">
            <text:p>0</text:p>
          </table:table-cell>
          <table:table-cell table:formula="of:=IF([.$L109]=0;0;IF([.$H109]*[.$J109]+[.$L109]&lt;=[.$H109]*VLOOKUP([.F$70];Performances;[.$I109]);1;IF([.$H109]*[.$J109]+[.$K109]&gt;=[.$H109]*VLOOKUP([.F$70];Performances;[.$I109]);0;([.$H109]*([.$J109]-VLOOKUP([.F$70];Performances;[.$I109]))+[.$K109])/([.$K109]-[.$L109]))))" office:value-type="float" office:value="0">
            <text:p>0</text:p>
          </table:table-cell>
          <table:table-cell table:formula="of:=IF([.$L109]=0;0;IF([.$H109]*[.$J109]+[.$L109]&lt;=[.$H109]*VLOOKUP([.G$70];Performances;[.$I109]);1;IF([.$H109]*[.$J109]+[.$K109]&gt;=[.$H109]*VLOOKUP([.G$70];Performances;[.$I109]);0;([.$H109]*([.$J109]-VLOOKUP([.G$70];Performances;[.$I109]))+[.$K109])/([.$K109]-[.$L109]))))" office:value-type="float" office:value="0">
            <text:p>0</text:p>
          </table:table-cell>
          <table:table-cell table:formula="of:=[.H108]" office:value-type="float" office:value="-1">
            <text:p>-1</text:p>
          </table:table-cell>
          <table:table-cell table:formula="of:=[.I108]" office:value-type="float" office:value="6">
            <text:p>6</text:p>
          </table:table-cell>
          <table:table-cell table:formula="of:=VLOOKUP([.$A109];Performances;[.$I109])" office:value-type="float" office:value="119">
            <text:p>119</text:p>
          </table:table-cell>
          <table:table-cell table:formula="of:=VLOOKUP(&quot;Thresh_p&quot;;Criteria;[.$I109];0)" office:value-type="float" office:value="100">
            <text:p>100</text:p>
          </table:table-cell>
          <table:table-cell table:formula="of:=VLOOKUP(&quot;Thresh_v&quot;;Criteria;[.$I109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110]=0;0;IF([.$H110]*[.$J110]+[.$L110]&lt;=[.$H110]*VLOOKUP([.B$70];Performances;[.$I110]);1;IF([.$H110]*[.$J110]+[.$K110]&gt;=[.$H110]*VLOOKUP([.B$70];Performances;[.$I110]);0;([.$H110]*([.$J110]-VLOOKUP([.B$70];Performances;[.$I110]))+[.$K110])/([.$K110]-[.$L110]))))" office:value-type="float" office:value="0">
            <text:p>0</text:p>
          </table:table-cell>
          <table:table-cell table:formula="of:=IF([.$L110]=0;0;IF([.$H110]*[.$J110]+[.$L110]&lt;=[.$H110]*VLOOKUP([.C$70];Performances;[.$I110]);1;IF([.$H110]*[.$J110]+[.$K110]&gt;=[.$H110]*VLOOKUP([.C$70];Performances;[.$I110]);0;([.$H110]*([.$J110]-VLOOKUP([.C$70];Performances;[.$I110]))+[.$K110])/([.$K110]-[.$L110]))))" office:value-type="float" office:value="0">
            <text:p>0</text:p>
          </table:table-cell>
          <table:table-cell table:formula="of:=IF([.$L110]=0;0;IF([.$H110]*[.$J110]+[.$L110]&lt;=[.$H110]*VLOOKUP([.D$70];Performances;[.$I110]);1;IF([.$H110]*[.$J110]+[.$K110]&gt;=[.$H110]*VLOOKUP([.D$70];Performances;[.$I110]);0;([.$H110]*([.$J110]-VLOOKUP([.D$70];Performances;[.$I110]))+[.$K110])/([.$K110]-[.$L110]))))" office:value-type="float" office:value="0">
            <text:p>0</text:p>
          </table:table-cell>
          <table:table-cell table:formula="of:=IF([.$L110]=0;0;IF([.$H110]*[.$J110]+[.$L110]&lt;=[.$H110]*VLOOKUP([.E$70];Performances;[.$I110]);1;IF([.$H110]*[.$J110]+[.$K110]&gt;=[.$H110]*VLOOKUP([.E$70];Performances;[.$I110]);0;([.$H110]*([.$J110]-VLOOKUP([.E$70];Performances;[.$I110]))+[.$K110])/([.$K110]-[.$L110]))))" office:value-type="float" office:value="0">
            <text:p>0</text:p>
          </table:table-cell>
          <table:table-cell table:formula="of:=IF([.$L110]=0;0;IF([.$H110]*[.$J110]+[.$L110]&lt;=[.$H110]*VLOOKUP([.F$70];Performances;[.$I110]);1;IF([.$H110]*[.$J110]+[.$K110]&gt;=[.$H110]*VLOOKUP([.F$70];Performances;[.$I110]);0;([.$H110]*([.$J110]-VLOOKUP([.F$70];Performances;[.$I110]))+[.$K110])/([.$K110]-[.$L110]))))" office:value-type="float" office:value="0">
            <text:p>0</text:p>
          </table:table-cell>
          <table:table-cell table:formula="of:=IF([.$L110]=0;0;IF([.$H110]*[.$J110]+[.$L110]&lt;=[.$H110]*VLOOKUP([.G$70];Performances;[.$I110]);1;IF([.$H110]*[.$J110]+[.$K110]&gt;=[.$H110]*VLOOKUP([.G$70];Performances;[.$I110]);0;([.$H110]*([.$J110]-VLOOKUP([.G$70];Performances;[.$I110]))+[.$K110])/([.$K110]-[.$L110]))))" office:value-type="float" office:value="0">
            <text:p>0</text:p>
          </table:table-cell>
          <table:table-cell table:formula="of:=[.H109]" office:value-type="float" office:value="-1">
            <text:p>-1</text:p>
          </table:table-cell>
          <table:table-cell table:formula="of:=[.I109]" office:value-type="float" office:value="6">
            <text:p>6</text:p>
          </table:table-cell>
          <table:table-cell table:formula="of:=VLOOKUP([.$A110];Performances;[.$I110])" office:value-type="float" office:value="128">
            <text:p>128</text:p>
          </table:table-cell>
          <table:table-cell table:formula="of:=VLOOKUP(&quot;Thresh_p&quot;;Criteria;[.$I110];0)" office:value-type="float" office:value="100">
            <text:p>100</text:p>
          </table:table-cell>
          <table:table-cell table:formula="of:=VLOOKUP(&quot;Thresh_v&quot;;Criteria;[.$I11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111]=0;0;IF([.$H111]*[.$J111]+[.$L111]&lt;=[.$H111]*VLOOKUP([.B$70];Performances;[.$I111]);1;IF([.$H111]*[.$J111]+[.$K111]&gt;=[.$H111]*VLOOKUP([.B$70];Performances;[.$I111]);0;([.$H111]*([.$J111]-VLOOKUP([.B$70];Performances;[.$I111]))+[.$K111])/([.$K111]-[.$L111]))))" office:value-type="float" office:value="0">
            <text:p>0</text:p>
          </table:table-cell>
          <table:table-cell table:formula="of:=IF([.$L111]=0;0;IF([.$H111]*[.$J111]+[.$L111]&lt;=[.$H111]*VLOOKUP([.C$70];Performances;[.$I111]);1;IF([.$H111]*[.$J111]+[.$K111]&gt;=[.$H111]*VLOOKUP([.C$70];Performances;[.$I111]);0;([.$H111]*([.$J111]-VLOOKUP([.C$70];Performances;[.$I111]))+[.$K111])/([.$K111]-[.$L111]))))" office:value-type="float" office:value="0">
            <text:p>0</text:p>
          </table:table-cell>
          <table:table-cell table:formula="of:=IF([.$L111]=0;0;IF([.$H111]*[.$J111]+[.$L111]&lt;=[.$H111]*VLOOKUP([.D$70];Performances;[.$I111]);1;IF([.$H111]*[.$J111]+[.$K111]&gt;=[.$H111]*VLOOKUP([.D$70];Performances;[.$I111]);0;([.$H111]*([.$J111]-VLOOKUP([.D$70];Performances;[.$I111]))+[.$K111])/([.$K111]-[.$L111]))))" office:value-type="float" office:value="0">
            <text:p>0</text:p>
          </table:table-cell>
          <table:table-cell table:formula="of:=IF([.$L111]=0;0;IF([.$H111]*[.$J111]+[.$L111]&lt;=[.$H111]*VLOOKUP([.E$70];Performances;[.$I111]);1;IF([.$H111]*[.$J111]+[.$K111]&gt;=[.$H111]*VLOOKUP([.E$70];Performances;[.$I111]);0;([.$H111]*([.$J111]-VLOOKUP([.E$70];Performances;[.$I111]))+[.$K111])/([.$K111]-[.$L111]))))" office:value-type="float" office:value="0">
            <text:p>0</text:p>
          </table:table-cell>
          <table:table-cell table:formula="of:=IF([.$L111]=0;0;IF([.$H111]*[.$J111]+[.$L111]&lt;=[.$H111]*VLOOKUP([.F$70];Performances;[.$I111]);1;IF([.$H111]*[.$J111]+[.$K111]&gt;=[.$H111]*VLOOKUP([.F$70];Performances;[.$I111]);0;([.$H111]*([.$J111]-VLOOKUP([.F$70];Performances;[.$I111]))+[.$K111])/([.$K111]-[.$L111]))))" office:value-type="float" office:value="0">
            <text:p>0</text:p>
          </table:table-cell>
          <table:table-cell table:formula="of:=IF([.$L111]=0;0;IF([.$H111]*[.$J111]+[.$L111]&lt;=[.$H111]*VLOOKUP([.G$70];Performances;[.$I111]);1;IF([.$H111]*[.$J111]+[.$K111]&gt;=[.$H111]*VLOOKUP([.G$70];Performances;[.$I111]);0;([.$H111]*([.$J111]-VLOOKUP([.G$70];Performances;[.$I111]))+[.$K111])/([.$K111]-[.$L111]))))" office:value-type="float" office:value="0">
            <text:p>0</text:p>
          </table:table-cell>
          <table:table-cell table:formula="of:=[.H110]" office:value-type="float" office:value="-1">
            <text:p>-1</text:p>
          </table:table-cell>
          <table:table-cell table:formula="of:=[.I110]" office:value-type="float" office:value="6">
            <text:p>6</text:p>
          </table:table-cell>
          <table:table-cell table:formula="of:=VLOOKUP([.$A111];Performances;[.$I111])" office:value-type="float" office:value="151">
            <text:p>151</text:p>
          </table:table-cell>
          <table:table-cell table:formula="of:=VLOOKUP(&quot;Thresh_p&quot;;Criteria;[.$I111];0)" office:value-type="float" office:value="100">
            <text:p>100</text:p>
          </table:table-cell>
          <table:table-cell table:formula="of:=VLOOKUP(&quot;Thresh_v&quot;;Criteria;[.$I11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112]=0;0;IF([.$H112]*[.$J112]+[.$L112]&lt;=[.$H112]*VLOOKUP([.B$70];Performances;[.$I112]);1;IF([.$H112]*[.$J112]+[.$K112]&gt;=[.$H112]*VLOOKUP([.B$70];Performances;[.$I112]);0;([.$H112]*([.$J112]-VLOOKUP([.B$70];Performances;[.$I112]))+[.$K112])/([.$K112]-[.$L112]))))" office:value-type="float" office:value="0">
            <text:p>0</text:p>
          </table:table-cell>
          <table:table-cell table:formula="of:=IF([.$L112]=0;0;IF([.$H112]*[.$J112]+[.$L112]&lt;=[.$H112]*VLOOKUP([.C$70];Performances;[.$I112]);1;IF([.$H112]*[.$J112]+[.$K112]&gt;=[.$H112]*VLOOKUP([.C$70];Performances;[.$I112]);0;([.$H112]*([.$J112]-VLOOKUP([.C$70];Performances;[.$I112]))+[.$K112])/([.$K112]-[.$L112]))))" office:value-type="float" office:value="0">
            <text:p>0</text:p>
          </table:table-cell>
          <table:table-cell table:formula="of:=IF([.$L112]=0;0;IF([.$H112]*[.$J112]+[.$L112]&lt;=[.$H112]*VLOOKUP([.D$70];Performances;[.$I112]);1;IF([.$H112]*[.$J112]+[.$K112]&gt;=[.$H112]*VLOOKUP([.D$70];Performances;[.$I112]);0;([.$H112]*([.$J112]-VLOOKUP([.D$70];Performances;[.$I112]))+[.$K112])/([.$K112]-[.$L112]))))" office:value-type="float" office:value="0">
            <text:p>0</text:p>
          </table:table-cell>
          <table:table-cell table:formula="of:=IF([.$L112]=0;0;IF([.$H112]*[.$J112]+[.$L112]&lt;=[.$H112]*VLOOKUP([.E$70];Performances;[.$I112]);1;IF([.$H112]*[.$J112]+[.$K112]&gt;=[.$H112]*VLOOKUP([.E$70];Performances;[.$I112]);0;([.$H112]*([.$J112]-VLOOKUP([.E$70];Performances;[.$I112]))+[.$K112])/([.$K112]-[.$L112]))))" office:value-type="float" office:value="0">
            <text:p>0</text:p>
          </table:table-cell>
          <table:table-cell table:formula="of:=IF([.$L112]=0;0;IF([.$H112]*[.$J112]+[.$L112]&lt;=[.$H112]*VLOOKUP([.F$70];Performances;[.$I112]);1;IF([.$H112]*[.$J112]+[.$K112]&gt;=[.$H112]*VLOOKUP([.F$70];Performances;[.$I112]);0;([.$H112]*([.$J112]-VLOOKUP([.F$70];Performances;[.$I112]))+[.$K112])/([.$K112]-[.$L112]))))" office:value-type="float" office:value="0">
            <text:p>0</text:p>
          </table:table-cell>
          <table:table-cell table:formula="of:=IF([.$L112]=0;0;IF([.$H112]*[.$J112]+[.$L112]&lt;=[.$H112]*VLOOKUP([.G$70];Performances;[.$I112]);1;IF([.$H112]*[.$J112]+[.$K112]&gt;=[.$H112]*VLOOKUP([.G$70];Performances;[.$I112]);0;([.$H112]*([.$J112]-VLOOKUP([.G$70];Performances;[.$I112]))+[.$K112])/([.$K112]-[.$L112]))))" office:value-type="float" office:value="0">
            <text:p>0</text:p>
          </table:table-cell>
          <table:table-cell table:formula="of:=[.H111]" office:value-type="float" office:value="-1">
            <text:p>-1</text:p>
          </table:table-cell>
          <table:table-cell table:formula="of:=[.I111]" office:value-type="float" office:value="6">
            <text:p>6</text:p>
          </table:table-cell>
          <table:table-cell table:formula="of:=VLOOKUP([.$A112];Performances;[.$I112])" office:value-type="float" office:value="164">
            <text:p>164</text:p>
          </table:table-cell>
          <table:table-cell table:formula="of:=VLOOKUP(&quot;Thresh_p&quot;;Criteria;[.$I112];0)" office:value-type="float" office:value="100">
            <text:p>100</text:p>
          </table:table-cell>
          <table:table-cell table:formula="of:=VLOOKUP(&quot;Thresh_v&quot;;Criteria;[.$I112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3">
          <table:table-cell table:style-name="Titre_a0_2" office:value-type="string">
            <text:p>Max</text:p>
          </table:table-cell>
          <table:table-cell table:style-name="Default" table:number-columns-repeated="11"/>
          <table:table-cell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MAX([.B71];[.B80];[.B89];[.B98];[.B107])" office:value-type="float" office:value="0">
            <text:p>0</text:p>
          </table:table-cell>
          <table:table-cell table:formula="of:=MAX([.C71];[.C80];[.C89];[.C98];[.C107])" office:value-type="float" office:value="0">
            <text:p>0</text:p>
          </table:table-cell>
          <table:table-cell table:formula="of:=MAX([.D71];[.D80];[.D89];[.D98];[.D107])" office:value-type="float" office:value="0">
            <text:p>0</text:p>
          </table:table-cell>
          <table:table-cell table:formula="of:=MAX([.E71];[.E80];[.E89];[.E98];[.E107])" office:value-type="float" office:value="0">
            <text:p>0</text:p>
          </table:table-cell>
          <table:table-cell table:formula="of:=MAX([.F71];[.F80];[.F89];[.F98];[.F107])" office:value-type="float" office:value="0">
            <text:p>0</text:p>
          </table:table-cell>
          <table:table-cell table:formula="of:=MAX([.G71];[.G80];[.G89];[.G98];[.G107])" office:value-type="float" office:value="0">
            <text:p>0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MAX([.B72];[.B81];[.B90];[.B99];[.B108])" office:value-type="float" office:value="1">
            <text:p>1</text:p>
          </table:table-cell>
          <table:table-cell table:formula="of:=MAX([.C72];[.C81];[.C90];[.C99];[.C108])" office:value-type="float" office:value="0">
            <text:p>0</text:p>
          </table:table-cell>
          <table:table-cell table:formula="of:=MAX([.D72];[.D81];[.D90];[.D99];[.D108])" office:value-type="float" office:value="0.45">
            <text:p>0,45</text:p>
          </table:table-cell>
          <table:table-cell table:formula="of:=MAX([.E72];[.E81];[.E90];[.E99];[.E108])" office:value-type="float" office:value="0">
            <text:p>0</text:p>
          </table:table-cell>
          <table:table-cell table:formula="of:=MAX([.F72];[.F81];[.F90];[.F99];[.F108])" office:value-type="float" office:value="1">
            <text:p>1</text:p>
          </table:table-cell>
          <table:table-cell table:formula="of:=MAX([.G72];[.G81];[.G90];[.G99];[.G108])" office:value-type="float" office:value="0">
            <text:p>0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MAX([.B73];[.B82];[.B91];[.B100];[.B109])" office:value-type="float" office:value="0">
            <text:p>0</text:p>
          </table:table-cell>
          <table:table-cell table:formula="of:=MAX([.C73];[.C82];[.C91];[.C100];[.C109])" office:value-type="float" office:value="0">
            <text:p>0</text:p>
          </table:table-cell>
          <table:table-cell table:formula="of:=MAX([.D73];[.D82];[.D91];[.D100];[.D109])" office:value-type="float" office:value="0">
            <text:p>0</text:p>
          </table:table-cell>
          <table:table-cell table:formula="of:=MAX([.E73];[.E82];[.E91];[.E100];[.E109])" office:value-type="float" office:value="0">
            <text:p>0</text:p>
          </table:table-cell>
          <table:table-cell table:formula="of:=MAX([.F73];[.F82];[.F91];[.F100];[.F109])" office:value-type="float" office:value="0">
            <text:p>0</text:p>
          </table:table-cell>
          <table:table-cell table:formula="of:=MAX([.G73];[.G82];[.G91];[.G100];[.G109])" office:value-type="float" office:value="0">
            <text:p>0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MAX([.B74];[.B83];[.B92];[.B101];[.B110])" office:value-type="float" office:value="1">
            <text:p>1</text:p>
          </table:table-cell>
          <table:table-cell table:formula="of:=MAX([.C74];[.C83];[.C92];[.C101];[.C110])" office:value-type="float" office:value="1">
            <text:p>1</text:p>
          </table:table-cell>
          <table:table-cell table:formula="of:=MAX([.D74];[.D83];[.D92];[.D101];[.D110])" office:value-type="float" office:value="1">
            <text:p>1</text:p>
          </table:table-cell>
          <table:table-cell table:formula="of:=MAX([.E74];[.E83];[.E92];[.E101];[.E110])" office:value-type="float" office:value="0">
            <text:p>0</text:p>
          </table:table-cell>
          <table:table-cell table:formula="of:=MAX([.F74];[.F83];[.F92];[.F101];[.F110])" office:value-type="float" office:value="1">
            <text:p>1</text:p>
          </table:table-cell>
          <table:table-cell table:formula="of:=MAX([.G74];[.G83];[.G92];[.G101];[.G110])" office:value-type="float" office:value="1">
            <text:p>1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MAX([.B75];[.B84];[.B93];[.B102];[.B111])" office:value-type="float" office:value="0">
            <text:p>0</text:p>
          </table:table-cell>
          <table:table-cell table:formula="of:=MAX([.C75];[.C84];[.C93];[.C102];[.C111])" office:value-type="float" office:value="0">
            <text:p>0</text:p>
          </table:table-cell>
          <table:table-cell table:formula="of:=MAX([.D75];[.D84];[.D93];[.D102];[.D111])" office:value-type="float" office:value="0">
            <text:p>0</text:p>
          </table:table-cell>
          <table:table-cell table:formula="of:=MAX([.E75];[.E84];[.E93];[.E102];[.E111])" office:value-type="float" office:value="0">
            <text:p>0</text:p>
          </table:table-cell>
          <table:table-cell table:formula="of:=MAX([.F75];[.F84];[.F93];[.F102];[.F111])" office:value-type="float" office:value="0">
            <text:p>0</text:p>
          </table:table-cell>
          <table:table-cell table:formula="of:=MAX([.G75];[.G84];[.G93];[.G102];[.G111])" office:value-type="float" office:value="0">
            <text:p>0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MAX([.B76];[.B85];[.B94];[.B103];[.B112])" office:value-type="float" office:value="1">
            <text:p>1</text:p>
          </table:table-cell>
          <table:table-cell table:formula="of:=MAX([.C76];[.C85];[.C94];[.C103];[.C112])" office:value-type="float" office:value="0">
            <text:p>0</text:p>
          </table:table-cell>
          <table:table-cell table:formula="of:=MAX([.D76];[.D85];[.D94];[.D103];[.D112])" office:value-type="float" office:value="0">
            <text:p>0</text:p>
          </table:table-cell>
          <table:table-cell table:formula="of:=MAX([.E76];[.E85];[.E94];[.E103];[.E112])" office:value-type="float" office:value="0">
            <text:p>0</text:p>
          </table:table-cell>
          <table:table-cell table:formula="of:=MAX([.F76];[.F85];[.F94];[.F103];[.F112])" office:value-type="float" office:value="1">
            <text:p>1</text:p>
          </table:table-cell>
          <table:table-cell table:formula="of:=MAX([.G76];[.G85];[.G94];[.G103];[.G112])" office:value-type="float" office:value="0">
            <text:p>0</text:p>
          </table:table-cell>
          <table:table-cell table:style-name="Default" table:number-columns-repeated="5"/>
          <table:table-cell/>
        </table:table-row>
      </table:table>
      <table:table table:name="Outranking" table:style-name="ta2" table:print="false">
        <office:forms form:automatic-focus="false" form:apply-design-mode="false"/>
        <table:table-column table:style-name="co2" table:default-cell-style-name="ce1"/>
        <table:table-column table:style-name="co2" table:number-columns-repeated="6" table:default-cell-style-name="ce2"/>
        <table:table-row table:style-name="ro1">
          <table:table-cell table:style-name="ce6" office:value-type="string">
            <text:p>Outranking decrease</text:p>
          </table:table-cell>
          <table:table-cell table:number-columns-repeated="6"/>
        </table:table-row>
        <table:table-row table:style-name="ro2">
          <table:table-cell table:style-name="ce8" office:value-type="string">
            <text:p>Outranking is decreased by (1-discordance_j)/(1-concordance) when disc_j &gt; conc</text:p>
          </table:table-cell>
          <table:table-cell table:number-columns-repeated="6"/>
        </table:table-row>
        <table:table-row table:style-name="ro2">
          <table:table-cell table:style-name="ce5" office:value-type="string">
            <text:p>Electre III.</text:p>
          </table:table-cell>
          <table:table-cell table:style-name="ce5" table:number-columns-repeated="6"/>
        </table:table-row>
        <table:table-row table:style-name="ro2">
          <table:table-cell table:style-name="ce5" table:number-columns-repeated="7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Discordance.B71]&gt;[Concordance.B115];(1-[Discordance.B71])/(1-[Concordance.B115]);1)" office:value-type="float" office:value="1">
            <text:p>1</text:p>
          </table:table-cell>
          <table:table-cell table:formula="of:=IF([Discordance.C71]&gt;[Concordance.C115];(1-[Discordance.C71])/(1-[Concordance.C115]);1)" office:value-type="float" office:value="1">
            <text:p>1</text:p>
          </table:table-cell>
          <table:table-cell table:formula="of:=IF([Discordance.D71]&gt;[Concordance.D115];(1-[Discordance.D71])/(1-[Concordance.D115]);1)" office:value-type="float" office:value="1">
            <text:p>1</text:p>
          </table:table-cell>
          <table:table-cell table:formula="of:=IF([Discordance.E71]&gt;[Concordance.E115];(1-[Discordance.E71])/(1-[Concordance.E115]);1)" office:value-type="float" office:value="1">
            <text:p>1</text:p>
          </table:table-cell>
          <table:table-cell table:formula="of:=IF([Discordance.F71]&gt;[Concordance.F115];(1-[Discordance.F71])/(1-[Concordance.F115]);1)" office:value-type="float" office:value="1">
            <text:p>1</text:p>
          </table:table-cell>
          <table:table-cell table:formula="of:=IF([Discordance.G71]&gt;[Concordance.G114];(1-[Discordance.G71])/(1-[Concordance.G114]);1)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Discordance.B72]&gt;[Concordance.B116];(1-[Discordance.B72])/(1-[Concordance.B116]);1)" office:value-type="float" office:value="0">
            <text:p>0</text:p>
          </table:table-cell>
          <table:table-cell table:formula="of:=IF([Discordance.C72]&gt;[Concordance.C116];(1-[Discordance.C72])/(1-[Concordance.C116]);1)" office:value-type="float" office:value="1">
            <text:p>1</text:p>
          </table:table-cell>
          <table:table-cell table:formula="of:=IF([Discordance.D72]&gt;[Concordance.D116];(1-[Discordance.D72])/(1-[Concordance.D116]);1)" office:value-type="float" office:value="0.845503491106394">
            <text:p>0,85</text:p>
          </table:table-cell>
          <table:table-cell table:formula="of:=IF([Discordance.E72]&gt;[Concordance.E116];(1-[Discordance.E72])/(1-[Concordance.E116]);1)" office:value-type="float" office:value="1">
            <text:p>1</text:p>
          </table:table-cell>
          <table:table-cell table:formula="of:=IF([Discordance.F72]&gt;[Concordance.F116];(1-[Discordance.F72])/(1-[Concordance.F116]);1)" office:value-type="float" office:value="0">
            <text:p>0</text:p>
          </table:table-cell>
          <table:table-cell table:formula="of:=IF([Discordance.G72]&gt;[Concordance.G115];(1-[Discordance.G72])/(1-[Concordance.G115]);1)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Discordance.B73]&gt;[Concordance.B117];(1-[Discordance.B73])/(1-[Concordance.B117]);1)" office:value-type="float" office:value="1">
            <text:p>1</text:p>
          </table:table-cell>
          <table:table-cell table:formula="of:=IF([Discordance.C73]&gt;[Concordance.C117];(1-[Discordance.C73])/(1-[Concordance.C117]);1)" office:value-type="float" office:value="1">
            <text:p>1</text:p>
          </table:table-cell>
          <table:table-cell table:formula="of:=IF([Discordance.D73]&gt;[Concordance.D117];(1-[Discordance.D73])/(1-[Concordance.D117]);1)" office:value-type="float" office:value="1">
            <text:p>1</text:p>
          </table:table-cell>
          <table:table-cell table:formula="of:=IF([Discordance.E73]&gt;[Concordance.E117];(1-[Discordance.E73])/(1-[Concordance.E117]);1)" office:value-type="float" office:value="1">
            <text:p>1</text:p>
          </table:table-cell>
          <table:table-cell table:formula="of:=IF([Discordance.F73]&gt;[Concordance.F117];(1-[Discordance.F73])/(1-[Concordance.F117]);1)" office:value-type="float" office:value="1">
            <text:p>1</text:p>
          </table:table-cell>
          <table:table-cell table:formula="of:=IF([Discordance.G73]&gt;[Concordance.G116];(1-[Discordance.G73])/(1-[Concordance.G116]);1)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Discordance.B74]&gt;[Concordance.B118];(1-[Discordance.B74])/(1-[Concordance.B118]);1)" office:value-type="float" office:value="0">
            <text:p>0</text:p>
          </table:table-cell>
          <table:table-cell table:formula="of:=IF([Discordance.C74]&gt;[Concordance.C118];(1-[Discordance.C74])/(1-[Concordance.C118]);1)" office:value-type="float" office:value="0">
            <text:p>0</text:p>
          </table:table-cell>
          <table:table-cell table:formula="of:=IF([Discordance.D74]&gt;[Concordance.D118];(1-[Discordance.D74])/(1-[Concordance.D118]);1)" office:value-type="float" office:value="0">
            <text:p>0</text:p>
          </table:table-cell>
          <table:table-cell table:formula="of:=IF([Discordance.E74]&gt;[Concordance.E118];(1-[Discordance.E74])/(1-[Concordance.E118]);1)" office:value-type="float" office:value="1">
            <text:p>1</text:p>
          </table:table-cell>
          <table:table-cell table:formula="of:=IF([Discordance.F74]&gt;[Concordance.F118];(1-[Discordance.F74])/(1-[Concordance.F118]);1)" office:value-type="float" office:value="0">
            <text:p>0</text:p>
          </table:table-cell>
          <table:table-cell table:formula="of:=IF([Discordance.G74]&gt;[Concordance.G117];(1-[Discordance.G74])/(1-[Concordance.G117]);1)" office:value-type="float" office:value="0">
            <text:p>0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Discordance.B75]&gt;[Concordance.B119];(1-[Discordance.B75])/(1-[Concordance.B119]);1)" office:value-type="float" office:value="1">
            <text:p>1</text:p>
          </table:table-cell>
          <table:table-cell table:formula="of:=IF([Discordance.C75]&gt;[Concordance.C119];(1-[Discordance.C75])/(1-[Concordance.C119]);1)" office:value-type="float" office:value="1">
            <text:p>1</text:p>
          </table:table-cell>
          <table:table-cell table:formula="of:=IF([Discordance.D75]&gt;[Concordance.D119];(1-[Discordance.D75])/(1-[Concordance.D119]);1)" office:value-type="float" office:value="1">
            <text:p>1</text:p>
          </table:table-cell>
          <table:table-cell table:formula="of:=IF([Discordance.E75]&gt;[Concordance.E119];(1-[Discordance.E75])/(1-[Concordance.E119]);1)" office:value-type="float" office:value="1">
            <text:p>1</text:p>
          </table:table-cell>
          <table:table-cell table:formula="of:=IF([Discordance.F75]&gt;[Concordance.F119];(1-[Discordance.F75])/(1-[Concordance.F119]);1)" office:value-type="float" office:value="1">
            <text:p>1</text:p>
          </table:table-cell>
          <table:table-cell table:formula="of:=IF([Discordance.G75]&gt;[Concordance.G118];(1-[Discordance.G75])/(1-[Concordance.G118]);1)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Discordance.B76]&gt;[Concordance.B120];(1-[Discordance.B76])/(1-[Concordance.B120]);1)" office:value-type="float" office:value="0">
            <text:p>0</text:p>
          </table:table-cell>
          <table:table-cell table:formula="of:=IF([Discordance.C76]&gt;[Concordance.C120];(1-[Discordance.C76])/(1-[Concordance.C120]);1)" office:value-type="float" office:value="1">
            <text:p>1</text:p>
          </table:table-cell>
          <table:table-cell table:formula="of:=IF([Discordance.D76]&gt;[Concordance.D120];(1-[Discordance.D76])/(1-[Concordance.D120]);1)" office:value-type="float" office:value="1">
            <text:p>1</text:p>
          </table:table-cell>
          <table:table-cell table:formula="of:=IF([Discordance.E76]&gt;[Concordance.E120];(1-[Discordance.E76])/(1-[Concordance.E120]);1)" office:value-type="float" office:value="1">
            <text:p>1</text:p>
          </table:table-cell>
          <table:table-cell table:formula="of:=IF([Discordance.F76]&gt;[Concordance.F120];(1-[Discordance.F76])/(1-[Concordance.F120]);1)" office:value-type="float" office:value="0">
            <text:p>0</text:p>
          </table:table-cell>
          <table:table-cell table:formula="of:=IF([Discordance.G76]&gt;[Concordance.G119];(1-[Discordance.G76])/(1-[Concordance.G119]);1)" office:value-type="float" office:value="1">
            <text:p>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Discordance.B80]&gt;[Concordance.B115];(1-[Discordance.B80])/(1-[Concordance.B115]);1)" office:value-type="float" office:value="1">
            <text:p>1</text:p>
          </table:table-cell>
          <table:table-cell table:formula="of:=IF([Discordance.C80]&gt;[Concordance.C115];(1-[Discordance.C80])/(1-[Concordance.C115]);1)" office:value-type="float" office:value="1">
            <text:p>1</text:p>
          </table:table-cell>
          <table:table-cell table:formula="of:=IF([Discordance.D80]&gt;[Concordance.D115];(1-[Discordance.D80])/(1-[Concordance.D115]);1)" office:value-type="float" office:value="1">
            <text:p>1</text:p>
          </table:table-cell>
          <table:table-cell table:formula="of:=IF([Discordance.E80]&gt;[Concordance.E115];(1-[Discordance.E80])/(1-[Concordance.E115]);1)" office:value-type="float" office:value="1">
            <text:p>1</text:p>
          </table:table-cell>
          <table:table-cell table:formula="of:=IF([Discordance.F80]&gt;[Concordance.F115];(1-[Discordance.F80])/(1-[Concordance.F115]);1)" office:value-type="float" office:value="1">
            <text:p>1</text:p>
          </table:table-cell>
          <table:table-cell table:formula="of:=IF([Discordance.G80]&gt;[Concordance.G115];(1-[Discordance.G80])/(1-[Concordance.G115]);1)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Discordance.B81]&gt;[Concordance.B116];(1-[Discordance.B81])/(1-[Concordance.B116]);1)" office:value-type="float" office:value="1">
            <text:p>1</text:p>
          </table:table-cell>
          <table:table-cell table:formula="of:=IF([Discordance.C81]&gt;[Concordance.C116];(1-[Discordance.C81])/(1-[Concordance.C116]);1)" office:value-type="float" office:value="1">
            <text:p>1</text:p>
          </table:table-cell>
          <table:table-cell table:formula="of:=IF([Discordance.D81]&gt;[Concordance.D116];(1-[Discordance.D81])/(1-[Concordance.D116]);1)" office:value-type="float" office:value="1">
            <text:p>1</text:p>
          </table:table-cell>
          <table:table-cell table:formula="of:=IF([Discordance.E81]&gt;[Concordance.E116];(1-[Discordance.E81])/(1-[Concordance.E116]);1)" office:value-type="float" office:value="1">
            <text:p>1</text:p>
          </table:table-cell>
          <table:table-cell table:formula="of:=IF([Discordance.F81]&gt;[Concordance.F116];(1-[Discordance.F81])/(1-[Concordance.F116]);1)" office:value-type="float" office:value="1">
            <text:p>1</text:p>
          </table:table-cell>
          <table:table-cell table:formula="of:=IF([Discordance.G81]&gt;[Concordance.G116];(1-[Discordance.G81])/(1-[Concordance.G116]);1)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Discordance.B82]&gt;[Concordance.B117];(1-[Discordance.B82])/(1-[Concordance.B117]);1)" office:value-type="float" office:value="1">
            <text:p>1</text:p>
          </table:table-cell>
          <table:table-cell table:formula="of:=IF([Discordance.C82]&gt;[Concordance.C117];(1-[Discordance.C82])/(1-[Concordance.C117]);1)" office:value-type="float" office:value="1">
            <text:p>1</text:p>
          </table:table-cell>
          <table:table-cell table:formula="of:=IF([Discordance.D82]&gt;[Concordance.D117];(1-[Discordance.D82])/(1-[Concordance.D117]);1)" office:value-type="float" office:value="1">
            <text:p>1</text:p>
          </table:table-cell>
          <table:table-cell table:formula="of:=IF([Discordance.E82]&gt;[Concordance.E117];(1-[Discordance.E82])/(1-[Concordance.E117]);1)" office:value-type="float" office:value="1">
            <text:p>1</text:p>
          </table:table-cell>
          <table:table-cell table:formula="of:=IF([Discordance.F82]&gt;[Concordance.F117];(1-[Discordance.F82])/(1-[Concordance.F117]);1)" office:value-type="float" office:value="1">
            <text:p>1</text:p>
          </table:table-cell>
          <table:table-cell table:formula="of:=IF([Discordance.G82]&gt;[Concordance.G117];(1-[Discordance.G82])/(1-[Concordance.G117]);1)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Discordance.B83]&gt;[Concordance.B118];(1-[Discordance.B83])/(1-[Concordance.B118]);1)" office:value-type="float" office:value="1">
            <text:p>1</text:p>
          </table:table-cell>
          <table:table-cell table:formula="of:=IF([Discordance.C83]&gt;[Concordance.C118];(1-[Discordance.C83])/(1-[Concordance.C118]);1)" office:value-type="float" office:value="1">
            <text:p>1</text:p>
          </table:table-cell>
          <table:table-cell table:formula="of:=IF([Discordance.D83]&gt;[Concordance.D118];(1-[Discordance.D83])/(1-[Concordance.D118]);1)" office:value-type="float" office:value="1">
            <text:p>1</text:p>
          </table:table-cell>
          <table:table-cell table:formula="of:=IF([Discordance.E83]&gt;[Concordance.E118];(1-[Discordance.E83])/(1-[Concordance.E118]);1)" office:value-type="float" office:value="1">
            <text:p>1</text:p>
          </table:table-cell>
          <table:table-cell table:formula="of:=IF([Discordance.F83]&gt;[Concordance.F118];(1-[Discordance.F83])/(1-[Concordance.F118]);1)" office:value-type="float" office:value="1">
            <text:p>1</text:p>
          </table:table-cell>
          <table:table-cell table:formula="of:=IF([Discordance.G83]&gt;[Concordance.G118];(1-[Discordance.G83])/(1-[Concordance.G118]);1)" office:value-type="float" office:value="1">
            <text:p>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Discordance.B84]&gt;[Concordance.B119];(1-[Discordance.B84])/(1-[Concordance.B119]);1)" office:value-type="float" office:value="1">
            <text:p>1</text:p>
          </table:table-cell>
          <table:table-cell table:formula="of:=IF([Discordance.C84]&gt;[Concordance.C119];(1-[Discordance.C84])/(1-[Concordance.C119]);1)" office:value-type="float" office:value="1">
            <text:p>1</text:p>
          </table:table-cell>
          <table:table-cell table:formula="of:=IF([Discordance.D84]&gt;[Concordance.D119];(1-[Discordance.D84])/(1-[Concordance.D119]);1)" office:value-type="float" office:value="1">
            <text:p>1</text:p>
          </table:table-cell>
          <table:table-cell table:formula="of:=IF([Discordance.E84]&gt;[Concordance.E119];(1-[Discordance.E84])/(1-[Concordance.E119]);1)" office:value-type="float" office:value="1">
            <text:p>1</text:p>
          </table:table-cell>
          <table:table-cell table:formula="of:=IF([Discordance.F84]&gt;[Concordance.F119];(1-[Discordance.F84])/(1-[Concordance.F119]);1)" office:value-type="float" office:value="1">
            <text:p>1</text:p>
          </table:table-cell>
          <table:table-cell table:formula="of:=IF([Discordance.G84]&gt;[Concordance.G119];(1-[Discordance.G84])/(1-[Concordance.G119]);1)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Discordance.B85]&gt;[Concordance.B120];(1-[Discordance.B85])/(1-[Concordance.B120]);1)" office:value-type="float" office:value="1">
            <text:p>1</text:p>
          </table:table-cell>
          <table:table-cell table:formula="of:=IF([Discordance.C85]&gt;[Concordance.C120];(1-[Discordance.C85])/(1-[Concordance.C120]);1)" office:value-type="float" office:value="1">
            <text:p>1</text:p>
          </table:table-cell>
          <table:table-cell table:formula="of:=IF([Discordance.D85]&gt;[Concordance.D120];(1-[Discordance.D85])/(1-[Concordance.D120]);1)" office:value-type="float" office:value="1">
            <text:p>1</text:p>
          </table:table-cell>
          <table:table-cell table:formula="of:=IF([Discordance.E85]&gt;[Concordance.E120];(1-[Discordance.E85])/(1-[Concordance.E120]);1)" office:value-type="float" office:value="1">
            <text:p>1</text:p>
          </table:table-cell>
          <table:table-cell table:formula="of:=IF([Discordance.F85]&gt;[Concordance.F120];(1-[Discordance.F85])/(1-[Concordance.F120]);1)" office:value-type="float" office:value="1">
            <text:p>1</text:p>
          </table:table-cell>
          <table:table-cell table:formula="of:=IF([Discordance.G85]&gt;[Concordance.G120];(1-[Discordance.G85])/(1-[Concordance.G120]);1)" office:value-type="float" office:value="1">
            <text:p>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Discordance.B89]&gt;[Concordance.B115];(1-[Discordance.B89])/(1-[Concordance.B115]);1)" office:value-type="float" office:value="1">
            <text:p>1</text:p>
          </table:table-cell>
          <table:table-cell table:formula="of:=IF([Discordance.C89]&gt;[Concordance.C115];(1-[Discordance.C89])/(1-[Concordance.C115]);1)" office:value-type="float" office:value="1">
            <text:p>1</text:p>
          </table:table-cell>
          <table:table-cell table:formula="of:=IF([Discordance.D89]&gt;[Concordance.D115];(1-[Discordance.D89])/(1-[Concordance.D115]);1)" office:value-type="float" office:value="1">
            <text:p>1</text:p>
          </table:table-cell>
          <table:table-cell table:formula="of:=IF([Discordance.E89]&gt;[Concordance.E115];(1-[Discordance.E89])/(1-[Concordance.E115]);1)" office:value-type="float" office:value="1">
            <text:p>1</text:p>
          </table:table-cell>
          <table:table-cell table:formula="of:=IF([Discordance.F89]&gt;[Concordance.F115];(1-[Discordance.F89])/(1-[Concordance.F115]);1)" office:value-type="float" office:value="1">
            <text:p>1</text:p>
          </table:table-cell>
          <table:table-cell table:formula="of:=IF([Discordance.G89]&gt;[Concordance.G115];(1-[Discordance.G89])/(1-[Concordance.G115]);1)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Discordance.B90]&gt;[Concordance.B116];(1-[Discordance.B90])/(1-[Concordance.B116]);1)" office:value-type="float" office:value="1">
            <text:p>1</text:p>
          </table:table-cell>
          <table:table-cell table:formula="of:=IF([Discordance.C90]&gt;[Concordance.C116];(1-[Discordance.C90])/(1-[Concordance.C116]);1)" office:value-type="float" office:value="1">
            <text:p>1</text:p>
          </table:table-cell>
          <table:table-cell table:formula="of:=IF([Discordance.D90]&gt;[Concordance.D116];(1-[Discordance.D90])/(1-[Concordance.D116]);1)" office:value-type="float" office:value="1">
            <text:p>1</text:p>
          </table:table-cell>
          <table:table-cell table:formula="of:=IF([Discordance.E90]&gt;[Concordance.E116];(1-[Discordance.E90])/(1-[Concordance.E116]);1)" office:value-type="float" office:value="1">
            <text:p>1</text:p>
          </table:table-cell>
          <table:table-cell table:formula="of:=IF([Discordance.F90]&gt;[Concordance.F116];(1-[Discordance.F90])/(1-[Concordance.F116]);1)" office:value-type="float" office:value="1">
            <text:p>1</text:p>
          </table:table-cell>
          <table:table-cell table:formula="of:=IF([Discordance.G90]&gt;[Concordance.G116];(1-[Discordance.G90])/(1-[Concordance.G116]);1)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Discordance.B91]&gt;[Concordance.B117];(1-[Discordance.B91])/(1-[Concordance.B117]);1)" office:value-type="float" office:value="1">
            <text:p>1</text:p>
          </table:table-cell>
          <table:table-cell table:formula="of:=IF([Discordance.C91]&gt;[Concordance.C117];(1-[Discordance.C91])/(1-[Concordance.C117]);1)" office:value-type="float" office:value="1">
            <text:p>1</text:p>
          </table:table-cell>
          <table:table-cell table:formula="of:=IF([Discordance.D91]&gt;[Concordance.D117];(1-[Discordance.D91])/(1-[Concordance.D117]);1)" office:value-type="float" office:value="1">
            <text:p>1</text:p>
          </table:table-cell>
          <table:table-cell table:formula="of:=IF([Discordance.E91]&gt;[Concordance.E117];(1-[Discordance.E91])/(1-[Concordance.E117]);1)" office:value-type="float" office:value="1">
            <text:p>1</text:p>
          </table:table-cell>
          <table:table-cell table:formula="of:=IF([Discordance.F91]&gt;[Concordance.F117];(1-[Discordance.F91])/(1-[Concordance.F117]);1)" office:value-type="float" office:value="1">
            <text:p>1</text:p>
          </table:table-cell>
          <table:table-cell table:formula="of:=IF([Discordance.G91]&gt;[Concordance.G117];(1-[Discordance.G91])/(1-[Concordance.G117]);1)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Discordance.B92]&gt;[Concordance.B118];(1-[Discordance.B92])/(1-[Concordance.B118]);1)" office:value-type="float" office:value="1">
            <text:p>1</text:p>
          </table:table-cell>
          <table:table-cell table:formula="of:=IF([Discordance.C92]&gt;[Concordance.C118];(1-[Discordance.C92])/(1-[Concordance.C118]);1)" office:value-type="float" office:value="1">
            <text:p>1</text:p>
          </table:table-cell>
          <table:table-cell table:formula="of:=IF([Discordance.D92]&gt;[Concordance.D118];(1-[Discordance.D92])/(1-[Concordance.D118]);1)" office:value-type="float" office:value="1">
            <text:p>1</text:p>
          </table:table-cell>
          <table:table-cell table:formula="of:=IF([Discordance.E92]&gt;[Concordance.E118];(1-[Discordance.E92])/(1-[Concordance.E118]);1)" office:value-type="float" office:value="1">
            <text:p>1</text:p>
          </table:table-cell>
          <table:table-cell table:formula="of:=IF([Discordance.F92]&gt;[Concordance.F118];(1-[Discordance.F92])/(1-[Concordance.F118]);1)" office:value-type="float" office:value="1">
            <text:p>1</text:p>
          </table:table-cell>
          <table:table-cell table:formula="of:=IF([Discordance.G92]&gt;[Concordance.G118];(1-[Discordance.G92])/(1-[Concordance.G118]);1)" office:value-type="float" office:value="1">
            <text:p>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Discordance.B93]&gt;[Concordance.B119];(1-[Discordance.B93])/(1-[Concordance.B119]);1)" office:value-type="float" office:value="1">
            <text:p>1</text:p>
          </table:table-cell>
          <table:table-cell table:formula="of:=IF([Discordance.C93]&gt;[Concordance.C119];(1-[Discordance.C93])/(1-[Concordance.C119]);1)" office:value-type="float" office:value="1">
            <text:p>1</text:p>
          </table:table-cell>
          <table:table-cell table:formula="of:=IF([Discordance.D93]&gt;[Concordance.D119];(1-[Discordance.D93])/(1-[Concordance.D119]);1)" office:value-type="float" office:value="1">
            <text:p>1</text:p>
          </table:table-cell>
          <table:table-cell table:formula="of:=IF([Discordance.E93]&gt;[Concordance.E119];(1-[Discordance.E93])/(1-[Concordance.E119]);1)" office:value-type="float" office:value="1">
            <text:p>1</text:p>
          </table:table-cell>
          <table:table-cell table:formula="of:=IF([Discordance.F93]&gt;[Concordance.F119];(1-[Discordance.F93])/(1-[Concordance.F119]);1)" office:value-type="float" office:value="1">
            <text:p>1</text:p>
          </table:table-cell>
          <table:table-cell table:formula="of:=IF([Discordance.G93]&gt;[Concordance.G119];(1-[Discordance.G93])/(1-[Concordance.G119]);1)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Discordance.B94]&gt;[Concordance.B120];(1-[Discordance.B94])/(1-[Concordance.B120]);1)" office:value-type="float" office:value="1">
            <text:p>1</text:p>
          </table:table-cell>
          <table:table-cell table:formula="of:=IF([Discordance.C94]&gt;[Concordance.C120];(1-[Discordance.C94])/(1-[Concordance.C120]);1)" office:value-type="float" office:value="1">
            <text:p>1</text:p>
          </table:table-cell>
          <table:table-cell table:formula="of:=IF([Discordance.D94]&gt;[Concordance.D120];(1-[Discordance.D94])/(1-[Concordance.D120]);1)" office:value-type="float" office:value="1">
            <text:p>1</text:p>
          </table:table-cell>
          <table:table-cell table:formula="of:=IF([Discordance.E94]&gt;[Concordance.E120];(1-[Discordance.E94])/(1-[Concordance.E120]);1)" office:value-type="float" office:value="1">
            <text:p>1</text:p>
          </table:table-cell>
          <table:table-cell table:formula="of:=IF([Discordance.F94]&gt;[Concordance.F120];(1-[Discordance.F94])/(1-[Concordance.F120]);1)" office:value-type="float" office:value="1">
            <text:p>1</text:p>
          </table:table-cell>
          <table:table-cell table:formula="of:=IF([Discordance.G94]&gt;[Concordance.G120];(1-[Discordance.G94])/(1-[Concordance.G120]);1)" office:value-type="float" office:value="1">
            <text:p>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Discordance.B98]&gt;[Concordance.B115];(1-[Discordance.B98])/(1-[Concordance.B115]);1)" office:value-type="float" office:value="1">
            <text:p>1</text:p>
          </table:table-cell>
          <table:table-cell table:formula="of:=IF([Discordance.C98]&gt;[Concordance.C115];(1-[Discordance.C98])/(1-[Concordance.C115]);1)" office:value-type="float" office:value="1">
            <text:p>1</text:p>
          </table:table-cell>
          <table:table-cell table:formula="of:=IF([Discordance.D98]&gt;[Concordance.D115];(1-[Discordance.D98])/(1-[Concordance.D115]);1)" office:value-type="float" office:value="1">
            <text:p>1</text:p>
          </table:table-cell>
          <table:table-cell table:formula="of:=IF([Discordance.E98]&gt;[Concordance.E115];(1-[Discordance.E98])/(1-[Concordance.E115]);1)" office:value-type="float" office:value="1">
            <text:p>1</text:p>
          </table:table-cell>
          <table:table-cell table:formula="of:=IF([Discordance.F98]&gt;[Concordance.F115];(1-[Discordance.F98])/(1-[Concordance.F115]);1)" office:value-type="float" office:value="1">
            <text:p>1</text:p>
          </table:table-cell>
          <table:table-cell table:formula="of:=IF([Discordance.G98]&gt;[Concordance.G115];(1-[Discordance.G98])/(1-[Concordance.G115]);1)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Discordance.B99]&gt;[Concordance.B116];(1-[Discordance.B99])/(1-[Concordance.B116]);1)" office:value-type="float" office:value="1">
            <text:p>1</text:p>
          </table:table-cell>
          <table:table-cell table:formula="of:=IF([Discordance.C99]&gt;[Concordance.C116];(1-[Discordance.C99])/(1-[Concordance.C116]);1)" office:value-type="float" office:value="1">
            <text:p>1</text:p>
          </table:table-cell>
          <table:table-cell table:formula="of:=IF([Discordance.D99]&gt;[Concordance.D116];(1-[Discordance.D99])/(1-[Concordance.D116]);1)" office:value-type="float" office:value="1">
            <text:p>1</text:p>
          </table:table-cell>
          <table:table-cell table:formula="of:=IF([Discordance.E99]&gt;[Concordance.E116];(1-[Discordance.E99])/(1-[Concordance.E116]);1)" office:value-type="float" office:value="1">
            <text:p>1</text:p>
          </table:table-cell>
          <table:table-cell table:formula="of:=IF([Discordance.F99]&gt;[Concordance.F116];(1-[Discordance.F99])/(1-[Concordance.F116]);1)" office:value-type="float" office:value="1">
            <text:p>1</text:p>
          </table:table-cell>
          <table:table-cell table:formula="of:=IF([Discordance.G99]&gt;[Concordance.G116];(1-[Discordance.G99])/(1-[Concordance.G116]);1)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Discordance.B100]&gt;[Concordance.B117];(1-[Discordance.B100])/(1-[Concordance.B117]);1)" office:value-type="float" office:value="1">
            <text:p>1</text:p>
          </table:table-cell>
          <table:table-cell table:formula="of:=IF([Discordance.C100]&gt;[Concordance.C117];(1-[Discordance.C100])/(1-[Concordance.C117]);1)" office:value-type="float" office:value="1">
            <text:p>1</text:p>
          </table:table-cell>
          <table:table-cell table:formula="of:=IF([Discordance.D100]&gt;[Concordance.D117];(1-[Discordance.D100])/(1-[Concordance.D117]);1)" office:value-type="float" office:value="1">
            <text:p>1</text:p>
          </table:table-cell>
          <table:table-cell table:formula="of:=IF([Discordance.E100]&gt;[Concordance.E117];(1-[Discordance.E100])/(1-[Concordance.E117]);1)" office:value-type="float" office:value="1">
            <text:p>1</text:p>
          </table:table-cell>
          <table:table-cell table:formula="of:=IF([Discordance.F100]&gt;[Concordance.F117];(1-[Discordance.F100])/(1-[Concordance.F117]);1)" office:value-type="float" office:value="1">
            <text:p>1</text:p>
          </table:table-cell>
          <table:table-cell table:formula="of:=IF([Discordance.G100]&gt;[Concordance.G117];(1-[Discordance.G100])/(1-[Concordance.G117]);1)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Discordance.B101]&gt;[Concordance.B118];(1-[Discordance.B101])/(1-[Concordance.B118]);1)" office:value-type="float" office:value="1">
            <text:p>1</text:p>
          </table:table-cell>
          <table:table-cell table:formula="of:=IF([Discordance.C101]&gt;[Concordance.C118];(1-[Discordance.C101])/(1-[Concordance.C118]);1)" office:value-type="float" office:value="1">
            <text:p>1</text:p>
          </table:table-cell>
          <table:table-cell table:formula="of:=IF([Discordance.D101]&gt;[Concordance.D118];(1-[Discordance.D101])/(1-[Concordance.D118]);1)" office:value-type="float" office:value="1">
            <text:p>1</text:p>
          </table:table-cell>
          <table:table-cell table:formula="of:=IF([Discordance.E101]&gt;[Concordance.E118];(1-[Discordance.E101])/(1-[Concordance.E118]);1)" office:value-type="float" office:value="1">
            <text:p>1</text:p>
          </table:table-cell>
          <table:table-cell table:formula="of:=IF([Discordance.F101]&gt;[Concordance.F118];(1-[Discordance.F101])/(1-[Concordance.F118]);1)" office:value-type="float" office:value="1">
            <text:p>1</text:p>
          </table:table-cell>
          <table:table-cell table:formula="of:=IF([Discordance.G101]&gt;[Concordance.G118];(1-[Discordance.G101])/(1-[Concordance.G118]);1)" office:value-type="float" office:value="1">
            <text:p>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Discordance.B102]&gt;[Concordance.B119];(1-[Discordance.B102])/(1-[Concordance.B119]);1)" office:value-type="float" office:value="1">
            <text:p>1</text:p>
          </table:table-cell>
          <table:table-cell table:formula="of:=IF([Discordance.C102]&gt;[Concordance.C119];(1-[Discordance.C102])/(1-[Concordance.C119]);1)" office:value-type="float" office:value="1">
            <text:p>1</text:p>
          </table:table-cell>
          <table:table-cell table:formula="of:=IF([Discordance.D102]&gt;[Concordance.D119];(1-[Discordance.D102])/(1-[Concordance.D119]);1)" office:value-type="float" office:value="1">
            <text:p>1</text:p>
          </table:table-cell>
          <table:table-cell table:formula="of:=IF([Discordance.E102]&gt;[Concordance.E119];(1-[Discordance.E102])/(1-[Concordance.E119]);1)" office:value-type="float" office:value="1">
            <text:p>1</text:p>
          </table:table-cell>
          <table:table-cell table:formula="of:=IF([Discordance.F102]&gt;[Concordance.F119];(1-[Discordance.F102])/(1-[Concordance.F119]);1)" office:value-type="float" office:value="1">
            <text:p>1</text:p>
          </table:table-cell>
          <table:table-cell table:formula="of:=IF([Discordance.G102]&gt;[Concordance.G119];(1-[Discordance.G102])/(1-[Concordance.G119]);1)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Discordance.B103]&gt;[Concordance.B120];(1-[Discordance.B103])/(1-[Concordance.B120]);1)" office:value-type="float" office:value="1">
            <text:p>1</text:p>
          </table:table-cell>
          <table:table-cell table:formula="of:=IF([Discordance.C103]&gt;[Concordance.C120];(1-[Discordance.C103])/(1-[Concordance.C120]);1)" office:value-type="float" office:value="1">
            <text:p>1</text:p>
          </table:table-cell>
          <table:table-cell table:formula="of:=IF([Discordance.D103]&gt;[Concordance.D120];(1-[Discordance.D103])/(1-[Concordance.D120]);1)" office:value-type="float" office:value="1">
            <text:p>1</text:p>
          </table:table-cell>
          <table:table-cell table:formula="of:=IF([Discordance.E103]&gt;[Concordance.E120];(1-[Discordance.E103])/(1-[Concordance.E120]);1)" office:value-type="float" office:value="1">
            <text:p>1</text:p>
          </table:table-cell>
          <table:table-cell table:formula="of:=IF([Discordance.F103]&gt;[Concordance.F120];(1-[Discordance.F103])/(1-[Concordance.F120]);1)" office:value-type="float" office:value="1">
            <text:p>1</text:p>
          </table:table-cell>
          <table:table-cell table:formula="of:=IF([Discordance.G103]&gt;[Concordance.G120];(1-[Discordance.G103])/(1-[Concordance.G120]);1)" office:value-type="float" office:value="1">
            <text:p>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Discordance.B107]&gt;[Concordance.B115];(1-[Discordance.B107])/(1-[Concordance.B115]);1)" office:value-type="float" office:value="1">
            <text:p>1</text:p>
          </table:table-cell>
          <table:table-cell table:formula="of:=IF([Discordance.C107]&gt;[Concordance.C115];(1-[Discordance.C107])/(1-[Concordance.C115]);1)" office:value-type="float" office:value="1">
            <text:p>1</text:p>
          </table:table-cell>
          <table:table-cell table:formula="of:=IF([Discordance.D107]&gt;[Concordance.D115];(1-[Discordance.D107])/(1-[Concordance.D115]);1)" office:value-type="float" office:value="1">
            <text:p>1</text:p>
          </table:table-cell>
          <table:table-cell table:formula="of:=IF([Discordance.E107]&gt;[Concordance.E115];(1-[Discordance.E107])/(1-[Concordance.E115]);1)" office:value-type="float" office:value="1">
            <text:p>1</text:p>
          </table:table-cell>
          <table:table-cell table:formula="of:=IF([Discordance.F107]&gt;[Concordance.F115];(1-[Discordance.F107])/(1-[Concordance.F115]);1)" office:value-type="float" office:value="1">
            <text:p>1</text:p>
          </table:table-cell>
          <table:table-cell table:formula="of:=IF([Discordance.G107]&gt;[Concordance.G115];(1-[Discordance.G107])/(1-[Concordance.G115]);1)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Discordance.B108]&gt;[Concordance.B116];(1-[Discordance.B108])/(1-[Concordance.B116]);1)" office:value-type="float" office:value="1">
            <text:p>1</text:p>
          </table:table-cell>
          <table:table-cell table:formula="of:=IF([Discordance.C108]&gt;[Concordance.C116];(1-[Discordance.C108])/(1-[Concordance.C116]);1)" office:value-type="float" office:value="1">
            <text:p>1</text:p>
          </table:table-cell>
          <table:table-cell table:formula="of:=IF([Discordance.D108]&gt;[Concordance.D116];(1-[Discordance.D108])/(1-[Concordance.D116]);1)" office:value-type="float" office:value="1">
            <text:p>1</text:p>
          </table:table-cell>
          <table:table-cell table:formula="of:=IF([Discordance.E108]&gt;[Concordance.E116];(1-[Discordance.E108])/(1-[Concordance.E116]);1)" office:value-type="float" office:value="1">
            <text:p>1</text:p>
          </table:table-cell>
          <table:table-cell table:formula="of:=IF([Discordance.F108]&gt;[Concordance.F116];(1-[Discordance.F108])/(1-[Concordance.F116]);1)" office:value-type="float" office:value="1">
            <text:p>1</text:p>
          </table:table-cell>
          <table:table-cell table:formula="of:=IF([Discordance.G108]&gt;[Concordance.G116];(1-[Discordance.G108])/(1-[Concordance.G116]);1)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Discordance.B109]&gt;[Concordance.B117];(1-[Discordance.B109])/(1-[Concordance.B117]);1)" office:value-type="float" office:value="1">
            <text:p>1</text:p>
          </table:table-cell>
          <table:table-cell table:formula="of:=IF([Discordance.C109]&gt;[Concordance.C117];(1-[Discordance.C109])/(1-[Concordance.C117]);1)" office:value-type="float" office:value="1">
            <text:p>1</text:p>
          </table:table-cell>
          <table:table-cell table:formula="of:=IF([Discordance.D109]&gt;[Concordance.D117];(1-[Discordance.D109])/(1-[Concordance.D117]);1)" office:value-type="float" office:value="1">
            <text:p>1</text:p>
          </table:table-cell>
          <table:table-cell table:formula="of:=IF([Discordance.E109]&gt;[Concordance.E117];(1-[Discordance.E109])/(1-[Concordance.E117]);1)" office:value-type="float" office:value="1">
            <text:p>1</text:p>
          </table:table-cell>
          <table:table-cell table:formula="of:=IF([Discordance.F109]&gt;[Concordance.F117];(1-[Discordance.F109])/(1-[Concordance.F117]);1)" office:value-type="float" office:value="1">
            <text:p>1</text:p>
          </table:table-cell>
          <table:table-cell table:formula="of:=IF([Discordance.G109]&gt;[Concordance.G117];(1-[Discordance.G109])/(1-[Concordance.G117]);1)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Discordance.B110]&gt;[Concordance.B118];(1-[Discordance.B110])/(1-[Concordance.B118]);1)" office:value-type="float" office:value="1">
            <text:p>1</text:p>
          </table:table-cell>
          <table:table-cell table:formula="of:=IF([Discordance.C110]&gt;[Concordance.C118];(1-[Discordance.C110])/(1-[Concordance.C118]);1)" office:value-type="float" office:value="1">
            <text:p>1</text:p>
          </table:table-cell>
          <table:table-cell table:formula="of:=IF([Discordance.D110]&gt;[Concordance.D118];(1-[Discordance.D110])/(1-[Concordance.D118]);1)" office:value-type="float" office:value="1">
            <text:p>1</text:p>
          </table:table-cell>
          <table:table-cell table:formula="of:=IF([Discordance.E110]&gt;[Concordance.E118];(1-[Discordance.E110])/(1-[Concordance.E118]);1)" office:value-type="float" office:value="1">
            <text:p>1</text:p>
          </table:table-cell>
          <table:table-cell table:formula="of:=IF([Discordance.F110]&gt;[Concordance.F118];(1-[Discordance.F110])/(1-[Concordance.F118]);1)" office:value-type="float" office:value="1">
            <text:p>1</text:p>
          </table:table-cell>
          <table:table-cell table:formula="of:=IF([Discordance.G110]&gt;[Concordance.G118];(1-[Discordance.G110])/(1-[Concordance.G118]);1)" office:value-type="float" office:value="1">
            <text:p>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Discordance.B111]&gt;[Concordance.B119];(1-[Discordance.B111])/(1-[Concordance.B119]);1)" office:value-type="float" office:value="1">
            <text:p>1</text:p>
          </table:table-cell>
          <table:table-cell table:formula="of:=IF([Discordance.C111]&gt;[Concordance.C119];(1-[Discordance.C111])/(1-[Concordance.C119]);1)" office:value-type="float" office:value="1">
            <text:p>1</text:p>
          </table:table-cell>
          <table:table-cell table:formula="of:=IF([Discordance.D111]&gt;[Concordance.D119];(1-[Discordance.D111])/(1-[Concordance.D119]);1)" office:value-type="float" office:value="1">
            <text:p>1</text:p>
          </table:table-cell>
          <table:table-cell table:formula="of:=IF([Discordance.E111]&gt;[Concordance.E119];(1-[Discordance.E111])/(1-[Concordance.E119]);1)" office:value-type="float" office:value="1">
            <text:p>1</text:p>
          </table:table-cell>
          <table:table-cell table:formula="of:=IF([Discordance.F111]&gt;[Concordance.F119];(1-[Discordance.F111])/(1-[Concordance.F119]);1)" office:value-type="float" office:value="1">
            <text:p>1</text:p>
          </table:table-cell>
          <table:table-cell table:formula="of:=IF([Discordance.G111]&gt;[Concordance.G119];(1-[Discordance.G111])/(1-[Concordance.G119]);1)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Discordance.B112]&gt;[Concordance.B120];(1-[Discordance.B112])/(1-[Concordance.B120]);1)" office:value-type="float" office:value="1">
            <text:p>1</text:p>
          </table:table-cell>
          <table:table-cell table:formula="of:=IF([Discordance.C112]&gt;[Concordance.C120];(1-[Discordance.C112])/(1-[Concordance.C120]);1)" office:value-type="float" office:value="1">
            <text:p>1</text:p>
          </table:table-cell>
          <table:table-cell table:formula="of:=IF([Discordance.D112]&gt;[Concordance.D120];(1-[Discordance.D112])/(1-[Concordance.D120]);1)" office:value-type="float" office:value="1">
            <text:p>1</text:p>
          </table:table-cell>
          <table:table-cell table:formula="of:=IF([Discordance.E112]&gt;[Concordance.E120];(1-[Discordance.E112])/(1-[Concordance.E120]);1)" office:value-type="float" office:value="1">
            <text:p>1</text:p>
          </table:table-cell>
          <table:table-cell table:formula="of:=IF([Discordance.F112]&gt;[Concordance.F120];(1-[Discordance.F112])/(1-[Concordance.F120]);1)" office:value-type="float" office:value="1">
            <text:p>1</text:p>
          </table:table-cell>
          <table:table-cell table:formula="of:=IF([Discordance.G112]&gt;[Concordance.G120];(1-[Discordance.G112])/(1-[Concordance.G120]);1)" office:value-type="float" office:value="1">
            <text:p>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Titre_a0_2" office:value-type="string">
            <text:p>Product</text:p>
          </table:table-cell>
          <table:table-cell table:style-name="Default" table:number-columns-repeated="6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[.B7]*[.B16]*[.B25]*[.B34]*[.B43]" office:value-type="float" office:value="1">
            <text:p>1</text:p>
          </table:table-cell>
          <table:table-cell table:formula="of:=[.C7]*[.C16]*[.C25]*[.C34]*[.C43]" office:value-type="float" office:value="1">
            <text:p>1</text:p>
          </table:table-cell>
          <table:table-cell table:formula="of:=[.D7]*[.D16]*[.D25]*[.D34]*[.D43]" office:value-type="float" office:value="1">
            <text:p>1</text:p>
          </table:table-cell>
          <table:table-cell table:formula="of:=[.E7]*[.E16]*[.E25]*[.E34]*[.E43]" office:value-type="float" office:value="1">
            <text:p>1</text:p>
          </table:table-cell>
          <table:table-cell table:formula="of:=[.F7]*[.F16]*[.F25]*[.F34]*[.F43]" office:value-type="float" office:value="1">
            <text:p>1</text:p>
          </table:table-cell>
          <table:table-cell table:formula="of:=[.G7]*[.G16]*[.G25]*[.G34]*[.G43]" office:value-type="float" office:value="1">
            <text:p>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[.B8]*[.B17]*[.B26]*[.B35]*[.B44]" office:value-type="float" office:value="0">
            <text:p>0</text:p>
          </table:table-cell>
          <table:table-cell table:formula="of:=[.C8]*[.C17]*[.C26]*[.C35]*[.C44]" office:value-type="float" office:value="1">
            <text:p>1</text:p>
          </table:table-cell>
          <table:table-cell table:formula="of:=[.D8]*[.D17]*[.D26]*[.D35]*[.D44]" office:value-type="float" office:value="0.845503491106394">
            <text:p>0,85</text:p>
          </table:table-cell>
          <table:table-cell table:formula="of:=[.E8]*[.E17]*[.E26]*[.E35]*[.E44]" office:value-type="float" office:value="1">
            <text:p>1</text:p>
          </table:table-cell>
          <table:table-cell table:formula="of:=[.F8]*[.F17]*[.F26]*[.F35]*[.F44]" office:value-type="float" office:value="0">
            <text:p>0</text:p>
          </table:table-cell>
          <table:table-cell table:formula="of:=[.G8]*[.G17]*[.G26]*[.G35]*[.G44]" office:value-type="float" office:value="1">
            <text:p>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[.B9]*[.B18]*[.B27]*[.B36]*[.B45]" office:value-type="float" office:value="1">
            <text:p>1</text:p>
          </table:table-cell>
          <table:table-cell table:formula="of:=[.C9]*[.C18]*[.C27]*[.C36]*[.C45]" office:value-type="float" office:value="1">
            <text:p>1</text:p>
          </table:table-cell>
          <table:table-cell table:formula="of:=[.D9]*[.D18]*[.D27]*[.D36]*[.D45]" office:value-type="float" office:value="1">
            <text:p>1</text:p>
          </table:table-cell>
          <table:table-cell table:formula="of:=[.E9]*[.E18]*[.E27]*[.E36]*[.E45]" office:value-type="float" office:value="1">
            <text:p>1</text:p>
          </table:table-cell>
          <table:table-cell table:formula="of:=[.F9]*[.F18]*[.F27]*[.F36]*[.F45]" office:value-type="float" office:value="1">
            <text:p>1</text:p>
          </table:table-cell>
          <table:table-cell table:formula="of:=[.G9]*[.G18]*[.G27]*[.G36]*[.G45]" office:value-type="float" office:value="1">
            <text:p>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[.B10]*[.B19]*[.B28]*[.B37]*[.B46]" office:value-type="float" office:value="0">
            <text:p>0</text:p>
          </table:table-cell>
          <table:table-cell table:formula="of:=[.C10]*[.C19]*[.C28]*[.C37]*[.C46]" office:value-type="float" office:value="0">
            <text:p>0</text:p>
          </table:table-cell>
          <table:table-cell table:formula="of:=[.D10]*[.D19]*[.D28]*[.D37]*[.D46]" office:value-type="float" office:value="0">
            <text:p>0</text:p>
          </table:table-cell>
          <table:table-cell table:formula="of:=[.E10]*[.E19]*[.E28]*[.E37]*[.E46]" office:value-type="float" office:value="1">
            <text:p>1</text:p>
          </table:table-cell>
          <table:table-cell table:formula="of:=[.F10]*[.F19]*[.F28]*[.F37]*[.F46]" office:value-type="float" office:value="0">
            <text:p>0</text:p>
          </table:table-cell>
          <table:table-cell table:formula="of:=[.G10]*[.G19]*[.G28]*[.G37]*[.G46]" office:value-type="float" office:value="0">
            <text:p>0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[.B11]*[.B20]*[.B29]*[.B38]*[.B47]" office:value-type="float" office:value="1">
            <text:p>1</text:p>
          </table:table-cell>
          <table:table-cell table:formula="of:=[.C11]*[.C20]*[.C29]*[.C38]*[.C47]" office:value-type="float" office:value="1">
            <text:p>1</text:p>
          </table:table-cell>
          <table:table-cell table:formula="of:=[.D11]*[.D20]*[.D29]*[.D38]*[.D47]" office:value-type="float" office:value="1">
            <text:p>1</text:p>
          </table:table-cell>
          <table:table-cell table:formula="of:=[.E11]*[.E20]*[.E29]*[.E38]*[.E47]" office:value-type="float" office:value="1">
            <text:p>1</text:p>
          </table:table-cell>
          <table:table-cell table:formula="of:=[.F11]*[.F20]*[.F29]*[.F38]*[.F47]" office:value-type="float" office:value="1">
            <text:p>1</text:p>
          </table:table-cell>
          <table:table-cell table:formula="of:=[.G11]*[.G20]*[.G29]*[.G38]*[.G47]" office:value-type="float" office:value="1">
            <text:p>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[.B12]*[.B21]*[.B30]*[.B39]*[.B48]" office:value-type="float" office:value="0">
            <text:p>0</text:p>
          </table:table-cell>
          <table:table-cell table:formula="of:=[.C12]*[.C21]*[.C30]*[.C39]*[.C48]" office:value-type="float" office:value="1">
            <text:p>1</text:p>
          </table:table-cell>
          <table:table-cell table:formula="of:=[.D12]*[.D21]*[.D30]*[.D39]*[.D48]" office:value-type="float" office:value="1">
            <text:p>1</text:p>
          </table:table-cell>
          <table:table-cell table:formula="of:=[.E12]*[.E21]*[.E30]*[.E39]*[.E48]" office:value-type="float" office:value="1">
            <text:p>1</text:p>
          </table:table-cell>
          <table:table-cell table:formula="of:=[.F12]*[.F21]*[.F30]*[.F39]*[.F48]" office:value-type="float" office:value="0">
            <text:p>0</text:p>
          </table:table-cell>
          <table:table-cell table:formula="of:=[.G12]*[.G21]*[.G30]*[.G39]*[.G48]" office:value-type="float" office:value="1">
            <text:p>1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1">
          <table:table-cell table:style-name="ce6" office:value-type="string">
            <text:p>Outranking</text:p>
          </table:table-cell>
          <table:table-cell table:style-name="Default" table:number-columns-repeated="6"/>
        </table:table-row>
        <table:table-row table:style-name="ro2">
          <table:table-cell table:style-name="ce8" office:value-type="string">
            <text:p>Concordance * outranking_decrease</text:p>
          </table:table-cell>
          <table:table-cell table:style-name="Default" table:number-columns-repeated="6"/>
        </table:table-row>
        <table:table-row table:style-name="ro2">
          <table:table-cell table:style-name="ce5" office:value-type="string">
            <text:p>Electre III.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office:value-type="string">
            <text:p>Audi A3 TDI e</text:p>
          </table:table-cell>
          <table:table-cell table:style-name="ce7" table:formula="of:=[Concordance.B115]*[.B52]" office:value-type="float" office:value="1.00000003874302">
            <text:p>1,000000</text:p>
          </table:table-cell>
          <table:table-cell table:style-name="ce7" table:formula="of:=[Concordance.C115]*[.C52]" office:value-type="float" office:value="0.700000017881393">
            <text:p>0,700000</text:p>
          </table:table-cell>
          <table:table-cell table:style-name="ce7" table:formula="of:=[Concordance.D115]*[.D52]" office:value-type="float" office:value="0.490000013113022">
            <text:p>0,490000</text:p>
          </table:table-cell>
          <table:table-cell table:style-name="ce7" table:formula="of:=[Concordance.E115]*[.E52]" office:value-type="float" office:value="0.700000017881393">
            <text:p>0,700000</text:p>
          </table:table-cell>
          <table:table-cell table:style-name="ce7" table:formula="of:=[Concordance.F115]*[.F52]" office:value-type="float" office:value="0.700000017881393">
            <text:p>0,700000</text:p>
          </table:table-cell>
          <table:table-cell table:style-name="ce7" table:formula="of:=[Concordance.G115]*[.G52]" office:value-type="float" office:value="0.700000017881393">
            <text:p>0,700000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Concordance.B116]*[.B53]" office:value-type="float" office:value="0">
            <text:p>0,000000</text:p>
          </table:table-cell>
          <table:table-cell table:style-name="ce7" table:formula="of:=[Concordance.C116]*[.C53]" office:value-type="float" office:value="1.00000003874302">
            <text:p>1,000000</text:p>
          </table:table-cell>
          <table:table-cell table:style-name="ce7" table:formula="of:=[Concordance.D116]*[.D53]" office:value-type="float" office:value="0.295503491106394">
            <text:p>0,295503</text:p>
          </table:table-cell>
          <table:table-cell table:style-name="ce7" table:formula="of:=[Concordance.E116]*[.E53]" office:value-type="float" office:value="0.613600003832577">
            <text:p>0,613600</text:p>
          </table:table-cell>
          <table:table-cell table:style-name="ce7" table:formula="of:=[Concordance.F116]*[.F53]" office:value-type="float" office:value="0">
            <text:p>0,000000</text:p>
          </table:table-cell>
          <table:table-cell table:style-name="ce7" table:formula="of:=[Concordance.G116]*[.G53]" office:value-type="float" office:value="0.58800000438094">
            <text:p>0,588000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style-name="ce7" table:formula="of:=[Concordance.B117]*[.B54]" office:value-type="float" office:value="0.668800033807754">
            <text:p>0,668800</text:p>
          </table:table-cell>
          <table:table-cell table:style-name="ce7" table:formula="of:=[Concordance.C117]*[.C54]" office:value-type="float" office:value="0.87400005221367">
            <text:p>0,874000</text:p>
          </table:table-cell>
          <table:table-cell table:style-name="ce7" table:formula="of:=[Concordance.D117]*[.D54]" office:value-type="float" office:value="1.00000003874302">
            <text:p>1,000000</text:p>
          </table:table-cell>
          <table:table-cell table:style-name="ce7" table:formula="of:=[Concordance.E117]*[.E54]" office:value-type="float" office:value="0.754000026553869">
            <text:p>0,754000</text:p>
          </table:table-cell>
          <table:table-cell table:style-name="ce7" table:formula="of:=[Concordance.F117]*[.F54]" office:value-type="float" office:value="0.776000035405159">
            <text:p>0,776000</text:p>
          </table:table-cell>
          <table:table-cell table:style-name="ce7" table:formula="of:=[Concordance.G117]*[.G54]" office:value-type="float" office:value="0.754000026553869">
            <text:p>0,754000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Concordance.B118]*[.B55]" office:value-type="float" office:value="0">
            <text:p>0,000000</text:p>
          </table:table-cell>
          <table:table-cell table:style-name="ce7" table:formula="of:=[Concordance.C118]*[.C55]" office:value-type="float" office:value="0">
            <text:p>0,000000</text:p>
          </table:table-cell>
          <table:table-cell table:style-name="ce7" table:formula="of:=[Concordance.D118]*[.D55]" office:value-type="float" office:value="0">
            <text:p>0,000000</text:p>
          </table:table-cell>
          <table:table-cell table:style-name="ce7" table:formula="of:=[Concordance.E118]*[.E55]" office:value-type="float" office:value="1.00000003874302">
            <text:p>1,000000</text:p>
          </table:table-cell>
          <table:table-cell table:style-name="ce7" table:formula="of:=[Concordance.F118]*[.F55]" office:value-type="float" office:value="0">
            <text:p>0,000000</text:p>
          </table:table-cell>
          <table:table-cell table:style-name="ce7" table:formula="of:=[Concordance.G118]*[.G55]" office:value-type="float" office:value="0">
            <text:p>0,000000</text:p>
          </table:table-cell>
        </table:table-row>
        <table:table-row table:style-name="ro2">
          <table:table-cell office:value-type="string">
            <text:p>Volvo C30</text:p>
          </table:table-cell>
          <table:table-cell table:style-name="ce7" table:formula="of:=[Concordance.B119]*[.B56]" office:value-type="float" office:value="0.734000031280518">
            <text:p>0,734000</text:p>
          </table:table-cell>
          <table:table-cell table:style-name="ce7" table:formula="of:=[Concordance.C119]*[.C56]" office:value-type="float" office:value="0.808000070452692">
            <text:p>0,808000</text:p>
          </table:table-cell>
          <table:table-cell table:style-name="ce7" table:formula="of:=[Concordance.D119]*[.D56]" office:value-type="float" office:value="0.695200049924852">
            <text:p>0,695200</text:p>
          </table:table-cell>
          <table:table-cell table:style-name="ce7" table:formula="of:=[Concordance.E119]*[.E56]" office:value-type="float" office:value="0.520300022166969">
            <text:p>0,520300</text:p>
          </table:table-cell>
          <table:table-cell table:style-name="ce7" table:formula="of:=[Concordance.F119]*[.F56]" office:value-type="float" office:value="1.00000003874302">
            <text:p>1,000000</text:p>
          </table:table-cell>
          <table:table-cell table:style-name="ce7" table:formula="of:=[Concordance.G119]*[.G56]" office:value-type="float" office:value="0.730000048130751">
            <text:p>0,730000</text:p>
          </table:table-cell>
        </table:table-row>
        <table:table-row table:style-name="ro2">
          <table:table-cell office:value-type="string">
            <text:p>Volvo S40 D5</text:p>
          </table:table-cell>
          <table:table-cell table:style-name="ce7" table:formula="of:=[Concordance.B120]*[.B57]" office:value-type="float" office:value="0">
            <text:p>0,000000</text:p>
          </table:table-cell>
          <table:table-cell table:style-name="ce7" table:formula="of:=[Concordance.C120]*[.C57]" office:value-type="float" office:value="1.00000003874302">
            <text:p>1,000000</text:p>
          </table:table-cell>
          <table:table-cell table:style-name="ce7" table:formula="of:=[Concordance.D120]*[.D57]" office:value-type="float" office:value="0.397500025510788">
            <text:p>0,397500</text:p>
          </table:table-cell>
          <table:table-cell table:style-name="ce7" table:formula="of:=[Concordance.E120]*[.E57]" office:value-type="float" office:value="0.757600031399727">
            <text:p>0,757600</text:p>
          </table:table-cell>
          <table:table-cell table:style-name="ce7" table:formula="of:=[Concordance.F120]*[.F57]" office:value-type="float" office:value="0">
            <text:p>0,000000</text:p>
          </table:table-cell>
          <table:table-cell table:style-name="ce7" table:formula="of:=[Concordance.G120]*[.G57]" office:value-type="float" office:value="1.00000003874302">
            <text:p>1,000000</text:p>
          </table:table-cell>
        </table:table-row>
      </table:table>
      <table:table table:name="Preference" table:style-name="ta2" table:print="false">
        <table:table-column table:style-name="co2" table:default-cell-style-name="ce1"/>
        <table:table-column table:style-name="co2" table:number-columns-repeated="12" table:default-cell-style-name="ce2"/>
        <table:table-column table:style-name="co2" table:default-cell-style-name="Default"/>
        <table:table-row table:style-name="ro1">
          <table:table-cell table:style-name="ce6" office:value-type="string">
            <text:p>Preference (with thresholds)</text:p>
          </table:table-cell>
          <table:table-cell table:number-columns-repeated="13"/>
        </table:table-row>
        <table:table-row table:style-name="ro2">
          <table:table-cell table:style-name="ce5" office:value-type="string">
            <text:p>(perf a - perf b) better than or equal to (threshold_p) =&gt; full weight</text:p>
          </table:table-cell>
          <table:table-cell table:style-name="ce5" table:number-columns-repeated="8"/>
          <table:table-cell table:number-columns-repeated="5"/>
        </table:table-row>
        <table:table-row table:style-name="ro2">
          <table:table-cell table:style-name="ce5" office:value-type="string">
            <text:p>(perf a - perf b) less than or equal to (threshold_q) =&gt; zero</text:p>
          </table:table-cell>
          <table:table-cell table:style-name="ce5" table:number-columns-repeated="8"/>
          <table:table-cell table:number-columns-repeated="5"/>
        </table:table-row>
        <table:table-row table:style-name="ro2">
          <table:table-cell table:style-name="ce5" office:value-type="string">
            <text:p>else =&gt; weight * (perf a - perf b - threshold_q) / (threshold_p - threshold_q)</text:p>
          </table:table-cell>
          <table:table-cell table:style-name="ce5" table:number-columns-repeated="8"/>
          <table:table-cell table:number-columns-repeated="5"/>
        </table:table-row>
        <table:table-row table:style-name="ro2">
          <table:table-cell table:style-name="ce5" office:value-type="string">
            <text:p>Promethee I, II.</text:p>
          </table:table-cell>
          <table:table-cell table:style-name="ce5" table:number-columns-repeated="8"/>
          <table:table-cell table:number-columns-repeated="5"/>
        </table:table-row>
        <table:table-row table:style-name="ro2">
          <table:table-cell table:style-name="ce5" table:number-columns-repeated="9"/>
          <table:table-cell table:number-columns-repeated="5"/>
        </table:table-row>
        <table:table-row table:style-name="ro3">
          <table:table-cell table:style-name="Titre_a0_2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7];Criteria;2;0)=&quot;Minimize&quot;;-1;+1)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9]*([.$J9]-VLOOKUP([.B$8];Performances;[.$I9]))&gt;=[.$K9];[.$M9];IF([.$H9]*([.$J9]-VLOOKUP([.B$8];Performances;[.$I9]))&lt;=[.$L9];0;[.$M9]*([.$H9]*([.$J9]-VLOOKUP([.B$8];Performances;[.$I9]))-[.$L9])/([.$K9]-[.$L9])))" office:value-type="float" office:value="0">
            <text:p>0</text:p>
          </table:table-cell>
          <table:table-cell table:formula="of:=IF([.$H9]*([.$J9]-VLOOKUP([.C$8];Performances;[.$I9]))&gt;=[.$K9];[.$M9];IF([.$H9]*([.$J9]-VLOOKUP([.C$8];Performances;[.$I9]))&lt;=[.$L9];0;[.$M9]*([.$H9]*([.$J9]-VLOOKUP([.C$8];Performances;[.$I9]))-[.$L9])/([.$K9]-[.$L9])))" office:value-type="float" office:value="0.400000005960464">
            <text:p>0,40</text:p>
          </table:table-cell>
          <table:table-cell table:formula="of:=IF([.$H9]*([.$J9]-VLOOKUP([.D$8];Performances;[.$I9]))&gt;=[.$K9];[.$M9];IF([.$H9]*([.$J9]-VLOOKUP([.D$8];Performances;[.$I9]))&lt;=[.$L9];0;[.$M9]*([.$H9]*([.$J9]-VLOOKUP([.D$8];Performances;[.$I9]))-[.$L9])/([.$K9]-[.$L9])))" office:value-type="float" office:value="0.331200004935264">
            <text:p>0,33</text:p>
          </table:table-cell>
          <table:table-cell table:formula="of:=IF([.$H9]*([.$J9]-VLOOKUP([.E$8];Performances;[.$I9]))&gt;=[.$K9];[.$M9];IF([.$H9]*([.$J9]-VLOOKUP([.E$8];Performances;[.$I9]))&lt;=[.$L9];0;[.$M9]*([.$H9]*([.$J9]-VLOOKUP([.E$8];Performances;[.$I9]))-[.$L9])/([.$K9]-[.$L9])))" office:value-type="float" office:value="0.400000005960464">
            <text:p>0,40</text:p>
          </table:table-cell>
          <table:table-cell table:formula="of:=IF([.$H9]*([.$J9]-VLOOKUP([.F$8];Performances;[.$I9]))&gt;=[.$K9];[.$M9];IF([.$H9]*([.$J9]-VLOOKUP([.F$8];Performances;[.$I9]))&lt;=[.$L9];0;[.$M9]*([.$H9]*([.$J9]-VLOOKUP([.F$8];Performances;[.$I9]))-[.$L9])/([.$K9]-[.$L9])))" office:value-type="float" office:value="0.0272000004053116">
            <text:p>0,03</text:p>
          </table:table-cell>
          <table:table-cell table:formula="of:=IF([.$H9]*([.$J9]-VLOOKUP([.G$8];Performances;[.$I9]))&gt;=[.$K9];[.$M9];IF([.$H9]*([.$J9]-VLOOKUP([.G$8];Performances;[.$I9]))&lt;=[.$L9];0;[.$M9]*([.$H9]*([.$J9]-VLOOKUP([.G$8];Performances;[.$I9]))-[.$L9])/([.$K9]-[.$L9])))" office:value-type="float" office:value="0.400000005960464">
            <text:p>0,40</text:p>
          </table:table-cell>
          <table:table-cell table:formula="of:=[.D7]" office:value-type="float" office:value="-1">
            <text:p>-1</text:p>
          </table:table-cell>
          <table:table-cell table:formula="of:=[.E7]" office:value-type="float" office:value="2">
            <text:p>2</text:p>
          </table:table-cell>
          <table:table-cell table:formula="of:=VLOOKUP([.$A9];Performances;[.$I9])" office:value-type="float" office:value="22080">
            <text:p>22080</text:p>
          </table:table-cell>
          <table:table-cell table:formula="of:=VLOOKUP(&quot;Thresh_p&quot;;Criteria;[.$I9];0)" office:value-type="float" office:value="3000">
            <text:p>3000</text:p>
          </table:table-cell>
          <table:table-cell table:formula="of:=VLOOKUP(&quot;Thresh_q&quot;;Criteria;[.$I9];0)" office:value-type="float" office:value="500">
            <text:p>500</text:p>
          </table:table-cell>
          <table:table-cell table:formula="of:=VLOOKUP(&quot;Weight&quot;;Criteria;[.$I9])" office:value-type="float" office:value="0.400000005960464">
            <text:p>0,40</text:p>
          </table:table-cell>
          <table:table-cell table:formula="of:=SUM([.B9:.G9])" office:value-type="float" office:value="1.55840002322197">
            <text:p>1,56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10]*([.$J10]-VLOOKUP([.B$8];Performances;[.$I10]))&gt;=[.$K10];[.$M10];IF([.$H10]*([.$J10]-VLOOKUP([.B$8];Performances;[.$I10]))&lt;=[.$L10];0;[.$M10]*([.$H10]*([.$J10]-VLOOKUP([.B$8];Performances;[.$I10]))-[.$L10])/([.$K10]-[.$L10])))" office:value-type="float" office:value="0">
            <text:p>0</text:p>
          </table:table-cell>
          <table:table-cell table:formula="of:=IF([.$H10]*([.$J10]-VLOOKUP([.C$8];Performances;[.$I10]))&gt;=[.$K10];[.$M10];IF([.$H10]*([.$J10]-VLOOKUP([.C$8];Performances;[.$I10]))&lt;=[.$L10];0;[.$M10]*([.$H10]*([.$J10]-VLOOKUP([.C$8];Performances;[.$I10]))-[.$L10])/([.$K10]-[.$L10])))" office:value-type="float" office:value="0">
            <text:p>0</text:p>
          </table:table-cell>
          <table:table-cell table:formula="of:=IF([.$H10]*([.$J10]-VLOOKUP([.D$8];Performances;[.$I10]))&gt;=[.$K10];[.$M10];IF([.$H10]*([.$J10]-VLOOKUP([.D$8];Performances;[.$I10]))&lt;=[.$L10];0;[.$M10]*([.$H10]*([.$J10]-VLOOKUP([.D$8];Performances;[.$I10]))-[.$L10])/([.$K10]-[.$L10])))" office:value-type="float" office:value="0">
            <text:p>0</text:p>
          </table:table-cell>
          <table:table-cell table:formula="of:=IF([.$H10]*([.$J10]-VLOOKUP([.E$8];Performances;[.$I10]))&gt;=[.$K10];[.$M10];IF([.$H10]*([.$J10]-VLOOKUP([.E$8];Performances;[.$I10]))&lt;=[.$L10];0;[.$M10]*([.$H10]*([.$J10]-VLOOKUP([.E$8];Performances;[.$I10]))-[.$L10])/([.$K10]-[.$L10])))" office:value-type="float" office:value="0.400000005960464">
            <text:p>0,40</text:p>
          </table:table-cell>
          <table:table-cell table:formula="of:=IF([.$H10]*([.$J10]-VLOOKUP([.F$8];Performances;[.$I10]))&gt;=[.$K10];[.$M10];IF([.$H10]*([.$J10]-VLOOKUP([.F$8];Performances;[.$I10]))&lt;=[.$L10];0;[.$M10]*([.$H10]*([.$J10]-VLOOKUP([.F$8];Performances;[.$I10]))-[.$L10])/([.$K10]-[.$L10])))" office:value-type="float" office:value="0">
            <text:p>0</text:p>
          </table:table-cell>
          <table:table-cell table:formula="of:=IF([.$H10]*([.$J10]-VLOOKUP([.G$8];Performances;[.$I10]))&gt;=[.$K10];[.$M10];IF([.$H10]*([.$J10]-VLOOKUP([.G$8];Performances;[.$I10]))&lt;=[.$L10];0;[.$M10]*([.$H10]*([.$J10]-VLOOKUP([.G$8];Performances;[.$I10]))-[.$L10])/([.$K10]-[.$L10])))" office:value-type="float" office:value="0">
            <text:p>0</text:p>
          </table:table-cell>
          <table:table-cell table:formula="of:=[.H9]" office:value-type="float" office:value="-1">
            <text:p>-1</text:p>
          </table:table-cell>
          <table:table-cell table:formula="of:=[.I9]" office:value-type="float" office:value="2">
            <text:p>2</text:p>
          </table:table-cell>
          <table:table-cell table:formula="of:=VLOOKUP([.$A10];Performances;[.$I10])" office:value-type="float" office:value="28100">
            <text:p>28100</text:p>
          </table:table-cell>
          <table:table-cell table:formula="of:=VLOOKUP(&quot;Thresh_p&quot;;Criteria;[.$I10];0)" office:value-type="float" office:value="3000">
            <text:p>3000</text:p>
          </table:table-cell>
          <table:table-cell table:formula="of:=VLOOKUP(&quot;Thresh_q&quot;;Criteria;[.$I10];0)" office:value-type="float" office:value="500">
            <text:p>500</text:p>
          </table:table-cell>
          <table:table-cell table:formula="of:=VLOOKUP(&quot;Weight&quot;;Criteria;[.$I10])" office:value-type="float" office:value="0.400000005960464">
            <text:p>0,40</text:p>
          </table:table-cell>
          <table:table-cell table:formula="of:=SUM([.B10:.G10])" office:value-type="float" office:value="0.400000005960464">
            <text:p>0,40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11]*([.$J11]-VLOOKUP([.B$8];Performances;[.$I11]))&gt;=[.$K11];[.$M11];IF([.$H11]*([.$J11]-VLOOKUP([.B$8];Performances;[.$I11]))&lt;=[.$L11];0;[.$M11]*([.$H11]*([.$J11]-VLOOKUP([.B$8];Performances;[.$I11]))-[.$L11])/([.$K11]-[.$L11])))" office:value-type="float" office:value="0">
            <text:p>0</text:p>
          </table:table-cell>
          <table:table-cell table:formula="of:=IF([.$H11]*([.$J11]-VLOOKUP([.C$8];Performances;[.$I11]))&gt;=[.$K11];[.$M11];IF([.$H11]*([.$J11]-VLOOKUP([.C$8];Performances;[.$I11]))&lt;=[.$L11];0;[.$M11]*([.$H11]*([.$J11]-VLOOKUP([.C$8];Performances;[.$I11]))-[.$L11])/([.$K11]-[.$L11])))" office:value-type="float" office:value="0.400000005960464">
            <text:p>0,40</text:p>
          </table:table-cell>
          <table:table-cell table:formula="of:=IF([.$H11]*([.$J11]-VLOOKUP([.D$8];Performances;[.$I11]))&gt;=[.$K11];[.$M11];IF([.$H11]*([.$J11]-VLOOKUP([.D$8];Performances;[.$I11]))&lt;=[.$L11];0;[.$M11]*([.$H11]*([.$J11]-VLOOKUP([.D$8];Performances;[.$I11]))-[.$L11])/([.$K11]-[.$L11])))" office:value-type="float" office:value="0">
            <text:p>0</text:p>
          </table:table-cell>
          <table:table-cell table:formula="of:=IF([.$H11]*([.$J11]-VLOOKUP([.E$8];Performances;[.$I11]))&gt;=[.$K11];[.$M11];IF([.$H11]*([.$J11]-VLOOKUP([.E$8];Performances;[.$I11]))&lt;=[.$L11];0;[.$M11]*([.$H11]*([.$J11]-VLOOKUP([.E$8];Performances;[.$I11]))-[.$L11])/([.$K11]-[.$L11])))" office:value-type="float" office:value="0.400000005960464">
            <text:p>0,40</text:p>
          </table:table-cell>
          <table:table-cell table:formula="of:=IF([.$H11]*([.$J11]-VLOOKUP([.F$8];Performances;[.$I11]))&gt;=[.$K11];[.$M11];IF([.$H11]*([.$J11]-VLOOKUP([.F$8];Performances;[.$I11]))&lt;=[.$L11];0;[.$M11]*([.$H11]*([.$J11]-VLOOKUP([.F$8];Performances;[.$I11]))-[.$L11])/([.$K11]-[.$L11])))" office:value-type="float" office:value="0">
            <text:p>0</text:p>
          </table:table-cell>
          <table:table-cell table:formula="of:=IF([.$H11]*([.$J11]-VLOOKUP([.G$8];Performances;[.$I11]))&gt;=[.$K11];[.$M11];IF([.$H11]*([.$J11]-VLOOKUP([.G$8];Performances;[.$I11]))&lt;=[.$L11];0;[.$M11]*([.$H11]*([.$J11]-VLOOKUP([.G$8];Performances;[.$I11]))-[.$L11])/([.$K11]-[.$L11])))" office:value-type="float" office:value="0.352000005245208">
            <text:p>0,35</text:p>
          </table:table-cell>
          <table:table-cell table:formula="of:=[.H10]" office:value-type="float" office:value="-1">
            <text:p>-1</text:p>
          </table:table-cell>
          <table:table-cell table:formula="of:=[.I10]" office:value-type="float" office:value="2">
            <text:p>2</text:p>
          </table:table-cell>
          <table:table-cell table:formula="of:=VLOOKUP([.$A11];Performances;[.$I11])" office:value-type="float" office:value="24650">
            <text:p>24650</text:p>
          </table:table-cell>
          <table:table-cell table:formula="of:=VLOOKUP(&quot;Thresh_p&quot;;Criteria;[.$I11];0)" office:value-type="float" office:value="3000">
            <text:p>3000</text:p>
          </table:table-cell>
          <table:table-cell table:formula="of:=VLOOKUP(&quot;Thresh_q&quot;;Criteria;[.$I11];0)" office:value-type="float" office:value="500">
            <text:p>500</text:p>
          </table:table-cell>
          <table:table-cell table:formula="of:=VLOOKUP(&quot;Weight&quot;;Criteria;[.$I11])" office:value-type="float" office:value="0.400000005960464">
            <text:p>0,40</text:p>
          </table:table-cell>
          <table:table-cell table:formula="of:=SUM([.B11:.G11])" office:value-type="float" office:value="1.15200001716614">
            <text:p>1,15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12]*([.$J12]-VLOOKUP([.B$8];Performances;[.$I12]))&gt;=[.$K12];[.$M12];IF([.$H12]*([.$J12]-VLOOKUP([.B$8];Performances;[.$I12]))&lt;=[.$L12];0;[.$M12]*([.$H12]*([.$J12]-VLOOKUP([.B$8];Performances;[.$I12]))-[.$L12])/([.$K12]-[.$L12])))" office:value-type="float" office:value="0">
            <text:p>0</text:p>
          </table:table-cell>
          <table:table-cell table:formula="of:=IF([.$H12]*([.$J12]-VLOOKUP([.C$8];Performances;[.$I12]))&gt;=[.$K12];[.$M12];IF([.$H12]*([.$J12]-VLOOKUP([.C$8];Performances;[.$I12]))&lt;=[.$L12];0;[.$M12]*([.$H12]*([.$J12]-VLOOKUP([.C$8];Performances;[.$I12]))-[.$L12])/([.$K12]-[.$L12])))" office:value-type="float" office:value="0">
            <text:p>0</text:p>
          </table:table-cell>
          <table:table-cell table:formula="of:=IF([.$H12]*([.$J12]-VLOOKUP([.D$8];Performances;[.$I12]))&gt;=[.$K12];[.$M12];IF([.$H12]*([.$J12]-VLOOKUP([.D$8];Performances;[.$I12]))&lt;=[.$L12];0;[.$M12]*([.$H12]*([.$J12]-VLOOKUP([.D$8];Performances;[.$I12]))-[.$L12])/([.$K12]-[.$L12])))" office:value-type="float" office:value="0">
            <text:p>0</text:p>
          </table:table-cell>
          <table:table-cell table:formula="of:=IF([.$H12]*([.$J12]-VLOOKUP([.E$8];Performances;[.$I12]))&gt;=[.$K12];[.$M12];IF([.$H12]*([.$J12]-VLOOKUP([.E$8];Performances;[.$I12]))&lt;=[.$L12];0;[.$M12]*([.$H12]*([.$J12]-VLOOKUP([.E$8];Performances;[.$I12]))-[.$L12])/([.$K12]-[.$L12])))" office:value-type="float" office:value="0">
            <text:p>0</text:p>
          </table:table-cell>
          <table:table-cell table:formula="of:=IF([.$H12]*([.$J12]-VLOOKUP([.F$8];Performances;[.$I12]))&gt;=[.$K12];[.$M12];IF([.$H12]*([.$J12]-VLOOKUP([.F$8];Performances;[.$I12]))&lt;=[.$L12];0;[.$M12]*([.$H12]*([.$J12]-VLOOKUP([.F$8];Performances;[.$I12]))-[.$L12])/([.$K12]-[.$L12])))" office:value-type="float" office:value="0">
            <text:p>0</text:p>
          </table:table-cell>
          <table:table-cell table:formula="of:=IF([.$H12]*([.$J12]-VLOOKUP([.G$8];Performances;[.$I12]))&gt;=[.$K12];[.$M12];IF([.$H12]*([.$J12]-VLOOKUP([.G$8];Performances;[.$I12]))&lt;=[.$L12];0;[.$M12]*([.$H12]*([.$J12]-VLOOKUP([.G$8];Performances;[.$I12]))-[.$L12])/([.$K12]-[.$L12])))" office:value-type="float" office:value="0">
            <text:p>0</text:p>
          </table:table-cell>
          <table:table-cell table:formula="of:=[.H11]" office:value-type="float" office:value="-1">
            <text:p>-1</text:p>
          </table:table-cell>
          <table:table-cell table:formula="of:=[.I11]" office:value-type="float" office:value="2">
            <text:p>2</text:p>
          </table:table-cell>
          <table:table-cell table:formula="of:=VLOOKUP([.$A12];Performances;[.$I12])" office:value-type="float" office:value="32700">
            <text:p>32700</text:p>
          </table:table-cell>
          <table:table-cell table:formula="of:=VLOOKUP(&quot;Thresh_p&quot;;Criteria;[.$I12];0)" office:value-type="float" office:value="3000">
            <text:p>3000</text:p>
          </table:table-cell>
          <table:table-cell table:formula="of:=VLOOKUP(&quot;Thresh_q&quot;;Criteria;[.$I12];0)" office:value-type="float" office:value="500">
            <text:p>500</text:p>
          </table:table-cell>
          <table:table-cell table:formula="of:=VLOOKUP(&quot;Weight&quot;;Criteria;[.$I12])" office:value-type="float" office:value="0.400000005960464">
            <text:p>0,40</text:p>
          </table:table-cell>
          <table:table-cell table:formula="of:=SUM([.B12:.G12])" office:value-type="float" office:value="0">
            <text:p>0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13]*([.$J13]-VLOOKUP([.B$8];Performances;[.$I13]))&gt;=[.$K13];[.$M13];IF([.$H13]*([.$J13]-VLOOKUP([.B$8];Performances;[.$I13]))&lt;=[.$L13];0;[.$M13]*([.$H13]*([.$J13]-VLOOKUP([.B$8];Performances;[.$I13]))-[.$L13])/([.$K13]-[.$L13])))" office:value-type="float" office:value="0">
            <text:p>0</text:p>
          </table:table-cell>
          <table:table-cell table:formula="of:=IF([.$H13]*([.$J13]-VLOOKUP([.C$8];Performances;[.$I13]))&gt;=[.$K13];[.$M13];IF([.$H13]*([.$J13]-VLOOKUP([.C$8];Performances;[.$I13]))&lt;=[.$L13];0;[.$M13]*([.$H13]*([.$J13]-VLOOKUP([.C$8];Performances;[.$I13]))-[.$L13])/([.$K13]-[.$L13])))" office:value-type="float" office:value="0.400000005960464">
            <text:p>0,40</text:p>
          </table:table-cell>
          <table:table-cell table:formula="of:=IF([.$H13]*([.$J13]-VLOOKUP([.D$8];Performances;[.$I13]))&gt;=[.$K13];[.$M13];IF([.$H13]*([.$J13]-VLOOKUP([.D$8];Performances;[.$I13]))&lt;=[.$L13];0;[.$M13]*([.$H13]*([.$J13]-VLOOKUP([.D$8];Performances;[.$I13]))-[.$L13])/([.$K13]-[.$L13])))" office:value-type="float" office:value="0.22400000333786">
            <text:p>0,22</text:p>
          </table:table-cell>
          <table:table-cell table:formula="of:=IF([.$H13]*([.$J13]-VLOOKUP([.E$8];Performances;[.$I13]))&gt;=[.$K13];[.$M13];IF([.$H13]*([.$J13]-VLOOKUP([.E$8];Performances;[.$I13]))&lt;=[.$L13];0;[.$M13]*([.$H13]*([.$J13]-VLOOKUP([.E$8];Performances;[.$I13]))-[.$L13])/([.$K13]-[.$L13])))" office:value-type="float" office:value="0.400000005960464">
            <text:p>0,40</text:p>
          </table:table-cell>
          <table:table-cell table:formula="of:=IF([.$H13]*([.$J13]-VLOOKUP([.F$8];Performances;[.$I13]))&gt;=[.$K13];[.$M13];IF([.$H13]*([.$J13]-VLOOKUP([.F$8];Performances;[.$I13]))&lt;=[.$L13];0;[.$M13]*([.$H13]*([.$J13]-VLOOKUP([.F$8];Performances;[.$I13]))-[.$L13])/([.$K13]-[.$L13])))" office:value-type="float" office:value="0">
            <text:p>0</text:p>
          </table:table-cell>
          <table:table-cell table:formula="of:=IF([.$H13]*([.$J13]-VLOOKUP([.G$8];Performances;[.$I13]))&gt;=[.$K13];[.$M13];IF([.$H13]*([.$J13]-VLOOKUP([.G$8];Performances;[.$I13]))&lt;=[.$L13];0;[.$M13]*([.$H13]*([.$J13]-VLOOKUP([.G$8];Performances;[.$I13]))-[.$L13])/([.$K13]-[.$L13])))" office:value-type="float" office:value="0.400000005960464">
            <text:p>0,40</text:p>
          </table:table-cell>
          <table:table-cell table:formula="of:=[.H12]" office:value-type="float" office:value="-1">
            <text:p>-1</text:p>
          </table:table-cell>
          <table:table-cell table:formula="of:=[.I12]" office:value-type="float" office:value="2">
            <text:p>2</text:p>
          </table:table-cell>
          <table:table-cell table:formula="of:=VLOOKUP([.$A13];Performances;[.$I13])" office:value-type="float" office:value="22750">
            <text:p>22750</text:p>
          </table:table-cell>
          <table:table-cell table:formula="of:=VLOOKUP(&quot;Thresh_p&quot;;Criteria;[.$I13];0)" office:value-type="float" office:value="3000">
            <text:p>3000</text:p>
          </table:table-cell>
          <table:table-cell table:formula="of:=VLOOKUP(&quot;Thresh_q&quot;;Criteria;[.$I13];0)" office:value-type="float" office:value="500">
            <text:p>500</text:p>
          </table:table-cell>
          <table:table-cell table:formula="of:=VLOOKUP(&quot;Weight&quot;;Criteria;[.$I13])" office:value-type="float" office:value="0.400000005960464">
            <text:p>0,40</text:p>
          </table:table-cell>
          <table:table-cell table:formula="of:=SUM([.B13:.G13])" office:value-type="float" office:value="1.42400002121925">
            <text:p>1,4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14]*([.$J14]-VLOOKUP([.B$8];Performances;[.$I14]))&gt;=[.$K14];[.$M14];IF([.$H14]*([.$J14]-VLOOKUP([.B$8];Performances;[.$I14]))&lt;=[.$L14];0;[.$M14]*([.$H14]*([.$J14]-VLOOKUP([.B$8];Performances;[.$I14]))-[.$L14])/([.$K14]-[.$L14])))" office:value-type="float" office:value="0">
            <text:p>0</text:p>
          </table:table-cell>
          <table:table-cell table:formula="of:=IF([.$H14]*([.$J14]-VLOOKUP([.C$8];Performances;[.$I14]))&gt;=[.$K14];[.$M14];IF([.$H14]*([.$J14]-VLOOKUP([.C$8];Performances;[.$I14]))&lt;=[.$L14];0;[.$M14]*([.$H14]*([.$J14]-VLOOKUP([.C$8];Performances;[.$I14]))-[.$L14])/([.$K14]-[.$L14])))" office:value-type="float" office:value="0.0400000005960464">
            <text:p>0,04</text:p>
          </table:table-cell>
          <table:table-cell table:formula="of:=IF([.$H14]*([.$J14]-VLOOKUP([.D$8];Performances;[.$I14]))&gt;=[.$K14];[.$M14];IF([.$H14]*([.$J14]-VLOOKUP([.D$8];Performances;[.$I14]))&lt;=[.$L14];0;[.$M14]*([.$H14]*([.$J14]-VLOOKUP([.D$8];Performances;[.$I14]))-[.$L14])/([.$K14]-[.$L14])))" office:value-type="float" office:value="0">
            <text:p>0</text:p>
          </table:table-cell>
          <table:table-cell table:formula="of:=IF([.$H14]*([.$J14]-VLOOKUP([.E$8];Performances;[.$I14]))&gt;=[.$K14];[.$M14];IF([.$H14]*([.$J14]-VLOOKUP([.E$8];Performances;[.$I14]))&lt;=[.$L14];0;[.$M14]*([.$H14]*([.$J14]-VLOOKUP([.E$8];Performances;[.$I14]))-[.$L14])/([.$K14]-[.$L14])))" office:value-type="float" office:value="0.400000005960464">
            <text:p>0,40</text:p>
          </table:table-cell>
          <table:table-cell table:formula="of:=IF([.$H14]*([.$J14]-VLOOKUP([.F$8];Performances;[.$I14]))&gt;=[.$K14];[.$M14];IF([.$H14]*([.$J14]-VLOOKUP([.F$8];Performances;[.$I14]))&lt;=[.$L14];0;[.$M14]*([.$H14]*([.$J14]-VLOOKUP([.F$8];Performances;[.$I14]))-[.$L14])/([.$K14]-[.$L14])))" office:value-type="float" office:value="0">
            <text:p>0</text:p>
          </table:table-cell>
          <table:table-cell table:formula="of:=IF([.$H14]*([.$J14]-VLOOKUP([.G$8];Performances;[.$I14]))&gt;=[.$K14];[.$M14];IF([.$H14]*([.$J14]-VLOOKUP([.G$8];Performances;[.$I14]))&lt;=[.$L14];0;[.$M14]*([.$H14]*([.$J14]-VLOOKUP([.G$8];Performances;[.$I14]))-[.$L14])/([.$K14]-[.$L14])))" office:value-type="float" office:value="0">
            <text:p>0</text:p>
          </table:table-cell>
          <table:table-cell table:formula="of:=[.H13]" office:value-type="float" office:value="-1">
            <text:p>-1</text:p>
          </table:table-cell>
          <table:table-cell table:formula="of:=[.I13]" office:value-type="float" office:value="2">
            <text:p>2</text:p>
          </table:table-cell>
          <table:table-cell table:formula="of:=VLOOKUP([.$A14];Performances;[.$I14])" office:value-type="float" office:value="27350">
            <text:p>27350</text:p>
          </table:table-cell>
          <table:table-cell table:formula="of:=VLOOKUP(&quot;Thresh_p&quot;;Criteria;[.$I14];0)" office:value-type="float" office:value="3000">
            <text:p>3000</text:p>
          </table:table-cell>
          <table:table-cell table:formula="of:=VLOOKUP(&quot;Thresh_q&quot;;Criteria;[.$I14];0)" office:value-type="float" office:value="500">
            <text:p>500</text:p>
          </table:table-cell>
          <table:table-cell table:formula="of:=VLOOKUP(&quot;Weight&quot;;Criteria;[.$I14])" office:value-type="float" office:value="0.400000005960464">
            <text:p>0,40</text:p>
          </table:table-cell>
          <table:table-cell table:formula="of:=SUM([.B14:.G14])" office:value-type="float" office:value="0.44000000655651">
            <text:p>0,44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9:.B14])" office:value-type="float" office:value="0">
            <text:p>0</text:p>
          </table:table-cell>
          <table:table-cell table:style-name="Default" table:formula="of:=SUM([.C9:.C14])" office:value-type="float" office:value="1.24000001847744">
            <text:p>1,24</text:p>
          </table:table-cell>
          <table:table-cell table:style-name="Default" table:formula="of:=SUM([.D9:.D14])" office:value-type="float" office:value="0.555200008273124">
            <text:p>0,56</text:p>
          </table:table-cell>
          <table:table-cell table:style-name="Default" table:formula="of:=SUM([.E9:.E14])" office:value-type="float" office:value="2.00000002980232">
            <text:p>2,00</text:p>
          </table:table-cell>
          <table:table-cell table:style-name="Default" table:formula="of:=SUM([.F9:.F14])" office:value-type="float" office:value="0.0272000004053116">
            <text:p>0,03</text:p>
          </table:table-cell>
          <table:table-cell table:style-name="Default" table:formula="of:=SUM([.G9:.G14])" office:value-type="float" office:value="1.15200001716614">
            <text:p>1,15</text:p>
          </table:table-cell>
          <table:table-cell table:number-columns-repeated="7"/>
        </table:table-row>
        <table:table-row table:style-name="ro2">
          <table:table-cell table:style-name="Default" table:number-columns-repeated="13"/>
          <table:table-cell/>
        </table:table-row>
        <table:table-row table:style-name="ro3">
          <table:table-cell table:style-name="Titre_a0_2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18];Criteria;2;0)=&quot;Minimize&quot;;-1;+1)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20]*([.$J20]-VLOOKUP([.B$8];Performances;[.$I20]))&gt;=[.$K20];[.$M20];IF([.$H20]*([.$J20]-VLOOKUP([.B$8];Performances;[.$I20]))&lt;=[.$L20];0;[.$M20]*([.$H20]*([.$J20]-VLOOKUP([.B$8];Performances;[.$I20]))-[.$L20])/([.$K20]-[.$L20])))" office:value-type="float" office:value="0">
            <text:p>0</text:p>
          </table:table-cell>
          <table:table-cell table:formula="of:=IF([.$H20]*([.$J20]-VLOOKUP([.C$8];Performances;[.$I20]))&gt;=[.$K20];[.$M20];IF([.$H20]*([.$J20]-VLOOKUP([.C$8];Performances;[.$I20]))&lt;=[.$L20];0;[.$M20]*([.$H20]*([.$J20]-VLOOKUP([.C$8];Performances;[.$I20]))-[.$L20])/([.$K20]-[.$L20])))" office:value-type="float" office:value="0">
            <text:p>0</text:p>
          </table:table-cell>
          <table:table-cell table:formula="of:=IF([.$H20]*([.$J20]-VLOOKUP([.D$8];Performances;[.$I20]))&gt;=[.$K20];[.$M20];IF([.$H20]*([.$J20]-VLOOKUP([.D$8];Performances;[.$I20]))&lt;=[.$L20];0;[.$M20]*([.$H20]*([.$J20]-VLOOKUP([.D$8];Performances;[.$I20]))-[.$L20])/([.$K20]-[.$L20])))" office:value-type="float" office:value="0">
            <text:p>0</text:p>
          </table:table-cell>
          <table:table-cell table:formula="of:=IF([.$H20]*([.$J20]-VLOOKUP([.E$8];Performances;[.$I20]))&gt;=[.$K20];[.$M20];IF([.$H20]*([.$J20]-VLOOKUP([.E$8];Performances;[.$I20]))&lt;=[.$L20];0;[.$M20]*([.$H20]*([.$J20]-VLOOKUP([.E$8];Performances;[.$I20]))-[.$L20])/([.$K20]-[.$L20])))" office:value-type="float" office:value="0">
            <text:p>0</text:p>
          </table:table-cell>
          <table:table-cell table:formula="of:=IF([.$H20]*([.$J20]-VLOOKUP([.F$8];Performances;[.$I20]))&gt;=[.$K20];[.$M20];IF([.$H20]*([.$J20]-VLOOKUP([.F$8];Performances;[.$I20]))&lt;=[.$L20];0;[.$M20]*([.$H20]*([.$J20]-VLOOKUP([.F$8];Performances;[.$I20]))-[.$L20])/([.$K20]-[.$L20])))" office:value-type="float" office:value="0">
            <text:p>0</text:p>
          </table:table-cell>
          <table:table-cell table:formula="of:=IF([.$H20]*([.$J20]-VLOOKUP([.G$8];Performances;[.$I20]))&gt;=[.$K20];[.$M20];IF([.$H20]*([.$J20]-VLOOKUP([.G$8];Performances;[.$I20]))&lt;=[.$L20];0;[.$M20]*([.$H20]*([.$J20]-VLOOKUP([.G$8];Performances;[.$I20]))-[.$L20])/([.$K20]-[.$L20])))" office:value-type="float" office:value="0">
            <text:p>0</text:p>
          </table:table-cell>
          <table:table-cell table:formula="of:=[.D18]" office:value-type="float" office:value="1">
            <text:p>1</text:p>
          </table:table-cell>
          <table:table-cell table:formula="of:=[.E18]" office:value-type="float" office:value="3">
            <text:p>3</text:p>
          </table:table-cell>
          <table:table-cell table:formula="of:=VLOOKUP([.$A20];Performances;[.$I20])" office:value-type="float" office:value="105">
            <text:p>105</text:p>
          </table:table-cell>
          <table:table-cell table:formula="of:=VLOOKUP(&quot;Thresh_p&quot;;Criteria;[.$I20];0)" office:value-type="float" office:value="30">
            <text:p>30</text:p>
          </table:table-cell>
          <table:table-cell table:formula="of:=VLOOKUP(&quot;Thresh_q&quot;;Criteria;[.$I20];0)" office:value-type="float" office:value="0">
            <text:p>0</text:p>
          </table:table-cell>
          <table:table-cell table:formula="of:=VLOOKUP(&quot;Weight&quot;;Criteria;[.$I20])" office:value-type="float" office:value="0.180000014305115">
            <text:p>0,18</text:p>
          </table:table-cell>
          <table:table-cell table:formula="of:=SUM([.B20:.G20])" office:value-type="float" office:value="0">
            <text:p>0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21]*([.$J21]-VLOOKUP([.B$8];Performances;[.$I21]))&gt;=[.$K21];[.$M21];IF([.$H21]*([.$J21]-VLOOKUP([.B$8];Performances;[.$I21]))&lt;=[.$L21];0;[.$M21]*([.$H21]*([.$J21]-VLOOKUP([.B$8];Performances;[.$I21]))-[.$L21])/([.$K21]-[.$L21])))" office:value-type="float" office:value="0.180000014305115">
            <text:p>0,18</text:p>
          </table:table-cell>
          <table:table-cell table:formula="of:=IF([.$H21]*([.$J21]-VLOOKUP([.C$8];Performances;[.$I21]))&gt;=[.$K21];[.$M21];IF([.$H21]*([.$J21]-VLOOKUP([.C$8];Performances;[.$I21]))&lt;=[.$L21];0;[.$M21]*([.$H21]*([.$J21]-VLOOKUP([.C$8];Performances;[.$I21]))-[.$L21])/([.$K21]-[.$L21])))" office:value-type="float" office:value="0">
            <text:p>0</text:p>
          </table:table-cell>
          <table:table-cell table:formula="of:=IF([.$H21]*([.$J21]-VLOOKUP([.D$8];Performances;[.$I21]))&gt;=[.$K21];[.$M21];IF([.$H21]*([.$J21]-VLOOKUP([.D$8];Performances;[.$I21]))&lt;=[.$L21];0;[.$M21]*([.$H21]*([.$J21]-VLOOKUP([.D$8];Performances;[.$I21]))-[.$L21])/([.$K21]-[.$L21])))" office:value-type="float" office:value="0.102000008106232">
            <text:p>0,10</text:p>
          </table:table-cell>
          <table:table-cell table:formula="of:=IF([.$H21]*([.$J21]-VLOOKUP([.E$8];Performances;[.$I21]))&gt;=[.$K21];[.$M21];IF([.$H21]*([.$J21]-VLOOKUP([.E$8];Performances;[.$I21]))&lt;=[.$L21];0;[.$M21]*([.$H21]*([.$J21]-VLOOKUP([.E$8];Performances;[.$I21]))-[.$L21])/([.$K21]-[.$L21])))" office:value-type="float" office:value="0">
            <text:p>0</text:p>
          </table:table-cell>
          <table:table-cell table:formula="of:=IF([.$H21]*([.$J21]-VLOOKUP([.F$8];Performances;[.$I21]))&gt;=[.$K21];[.$M21];IF([.$H21]*([.$J21]-VLOOKUP([.F$8];Performances;[.$I21]))&lt;=[.$L21];0;[.$M21]*([.$H21]*([.$J21]-VLOOKUP([.F$8];Performances;[.$I21]))-[.$L21])/([.$K21]-[.$L21])))" office:value-type="float" office:value="0.144000011444092">
            <text:p>0,14</text:p>
          </table:table-cell>
          <table:table-cell table:formula="of:=IF([.$H21]*([.$J21]-VLOOKUP([.G$8];Performances;[.$I21]))&gt;=[.$K21];[.$M21];IF([.$H21]*([.$J21]-VLOOKUP([.G$8];Performances;[.$I21]))&lt;=[.$L21];0;[.$M21]*([.$H21]*([.$J21]-VLOOKUP([.G$8];Performances;[.$I21]))-[.$L21])/([.$K21]-[.$L21])))" office:value-type="float" office:value="0">
            <text:p>0</text:p>
          </table:table-cell>
          <table:table-cell table:formula="of:=[.H20]" office:value-type="float" office:value="1">
            <text:p>1</text:p>
          </table:table-cell>
          <table:table-cell table:formula="of:=[.I20]" office:value-type="float" office:value="3">
            <text:p>3</text:p>
          </table:table-cell>
          <table:table-cell table:formula="of:=VLOOKUP([.$A21];Performances;[.$I21])" office:value-type="float" office:value="160">
            <text:p>160</text:p>
          </table:table-cell>
          <table:table-cell table:formula="of:=VLOOKUP(&quot;Thresh_p&quot;;Criteria;[.$I21];0)" office:value-type="float" office:value="30">
            <text:p>30</text:p>
          </table:table-cell>
          <table:table-cell table:formula="of:=VLOOKUP(&quot;Thresh_q&quot;;Criteria;[.$I21];0)" office:value-type="float" office:value="0">
            <text:p>0</text:p>
          </table:table-cell>
          <table:table-cell table:formula="of:=VLOOKUP(&quot;Weight&quot;;Criteria;[.$I21])" office:value-type="float" office:value="0.180000014305115">
            <text:p>0,18</text:p>
          </table:table-cell>
          <table:table-cell table:formula="of:=SUM([.B21:.G21])" office:value-type="float" office:value="0.426000033855439">
            <text:p>0,43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22]*([.$J22]-VLOOKUP([.B$8];Performances;[.$I22]))&gt;=[.$K22];[.$M22];IF([.$H22]*([.$J22]-VLOOKUP([.B$8];Performances;[.$I22]))&lt;=[.$L22];0;[.$M22]*([.$H22]*([.$J22]-VLOOKUP([.B$8];Performances;[.$I22]))-[.$L22])/([.$K22]-[.$L22])))" office:value-type="float" office:value="0.180000014305115">
            <text:p>0,18</text:p>
          </table:table-cell>
          <table:table-cell table:formula="of:=IF([.$H22]*([.$J22]-VLOOKUP([.C$8];Performances;[.$I22]))&gt;=[.$K22];[.$M22];IF([.$H22]*([.$J22]-VLOOKUP([.C$8];Performances;[.$I22]))&lt;=[.$L22];0;[.$M22]*([.$H22]*([.$J22]-VLOOKUP([.C$8];Performances;[.$I22]))-[.$L22])/([.$K22]-[.$L22])))" office:value-type="float" office:value="0">
            <text:p>0</text:p>
          </table:table-cell>
          <table:table-cell table:formula="of:=IF([.$H22]*([.$J22]-VLOOKUP([.D$8];Performances;[.$I22]))&gt;=[.$K22];[.$M22];IF([.$H22]*([.$J22]-VLOOKUP([.D$8];Performances;[.$I22]))&lt;=[.$L22];0;[.$M22]*([.$H22]*([.$J22]-VLOOKUP([.D$8];Performances;[.$I22]))-[.$L22])/([.$K22]-[.$L22])))" office:value-type="float" office:value="0">
            <text:p>0</text:p>
          </table:table-cell>
          <table:table-cell table:formula="of:=IF([.$H22]*([.$J22]-VLOOKUP([.E$8];Performances;[.$I22]))&gt;=[.$K22];[.$M22];IF([.$H22]*([.$J22]-VLOOKUP([.E$8];Performances;[.$I22]))&lt;=[.$L22];0;[.$M22]*([.$H22]*([.$J22]-VLOOKUP([.E$8];Performances;[.$I22]))-[.$L22])/([.$K22]-[.$L22])))" office:value-type="float" office:value="0">
            <text:p>0</text:p>
          </table:table-cell>
          <table:table-cell table:formula="of:=IF([.$H22]*([.$J22]-VLOOKUP([.F$8];Performances;[.$I22]))&gt;=[.$K22];[.$M22];IF([.$H22]*([.$J22]-VLOOKUP([.F$8];Performances;[.$I22]))&lt;=[.$L22];0;[.$M22]*([.$H22]*([.$J22]-VLOOKUP([.F$8];Performances;[.$I22]))-[.$L22])/([.$K22]-[.$L22])))" office:value-type="float" office:value="0.0420000033378602">
            <text:p>0,04</text:p>
          </table:table-cell>
          <table:table-cell table:formula="of:=IF([.$H22]*([.$J22]-VLOOKUP([.G$8];Performances;[.$I22]))&gt;=[.$K22];[.$M22];IF([.$H22]*([.$J22]-VLOOKUP([.G$8];Performances;[.$I22]))&lt;=[.$L22];0;[.$M22]*([.$H22]*([.$J22]-VLOOKUP([.G$8];Performances;[.$I22]))-[.$L22])/([.$K22]-[.$L22])))" office:value-type="float" office:value="0">
            <text:p>0</text:p>
          </table:table-cell>
          <table:table-cell table:formula="of:=[.H21]" office:value-type="float" office:value="1">
            <text:p>1</text:p>
          </table:table-cell>
          <table:table-cell table:formula="of:=[.I21]" office:value-type="float" office:value="3">
            <text:p>3</text:p>
          </table:table-cell>
          <table:table-cell table:formula="of:=VLOOKUP([.$A22];Performances;[.$I22])" office:value-type="float" office:value="143">
            <text:p>143</text:p>
          </table:table-cell>
          <table:table-cell table:formula="of:=VLOOKUP(&quot;Thresh_p&quot;;Criteria;[.$I22];0)" office:value-type="float" office:value="30">
            <text:p>30</text:p>
          </table:table-cell>
          <table:table-cell table:formula="of:=VLOOKUP(&quot;Thresh_q&quot;;Criteria;[.$I22];0)" office:value-type="float" office:value="0">
            <text:p>0</text:p>
          </table:table-cell>
          <table:table-cell table:formula="of:=VLOOKUP(&quot;Weight&quot;;Criteria;[.$I22])" office:value-type="float" office:value="0.180000014305115">
            <text:p>0,18</text:p>
          </table:table-cell>
          <table:table-cell table:formula="of:=SUM([.B22:.G22])" office:value-type="float" office:value="0.222000017642975">
            <text:p>0,22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23]*([.$J23]-VLOOKUP([.B$8];Performances;[.$I23]))&gt;=[.$K23];[.$M23];IF([.$H23]*([.$J23]-VLOOKUP([.B$8];Performances;[.$I23]))&lt;=[.$L23];0;[.$M23]*([.$H23]*([.$J23]-VLOOKUP([.B$8];Performances;[.$I23]))-[.$L23])/([.$K23]-[.$L23])))" office:value-type="float" office:value="0.180000014305115">
            <text:p>0,18</text:p>
          </table:table-cell>
          <table:table-cell table:formula="of:=IF([.$H23]*([.$J23]-VLOOKUP([.C$8];Performances;[.$I23]))&gt;=[.$K23];[.$M23];IF([.$H23]*([.$J23]-VLOOKUP([.C$8];Performances;[.$I23]))&lt;=[.$L23];0;[.$M23]*([.$H23]*([.$J23]-VLOOKUP([.C$8];Performances;[.$I23]))-[.$L23])/([.$K23]-[.$L23])))" office:value-type="float" office:value="0.102000008106232">
            <text:p>0,10</text:p>
          </table:table-cell>
          <table:table-cell table:formula="of:=IF([.$H23]*([.$J23]-VLOOKUP([.D$8];Performances;[.$I23]))&gt;=[.$K23];[.$M23];IF([.$H23]*([.$J23]-VLOOKUP([.D$8];Performances;[.$I23]))&lt;=[.$L23];0;[.$M23]*([.$H23]*([.$J23]-VLOOKUP([.D$8];Performances;[.$I23]))-[.$L23])/([.$K23]-[.$L23])))" office:value-type="float" office:value="0.180000014305115">
            <text:p>0,18</text:p>
          </table:table-cell>
          <table:table-cell table:formula="of:=IF([.$H23]*([.$J23]-VLOOKUP([.E$8];Performances;[.$I23]))&gt;=[.$K23];[.$M23];IF([.$H23]*([.$J23]-VLOOKUP([.E$8];Performances;[.$I23]))&lt;=[.$L23];0;[.$M23]*([.$H23]*([.$J23]-VLOOKUP([.E$8];Performances;[.$I23]))-[.$L23])/([.$K23]-[.$L23])))" office:value-type="float" office:value="0">
            <text:p>0</text:p>
          </table:table-cell>
          <table:table-cell table:formula="of:=IF([.$H23]*([.$J23]-VLOOKUP([.F$8];Performances;[.$I23]))&gt;=[.$K23];[.$M23];IF([.$H23]*([.$J23]-VLOOKUP([.F$8];Performances;[.$I23]))&lt;=[.$L23];0;[.$M23]*([.$H23]*([.$J23]-VLOOKUP([.F$8];Performances;[.$I23]))-[.$L23])/([.$K23]-[.$L23])))" office:value-type="float" office:value="0.180000014305115">
            <text:p>0,18</text:p>
          </table:table-cell>
          <table:table-cell table:formula="of:=IF([.$H23]*([.$J23]-VLOOKUP([.G$8];Performances;[.$I23]))&gt;=[.$K23];[.$M23];IF([.$H23]*([.$J23]-VLOOKUP([.G$8];Performances;[.$I23]))&lt;=[.$L23];0;[.$M23]*([.$H23]*([.$J23]-VLOOKUP([.G$8];Performances;[.$I23]))-[.$L23])/([.$K23]-[.$L23])))" office:value-type="float" office:value="0">
            <text:p>0</text:p>
          </table:table-cell>
          <table:table-cell table:formula="of:=[.H22]" office:value-type="float" office:value="1">
            <text:p>1</text:p>
          </table:table-cell>
          <table:table-cell table:formula="of:=[.I22]" office:value-type="float" office:value="3">
            <text:p>3</text:p>
          </table:table-cell>
          <table:table-cell table:formula="of:=VLOOKUP([.$A23];Performances;[.$I23])" office:value-type="float" office:value="177">
            <text:p>177</text:p>
          </table:table-cell>
          <table:table-cell table:formula="of:=VLOOKUP(&quot;Thresh_p&quot;;Criteria;[.$I23];0)" office:value-type="float" office:value="30">
            <text:p>30</text:p>
          </table:table-cell>
          <table:table-cell table:formula="of:=VLOOKUP(&quot;Thresh_q&quot;;Criteria;[.$I23];0)" office:value-type="float" office:value="0">
            <text:p>0</text:p>
          </table:table-cell>
          <table:table-cell table:formula="of:=VLOOKUP(&quot;Weight&quot;;Criteria;[.$I23])" office:value-type="float" office:value="0.180000014305115">
            <text:p>0,18</text:p>
          </table:table-cell>
          <table:table-cell table:formula="of:=SUM([.B23:.G23])" office:value-type="float" office:value="0.642000051021577">
            <text:p>0,64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24]*([.$J24]-VLOOKUP([.B$8];Performances;[.$I24]))&gt;=[.$K24];[.$M24];IF([.$H24]*([.$J24]-VLOOKUP([.B$8];Performances;[.$I24]))&lt;=[.$L24];0;[.$M24]*([.$H24]*([.$J24]-VLOOKUP([.B$8];Performances;[.$I24]))-[.$L24])/([.$K24]-[.$L24])))" office:value-type="float" office:value="0.180000014305115">
            <text:p>0,18</text:p>
          </table:table-cell>
          <table:table-cell table:formula="of:=IF([.$H24]*([.$J24]-VLOOKUP([.C$8];Performances;[.$I24]))&gt;=[.$K24];[.$M24];IF([.$H24]*([.$J24]-VLOOKUP([.C$8];Performances;[.$I24]))&lt;=[.$L24];0;[.$M24]*([.$H24]*([.$J24]-VLOOKUP([.C$8];Performances;[.$I24]))-[.$L24])/([.$K24]-[.$L24])))" office:value-type="float" office:value="0">
            <text:p>0</text:p>
          </table:table-cell>
          <table:table-cell table:formula="of:=IF([.$H24]*([.$J24]-VLOOKUP([.D$8];Performances;[.$I24]))&gt;=[.$K24];[.$M24];IF([.$H24]*([.$J24]-VLOOKUP([.D$8];Performances;[.$I24]))&lt;=[.$L24];0;[.$M24]*([.$H24]*([.$J24]-VLOOKUP([.D$8];Performances;[.$I24]))-[.$L24])/([.$K24]-[.$L24])))" office:value-type="float" office:value="0">
            <text:p>0</text:p>
          </table:table-cell>
          <table:table-cell table:formula="of:=IF([.$H24]*([.$J24]-VLOOKUP([.E$8];Performances;[.$I24]))&gt;=[.$K24];[.$M24];IF([.$H24]*([.$J24]-VLOOKUP([.E$8];Performances;[.$I24]))&lt;=[.$L24];0;[.$M24]*([.$H24]*([.$J24]-VLOOKUP([.E$8];Performances;[.$I24]))-[.$L24])/([.$K24]-[.$L24])))" office:value-type="float" office:value="0">
            <text:p>0</text:p>
          </table:table-cell>
          <table:table-cell table:formula="of:=IF([.$H24]*([.$J24]-VLOOKUP([.F$8];Performances;[.$I24]))&gt;=[.$K24];[.$M24];IF([.$H24]*([.$J24]-VLOOKUP([.F$8];Performances;[.$I24]))&lt;=[.$L24];0;[.$M24]*([.$H24]*([.$J24]-VLOOKUP([.F$8];Performances;[.$I24]))-[.$L24])/([.$K24]-[.$L24])))" office:value-type="float" office:value="0">
            <text:p>0</text:p>
          </table:table-cell>
          <table:table-cell table:formula="of:=IF([.$H24]*([.$J24]-VLOOKUP([.G$8];Performances;[.$I24]))&gt;=[.$K24];[.$M24];IF([.$H24]*([.$J24]-VLOOKUP([.G$8];Performances;[.$I24]))&lt;=[.$L24];0;[.$M24]*([.$H24]*([.$J24]-VLOOKUP([.G$8];Performances;[.$I24]))-[.$L24])/([.$K24]-[.$L24])))" office:value-type="float" office:value="0">
            <text:p>0</text:p>
          </table:table-cell>
          <table:table-cell table:formula="of:=[.H23]" office:value-type="float" office:value="1">
            <text:p>1</text:p>
          </table:table-cell>
          <table:table-cell table:formula="of:=[.I23]" office:value-type="float" office:value="3">
            <text:p>3</text:p>
          </table:table-cell>
          <table:table-cell table:formula="of:=VLOOKUP([.$A24];Performances;[.$I24])" office:value-type="float" office:value="136">
            <text:p>136</text:p>
          </table:table-cell>
          <table:table-cell table:formula="of:=VLOOKUP(&quot;Thresh_p&quot;;Criteria;[.$I24];0)" office:value-type="float" office:value="30">
            <text:p>30</text:p>
          </table:table-cell>
          <table:table-cell table:formula="of:=VLOOKUP(&quot;Thresh_q&quot;;Criteria;[.$I24];0)" office:value-type="float" office:value="0">
            <text:p>0</text:p>
          </table:table-cell>
          <table:table-cell table:formula="of:=VLOOKUP(&quot;Weight&quot;;Criteria;[.$I24])" office:value-type="float" office:value="0.180000014305115">
            <text:p>0,18</text:p>
          </table:table-cell>
          <table:table-cell table:formula="of:=SUM([.B24:.G24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25]*([.$J25]-VLOOKUP([.B$8];Performances;[.$I25]))&gt;=[.$K25];[.$M25];IF([.$H25]*([.$J25]-VLOOKUP([.B$8];Performances;[.$I25]))&lt;=[.$L25];0;[.$M25]*([.$H25]*([.$J25]-VLOOKUP([.B$8];Performances;[.$I25]))-[.$L25])/([.$K25]-[.$L25])))" office:value-type="float" office:value="0.180000014305115">
            <text:p>0,18</text:p>
          </table:table-cell>
          <table:table-cell table:formula="of:=IF([.$H25]*([.$J25]-VLOOKUP([.C$8];Performances;[.$I25]))&gt;=[.$K25];[.$M25];IF([.$H25]*([.$J25]-VLOOKUP([.C$8];Performances;[.$I25]))&lt;=[.$L25];0;[.$M25]*([.$H25]*([.$J25]-VLOOKUP([.C$8];Performances;[.$I25]))-[.$L25])/([.$K25]-[.$L25])))" office:value-type="float" office:value="0.120000009536743">
            <text:p>0,12</text:p>
          </table:table-cell>
          <table:table-cell table:formula="of:=IF([.$H25]*([.$J25]-VLOOKUP([.D$8];Performances;[.$I25]))&gt;=[.$K25];[.$M25];IF([.$H25]*([.$J25]-VLOOKUP([.D$8];Performances;[.$I25]))&lt;=[.$L25];0;[.$M25]*([.$H25]*([.$J25]-VLOOKUP([.D$8];Performances;[.$I25]))-[.$L25])/([.$K25]-[.$L25])))" office:value-type="float" office:value="0.180000014305115">
            <text:p>0,18</text:p>
          </table:table-cell>
          <table:table-cell table:formula="of:=IF([.$H25]*([.$J25]-VLOOKUP([.E$8];Performances;[.$I25]))&gt;=[.$K25];[.$M25];IF([.$H25]*([.$J25]-VLOOKUP([.E$8];Performances;[.$I25]))&lt;=[.$L25];0;[.$M25]*([.$H25]*([.$J25]-VLOOKUP([.E$8];Performances;[.$I25]))-[.$L25])/([.$K25]-[.$L25])))" office:value-type="float" office:value="0.0180000014305115">
            <text:p>0,02</text:p>
          </table:table-cell>
          <table:table-cell table:formula="of:=IF([.$H25]*([.$J25]-VLOOKUP([.F$8];Performances;[.$I25]))&gt;=[.$K25];[.$M25];IF([.$H25]*([.$J25]-VLOOKUP([.F$8];Performances;[.$I25]))&lt;=[.$L25];0;[.$M25]*([.$H25]*([.$J25]-VLOOKUP([.F$8];Performances;[.$I25]))-[.$L25])/([.$K25]-[.$L25])))" office:value-type="float" office:value="0.180000014305115">
            <text:p>0,18</text:p>
          </table:table-cell>
          <table:table-cell table:formula="of:=IF([.$H25]*([.$J25]-VLOOKUP([.G$8];Performances;[.$I25]))&gt;=[.$K25];[.$M25];IF([.$H25]*([.$J25]-VLOOKUP([.G$8];Performances;[.$I25]))&lt;=[.$L25];0;[.$M25]*([.$H25]*([.$J25]-VLOOKUP([.G$8];Performances;[.$I25]))-[.$L25])/([.$K25]-[.$L25])))" office:value-type="float" office:value="0">
            <text:p>0</text:p>
          </table:table-cell>
          <table:table-cell table:formula="of:=[.H24]" office:value-type="float" office:value="1">
            <text:p>1</text:p>
          </table:table-cell>
          <table:table-cell table:formula="of:=[.I24]" office:value-type="float" office:value="3">
            <text:p>3</text:p>
          </table:table-cell>
          <table:table-cell table:formula="of:=VLOOKUP([.$A25];Performances;[.$I25])" office:value-type="float" office:value="180">
            <text:p>180</text:p>
          </table:table-cell>
          <table:table-cell table:formula="of:=VLOOKUP(&quot;Thresh_p&quot;;Criteria;[.$I25];0)" office:value-type="float" office:value="30">
            <text:p>30</text:p>
          </table:table-cell>
          <table:table-cell table:formula="of:=VLOOKUP(&quot;Thresh_q&quot;;Criteria;[.$I25];0)" office:value-type="float" office:value="0">
            <text:p>0</text:p>
          </table:table-cell>
          <table:table-cell table:formula="of:=VLOOKUP(&quot;Weight&quot;;Criteria;[.$I25])" office:value-type="float" office:value="0.180000014305115">
            <text:p>0,18</text:p>
          </table:table-cell>
          <table:table-cell table:formula="of:=SUM([.B25:.G25])" office:value-type="float" office:value="0.6780000538826">
            <text:p>0,68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20:.B25])" office:value-type="float" office:value="0.900000071525575">
            <text:p>0,90</text:p>
          </table:table-cell>
          <table:table-cell table:style-name="Default" table:formula="of:=SUM([.C20:.C25])" office:value-type="float" office:value="0.222000017642975">
            <text:p>0,22</text:p>
          </table:table-cell>
          <table:table-cell table:style-name="Default" table:formula="of:=SUM([.D20:.D25])" office:value-type="float" office:value="0.462000036716462">
            <text:p>0,46</text:p>
          </table:table-cell>
          <table:table-cell table:style-name="Default" table:formula="of:=SUM([.E20:.E25])" office:value-type="float" office:value="0.0180000014305115">
            <text:p>0,02</text:p>
          </table:table-cell>
          <table:table-cell table:style-name="Default" table:formula="of:=SUM([.F20:.F25])" office:value-type="float" office:value="0.546000043392182">
            <text:p>0,55</text:p>
          </table:table-cell>
          <table:table-cell table:style-name="Default" table:formula="of:=SUM([.G20:.G25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13"/>
          <table:table-cell/>
        </table:table-row>
        <table:table-row table:style-name="ro3">
          <table:table-cell table:style-name="Titre_a0_2" office:value-type="string">
            <text:p>0-100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29];Criteria;2;0)=&quot;Minimize&quot;;-1;+1)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31]*([.$J31]-VLOOKUP([.B$8];Performances;[.$I31]))&gt;=[.$K31];[.$M31];IF([.$H31]*([.$J31]-VLOOKUP([.B$8];Performances;[.$I31]))&lt;=[.$L31];0;[.$M31]*([.$H31]*([.$J31]-VLOOKUP([.B$8];Performances;[.$I31]))-[.$L31])/([.$K31]-[.$L31])))" office:value-type="float" office:value="0">
            <text:p>0</text:p>
          </table:table-cell>
          <table:table-cell table:formula="of:=IF([.$H31]*([.$J31]-VLOOKUP([.C$8];Performances;[.$I31]))&gt;=[.$K31];[.$M31];IF([.$H31]*([.$J31]-VLOOKUP([.C$8];Performances;[.$I31]))&lt;=[.$L31];0;[.$M31]*([.$H31]*([.$J31]-VLOOKUP([.C$8];Performances;[.$I31]))-[.$L31])/([.$K31]-[.$L31])))" office:value-type="float" office:value="0">
            <text:p>0</text:p>
          </table:table-cell>
          <table:table-cell table:formula="of:=IF([.$H31]*([.$J31]-VLOOKUP([.D$8];Performances;[.$I31]))&gt;=[.$K31];[.$M31];IF([.$H31]*([.$J31]-VLOOKUP([.D$8];Performances;[.$I31]))&lt;=[.$L31];0;[.$M31]*([.$H31]*([.$J31]-VLOOKUP([.D$8];Performances;[.$I31]))-[.$L31])/([.$K31]-[.$L31])))" office:value-type="float" office:value="0">
            <text:p>0</text:p>
          </table:table-cell>
          <table:table-cell table:formula="of:=IF([.$H31]*([.$J31]-VLOOKUP([.E$8];Performances;[.$I31]))&gt;=[.$K31];[.$M31];IF([.$H31]*([.$J31]-VLOOKUP([.E$8];Performances;[.$I31]))&lt;=[.$L31];0;[.$M31]*([.$H31]*([.$J31]-VLOOKUP([.E$8];Performances;[.$I31]))-[.$L31])/([.$K31]-[.$L31])))" office:value-type="float" office:value="0">
            <text:p>0</text:p>
          </table:table-cell>
          <table:table-cell table:formula="of:=IF([.$H31]*([.$J31]-VLOOKUP([.F$8];Performances;[.$I31]))&gt;=[.$K31];[.$M31];IF([.$H31]*([.$J31]-VLOOKUP([.F$8];Performances;[.$I31]))&lt;=[.$L31];0;[.$M31]*([.$H31]*([.$J31]-VLOOKUP([.F$8];Performances;[.$I31]))-[.$L31])/([.$K31]-[.$L31])))" office:value-type="float" office:value="0">
            <text:p>0</text:p>
          </table:table-cell>
          <table:table-cell table:formula="of:=IF([.$H31]*([.$J31]-VLOOKUP([.G$8];Performances;[.$I31]))&gt;=[.$K31];[.$M31];IF([.$H31]*([.$J31]-VLOOKUP([.G$8];Performances;[.$I31]))&lt;=[.$L31];0;[.$M31]*([.$H31]*([.$J31]-VLOOKUP([.G$8];Performances;[.$I31]))-[.$L31])/([.$K31]-[.$L31])))" office:value-type="float" office:value="0">
            <text:p>0</text:p>
          </table:table-cell>
          <table:table-cell table:formula="of:=[.D29]" office:value-type="float" office:value="-1">
            <text:p>-1</text:p>
          </table:table-cell>
          <table:table-cell table:formula="of:=[.E29]" office:value-type="float" office:value="4">
            <text:p>4</text:p>
          </table:table-cell>
          <table:table-cell table:formula="of:=VLOOKUP([.$A31];Performances;[.$I31])" office:value-type="float" office:value="11.3999996185303">
            <text:p>11,40</text:p>
          </table:table-cell>
          <table:table-cell table:formula="of:=VLOOKUP(&quot;Thresh_p&quot;;Criteria;[.$I31];0)" office:value-type="float" office:value="2">
            <text:p>2</text:p>
          </table:table-cell>
          <table:table-cell table:formula="of:=VLOOKUP(&quot;Thresh_q&quot;;Criteria;[.$I31];0)" office:value-type="float" office:value="0">
            <text:p>0</text:p>
          </table:table-cell>
          <table:table-cell table:formula="of:=VLOOKUP(&quot;Weight&quot;;Criteria;[.$I31])" office:value-type="float" office:value="0.120000006556511">
            <text:p>0,12</text:p>
          </table:table-cell>
          <table:table-cell table:formula="of:=SUM([.B31:.G31])" office:value-type="float" office:value="0">
            <text:p>0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32]*([.$J32]-VLOOKUP([.B$8];Performances;[.$I32]))&gt;=[.$K32];[.$M32];IF([.$H32]*([.$J32]-VLOOKUP([.B$8];Performances;[.$I32]))&lt;=[.$L32];0;[.$M32]*([.$H32]*([.$J32]-VLOOKUP([.B$8];Performances;[.$I32]))-[.$L32])/([.$K32]-[.$L32])))" office:value-type="float" office:value="0.120000006556511">
            <text:p>0,12</text:p>
          </table:table-cell>
          <table:table-cell table:formula="of:=IF([.$H32]*([.$J32]-VLOOKUP([.C$8];Performances;[.$I32]))&gt;=[.$K32];[.$M32];IF([.$H32]*([.$J32]-VLOOKUP([.C$8];Performances;[.$I32]))&lt;=[.$L32];0;[.$M32]*([.$H32]*([.$J32]-VLOOKUP([.C$8];Performances;[.$I32]))-[.$L32])/([.$K32]-[.$L32])))" office:value-type="float" office:value="0">
            <text:p>0</text:p>
          </table:table-cell>
          <table:table-cell table:formula="of:=IF([.$H32]*([.$J32]-VLOOKUP([.D$8];Performances;[.$I32]))&gt;=[.$K32];[.$M32];IF([.$H32]*([.$J32]-VLOOKUP([.D$8];Performances;[.$I32]))&lt;=[.$L32];0;[.$M32]*([.$H32]*([.$J32]-VLOOKUP([.D$8];Performances;[.$I32]))-[.$L32])/([.$K32]-[.$L32])))" office:value-type="float" office:value="0.0239999784231171">
            <text:p>0,02</text:p>
          </table:table-cell>
          <table:table-cell table:formula="of:=IF([.$H32]*([.$J32]-VLOOKUP([.E$8];Performances;[.$I32]))&gt;=[.$K32];[.$M32];IF([.$H32]*([.$J32]-VLOOKUP([.E$8];Performances;[.$I32]))&lt;=[.$L32];0;[.$M32]*([.$H32]*([.$J32]-VLOOKUP([.E$8];Performances;[.$I32]))-[.$L32])/([.$K32]-[.$L32])))" office:value-type="float" office:value="0">
            <text:p>0</text:p>
          </table:table-cell>
          <table:table-cell table:formula="of:=IF([.$H32]*([.$J32]-VLOOKUP([.F$8];Performances;[.$I32]))&gt;=[.$K32];[.$M32];IF([.$H32]*([.$J32]-VLOOKUP([.F$8];Performances;[.$I32]))&lt;=[.$L32];0;[.$M32]*([.$H32]*([.$J32]-VLOOKUP([.F$8];Performances;[.$I32]))-[.$L32])/([.$K32]-[.$L32])))" office:value-type="float" office:value="0.0479999568462343">
            <text:p>0,05</text:p>
          </table:table-cell>
          <table:table-cell table:formula="of:=IF([.$H32]*([.$J32]-VLOOKUP([.G$8];Performances;[.$I32]))&gt;=[.$K32];[.$M32];IF([.$H32]*([.$J32]-VLOOKUP([.G$8];Performances;[.$I32]))&lt;=[.$L32];0;[.$M32]*([.$H32]*([.$J32]-VLOOKUP([.G$8];Performances;[.$I32]))-[.$L32])/([.$K32]-[.$L32])))" office:value-type="float" office:value="0">
            <text:p>0</text:p>
          </table:table-cell>
          <table:table-cell table:formula="of:=[.H31]" office:value-type="float" office:value="-1">
            <text:p>-1</text:p>
          </table:table-cell>
          <table:table-cell table:formula="of:=[.I31]" office:value-type="float" office:value="4">
            <text:p>4</text:p>
          </table:table-cell>
          <table:table-cell table:formula="of:=VLOOKUP([.$A32];Performances;[.$I32])" office:value-type="float" office:value="8.60000038146973">
            <text:p>8,60</text:p>
          </table:table-cell>
          <table:table-cell table:formula="of:=VLOOKUP(&quot;Thresh_p&quot;;Criteria;[.$I32];0)" office:value-type="float" office:value="2">
            <text:p>2</text:p>
          </table:table-cell>
          <table:table-cell table:formula="of:=VLOOKUP(&quot;Thresh_q&quot;;Criteria;[.$I32];0)" office:value-type="float" office:value="0">
            <text:p>0</text:p>
          </table:table-cell>
          <table:table-cell table:formula="of:=VLOOKUP(&quot;Weight&quot;;Criteria;[.$I32])" office:value-type="float" office:value="0.120000006556511">
            <text:p>0,12</text:p>
          </table:table-cell>
          <table:table-cell table:formula="of:=SUM([.B32:.G32])" office:value-type="float" office:value="0.191999941825862">
            <text:p>0,19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33]*([.$J33]-VLOOKUP([.B$8];Performances;[.$I33]))&gt;=[.$K33];[.$M33];IF([.$H33]*([.$J33]-VLOOKUP([.B$8];Performances;[.$I33]))&lt;=[.$L33];0;[.$M33]*([.$H33]*([.$J33]-VLOOKUP([.B$8];Performances;[.$I33]))-[.$L33])/([.$K33]-[.$L33])))" office:value-type="float" office:value="0.120000006556511">
            <text:p>0,12</text:p>
          </table:table-cell>
          <table:table-cell table:formula="of:=IF([.$H33]*([.$J33]-VLOOKUP([.C$8];Performances;[.$I33]))&gt;=[.$K33];[.$M33];IF([.$H33]*([.$J33]-VLOOKUP([.C$8];Performances;[.$I33]))&lt;=[.$L33];0;[.$M33]*([.$H33]*([.$J33]-VLOOKUP([.C$8];Performances;[.$I33]))-[.$L33])/([.$K33]-[.$L33])))" office:value-type="float" office:value="0">
            <text:p>0</text:p>
          </table:table-cell>
          <table:table-cell table:formula="of:=IF([.$H33]*([.$J33]-VLOOKUP([.D$8];Performances;[.$I33]))&gt;=[.$K33];[.$M33];IF([.$H33]*([.$J33]-VLOOKUP([.D$8];Performances;[.$I33]))&lt;=[.$L33];0;[.$M33]*([.$H33]*([.$J33]-VLOOKUP([.D$8];Performances;[.$I33]))-[.$L33])/([.$K33]-[.$L33])))" office:value-type="float" office:value="0">
            <text:p>0</text:p>
          </table:table-cell>
          <table:table-cell table:formula="of:=IF([.$H33]*([.$J33]-VLOOKUP([.E$8];Performances;[.$I33]))&gt;=[.$K33];[.$M33];IF([.$H33]*([.$J33]-VLOOKUP([.E$8];Performances;[.$I33]))&lt;=[.$L33];0;[.$M33]*([.$H33]*([.$J33]-VLOOKUP([.E$8];Performances;[.$I33]))-[.$L33])/([.$K33]-[.$L33])))" office:value-type="float" office:value="0">
            <text:p>0</text:p>
          </table:table-cell>
          <table:table-cell table:formula="of:=IF([.$H33]*([.$J33]-VLOOKUP([.F$8];Performances;[.$I33]))&gt;=[.$K33];[.$M33];IF([.$H33]*([.$J33]-VLOOKUP([.F$8];Performances;[.$I33]))&lt;=[.$L33];0;[.$M33]*([.$H33]*([.$J33]-VLOOKUP([.F$8];Performances;[.$I33]))-[.$L33])/([.$K33]-[.$L33])))" office:value-type="float" office:value="0.0239999784231171">
            <text:p>0,02</text:p>
          </table:table-cell>
          <table:table-cell table:formula="of:=IF([.$H33]*([.$J33]-VLOOKUP([.G$8];Performances;[.$I33]))&gt;=[.$K33];[.$M33];IF([.$H33]*([.$J33]-VLOOKUP([.G$8];Performances;[.$I33]))&lt;=[.$L33];0;[.$M33]*([.$H33]*([.$J33]-VLOOKUP([.G$8];Performances;[.$I33]))-[.$L33])/([.$K33]-[.$L33])))" office:value-type="float" office:value="0">
            <text:p>0</text:p>
          </table:table-cell>
          <table:table-cell table:formula="of:=[.H32]" office:value-type="float" office:value="-1">
            <text:p>-1</text:p>
          </table:table-cell>
          <table:table-cell table:formula="of:=[.I32]" office:value-type="float" office:value="4">
            <text:p>4</text:p>
          </table:table-cell>
          <table:table-cell table:formula="of:=VLOOKUP([.$A33];Performances;[.$I33])" office:value-type="float" office:value="9">
            <text:p>9</text:p>
          </table:table-cell>
          <table:table-cell table:formula="of:=VLOOKUP(&quot;Thresh_p&quot;;Criteria;[.$I33];0)" office:value-type="float" office:value="2">
            <text:p>2</text:p>
          </table:table-cell>
          <table:table-cell table:formula="of:=VLOOKUP(&quot;Thresh_q&quot;;Criteria;[.$I33];0)" office:value-type="float" office:value="0">
            <text:p>0</text:p>
          </table:table-cell>
          <table:table-cell table:formula="of:=VLOOKUP(&quot;Weight&quot;;Criteria;[.$I33])" office:value-type="float" office:value="0.120000006556511">
            <text:p>0,12</text:p>
          </table:table-cell>
          <table:table-cell table:formula="of:=SUM([.B33:.G33])" office:value-type="float" office:value="0.143999984979628">
            <text:p>0,14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34]*([.$J34]-VLOOKUP([.B$8];Performances;[.$I34]))&gt;=[.$K34];[.$M34];IF([.$H34]*([.$J34]-VLOOKUP([.B$8];Performances;[.$I34]))&lt;=[.$L34];0;[.$M34]*([.$H34]*([.$J34]-VLOOKUP([.B$8];Performances;[.$I34]))-[.$L34])/([.$K34]-[.$L34])))" office:value-type="float" office:value="0.120000006556511">
            <text:p>0,12</text:p>
          </table:table-cell>
          <table:table-cell table:formula="of:=IF([.$H34]*([.$J34]-VLOOKUP([.C$8];Performances;[.$I34]))&gt;=[.$K34];[.$M34];IF([.$H34]*([.$J34]-VLOOKUP([.C$8];Performances;[.$I34]))&lt;=[.$L34];0;[.$M34]*([.$H34]*([.$J34]-VLOOKUP([.C$8];Performances;[.$I34]))-[.$L34])/([.$K34]-[.$L34])))" office:value-type="float" office:value="0.0420000194609178">
            <text:p>0,04</text:p>
          </table:table-cell>
          <table:table-cell table:formula="of:=IF([.$H34]*([.$J34]-VLOOKUP([.D$8];Performances;[.$I34]))&gt;=[.$K34];[.$M34];IF([.$H34]*([.$J34]-VLOOKUP([.D$8];Performances;[.$I34]))&lt;=[.$L34];0;[.$M34]*([.$H34]*([.$J34]-VLOOKUP([.D$8];Performances;[.$I34]))-[.$L34])/([.$K34]-[.$L34])))" office:value-type="float" office:value="0.065999997884035">
            <text:p>0,07</text:p>
          </table:table-cell>
          <table:table-cell table:formula="of:=IF([.$H34]*([.$J34]-VLOOKUP([.E$8];Performances;[.$I34]))&gt;=[.$K34];[.$M34];IF([.$H34]*([.$J34]-VLOOKUP([.E$8];Performances;[.$I34]))&lt;=[.$L34];0;[.$M34]*([.$H34]*([.$J34]-VLOOKUP([.E$8];Performances;[.$I34]))-[.$L34])/([.$K34]-[.$L34])))" office:value-type="float" office:value="0">
            <text:p>0</text:p>
          </table:table-cell>
          <table:table-cell table:formula="of:=IF([.$H34]*([.$J34]-VLOOKUP([.F$8];Performances;[.$I34]))&gt;=[.$K34];[.$M34];IF([.$H34]*([.$J34]-VLOOKUP([.F$8];Performances;[.$I34]))&lt;=[.$L34];0;[.$M34]*([.$H34]*([.$J34]-VLOOKUP([.F$8];Performances;[.$I34]))-[.$L34])/([.$K34]-[.$L34])))" office:value-type="float" office:value="0.0899999763071521">
            <text:p>0,09</text:p>
          </table:table-cell>
          <table:table-cell table:formula="of:=IF([.$H34]*([.$J34]-VLOOKUP([.G$8];Performances;[.$I34]))&gt;=[.$K34];[.$M34];IF([.$H34]*([.$J34]-VLOOKUP([.G$8];Performances;[.$I34]))&lt;=[.$L34];0;[.$M34]*([.$H34]*([.$J34]-VLOOKUP([.G$8];Performances;[.$I34]))-[.$L34])/([.$K34]-[.$L34])))" office:value-type="float" office:value="0">
            <text:p>0</text:p>
          </table:table-cell>
          <table:table-cell table:formula="of:=[.H33]" office:value-type="float" office:value="-1">
            <text:p>-1</text:p>
          </table:table-cell>
          <table:table-cell table:formula="of:=[.I33]" office:value-type="float" office:value="4">
            <text:p>4</text:p>
          </table:table-cell>
          <table:table-cell table:formula="of:=VLOOKUP([.$A34];Performances;[.$I34])" office:value-type="float" office:value="7.90000009536743">
            <text:p>7,90</text:p>
          </table:table-cell>
          <table:table-cell table:formula="of:=VLOOKUP(&quot;Thresh_p&quot;;Criteria;[.$I34];0)" office:value-type="float" office:value="2">
            <text:p>2</text:p>
          </table:table-cell>
          <table:table-cell table:formula="of:=VLOOKUP(&quot;Thresh_q&quot;;Criteria;[.$I34];0)" office:value-type="float" office:value="0">
            <text:p>0</text:p>
          </table:table-cell>
          <table:table-cell table:formula="of:=VLOOKUP(&quot;Weight&quot;;Criteria;[.$I34])" office:value-type="float" office:value="0.120000006556511">
            <text:p>0,12</text:p>
          </table:table-cell>
          <table:table-cell table:formula="of:=SUM([.B34:.G34])" office:value-type="float" office:value="0.318000000208616">
            <text:p>0,32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35]*([.$J35]-VLOOKUP([.B$8];Performances;[.$I35]))&gt;=[.$K35];[.$M35];IF([.$H35]*([.$J35]-VLOOKUP([.B$8];Performances;[.$I35]))&lt;=[.$L35];0;[.$M35]*([.$H35]*([.$J35]-VLOOKUP([.B$8];Performances;[.$I35]))-[.$L35])/([.$K35]-[.$L35])))" office:value-type="float" office:value="0.120000006556511">
            <text:p>0,12</text:p>
          </table:table-cell>
          <table:table-cell table:formula="of:=IF([.$H35]*([.$J35]-VLOOKUP([.C$8];Performances;[.$I35]))&gt;=[.$K35];[.$M35];IF([.$H35]*([.$J35]-VLOOKUP([.C$8];Performances;[.$I35]))&lt;=[.$L35];0;[.$M35]*([.$H35]*([.$J35]-VLOOKUP([.C$8];Performances;[.$I35]))-[.$L35])/([.$K35]-[.$L35])))" office:value-type="float" office:value="0">
            <text:p>0</text:p>
          </table:table-cell>
          <table:table-cell table:formula="of:=IF([.$H35]*([.$J35]-VLOOKUP([.D$8];Performances;[.$I35]))&gt;=[.$K35];[.$M35];IF([.$H35]*([.$J35]-VLOOKUP([.D$8];Performances;[.$I35]))&lt;=[.$L35];0;[.$M35]*([.$H35]*([.$J35]-VLOOKUP([.D$8];Performances;[.$I35]))-[.$L35])/([.$K35]-[.$L35])))" office:value-type="float" office:value="0">
            <text:p>0</text:p>
          </table:table-cell>
          <table:table-cell table:formula="of:=IF([.$H35]*([.$J35]-VLOOKUP([.E$8];Performances;[.$I35]))&gt;=[.$K35];[.$M35];IF([.$H35]*([.$J35]-VLOOKUP([.E$8];Performances;[.$I35]))&lt;=[.$L35];0;[.$M35]*([.$H35]*([.$J35]-VLOOKUP([.E$8];Performances;[.$I35]))-[.$L35])/([.$K35]-[.$L35])))" office:value-type="float" office:value="0">
            <text:p>0</text:p>
          </table:table-cell>
          <table:table-cell table:formula="of:=IF([.$H35]*([.$J35]-VLOOKUP([.F$8];Performances;[.$I35]))&gt;=[.$K35];[.$M35];IF([.$H35]*([.$J35]-VLOOKUP([.F$8];Performances;[.$I35]))&lt;=[.$L35];0;[.$M35]*([.$H35]*([.$J35]-VLOOKUP([.F$8];Performances;[.$I35]))-[.$L35])/([.$K35]-[.$L35])))" office:value-type="float" office:value="0">
            <text:p>0</text:p>
          </table:table-cell>
          <table:table-cell table:formula="of:=IF([.$H35]*([.$J35]-VLOOKUP([.G$8];Performances;[.$I35]))&gt;=[.$K35];[.$M35];IF([.$H35]*([.$J35]-VLOOKUP([.G$8];Performances;[.$I35]))&lt;=[.$L35];0;[.$M35]*([.$H35]*([.$J35]-VLOOKUP([.G$8];Performances;[.$I35]))-[.$L35])/([.$K35]-[.$L35])))" office:value-type="float" office:value="0">
            <text:p>0</text:p>
          </table:table-cell>
          <table:table-cell table:formula="of:=[.H34]" office:value-type="float" office:value="-1">
            <text:p>-1</text:p>
          </table:table-cell>
          <table:table-cell table:formula="of:=[.I34]" office:value-type="float" office:value="4">
            <text:p>4</text:p>
          </table:table-cell>
          <table:table-cell table:formula="of:=VLOOKUP([.$A35];Performances;[.$I35])" office:value-type="float" office:value="9.39999961853027">
            <text:p>9,40</text:p>
          </table:table-cell>
          <table:table-cell table:formula="of:=VLOOKUP(&quot;Thresh_p&quot;;Criteria;[.$I35];0)" office:value-type="float" office:value="2">
            <text:p>2</text:p>
          </table:table-cell>
          <table:table-cell table:formula="of:=VLOOKUP(&quot;Thresh_q&quot;;Criteria;[.$I35];0)" office:value-type="float" office:value="0">
            <text:p>0</text:p>
          </table:table-cell>
          <table:table-cell table:formula="of:=VLOOKUP(&quot;Weight&quot;;Criteria;[.$I35])" office:value-type="float" office:value="0.120000006556511">
            <text:p>0,12</text:p>
          </table:table-cell>
          <table:table-cell table:formula="of:=SUM([.B35:.G35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36]*([.$J36]-VLOOKUP([.B$8];Performances;[.$I36]))&gt;=[.$K36];[.$M36];IF([.$H36]*([.$J36]-VLOOKUP([.B$8];Performances;[.$I36]))&lt;=[.$L36];0;[.$M36]*([.$H36]*([.$J36]-VLOOKUP([.B$8];Performances;[.$I36]))-[.$L36])/([.$K36]-[.$L36])))" office:value-type="float" office:value="0.120000006556511">
            <text:p>0,12</text:p>
          </table:table-cell>
          <table:table-cell table:formula="of:=IF([.$H36]*([.$J36]-VLOOKUP([.C$8];Performances;[.$I36]))&gt;=[.$K36];[.$M36];IF([.$H36]*([.$J36]-VLOOKUP([.C$8];Performances;[.$I36]))&lt;=[.$L36];0;[.$M36]*([.$H36]*([.$J36]-VLOOKUP([.C$8];Performances;[.$I36]))-[.$L36])/([.$K36]-[.$L36])))" office:value-type="float" office:value="0.0420000194609178">
            <text:p>0,04</text:p>
          </table:table-cell>
          <table:table-cell table:formula="of:=IF([.$H36]*([.$J36]-VLOOKUP([.D$8];Performances;[.$I36]))&gt;=[.$K36];[.$M36];IF([.$H36]*([.$J36]-VLOOKUP([.D$8];Performances;[.$I36]))&lt;=[.$L36];0;[.$M36]*([.$H36]*([.$J36]-VLOOKUP([.D$8];Performances;[.$I36]))-[.$L36])/([.$K36]-[.$L36])))" office:value-type="float" office:value="0.065999997884035">
            <text:p>0,07</text:p>
          </table:table-cell>
          <table:table-cell table:formula="of:=IF([.$H36]*([.$J36]-VLOOKUP([.E$8];Performances;[.$I36]))&gt;=[.$K36];[.$M36];IF([.$H36]*([.$J36]-VLOOKUP([.E$8];Performances;[.$I36]))&lt;=[.$L36];0;[.$M36]*([.$H36]*([.$J36]-VLOOKUP([.E$8];Performances;[.$I36]))-[.$L36])/([.$K36]-[.$L36])))" office:value-type="float" office:value="0">
            <text:p>0</text:p>
          </table:table-cell>
          <table:table-cell table:formula="of:=IF([.$H36]*([.$J36]-VLOOKUP([.F$8];Performances;[.$I36]))&gt;=[.$K36];[.$M36];IF([.$H36]*([.$J36]-VLOOKUP([.F$8];Performances;[.$I36]))&lt;=[.$L36];0;[.$M36]*([.$H36]*([.$J36]-VLOOKUP([.F$8];Performances;[.$I36]))-[.$L36])/([.$K36]-[.$L36])))" office:value-type="float" office:value="0.0899999763071521">
            <text:p>0,09</text:p>
          </table:table-cell>
          <table:table-cell table:formula="of:=IF([.$H36]*([.$J36]-VLOOKUP([.G$8];Performances;[.$I36]))&gt;=[.$K36];[.$M36];IF([.$H36]*([.$J36]-VLOOKUP([.G$8];Performances;[.$I36]))&lt;=[.$L36];0;[.$M36]*([.$H36]*([.$J36]-VLOOKUP([.G$8];Performances;[.$I36]))-[.$L36])/([.$K36]-[.$L36])))" office:value-type="float" office:value="0">
            <text:p>0</text:p>
          </table:table-cell>
          <table:table-cell table:formula="of:=[.H35]" office:value-type="float" office:value="-1">
            <text:p>-1</text:p>
          </table:table-cell>
          <table:table-cell table:formula="of:=[.I35]" office:value-type="float" office:value="4">
            <text:p>4</text:p>
          </table:table-cell>
          <table:table-cell table:formula="of:=VLOOKUP([.$A36];Performances;[.$I36])" office:value-type="float" office:value="7.90000009536743">
            <text:p>7,90</text:p>
          </table:table-cell>
          <table:table-cell table:formula="of:=VLOOKUP(&quot;Thresh_p&quot;;Criteria;[.$I36];0)" office:value-type="float" office:value="2">
            <text:p>2</text:p>
          </table:table-cell>
          <table:table-cell table:formula="of:=VLOOKUP(&quot;Thresh_q&quot;;Criteria;[.$I36];0)" office:value-type="float" office:value="0">
            <text:p>0</text:p>
          </table:table-cell>
          <table:table-cell table:formula="of:=VLOOKUP(&quot;Weight&quot;;Criteria;[.$I36])" office:value-type="float" office:value="0.120000006556511">
            <text:p>0,12</text:p>
          </table:table-cell>
          <table:table-cell table:formula="of:=SUM([.B36:.G36])" office:value-type="float" office:value="0.318000000208616">
            <text:p>0,3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31:.B36])" office:value-type="float" office:value="0.600000032782555">
            <text:p>0,60</text:p>
          </table:table-cell>
          <table:table-cell table:style-name="Default" table:formula="of:=SUM([.C31:.C36])" office:value-type="float" office:value="0.0840000389218356">
            <text:p>0,08</text:p>
          </table:table-cell>
          <table:table-cell table:style-name="Default" table:formula="of:=SUM([.D31:.D36])" office:value-type="float" office:value="0.155999974191187">
            <text:p>0,16</text:p>
          </table:table-cell>
          <table:table-cell table:style-name="Default" table:formula="of:=SUM([.E31:.E36])" office:value-type="float" office:value="0">
            <text:p>0</text:p>
          </table:table-cell>
          <table:table-cell table:style-name="Default" table:formula="of:=SUM([.F31:.F36])" office:value-type="float" office:value="0.251999887883656">
            <text:p>0,25</text:p>
          </table:table-cell>
          <table:table-cell table:style-name="Default" table:formula="of:=SUM([.G31:.G36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13"/>
          <table:table-cell/>
        </table:table-row>
        <table:table-row table:style-name="ro3">
          <table:table-cell table:style-name="Titre_a0_2" office:value-type="string">
            <text:p>Consumption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40];Criteria;2;0)=&quot;Minimize&quot;;-1;+1)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42]*([.$J42]-VLOOKUP([.B$8];Performances;[.$I42]))&gt;=[.$K42];[.$M42];IF([.$H42]*([.$J42]-VLOOKUP([.B$8];Performances;[.$I42]))&lt;=[.$L42];0;[.$M42]*([.$H42]*([.$J42]-VLOOKUP([.B$8];Performances;[.$I42]))-[.$L42])/([.$K42]-[.$L42])))" office:value-type="float" office:value="0">
            <text:p>0</text:p>
          </table:table-cell>
          <table:table-cell table:formula="of:=IF([.$H42]*([.$J42]-VLOOKUP([.C$8];Performances;[.$I42]))&gt;=[.$K42];[.$M42];IF([.$H42]*([.$J42]-VLOOKUP([.C$8];Performances;[.$I42]))&lt;=[.$L42];0;[.$M42]*([.$H42]*([.$J42]-VLOOKUP([.C$8];Performances;[.$I42]))-[.$L42])/([.$K42]-[.$L42])))" office:value-type="float" office:value="0.210000004768371">
            <text:p>0,21</text:p>
          </table:table-cell>
          <table:table-cell table:formula="of:=IF([.$H42]*([.$J42]-VLOOKUP([.D$8];Performances;[.$I42]))&gt;=[.$K42];[.$M42];IF([.$H42]*([.$J42]-VLOOKUP([.D$8];Performances;[.$I42]))&lt;=[.$L42];0;[.$M42]*([.$H42]*([.$J42]-VLOOKUP([.D$8];Performances;[.$I42]))-[.$L42])/([.$K42]-[.$L42])))" office:value-type="float" office:value="0">
            <text:p>0</text:p>
          </table:table-cell>
          <table:table-cell table:formula="of:=IF([.$H42]*([.$J42]-VLOOKUP([.E$8];Performances;[.$I42]))&gt;=[.$K42];[.$M42];IF([.$H42]*([.$J42]-VLOOKUP([.E$8];Performances;[.$I42]))&lt;=[.$L42];0;[.$M42]*([.$H42]*([.$J42]-VLOOKUP([.E$8];Performances;[.$I42]))-[.$L42])/([.$K42]-[.$L42])))" office:value-type="float" office:value="0.188999924182891">
            <text:p>0,19</text:p>
          </table:table-cell>
          <table:table-cell table:formula="of:=IF([.$H42]*([.$J42]-VLOOKUP([.F$8];Performances;[.$I42]))&gt;=[.$K42];[.$M42];IF([.$H42]*([.$J42]-VLOOKUP([.F$8];Performances;[.$I42]))&lt;=[.$L42];0;[.$M42]*([.$H42]*([.$J42]-VLOOKUP([.F$8];Performances;[.$I42]))-[.$L42])/([.$K42]-[.$L42])))" office:value-type="float" office:value="0.210000004768371">
            <text:p>0,21</text:p>
          </table:table-cell>
          <table:table-cell table:formula="of:=IF([.$H42]*([.$J42]-VLOOKUP([.G$8];Performances;[.$I42]))&gt;=[.$K42];[.$M42];IF([.$H42]*([.$J42]-VLOOKUP([.G$8];Performances;[.$I42]))&lt;=[.$L42];0;[.$M42]*([.$H42]*([.$J42]-VLOOKUP([.G$8];Performances;[.$I42]))-[.$L42])/([.$K42]-[.$L42])))" office:value-type="float" office:value="0.210000004768371">
            <text:p>0,21</text:p>
          </table:table-cell>
          <table:table-cell table:formula="of:=[.D40]" office:value-type="float" office:value="-1">
            <text:p>-1</text:p>
          </table:table-cell>
          <table:table-cell table:formula="of:=[.E40]" office:value-type="float" office:value="5">
            <text:p>5</text:p>
          </table:table-cell>
          <table:table-cell table:formula="of:=VLOOKUP([.$A42];Performances;[.$I42])" office:value-type="float" office:value="5.80000019073486">
            <text:p>5,80</text:p>
          </table:table-cell>
          <table:table-cell table:formula="of:=VLOOKUP(&quot;Thresh_p&quot;;Criteria;[.$I42];0)" office:value-type="float" office:value="1">
            <text:p>1</text:p>
          </table:table-cell>
          <table:table-cell table:formula="of:=VLOOKUP(&quot;Thresh_q&quot;;Criteria;[.$I42];0)" office:value-type="float" office:value="0">
            <text:p>0</text:p>
          </table:table-cell>
          <table:table-cell table:formula="of:=VLOOKUP(&quot;Weight&quot;;Criteria;[.$I42])" office:value-type="float" office:value="0.210000004768371">
            <text:p>0,21</text:p>
          </table:table-cell>
          <table:table-cell table:formula="of:=SUM([.B42:.G42])" office:value-type="float" office:value="0.818999938488004">
            <text:p>0,82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43]*([.$J43]-VLOOKUP([.B$8];Performances;[.$I43]))&gt;=[.$K43];[.$M43];IF([.$H43]*([.$J43]-VLOOKUP([.B$8];Performances;[.$I43]))&lt;=[.$L43];0;[.$M43]*([.$H43]*([.$J43]-VLOOKUP([.B$8];Performances;[.$I43]))-[.$L43])/([.$K43]-[.$L43])))" office:value-type="float" office:value="0">
            <text:p>0</text:p>
          </table:table-cell>
          <table:table-cell table:formula="of:=IF([.$H43]*([.$J43]-VLOOKUP([.C$8];Performances;[.$I43]))&gt;=[.$K43];[.$M43];IF([.$H43]*([.$J43]-VLOOKUP([.C$8];Performances;[.$I43]))&lt;=[.$L43];0;[.$M43]*([.$H43]*([.$J43]-VLOOKUP([.C$8];Performances;[.$I43]))-[.$L43])/([.$K43]-[.$L43])))" office:value-type="float" office:value="0">
            <text:p>0</text:p>
          </table:table-cell>
          <table:table-cell table:formula="of:=IF([.$H43]*([.$J43]-VLOOKUP([.D$8];Performances;[.$I43]))&gt;=[.$K43];[.$M43];IF([.$H43]*([.$J43]-VLOOKUP([.D$8];Performances;[.$I43]))&lt;=[.$L43];0;[.$M43]*([.$H43]*([.$J43]-VLOOKUP([.D$8];Performances;[.$I43]))-[.$L43])/([.$K43]-[.$L43])))" office:value-type="float" office:value="0">
            <text:p>0</text:p>
          </table:table-cell>
          <table:table-cell table:formula="of:=IF([.$H43]*([.$J43]-VLOOKUP([.E$8];Performances;[.$I43]))&gt;=[.$K43];[.$M43];IF([.$H43]*([.$J43]-VLOOKUP([.E$8];Performances;[.$I43]))&lt;=[.$L43];0;[.$M43]*([.$H43]*([.$J43]-VLOOKUP([.E$8];Performances;[.$I43]))-[.$L43])/([.$K43]-[.$L43])))" office:value-type="float" office:value="0">
            <text:p>0</text:p>
          </table:table-cell>
          <table:table-cell table:formula="of:=IF([.$H43]*([.$J43]-VLOOKUP([.F$8];Performances;[.$I43]))&gt;=[.$K43];[.$M43];IF([.$H43]*([.$J43]-VLOOKUP([.F$8];Performances;[.$I43]))&lt;=[.$L43];0;[.$M43]*([.$H43]*([.$J43]-VLOOKUP([.F$8];Performances;[.$I43]))-[.$L43])/([.$K43]-[.$L43])))" office:value-type="float" office:value="0">
            <text:p>0</text:p>
          </table:table-cell>
          <table:table-cell table:formula="of:=IF([.$H43]*([.$J43]-VLOOKUP([.G$8];Performances;[.$I43]))&gt;=[.$K43];[.$M43];IF([.$H43]*([.$J43]-VLOOKUP([.G$8];Performances;[.$I43]))&lt;=[.$L43];0;[.$M43]*([.$H43]*([.$J43]-VLOOKUP([.G$8];Performances;[.$I43]))-[.$L43])/([.$K43]-[.$L43])))" office:value-type="float" office:value="0">
            <text:p>0</text:p>
          </table:table-cell>
          <table:table-cell table:formula="of:=[.H42]" office:value-type="float" office:value="-1">
            <text:p>-1</text:p>
          </table:table-cell>
          <table:table-cell table:formula="of:=[.I42]" office:value-type="float" office:value="5">
            <text:p>5</text:p>
          </table:table-cell>
          <table:table-cell table:formula="of:=VLOOKUP([.$A43];Performances;[.$I43])" office:value-type="float" office:value="9.60000038146973">
            <text:p>9,60</text:p>
          </table:table-cell>
          <table:table-cell table:formula="of:=VLOOKUP(&quot;Thresh_p&quot;;Criteria;[.$I43];0)" office:value-type="float" office:value="1">
            <text:p>1</text:p>
          </table:table-cell>
          <table:table-cell table:formula="of:=VLOOKUP(&quot;Thresh_q&quot;;Criteria;[.$I43];0)" office:value-type="float" office:value="0">
            <text:p>0</text:p>
          </table:table-cell>
          <table:table-cell table:formula="of:=VLOOKUP(&quot;Weight&quot;;Criteria;[.$I43])" office:value-type="float" office:value="0.210000004768371">
            <text:p>0,21</text:p>
          </table:table-cell>
          <table:table-cell table:formula="of:=SUM([.B43:.G43])" office:value-type="float" office:value="0">
            <text:p>0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44]*([.$J44]-VLOOKUP([.B$8];Performances;[.$I44]))&gt;=[.$K44];[.$M44];IF([.$H44]*([.$J44]-VLOOKUP([.B$8];Performances;[.$I44]))&lt;=[.$L44];0;[.$M44]*([.$H44]*([.$J44]-VLOOKUP([.B$8];Performances;[.$I44]))-[.$L44])/([.$K44]-[.$L44])))" office:value-type="float" office:value="0.210000004768371">
            <text:p>0,21</text:p>
          </table:table-cell>
          <table:table-cell table:formula="of:=IF([.$H44]*([.$J44]-VLOOKUP([.C$8];Performances;[.$I44]))&gt;=[.$K44];[.$M44];IF([.$H44]*([.$J44]-VLOOKUP([.C$8];Performances;[.$I44]))&lt;=[.$L44];0;[.$M44]*([.$H44]*([.$J44]-VLOOKUP([.C$8];Performances;[.$I44]))-[.$L44])/([.$K44]-[.$L44])))" office:value-type="float" office:value="0.210000004768371">
            <text:p>0,21</text:p>
          </table:table-cell>
          <table:table-cell table:formula="of:=IF([.$H44]*([.$J44]-VLOOKUP([.D$8];Performances;[.$I44]))&gt;=[.$K44];[.$M44];IF([.$H44]*([.$J44]-VLOOKUP([.D$8];Performances;[.$I44]))&lt;=[.$L44];0;[.$M44]*([.$H44]*([.$J44]-VLOOKUP([.D$8];Performances;[.$I44]))-[.$L44])/([.$K44]-[.$L44])))" office:value-type="float" office:value="0">
            <text:p>0</text:p>
          </table:table-cell>
          <table:table-cell table:formula="of:=IF([.$H44]*([.$J44]-VLOOKUP([.E$8];Performances;[.$I44]))&gt;=[.$K44];[.$M44];IF([.$H44]*([.$J44]-VLOOKUP([.E$8];Performances;[.$I44]))&lt;=[.$L44];0;[.$M44]*([.$H44]*([.$J44]-VLOOKUP([.E$8];Performances;[.$I44]))-[.$L44])/([.$K44]-[.$L44])))" office:value-type="float" office:value="0.210000004768371">
            <text:p>0,21</text:p>
          </table:table-cell>
          <table:table-cell table:formula="of:=IF([.$H44]*([.$J44]-VLOOKUP([.F$8];Performances;[.$I44]))&gt;=[.$K44];[.$M44];IF([.$H44]*([.$J44]-VLOOKUP([.F$8];Performances;[.$I44]))&lt;=[.$L44];0;[.$M44]*([.$H44]*([.$J44]-VLOOKUP([.F$8];Performances;[.$I44]))-[.$L44])/([.$K44]-[.$L44])))" office:value-type="float" office:value="0.210000004768371">
            <text:p>0,21</text:p>
          </table:table-cell>
          <table:table-cell table:formula="of:=IF([.$H44]*([.$J44]-VLOOKUP([.G$8];Performances;[.$I44]))&gt;=[.$K44];[.$M44];IF([.$H44]*([.$J44]-VLOOKUP([.G$8];Performances;[.$I44]))&lt;=[.$L44];0;[.$M44]*([.$H44]*([.$J44]-VLOOKUP([.G$8];Performances;[.$I44]))-[.$L44])/([.$K44]-[.$L44])))" office:value-type="float" office:value="0.210000004768371">
            <text:p>0,21</text:p>
          </table:table-cell>
          <table:table-cell table:formula="of:=[.H43]" office:value-type="float" office:value="-1">
            <text:p>-1</text:p>
          </table:table-cell>
          <table:table-cell table:formula="of:=[.I43]" office:value-type="float" office:value="5">
            <text:p>5</text:p>
          </table:table-cell>
          <table:table-cell table:formula="of:=VLOOKUP([.$A44];Performances;[.$I44])" office:value-type="float" office:value="4.5">
            <text:p>4,5</text:p>
          </table:table-cell>
          <table:table-cell table:formula="of:=VLOOKUP(&quot;Thresh_p&quot;;Criteria;[.$I44];0)" office:value-type="float" office:value="1">
            <text:p>1</text:p>
          </table:table-cell>
          <table:table-cell table:formula="of:=VLOOKUP(&quot;Thresh_q&quot;;Criteria;[.$I44];0)" office:value-type="float" office:value="0">
            <text:p>0</text:p>
          </table:table-cell>
          <table:table-cell table:formula="of:=VLOOKUP(&quot;Weight&quot;;Criteria;[.$I44])" office:value-type="float" office:value="0.210000004768371">
            <text:p>0,21</text:p>
          </table:table-cell>
          <table:table-cell table:formula="of:=SUM([.B44:.G44])" office:value-type="float" office:value="1.05000002384186">
            <text:p>1,05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45]*([.$J45]-VLOOKUP([.B$8];Performances;[.$I45]))&gt;=[.$K45];[.$M45];IF([.$H45]*([.$J45]-VLOOKUP([.B$8];Performances;[.$I45]))&lt;=[.$L45];0;[.$M45]*([.$H45]*([.$J45]-VLOOKUP([.B$8];Performances;[.$I45]))-[.$L45])/([.$K45]-[.$L45])))" office:value-type="float" office:value="0">
            <text:p>0</text:p>
          </table:table-cell>
          <table:table-cell table:formula="of:=IF([.$H45]*([.$J45]-VLOOKUP([.C$8];Performances;[.$I45]))&gt;=[.$K45];[.$M45];IF([.$H45]*([.$J45]-VLOOKUP([.C$8];Performances;[.$I45]))&lt;=[.$L45];0;[.$M45]*([.$H45]*([.$J45]-VLOOKUP([.C$8];Performances;[.$I45]))-[.$L45])/([.$K45]-[.$L45])))" office:value-type="float" office:value="0.210000004768371">
            <text:p>0,21</text:p>
          </table:table-cell>
          <table:table-cell table:formula="of:=IF([.$H45]*([.$J45]-VLOOKUP([.D$8];Performances;[.$I45]))&gt;=[.$K45];[.$M45];IF([.$H45]*([.$J45]-VLOOKUP([.D$8];Performances;[.$I45]))&lt;=[.$L45];0;[.$M45]*([.$H45]*([.$J45]-VLOOKUP([.D$8];Performances;[.$I45]))-[.$L45])/([.$K45]-[.$L45])))" office:value-type="float" office:value="0">
            <text:p>0</text:p>
          </table:table-cell>
          <table:table-cell table:formula="of:=IF([.$H45]*([.$J45]-VLOOKUP([.E$8];Performances;[.$I45]))&gt;=[.$K45];[.$M45];IF([.$H45]*([.$J45]-VLOOKUP([.E$8];Performances;[.$I45]))&lt;=[.$L45];0;[.$M45]*([.$H45]*([.$J45]-VLOOKUP([.E$8];Performances;[.$I45]))-[.$L45])/([.$K45]-[.$L45])))" office:value-type="float" office:value="0">
            <text:p>0</text:p>
          </table:table-cell>
          <table:table-cell table:formula="of:=IF([.$H45]*([.$J45]-VLOOKUP([.F$8];Performances;[.$I45]))&gt;=[.$K45];[.$M45];IF([.$H45]*([.$J45]-VLOOKUP([.F$8];Performances;[.$I45]))&lt;=[.$L45];0;[.$M45]*([.$H45]*([.$J45]-VLOOKUP([.F$8];Performances;[.$I45]))-[.$L45])/([.$K45]-[.$L45])))" office:value-type="float" office:value="0.189000024318695">
            <text:p>0,19</text:p>
          </table:table-cell>
          <table:table-cell table:formula="of:=IF([.$H45]*([.$J45]-VLOOKUP([.G$8];Performances;[.$I45]))&gt;=[.$K45];[.$M45];IF([.$H45]*([.$J45]-VLOOKUP([.G$8];Performances;[.$I45]))&lt;=[.$L45];0;[.$M45]*([.$H45]*([.$J45]-VLOOKUP([.G$8];Performances;[.$I45]))-[.$L45])/([.$K45]-[.$L45])))" office:value-type="float" office:value="0.210000004768371">
            <text:p>0,21</text:p>
          </table:table-cell>
          <table:table-cell table:formula="of:=[.H44]" office:value-type="float" office:value="-1">
            <text:p>-1</text:p>
          </table:table-cell>
          <table:table-cell table:formula="of:=[.I44]" office:value-type="float" office:value="5">
            <text:p>5</text:p>
          </table:table-cell>
          <table:table-cell table:formula="of:=VLOOKUP([.$A45];Performances;[.$I45])" office:value-type="float" office:value="6.69999980926514">
            <text:p>6,70</text:p>
          </table:table-cell>
          <table:table-cell table:formula="of:=VLOOKUP(&quot;Thresh_p&quot;;Criteria;[.$I45];0)" office:value-type="float" office:value="1">
            <text:p>1</text:p>
          </table:table-cell>
          <table:table-cell table:formula="of:=VLOOKUP(&quot;Thresh_q&quot;;Criteria;[.$I45];0)" office:value-type="float" office:value="0">
            <text:p>0</text:p>
          </table:table-cell>
          <table:table-cell table:formula="of:=VLOOKUP(&quot;Weight&quot;;Criteria;[.$I45])" office:value-type="float" office:value="0.210000004768371">
            <text:p>0,21</text:p>
          </table:table-cell>
          <table:table-cell table:formula="of:=SUM([.B45:.G45])" office:value-type="float" office:value="0.609000033855437">
            <text:p>0,6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46]*([.$J46]-VLOOKUP([.B$8];Performances;[.$I46]))&gt;=[.$K46];[.$M46];IF([.$H46]*([.$J46]-VLOOKUP([.B$8];Performances;[.$I46]))&lt;=[.$L46];0;[.$M46]*([.$H46]*([.$J46]-VLOOKUP([.B$8];Performances;[.$I46]))-[.$L46])/([.$K46]-[.$L46])))" office:value-type="float" office:value="0">
            <text:p>0</text:p>
          </table:table-cell>
          <table:table-cell table:formula="of:=IF([.$H46]*([.$J46]-VLOOKUP([.C$8];Performances;[.$I46]))&gt;=[.$K46];[.$M46];IF([.$H46]*([.$J46]-VLOOKUP([.C$8];Performances;[.$I46]))&lt;=[.$L46];0;[.$M46]*([.$H46]*([.$J46]-VLOOKUP([.C$8];Performances;[.$I46]))-[.$L46])/([.$K46]-[.$L46])))" office:value-type="float" office:value="0.210000004768371">
            <text:p>0,21</text:p>
          </table:table-cell>
          <table:table-cell table:formula="of:=IF([.$H46]*([.$J46]-VLOOKUP([.D$8];Performances;[.$I46]))&gt;=[.$K46];[.$M46];IF([.$H46]*([.$J46]-VLOOKUP([.D$8];Performances;[.$I46]))&lt;=[.$L46];0;[.$M46]*([.$H46]*([.$J46]-VLOOKUP([.D$8];Performances;[.$I46]))-[.$L46])/([.$K46]-[.$L46])))" office:value-type="float" office:value="0">
            <text:p>0</text:p>
          </table:table-cell>
          <table:table-cell table:formula="of:=IF([.$H46]*([.$J46]-VLOOKUP([.E$8];Performances;[.$I46]))&gt;=[.$K46];[.$M46];IF([.$H46]*([.$J46]-VLOOKUP([.E$8];Performances;[.$I46]))&lt;=[.$L46];0;[.$M46]*([.$H46]*([.$J46]-VLOOKUP([.E$8];Performances;[.$I46]))-[.$L46])/([.$K46]-[.$L46])))" office:value-type="float" office:value="0">
            <text:p>0</text:p>
          </table:table-cell>
          <table:table-cell table:formula="of:=IF([.$H46]*([.$J46]-VLOOKUP([.F$8];Performances;[.$I46]))&gt;=[.$K46];[.$M46];IF([.$H46]*([.$J46]-VLOOKUP([.F$8];Performances;[.$I46]))&lt;=[.$L46];0;[.$M46]*([.$H46]*([.$J46]-VLOOKUP([.F$8];Performances;[.$I46]))-[.$L46])/([.$K46]-[.$L46])))" office:value-type="float" office:value="0">
            <text:p>0</text:p>
          </table:table-cell>
          <table:table-cell table:formula="of:=IF([.$H46]*([.$J46]-VLOOKUP([.G$8];Performances;[.$I46]))&gt;=[.$K46];[.$M46];IF([.$H46]*([.$J46]-VLOOKUP([.G$8];Performances;[.$I46]))&lt;=[.$L46];0;[.$M46]*([.$H46]*([.$J46]-VLOOKUP([.G$8];Performances;[.$I46]))-[.$L46])/([.$K46]-[.$L46])))" office:value-type="float" office:value="0.167999943733212">
            <text:p>0,17</text:p>
          </table:table-cell>
          <table:table-cell table:formula="of:=[.H45]" office:value-type="float" office:value="-1">
            <text:p>-1</text:p>
          </table:table-cell>
          <table:table-cell table:formula="of:=[.I45]" office:value-type="float" office:value="5">
            <text:p>5</text:p>
          </table:table-cell>
          <table:table-cell table:formula="of:=VLOOKUP([.$A46];Performances;[.$I46])" office:value-type="float" office:value="7.59999990463257">
            <text:p>7,60</text:p>
          </table:table-cell>
          <table:table-cell table:formula="of:=VLOOKUP(&quot;Thresh_p&quot;;Criteria;[.$I46];0)" office:value-type="float" office:value="1">
            <text:p>1</text:p>
          </table:table-cell>
          <table:table-cell table:formula="of:=VLOOKUP(&quot;Thresh_q&quot;;Criteria;[.$I46];0)" office:value-type="float" office:value="0">
            <text:p>0</text:p>
          </table:table-cell>
          <table:table-cell table:formula="of:=VLOOKUP(&quot;Weight&quot;;Criteria;[.$I46])" office:value-type="float" office:value="0.210000004768371">
            <text:p>0,21</text:p>
          </table:table-cell>
          <table:table-cell table:formula="of:=SUM([.B46:.G46])" office:value-type="float" office:value="0.377999948501583">
            <text:p>0,38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47]*([.$J47]-VLOOKUP([.B$8];Performances;[.$I47]))&gt;=[.$K47];[.$M47];IF([.$H47]*([.$J47]-VLOOKUP([.B$8];Performances;[.$I47]))&lt;=[.$L47];0;[.$M47]*([.$H47]*([.$J47]-VLOOKUP([.B$8];Performances;[.$I47]))-[.$L47])/([.$K47]-[.$L47])))" office:value-type="float" office:value="0">
            <text:p>0</text:p>
          </table:table-cell>
          <table:table-cell table:formula="of:=IF([.$H47]*([.$J47]-VLOOKUP([.C$8];Performances;[.$I47]))&gt;=[.$K47];[.$M47];IF([.$H47]*([.$J47]-VLOOKUP([.C$8];Performances;[.$I47]))&lt;=[.$L47];0;[.$M47]*([.$H47]*([.$J47]-VLOOKUP([.C$8];Performances;[.$I47]))-[.$L47])/([.$K47]-[.$L47])))" office:value-type="float" office:value="0.210000004768371">
            <text:p>0,21</text:p>
          </table:table-cell>
          <table:table-cell table:formula="of:=IF([.$H47]*([.$J47]-VLOOKUP([.D$8];Performances;[.$I47]))&gt;=[.$K47];[.$M47];IF([.$H47]*([.$J47]-VLOOKUP([.D$8];Performances;[.$I47]))&lt;=[.$L47];0;[.$M47]*([.$H47]*([.$J47]-VLOOKUP([.D$8];Performances;[.$I47]))-[.$L47])/([.$K47]-[.$L47])))" office:value-type="float" office:value="0">
            <text:p>0</text:p>
          </table:table-cell>
          <table:table-cell table:formula="of:=IF([.$H47]*([.$J47]-VLOOKUP([.E$8];Performances;[.$I47]))&gt;=[.$K47];[.$M47];IF([.$H47]*([.$J47]-VLOOKUP([.E$8];Performances;[.$I47]))&lt;=[.$L47];0;[.$M47]*([.$H47]*([.$J47]-VLOOKUP([.E$8];Performances;[.$I47]))-[.$L47])/([.$K47]-[.$L47])))" office:value-type="float" office:value="0">
            <text:p>0</text:p>
          </table:table-cell>
          <table:table-cell table:formula="of:=IF([.$H47]*([.$J47]-VLOOKUP([.F$8];Performances;[.$I47]))&gt;=[.$K47];[.$M47];IF([.$H47]*([.$J47]-VLOOKUP([.F$8];Performances;[.$I47]))&lt;=[.$L47];0;[.$M47]*([.$H47]*([.$J47]-VLOOKUP([.F$8];Performances;[.$I47]))-[.$L47])/([.$K47]-[.$L47])))" office:value-type="float" office:value="0">
            <text:p>0</text:p>
          </table:table-cell>
          <table:table-cell table:formula="of:=IF([.$H47]*([.$J47]-VLOOKUP([.G$8];Performances;[.$I47]))&gt;=[.$K47];[.$M47];IF([.$H47]*([.$J47]-VLOOKUP([.G$8];Performances;[.$I47]))&lt;=[.$L47];0;[.$M47]*([.$H47]*([.$J47]-VLOOKUP([.G$8];Performances;[.$I47]))-[.$L47])/([.$K47]-[.$L47])))" office:value-type="float" office:value="0">
            <text:p>0</text:p>
          </table:table-cell>
          <table:table-cell table:formula="of:=[.H46]" office:value-type="float" office:value="-1">
            <text:p>-1</text:p>
          </table:table-cell>
          <table:table-cell table:formula="of:=[.I46]" office:value-type="float" office:value="5">
            <text:p>5</text:p>
          </table:table-cell>
          <table:table-cell table:formula="of:=VLOOKUP([.$A47];Performances;[.$I47])" office:value-type="float" office:value="8.39999961853027">
            <text:p>8,40</text:p>
          </table:table-cell>
          <table:table-cell table:formula="of:=VLOOKUP(&quot;Thresh_p&quot;;Criteria;[.$I47];0)" office:value-type="float" office:value="1">
            <text:p>1</text:p>
          </table:table-cell>
          <table:table-cell table:formula="of:=VLOOKUP(&quot;Thresh_q&quot;;Criteria;[.$I47];0)" office:value-type="float" office:value="0">
            <text:p>0</text:p>
          </table:table-cell>
          <table:table-cell table:formula="of:=VLOOKUP(&quot;Weight&quot;;Criteria;[.$I47])" office:value-type="float" office:value="0.210000004768371">
            <text:p>0,21</text:p>
          </table:table-cell>
          <table:table-cell table:formula="of:=SUM([.B47:.G47])" office:value-type="float" office:value="0.210000004768371">
            <text:p>0,21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42:.B47])" office:value-type="float" office:value="0.210000004768371">
            <text:p>0,21</text:p>
          </table:table-cell>
          <table:table-cell table:style-name="Default" table:formula="of:=SUM([.C42:.C47])" office:value-type="float" office:value="1.05000002384186">
            <text:p>1,05</text:p>
          </table:table-cell>
          <table:table-cell table:style-name="Default" table:formula="of:=SUM([.D42:.D47])" office:value-type="float" office:value="0">
            <text:p>0</text:p>
          </table:table-cell>
          <table:table-cell table:style-name="Default" table:formula="of:=SUM([.E42:.E47])" office:value-type="float" office:value="0.398999928951262">
            <text:p>0,40</text:p>
          </table:table-cell>
          <table:table-cell table:style-name="Default" table:formula="of:=SUM([.F42:.F47])" office:value-type="float" office:value="0.609000033855437">
            <text:p>0,61</text:p>
          </table:table-cell>
          <table:table-cell table:style-name="Default" table:formula="of:=SUM([.G42:.G47])" office:value-type="float" office:value="0.797999958038325">
            <text:p>0,80</text:p>
          </table:table-cell>
          <table:table-cell table:number-columns-repeated="7"/>
        </table:table-row>
        <table:table-row table:style-name="ro2">
          <table:table-cell table:style-name="Default" table:number-columns-repeated="13"/>
          <table:table-cell/>
        </table:table-row>
        <table:table-row table:style-name="ro3">
          <table:table-cell table:style-name="Titre_a0_2" office:value-type="string">
            <text:p>CO2</text:p>
          </table:table-cell>
          <table:table-cell table:style-name="Default"/>
          <table:table-cell table:style-name="Default" office:value-type="string">
            <text:p>sign</text:p>
          </table:table-cell>
          <table:table-cell table:style-name="Default" table:formula="of:=IF(HLOOKUP([.A51];Criteria;2;0)=&quot;Minimize&quot;;-1;+1)" office:value-type="float" office:value="-1">
            <text:p>-1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Weight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53]*([.$J53]-VLOOKUP([.B$8];Performances;[.$I53]))&gt;=[.$K53];[.$M53];IF([.$H53]*([.$J53]-VLOOKUP([.B$8];Performances;[.$I53]))&lt;=[.$L53];0;[.$M53]*([.$H53]*([.$J53]-VLOOKUP([.B$8];Performances;[.$I53]))-[.$L53])/([.$K53]-[.$L53])))" office:value-type="float" office:value="0">
            <text:p>0</text:p>
          </table:table-cell>
          <table:table-cell table:formula="of:=IF([.$H53]*([.$J53]-VLOOKUP([.C$8];Performances;[.$I53]))&gt;=[.$K53];[.$M53];IF([.$H53]*([.$J53]-VLOOKUP([.C$8];Performances;[.$I53]))&lt;=[.$L53];0;[.$M53]*([.$H53]*([.$J53]-VLOOKUP([.C$8];Performances;[.$I53]))-[.$L53])/([.$K53]-[.$L53])))" office:value-type="float" office:value="0.0405000032186509">
            <text:p>0,04</text:p>
          </table:table-cell>
          <table:table-cell table:formula="of:=IF([.$H53]*([.$J53]-VLOOKUP([.D$8];Performances;[.$I53]))&gt;=[.$K53];[.$M53];IF([.$H53]*([.$J53]-VLOOKUP([.D$8];Performances;[.$I53]))&lt;=[.$L53];0;[.$M53]*([.$H53]*([.$J53]-VLOOKUP([.D$8];Performances;[.$I53]))-[.$L53])/([.$K53]-[.$L53])))" office:value-type="float" office:value="0">
            <text:p>0</text:p>
          </table:table-cell>
          <table:table-cell table:formula="of:=IF([.$H53]*([.$J53]-VLOOKUP([.E$8];Performances;[.$I53]))&gt;=[.$K53];[.$M53];IF([.$H53]*([.$J53]-VLOOKUP([.E$8];Performances;[.$I53]))&lt;=[.$L53];0;[.$M53]*([.$H53]*([.$J53]-VLOOKUP([.E$8];Performances;[.$I53]))-[.$L53])/([.$K53]-[.$L53])))" office:value-type="float" office:value="0.00810000064373017">
            <text:p>0,01</text:p>
          </table:table-cell>
          <table:table-cell table:formula="of:=IF([.$H53]*([.$J53]-VLOOKUP([.F$8];Performances;[.$I53]))&gt;=[.$K53];[.$M53];IF([.$H53]*([.$J53]-VLOOKUP([.F$8];Performances;[.$I53]))&lt;=[.$L53];0;[.$M53]*([.$H53]*([.$J53]-VLOOKUP([.F$8];Performances;[.$I53]))-[.$L53])/([.$K53]-[.$L53])))" office:value-type="float" office:value="0.0288000022888184">
            <text:p>0,03</text:p>
          </table:table-cell>
          <table:table-cell table:formula="of:=IF([.$H53]*([.$J53]-VLOOKUP([.G$8];Performances;[.$I53]))&gt;=[.$K53];[.$M53];IF([.$H53]*([.$J53]-VLOOKUP([.G$8];Performances;[.$I53]))&lt;=[.$L53];0;[.$M53]*([.$H53]*([.$J53]-VLOOKUP([.G$8];Performances;[.$I53]))-[.$L53])/([.$K53]-[.$L53])))" office:value-type="float" office:value="0.0405000032186509">
            <text:p>0,04</text:p>
          </table:table-cell>
          <table:table-cell table:formula="of:=[.D51]" office:value-type="float" office:value="-1">
            <text:p>-1</text:p>
          </table:table-cell>
          <table:table-cell table:formula="of:=[.E51]" office:value-type="float" office:value="6">
            <text:p>6</text:p>
          </table:table-cell>
          <table:table-cell table:formula="of:=VLOOKUP([.$A53];Performances;[.$I53])" office:value-type="float" office:value="119">
            <text:p>119</text:p>
          </table:table-cell>
          <table:table-cell table:formula="of:=VLOOKUP(&quot;Thresh_p&quot;;Criteria;[.$I53];0)" office:value-type="float" office:value="100">
            <text:p>100</text:p>
          </table:table-cell>
          <table:table-cell table:formula="of:=VLOOKUP(&quot;Thresh_q&quot;;Criteria;[.$I53];0)" office:value-type="float" office:value="0">
            <text:p>0</text:p>
          </table:table-cell>
          <table:table-cell table:formula="of:=VLOOKUP(&quot;Weight&quot;;Criteria;[.$I53])" office:value-type="float" office:value="0.0900000071525575">
            <text:p>0,09</text:p>
          </table:table-cell>
          <table:table-cell table:formula="of:=SUM([.B53:.G53])" office:value-type="float" office:value="0.11790000936985">
            <text:p>0,12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54]*([.$J54]-VLOOKUP([.B$8];Performances;[.$I54]))&gt;=[.$K54];[.$M54];IF([.$H54]*([.$J54]-VLOOKUP([.B$8];Performances;[.$I54]))&lt;=[.$L54];0;[.$M54]*([.$H54]*([.$J54]-VLOOKUP([.B$8];Performances;[.$I54]))-[.$L54])/([.$K54]-[.$L54])))" office:value-type="float" office:value="0">
            <text:p>0</text:p>
          </table:table-cell>
          <table:table-cell table:formula="of:=IF([.$H54]*([.$J54]-VLOOKUP([.C$8];Performances;[.$I54]))&gt;=[.$K54];[.$M54];IF([.$H54]*([.$J54]-VLOOKUP([.C$8];Performances;[.$I54]))&lt;=[.$L54];0;[.$M54]*([.$H54]*([.$J54]-VLOOKUP([.C$8];Performances;[.$I54]))-[.$L54])/([.$K54]-[.$L54])))" office:value-type="float" office:value="0">
            <text:p>0</text:p>
          </table:table-cell>
          <table:table-cell table:formula="of:=IF([.$H54]*([.$J54]-VLOOKUP([.D$8];Performances;[.$I54]))&gt;=[.$K54];[.$M54];IF([.$H54]*([.$J54]-VLOOKUP([.D$8];Performances;[.$I54]))&lt;=[.$L54];0;[.$M54]*([.$H54]*([.$J54]-VLOOKUP([.D$8];Performances;[.$I54]))-[.$L54])/([.$K54]-[.$L54])))" office:value-type="float" office:value="0">
            <text:p>0</text:p>
          </table:table-cell>
          <table:table-cell table:formula="of:=IF([.$H54]*([.$J54]-VLOOKUP([.E$8];Performances;[.$I54]))&gt;=[.$K54];[.$M54];IF([.$H54]*([.$J54]-VLOOKUP([.E$8];Performances;[.$I54]))&lt;=[.$L54];0;[.$M54]*([.$H54]*([.$J54]-VLOOKUP([.E$8];Performances;[.$I54]))-[.$L54])/([.$K54]-[.$L54])))" office:value-type="float" office:value="0">
            <text:p>0</text:p>
          </table:table-cell>
          <table:table-cell table:formula="of:=IF([.$H54]*([.$J54]-VLOOKUP([.F$8];Performances;[.$I54]))&gt;=[.$K54];[.$M54];IF([.$H54]*([.$J54]-VLOOKUP([.F$8];Performances;[.$I54]))&lt;=[.$L54];0;[.$M54]*([.$H54]*([.$J54]-VLOOKUP([.F$8];Performances;[.$I54]))-[.$L54])/([.$K54]-[.$L54])))" office:value-type="float" office:value="0">
            <text:p>0</text:p>
          </table:table-cell>
          <table:table-cell table:formula="of:=IF([.$H54]*([.$J54]-VLOOKUP([.G$8];Performances;[.$I54]))&gt;=[.$K54];[.$M54];IF([.$H54]*([.$J54]-VLOOKUP([.G$8];Performances;[.$I54]))&lt;=[.$L54];0;[.$M54]*([.$H54]*([.$J54]-VLOOKUP([.G$8];Performances;[.$I54]))-[.$L54])/([.$K54]-[.$L54])))" office:value-type="float" office:value="0">
            <text:p>0</text:p>
          </table:table-cell>
          <table:table-cell table:formula="of:=[.H53]" office:value-type="float" office:value="-1">
            <text:p>-1</text:p>
          </table:table-cell>
          <table:table-cell table:formula="of:=[.I53]" office:value-type="float" office:value="6">
            <text:p>6</text:p>
          </table:table-cell>
          <table:table-cell table:formula="of:=VLOOKUP([.$A54];Performances;[.$I54])" office:value-type="float" office:value="164">
            <text:p>164</text:p>
          </table:table-cell>
          <table:table-cell table:formula="of:=VLOOKUP(&quot;Thresh_p&quot;;Criteria;[.$I54];0)" office:value-type="float" office:value="100">
            <text:p>100</text:p>
          </table:table-cell>
          <table:table-cell table:formula="of:=VLOOKUP(&quot;Thresh_q&quot;;Criteria;[.$I54];0)" office:value-type="float" office:value="0">
            <text:p>0</text:p>
          </table:table-cell>
          <table:table-cell table:formula="of:=VLOOKUP(&quot;Weight&quot;;Criteria;[.$I54])" office:value-type="float" office:value="0.0900000071525575">
            <text:p>0,09</text:p>
          </table:table-cell>
          <table:table-cell table:formula="of:=SUM([.B54:.G54])" office:value-type="float" office:value="0">
            <text:p>0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55]*([.$J55]-VLOOKUP([.B$8];Performances;[.$I55]))&gt;=[.$K55];[.$M55];IF([.$H55]*([.$J55]-VLOOKUP([.B$8];Performances;[.$I55]))&lt;=[.$L55];0;[.$M55]*([.$H55]*([.$J55]-VLOOKUP([.B$8];Performances;[.$I55]))-[.$L55])/([.$K55]-[.$L55])))" office:value-type="float" office:value="0">
            <text:p>0</text:p>
          </table:table-cell>
          <table:table-cell table:formula="of:=IF([.$H55]*([.$J55]-VLOOKUP([.C$8];Performances;[.$I55]))&gt;=[.$K55];[.$M55];IF([.$H55]*([.$J55]-VLOOKUP([.C$8];Performances;[.$I55]))&lt;=[.$L55];0;[.$M55]*([.$H55]*([.$J55]-VLOOKUP([.C$8];Performances;[.$I55]))-[.$L55])/([.$K55]-[.$L55])))" office:value-type="float" office:value="0.0405000032186509">
            <text:p>0,04</text:p>
          </table:table-cell>
          <table:table-cell table:formula="of:=IF([.$H55]*([.$J55]-VLOOKUP([.D$8];Performances;[.$I55]))&gt;=[.$K55];[.$M55];IF([.$H55]*([.$J55]-VLOOKUP([.D$8];Performances;[.$I55]))&lt;=[.$L55];0;[.$M55]*([.$H55]*([.$J55]-VLOOKUP([.D$8];Performances;[.$I55]))-[.$L55])/([.$K55]-[.$L55])))" office:value-type="float" office:value="0">
            <text:p>0</text:p>
          </table:table-cell>
          <table:table-cell table:formula="of:=IF([.$H55]*([.$J55]-VLOOKUP([.E$8];Performances;[.$I55]))&gt;=[.$K55];[.$M55];IF([.$H55]*([.$J55]-VLOOKUP([.E$8];Performances;[.$I55]))&lt;=[.$L55];0;[.$M55]*([.$H55]*([.$J55]-VLOOKUP([.E$8];Performances;[.$I55]))-[.$L55])/([.$K55]-[.$L55])))" office:value-type="float" office:value="0.00810000064373017">
            <text:p>0,01</text:p>
          </table:table-cell>
          <table:table-cell table:formula="of:=IF([.$H55]*([.$J55]-VLOOKUP([.F$8];Performances;[.$I55]))&gt;=[.$K55];[.$M55];IF([.$H55]*([.$J55]-VLOOKUP([.F$8];Performances;[.$I55]))&lt;=[.$L55];0;[.$M55]*([.$H55]*([.$J55]-VLOOKUP([.F$8];Performances;[.$I55]))-[.$L55])/([.$K55]-[.$L55])))" office:value-type="float" office:value="0.0288000022888184">
            <text:p>0,03</text:p>
          </table:table-cell>
          <table:table-cell table:formula="of:=IF([.$H55]*([.$J55]-VLOOKUP([.G$8];Performances;[.$I55]))&gt;=[.$K55];[.$M55];IF([.$H55]*([.$J55]-VLOOKUP([.G$8];Performances;[.$I55]))&lt;=[.$L55];0;[.$M55]*([.$H55]*([.$J55]-VLOOKUP([.G$8];Performances;[.$I55]))-[.$L55])/([.$K55]-[.$L55])))" office:value-type="float" office:value="0.0405000032186509">
            <text:p>0,04</text:p>
          </table:table-cell>
          <table:table-cell table:formula="of:=[.H54]" office:value-type="float" office:value="-1">
            <text:p>-1</text:p>
          </table:table-cell>
          <table:table-cell table:formula="of:=[.I54]" office:value-type="float" office:value="6">
            <text:p>6</text:p>
          </table:table-cell>
          <table:table-cell table:formula="of:=VLOOKUP([.$A55];Performances;[.$I55])" office:value-type="float" office:value="119">
            <text:p>119</text:p>
          </table:table-cell>
          <table:table-cell table:formula="of:=VLOOKUP(&quot;Thresh_p&quot;;Criteria;[.$I55];0)" office:value-type="float" office:value="100">
            <text:p>100</text:p>
          </table:table-cell>
          <table:table-cell table:formula="of:=VLOOKUP(&quot;Thresh_q&quot;;Criteria;[.$I55];0)" office:value-type="float" office:value="0">
            <text:p>0</text:p>
          </table:table-cell>
          <table:table-cell table:formula="of:=VLOOKUP(&quot;Weight&quot;;Criteria;[.$I55])" office:value-type="float" office:value="0.0900000071525575">
            <text:p>0,09</text:p>
          </table:table-cell>
          <table:table-cell table:formula="of:=SUM([.B55:.G55])" office:value-type="float" office:value="0.11790000936985">
            <text:p>0,12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56]*([.$J56]-VLOOKUP([.B$8];Performances;[.$I56]))&gt;=[.$K56];[.$M56];IF([.$H56]*([.$J56]-VLOOKUP([.B$8];Performances;[.$I56]))&lt;=[.$L56];0;[.$M56]*([.$H56]*([.$J56]-VLOOKUP([.B$8];Performances;[.$I56]))-[.$L56])/([.$K56]-[.$L56])))" office:value-type="float" office:value="0">
            <text:p>0</text:p>
          </table:table-cell>
          <table:table-cell table:formula="of:=IF([.$H56]*([.$J56]-VLOOKUP([.C$8];Performances;[.$I56]))&gt;=[.$K56];[.$M56];IF([.$H56]*([.$J56]-VLOOKUP([.C$8];Performances;[.$I56]))&lt;=[.$L56];0;[.$M56]*([.$H56]*([.$J56]-VLOOKUP([.C$8];Performances;[.$I56]))-[.$L56])/([.$K56]-[.$L56])))" office:value-type="float" office:value="0.0324000025749207">
            <text:p>0,03</text:p>
          </table:table-cell>
          <table:table-cell table:formula="of:=IF([.$H56]*([.$J56]-VLOOKUP([.D$8];Performances;[.$I56]))&gt;=[.$K56];[.$M56];IF([.$H56]*([.$J56]-VLOOKUP([.D$8];Performances;[.$I56]))&lt;=[.$L56];0;[.$M56]*([.$H56]*([.$J56]-VLOOKUP([.D$8];Performances;[.$I56]))-[.$L56])/([.$K56]-[.$L56])))" office:value-type="float" office:value="0">
            <text:p>0</text:p>
          </table:table-cell>
          <table:table-cell table:formula="of:=IF([.$H56]*([.$J56]-VLOOKUP([.E$8];Performances;[.$I56]))&gt;=[.$K56];[.$M56];IF([.$H56]*([.$J56]-VLOOKUP([.E$8];Performances;[.$I56]))&lt;=[.$L56];0;[.$M56]*([.$H56]*([.$J56]-VLOOKUP([.E$8];Performances;[.$I56]))-[.$L56])/([.$K56]-[.$L56])))" office:value-type="float" office:value="0">
            <text:p>0</text:p>
          </table:table-cell>
          <table:table-cell table:formula="of:=IF([.$H56]*([.$J56]-VLOOKUP([.F$8];Performances;[.$I56]))&gt;=[.$K56];[.$M56];IF([.$H56]*([.$J56]-VLOOKUP([.F$8];Performances;[.$I56]))&lt;=[.$L56];0;[.$M56]*([.$H56]*([.$J56]-VLOOKUP([.F$8];Performances;[.$I56]))-[.$L56])/([.$K56]-[.$L56])))" office:value-type="float" office:value="0.0207000016450882">
            <text:p>0,02</text:p>
          </table:table-cell>
          <table:table-cell table:formula="of:=IF([.$H56]*([.$J56]-VLOOKUP([.G$8];Performances;[.$I56]))&gt;=[.$K56];[.$M56];IF([.$H56]*([.$J56]-VLOOKUP([.G$8];Performances;[.$I56]))&lt;=[.$L56];0;[.$M56]*([.$H56]*([.$J56]-VLOOKUP([.G$8];Performances;[.$I56]))-[.$L56])/([.$K56]-[.$L56])))" office:value-type="float" office:value="0.0324000025749207">
            <text:p>0,03</text:p>
          </table:table-cell>
          <table:table-cell table:formula="of:=[.H55]" office:value-type="float" office:value="-1">
            <text:p>-1</text:p>
          </table:table-cell>
          <table:table-cell table:formula="of:=[.I55]" office:value-type="float" office:value="6">
            <text:p>6</text:p>
          </table:table-cell>
          <table:table-cell table:formula="of:=VLOOKUP([.$A56];Performances;[.$I56])" office:value-type="float" office:value="128">
            <text:p>128</text:p>
          </table:table-cell>
          <table:table-cell table:formula="of:=VLOOKUP(&quot;Thresh_p&quot;;Criteria;[.$I56];0)" office:value-type="float" office:value="100">
            <text:p>100</text:p>
          </table:table-cell>
          <table:table-cell table:formula="of:=VLOOKUP(&quot;Thresh_q&quot;;Criteria;[.$I56];0)" office:value-type="float" office:value="0">
            <text:p>0</text:p>
          </table:table-cell>
          <table:table-cell table:formula="of:=VLOOKUP(&quot;Weight&quot;;Criteria;[.$I56])" office:value-type="float" office:value="0.0900000071525575">
            <text:p>0,09</text:p>
          </table:table-cell>
          <table:table-cell table:formula="of:=SUM([.B56:.G56])" office:value-type="float" office:value="0.0855000067949296">
            <text:p>0,09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57]*([.$J57]-VLOOKUP([.B$8];Performances;[.$I57]))&gt;=[.$K57];[.$M57];IF([.$H57]*([.$J57]-VLOOKUP([.B$8];Performances;[.$I57]))&lt;=[.$L57];0;[.$M57]*([.$H57]*([.$J57]-VLOOKUP([.B$8];Performances;[.$I57]))-[.$L57])/([.$K57]-[.$L57])))" office:value-type="float" office:value="0">
            <text:p>0</text:p>
          </table:table-cell>
          <table:table-cell table:formula="of:=IF([.$H57]*([.$J57]-VLOOKUP([.C$8];Performances;[.$I57]))&gt;=[.$K57];[.$M57];IF([.$H57]*([.$J57]-VLOOKUP([.C$8];Performances;[.$I57]))&lt;=[.$L57];0;[.$M57]*([.$H57]*([.$J57]-VLOOKUP([.C$8];Performances;[.$I57]))-[.$L57])/([.$K57]-[.$L57])))" office:value-type="float" office:value="0.0117000009298325">
            <text:p>0,01</text:p>
          </table:table-cell>
          <table:table-cell table:formula="of:=IF([.$H57]*([.$J57]-VLOOKUP([.D$8];Performances;[.$I57]))&gt;=[.$K57];[.$M57];IF([.$H57]*([.$J57]-VLOOKUP([.D$8];Performances;[.$I57]))&lt;=[.$L57];0;[.$M57]*([.$H57]*([.$J57]-VLOOKUP([.D$8];Performances;[.$I57]))-[.$L57])/([.$K57]-[.$L57])))" office:value-type="float" office:value="0">
            <text:p>0</text:p>
          </table:table-cell>
          <table:table-cell table:formula="of:=IF([.$H57]*([.$J57]-VLOOKUP([.E$8];Performances;[.$I57]))&gt;=[.$K57];[.$M57];IF([.$H57]*([.$J57]-VLOOKUP([.E$8];Performances;[.$I57]))&lt;=[.$L57];0;[.$M57]*([.$H57]*([.$J57]-VLOOKUP([.E$8];Performances;[.$I57]))-[.$L57])/([.$K57]-[.$L57])))" office:value-type="float" office:value="0">
            <text:p>0</text:p>
          </table:table-cell>
          <table:table-cell table:formula="of:=IF([.$H57]*([.$J57]-VLOOKUP([.F$8];Performances;[.$I57]))&gt;=[.$K57];[.$M57];IF([.$H57]*([.$J57]-VLOOKUP([.F$8];Performances;[.$I57]))&lt;=[.$L57];0;[.$M57]*([.$H57]*([.$J57]-VLOOKUP([.F$8];Performances;[.$I57]))-[.$L57])/([.$K57]-[.$L57])))" office:value-type="float" office:value="0">
            <text:p>0</text:p>
          </table:table-cell>
          <table:table-cell table:formula="of:=IF([.$H57]*([.$J57]-VLOOKUP([.G$8];Performances;[.$I57]))&gt;=[.$K57];[.$M57];IF([.$H57]*([.$J57]-VLOOKUP([.G$8];Performances;[.$I57]))&lt;=[.$L57];0;[.$M57]*([.$H57]*([.$J57]-VLOOKUP([.G$8];Performances;[.$I57]))-[.$L57])/([.$K57]-[.$L57])))" office:value-type="float" office:value="0.0117000009298325">
            <text:p>0,01</text:p>
          </table:table-cell>
          <table:table-cell table:formula="of:=[.H56]" office:value-type="float" office:value="-1">
            <text:p>-1</text:p>
          </table:table-cell>
          <table:table-cell table:formula="of:=[.I56]" office:value-type="float" office:value="6">
            <text:p>6</text:p>
          </table:table-cell>
          <table:table-cell table:formula="of:=VLOOKUP([.$A57];Performances;[.$I57])" office:value-type="float" office:value="151">
            <text:p>151</text:p>
          </table:table-cell>
          <table:table-cell table:formula="of:=VLOOKUP(&quot;Thresh_p&quot;;Criteria;[.$I57];0)" office:value-type="float" office:value="100">
            <text:p>100</text:p>
          </table:table-cell>
          <table:table-cell table:formula="of:=VLOOKUP(&quot;Thresh_q&quot;;Criteria;[.$I57];0)" office:value-type="float" office:value="0">
            <text:p>0</text:p>
          </table:table-cell>
          <table:table-cell table:formula="of:=VLOOKUP(&quot;Weight&quot;;Criteria;[.$I57])" office:value-type="float" office:value="0.0900000071525575">
            <text:p>0,09</text:p>
          </table:table-cell>
          <table:table-cell table:formula="of:=SUM([.B57:.G57])" office:value-type="float" office:value="0.0234000018596649">
            <text:p>0,0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58]*([.$J58]-VLOOKUP([.B$8];Performances;[.$I58]))&gt;=[.$K58];[.$M58];IF([.$H58]*([.$J58]-VLOOKUP([.B$8];Performances;[.$I58]))&lt;=[.$L58];0;[.$M58]*([.$H58]*([.$J58]-VLOOKUP([.B$8];Performances;[.$I58]))-[.$L58])/([.$K58]-[.$L58])))" office:value-type="float" office:value="0">
            <text:p>0</text:p>
          </table:table-cell>
          <table:table-cell table:formula="of:=IF([.$H58]*([.$J58]-VLOOKUP([.C$8];Performances;[.$I58]))&gt;=[.$K58];[.$M58];IF([.$H58]*([.$J58]-VLOOKUP([.C$8];Performances;[.$I58]))&lt;=[.$L58];0;[.$M58]*([.$H58]*([.$J58]-VLOOKUP([.C$8];Performances;[.$I58]))-[.$L58])/([.$K58]-[.$L58])))" office:value-type="float" office:value="0">
            <text:p>0</text:p>
          </table:table-cell>
          <table:table-cell table:formula="of:=IF([.$H58]*([.$J58]-VLOOKUP([.D$8];Performances;[.$I58]))&gt;=[.$K58];[.$M58];IF([.$H58]*([.$J58]-VLOOKUP([.D$8];Performances;[.$I58]))&lt;=[.$L58];0;[.$M58]*([.$H58]*([.$J58]-VLOOKUP([.D$8];Performances;[.$I58]))-[.$L58])/([.$K58]-[.$L58])))" office:value-type="float" office:value="0">
            <text:p>0</text:p>
          </table:table-cell>
          <table:table-cell table:formula="of:=IF([.$H58]*([.$J58]-VLOOKUP([.E$8];Performances;[.$I58]))&gt;=[.$K58];[.$M58];IF([.$H58]*([.$J58]-VLOOKUP([.E$8];Performances;[.$I58]))&lt;=[.$L58];0;[.$M58]*([.$H58]*([.$J58]-VLOOKUP([.E$8];Performances;[.$I58]))-[.$L58])/([.$K58]-[.$L58])))" office:value-type="float" office:value="0">
            <text:p>0</text:p>
          </table:table-cell>
          <table:table-cell table:formula="of:=IF([.$H58]*([.$J58]-VLOOKUP([.F$8];Performances;[.$I58]))&gt;=[.$K58];[.$M58];IF([.$H58]*([.$J58]-VLOOKUP([.F$8];Performances;[.$I58]))&lt;=[.$L58];0;[.$M58]*([.$H58]*([.$J58]-VLOOKUP([.F$8];Performances;[.$I58]))-[.$L58])/([.$K58]-[.$L58])))" office:value-type="float" office:value="0">
            <text:p>0</text:p>
          </table:table-cell>
          <table:table-cell table:formula="of:=IF([.$H58]*([.$J58]-VLOOKUP([.G$8];Performances;[.$I58]))&gt;=[.$K58];[.$M58];IF([.$H58]*([.$J58]-VLOOKUP([.G$8];Performances;[.$I58]))&lt;=[.$L58];0;[.$M58]*([.$H58]*([.$J58]-VLOOKUP([.G$8];Performances;[.$I58]))-[.$L58])/([.$K58]-[.$L58])))" office:value-type="float" office:value="0">
            <text:p>0</text:p>
          </table:table-cell>
          <table:table-cell table:formula="of:=[.H57]" office:value-type="float" office:value="-1">
            <text:p>-1</text:p>
          </table:table-cell>
          <table:table-cell table:formula="of:=[.I57]" office:value-type="float" office:value="6">
            <text:p>6</text:p>
          </table:table-cell>
          <table:table-cell table:formula="of:=VLOOKUP([.$A58];Performances;[.$I58])" office:value-type="float" office:value="164">
            <text:p>164</text:p>
          </table:table-cell>
          <table:table-cell table:formula="of:=VLOOKUP(&quot;Thresh_p&quot;;Criteria;[.$I58];0)" office:value-type="float" office:value="100">
            <text:p>100</text:p>
          </table:table-cell>
          <table:table-cell table:formula="of:=VLOOKUP(&quot;Thresh_q&quot;;Criteria;[.$I58];0)" office:value-type="float" office:value="0">
            <text:p>0</text:p>
          </table:table-cell>
          <table:table-cell table:formula="of:=VLOOKUP(&quot;Weight&quot;;Criteria;[.$I58])" office:value-type="float" office:value="0.0900000071525575">
            <text:p>0,09</text:p>
          </table:table-cell>
          <table:table-cell table:formula="of:=SUM([.B58:.G58])" office:value-type="float" office:value="0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53:.B58])" office:value-type="float" office:value="0">
            <text:p>0</text:p>
          </table:table-cell>
          <table:table-cell table:style-name="Default" table:formula="of:=SUM([.C53:.C58])" office:value-type="float" office:value="0.125100009942055">
            <text:p>0,13</text:p>
          </table:table-cell>
          <table:table-cell table:style-name="Default" table:formula="of:=SUM([.D53:.D58])" office:value-type="float" office:value="0">
            <text:p>0</text:p>
          </table:table-cell>
          <table:table-cell table:style-name="Default" table:formula="of:=SUM([.E53:.E58])" office:value-type="float" office:value="0.0162000012874603">
            <text:p>0,02</text:p>
          </table:table-cell>
          <table:table-cell table:style-name="Default" table:formula="of:=SUM([.F53:.F58])" office:value-type="float" office:value="0.078300006222725">
            <text:p>0,08</text:p>
          </table:table-cell>
          <table:table-cell table:style-name="Default" table:formula="of:=SUM([.G53:.G58])" office:value-type="float" office:value="0.125100009942055">
            <text:p>0,13</text:p>
          </table:table-cell>
          <table:table-cell table:number-columns-repeated="7"/>
        </table:table-row>
        <table:table-row table:style-name="ro2">
          <table:table-cell table:style-name="Default" table:number-columns-repeated="13"/>
          <table:table-cell/>
        </table:table-row>
        <table:table-row table:style-name="ro3">
          <table:table-cell table:style-name="Titre_a0_2" office:value-type="string">
            <text:p>Sum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ce2"/>
          <table:table-cell table:style-name="ce1"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  <table:table-cell table:style-name="Default"/>
          <table:table-cell table:style-name="Default" office:value-type="string">
            <text:p>Sum</text:p>
          </table:table-cell>
          <table:table-cell table:style-name="Default" table:number-columns-repeated="4"/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style-name="ce7" table:formula="of:=[.B9]+[.B20]+[.B31]+[.B42]+[.B53]" office:value-type="float" office:value="0">
            <text:p>0,000000</text:p>
          </table:table-cell>
          <table:table-cell table:style-name="ce7" table:formula="of:=[.C9]+[.C20]+[.C31]+[.C42]+[.C53]" office:value-type="float" office:value="0.650500013947486">
            <text:p>0,650500</text:p>
          </table:table-cell>
          <table:table-cell table:style-name="ce7" table:formula="of:=[.D9]+[.D20]+[.D31]+[.D42]+[.D53]" office:value-type="float" office:value="0.331200004935264">
            <text:p>0,331200</text:p>
          </table:table-cell>
          <table:table-cell table:style-name="ce7" table:formula="of:=[.E9]+[.E20]+[.E31]+[.E42]+[.E53]" office:value-type="float" office:value="0.597099930787085">
            <text:p>0,597100</text:p>
          </table:table-cell>
          <table:table-cell table:style-name="ce7" table:formula="of:=[.F9]+[.F20]+[.F31]+[.F42]+[.F53]" office:value-type="float" office:value="0.266000007462501">
            <text:p>0,266000</text:p>
          </table:table-cell>
          <table:table-cell table:style-name="ce7" table:formula="of:=[.G9]+[.G20]+[.G31]+[.G42]+[.G53]" office:value-type="float" office:value="0.650500013947486">
            <text:p>0,650500</text:p>
          </table:table-cell>
          <table:table-cell table:style-name="Default"/>
          <table:table-cell table:style-name="Default" table:formula="of:=SUM([.B64:.G64])" office:value-type="float" office:value="2.49529997107982">
            <text:p>2,50</text:p>
          </table:table-cell>
          <table:table-cell table:style-name="Default" table:number-columns-repeated="4"/>
          <table:table-cell table:formula="of:=[.N9]+[.N20]+[.N31]+[.N42]+[.N53]" office:value-type="float" office:value="2.49529997107982">
            <text:p>2,50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.B10]+[.B21]+[.B32]+[.B43]+[.B54]" office:value-type="float" office:value="0.300000020861626">
            <text:p>0,300000</text:p>
          </table:table-cell>
          <table:table-cell table:style-name="ce7" table:formula="of:=[.C10]+[.C21]+[.C32]+[.C43]+[.C54]" office:value-type="float" office:value="0">
            <text:p>0,000000</text:p>
          </table:table-cell>
          <table:table-cell table:style-name="ce7" table:formula="of:=[.D10]+[.D21]+[.D32]+[.D43]+[.D54]" office:value-type="float" office:value="0.125999986529349">
            <text:p>0,126000</text:p>
          </table:table-cell>
          <table:table-cell table:style-name="ce7" table:formula="of:=[.E10]+[.E21]+[.E32]+[.E43]+[.E54]" office:value-type="float" office:value="0.400000005960464">
            <text:p>0,400000</text:p>
          </table:table-cell>
          <table:table-cell table:style-name="ce7" table:formula="of:=[.F10]+[.F21]+[.F32]+[.F43]+[.F54]" office:value-type="float" office:value="0.191999968290326">
            <text:p>0,192000</text:p>
          </table:table-cell>
          <table:table-cell table:style-name="ce7" table:formula="of:=[.G10]+[.G21]+[.G32]+[.G43]+[.G54]" office:value-type="float" office:value="0">
            <text:p>0,000000</text:p>
          </table:table-cell>
          <table:table-cell table:style-name="Default"/>
          <table:table-cell table:style-name="Default" table:formula="of:=SUM([.B65:.G65])" office:value-type="float" office:value="1.01799998164177">
            <text:p>1,02</text:p>
          </table:table-cell>
          <table:table-cell table:style-name="Default" table:number-columns-repeated="4"/>
          <table:table-cell table:formula="of:=[.N10]+[.N21]+[.N32]+[.N43]+[.N54]" office:value-type="float" office:value="1.01799998164177">
            <text:p>1,02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style-name="ce7" table:formula="of:=[.B11]+[.B22]+[.B33]+[.B44]+[.B55]" office:value-type="float" office:value="0.510000025629997">
            <text:p>0,510000</text:p>
          </table:table-cell>
          <table:table-cell table:style-name="ce7" table:formula="of:=[.C11]+[.C22]+[.C33]+[.C44]+[.C55]" office:value-type="float" office:value="0.650500013947486">
            <text:p>0,650500</text:p>
          </table:table-cell>
          <table:table-cell table:style-name="ce7" table:formula="of:=[.D11]+[.D22]+[.D33]+[.D44]+[.D55]" office:value-type="float" office:value="0">
            <text:p>0,000000</text:p>
          </table:table-cell>
          <table:table-cell table:style-name="ce7" table:formula="of:=[.E11]+[.E22]+[.E33]+[.E44]+[.E55]" office:value-type="float" office:value="0.618100011372565">
            <text:p>0,618100</text:p>
          </table:table-cell>
          <table:table-cell table:style-name="ce7" table:formula="of:=[.F11]+[.F22]+[.F33]+[.F44]+[.F55]" office:value-type="float" office:value="0.304799988818167">
            <text:p>0,304800</text:p>
          </table:table-cell>
          <table:table-cell table:style-name="ce7" table:formula="of:=[.G11]+[.G22]+[.G33]+[.G44]+[.G55]" office:value-type="float" office:value="0.60250001323223">
            <text:p>0,602500</text:p>
          </table:table-cell>
          <table:table-cell table:style-name="Default"/>
          <table:table-cell table:style-name="Default" table:formula="of:=SUM([.B66:.G66])" office:value-type="float" office:value="2.68590005300044">
            <text:p>2,69</text:p>
          </table:table-cell>
          <table:table-cell table:style-name="Default" table:number-columns-repeated="4"/>
          <table:table-cell table:formula="of:=[.N11]+[.N22]+[.N33]+[.N44]+[.N55]" office:value-type="float" office:value="2.68590005300044">
            <text:p>2,69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.B12]+[.B23]+[.B34]+[.B45]+[.B56]" office:value-type="float" office:value="0.300000020861626">
            <text:p>0,300000</text:p>
          </table:table-cell>
          <table:table-cell table:style-name="ce7" table:formula="of:=[.C12]+[.C23]+[.C34]+[.C45]+[.C56]" office:value-type="float" office:value="0.386400034910441">
            <text:p>0,386400</text:p>
          </table:table-cell>
          <table:table-cell table:style-name="ce7" table:formula="of:=[.D12]+[.D23]+[.D34]+[.D45]+[.D56]" office:value-type="float" office:value="0.24600001218915">
            <text:p>0,246000</text:p>
          </table:table-cell>
          <table:table-cell table:style-name="ce7" table:formula="of:=[.E12]+[.E23]+[.E34]+[.E45]+[.E56]" office:value-type="float" office:value="0">
            <text:p>0,000000</text:p>
          </table:table-cell>
          <table:table-cell table:style-name="ce7" table:formula="of:=[.F12]+[.F23]+[.F34]+[.F45]+[.F56]" office:value-type="float" office:value="0.47970001657605">
            <text:p>0,479700</text:p>
          </table:table-cell>
          <table:table-cell table:style-name="ce7" table:formula="of:=[.G12]+[.G23]+[.G34]+[.G45]+[.G56]" office:value-type="float" office:value="0.242400007343292">
            <text:p>0,242400</text:p>
          </table:table-cell>
          <table:table-cell table:style-name="Default"/>
          <table:table-cell table:style-name="Default" table:formula="of:=SUM([.B67:.G67])" office:value-type="float" office:value="1.65450009188056">
            <text:p>1,65</text:p>
          </table:table-cell>
          <table:table-cell table:style-name="Default" table:number-columns-repeated="4"/>
          <table:table-cell table:formula="of:=[.N12]+[.N23]+[.N34]+[.N45]+[.N56]" office:value-type="float" office:value="1.65450009188056">
            <text:p>1,65</text:p>
          </table:table-cell>
        </table:table-row>
        <table:table-row table:style-name="ro2">
          <table:table-cell office:value-type="string">
            <text:p>Volvo C30</text:p>
          </table:table-cell>
          <table:table-cell table:style-name="ce7" table:formula="of:=[.B13]+[.B24]+[.B35]+[.B46]+[.B57]" office:value-type="float" office:value="0.300000020861626">
            <text:p>0,300000</text:p>
          </table:table-cell>
          <table:table-cell table:style-name="ce7" table:formula="of:=[.C13]+[.C24]+[.C35]+[.C46]+[.C57]" office:value-type="float" office:value="0.621700011658668">
            <text:p>0,621700</text:p>
          </table:table-cell>
          <table:table-cell table:style-name="ce7" table:formula="of:=[.D13]+[.D24]+[.D35]+[.D46]+[.D57]" office:value-type="float" office:value="0.22400000333786">
            <text:p>0,224000</text:p>
          </table:table-cell>
          <table:table-cell table:style-name="ce7" table:formula="of:=[.E13]+[.E24]+[.E35]+[.E46]+[.E57]" office:value-type="float" office:value="0.400000005960464">
            <text:p>0,400000</text:p>
          </table:table-cell>
          <table:table-cell table:style-name="ce7" table:formula="of:=[.F13]+[.F24]+[.F35]+[.F46]+[.F57]" office:value-type="float" office:value="0">
            <text:p>0,000000</text:p>
          </table:table-cell>
          <table:table-cell table:style-name="ce7" table:formula="of:=[.G13]+[.G24]+[.G35]+[.G46]+[.G57]" office:value-type="float" office:value="0.579699950623509">
            <text:p>0,579700</text:p>
          </table:table-cell>
          <table:table-cell table:style-name="Default"/>
          <table:table-cell table:style-name="Default" table:formula="of:=SUM([.B68:.G68])" office:value-type="float" office:value="2.12539999244213">
            <text:p>2,13</text:p>
          </table:table-cell>
          <table:table-cell table:style-name="Default" table:number-columns-repeated="4"/>
          <table:table-cell table:formula="of:=[.N13]+[.N24]+[.N35]+[.N46]+[.N57]" office:value-type="float" office:value="2.12539999244213">
            <text:p>2,13</text:p>
          </table:table-cell>
        </table:table-row>
        <table:table-row table:style-name="ro2">
          <table:table-cell office:value-type="string">
            <text:p>Volvo S40 D5</text:p>
          </table:table-cell>
          <table:table-cell table:style-name="ce7" table:formula="of:=[.B14]+[.B25]+[.B36]+[.B47]+[.B58]" office:value-type="float" office:value="0.300000020861626">
            <text:p>0,300000</text:p>
          </table:table-cell>
          <table:table-cell table:style-name="ce7" table:formula="of:=[.C14]+[.C25]+[.C36]+[.C47]+[.C58]" office:value-type="float" office:value="0.412000034362079">
            <text:p>0,412000</text:p>
          </table:table-cell>
          <table:table-cell table:style-name="ce7" table:formula="of:=[.D14]+[.D25]+[.D36]+[.D47]+[.D58]" office:value-type="float" office:value="0.24600001218915">
            <text:p>0,246000</text:p>
          </table:table-cell>
          <table:table-cell table:style-name="ce7" table:formula="of:=[.E14]+[.E25]+[.E36]+[.E47]+[.E58]" office:value-type="float" office:value="0.418000007390976">
            <text:p>0,418000</text:p>
          </table:table-cell>
          <table:table-cell table:style-name="ce7" table:formula="of:=[.F14]+[.F25]+[.F36]+[.F47]+[.F58]" office:value-type="float" office:value="0.269999990612267">
            <text:p>0,270000</text:p>
          </table:table-cell>
          <table:table-cell table:style-name="ce7" table:formula="of:=[.G14]+[.G25]+[.G36]+[.G47]+[.G58]" office:value-type="float" office:value="0">
            <text:p>0,000000</text:p>
          </table:table-cell>
          <table:table-cell table:style-name="Default"/>
          <table:table-cell table:style-name="Default" table:formula="of:=SUM([.B69:.G69])" office:value-type="float" office:value="1.6460000654161">
            <text:p>1,65</text:p>
          </table:table-cell>
          <table:table-cell table:style-name="Default" table:number-columns-repeated="4"/>
          <table:table-cell table:formula="of:=[.N14]+[.N25]+[.N36]+[.N47]+[.N58]" office:value-type="float" office:value="1.6460000654161">
            <text:p>1,65</text:p>
          </table:table-cell>
        </table:table-row>
        <table:table-row table:style-name="ro2">
          <table:table-cell table:style-name="Default" table:number-columns-repeated="13"/>
          <table:table-cell/>
        </table:table-row>
        <table:table-row table:style-name="ro2">
          <table:table-cell table:style-name="Default" office:value-type="string">
            <text:p>Sum</text:p>
          </table:table-cell>
          <table:table-cell table:style-name="Default" table:formula="of:=SUM([.B64:.B69])" office:value-type="float" office:value="1.7100001090765">
            <text:p>1,71</text:p>
          </table:table-cell>
          <table:table-cell table:style-name="Default" table:formula="of:=SUM([.C64:.C69])" office:value-type="float" office:value="2.72110010882616">
            <text:p>2,72</text:p>
          </table:table-cell>
          <table:table-cell table:style-name="Default" table:formula="of:=SUM([.D64:.D69])" office:value-type="float" office:value="1.17320001918077">
            <text:p>1,17</text:p>
          </table:table-cell>
          <table:table-cell table:style-name="Default" table:formula="of:=SUM([.E64:.E69])" office:value-type="float" office:value="2.43319996147155">
            <text:p>2,43</text:p>
          </table:table-cell>
          <table:table-cell table:style-name="Default" table:formula="of:=SUM([.F64:.F69])" office:value-type="float" office:value="1.51249997175931">
            <text:p>1,51</text:p>
          </table:table-cell>
          <table:table-cell table:style-name="Default" table:formula="of:=SUM([.G64:.G69])" office:value-type="float" office:value="2.07509998514652">
            <text:p>2,08</text:p>
          </table:table-cell>
          <table:table-cell table:style-name="Default" table:number-columns-repeated="6"/>
          <table:table-cell/>
        </table:table-row>
      </table:table>
      <table:table table:name="Flows" table:style-name="ta2" table:print="false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ce6" office:value-type="string">
            <text:p>Positive flows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style-name="ce5" office:value-type="string">
            <text:p>Promethee I, II.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style-name="Default" office:value-type="string">
            <text:p>Nb alts</text:p>
          </table:table-cell>
          <table:table-cell table:formula="of:=ROWS(Performances)-1" office:value-type="float" office:value="6">
            <text:p>6</text:p>
          </table:table-cell>
          <table:table-cell table:style-name="ce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office:value-type="string">
            <text:p>Audi A3 TDI e</text:p>
          </table:table-cell>
          <table:table-cell table:style-name="ce7" table:formula="of:=[Preference.I64]/([.$B$3]-1)" office:value-type="float" office:value="0.499059994215964">
            <text:p>0,49906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Preference.I65]/([.$B$3]-1)" office:value-type="float" office:value="0.203599996328353">
            <text:p>0,20360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BMW 118d Hatch</text:p>
          </table:table-cell>
          <table:table-cell table:style-name="ce7" table:formula="of:=[Preference.I66]/([.$B$3]-1)" office:value-type="float" office:value="0.537180010600089">
            <text:p>0,53718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Preference.I67]/([.$B$3]-1)" office:value-type="float" office:value="0.330900018376112">
            <text:p>0,33090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Volvo C30</text:p>
          </table:table-cell>
          <table:table-cell table:style-name="ce7" table:formula="of:=[Preference.I68]/([.$B$3]-1)" office:value-type="float" office:value="0.425079998488425">
            <text:p>0,42508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Volvo S40 D5</text:p>
          </table:table-cell>
          <table:table-cell table:style-name="ce7" table:formula="of:=[Preference.I69]/([.$B$3]-1)" office:value-type="float" office:value="0.329200013083219">
            <text:p>0,32920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Negative flows</text:p>
          </table:table-cell>
          <table:table-cell table:number-columns-repeated="5"/>
        </table:table-row>
        <table:table-row table:style-name="ro2">
          <table:table-cell table:style-name="ce5" office:value-type="string">
            <text:p>Promethee I, II.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Nb alts</text:p>
          </table:table-cell>
          <table:table-cell table:formula="of:=ROWS(Performances)-1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>
            <text:p>Audi A3 TDI e</text:p>
          </table:table-cell>
          <table:table-cell table:style-name="ce1" office:value-type="string">
            <text:p>Audi A4 berline</text:p>
          </table:table-cell>
          <table:table-cell table:style-name="ce1" office:value-type="string">
            <text:p>BMW 118d Hatch</text:p>
          </table:table-cell>
          <table:table-cell table:style-name="ce1" office:value-type="string">
            <text:p>BMW 320d Berline</text:p>
          </table:table-cell>
          <table:table-cell table:style-name="ce1" office:value-type="string">
            <text:p>Volvo C30</text:p>
          </table:table-cell>
          <table:table-cell table:style-name="ce1" office:value-type="string">
            <text:p>Volvo S40 D5</text:p>
          </table:table-cell>
        </table:table-row>
        <table:table-row table:style-name="ro2">
          <table:table-cell table:style-name="Default" table:formula="of:=[Preference.B71]/([.$B$14]-1)" office:value-type="float" office:value="0.3420000218153">
            <text:p>0,34</text:p>
          </table:table-cell>
          <table:table-cell table:formula="of:=[Preference.C71]/([.$B$14]-1)" office:value-type="float" office:value="0.544220021765232">
            <text:p>0,54</text:p>
          </table:table-cell>
          <table:table-cell table:formula="of:=[Preference.D71]/([.$B$14]-1)" office:value-type="float" office:value="0.234640003836155">
            <text:p>0,23</text:p>
          </table:table-cell>
          <table:table-cell table:formula="of:=[Preference.E71]/([.$B$14]-1)" office:value-type="float" office:value="0.486639992294311">
            <text:p>0,49</text:p>
          </table:table-cell>
          <table:table-cell table:formula="of:=[Preference.F71]/([.$B$14]-1)" office:value-type="float" office:value="0.302499994351862">
            <text:p>0,30</text:p>
          </table:table-cell>
          <table:table-cell table:formula="of:=[Preference.G71]/([.$B$14]-1)" office:value-type="float" office:value="0.415019997029303">
            <text:p>0,42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>
            <text:p>Audi A3 TDI e</text:p>
          </table:table-cell>
          <table:table-cell table:style-name="Good_20_precision" table:number-matrix-columns-spanned="1" table:number-matrix-rows-spanned="6" table:formula="of:=TRANSPOSE([.A17:.F17])" office:value-type="float" office:value="0.3420000218153">
            <text:p>0,342000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style-name="Good_20_precision" office:value-type="float" office:value="0.544220021765232">
            <text:p>0,544220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style-name="Good_20_precision" office:value-type="float" office:value="0.234640003836155">
            <text:p>0,234640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style-name="Good_20_precision" office:value-type="float" office:value="0.486639992294311">
            <text:p>0,486640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style-name="Good_20_precision" office:value-type="float" office:value="0.302499994351862">
            <text:p>0,302500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style-name="Good_20_precision" office:value-type="float" office:value="0.415019997029303">
            <text:p>0,41502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Net flows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5" office:value-type="string">
            <text:p>Promethee I.</text:p>
          </table:table-cell>
          <table:table-cell table:style-name="ce5"/>
          <table:table-cell table:number-columns-repeated="4"/>
        </table:table-row>
        <table:table-row table:style-name="ro2">
          <table:table-cell table:style-name="Default" office:value-type="string">
            <text:p>Nb alts</text:p>
          </table:table-cell>
          <table:table-cell table:formula="of:=ROWS(Performances)-1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>
            <text:p>Audi A3 TDI e</text:p>
          </table:table-cell>
          <table:table-cell table:style-name="ce7" table:formula="of:=[.B5]-[.B19]" office:value-type="float" office:value="0.157059972400664">
            <text:p>0,157060</text:p>
          </table:table-cell>
          <table:table-cell table:number-columns-repeated="4"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.B6]-[.B20]" office:value-type="float" office:value="-0.340620025436879">
            <text:p>-0,340620</text:p>
          </table:table-cell>
          <table:table-cell table:number-columns-repeated="4"/>
        </table:table-row>
        <table:table-row table:style-name="ro2">
          <table:table-cell office:value-type="string">
            <text:p>BMW 118d Hatch</text:p>
          </table:table-cell>
          <table:table-cell table:style-name="ce7" table:formula="of:=[.B7]-[.B21]" office:value-type="float" office:value="0.302540006763934">
            <text:p>0,302540</text:p>
          </table:table-cell>
          <table:table-cell table:number-columns-repeated="4"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.B8]-[.B22]" office:value-type="float" office:value="-0.155739973918199">
            <text:p>-0,155740</text:p>
          </table:table-cell>
          <table:table-cell table:number-columns-repeated="4"/>
        </table:table-row>
        <table:table-row table:style-name="ro2">
          <table:table-cell office:value-type="string">
            <text:p>Volvo C30</text:p>
          </table:table-cell>
          <table:table-cell table:style-name="ce7" table:formula="of:=[.B9]-[.B23]" office:value-type="float" office:value="0.122580004136563">
            <text:p>0,122580</text:p>
          </table:table-cell>
          <table:table-cell table:number-columns-repeated="4"/>
        </table:table-row>
        <table:table-row table:style-name="ro2">
          <table:table-cell office:value-type="string">
            <text:p>Volvo S40 D5</text:p>
          </table:table-cell>
          <table:table-cell table:style-name="ce7" table:formula="of:=[.B10]-[.B24]" office:value-type="float" office:value="-0.0858199839460839">
            <text:p>-0,085820</text:p>
          </table:table-cell>
          <table:table-cell table:number-columns-repeated="4"/>
        </table:table-row>
      </table:table>
      <table:table table:name="Prom Profiles" table:style-name="ta2" table:print="false"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table:style-name="Titre_20_1" office:value-type="string">
            <text:p>Promethee Profiles</text:p>
          </table:table-cell>
          <table:table-cell table:number-columns-repeated="6"/>
        </table:table-row>
        <table:table-row table:style-name="ro2">
          <table:table-cell table:style-name="ce5" office:value-type="string">
            <text:p>Promethee I, II.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Default" office:value-type="string">
            <text:p>Nb alts</text:p>
          </table:table-cell>
          <table:table-cell table:formula="of:=ROWS(Performances)-1" office:value-type="float" office:value="6">
            <text:p>6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Col "sum" V</text:p>
          </table:table-cell>
          <table:table-cell office:value-type="float" office:value="14">
            <text:p>14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Col "sum" H</text:p>
          </table:table-cell>
          <table:table-cell office:value-type="float" office:value="9">
            <text:p>9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Col "weight"</text:p>
          </table:table-cell>
          <table:table-cell office:value-type="float" office:value="13">
            <text:p>13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table:style-name="Default"/>
          <table:table-cell/>
          <table:table-cell table:style-name="ce5" table:number-columns-repeated="2"/>
          <table:table-cell table:number-columns-repeated="3"/>
        </table:table-row>
        <table:table-row table:style-name="ro2">
          <table:table-cell table:style-name="ce2"/>
          <table:table-cell office:value-type="string">
            <text:p>Pric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0-100</text:p>
          </table:table-cell>
          <table:table-cell table:style-name="ce2" office:value-type="string">
            <text:p>Consumption</text:p>
          </table:table-cell>
          <table:table-cell table:style-name="ce1" office:value-type="string">
            <text:p>CO2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style-name="ce12" table:formula="of:=(VLOOKUP([.$A9];[Preference.$A$8:.$N$16];[.$B$4])-HLOOKUP([.$A9];[Preference.$A$8:.$N$16];[.$B$5]))/([.$B$3]-1)/[.B$16]" office:value-type="float" office:value="0.7792">
            <text:p>0,7792</text:p>
          </table:table-cell>
          <table:table-cell table:style-name="ce12" table:formula="of:=(VLOOKUP([.$A9];[Preference.$A$19:.$N$27];[.$B$4])-HLOOKUP([.$A9];[Preference.$A$19:.$N$27];[.$B$5]))/([.$B$3]-1)/[.C$16]" office:value-type="float" office:value="-1">
            <text:p>-1,0000</text:p>
          </table:table-cell>
          <table:table-cell table:style-name="ce12" table:formula="of:=(VLOOKUP([.$A9];[Preference.$A$30:.$N$38];[.$B$4])-HLOOKUP([.$A9];[Preference.$A$30:.$N$38];[.$B$5]))/([.$B$3]-1)/[.D$16]" office:value-type="float" office:value="-1">
            <text:p>-1,0000</text:p>
          </table:table-cell>
          <table:table-cell table:style-name="ce12" table:formula="of:=(VLOOKUP([.$A9];[Preference.$A$41:.$N$49];[.$B$4])-HLOOKUP([.$A9];[Preference.$A$41:.$N$49];[.$B$5]))/([.$B$3]-1)/[.E$16]" office:value-type="float" office:value="0.579999923706056">
            <text:p>0,5800</text:p>
          </table:table-cell>
          <table:table-cell table:style-name="ce12" table:formula="of:=(VLOOKUP([.$A9];[Preference.$A$52:.$N$60];[.$B$4])-HLOOKUP([.$A9];[Preference.$A$52:.$N$60];[.$B$5]))/([.$B$3]-1)/[.F$16]" office:value-type="float" office:value="0.262">
            <text:p>0,262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style-name="ce12" table:formula="of:=(VLOOKUP([.$A10];[Preference.$A$8:.$N$16];[.$B$4])-HLOOKUP([.$A10];[Preference.$A$8:.$N$16];[.$B$5]))/([.$B$3]-1)/[.B$16]" office:value-type="float" office:value="-0.42">
            <text:p>-0,4200</text:p>
          </table:table-cell>
          <table:table-cell table:style-name="ce12" table:formula="of:=(VLOOKUP([.$A10];[Preference.$A$19:.$N$27];[.$B$4])-HLOOKUP([.$A10];[Preference.$A$19:.$N$27];[.$B$5]))/([.$B$3]-1)/[.C$16]" office:value-type="float" office:value="0.226666666666667">
            <text:p>0,2267</text:p>
          </table:table-cell>
          <table:table-cell table:style-name="ce12" table:formula="of:=(VLOOKUP([.$A10];[Preference.$A$30:.$N$38];[.$B$4])-HLOOKUP([.$A10];[Preference.$A$30:.$N$38];[.$B$5]))/([.$B$3]-1)/[.D$16]" office:value-type="float" office:value="0.179999828338621">
            <text:p>0,1800</text:p>
          </table:table-cell>
          <table:table-cell table:style-name="ce12" table:formula="of:=(VLOOKUP([.$A10];[Preference.$A$41:.$N$49];[.$B$4])-HLOOKUP([.$A10];[Preference.$A$41:.$N$49];[.$B$5]))/([.$B$3]-1)/[.E$16]" office:value-type="float" office:value="-1">
            <text:p>-1,0000</text:p>
          </table:table-cell>
          <table:table-cell table:style-name="ce12" table:formula="of:=(VLOOKUP([.$A10];[Preference.$A$52:.$N$60];[.$B$4])-HLOOKUP([.$A10];[Preference.$A$52:.$N$60];[.$B$5]))/([.$B$3]-1)/[.F$16]" office:value-type="float" office:value="-0.278">
            <text:p>-0,278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style-name="ce12" table:formula="of:=(VLOOKUP([.$A11];[Preference.$A$8:.$N$16];[.$B$4])-HLOOKUP([.$A11];[Preference.$A$8:.$N$16];[.$B$5]))/([.$B$3]-1)/[.B$16]" office:value-type="float" office:value="0.2984">
            <text:p>0,2984</text:p>
          </table:table-cell>
          <table:table-cell table:style-name="ce12" table:formula="of:=(VLOOKUP([.$A11];[Preference.$A$19:.$N$27];[.$B$4])-HLOOKUP([.$A11];[Preference.$A$19:.$N$27];[.$B$5]))/([.$B$3]-1)/[.C$16]" office:value-type="float" office:value="-0.266666666666667">
            <text:p>-0,2667</text:p>
          </table:table-cell>
          <table:table-cell table:style-name="ce12" table:formula="of:=(VLOOKUP([.$A11];[Preference.$A$30:.$N$38];[.$B$4])-HLOOKUP([.$A11];[Preference.$A$30:.$N$38];[.$B$5]))/([.$B$3]-1)/[.D$16]" office:value-type="float" office:value="-0.019999980926514">
            <text:p>-0,0200</text:p>
          </table:table-cell>
          <table:table-cell table:style-name="ce12" table:formula="of:=(VLOOKUP([.$A11];[Preference.$A$41:.$N$49];[.$B$4])-HLOOKUP([.$A11];[Preference.$A$41:.$N$49];[.$B$5]))/([.$B$3]-1)/[.E$16]" office:value-type="float" office:value="1">
            <text:p>1,0000</text:p>
          </table:table-cell>
          <table:table-cell table:style-name="ce12" table:formula="of:=(VLOOKUP([.$A11];[Preference.$A$52:.$N$60];[.$B$4])-HLOOKUP([.$A11];[Preference.$A$52:.$N$60];[.$B$5]))/([.$B$3]-1)/[.F$16]" office:value-type="float" office:value="0.262">
            <text:p>0,262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style-name="ce12" table:formula="of:=(VLOOKUP([.$A12];[Preference.$A$8:.$N$16];[.$B$4])-HLOOKUP([.$A12];[Preference.$A$8:.$N$16];[.$B$5]))/([.$B$3]-1)/[.B$16]" office:value-type="float" office:value="-1">
            <text:p>-1,0000</text:p>
          </table:table-cell>
          <table:table-cell table:style-name="ce12" table:formula="of:=(VLOOKUP([.$A12];[Preference.$A$19:.$N$27];[.$B$4])-HLOOKUP([.$A12];[Preference.$A$19:.$N$27];[.$B$5]))/([.$B$3]-1)/[.C$16]" office:value-type="float" office:value="0.693333333333333">
            <text:p>0,6933</text:p>
          </table:table-cell>
          <table:table-cell table:style-name="ce12" table:formula="of:=(VLOOKUP([.$A12];[Preference.$A$30:.$N$38];[.$B$4])-HLOOKUP([.$A12];[Preference.$A$30:.$N$38];[.$B$5]))/([.$B$3]-1)/[.D$16]" office:value-type="float" office:value="0.529999971389771">
            <text:p>0,5300</text:p>
          </table:table-cell>
          <table:table-cell table:style-name="ce12" table:formula="of:=(VLOOKUP([.$A12];[Preference.$A$41:.$N$49];[.$B$4])-HLOOKUP([.$A12];[Preference.$A$41:.$N$49];[.$B$5]))/([.$B$3]-1)/[.E$16]" office:value-type="float" office:value="0.20000009536743">
            <text:p>0,2000</text:p>
          </table:table-cell>
          <table:table-cell table:style-name="ce12" table:formula="of:=(VLOOKUP([.$A12];[Preference.$A$52:.$N$60];[.$B$4])-HLOOKUP([.$A12];[Preference.$A$52:.$N$60];[.$B$5]))/([.$B$3]-1)/[.F$16]" office:value-type="float" office:value="0.154">
            <text:p>0,154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style-name="ce12" table:formula="of:=(VLOOKUP([.$A13];[Preference.$A$8:.$N$16];[.$B$4])-HLOOKUP([.$A13];[Preference.$A$8:.$N$16];[.$B$5]))/([.$B$3]-1)/[.B$16]" office:value-type="float" office:value="0.6984">
            <text:p>0,6984</text:p>
          </table:table-cell>
          <table:table-cell table:style-name="ce12" table:formula="of:=(VLOOKUP([.$A13];[Preference.$A$19:.$N$27];[.$B$4])-HLOOKUP([.$A13];[Preference.$A$19:.$N$27];[.$B$5]))/([.$B$3]-1)/[.C$16]" office:value-type="float" office:value="-0.406666666666667">
            <text:p>-0,4067</text:p>
          </table:table-cell>
          <table:table-cell table:style-name="ce12" table:formula="of:=(VLOOKUP([.$A13];[Preference.$A$30:.$N$38];[.$B$4])-HLOOKUP([.$A13];[Preference.$A$30:.$N$38];[.$B$5]))/([.$B$3]-1)/[.D$16]" office:value-type="float" office:value="-0.219999790191649">
            <text:p>-0,2200</text:p>
          </table:table-cell>
          <table:table-cell table:style-name="ce12" table:formula="of:=(VLOOKUP([.$A13];[Preference.$A$41:.$N$49];[.$B$4])-HLOOKUP([.$A13];[Preference.$A$41:.$N$49];[.$B$5]))/([.$B$3]-1)/[.E$16]" office:value-type="float" office:value="-0.220000076293946">
            <text:p>-0,2200</text:p>
          </table:table-cell>
          <table:table-cell table:style-name="ce12" table:formula="of:=(VLOOKUP([.$A13];[Preference.$A$52:.$N$60];[.$B$4])-HLOOKUP([.$A13];[Preference.$A$52:.$N$60];[.$B$5]))/([.$B$3]-1)/[.F$16]" office:value-type="float" office:value="-0.122">
            <text:p>-0,122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style-name="ce12" table:formula="of:=(VLOOKUP([.$A14];[Preference.$A$8:.$N$16];[.$B$4])-HLOOKUP([.$A14];[Preference.$A$8:.$N$16];[.$B$5]))/([.$B$3]-1)/[.B$16]" office:value-type="float" office:value="-0.356">
            <text:p>-0,3560</text:p>
          </table:table-cell>
          <table:table-cell table:style-name="ce12" table:formula="of:=(VLOOKUP([.$A14];[Preference.$A$19:.$N$27];[.$B$4])-HLOOKUP([.$A14];[Preference.$A$19:.$N$27];[.$B$5]))/([.$B$3]-1)/[.C$16]" office:value-type="float" office:value="0.753333333333333">
            <text:p>0,7533</text:p>
          </table:table-cell>
          <table:table-cell table:style-name="ce12" table:formula="of:=(VLOOKUP([.$A14];[Preference.$A$30:.$N$38];[.$B$4])-HLOOKUP([.$A14];[Preference.$A$30:.$N$38];[.$B$5]))/([.$B$3]-1)/[.D$16]" office:value-type="float" office:value="0.529999971389771">
            <text:p>0,5300</text:p>
          </table:table-cell>
          <table:table-cell table:style-name="ce12" table:formula="of:=(VLOOKUP([.$A14];[Preference.$A$41:.$N$49];[.$B$4])-HLOOKUP([.$A14];[Preference.$A$41:.$N$49];[.$B$5]))/([.$B$3]-1)/[.E$16]" office:value-type="float" office:value="-0.55999994277954">
            <text:p>-0,5600</text:p>
          </table:table-cell>
          <table:table-cell table:style-name="ce12" table:formula="of:=(VLOOKUP([.$A14];[Preference.$A$52:.$N$60];[.$B$4])-HLOOKUP([.$A14];[Preference.$A$52:.$N$60];[.$B$5]))/([.$B$3]-1)/[.F$16]" office:value-type="float" office:value="-0.278">
            <text:p>-0,2780</text:p>
          </table:table-cell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>
            <text:p>Weight</text:p>
          </table:table-cell>
          <table:table-cell table:formula="of:=[Evaluations.B17]" office:value-type="float" office:value="0.400000005960464">
            <text:p>0,40</text:p>
          </table:table-cell>
          <table:table-cell table:formula="of:=[Evaluations.C17]" office:value-type="float" office:value="0.180000014305115">
            <text:p>0,18</text:p>
          </table:table-cell>
          <table:table-cell table:formula="of:=[Evaluations.D17]" office:value-type="float" office:value="0.120000006556511">
            <text:p>0,12</text:p>
          </table:table-cell>
          <table:table-cell table:formula="of:=[Evaluations.E17]" office:value-type="float" office:value="0.210000004768371">
            <text:p>0,21</text:p>
          </table:table-cell>
          <table:table-cell table:formula="of:=[Evaluations.F17]" office:value-type="float" office:value="0.0900000071525575">
            <text:p>0,09</text:p>
          </table:table-cell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Titre_a0_2" office:value-type="string">
            <text:p>Scores</text:p>
          </table:table-cell>
          <table:table-cell table:number-columns-repeated="6"/>
        </table:table-row>
        <table:table-row table:style-name="ro2">
          <table:table-cell table:style-name="Default"/>
          <table:table-cell office:value-type="string">
            <text:p>Pric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0-100</text:p>
          </table:table-cell>
          <table:table-cell table:style-name="ce2" office:value-type="string">
            <text:p>Consumption</text:p>
          </table:table-cell>
          <table:table-cell table:style-name="ce1" office:value-type="string">
            <text:p>CO2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[.B9]*[.B$16]" office:value-type="float" office:value="0.311680004644394">
            <text:p>0,31</text:p>
          </table:table-cell>
          <table:table-cell table:formula="of:=[.C9]*[.C$16]" office:value-type="float" office:value="-0.180000014305115">
            <text:p>-0,18</text:p>
          </table:table-cell>
          <table:table-cell table:formula="of:=[.D9]*[.D$16]" office:value-type="float" office:value="-0.120000006556511">
            <text:p>-0,12</text:p>
          </table:table-cell>
          <table:table-cell table:formula="of:=[.E9]*[.E$16]" office:value-type="float" office:value="0.121799986743927">
            <text:p>0,12</text:p>
          </table:table-cell>
          <table:table-cell table:formula="of:=[.F9]*[.F$16]" office:value-type="float" office:value="0.0235800018739701">
            <text:p>0,02</text:p>
          </table:table-cell>
          <table:table-cell table:formula="of:=SUM([.B20:.F20])" office:value-type="float" office:value="0.157059972400664">
            <text:p>0,16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[.B10]*[.B$16]" office:value-type="float" office:value="-0.168000002503395">
            <text:p>-0,17</text:p>
          </table:table-cell>
          <table:table-cell table:formula="of:=[.C10]*[.C$16]" office:value-type="float" office:value="0.0408000032424927">
            <text:p>0,04</text:p>
          </table:table-cell>
          <table:table-cell table:formula="of:=[.D10]*[.D$16]" office:value-type="float" office:value="0.0215999805808054">
            <text:p>0,02</text:p>
          </table:table-cell>
          <table:table-cell table:formula="of:=[.E10]*[.E$16]" office:value-type="float" office:value="-0.210000004768371">
            <text:p>-0,21</text:p>
          </table:table-cell>
          <table:table-cell table:formula="of:=[.F10]*[.F$16]" office:value-type="float" office:value="-0.025020001988411">
            <text:p>-0,03</text:p>
          </table:table-cell>
          <table:table-cell table:formula="of:=SUM([.B21:.F21])" office:value-type="float" office:value="-0.340620025436879">
            <text:p>-0,34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[.B11]*[.B$16]" office:value-type="float" office:value="0.119360001778602">
            <text:p>0,12</text:p>
          </table:table-cell>
          <table:table-cell table:formula="of:=[.C11]*[.C$16]" office:value-type="float" office:value="-0.0480000038146973">
            <text:p>-0,05</text:p>
          </table:table-cell>
          <table:table-cell table:formula="of:=[.D11]*[.D$16]" office:value-type="float" office:value="-0.00239999784231178">
            <text:p>-0,00</text:p>
          </table:table-cell>
          <table:table-cell table:formula="of:=[.E11]*[.E$16]" office:value-type="float" office:value="0.210000004768371">
            <text:p>0,21</text:p>
          </table:table-cell>
          <table:table-cell table:formula="of:=[.F11]*[.F$16]" office:value-type="float" office:value="0.0235800018739701">
            <text:p>0,02</text:p>
          </table:table-cell>
          <table:table-cell table:formula="of:=SUM([.B22:.F22])" office:value-type="float" office:value="0.302540006763934">
            <text:p>0,30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[.B12]*[.B$16]" office:value-type="float" office:value="-0.400000005960464">
            <text:p>-0,40</text:p>
          </table:table-cell>
          <table:table-cell table:formula="of:=[.C12]*[.C$16]" office:value-type="float" office:value="0.124800009918213">
            <text:p>0,12</text:p>
          </table:table-cell>
          <table:table-cell table:formula="of:=[.D12]*[.D$16]" office:value-type="float" office:value="0.0636000000417232">
            <text:p>0,06</text:p>
          </table:table-cell>
          <table:table-cell table:formula="of:=[.E12]*[.E$16]" office:value-type="float" office:value="0.0420000209808349">
            <text:p>0,04</text:p>
          </table:table-cell>
          <table:table-cell table:formula="of:=[.F12]*[.F$16]" office:value-type="float" office:value="0.0138600011014939">
            <text:p>0,01</text:p>
          </table:table-cell>
          <table:table-cell table:formula="of:=SUM([.B23:.F23])" office:value-type="float" office:value="-0.155739973918199">
            <text:p>-0,16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[.B13]*[.B$16]" office:value-type="float" office:value="0.279360004162788">
            <text:p>0,28</text:p>
          </table:table-cell>
          <table:table-cell table:formula="of:=[.C13]*[.C$16]" office:value-type="float" office:value="-0.0732000058174134">
            <text:p>-0,07</text:p>
          </table:table-cell>
          <table:table-cell table:formula="of:=[.D13]*[.D$16]" office:value-type="float" office:value="-0.0263999762654289">
            <text:p>-0,03</text:p>
          </table:table-cell>
          <table:table-cell table:formula="of:=[.E13]*[.E$16]" office:value-type="float" office:value="-0.0462000170707707">
            <text:p>-0,05</text:p>
          </table:table-cell>
          <table:table-cell table:formula="of:=[.F13]*[.F$16]" office:value-type="float" office:value="-0.010980000872612">
            <text:p>-0,01</text:p>
          </table:table-cell>
          <table:table-cell table:formula="of:=SUM([.B24:.F24])" office:value-type="float" office:value="0.122580004136563">
            <text:p>0,1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[.B14]*[.B$16]" office:value-type="float" office:value="-0.142400002121925">
            <text:p>-0,14</text:p>
          </table:table-cell>
          <table:table-cell table:formula="of:=[.C14]*[.C$16]" office:value-type="float" office:value="0.13560001077652">
            <text:p>0,14</text:p>
          </table:table-cell>
          <table:table-cell table:formula="of:=[.D14]*[.D$16]" office:value-type="float" office:value="0.0636000000417232">
            <text:p>0,06</text:p>
          </table:table-cell>
          <table:table-cell table:formula="of:=[.E14]*[.E$16]" office:value-type="float" office:value="-0.117599990653991">
            <text:p>-0,12</text:p>
          </table:table-cell>
          <table:table-cell table:formula="of:=[.F14]*[.F$16]" office:value-type="float" office:value="-0.025020001988411">
            <text:p>-0,03</text:p>
          </table:table-cell>
          <table:table-cell table:formula="of:=SUM([.B25:.F25])" office:value-type="float" office:value="-0.0858199839460839">
            <text:p>-0,09</text:p>
          </table:table-cell>
        </table:table-row>
      </table:table>
      <table:table table:name="Sorting pessimistic" table:style-name="ta2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4" table:default-cell-style-name="Default"/>
        <table:table-column table:style-name="co2" table:number-columns-repeated="5" table:default-cell-style-name="ce2"/>
        <table:table-column table:style-name="co2" table:default-cell-style-name="Default"/>
        <table:table-row table:style-name="ro4">
          <table:table-cell table:style-name="Titre_20_1" office:value-type="string">
            <text:p>Sorting (pessimistic assignments)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>
            <text:p>Electre Tri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Titre_a0_2" office:value-type="string">
            <text:p>Profile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style-name="Header" office:value-type="string">
            <text:p>Price</text:p>
          </table:table-cell>
          <table:table-cell table:style-name="Header" office:value-type="string">
            <text:p>Power</text:p>
          </table:table-cell>
          <table:table-cell table:style-name="Header" office:value-type="string">
            <text:p>0-100</text:p>
          </table:table-cell>
          <table:table-cell table:style-name="Header" office:value-type="string">
            <text:p>Consumption</text:p>
          </table:table-cell>
          <table:table-cell table:style-name="Header" office:value-type="string">
            <text:p>CO2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>
            <text:p>Good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Header" office:value-type="string">
            <text:p>Profile MG</text:p>
          </table:table-cell>
          <table:table-cell table:style-name="Default" office:value-type="float" office:value="23000">
            <text:p>23000</text:p>
          </table:table-cell>
          <table:table-cell table:style-name="Default"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>
            <text:p>Medium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Default" office:value-type="float" office:value="30000">
            <text:p>30000</text:p>
          </table:table-cell>
          <table:table-cell table:style-name="Default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>
            <text:p>Bad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 table:number-rows-repeated="3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ce10" office:value-type="string">
            <text:p>Concordance (complex)</text:p>
          </table:table-cell>
          <table:table-cell table:number-columns-repeated="2"/>
          <table:table-cell table:style-name="ce2" table:number-columns-repeated="4"/>
          <table:table-cell table:number-columns-repeated="5"/>
          <table:table-cell table:style-name="ce2"/>
        </table:table-row>
        <table:table-row table:style-name="ro2">
          <table:table-cell table:style-name="ce5" table:number-columns-repeated="9"/>
          <table:table-cell table:number-columns-repeated="3"/>
          <table:table-cell table:style-name="ce2"/>
        </table:table-row>
        <table:table-row table:style-name="ro5">
          <table:table-cell table:style-name="Titre_a0_3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16];Criteria;2;0)=&quot;Minimize&quot;;-1;+1)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18]*[.$J18]+[.$L18]&gt;=[.$H18]*VLOOKUP([.B$17];Profiles;[.$I18]);[.$M18];IF([.$H18]*[.$J18]+[.$K18]&lt;=[.$H18]*VLOOKUP([.B$17];Profiles;[.$I18]);0;[.$M18]*([.$H18]*([.$J18]-VLOOKUP([.B$17];Profiles;[.$I18]))+[.$K18])/([.$K18]-[.$L18])))" office:value-type="float" office:value="0.400000005960464">
            <text:p>0,4</text:p>
          </table:table-cell>
          <table:table-cell table:formula="of:=IF([.$H18]*[.$J18]+[.$L18]&gt;=[.$H18]*VLOOKUP([.C$17];Profiles;[.$I18]);[.$M18];IF([.$H18]*[.$J18]+[.$K18]&lt;=[.$H18]*VLOOKUP([.C$17];Profiles;[.$I18]);0;[.$M18]*([.$H18]*([.$J18]-VLOOKUP([.C$17];Profiles;[.$I18]))+[.$K18])/([.$K18]-[.$L18])))" office:value-type="float" office:value="0.400000005960464">
            <text:p>0,4</text:p>
          </table:table-cell>
          <table:table-cell table:number-columns-repeated="4"/>
          <table:table-cell table:formula="of:=[.D16]" office:value-type="float" office:value="-1">
            <text:p>-1</text:p>
          </table:table-cell>
          <table:table-cell table:formula="of:=[.E16]" office:value-type="float" office:value="2">
            <text:p>2</text:p>
          </table:table-cell>
          <table:table-cell table:formula="of:=VLOOKUP([.$A18];Performances;[.$I18])" office:value-type="float" office:value="22080">
            <text:p>22080</text:p>
          </table:table-cell>
          <table:table-cell table:formula="of:=VLOOKUP(&quot;Thresh_p&quot;;Criteria;[.$I18];0)" office:value-type="float" office:value="3000">
            <text:p>3000</text:p>
          </table:table-cell>
          <table:table-cell table:formula="of:=VLOOKUP(&quot;Thresh_q&quot;;Criteria;[.$I18];0)" office:value-type="float" office:value="500">
            <text:p>500</text:p>
          </table:table-cell>
          <table:table-cell table:style-name="ce2" table:formula="of:=VLOOKUP(&quot;Weight&quot;;Criteria;[.$I18])" office:value-type="float" office:value="0.400000005960464">
            <text:p>0,4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19]*[.$J19]+[.$L19]&gt;=[.$H19]*VLOOKUP([.B$17];Profiles;[.$I19]);[.$M19];IF([.$H19]*[.$J19]+[.$K19]&lt;=[.$H19]*VLOOKUP([.B$17];Profiles;[.$I19]);0;[.$M19]*([.$H19]*([.$J19]-VLOOKUP([.B$17];Profiles;[.$I19]))+[.$K19])/([.$K19]-[.$L19])))" office:value-type="float" office:value="0.400000005960464">
            <text:p>0,4</text:p>
          </table:table-cell>
          <table:table-cell table:formula="of:=IF([.$H19]*[.$J19]+[.$L19]&gt;=[.$H19]*VLOOKUP([.C$17];Profiles;[.$I19]);[.$M19];IF([.$H19]*[.$J19]+[.$K19]&lt;=[.$H19]*VLOOKUP([.C$17];Profiles;[.$I19]);0;[.$M19]*([.$H19]*([.$J19]-VLOOKUP([.C$17];Profiles;[.$I19]))+[.$K19])/([.$K19]-[.$L19])))" office:value-type="float" office:value="0">
            <text:p>0</text:p>
          </table:table-cell>
          <table:table-cell table:number-columns-repeated="4"/>
          <table:table-cell table:formula="of:=[.H18]" office:value-type="float" office:value="-1">
            <text:p>-1</text:p>
          </table:table-cell>
          <table:table-cell table:formula="of:=[.I18]" office:value-type="float" office:value="2">
            <text:p>2</text:p>
          </table:table-cell>
          <table:table-cell table:formula="of:=VLOOKUP([.$A19];Performances;[.$I19])" office:value-type="float" office:value="28100">
            <text:p>28100</text:p>
          </table:table-cell>
          <table:table-cell table:formula="of:=VLOOKUP(&quot;Thresh_p&quot;;Criteria;[.$I19];0)" office:value-type="float" office:value="3000">
            <text:p>3000</text:p>
          </table:table-cell>
          <table:table-cell table:formula="of:=VLOOKUP(&quot;Thresh_q&quot;;Criteria;[.$I19];0)" office:value-type="float" office:value="500">
            <text:p>500</text:p>
          </table:table-cell>
          <table:table-cell table:style-name="ce2" table:formula="of:=VLOOKUP(&quot;Weight&quot;;Criteria;[.$I19])" office:value-type="float" office:value="0.400000005960464">
            <text:p>0,4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20]*[.$J20]+[.$L20]&gt;=[.$H20]*VLOOKUP([.B$17];Profiles;[.$I20]);[.$M20];IF([.$H20]*[.$J20]+[.$K20]&lt;=[.$H20]*VLOOKUP([.B$17];Profiles;[.$I20]);0;[.$M20]*([.$H20]*([.$J20]-VLOOKUP([.B$17];Profiles;[.$I20]))+[.$K20])/([.$K20]-[.$L20])))" office:value-type="float" office:value="0.400000005960464">
            <text:p>0,4</text:p>
          </table:table-cell>
          <table:table-cell table:formula="of:=IF([.$H20]*[.$J20]+[.$L20]&gt;=[.$H20]*VLOOKUP([.C$17];Profiles;[.$I20]);[.$M20];IF([.$H20]*[.$J20]+[.$K20]&lt;=[.$H20]*VLOOKUP([.C$17];Profiles;[.$I20]);0;[.$M20]*([.$H20]*([.$J20]-VLOOKUP([.C$17];Profiles;[.$I20]))+[.$K20])/([.$K20]-[.$L20])))" office:value-type="float" office:value="0.216000003218651">
            <text:p>0,22</text:p>
          </table:table-cell>
          <table:table-cell table:number-columns-repeated="4"/>
          <table:table-cell table:formula="of:=[.H19]" office:value-type="float" office:value="-1">
            <text:p>-1</text:p>
          </table:table-cell>
          <table:table-cell table:formula="of:=[.I19]" office:value-type="float" office:value="2">
            <text:p>2</text:p>
          </table:table-cell>
          <table:table-cell table:formula="of:=VLOOKUP([.$A20];Performances;[.$I20])" office:value-type="float" office:value="24650">
            <text:p>24650</text:p>
          </table:table-cell>
          <table:table-cell table:formula="of:=VLOOKUP(&quot;Thresh_p&quot;;Criteria;[.$I20];0)" office:value-type="float" office:value="3000">
            <text:p>3000</text:p>
          </table:table-cell>
          <table:table-cell table:formula="of:=VLOOKUP(&quot;Thresh_q&quot;;Criteria;[.$I20];0)" office:value-type="float" office:value="500">
            <text:p>500</text:p>
          </table:table-cell>
          <table:table-cell table:style-name="ce2" table:formula="of:=VLOOKUP(&quot;Weight&quot;;Criteria;[.$I20])" office:value-type="float" office:value="0.400000005960464">
            <text:p>0,4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21]*[.$J21]+[.$L21]&gt;=[.$H21]*VLOOKUP([.B$17];Profiles;[.$I21]);[.$M21];IF([.$H21]*[.$J21]+[.$K21]&lt;=[.$H21]*VLOOKUP([.B$17];Profiles;[.$I21]);0;[.$M21]*([.$H21]*([.$J21]-VLOOKUP([.B$17];Profiles;[.$I21]))+[.$K21])/([.$K21]-[.$L21])))" office:value-type="float" office:value="0.0480000007152557">
            <text:p>0,05</text:p>
          </table:table-cell>
          <table:table-cell table:formula="of:=IF([.$H21]*[.$J21]+[.$L21]&gt;=[.$H21]*VLOOKUP([.C$17];Profiles;[.$I21]);[.$M21];IF([.$H21]*[.$J21]+[.$K21]&lt;=[.$H21]*VLOOKUP([.C$17];Profiles;[.$I21]);0;[.$M21]*([.$H21]*([.$J21]-VLOOKUP([.C$17];Profiles;[.$I21]))+[.$K21])/([.$K21]-[.$L21])))" office:value-type="float" office:value="0">
            <text:p>0</text:p>
          </table:table-cell>
          <table:table-cell table:number-columns-repeated="4"/>
          <table:table-cell table:formula="of:=[.H20]" office:value-type="float" office:value="-1">
            <text:p>-1</text:p>
          </table:table-cell>
          <table:table-cell table:formula="of:=[.I20]" office:value-type="float" office:value="2">
            <text:p>2</text:p>
          </table:table-cell>
          <table:table-cell table:formula="of:=VLOOKUP([.$A21];Performances;[.$I21])" office:value-type="float" office:value="32700">
            <text:p>32700</text:p>
          </table:table-cell>
          <table:table-cell table:formula="of:=VLOOKUP(&quot;Thresh_p&quot;;Criteria;[.$I21];0)" office:value-type="float" office:value="3000">
            <text:p>3000</text:p>
          </table:table-cell>
          <table:table-cell table:formula="of:=VLOOKUP(&quot;Thresh_q&quot;;Criteria;[.$I21];0)" office:value-type="float" office:value="500">
            <text:p>500</text:p>
          </table:table-cell>
          <table:table-cell table:style-name="ce2" table:formula="of:=VLOOKUP(&quot;Weight&quot;;Criteria;[.$I21])" office:value-type="float" office:value="0.400000005960464">
            <text:p>0,4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22]*[.$J22]+[.$L22]&gt;=[.$H22]*VLOOKUP([.B$17];Profiles;[.$I22]);[.$M22];IF([.$H22]*[.$J22]+[.$K22]&lt;=[.$H22]*VLOOKUP([.B$17];Profiles;[.$I22]);0;[.$M22]*([.$H22]*([.$J22]-VLOOKUP([.B$17];Profiles;[.$I22]))+[.$K22])/([.$K22]-[.$L22])))" office:value-type="float" office:value="0.400000005960464">
            <text:p>0,4</text:p>
          </table:table-cell>
          <table:table-cell table:formula="of:=IF([.$H22]*[.$J22]+[.$L22]&gt;=[.$H22]*VLOOKUP([.C$17];Profiles;[.$I22]);[.$M22];IF([.$H22]*[.$J22]+[.$K22]&lt;=[.$H22]*VLOOKUP([.C$17];Profiles;[.$I22]);0;[.$M22]*([.$H22]*([.$J22]-VLOOKUP([.C$17];Profiles;[.$I22]))+[.$K22])/([.$K22]-[.$L22])))" office:value-type="float" office:value="0.400000005960464">
            <text:p>0,4</text:p>
          </table:table-cell>
          <table:table-cell table:number-columns-repeated="4"/>
          <table:table-cell table:formula="of:=[.H21]" office:value-type="float" office:value="-1">
            <text:p>-1</text:p>
          </table:table-cell>
          <table:table-cell table:formula="of:=[.I21]" office:value-type="float" office:value="2">
            <text:p>2</text:p>
          </table:table-cell>
          <table:table-cell table:formula="of:=VLOOKUP([.$A22];Performances;[.$I22])" office:value-type="float" office:value="22750">
            <text:p>22750</text:p>
          </table:table-cell>
          <table:table-cell table:formula="of:=VLOOKUP(&quot;Thresh_p&quot;;Criteria;[.$I22];0)" office:value-type="float" office:value="3000">
            <text:p>3000</text:p>
          </table:table-cell>
          <table:table-cell table:formula="of:=VLOOKUP(&quot;Thresh_q&quot;;Criteria;[.$I22];0)" office:value-type="float" office:value="500">
            <text:p>500</text:p>
          </table:table-cell>
          <table:table-cell table:style-name="ce2" table:formula="of:=VLOOKUP(&quot;Weight&quot;;Criteria;[.$I22])" office:value-type="float" office:value="0.400000005960464">
            <text:p>0,4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23]*[.$J23]+[.$L23]&gt;=[.$H23]*VLOOKUP([.B$17];Profiles;[.$I23]);[.$M23];IF([.$H23]*[.$J23]+[.$K23]&lt;=[.$H23]*VLOOKUP([.B$17];Profiles;[.$I23]);0;[.$M23]*([.$H23]*([.$J23]-VLOOKUP([.B$17];Profiles;[.$I23]))+[.$K23])/([.$K23]-[.$L23])))" office:value-type="float" office:value="0.400000005960464">
            <text:p>0,4</text:p>
          </table:table-cell>
          <table:table-cell table:formula="of:=IF([.$H23]*[.$J23]+[.$L23]&gt;=[.$H23]*VLOOKUP([.C$17];Profiles;[.$I23]);[.$M23];IF([.$H23]*[.$J23]+[.$K23]&lt;=[.$H23]*VLOOKUP([.C$17];Profiles;[.$I23]);0;[.$M23]*([.$H23]*([.$J23]-VLOOKUP([.C$17];Profiles;[.$I23]))+[.$K23])/([.$K23]-[.$L23])))" office:value-type="float" office:value="0">
            <text:p>0</text:p>
          </table:table-cell>
          <table:table-cell table:number-columns-repeated="4"/>
          <table:table-cell table:formula="of:=[.H22]" office:value-type="float" office:value="-1">
            <text:p>-1</text:p>
          </table:table-cell>
          <table:table-cell table:formula="of:=[.I22]" office:value-type="float" office:value="2">
            <text:p>2</text:p>
          </table:table-cell>
          <table:table-cell table:formula="of:=VLOOKUP([.$A23];Performances;[.$I23])" office:value-type="float" office:value="27350">
            <text:p>27350</text:p>
          </table:table-cell>
          <table:table-cell table:formula="of:=VLOOKUP(&quot;Thresh_p&quot;;Criteria;[.$I23];0)" office:value-type="float" office:value="3000">
            <text:p>3000</text:p>
          </table:table-cell>
          <table:table-cell table:formula="of:=VLOOKUP(&quot;Thresh_q&quot;;Criteria;[.$I23];0)" office:value-type="float" office:value="500">
            <text:p>500</text:p>
          </table:table-cell>
          <table:table-cell table:style-name="ce2" table:formula="of:=VLOOKUP(&quot;Weight&quot;;Criteria;[.$I23])" office:value-type="float" office:value="0.400000005960464">
            <text:p>0,4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 table:number-columns-repeated="4"/>
          <table:table-cell table:number-columns-repeated="5"/>
          <table:table-cell table:style-name="ce2"/>
        </table:table-row>
        <table:table-row table:style-name="ro5">
          <table:table-cell table:style-name="Titre_a0_3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25];Criteria;2;0)=&quot;Minimize&quot;;-1;+1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27]*[.$J27]+[.$L27]&gt;=[.$H27]*VLOOKUP([.B$17];Profiles;[.$I27]);[.$M27];IF([.$H27]*[.$J27]+[.$K27]&lt;=[.$H27]*VLOOKUP([.B$17];Profiles;[.$I27]);0;[.$M27]*([.$H27]*([.$J27]-VLOOKUP([.B$17];Profiles;[.$I27]))+[.$K27])/([.$K27]-[.$L27])))" office:value-type="float" office:value="0.180000014305115">
            <text:p>0,18</text:p>
          </table:table-cell>
          <table:table-cell table:formula="of:=IF([.$H27]*[.$J27]+[.$L27]&gt;=[.$H27]*VLOOKUP([.C$17];Profiles;[.$I27]);[.$M27];IF([.$H27]*[.$J27]+[.$K27]&lt;=[.$H27]*VLOOKUP([.C$17];Profiles;[.$I27]);0;[.$M27]*([.$H27]*([.$J27]-VLOOKUP([.C$17];Profiles;[.$I27]))+[.$K27])/([.$K27]-[.$L27])))" office:value-type="float" office:value="0">
            <text:p>0</text:p>
          </table:table-cell>
          <table:table-cell table:number-columns-repeated="4"/>
          <table:table-cell table:formula="of:=[.D25]" office:value-type="float" office:value="1">
            <text:p>1</text:p>
          </table:table-cell>
          <table:table-cell table:formula="of:=[.E25]" office:value-type="float" office:value="3">
            <text:p>3</text:p>
          </table:table-cell>
          <table:table-cell table:formula="of:=VLOOKUP([.$A27];Performances;[.$I27])" office:value-type="float" office:value="105">
            <text:p>105</text:p>
          </table:table-cell>
          <table:table-cell table:formula="of:=VLOOKUP(&quot;Thresh_p&quot;;Criteria;[.$I27];0)" office:value-type="float" office:value="30">
            <text:p>30</text:p>
          </table:table-cell>
          <table:table-cell table:formula="of:=VLOOKUP(&quot;Thresh_q&quot;;Criteria;[.$I27];0)" office:value-type="float" office:value="0">
            <text:p>0</text:p>
          </table:table-cell>
          <table:table-cell table:style-name="ce2" table:formula="of:=VLOOKUP(&quot;Weight&quot;;Criteria;[.$I27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28]*[.$J28]+[.$L28]&gt;=[.$H28]*VLOOKUP([.B$17];Profiles;[.$I28]);[.$M28];IF([.$H28]*[.$J28]+[.$K28]&lt;=[.$H28]*VLOOKUP([.B$17];Profiles;[.$I28]);0;[.$M28]*([.$H28]*([.$J28]-VLOOKUP([.B$17];Profiles;[.$I28]))+[.$K28])/([.$K28]-[.$L28])))" office:value-type="float" office:value="0.180000014305115">
            <text:p>0,18</text:p>
          </table:table-cell>
          <table:table-cell table:formula="of:=IF([.$H28]*[.$J28]+[.$L28]&gt;=[.$H28]*VLOOKUP([.C$17];Profiles;[.$I28]);[.$M28];IF([.$H28]*[.$J28]+[.$K28]&lt;=[.$H28]*VLOOKUP([.C$17];Profiles;[.$I28]);0;[.$M28]*([.$H28]*([.$J28]-VLOOKUP([.C$17];Profiles;[.$I28]))+[.$K28])/([.$K28]-[.$L28])))" office:value-type="float" office:value="0.180000014305115">
            <text:p>0,18</text:p>
          </table:table-cell>
          <table:table-cell table:number-columns-repeated="4"/>
          <table:table-cell table:formula="of:=[.H27]" office:value-type="float" office:value="1">
            <text:p>1</text:p>
          </table:table-cell>
          <table:table-cell table:formula="of:=[.I27]" office:value-type="float" office:value="3">
            <text:p>3</text:p>
          </table:table-cell>
          <table:table-cell table:formula="of:=VLOOKUP([.$A28];Performances;[.$I28])" office:value-type="float" office:value="160">
            <text:p>160</text:p>
          </table:table-cell>
          <table:table-cell table:formula="of:=VLOOKUP(&quot;Thresh_p&quot;;Criteria;[.$I28];0)" office:value-type="float" office:value="30">
            <text:p>30</text:p>
          </table:table-cell>
          <table:table-cell table:formula="of:=VLOOKUP(&quot;Thresh_q&quot;;Criteria;[.$I28];0)" office:value-type="float" office:value="0">
            <text:p>0</text:p>
          </table:table-cell>
          <table:table-cell table:style-name="ce2" table:formula="of:=VLOOKUP(&quot;Weight&quot;;Criteria;[.$I28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29]*[.$J29]+[.$L29]&gt;=[.$H29]*VLOOKUP([.B$17];Profiles;[.$I29]);[.$M29];IF([.$H29]*[.$J29]+[.$K29]&lt;=[.$H29]*VLOOKUP([.B$17];Profiles;[.$I29]);0;[.$M29]*([.$H29]*([.$J29]-VLOOKUP([.B$17];Profiles;[.$I29]))+[.$K29])/([.$K29]-[.$L29])))" office:value-type="float" office:value="0.180000014305115">
            <text:p>0,18</text:p>
          </table:table-cell>
          <table:table-cell table:formula="of:=IF([.$H29]*[.$J29]+[.$L29]&gt;=[.$H29]*VLOOKUP([.C$17];Profiles;[.$I29]);[.$M29];IF([.$H29]*[.$J29]+[.$K29]&lt;=[.$H29]*VLOOKUP([.C$17];Profiles;[.$I29]);0;[.$M29]*([.$H29]*([.$J29]-VLOOKUP([.C$17];Profiles;[.$I29]))+[.$K29])/([.$K29]-[.$L29])))" office:value-type="float" office:value="0.0780000061988832">
            <text:p>0,08</text:p>
          </table:table-cell>
          <table:table-cell table:number-columns-repeated="4"/>
          <table:table-cell table:formula="of:=[.H28]" office:value-type="float" office:value="1">
            <text:p>1</text:p>
          </table:table-cell>
          <table:table-cell table:formula="of:=[.I28]" office:value-type="float" office:value="3">
            <text:p>3</text:p>
          </table:table-cell>
          <table:table-cell table:formula="of:=VLOOKUP([.$A29];Performances;[.$I29])" office:value-type="float" office:value="143">
            <text:p>143</text:p>
          </table:table-cell>
          <table:table-cell table:formula="of:=VLOOKUP(&quot;Thresh_p&quot;;Criteria;[.$I29];0)" office:value-type="float" office:value="30">
            <text:p>30</text:p>
          </table:table-cell>
          <table:table-cell table:formula="of:=VLOOKUP(&quot;Thresh_q&quot;;Criteria;[.$I29];0)" office:value-type="float" office:value="0">
            <text:p>0</text:p>
          </table:table-cell>
          <table:table-cell table:style-name="ce2" table:formula="of:=VLOOKUP(&quot;Weight&quot;;Criteria;[.$I29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30]*[.$J30]+[.$L30]&gt;=[.$H30]*VLOOKUP([.B$17];Profiles;[.$I30]);[.$M30];IF([.$H30]*[.$J30]+[.$K30]&lt;=[.$H30]*VLOOKUP([.B$17];Profiles;[.$I30]);0;[.$M30]*([.$H30]*([.$J30]-VLOOKUP([.B$17];Profiles;[.$I30]))+[.$K30])/([.$K30]-[.$L30])))" office:value-type="float" office:value="0.180000014305115">
            <text:p>0,18</text:p>
          </table:table-cell>
          <table:table-cell table:formula="of:=IF([.$H30]*[.$J30]+[.$L30]&gt;=[.$H30]*VLOOKUP([.C$17];Profiles;[.$I30]);[.$M30];IF([.$H30]*[.$J30]+[.$K30]&lt;=[.$H30]*VLOOKUP([.C$17];Profiles;[.$I30]);0;[.$M30]*([.$H30]*([.$J30]-VLOOKUP([.C$17];Profiles;[.$I30]))+[.$K30])/([.$K30]-[.$L30])))" office:value-type="float" office:value="0.180000014305115">
            <text:p>0,18</text:p>
          </table:table-cell>
          <table:table-cell table:number-columns-repeated="4"/>
          <table:table-cell table:formula="of:=[.H29]" office:value-type="float" office:value="1">
            <text:p>1</text:p>
          </table:table-cell>
          <table:table-cell table:formula="of:=[.I29]" office:value-type="float" office:value="3">
            <text:p>3</text:p>
          </table:table-cell>
          <table:table-cell table:formula="of:=VLOOKUP([.$A30];Performances;[.$I30])" office:value-type="float" office:value="177">
            <text:p>177</text:p>
          </table:table-cell>
          <table:table-cell table:formula="of:=VLOOKUP(&quot;Thresh_p&quot;;Criteria;[.$I30];0)" office:value-type="float" office:value="30">
            <text:p>30</text:p>
          </table:table-cell>
          <table:table-cell table:formula="of:=VLOOKUP(&quot;Thresh_q&quot;;Criteria;[.$I30];0)" office:value-type="float" office:value="0">
            <text:p>0</text:p>
          </table:table-cell>
          <table:table-cell table:style-name="ce2" table:formula="of:=VLOOKUP(&quot;Weight&quot;;Criteria;[.$I30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31]*[.$J31]+[.$L31]&gt;=[.$H31]*VLOOKUP([.B$17];Profiles;[.$I31]);[.$M31];IF([.$H31]*[.$J31]+[.$K31]&lt;=[.$H31]*VLOOKUP([.B$17];Profiles;[.$I31]);0;[.$M31]*([.$H31]*([.$J31]-VLOOKUP([.B$17];Profiles;[.$I31]))+[.$K31])/([.$K31]-[.$L31])))" office:value-type="float" office:value="0.180000014305115">
            <text:p>0,18</text:p>
          </table:table-cell>
          <table:table-cell table:formula="of:=IF([.$H31]*[.$J31]+[.$L31]&gt;=[.$H31]*VLOOKUP([.C$17];Profiles;[.$I31]);[.$M31];IF([.$H31]*[.$J31]+[.$K31]&lt;=[.$H31]*VLOOKUP([.C$17];Profiles;[.$I31]);0;[.$M31]*([.$H31]*([.$J31]-VLOOKUP([.C$17];Profiles;[.$I31]))+[.$K31])/([.$K31]-[.$L31])))" office:value-type="float" office:value="0.036000002861023">
            <text:p>0,04</text:p>
          </table:table-cell>
          <table:table-cell table:number-columns-repeated="4"/>
          <table:table-cell table:formula="of:=[.H30]" office:value-type="float" office:value="1">
            <text:p>1</text:p>
          </table:table-cell>
          <table:table-cell table:formula="of:=[.I30]" office:value-type="float" office:value="3">
            <text:p>3</text:p>
          </table:table-cell>
          <table:table-cell table:formula="of:=VLOOKUP([.$A31];Performances;[.$I31])" office:value-type="float" office:value="136">
            <text:p>136</text:p>
          </table:table-cell>
          <table:table-cell table:formula="of:=VLOOKUP(&quot;Thresh_p&quot;;Criteria;[.$I31];0)" office:value-type="float" office:value="30">
            <text:p>30</text:p>
          </table:table-cell>
          <table:table-cell table:formula="of:=VLOOKUP(&quot;Thresh_q&quot;;Criteria;[.$I31];0)" office:value-type="float" office:value="0">
            <text:p>0</text:p>
          </table:table-cell>
          <table:table-cell table:style-name="ce2" table:formula="of:=VLOOKUP(&quot;Weight&quot;;Criteria;[.$I31])" office:value-type="float" office:value="0.180000014305115">
            <text:p>0,18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32]*[.$J32]+[.$L32]&gt;=[.$H32]*VLOOKUP([.B$17];Profiles;[.$I32]);[.$M32];IF([.$H32]*[.$J32]+[.$K32]&lt;=[.$H32]*VLOOKUP([.B$17];Profiles;[.$I32]);0;[.$M32]*([.$H32]*([.$J32]-VLOOKUP([.B$17];Profiles;[.$I32]))+[.$K32])/([.$K32]-[.$L32])))" office:value-type="float" office:value="0.180000014305115">
            <text:p>0,18</text:p>
          </table:table-cell>
          <table:table-cell table:formula="of:=IF([.$H32]*[.$J32]+[.$L32]&gt;=[.$H32]*VLOOKUP([.C$17];Profiles;[.$I32]);[.$M32];IF([.$H32]*[.$J32]+[.$K32]&lt;=[.$H32]*VLOOKUP([.C$17];Profiles;[.$I32]);0;[.$M32]*([.$H32]*([.$J32]-VLOOKUP([.C$17];Profiles;[.$I32]))+[.$K32])/([.$K32]-[.$L32])))" office:value-type="float" office:value="0.180000014305115">
            <text:p>0,18</text:p>
          </table:table-cell>
          <table:table-cell table:number-columns-repeated="4"/>
          <table:table-cell table:formula="of:=[.H31]" office:value-type="float" office:value="1">
            <text:p>1</text:p>
          </table:table-cell>
          <table:table-cell table:formula="of:=[.I31]" office:value-type="float" office:value="3">
            <text:p>3</text:p>
          </table:table-cell>
          <table:table-cell table:formula="of:=VLOOKUP([.$A32];Performances;[.$I32])" office:value-type="float" office:value="180">
            <text:p>180</text:p>
          </table:table-cell>
          <table:table-cell table:formula="of:=VLOOKUP(&quot;Thresh_p&quot;;Criteria;[.$I32];0)" office:value-type="float" office:value="30">
            <text:p>30</text:p>
          </table:table-cell>
          <table:table-cell table:formula="of:=VLOOKUP(&quot;Thresh_q&quot;;Criteria;[.$I32];0)" office:value-type="float" office:value="0">
            <text:p>0</text:p>
          </table:table-cell>
          <table:table-cell table:style-name="ce2" table:formula="of:=VLOOKUP(&quot;Weight&quot;;Criteria;[.$I32])" office:value-type="float" office:value="0.180000014305115">
            <text:p>0,18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 table:number-columns-repeated="4"/>
          <table:table-cell table:number-columns-repeated="5"/>
          <table:table-cell table:style-name="ce2"/>
        </table:table-row>
        <table:table-row table:style-name="ro5">
          <table:table-cell table:style-name="Titre_a0_3" office:value-type="string">
            <text:p>0-100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34];Criteria;2;0)=&quot;Minimize&quot;;-1;+1)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36]*[.$J36]+[.$L36]&gt;=[.$H36]*VLOOKUP([.B$17];Profiles;[.$I36]);[.$M36];IF([.$H36]*[.$J36]+[.$K36]&lt;=[.$H36]*VLOOKUP([.B$17];Profiles;[.$I36]);0;[.$M36]*([.$H36]*([.$J36]-VLOOKUP([.B$17];Profiles;[.$I36]))+[.$K36])/([.$K36]-[.$L36])))" office:value-type="float" office:value="0.096000028133392">
            <text:p>0,1</text:p>
          </table:table-cell>
          <table:table-cell table:formula="of:=IF([.$H36]*[.$J36]+[.$L36]&gt;=[.$H36]*VLOOKUP([.C$17];Profiles;[.$I36]);[.$M36];IF([.$H36]*[.$J36]+[.$K36]&lt;=[.$H36]*VLOOKUP([.C$17];Profiles;[.$I36]);0;[.$M36]*([.$H36]*([.$J36]-VLOOKUP([.C$17];Profiles;[.$I36]))+[.$K36])/([.$K36]-[.$L36])))" office:value-type="float" office:value="0">
            <text:p>0</text:p>
          </table:table-cell>
          <table:table-cell table:number-columns-repeated="4"/>
          <table:table-cell table:formula="of:=[.D34]" office:value-type="float" office:value="-1">
            <text:p>-1</text:p>
          </table:table-cell>
          <table:table-cell table:formula="of:=[.E34]" office:value-type="float" office:value="4">
            <text:p>4</text:p>
          </table:table-cell>
          <table:table-cell table:formula="of:=VLOOKUP([.$A36];Performances;[.$I36])" office:value-type="float" office:value="11.3999996185303">
            <text:p>11,4</text:p>
          </table:table-cell>
          <table:table-cell table:formula="of:=VLOOKUP(&quot;Thresh_p&quot;;Criteria;[.$I36];0)" office:value-type="float" office:value="2">
            <text:p>2</text:p>
          </table:table-cell>
          <table:table-cell table:formula="of:=VLOOKUP(&quot;Thresh_q&quot;;Criteria;[.$I36];0)" office:value-type="float" office:value="0">
            <text:p>0</text:p>
          </table:table-cell>
          <table:table-cell table:style-name="ce2" table:formula="of:=VLOOKUP(&quot;Weight&quot;;Criteria;[.$I36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37]*[.$J37]+[.$L37]&gt;=[.$H37]*VLOOKUP([.B$17];Profiles;[.$I37]);[.$M37];IF([.$H37]*[.$J37]+[.$K37]&lt;=[.$H37]*VLOOKUP([.B$17];Profiles;[.$I37]);0;[.$M37]*([.$H37]*([.$J37]-VLOOKUP([.B$17];Profiles;[.$I37]))+[.$K37])/([.$K37]-[.$L37])))" office:value-type="float" office:value="0.120000006556511">
            <text:p>0,12</text:p>
          </table:table-cell>
          <table:table-cell table:formula="of:=IF([.$H37]*[.$J37]+[.$L37]&gt;=[.$H37]*VLOOKUP([.C$17];Profiles;[.$I37]);[.$M37];IF([.$H37]*[.$J37]+[.$K37]&lt;=[.$H37]*VLOOKUP([.C$17];Profiles;[.$I37]);0;[.$M37]*([.$H37]*([.$J37]-VLOOKUP([.C$17];Profiles;[.$I37]))+[.$K37])/([.$K37]-[.$L37])))" office:value-type="float" office:value="0.0839999817013727">
            <text:p>0,08</text:p>
          </table:table-cell>
          <table:table-cell table:number-columns-repeated="4"/>
          <table:table-cell table:formula="of:=[.H36]" office:value-type="float" office:value="-1">
            <text:p>-1</text:p>
          </table:table-cell>
          <table:table-cell table:formula="of:=[.I36]" office:value-type="float" office:value="4">
            <text:p>4</text:p>
          </table:table-cell>
          <table:table-cell table:formula="of:=VLOOKUP([.$A37];Performances;[.$I37])" office:value-type="float" office:value="8.60000038146973">
            <text:p>8,6</text:p>
          </table:table-cell>
          <table:table-cell table:formula="of:=VLOOKUP(&quot;Thresh_p&quot;;Criteria;[.$I37];0)" office:value-type="float" office:value="2">
            <text:p>2</text:p>
          </table:table-cell>
          <table:table-cell table:formula="of:=VLOOKUP(&quot;Thresh_q&quot;;Criteria;[.$I37];0)" office:value-type="float" office:value="0">
            <text:p>0</text:p>
          </table:table-cell>
          <table:table-cell table:style-name="ce2" table:formula="of:=VLOOKUP(&quot;Weight&quot;;Criteria;[.$I37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38]*[.$J38]+[.$L38]&gt;=[.$H38]*VLOOKUP([.B$17];Profiles;[.$I38]);[.$M38];IF([.$H38]*[.$J38]+[.$K38]&lt;=[.$H38]*VLOOKUP([.B$17];Profiles;[.$I38]);0;[.$M38]*([.$H38]*([.$J38]-VLOOKUP([.B$17];Profiles;[.$I38]))+[.$K38])/([.$K38]-[.$L38])))" office:value-type="float" office:value="0.120000006556511">
            <text:p>0,12</text:p>
          </table:table-cell>
          <table:table-cell table:formula="of:=IF([.$H38]*[.$J38]+[.$L38]&gt;=[.$H38]*VLOOKUP([.C$17];Profiles;[.$I38]);[.$M38];IF([.$H38]*[.$J38]+[.$K38]&lt;=[.$H38]*VLOOKUP([.C$17];Profiles;[.$I38]);0;[.$M38]*([.$H38]*([.$J38]-VLOOKUP([.C$17];Profiles;[.$I38]))+[.$K38])/([.$K38]-[.$L38])))" office:value-type="float" office:value="0.0600000032782555">
            <text:p>0,06</text:p>
          </table:table-cell>
          <table:table-cell table:number-columns-repeated="4"/>
          <table:table-cell table:formula="of:=[.H37]" office:value-type="float" office:value="-1">
            <text:p>-1</text:p>
          </table:table-cell>
          <table:table-cell table:formula="of:=[.I37]" office:value-type="float" office:value="4">
            <text:p>4</text:p>
          </table:table-cell>
          <table:table-cell table:formula="of:=VLOOKUP([.$A38];Performances;[.$I38])" office:value-type="float" office:value="9">
            <text:p>9</text:p>
          </table:table-cell>
          <table:table-cell table:formula="of:=VLOOKUP(&quot;Thresh_p&quot;;Criteria;[.$I38];0)" office:value-type="float" office:value="2">
            <text:p>2</text:p>
          </table:table-cell>
          <table:table-cell table:formula="of:=VLOOKUP(&quot;Thresh_q&quot;;Criteria;[.$I38];0)" office:value-type="float" office:value="0">
            <text:p>0</text:p>
          </table:table-cell>
          <table:table-cell table:style-name="ce2" table:formula="of:=VLOOKUP(&quot;Weight&quot;;Criteria;[.$I38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39]*[.$J39]+[.$L39]&gt;=[.$H39]*VLOOKUP([.B$17];Profiles;[.$I39]);[.$M39];IF([.$H39]*[.$J39]+[.$K39]&lt;=[.$H39]*VLOOKUP([.B$17];Profiles;[.$I39]);0;[.$M39]*([.$H39]*([.$J39]-VLOOKUP([.B$17];Profiles;[.$I39]))+[.$K39])/([.$K39]-[.$L39])))" office:value-type="float" office:value="0.120000006556511">
            <text:p>0,12</text:p>
          </table:table-cell>
          <table:table-cell table:formula="of:=IF([.$H39]*[.$J39]+[.$L39]&gt;=[.$H39]*VLOOKUP([.C$17];Profiles;[.$I39]);[.$M39];IF([.$H39]*[.$J39]+[.$K39]&lt;=[.$H39]*VLOOKUP([.C$17];Profiles;[.$I39]);0;[.$M39]*([.$H39]*([.$J39]-VLOOKUP([.C$17];Profiles;[.$I39]))+[.$K39])/([.$K39]-[.$L39])))" office:value-type="float" office:value="0.120000006556511">
            <text:p>0,12</text:p>
          </table:table-cell>
          <table:table-cell table:number-columns-repeated="4"/>
          <table:table-cell table:formula="of:=[.H38]" office:value-type="float" office:value="-1">
            <text:p>-1</text:p>
          </table:table-cell>
          <table:table-cell table:formula="of:=[.I38]" office:value-type="float" office:value="4">
            <text:p>4</text:p>
          </table:table-cell>
          <table:table-cell table:formula="of:=VLOOKUP([.$A39];Performances;[.$I39])" office:value-type="float" office:value="7.90000009536743">
            <text:p>7,9</text:p>
          </table:table-cell>
          <table:table-cell table:formula="of:=VLOOKUP(&quot;Thresh_p&quot;;Criteria;[.$I39];0)" office:value-type="float" office:value="2">
            <text:p>2</text:p>
          </table:table-cell>
          <table:table-cell table:formula="of:=VLOOKUP(&quot;Thresh_q&quot;;Criteria;[.$I39];0)" office:value-type="float" office:value="0">
            <text:p>0</text:p>
          </table:table-cell>
          <table:table-cell table:style-name="ce2" table:formula="of:=VLOOKUP(&quot;Weight&quot;;Criteria;[.$I39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40]*[.$J40]+[.$L40]&gt;=[.$H40]*VLOOKUP([.B$17];Profiles;[.$I40]);[.$M40];IF([.$H40]*[.$J40]+[.$K40]&lt;=[.$H40]*VLOOKUP([.B$17];Profiles;[.$I40]);0;[.$M40]*([.$H40]*([.$J40]-VLOOKUP([.B$17];Profiles;[.$I40]))+[.$K40])/([.$K40]-[.$L40])))" office:value-type="float" office:value="0.120000006556511">
            <text:p>0,12</text:p>
          </table:table-cell>
          <table:table-cell table:formula="of:=IF([.$H40]*[.$J40]+[.$L40]&gt;=[.$H40]*VLOOKUP([.C$17];Profiles;[.$I40]);[.$M40];IF([.$H40]*[.$J40]+[.$K40]&lt;=[.$H40]*VLOOKUP([.C$17];Profiles;[.$I40]);0;[.$M40]*([.$H40]*([.$J40]-VLOOKUP([.C$17];Profiles;[.$I40]))+[.$K40])/([.$K40]-[.$L40])))" office:value-type="float" office:value="0.0360000248551384">
            <text:p>0,04</text:p>
          </table:table-cell>
          <table:table-cell table:number-columns-repeated="4"/>
          <table:table-cell table:formula="of:=[.H39]" office:value-type="float" office:value="-1">
            <text:p>-1</text:p>
          </table:table-cell>
          <table:table-cell table:formula="of:=[.I39]" office:value-type="float" office:value="4">
            <text:p>4</text:p>
          </table:table-cell>
          <table:table-cell table:formula="of:=VLOOKUP([.$A40];Performances;[.$I40])" office:value-type="float" office:value="9.39999961853027">
            <text:p>9,4</text:p>
          </table:table-cell>
          <table:table-cell table:formula="of:=VLOOKUP(&quot;Thresh_p&quot;;Criteria;[.$I40];0)" office:value-type="float" office:value="2">
            <text:p>2</text:p>
          </table:table-cell>
          <table:table-cell table:formula="of:=VLOOKUP(&quot;Thresh_q&quot;;Criteria;[.$I40];0)" office:value-type="float" office:value="0">
            <text:p>0</text:p>
          </table:table-cell>
          <table:table-cell table:style-name="ce2" table:formula="of:=VLOOKUP(&quot;Weight&quot;;Criteria;[.$I40])" office:value-type="float" office:value="0.120000006556511">
            <text:p>0,12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41]*[.$J41]+[.$L41]&gt;=[.$H41]*VLOOKUP([.B$17];Profiles;[.$I41]);[.$M41];IF([.$H41]*[.$J41]+[.$K41]&lt;=[.$H41]*VLOOKUP([.B$17];Profiles;[.$I41]);0;[.$M41]*([.$H41]*([.$J41]-VLOOKUP([.B$17];Profiles;[.$I41]))+[.$K41])/([.$K41]-[.$L41])))" office:value-type="float" office:value="0.120000006556511">
            <text:p>0,12</text:p>
          </table:table-cell>
          <table:table-cell table:formula="of:=IF([.$H41]*[.$J41]+[.$L41]&gt;=[.$H41]*VLOOKUP([.C$17];Profiles;[.$I41]);[.$M41];IF([.$H41]*[.$J41]+[.$K41]&lt;=[.$H41]*VLOOKUP([.C$17];Profiles;[.$I41]);0;[.$M41]*([.$H41]*([.$J41]-VLOOKUP([.C$17];Profiles;[.$I41]))+[.$K41])/([.$K41]-[.$L41])))" office:value-type="float" office:value="0.120000006556511">
            <text:p>0,12</text:p>
          </table:table-cell>
          <table:table-cell table:number-columns-repeated="4"/>
          <table:table-cell table:formula="of:=[.H40]" office:value-type="float" office:value="-1">
            <text:p>-1</text:p>
          </table:table-cell>
          <table:table-cell table:formula="of:=[.I40]" office:value-type="float" office:value="4">
            <text:p>4</text:p>
          </table:table-cell>
          <table:table-cell table:formula="of:=VLOOKUP([.$A41];Performances;[.$I41])" office:value-type="float" office:value="7.90000009536743">
            <text:p>7,9</text:p>
          </table:table-cell>
          <table:table-cell table:formula="of:=VLOOKUP(&quot;Thresh_p&quot;;Criteria;[.$I41];0)" office:value-type="float" office:value="2">
            <text:p>2</text:p>
          </table:table-cell>
          <table:table-cell table:formula="of:=VLOOKUP(&quot;Thresh_q&quot;;Criteria;[.$I41];0)" office:value-type="float" office:value="0">
            <text:p>0</text:p>
          </table:table-cell>
          <table:table-cell table:style-name="ce2" table:formula="of:=VLOOKUP(&quot;Weight&quot;;Criteria;[.$I41])" office:value-type="float" office:value="0.120000006556511">
            <text:p>0,12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 table:number-columns-repeated="4"/>
          <table:table-cell table:number-columns-repeated="5"/>
          <table:table-cell table:style-name="ce2"/>
        </table:table-row>
        <table:table-row table:style-name="ro5">
          <table:table-cell table:style-name="Titre_a0_3" office:value-type="string">
            <text:p>Consumption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43];Criteria;2;0)=&quot;Minimize&quot;;-1;+1)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45]*[.$J45]+[.$L45]&gt;=[.$H45]*VLOOKUP([.B$17];Profiles;[.$I45]);[.$M45];IF([.$H45]*[.$J45]+[.$K45]&lt;=[.$H45]*VLOOKUP([.B$17];Profiles;[.$I45]);0;[.$M45]*([.$H45]*([.$J45]-VLOOKUP([.B$17];Profiles;[.$I45]))+[.$K45])/([.$K45]-[.$L45])))" office:value-type="float" office:value="0.210000004768371">
            <text:p>0,21</text:p>
          </table:table-cell>
          <table:table-cell table:formula="of:=IF([.$H45]*[.$J45]+[.$L45]&gt;=[.$H45]*VLOOKUP([.C$17];Profiles;[.$I45]);[.$M45];IF([.$H45]*[.$J45]+[.$K45]&lt;=[.$H45]*VLOOKUP([.C$17];Profiles;[.$I45]);0;[.$M45]*([.$H45]*([.$J45]-VLOOKUP([.C$17];Profiles;[.$I45]))+[.$K45])/([.$K45]-[.$L45])))" office:value-type="float" office:value="0.210000004768371">
            <text:p>0,21</text:p>
          </table:table-cell>
          <table:table-cell table:number-columns-repeated="4"/>
          <table:table-cell table:formula="of:=[.D43]" office:value-type="float" office:value="-1">
            <text:p>-1</text:p>
          </table:table-cell>
          <table:table-cell table:formula="of:=[.E43]" office:value-type="float" office:value="5">
            <text:p>5</text:p>
          </table:table-cell>
          <table:table-cell table:formula="of:=VLOOKUP([.$A45];Performances;[.$I45])" office:value-type="float" office:value="5.80000019073486">
            <text:p>5,8</text:p>
          </table:table-cell>
          <table:table-cell table:formula="of:=VLOOKUP(&quot;Thresh_p&quot;;Criteria;[.$I45];0)" office:value-type="float" office:value="1">
            <text:p>1</text:p>
          </table:table-cell>
          <table:table-cell table:formula="of:=VLOOKUP(&quot;Thresh_q&quot;;Criteria;[.$I45];0)" office:value-type="float" office:value="0">
            <text:p>0</text:p>
          </table:table-cell>
          <table:table-cell table:style-name="ce2" table:formula="of:=VLOOKUP(&quot;Weight&quot;;Criteria;[.$I45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46]*[.$J46]+[.$L46]&gt;=[.$H46]*VLOOKUP([.B$17];Profiles;[.$I46]);[.$M46];IF([.$H46]*[.$J46]+[.$K46]&lt;=[.$H46]*VLOOKUP([.B$17];Profiles;[.$I46]);0;[.$M46]*([.$H46]*([.$J46]-VLOOKUP([.B$17];Profiles;[.$I46]))+[.$K46])/([.$K46]-[.$L46])))" office:value-type="float" office:value="0">
            <text:p>0</text:p>
          </table:table-cell>
          <table:table-cell table:formula="of:=IF([.$H46]*[.$J46]+[.$L46]&gt;=[.$H46]*VLOOKUP([.C$17];Profiles;[.$I46]);[.$M46];IF([.$H46]*[.$J46]+[.$K46]&lt;=[.$H46]*VLOOKUP([.C$17];Profiles;[.$I46]);0;[.$M46]*([.$H46]*([.$J46]-VLOOKUP([.C$17];Profiles;[.$I46]))+[.$K46])/([.$K46]-[.$L46])))" office:value-type="float" office:value="0">
            <text:p>0</text:p>
          </table:table-cell>
          <table:table-cell table:number-columns-repeated="4"/>
          <table:table-cell table:formula="of:=[.H45]" office:value-type="float" office:value="-1">
            <text:p>-1</text:p>
          </table:table-cell>
          <table:table-cell table:formula="of:=[.I45]" office:value-type="float" office:value="5">
            <text:p>5</text:p>
          </table:table-cell>
          <table:table-cell table:formula="of:=VLOOKUP([.$A46];Performances;[.$I46])" office:value-type="float" office:value="9.60000038146973">
            <text:p>9,6</text:p>
          </table:table-cell>
          <table:table-cell table:formula="of:=VLOOKUP(&quot;Thresh_p&quot;;Criteria;[.$I46];0)" office:value-type="float" office:value="1">
            <text:p>1</text:p>
          </table:table-cell>
          <table:table-cell table:formula="of:=VLOOKUP(&quot;Thresh_q&quot;;Criteria;[.$I46];0)" office:value-type="float" office:value="0">
            <text:p>0</text:p>
          </table:table-cell>
          <table:table-cell table:style-name="ce2" table:formula="of:=VLOOKUP(&quot;Weight&quot;;Criteria;[.$I46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47]*[.$J47]+[.$L47]&gt;=[.$H47]*VLOOKUP([.B$17];Profiles;[.$I47]);[.$M47];IF([.$H47]*[.$J47]+[.$K47]&lt;=[.$H47]*VLOOKUP([.B$17];Profiles;[.$I47]);0;[.$M47]*([.$H47]*([.$J47]-VLOOKUP([.B$17];Profiles;[.$I47]))+[.$K47])/([.$K47]-[.$L47])))" office:value-type="float" office:value="0.210000004768371">
            <text:p>0,21</text:p>
          </table:table-cell>
          <table:table-cell table:formula="of:=IF([.$H47]*[.$J47]+[.$L47]&gt;=[.$H47]*VLOOKUP([.C$17];Profiles;[.$I47]);[.$M47];IF([.$H47]*[.$J47]+[.$K47]&lt;=[.$H47]*VLOOKUP([.C$17];Profiles;[.$I47]);0;[.$M47]*([.$H47]*([.$J47]-VLOOKUP([.C$17];Profiles;[.$I47]))+[.$K47])/([.$K47]-[.$L47])))" office:value-type="float" office:value="0.210000004768371">
            <text:p>0,21</text:p>
          </table:table-cell>
          <table:table-cell table:number-columns-repeated="4"/>
          <table:table-cell table:formula="of:=[.H46]" office:value-type="float" office:value="-1">
            <text:p>-1</text:p>
          </table:table-cell>
          <table:table-cell table:formula="of:=[.I46]" office:value-type="float" office:value="5">
            <text:p>5</text:p>
          </table:table-cell>
          <table:table-cell table:formula="of:=VLOOKUP([.$A47];Performances;[.$I47])" office:value-type="float" office:value="4.5">
            <text:p>4,5</text:p>
          </table:table-cell>
          <table:table-cell table:formula="of:=VLOOKUP(&quot;Thresh_p&quot;;Criteria;[.$I47];0)" office:value-type="float" office:value="1">
            <text:p>1</text:p>
          </table:table-cell>
          <table:table-cell table:formula="of:=VLOOKUP(&quot;Thresh_q&quot;;Criteria;[.$I47];0)" office:value-type="float" office:value="0">
            <text:p>0</text:p>
          </table:table-cell>
          <table:table-cell table:style-name="ce2" table:formula="of:=VLOOKUP(&quot;Weight&quot;;Criteria;[.$I47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48]*[.$J48]+[.$L48]&gt;=[.$H48]*VLOOKUP([.B$17];Profiles;[.$I48]);[.$M48];IF([.$H48]*[.$J48]+[.$K48]&lt;=[.$H48]*VLOOKUP([.B$17];Profiles;[.$I48]);0;[.$M48]*([.$H48]*([.$J48]-VLOOKUP([.B$17];Profiles;[.$I48]))+[.$K48])/([.$K48]-[.$L48])))" office:value-type="float" office:value="0.210000004768371">
            <text:p>0,21</text:p>
          </table:table-cell>
          <table:table-cell table:formula="of:=IF([.$H48]*[.$J48]+[.$L48]&gt;=[.$H48]*VLOOKUP([.C$17];Profiles;[.$I48]);[.$M48];IF([.$H48]*[.$J48]+[.$K48]&lt;=[.$H48]*VLOOKUP([.C$17];Profiles;[.$I48]);0;[.$M48]*([.$H48]*([.$J48]-VLOOKUP([.C$17];Profiles;[.$I48]))+[.$K48])/([.$K48]-[.$L48])))" office:value-type="float" office:value="0.210000004768371">
            <text:p>0,21</text:p>
          </table:table-cell>
          <table:table-cell table:number-columns-repeated="4"/>
          <table:table-cell table:formula="of:=[.H47]" office:value-type="float" office:value="-1">
            <text:p>-1</text:p>
          </table:table-cell>
          <table:table-cell table:formula="of:=[.I47]" office:value-type="float" office:value="5">
            <text:p>5</text:p>
          </table:table-cell>
          <table:table-cell table:formula="of:=VLOOKUP([.$A48];Performances;[.$I48])" office:value-type="float" office:value="6.69999980926514">
            <text:p>6,7</text:p>
          </table:table-cell>
          <table:table-cell table:formula="of:=VLOOKUP(&quot;Thresh_p&quot;;Criteria;[.$I48];0)" office:value-type="float" office:value="1">
            <text:p>1</text:p>
          </table:table-cell>
          <table:table-cell table:formula="of:=VLOOKUP(&quot;Thresh_q&quot;;Criteria;[.$I48];0)" office:value-type="float" office:value="0">
            <text:p>0</text:p>
          </table:table-cell>
          <table:table-cell table:style-name="ce2" table:formula="of:=VLOOKUP(&quot;Weight&quot;;Criteria;[.$I48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49]*[.$J49]+[.$L49]&gt;=[.$H49]*VLOOKUP([.B$17];Profiles;[.$I49]);[.$M49];IF([.$H49]*[.$J49]+[.$K49]&lt;=[.$H49]*VLOOKUP([.B$17];Profiles;[.$I49]);0;[.$M49]*([.$H49]*([.$J49]-VLOOKUP([.B$17];Profiles;[.$I49]))+[.$K49])/([.$K49]-[.$L49])))" office:value-type="float" office:value="0.210000004768371">
            <text:p>0,21</text:p>
          </table:table-cell>
          <table:table-cell table:formula="of:=IF([.$H49]*[.$J49]+[.$L49]&gt;=[.$H49]*VLOOKUP([.C$17];Profiles;[.$I49]);[.$M49];IF([.$H49]*[.$J49]+[.$K49]&lt;=[.$H49]*VLOOKUP([.C$17];Profiles;[.$I49]);0;[.$M49]*([.$H49]*([.$J49]-VLOOKUP([.C$17];Profiles;[.$I49]))+[.$K49])/([.$K49]-[.$L49])))" office:value-type="float" office:value="0.0840000219345091">
            <text:p>0,08</text:p>
          </table:table-cell>
          <table:table-cell table:number-columns-repeated="4"/>
          <table:table-cell table:formula="of:=[.H48]" office:value-type="float" office:value="-1">
            <text:p>-1</text:p>
          </table:table-cell>
          <table:table-cell table:formula="of:=[.I48]" office:value-type="float" office:value="5">
            <text:p>5</text:p>
          </table:table-cell>
          <table:table-cell table:formula="of:=VLOOKUP([.$A49];Performances;[.$I49])" office:value-type="float" office:value="7.59999990463257">
            <text:p>7,6</text:p>
          </table:table-cell>
          <table:table-cell table:formula="of:=VLOOKUP(&quot;Thresh_p&quot;;Criteria;[.$I49];0)" office:value-type="float" office:value="1">
            <text:p>1</text:p>
          </table:table-cell>
          <table:table-cell table:formula="of:=VLOOKUP(&quot;Thresh_q&quot;;Criteria;[.$I49];0)" office:value-type="float" office:value="0">
            <text:p>0</text:p>
          </table:table-cell>
          <table:table-cell table:style-name="ce2" table:formula="of:=VLOOKUP(&quot;Weight&quot;;Criteria;[.$I49])" office:value-type="float" office:value="0.210000004768371">
            <text:p>0,21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50]*[.$J50]+[.$L50]&gt;=[.$H50]*VLOOKUP([.B$17];Profiles;[.$I50]);[.$M50];IF([.$H50]*[.$J50]+[.$K50]&lt;=[.$H50]*VLOOKUP([.B$17];Profiles;[.$I50]);0;[.$M50]*([.$H50]*([.$J50]-VLOOKUP([.B$17];Profiles;[.$I50]))+[.$K50])/([.$K50]-[.$L50])))" office:value-type="float" office:value="0.126000082969668">
            <text:p>0,13</text:p>
          </table:table-cell>
          <table:table-cell table:formula="of:=IF([.$H50]*[.$J50]+[.$L50]&gt;=[.$H50]*VLOOKUP([.C$17];Profiles;[.$I50]);[.$M50];IF([.$H50]*[.$J50]+[.$K50]&lt;=[.$H50]*VLOOKUP([.C$17];Profiles;[.$I50]);0;[.$M50]*([.$H50]*([.$J50]-VLOOKUP([.C$17];Profiles;[.$I50]))+[.$K50])/([.$K50]-[.$L50])))" office:value-type="float" office:value="0">
            <text:p>0</text:p>
          </table:table-cell>
          <table:table-cell table:number-columns-repeated="4"/>
          <table:table-cell table:formula="of:=[.H49]" office:value-type="float" office:value="-1">
            <text:p>-1</text:p>
          </table:table-cell>
          <table:table-cell table:formula="of:=[.I49]" office:value-type="float" office:value="5">
            <text:p>5</text:p>
          </table:table-cell>
          <table:table-cell table:formula="of:=VLOOKUP([.$A50];Performances;[.$I50])" office:value-type="float" office:value="8.39999961853027">
            <text:p>8,4</text:p>
          </table:table-cell>
          <table:table-cell table:formula="of:=VLOOKUP(&quot;Thresh_p&quot;;Criteria;[.$I50];0)" office:value-type="float" office:value="1">
            <text:p>1</text:p>
          </table:table-cell>
          <table:table-cell table:formula="of:=VLOOKUP(&quot;Thresh_q&quot;;Criteria;[.$I50];0)" office:value-type="float" office:value="0">
            <text:p>0</text:p>
          </table:table-cell>
          <table:table-cell table:style-name="ce2" table:formula="of:=VLOOKUP(&quot;Weight&quot;;Criteria;[.$I50])" office:value-type="float" office:value="0.210000004768371">
            <text:p>0,21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 table:number-columns-repeated="4"/>
          <table:table-cell table:number-columns-repeated="5"/>
          <table:table-cell table:style-name="ce2"/>
        </table:table-row>
        <table:table-row table:style-name="ro5">
          <table:table-cell table:style-name="Titre_a0_3" office:value-type="string">
            <text:p>CO2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52];Criteria;2;0)=&quot;Minimize&quot;;-1;+1)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table:style-name="ce2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IF([.$H54]*[.$J54]+[.$L54]&gt;=[.$H54]*VLOOKUP([.B$17];Profiles;[.$I54]);[.$M54];IF([.$H54]*[.$J54]+[.$K54]&lt;=[.$H54]*VLOOKUP([.B$17];Profiles;[.$I54]);0;[.$M54]*([.$H54]*([.$J54]-VLOOKUP([.B$17];Profiles;[.$I54]))+[.$K54])/([.$K54]-[.$L54])))" office:value-type="float" office:value="0.0900000071525575">
            <text:p>0,09</text:p>
          </table:table-cell>
          <table:table-cell table:formula="of:=IF([.$H54]*[.$J54]+[.$L54]&gt;=[.$H54]*VLOOKUP([.C$17];Profiles;[.$I54]);[.$M54];IF([.$H54]*[.$J54]+[.$K54]&lt;=[.$H54]*VLOOKUP([.C$17];Profiles;[.$I54]);0;[.$M54]*([.$H54]*([.$J54]-VLOOKUP([.C$17];Profiles;[.$I54]))+[.$K54])/([.$K54]-[.$L54])))" office:value-type="float" office:value="0.0900000071525575">
            <text:p>0,09</text:p>
          </table:table-cell>
          <table:table-cell table:number-columns-repeated="4"/>
          <table:table-cell table:formula="of:=[.D52]" office:value-type="float" office:value="-1">
            <text:p>-1</text:p>
          </table:table-cell>
          <table:table-cell table:formula="of:=[.E52]" office:value-type="float" office:value="6">
            <text:p>6</text:p>
          </table:table-cell>
          <table:table-cell table:formula="of:=VLOOKUP([.$A54];Performances;[.$I54])" office:value-type="float" office:value="119">
            <text:p>119</text:p>
          </table:table-cell>
          <table:table-cell table:formula="of:=VLOOKUP(&quot;Thresh_p&quot;;Criteria;[.$I54];0)" office:value-type="float" office:value="100">
            <text:p>100</text:p>
          </table:table-cell>
          <table:table-cell table:formula="of:=VLOOKUP(&quot;Thresh_q&quot;;Criteria;[.$I54];0)" office:value-type="float" office:value="0">
            <text:p>0</text:p>
          </table:table-cell>
          <table:table-cell table:style-name="ce2" table:formula="of:=VLOOKUP(&quot;Weight&quot;;Criteria;[.$I54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IF([.$H55]*[.$J55]+[.$L55]&gt;=[.$H55]*VLOOKUP([.B$17];Profiles;[.$I55]);[.$M55];IF([.$H55]*[.$J55]+[.$K55]&lt;=[.$H55]*VLOOKUP([.B$17];Profiles;[.$I55]);0;[.$M55]*([.$H55]*([.$J55]-VLOOKUP([.B$17];Profiles;[.$I55]))+[.$K55])/([.$K55]-[.$L55])))" office:value-type="float" office:value="0.0549000043630601">
            <text:p>0,05</text:p>
          </table:table-cell>
          <table:table-cell table:formula="of:=IF([.$H55]*[.$J55]+[.$L55]&gt;=[.$H55]*VLOOKUP([.C$17];Profiles;[.$I55]);[.$M55];IF([.$H55]*[.$J55]+[.$K55]&lt;=[.$H55]*VLOOKUP([.C$17];Profiles;[.$I55]);0;[.$M55]*([.$H55]*([.$J55]-VLOOKUP([.C$17];Profiles;[.$I55]))+[.$K55])/([.$K55]-[.$L55])))" office:value-type="float" office:value="0.0504000040054322">
            <text:p>0,05</text:p>
          </table:table-cell>
          <table:table-cell table:number-columns-repeated="4"/>
          <table:table-cell table:formula="of:=[.H54]" office:value-type="float" office:value="-1">
            <text:p>-1</text:p>
          </table:table-cell>
          <table:table-cell table:formula="of:=[.I54]" office:value-type="float" office:value="6">
            <text:p>6</text:p>
          </table:table-cell>
          <table:table-cell table:formula="of:=VLOOKUP([.$A55];Performances;[.$I55])" office:value-type="float" office:value="164">
            <text:p>164</text:p>
          </table:table-cell>
          <table:table-cell table:formula="of:=VLOOKUP(&quot;Thresh_p&quot;;Criteria;[.$I55];0)" office:value-type="float" office:value="100">
            <text:p>100</text:p>
          </table:table-cell>
          <table:table-cell table:formula="of:=VLOOKUP(&quot;Thresh_q&quot;;Criteria;[.$I55];0)" office:value-type="float" office:value="0">
            <text:p>0</text:p>
          </table:table-cell>
          <table:table-cell table:style-name="ce2" table:formula="of:=VLOOKUP(&quot;Weight&quot;;Criteria;[.$I55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IF([.$H56]*[.$J56]+[.$L56]&gt;=[.$H56]*VLOOKUP([.B$17];Profiles;[.$I56]);[.$M56];IF([.$H56]*[.$J56]+[.$K56]&lt;=[.$H56]*VLOOKUP([.B$17];Profiles;[.$I56]);0;[.$M56]*([.$H56]*([.$J56]-VLOOKUP([.B$17];Profiles;[.$I56]))+[.$K56])/([.$K56]-[.$L56])))" office:value-type="float" office:value="0.0900000071525575">
            <text:p>0,09</text:p>
          </table:table-cell>
          <table:table-cell table:formula="of:=IF([.$H56]*[.$J56]+[.$L56]&gt;=[.$H56]*VLOOKUP([.C$17];Profiles;[.$I56]);[.$M56];IF([.$H56]*[.$J56]+[.$K56]&lt;=[.$H56]*VLOOKUP([.C$17];Profiles;[.$I56]);0;[.$M56]*([.$H56]*([.$J56]-VLOOKUP([.C$17];Profiles;[.$I56]))+[.$K56])/([.$K56]-[.$L56])))" office:value-type="float" office:value="0.0900000071525575">
            <text:p>0,09</text:p>
          </table:table-cell>
          <table:table-cell table:number-columns-repeated="4"/>
          <table:table-cell table:formula="of:=[.H55]" office:value-type="float" office:value="-1">
            <text:p>-1</text:p>
          </table:table-cell>
          <table:table-cell table:formula="of:=[.I55]" office:value-type="float" office:value="6">
            <text:p>6</text:p>
          </table:table-cell>
          <table:table-cell table:formula="of:=VLOOKUP([.$A56];Performances;[.$I56])" office:value-type="float" office:value="119">
            <text:p>119</text:p>
          </table:table-cell>
          <table:table-cell table:formula="of:=VLOOKUP(&quot;Thresh_p&quot;;Criteria;[.$I56];0)" office:value-type="float" office:value="100">
            <text:p>100</text:p>
          </table:table-cell>
          <table:table-cell table:formula="of:=VLOOKUP(&quot;Thresh_q&quot;;Criteria;[.$I56];0)" office:value-type="float" office:value="0">
            <text:p>0</text:p>
          </table:table-cell>
          <table:table-cell table:style-name="ce2" table:formula="of:=VLOOKUP(&quot;Weight&quot;;Criteria;[.$I56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IF([.$H57]*[.$J57]+[.$L57]&gt;=[.$H57]*VLOOKUP([.B$17];Profiles;[.$I57]);[.$M57];IF([.$H57]*[.$J57]+[.$K57]&lt;=[.$H57]*VLOOKUP([.B$17];Profiles;[.$I57]);0;[.$M57]*([.$H57]*([.$J57]-VLOOKUP([.B$17];Profiles;[.$I57]))+[.$K57])/([.$K57]-[.$L57])))" office:value-type="float" office:value="0.0873000069379808">
            <text:p>0,09</text:p>
          </table:table-cell>
          <table:table-cell table:formula="of:=IF([.$H57]*[.$J57]+[.$L57]&gt;=[.$H57]*VLOOKUP([.C$17];Profiles;[.$I57]);[.$M57];IF([.$H57]*[.$J57]+[.$K57]&lt;=[.$H57]*VLOOKUP([.C$17];Profiles;[.$I57]);0;[.$M57]*([.$H57]*([.$J57]-VLOOKUP([.C$17];Profiles;[.$I57]))+[.$K57])/([.$K57]-[.$L57])))" office:value-type="float" office:value="0.0828000065803529">
            <text:p>0,08</text:p>
          </table:table-cell>
          <table:table-cell table:number-columns-repeated="4"/>
          <table:table-cell table:formula="of:=[.H56]" office:value-type="float" office:value="-1">
            <text:p>-1</text:p>
          </table:table-cell>
          <table:table-cell table:formula="of:=[.I56]" office:value-type="float" office:value="6">
            <text:p>6</text:p>
          </table:table-cell>
          <table:table-cell table:formula="of:=VLOOKUP([.$A57];Performances;[.$I57])" office:value-type="float" office:value="128">
            <text:p>128</text:p>
          </table:table-cell>
          <table:table-cell table:formula="of:=VLOOKUP(&quot;Thresh_p&quot;;Criteria;[.$I57];0)" office:value-type="float" office:value="100">
            <text:p>100</text:p>
          </table:table-cell>
          <table:table-cell table:formula="of:=VLOOKUP(&quot;Thresh_q&quot;;Criteria;[.$I57];0)" office:value-type="float" office:value="0">
            <text:p>0</text:p>
          </table:table-cell>
          <table:table-cell table:style-name="ce2" table:formula="of:=VLOOKUP(&quot;Weight&quot;;Criteria;[.$I57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IF([.$H58]*[.$J58]+[.$L58]&gt;=[.$H58]*VLOOKUP([.B$17];Profiles;[.$I58]);[.$M58];IF([.$H58]*[.$J58]+[.$K58]&lt;=[.$H58]*VLOOKUP([.B$17];Profiles;[.$I58]);0;[.$M58]*([.$H58]*([.$J58]-VLOOKUP([.B$17];Profiles;[.$I58]))+[.$K58])/([.$K58]-[.$L58])))" office:value-type="float" office:value="0.0666000052928925">
            <text:p>0,07</text:p>
          </table:table-cell>
          <table:table-cell table:formula="of:=IF([.$H58]*[.$J58]+[.$L58]&gt;=[.$H58]*VLOOKUP([.C$17];Profiles;[.$I58]);[.$M58];IF([.$H58]*[.$J58]+[.$K58]&lt;=[.$H58]*VLOOKUP([.C$17];Profiles;[.$I58]);0;[.$M58]*([.$H58]*([.$J58]-VLOOKUP([.C$17];Profiles;[.$I58]))+[.$K58])/([.$K58]-[.$L58])))" office:value-type="float" office:value="0.0621000049352647">
            <text:p>0,06</text:p>
          </table:table-cell>
          <table:table-cell table:number-columns-repeated="4"/>
          <table:table-cell table:formula="of:=[.H57]" office:value-type="float" office:value="-1">
            <text:p>-1</text:p>
          </table:table-cell>
          <table:table-cell table:formula="of:=[.I57]" office:value-type="float" office:value="6">
            <text:p>6</text:p>
          </table:table-cell>
          <table:table-cell table:formula="of:=VLOOKUP([.$A58];Performances;[.$I58])" office:value-type="float" office:value="151">
            <text:p>151</text:p>
          </table:table-cell>
          <table:table-cell table:formula="of:=VLOOKUP(&quot;Thresh_p&quot;;Criteria;[.$I58];0)" office:value-type="float" office:value="100">
            <text:p>100</text:p>
          </table:table-cell>
          <table:table-cell table:formula="of:=VLOOKUP(&quot;Thresh_q&quot;;Criteria;[.$I58];0)" office:value-type="float" office:value="0">
            <text:p>0</text:p>
          </table:table-cell>
          <table:table-cell table:style-name="ce2" table:formula="of:=VLOOKUP(&quot;Weight&quot;;Criteria;[.$I58])" office:value-type="float" office:value="0.0900000071525575">
            <text:p>0,09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IF([.$H59]*[.$J59]+[.$L59]&gt;=[.$H59]*VLOOKUP([.B$17];Profiles;[.$I59]);[.$M59];IF([.$H59]*[.$J59]+[.$K59]&lt;=[.$H59]*VLOOKUP([.B$17];Profiles;[.$I59]);0;[.$M59]*([.$H59]*([.$J59]-VLOOKUP([.B$17];Profiles;[.$I59]))+[.$K59])/([.$K59]-[.$L59])))" office:value-type="float" office:value="0.0549000043630601">
            <text:p>0,05</text:p>
          </table:table-cell>
          <table:table-cell table:formula="of:=IF([.$H59]*[.$J59]+[.$L59]&gt;=[.$H59]*VLOOKUP([.C$17];Profiles;[.$I59]);[.$M59];IF([.$H59]*[.$J59]+[.$K59]&lt;=[.$H59]*VLOOKUP([.C$17];Profiles;[.$I59]);0;[.$M59]*([.$H59]*([.$J59]-VLOOKUP([.C$17];Profiles;[.$I59]))+[.$K59])/([.$K59]-[.$L59])))" office:value-type="float" office:value="0.0504000040054322">
            <text:p>0,05</text:p>
          </table:table-cell>
          <table:table-cell table:number-columns-repeated="4"/>
          <table:table-cell table:formula="of:=[.H58]" office:value-type="float" office:value="-1">
            <text:p>-1</text:p>
          </table:table-cell>
          <table:table-cell table:formula="of:=[.I58]" office:value-type="float" office:value="6">
            <text:p>6</text:p>
          </table:table-cell>
          <table:table-cell table:formula="of:=VLOOKUP([.$A59];Performances;[.$I59])" office:value-type="float" office:value="164">
            <text:p>164</text:p>
          </table:table-cell>
          <table:table-cell table:formula="of:=VLOOKUP(&quot;Thresh_p&quot;;Criteria;[.$I59];0)" office:value-type="float" office:value="100">
            <text:p>100</text:p>
          </table:table-cell>
          <table:table-cell table:formula="of:=VLOOKUP(&quot;Thresh_q&quot;;Criteria;[.$I59];0)" office:value-type="float" office:value="0">
            <text:p>0</text:p>
          </table:table-cell>
          <table:table-cell table:style-name="ce2" table:formula="of:=VLOOKUP(&quot;Weight&quot;;Criteria;[.$I59])" office:value-type="float" office:value="0.0900000071525575">
            <text:p>0,09</text:p>
          </table:table-cell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Sum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style-name="ce7" table:formula="of:=[.B18]+[.B27]+[.B36]+[.B45]+[.B54]" office:value-type="float" office:value="0.9760000603199">
            <text:p>0,976000</text:p>
          </table:table-cell>
          <table:table-cell table:style-name="ce7" table:formula="of:=[.C18]+[.C27]+[.C36]+[.C45]+[.C54]" office:value-type="float" office:value="0.700000017881393">
            <text:p>0,700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[.B19]+[.B28]+[.B37]+[.B46]+[.B55]" office:value-type="float" office:value="0.75490003118515">
            <text:p>0,754900</text:p>
          </table:table-cell>
          <table:table-cell table:style-name="ce7" table:formula="of:=[.C19]+[.C28]+[.C37]+[.C46]+[.C55]" office:value-type="float" office:value="0.31440000001192">
            <text:p>0,3144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style-name="ce7" table:formula="of:=[.B20]+[.B29]+[.B38]+[.B47]+[.B56]" office:value-type="float" office:value="1.00000003874302">
            <text:p>1,000000</text:p>
          </table:table-cell>
          <table:table-cell table:style-name="ce7" table:formula="of:=[.C20]+[.C29]+[.C38]+[.C47]+[.C56]" office:value-type="float" office:value="0.654000024616718">
            <text:p>0,654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[.B21]+[.B30]+[.B39]+[.B48]+[.B57]" office:value-type="float" office:value="0.645300033283233">
            <text:p>0,645300</text:p>
          </table:table-cell>
          <table:table-cell table:style-name="ce7" table:formula="of:=[.C21]+[.C30]+[.C39]+[.C48]+[.C57]" office:value-type="float" office:value="0.59280003221035">
            <text:p>0,5928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style-name="ce7" table:formula="of:=[.B22]+[.B31]+[.B40]+[.B49]+[.B58]" office:value-type="float" office:value="0.976600036883354">
            <text:p>0,976600</text:p>
          </table:table-cell>
          <table:table-cell table:style-name="ce7" table:formula="of:=[.C22]+[.C31]+[.C40]+[.C49]+[.C58]" office:value-type="float" office:value="0.618100060546399">
            <text:p>0,6181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style-name="ce7" table:formula="of:=[.B23]+[.B32]+[.B41]+[.B50]+[.B59]" office:value-type="float" office:value="0.880900114154818">
            <text:p>0,880900</text:p>
          </table:table-cell>
          <table:table-cell table:style-name="ce7" table:formula="of:=[.C23]+[.C32]+[.C41]+[.C50]+[.C59]" office:value-type="float" office:value="0.350400024867058">
            <text:p>0,3504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 table:number-rows-repeated="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ce10" office:value-type="string">
            <text:p>Discordance (fuzzy)</text:p>
          </table:table-cell>
          <table:table-cell table:number-columns-repeated="2"/>
          <table:table-cell table:style-name="ce2" table:number-columns-repeated="4"/>
          <table:table-cell table:number-columns-repeated="6"/>
        </table:table-row>
        <table:table-row table:style-name="ro2">
          <table:table-cell table:style-name="ce5" table:number-columns-repeated="9"/>
          <table:table-cell table:number-columns-repeated="4"/>
        </table:table-row>
        <table:table-row table:style-name="ro5">
          <table:table-cell table:style-name="Titre_a0_3" office:value-type="string">
            <text:p>Price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73];Criteria;2;0)=&quot;Minimize&quot;;-1;+1)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75]=0;0;IF([.$H75]*[.$J75]+[.$L75]&lt;=[.$H75]*VLOOKUP([.B$74];Profiles;[.$I75]);1;IF([.$H75]*[.$J75]+[.$K75]&gt;=[.$H75]*VLOOKUP([.B$74];Profiles;[.$I75]);0;([.$H75]*([.$J75]-VLOOKUP([.B$74];Profiles;[.$I75]))+[.$K75])/([.$K75]-[.$L75]))))" office:value-type="float" office:value="0">
            <text:p>0</text:p>
          </table:table-cell>
          <table:table-cell table:formula="of:=IF([.$L75]=0;0;IF([.$H75]*[.$J75]+[.$L75]&lt;=[.$H75]*VLOOKUP([.C$74];Profiles;[.$I75]);1;IF([.$H75]*[.$J75]+[.$K75]&gt;=[.$H75]*VLOOKUP([.C$74];Profiles;[.$I75]);0;([.$H75]*([.$J75]-VLOOKUP([.C$74];Profiles;[.$I75]))+[.$K75])/([.$K75]-[.$L75]))))" office:value-type="float" office:value="0">
            <text:p>0</text:p>
          </table:table-cell>
          <table:table-cell table:number-columns-repeated="4"/>
          <table:table-cell table:formula="of:=[.D73]" office:value-type="float" office:value="-1">
            <text:p>-1</text:p>
          </table:table-cell>
          <table:table-cell table:formula="of:=[.E73]" office:value-type="float" office:value="2">
            <text:p>2</text:p>
          </table:table-cell>
          <table:table-cell table:formula="of:=VLOOKUP([.$A75];Performances;[.$I75])" office:value-type="float" office:value="22080">
            <text:p>22080</text:p>
          </table:table-cell>
          <table:table-cell table:formula="of:=VLOOKUP(&quot;Thresh_p&quot;;Criteria;[.$I75];0)" office:value-type="float" office:value="3000">
            <text:p>3000</text:p>
          </table:table-cell>
          <table:table-cell table:formula="of:=VLOOKUP(&quot;Thresh_v&quot;;Criteria;[.$I75];0)" office:value-type="float" office:value="4000">
            <text:p>400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76]=0;0;IF([.$H76]*[.$J76]+[.$L76]&lt;=[.$H76]*VLOOKUP([.B$74];Profiles;[.$I76]);1;IF([.$H76]*[.$J76]+[.$K76]&gt;=[.$H76]*VLOOKUP([.B$74];Profiles;[.$I76]);0;([.$H76]*([.$J76]-VLOOKUP([.B$74];Profiles;[.$I76]))+[.$K76])/([.$K76]-[.$L76]))))" office:value-type="float" office:value="0">
            <text:p>0</text:p>
          </table:table-cell>
          <table:table-cell table:formula="of:=IF([.$L76]=0;0;IF([.$H76]*[.$J76]+[.$L76]&lt;=[.$H76]*VLOOKUP([.C$74];Profiles;[.$I76]);1;IF([.$H76]*[.$J76]+[.$K76]&gt;=[.$H76]*VLOOKUP([.C$74];Profiles;[.$I76]);0;([.$H76]*([.$J76]-VLOOKUP([.C$74];Profiles;[.$I76]))+[.$K76])/([.$K76]-[.$L76]))))" office:value-type="float" office:value="1">
            <text:p>1</text:p>
          </table:table-cell>
          <table:table-cell table:number-columns-repeated="4"/>
          <table:table-cell table:formula="of:=[.H75]" office:value-type="float" office:value="-1">
            <text:p>-1</text:p>
          </table:table-cell>
          <table:table-cell table:formula="of:=[.I75]" office:value-type="float" office:value="2">
            <text:p>2</text:p>
          </table:table-cell>
          <table:table-cell table:formula="of:=VLOOKUP([.$A76];Performances;[.$I76])" office:value-type="float" office:value="28100">
            <text:p>28100</text:p>
          </table:table-cell>
          <table:table-cell table:formula="of:=VLOOKUP(&quot;Thresh_p&quot;;Criteria;[.$I76];0)" office:value-type="float" office:value="3000">
            <text:p>3000</text:p>
          </table:table-cell>
          <table:table-cell table:formula="of:=VLOOKUP(&quot;Thresh_v&quot;;Criteria;[.$I76];0)" office:value-type="float" office:value="4000">
            <text:p>400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77]=0;0;IF([.$H77]*[.$J77]+[.$L77]&lt;=[.$H77]*VLOOKUP([.B$74];Profiles;[.$I77]);1;IF([.$H77]*[.$J77]+[.$K77]&gt;=[.$H77]*VLOOKUP([.B$74];Profiles;[.$I77]);0;([.$H77]*([.$J77]-VLOOKUP([.B$74];Profiles;[.$I77]))+[.$K77])/([.$K77]-[.$L77]))))" office:value-type="float" office:value="0">
            <text:p>0</text:p>
          </table:table-cell>
          <table:table-cell table:formula="of:=IF([.$L77]=0;0;IF([.$H77]*[.$J77]+[.$L77]&lt;=[.$H77]*VLOOKUP([.C$74];Profiles;[.$I77]);1;IF([.$H77]*[.$J77]+[.$K77]&gt;=[.$H77]*VLOOKUP([.C$74];Profiles;[.$I77]);0;([.$H77]*([.$J77]-VLOOKUP([.C$74];Profiles;[.$I77]))+[.$K77])/([.$K77]-[.$L77]))))" office:value-type="float" office:value="0">
            <text:p>0</text:p>
          </table:table-cell>
          <table:table-cell table:number-columns-repeated="4"/>
          <table:table-cell table:formula="of:=[.H76]" office:value-type="float" office:value="-1">
            <text:p>-1</text:p>
          </table:table-cell>
          <table:table-cell table:formula="of:=[.I76]" office:value-type="float" office:value="2">
            <text:p>2</text:p>
          </table:table-cell>
          <table:table-cell table:formula="of:=VLOOKUP([.$A77];Performances;[.$I77])" office:value-type="float" office:value="24650">
            <text:p>24650</text:p>
          </table:table-cell>
          <table:table-cell table:formula="of:=VLOOKUP(&quot;Thresh_p&quot;;Criteria;[.$I77];0)" office:value-type="float" office:value="3000">
            <text:p>3000</text:p>
          </table:table-cell>
          <table:table-cell table:formula="of:=VLOOKUP(&quot;Thresh_v&quot;;Criteria;[.$I77];0)" office:value-type="float" office:value="4000">
            <text:p>400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78]=0;0;IF([.$H78]*[.$J78]+[.$L78]&lt;=[.$H78]*VLOOKUP([.B$74];Profiles;[.$I78]);1;IF([.$H78]*[.$J78]+[.$K78]&gt;=[.$H78]*VLOOKUP([.B$74];Profiles;[.$I78]);0;([.$H78]*([.$J78]-VLOOKUP([.B$74];Profiles;[.$I78]))+[.$K78])/([.$K78]-[.$L78]))))" office:value-type="float" office:value="0">
            <text:p>0</text:p>
          </table:table-cell>
          <table:table-cell table:formula="of:=IF([.$L78]=0;0;IF([.$H78]*[.$J78]+[.$L78]&lt;=[.$H78]*VLOOKUP([.C$74];Profiles;[.$I78]);1;IF([.$H78]*[.$J78]+[.$K78]&gt;=[.$H78]*VLOOKUP([.C$74];Profiles;[.$I78]);0;([.$H78]*([.$J78]-VLOOKUP([.C$74];Profiles;[.$I78]))+[.$K78])/([.$K78]-[.$L78]))))" office:value-type="float" office:value="1">
            <text:p>1</text:p>
          </table:table-cell>
          <table:table-cell table:number-columns-repeated="4"/>
          <table:table-cell table:formula="of:=[.H77]" office:value-type="float" office:value="-1">
            <text:p>-1</text:p>
          </table:table-cell>
          <table:table-cell table:formula="of:=[.I77]" office:value-type="float" office:value="2">
            <text:p>2</text:p>
          </table:table-cell>
          <table:table-cell table:formula="of:=VLOOKUP([.$A78];Performances;[.$I78])" office:value-type="float" office:value="32700">
            <text:p>32700</text:p>
          </table:table-cell>
          <table:table-cell table:formula="of:=VLOOKUP(&quot;Thresh_p&quot;;Criteria;[.$I78];0)" office:value-type="float" office:value="3000">
            <text:p>3000</text:p>
          </table:table-cell>
          <table:table-cell table:formula="of:=VLOOKUP(&quot;Thresh_v&quot;;Criteria;[.$I78];0)" office:value-type="float" office:value="4000">
            <text:p>400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79]=0;0;IF([.$H79]*[.$J79]+[.$L79]&lt;=[.$H79]*VLOOKUP([.B$74];Profiles;[.$I79]);1;IF([.$H79]*[.$J79]+[.$K79]&gt;=[.$H79]*VLOOKUP([.B$74];Profiles;[.$I79]);0;([.$H79]*([.$J79]-VLOOKUP([.B$74];Profiles;[.$I79]))+[.$K79])/([.$K79]-[.$L79]))))" office:value-type="float" office:value="0">
            <text:p>0</text:p>
          </table:table-cell>
          <table:table-cell table:formula="of:=IF([.$L79]=0;0;IF([.$H79]*[.$J79]+[.$L79]&lt;=[.$H79]*VLOOKUP([.C$74];Profiles;[.$I79]);1;IF([.$H79]*[.$J79]+[.$K79]&gt;=[.$H79]*VLOOKUP([.C$74];Profiles;[.$I79]);0;([.$H79]*([.$J79]-VLOOKUP([.C$74];Profiles;[.$I79]))+[.$K79])/([.$K79]-[.$L79]))))" office:value-type="float" office:value="0">
            <text:p>0</text:p>
          </table:table-cell>
          <table:table-cell table:number-columns-repeated="4"/>
          <table:table-cell table:formula="of:=[.H78]" office:value-type="float" office:value="-1">
            <text:p>-1</text:p>
          </table:table-cell>
          <table:table-cell table:formula="of:=[.I78]" office:value-type="float" office:value="2">
            <text:p>2</text:p>
          </table:table-cell>
          <table:table-cell table:formula="of:=VLOOKUP([.$A79];Performances;[.$I79])" office:value-type="float" office:value="22750">
            <text:p>22750</text:p>
          </table:table-cell>
          <table:table-cell table:formula="of:=VLOOKUP(&quot;Thresh_p&quot;;Criteria;[.$I79];0)" office:value-type="float" office:value="3000">
            <text:p>3000</text:p>
          </table:table-cell>
          <table:table-cell table:formula="of:=VLOOKUP(&quot;Thresh_v&quot;;Criteria;[.$I79];0)" office:value-type="float" office:value="4000">
            <text:p>400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80]=0;0;IF([.$H80]*[.$J80]+[.$L80]&lt;=[.$H80]*VLOOKUP([.B$74];Profiles;[.$I80]);1;IF([.$H80]*[.$J80]+[.$K80]&gt;=[.$H80]*VLOOKUP([.B$74];Profiles;[.$I80]);0;([.$H80]*([.$J80]-VLOOKUP([.B$74];Profiles;[.$I80]))+[.$K80])/([.$K80]-[.$L80]))))" office:value-type="float" office:value="0">
            <text:p>0</text:p>
          </table:table-cell>
          <table:table-cell table:formula="of:=IF([.$L80]=0;0;IF([.$H80]*[.$J80]+[.$L80]&lt;=[.$H80]*VLOOKUP([.C$74];Profiles;[.$I80]);1;IF([.$H80]*[.$J80]+[.$K80]&gt;=[.$H80]*VLOOKUP([.C$74];Profiles;[.$I80]);0;([.$H80]*([.$J80]-VLOOKUP([.C$74];Profiles;[.$I80]))+[.$K80])/([.$K80]-[.$L80]))))" office:value-type="float" office:value="1">
            <text:p>1</text:p>
          </table:table-cell>
          <table:table-cell table:number-columns-repeated="4"/>
          <table:table-cell table:formula="of:=[.H79]" office:value-type="float" office:value="-1">
            <text:p>-1</text:p>
          </table:table-cell>
          <table:table-cell table:formula="of:=[.I79]" office:value-type="float" office:value="2">
            <text:p>2</text:p>
          </table:table-cell>
          <table:table-cell table:formula="of:=VLOOKUP([.$A80];Performances;[.$I80])" office:value-type="float" office:value="27350">
            <text:p>27350</text:p>
          </table:table-cell>
          <table:table-cell table:formula="of:=VLOOKUP(&quot;Thresh_p&quot;;Criteria;[.$I80];0)" office:value-type="float" office:value="3000">
            <text:p>3000</text:p>
          </table:table-cell>
          <table:table-cell table:formula="of:=VLOOKUP(&quot;Thresh_v&quot;;Criteria;[.$I80];0)" office:value-type="float" office:value="4000">
            <text:p>400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Power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82];Criteria;2;0)=&quot;Minimize&quot;;-1;+1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84]=0;0;IF([.$H84]*[.$J84]+[.$L84]&lt;=[.$H84]*VLOOKUP([.B$74];Profiles;[.$I84]);1;IF([.$H84]*[.$J84]+[.$K84]&gt;=[.$H84]*VLOOKUP([.B$74];Profiles;[.$I84]);0;([.$H84]*([.$J84]-VLOOKUP([.B$74];Profiles;[.$I84]))+[.$K84])/([.$K84]-[.$L84]))))" office:value-type="float" office:value="0">
            <text:p>0</text:p>
          </table:table-cell>
          <table:table-cell table:formula="of:=IF([.$L84]=0;0;IF([.$H84]*[.$J84]+[.$L84]&lt;=[.$H84]*VLOOKUP([.C$74];Profiles;[.$I84]);1;IF([.$H84]*[.$J84]+[.$K84]&gt;=[.$H84]*VLOOKUP([.C$74];Profiles;[.$I84]);0;([.$H84]*([.$J84]-VLOOKUP([.C$74];Profiles;[.$I84]))+[.$K84])/([.$K84]-[.$L84]))))" office:value-type="float" office:value="0">
            <text:p>0</text:p>
          </table:table-cell>
          <table:table-cell table:number-columns-repeated="4"/>
          <table:table-cell table:formula="of:=[.D82]" office:value-type="float" office:value="1">
            <text:p>1</text:p>
          </table:table-cell>
          <table:table-cell table:formula="of:=[.E82]" office:value-type="float" office:value="3">
            <text:p>3</text:p>
          </table:table-cell>
          <table:table-cell table:formula="of:=VLOOKUP([.$A84];Performances;[.$I84])" office:value-type="float" office:value="105">
            <text:p>105</text:p>
          </table:table-cell>
          <table:table-cell table:formula="of:=VLOOKUP(&quot;Thresh_p&quot;;Criteria;[.$I84];0)" office:value-type="float" office:value="30">
            <text:p>30</text:p>
          </table:table-cell>
          <table:table-cell table:formula="of:=VLOOKUP(&quot;Thresh_v&quot;;Criteria;[.$I8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85]=0;0;IF([.$H85]*[.$J85]+[.$L85]&lt;=[.$H85]*VLOOKUP([.B$74];Profiles;[.$I85]);1;IF([.$H85]*[.$J85]+[.$K85]&gt;=[.$H85]*VLOOKUP([.B$74];Profiles;[.$I85]);0;([.$H85]*([.$J85]-VLOOKUP([.B$74];Profiles;[.$I85]))+[.$K85])/([.$K85]-[.$L85]))))" office:value-type="float" office:value="0">
            <text:p>0</text:p>
          </table:table-cell>
          <table:table-cell table:formula="of:=IF([.$L85]=0;0;IF([.$H85]*[.$J85]+[.$L85]&lt;=[.$H85]*VLOOKUP([.C$74];Profiles;[.$I85]);1;IF([.$H85]*[.$J85]+[.$K85]&gt;=[.$H85]*VLOOKUP([.C$74];Profiles;[.$I85]);0;([.$H85]*([.$J85]-VLOOKUP([.C$74];Profiles;[.$I85]))+[.$K85])/([.$K85]-[.$L85]))))" office:value-type="float" office:value="0">
            <text:p>0</text:p>
          </table:table-cell>
          <table:table-cell table:number-columns-repeated="4"/>
          <table:table-cell table:formula="of:=[.H84]" office:value-type="float" office:value="1">
            <text:p>1</text:p>
          </table:table-cell>
          <table:table-cell table:formula="of:=[.I84]" office:value-type="float" office:value="3">
            <text:p>3</text:p>
          </table:table-cell>
          <table:table-cell table:formula="of:=VLOOKUP([.$A85];Performances;[.$I85])" office:value-type="float" office:value="160">
            <text:p>160</text:p>
          </table:table-cell>
          <table:table-cell table:formula="of:=VLOOKUP(&quot;Thresh_p&quot;;Criteria;[.$I85];0)" office:value-type="float" office:value="30">
            <text:p>30</text:p>
          </table:table-cell>
          <table:table-cell table:formula="of:=VLOOKUP(&quot;Thresh_v&quot;;Criteria;[.$I8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86]=0;0;IF([.$H86]*[.$J86]+[.$L86]&lt;=[.$H86]*VLOOKUP([.B$74];Profiles;[.$I86]);1;IF([.$H86]*[.$J86]+[.$K86]&gt;=[.$H86]*VLOOKUP([.B$74];Profiles;[.$I86]);0;([.$H86]*([.$J86]-VLOOKUP([.B$74];Profiles;[.$I86]))+[.$K86])/([.$K86]-[.$L86]))))" office:value-type="float" office:value="0">
            <text:p>0</text:p>
          </table:table-cell>
          <table:table-cell table:formula="of:=IF([.$L86]=0;0;IF([.$H86]*[.$J86]+[.$L86]&lt;=[.$H86]*VLOOKUP([.C$74];Profiles;[.$I86]);1;IF([.$H86]*[.$J86]+[.$K86]&gt;=[.$H86]*VLOOKUP([.C$74];Profiles;[.$I86]);0;([.$H86]*([.$J86]-VLOOKUP([.C$74];Profiles;[.$I86]))+[.$K86])/([.$K86]-[.$L86]))))" office:value-type="float" office:value="0">
            <text:p>0</text:p>
          </table:table-cell>
          <table:table-cell table:number-columns-repeated="4"/>
          <table:table-cell table:formula="of:=[.H85]" office:value-type="float" office:value="1">
            <text:p>1</text:p>
          </table:table-cell>
          <table:table-cell table:formula="of:=[.I85]" office:value-type="float" office:value="3">
            <text:p>3</text:p>
          </table:table-cell>
          <table:table-cell table:formula="of:=VLOOKUP([.$A86];Performances;[.$I86])" office:value-type="float" office:value="143">
            <text:p>143</text:p>
          </table:table-cell>
          <table:table-cell table:formula="of:=VLOOKUP(&quot;Thresh_p&quot;;Criteria;[.$I86];0)" office:value-type="float" office:value="30">
            <text:p>30</text:p>
          </table:table-cell>
          <table:table-cell table:formula="of:=VLOOKUP(&quot;Thresh_v&quot;;Criteria;[.$I8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87]=0;0;IF([.$H87]*[.$J87]+[.$L87]&lt;=[.$H87]*VLOOKUP([.B$74];Profiles;[.$I87]);1;IF([.$H87]*[.$J87]+[.$K87]&gt;=[.$H87]*VLOOKUP([.B$74];Profiles;[.$I87]);0;([.$H87]*([.$J87]-VLOOKUP([.B$74];Profiles;[.$I87]))+[.$K87])/([.$K87]-[.$L87]))))" office:value-type="float" office:value="0">
            <text:p>0</text:p>
          </table:table-cell>
          <table:table-cell table:formula="of:=IF([.$L87]=0;0;IF([.$H87]*[.$J87]+[.$L87]&lt;=[.$H87]*VLOOKUP([.C$74];Profiles;[.$I87]);1;IF([.$H87]*[.$J87]+[.$K87]&gt;=[.$H87]*VLOOKUP([.C$74];Profiles;[.$I87]);0;([.$H87]*([.$J87]-VLOOKUP([.C$74];Profiles;[.$I87]))+[.$K87])/([.$K87]-[.$L87]))))" office:value-type="float" office:value="0">
            <text:p>0</text:p>
          </table:table-cell>
          <table:table-cell table:number-columns-repeated="4"/>
          <table:table-cell table:formula="of:=[.H86]" office:value-type="float" office:value="1">
            <text:p>1</text:p>
          </table:table-cell>
          <table:table-cell table:formula="of:=[.I86]" office:value-type="float" office:value="3">
            <text:p>3</text:p>
          </table:table-cell>
          <table:table-cell table:formula="of:=VLOOKUP([.$A87];Performances;[.$I87])" office:value-type="float" office:value="177">
            <text:p>177</text:p>
          </table:table-cell>
          <table:table-cell table:formula="of:=VLOOKUP(&quot;Thresh_p&quot;;Criteria;[.$I87];0)" office:value-type="float" office:value="30">
            <text:p>30</text:p>
          </table:table-cell>
          <table:table-cell table:formula="of:=VLOOKUP(&quot;Thresh_v&quot;;Criteria;[.$I8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88]=0;0;IF([.$H88]*[.$J88]+[.$L88]&lt;=[.$H88]*VLOOKUP([.B$74];Profiles;[.$I88]);1;IF([.$H88]*[.$J88]+[.$K88]&gt;=[.$H88]*VLOOKUP([.B$74];Profiles;[.$I88]);0;([.$H88]*([.$J88]-VLOOKUP([.B$74];Profiles;[.$I88]))+[.$K88])/([.$K88]-[.$L88]))))" office:value-type="float" office:value="0">
            <text:p>0</text:p>
          </table:table-cell>
          <table:table-cell table:formula="of:=IF([.$L88]=0;0;IF([.$H88]*[.$J88]+[.$L88]&lt;=[.$H88]*VLOOKUP([.C$74];Profiles;[.$I88]);1;IF([.$H88]*[.$J88]+[.$K88]&gt;=[.$H88]*VLOOKUP([.C$74];Profiles;[.$I88]);0;([.$H88]*([.$J88]-VLOOKUP([.C$74];Profiles;[.$I88]))+[.$K88])/([.$K88]-[.$L88]))))" office:value-type="float" office:value="0">
            <text:p>0</text:p>
          </table:table-cell>
          <table:table-cell table:number-columns-repeated="4"/>
          <table:table-cell table:formula="of:=[.H87]" office:value-type="float" office:value="1">
            <text:p>1</text:p>
          </table:table-cell>
          <table:table-cell table:formula="of:=[.I87]" office:value-type="float" office:value="3">
            <text:p>3</text:p>
          </table:table-cell>
          <table:table-cell table:formula="of:=VLOOKUP([.$A88];Performances;[.$I88])" office:value-type="float" office:value="136">
            <text:p>136</text:p>
          </table:table-cell>
          <table:table-cell table:formula="of:=VLOOKUP(&quot;Thresh_p&quot;;Criteria;[.$I88];0)" office:value-type="float" office:value="30">
            <text:p>30</text:p>
          </table:table-cell>
          <table:table-cell table:formula="of:=VLOOKUP(&quot;Thresh_v&quot;;Criteria;[.$I88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89]=0;0;IF([.$H89]*[.$J89]+[.$L89]&lt;=[.$H89]*VLOOKUP([.B$74];Profiles;[.$I89]);1;IF([.$H89]*[.$J89]+[.$K89]&gt;=[.$H89]*VLOOKUP([.B$74];Profiles;[.$I89]);0;([.$H89]*([.$J89]-VLOOKUP([.B$74];Profiles;[.$I89]))+[.$K89])/([.$K89]-[.$L89]))))" office:value-type="float" office:value="0">
            <text:p>0</text:p>
          </table:table-cell>
          <table:table-cell table:formula="of:=IF([.$L89]=0;0;IF([.$H89]*[.$J89]+[.$L89]&lt;=[.$H89]*VLOOKUP([.C$74];Profiles;[.$I89]);1;IF([.$H89]*[.$J89]+[.$K89]&gt;=[.$H89]*VLOOKUP([.C$74];Profiles;[.$I89]);0;([.$H89]*([.$J89]-VLOOKUP([.C$74];Profiles;[.$I89]))+[.$K89])/([.$K89]-[.$L89]))))" office:value-type="float" office:value="0">
            <text:p>0</text:p>
          </table:table-cell>
          <table:table-cell table:number-columns-repeated="4"/>
          <table:table-cell table:formula="of:=[.H88]" office:value-type="float" office:value="1">
            <text:p>1</text:p>
          </table:table-cell>
          <table:table-cell table:formula="of:=[.I88]" office:value-type="float" office:value="3">
            <text:p>3</text:p>
          </table:table-cell>
          <table:table-cell table:formula="of:=VLOOKUP([.$A89];Performances;[.$I89])" office:value-type="float" office:value="180">
            <text:p>180</text:p>
          </table:table-cell>
          <table:table-cell table:formula="of:=VLOOKUP(&quot;Thresh_p&quot;;Criteria;[.$I89];0)" office:value-type="float" office:value="30">
            <text:p>30</text:p>
          </table:table-cell>
          <table:table-cell table:formula="of:=VLOOKUP(&quot;Thresh_v&quot;;Criteria;[.$I89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0-100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91];Criteria;2;0)=&quot;Minimize&quot;;-1;+1)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93]=0;0;IF([.$H93]*[.$J93]+[.$L93]&lt;=[.$H93]*VLOOKUP([.B$74];Profiles;[.$I93]);1;IF([.$H93]*[.$J93]+[.$K93]&gt;=[.$H93]*VLOOKUP([.B$74];Profiles;[.$I93]);0;([.$H93]*([.$J93]-VLOOKUP([.B$74];Profiles;[.$I93]))+[.$K93])/([.$K93]-[.$L93]))))" office:value-type="float" office:value="0">
            <text:p>0</text:p>
          </table:table-cell>
          <table:table-cell table:formula="of:=IF([.$L93]=0;0;IF([.$H93]*[.$J93]+[.$L93]&lt;=[.$H93]*VLOOKUP([.C$74];Profiles;[.$I93]);1;IF([.$H93]*[.$J93]+[.$K93]&gt;=[.$H93]*VLOOKUP([.C$74];Profiles;[.$I93]);0;([.$H93]*([.$J93]-VLOOKUP([.C$74];Profiles;[.$I93]))+[.$K93])/([.$K93]-[.$L93]))))" office:value-type="float" office:value="0">
            <text:p>0</text:p>
          </table:table-cell>
          <table:table-cell table:number-columns-repeated="4"/>
          <table:table-cell table:formula="of:=[.D91]" office:value-type="float" office:value="-1">
            <text:p>-1</text:p>
          </table:table-cell>
          <table:table-cell table:formula="of:=[.E91]" office:value-type="float" office:value="4">
            <text:p>4</text:p>
          </table:table-cell>
          <table:table-cell table:formula="of:=VLOOKUP([.$A93];Performances;[.$I93])" office:value-type="float" office:value="11.3999996185303">
            <text:p>11,4</text:p>
          </table:table-cell>
          <table:table-cell table:formula="of:=VLOOKUP(&quot;Thresh_p&quot;;Criteria;[.$I93];0)" office:value-type="float" office:value="2">
            <text:p>2</text:p>
          </table:table-cell>
          <table:table-cell table:formula="of:=VLOOKUP(&quot;Thresh_v&quot;;Criteria;[.$I9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94]=0;0;IF([.$H94]*[.$J94]+[.$L94]&lt;=[.$H94]*VLOOKUP([.B$74];Profiles;[.$I94]);1;IF([.$H94]*[.$J94]+[.$K94]&gt;=[.$H94]*VLOOKUP([.B$74];Profiles;[.$I94]);0;([.$H94]*([.$J94]-VLOOKUP([.B$74];Profiles;[.$I94]))+[.$K94])/([.$K94]-[.$L94]))))" office:value-type="float" office:value="0">
            <text:p>0</text:p>
          </table:table-cell>
          <table:table-cell table:formula="of:=IF([.$L94]=0;0;IF([.$H94]*[.$J94]+[.$L94]&lt;=[.$H94]*VLOOKUP([.C$74];Profiles;[.$I94]);1;IF([.$H94]*[.$J94]+[.$K94]&gt;=[.$H94]*VLOOKUP([.C$74];Profiles;[.$I94]);0;([.$H94]*([.$J94]-VLOOKUP([.C$74];Profiles;[.$I94]))+[.$K94])/([.$K94]-[.$L94]))))" office:value-type="float" office:value="0">
            <text:p>0</text:p>
          </table:table-cell>
          <table:table-cell table:number-columns-repeated="4"/>
          <table:table-cell table:formula="of:=[.H93]" office:value-type="float" office:value="-1">
            <text:p>-1</text:p>
          </table:table-cell>
          <table:table-cell table:formula="of:=[.I93]" office:value-type="float" office:value="4">
            <text:p>4</text:p>
          </table:table-cell>
          <table:table-cell table:formula="of:=VLOOKUP([.$A94];Performances;[.$I94])" office:value-type="float" office:value="8.60000038146973">
            <text:p>8,6</text:p>
          </table:table-cell>
          <table:table-cell table:formula="of:=VLOOKUP(&quot;Thresh_p&quot;;Criteria;[.$I94];0)" office:value-type="float" office:value="2">
            <text:p>2</text:p>
          </table:table-cell>
          <table:table-cell table:formula="of:=VLOOKUP(&quot;Thresh_v&quot;;Criteria;[.$I9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95]=0;0;IF([.$H95]*[.$J95]+[.$L95]&lt;=[.$H95]*VLOOKUP([.B$74];Profiles;[.$I95]);1;IF([.$H95]*[.$J95]+[.$K95]&gt;=[.$H95]*VLOOKUP([.B$74];Profiles;[.$I95]);0;([.$H95]*([.$J95]-VLOOKUP([.B$74];Profiles;[.$I95]))+[.$K95])/([.$K95]-[.$L95]))))" office:value-type="float" office:value="0">
            <text:p>0</text:p>
          </table:table-cell>
          <table:table-cell table:formula="of:=IF([.$L95]=0;0;IF([.$H95]*[.$J95]+[.$L95]&lt;=[.$H95]*VLOOKUP([.C$74];Profiles;[.$I95]);1;IF([.$H95]*[.$J95]+[.$K95]&gt;=[.$H95]*VLOOKUP([.C$74];Profiles;[.$I95]);0;([.$H95]*([.$J95]-VLOOKUP([.C$74];Profiles;[.$I95]))+[.$K95])/([.$K95]-[.$L95]))))" office:value-type="float" office:value="0">
            <text:p>0</text:p>
          </table:table-cell>
          <table:table-cell table:number-columns-repeated="4"/>
          <table:table-cell table:formula="of:=[.H94]" office:value-type="float" office:value="-1">
            <text:p>-1</text:p>
          </table:table-cell>
          <table:table-cell table:formula="of:=[.I94]" office:value-type="float" office:value="4">
            <text:p>4</text:p>
          </table:table-cell>
          <table:table-cell table:formula="of:=VLOOKUP([.$A95];Performances;[.$I95])" office:value-type="float" office:value="9">
            <text:p>9</text:p>
          </table:table-cell>
          <table:table-cell table:formula="of:=VLOOKUP(&quot;Thresh_p&quot;;Criteria;[.$I95];0)" office:value-type="float" office:value="2">
            <text:p>2</text:p>
          </table:table-cell>
          <table:table-cell table:formula="of:=VLOOKUP(&quot;Thresh_v&quot;;Criteria;[.$I9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96]=0;0;IF([.$H96]*[.$J96]+[.$L96]&lt;=[.$H96]*VLOOKUP([.B$74];Profiles;[.$I96]);1;IF([.$H96]*[.$J96]+[.$K96]&gt;=[.$H96]*VLOOKUP([.B$74];Profiles;[.$I96]);0;([.$H96]*([.$J96]-VLOOKUP([.B$74];Profiles;[.$I96]))+[.$K96])/([.$K96]-[.$L96]))))" office:value-type="float" office:value="0">
            <text:p>0</text:p>
          </table:table-cell>
          <table:table-cell table:formula="of:=IF([.$L96]=0;0;IF([.$H96]*[.$J96]+[.$L96]&lt;=[.$H96]*VLOOKUP([.C$74];Profiles;[.$I96]);1;IF([.$H96]*[.$J96]+[.$K96]&gt;=[.$H96]*VLOOKUP([.C$74];Profiles;[.$I96]);0;([.$H96]*([.$J96]-VLOOKUP([.C$74];Profiles;[.$I96]))+[.$K96])/([.$K96]-[.$L96]))))" office:value-type="float" office:value="0">
            <text:p>0</text:p>
          </table:table-cell>
          <table:table-cell table:number-columns-repeated="4"/>
          <table:table-cell table:formula="of:=[.H95]" office:value-type="float" office:value="-1">
            <text:p>-1</text:p>
          </table:table-cell>
          <table:table-cell table:formula="of:=[.I95]" office:value-type="float" office:value="4">
            <text:p>4</text:p>
          </table:table-cell>
          <table:table-cell table:formula="of:=VLOOKUP([.$A96];Performances;[.$I96])" office:value-type="float" office:value="7.90000009536743">
            <text:p>7,9</text:p>
          </table:table-cell>
          <table:table-cell table:formula="of:=VLOOKUP(&quot;Thresh_p&quot;;Criteria;[.$I96];0)" office:value-type="float" office:value="2">
            <text:p>2</text:p>
          </table:table-cell>
          <table:table-cell table:formula="of:=VLOOKUP(&quot;Thresh_v&quot;;Criteria;[.$I9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97]=0;0;IF([.$H97]*[.$J97]+[.$L97]&lt;=[.$H97]*VLOOKUP([.B$74];Profiles;[.$I97]);1;IF([.$H97]*[.$J97]+[.$K97]&gt;=[.$H97]*VLOOKUP([.B$74];Profiles;[.$I97]);0;([.$H97]*([.$J97]-VLOOKUP([.B$74];Profiles;[.$I97]))+[.$K97])/([.$K97]-[.$L97]))))" office:value-type="float" office:value="0">
            <text:p>0</text:p>
          </table:table-cell>
          <table:table-cell table:formula="of:=IF([.$L97]=0;0;IF([.$H97]*[.$J97]+[.$L97]&lt;=[.$H97]*VLOOKUP([.C$74];Profiles;[.$I97]);1;IF([.$H97]*[.$J97]+[.$K97]&gt;=[.$H97]*VLOOKUP([.C$74];Profiles;[.$I97]);0;([.$H97]*([.$J97]-VLOOKUP([.C$74];Profiles;[.$I97]))+[.$K97])/([.$K97]-[.$L97]))))" office:value-type="float" office:value="0">
            <text:p>0</text:p>
          </table:table-cell>
          <table:table-cell table:number-columns-repeated="4"/>
          <table:table-cell table:formula="of:=[.H96]" office:value-type="float" office:value="-1">
            <text:p>-1</text:p>
          </table:table-cell>
          <table:table-cell table:formula="of:=[.I96]" office:value-type="float" office:value="4">
            <text:p>4</text:p>
          </table:table-cell>
          <table:table-cell table:formula="of:=VLOOKUP([.$A97];Performances;[.$I97])" office:value-type="float" office:value="9.39999961853027">
            <text:p>9,4</text:p>
          </table:table-cell>
          <table:table-cell table:formula="of:=VLOOKUP(&quot;Thresh_p&quot;;Criteria;[.$I97];0)" office:value-type="float" office:value="2">
            <text:p>2</text:p>
          </table:table-cell>
          <table:table-cell table:formula="of:=VLOOKUP(&quot;Thresh_v&quot;;Criteria;[.$I9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98]=0;0;IF([.$H98]*[.$J98]+[.$L98]&lt;=[.$H98]*VLOOKUP([.B$74];Profiles;[.$I98]);1;IF([.$H98]*[.$J98]+[.$K98]&gt;=[.$H98]*VLOOKUP([.B$74];Profiles;[.$I98]);0;([.$H98]*([.$J98]-VLOOKUP([.B$74];Profiles;[.$I98]))+[.$K98])/([.$K98]-[.$L98]))))" office:value-type="float" office:value="0">
            <text:p>0</text:p>
          </table:table-cell>
          <table:table-cell table:formula="of:=IF([.$L98]=0;0;IF([.$H98]*[.$J98]+[.$L98]&lt;=[.$H98]*VLOOKUP([.C$74];Profiles;[.$I98]);1;IF([.$H98]*[.$J98]+[.$K98]&gt;=[.$H98]*VLOOKUP([.C$74];Profiles;[.$I98]);0;([.$H98]*([.$J98]-VLOOKUP([.C$74];Profiles;[.$I98]))+[.$K98])/([.$K98]-[.$L98]))))" office:value-type="float" office:value="0">
            <text:p>0</text:p>
          </table:table-cell>
          <table:table-cell table:number-columns-repeated="4"/>
          <table:table-cell table:formula="of:=[.H97]" office:value-type="float" office:value="-1">
            <text:p>-1</text:p>
          </table:table-cell>
          <table:table-cell table:formula="of:=[.I97]" office:value-type="float" office:value="4">
            <text:p>4</text:p>
          </table:table-cell>
          <table:table-cell table:formula="of:=VLOOKUP([.$A98];Performances;[.$I98])" office:value-type="float" office:value="7.90000009536743">
            <text:p>7,9</text:p>
          </table:table-cell>
          <table:table-cell table:formula="of:=VLOOKUP(&quot;Thresh_p&quot;;Criteria;[.$I98];0)" office:value-type="float" office:value="2">
            <text:p>2</text:p>
          </table:table-cell>
          <table:table-cell table:formula="of:=VLOOKUP(&quot;Thresh_v&quot;;Criteria;[.$I98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Consumption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100];Criteria;2;0)=&quot;Minimize&quot;;-1;+1)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102]=0;0;IF([.$H102]*[.$J102]+[.$L102]&lt;=[.$H102]*VLOOKUP([.B$74];Profiles;[.$I102]);1;IF([.$H102]*[.$J102]+[.$K102]&gt;=[.$H102]*VLOOKUP([.B$74];Profiles;[.$I102]);0;([.$H102]*([.$J102]-VLOOKUP([.B$74];Profiles;[.$I102]))+[.$K102])/([.$K102]-[.$L102]))))" office:value-type="float" office:value="0">
            <text:p>0</text:p>
          </table:table-cell>
          <table:table-cell table:formula="of:=IF([.$L102]=0;0;IF([.$H102]*[.$J102]+[.$L102]&lt;=[.$H102]*VLOOKUP([.C$74];Profiles;[.$I102]);1;IF([.$H102]*[.$J102]+[.$K102]&gt;=[.$H102]*VLOOKUP([.C$74];Profiles;[.$I102]);0;([.$H102]*([.$J102]-VLOOKUP([.C$74];Profiles;[.$I102]))+[.$K102])/([.$K102]-[.$L102]))))" office:value-type="float" office:value="0">
            <text:p>0</text:p>
          </table:table-cell>
          <table:table-cell table:number-columns-repeated="4"/>
          <table:table-cell table:formula="of:=[.D100]" office:value-type="float" office:value="-1">
            <text:p>-1</text:p>
          </table:table-cell>
          <table:table-cell table:formula="of:=[.E100]" office:value-type="float" office:value="5">
            <text:p>5</text:p>
          </table:table-cell>
          <table:table-cell table:formula="of:=VLOOKUP([.$A102];Performances;[.$I102])" office:value-type="float" office:value="5.80000019073486">
            <text:p>5,8</text:p>
          </table:table-cell>
          <table:table-cell table:formula="of:=VLOOKUP(&quot;Thresh_p&quot;;Criteria;[.$I102];0)" office:value-type="float" office:value="1">
            <text:p>1</text:p>
          </table:table-cell>
          <table:table-cell table:formula="of:=VLOOKUP(&quot;Thresh_v&quot;;Criteria;[.$I102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103]=0;0;IF([.$H103]*[.$J103]+[.$L103]&lt;=[.$H103]*VLOOKUP([.B$74];Profiles;[.$I103]);1;IF([.$H103]*[.$J103]+[.$K103]&gt;=[.$H103]*VLOOKUP([.B$74];Profiles;[.$I103]);0;([.$H103]*([.$J103]-VLOOKUP([.B$74];Profiles;[.$I103]))+[.$K103])/([.$K103]-[.$L103]))))" office:value-type="float" office:value="0">
            <text:p>0</text:p>
          </table:table-cell>
          <table:table-cell table:formula="of:=IF([.$L103]=0;0;IF([.$H103]*[.$J103]+[.$L103]&lt;=[.$H103]*VLOOKUP([.C$74];Profiles;[.$I103]);1;IF([.$H103]*[.$J103]+[.$K103]&gt;=[.$H103]*VLOOKUP([.C$74];Profiles;[.$I103]);0;([.$H103]*([.$J103]-VLOOKUP([.C$74];Profiles;[.$I103]))+[.$K103])/([.$K103]-[.$L103]))))" office:value-type="float" office:value="0">
            <text:p>0</text:p>
          </table:table-cell>
          <table:table-cell table:number-columns-repeated="4"/>
          <table:table-cell table:formula="of:=[.H102]" office:value-type="float" office:value="-1">
            <text:p>-1</text:p>
          </table:table-cell>
          <table:table-cell table:formula="of:=[.I102]" office:value-type="float" office:value="5">
            <text:p>5</text:p>
          </table:table-cell>
          <table:table-cell table:formula="of:=VLOOKUP([.$A103];Performances;[.$I103])" office:value-type="float" office:value="9.60000038146973">
            <text:p>9,6</text:p>
          </table:table-cell>
          <table:table-cell table:formula="of:=VLOOKUP(&quot;Thresh_p&quot;;Criteria;[.$I103];0)" office:value-type="float" office:value="1">
            <text:p>1</text:p>
          </table:table-cell>
          <table:table-cell table:formula="of:=VLOOKUP(&quot;Thresh_v&quot;;Criteria;[.$I10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104]=0;0;IF([.$H104]*[.$J104]+[.$L104]&lt;=[.$H104]*VLOOKUP([.B$74];Profiles;[.$I104]);1;IF([.$H104]*[.$J104]+[.$K104]&gt;=[.$H104]*VLOOKUP([.B$74];Profiles;[.$I104]);0;([.$H104]*([.$J104]-VLOOKUP([.B$74];Profiles;[.$I104]))+[.$K104])/([.$K104]-[.$L104]))))" office:value-type="float" office:value="0">
            <text:p>0</text:p>
          </table:table-cell>
          <table:table-cell table:formula="of:=IF([.$L104]=0;0;IF([.$H104]*[.$J104]+[.$L104]&lt;=[.$H104]*VLOOKUP([.C$74];Profiles;[.$I104]);1;IF([.$H104]*[.$J104]+[.$K104]&gt;=[.$H104]*VLOOKUP([.C$74];Profiles;[.$I104]);0;([.$H104]*([.$J104]-VLOOKUP([.C$74];Profiles;[.$I104]))+[.$K104])/([.$K104]-[.$L104]))))" office:value-type="float" office:value="0">
            <text:p>0</text:p>
          </table:table-cell>
          <table:table-cell table:number-columns-repeated="4"/>
          <table:table-cell table:formula="of:=[.H103]" office:value-type="float" office:value="-1">
            <text:p>-1</text:p>
          </table:table-cell>
          <table:table-cell table:formula="of:=[.I103]" office:value-type="float" office:value="5">
            <text:p>5</text:p>
          </table:table-cell>
          <table:table-cell table:formula="of:=VLOOKUP([.$A104];Performances;[.$I104])" office:value-type="float" office:value="4.5">
            <text:p>4,5</text:p>
          </table:table-cell>
          <table:table-cell table:formula="of:=VLOOKUP(&quot;Thresh_p&quot;;Criteria;[.$I104];0)" office:value-type="float" office:value="1">
            <text:p>1</text:p>
          </table:table-cell>
          <table:table-cell table:formula="of:=VLOOKUP(&quot;Thresh_v&quot;;Criteria;[.$I10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105]=0;0;IF([.$H105]*[.$J105]+[.$L105]&lt;=[.$H105]*VLOOKUP([.B$74];Profiles;[.$I105]);1;IF([.$H105]*[.$J105]+[.$K105]&gt;=[.$H105]*VLOOKUP([.B$74];Profiles;[.$I105]);0;([.$H105]*([.$J105]-VLOOKUP([.B$74];Profiles;[.$I105]))+[.$K105])/([.$K105]-[.$L105]))))" office:value-type="float" office:value="0">
            <text:p>0</text:p>
          </table:table-cell>
          <table:table-cell table:formula="of:=IF([.$L105]=0;0;IF([.$H105]*[.$J105]+[.$L105]&lt;=[.$H105]*VLOOKUP([.C$74];Profiles;[.$I105]);1;IF([.$H105]*[.$J105]+[.$K105]&gt;=[.$H105]*VLOOKUP([.C$74];Profiles;[.$I105]);0;([.$H105]*([.$J105]-VLOOKUP([.C$74];Profiles;[.$I105]))+[.$K105])/([.$K105]-[.$L105]))))" office:value-type="float" office:value="0">
            <text:p>0</text:p>
          </table:table-cell>
          <table:table-cell table:number-columns-repeated="4"/>
          <table:table-cell table:formula="of:=[.H104]" office:value-type="float" office:value="-1">
            <text:p>-1</text:p>
          </table:table-cell>
          <table:table-cell table:formula="of:=[.I104]" office:value-type="float" office:value="5">
            <text:p>5</text:p>
          </table:table-cell>
          <table:table-cell table:formula="of:=VLOOKUP([.$A105];Performances;[.$I105])" office:value-type="float" office:value="6.69999980926514">
            <text:p>6,7</text:p>
          </table:table-cell>
          <table:table-cell table:formula="of:=VLOOKUP(&quot;Thresh_p&quot;;Criteria;[.$I105];0)" office:value-type="float" office:value="1">
            <text:p>1</text:p>
          </table:table-cell>
          <table:table-cell table:formula="of:=VLOOKUP(&quot;Thresh_v&quot;;Criteria;[.$I10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106]=0;0;IF([.$H106]*[.$J106]+[.$L106]&lt;=[.$H106]*VLOOKUP([.B$74];Profiles;[.$I106]);1;IF([.$H106]*[.$J106]+[.$K106]&gt;=[.$H106]*VLOOKUP([.B$74];Profiles;[.$I106]);0;([.$H106]*([.$J106]-VLOOKUP([.B$74];Profiles;[.$I106]))+[.$K106])/([.$K106]-[.$L106]))))" office:value-type="float" office:value="0">
            <text:p>0</text:p>
          </table:table-cell>
          <table:table-cell table:formula="of:=IF([.$L106]=0;0;IF([.$H106]*[.$J106]+[.$L106]&lt;=[.$H106]*VLOOKUP([.C$74];Profiles;[.$I106]);1;IF([.$H106]*[.$J106]+[.$K106]&gt;=[.$H106]*VLOOKUP([.C$74];Profiles;[.$I106]);0;([.$H106]*([.$J106]-VLOOKUP([.C$74];Profiles;[.$I106]))+[.$K106])/([.$K106]-[.$L106]))))" office:value-type="float" office:value="0">
            <text:p>0</text:p>
          </table:table-cell>
          <table:table-cell table:number-columns-repeated="4"/>
          <table:table-cell table:formula="of:=[.H105]" office:value-type="float" office:value="-1">
            <text:p>-1</text:p>
          </table:table-cell>
          <table:table-cell table:formula="of:=[.I105]" office:value-type="float" office:value="5">
            <text:p>5</text:p>
          </table:table-cell>
          <table:table-cell table:formula="of:=VLOOKUP([.$A106];Performances;[.$I106])" office:value-type="float" office:value="7.59999990463257">
            <text:p>7,6</text:p>
          </table:table-cell>
          <table:table-cell table:formula="of:=VLOOKUP(&quot;Thresh_p&quot;;Criteria;[.$I106];0)" office:value-type="float" office:value="1">
            <text:p>1</text:p>
          </table:table-cell>
          <table:table-cell table:formula="of:=VLOOKUP(&quot;Thresh_v&quot;;Criteria;[.$I10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107]=0;0;IF([.$H107]*[.$J107]+[.$L107]&lt;=[.$H107]*VLOOKUP([.B$74];Profiles;[.$I107]);1;IF([.$H107]*[.$J107]+[.$K107]&gt;=[.$H107]*VLOOKUP([.B$74];Profiles;[.$I107]);0;([.$H107]*([.$J107]-VLOOKUP([.B$74];Profiles;[.$I107]))+[.$K107])/([.$K107]-[.$L107]))))" office:value-type="float" office:value="0">
            <text:p>0</text:p>
          </table:table-cell>
          <table:table-cell table:formula="of:=IF([.$L107]=0;0;IF([.$H107]*[.$J107]+[.$L107]&lt;=[.$H107]*VLOOKUP([.C$74];Profiles;[.$I107]);1;IF([.$H107]*[.$J107]+[.$K107]&gt;=[.$H107]*VLOOKUP([.C$74];Profiles;[.$I107]);0;([.$H107]*([.$J107]-VLOOKUP([.C$74];Profiles;[.$I107]))+[.$K107])/([.$K107]-[.$L107]))))" office:value-type="float" office:value="0">
            <text:p>0</text:p>
          </table:table-cell>
          <table:table-cell table:number-columns-repeated="4"/>
          <table:table-cell table:formula="of:=[.H106]" office:value-type="float" office:value="-1">
            <text:p>-1</text:p>
          </table:table-cell>
          <table:table-cell table:formula="of:=[.I106]" office:value-type="float" office:value="5">
            <text:p>5</text:p>
          </table:table-cell>
          <table:table-cell table:formula="of:=VLOOKUP([.$A107];Performances;[.$I107])" office:value-type="float" office:value="8.39999961853027">
            <text:p>8,4</text:p>
          </table:table-cell>
          <table:table-cell table:formula="of:=VLOOKUP(&quot;Thresh_p&quot;;Criteria;[.$I107];0)" office:value-type="float" office:value="1">
            <text:p>1</text:p>
          </table:table-cell>
          <table:table-cell table:formula="of:=VLOOKUP(&quot;Thresh_v&quot;;Criteria;[.$I107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CO2</text:p>
          </table:table-cell>
          <table:table-cell table:style-name="Default"/>
          <table:table-cell table:style-name="Default" office:value-type="string">
            <text:p>sign</text:p>
          </table:table-cell>
          <table:table-cell table:formula="of:=IF(HLOOKUP([.A109];Criteria;2;0)=&quot;Minimize&quot;;-1;+1)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office:value-type="string">
            <text:p>Sign</text:p>
          </table:table-cell>
          <table:table-cell office:value-type="string">
            <text:p>Col</text:p>
          </table:table-cell>
          <table:table-cell office:value-type="string">
            <text:p>g(a)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IF([.$L111]=0;0;IF([.$H111]*[.$J111]+[.$L111]&lt;=[.$H111]*VLOOKUP([.B$74];Profiles;[.$I111]);1;IF([.$H111]*[.$J111]+[.$K111]&gt;=[.$H111]*VLOOKUP([.B$74];Profiles;[.$I111]);0;([.$H111]*([.$J111]-VLOOKUP([.B$74];Profiles;[.$I111]))+[.$K111])/([.$K111]-[.$L111]))))" office:value-type="float" office:value="0">
            <text:p>0</text:p>
          </table:table-cell>
          <table:table-cell table:formula="of:=IF([.$L111]=0;0;IF([.$H111]*[.$J111]+[.$L111]&lt;=[.$H111]*VLOOKUP([.C$74];Profiles;[.$I111]);1;IF([.$H111]*[.$J111]+[.$K111]&gt;=[.$H111]*VLOOKUP([.C$74];Profiles;[.$I111]);0;([.$H111]*([.$J111]-VLOOKUP([.C$74];Profiles;[.$I111]))+[.$K111])/([.$K111]-[.$L111]))))" office:value-type="float" office:value="0">
            <text:p>0</text:p>
          </table:table-cell>
          <table:table-cell table:number-columns-repeated="4"/>
          <table:table-cell table:formula="of:=[.D109]" office:value-type="float" office:value="-1">
            <text:p>-1</text:p>
          </table:table-cell>
          <table:table-cell table:formula="of:=[.E109]" office:value-type="float" office:value="6">
            <text:p>6</text:p>
          </table:table-cell>
          <table:table-cell table:formula="of:=VLOOKUP([.$A111];Performances;[.$I111])" office:value-type="float" office:value="119">
            <text:p>119</text:p>
          </table:table-cell>
          <table:table-cell table:formula="of:=VLOOKUP(&quot;Thresh_p&quot;;Criteria;[.$I111];0)" office:value-type="float" office:value="100">
            <text:p>100</text:p>
          </table:table-cell>
          <table:table-cell table:formula="of:=VLOOKUP(&quot;Thresh_v&quot;;Criteria;[.$I11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IF([.$L112]=0;0;IF([.$H112]*[.$J112]+[.$L112]&lt;=[.$H112]*VLOOKUP([.B$74];Profiles;[.$I112]);1;IF([.$H112]*[.$J112]+[.$K112]&gt;=[.$H112]*VLOOKUP([.B$74];Profiles;[.$I112]);0;([.$H112]*([.$J112]-VLOOKUP([.B$74];Profiles;[.$I112]))+[.$K112])/([.$K112]-[.$L112]))))" office:value-type="float" office:value="0">
            <text:p>0</text:p>
          </table:table-cell>
          <table:table-cell table:formula="of:=IF([.$L112]=0;0;IF([.$H112]*[.$J112]+[.$L112]&lt;=[.$H112]*VLOOKUP([.C$74];Profiles;[.$I112]);1;IF([.$H112]*[.$J112]+[.$K112]&gt;=[.$H112]*VLOOKUP([.C$74];Profiles;[.$I112]);0;([.$H112]*([.$J112]-VLOOKUP([.C$74];Profiles;[.$I112]))+[.$K112])/([.$K112]-[.$L112]))))" office:value-type="float" office:value="0">
            <text:p>0</text:p>
          </table:table-cell>
          <table:table-cell table:number-columns-repeated="4"/>
          <table:table-cell table:formula="of:=[.H111]" office:value-type="float" office:value="-1">
            <text:p>-1</text:p>
          </table:table-cell>
          <table:table-cell table:formula="of:=[.I111]" office:value-type="float" office:value="6">
            <text:p>6</text:p>
          </table:table-cell>
          <table:table-cell table:formula="of:=VLOOKUP([.$A112];Performances;[.$I112])" office:value-type="float" office:value="164">
            <text:p>164</text:p>
          </table:table-cell>
          <table:table-cell table:formula="of:=VLOOKUP(&quot;Thresh_p&quot;;Criteria;[.$I112];0)" office:value-type="float" office:value="100">
            <text:p>100</text:p>
          </table:table-cell>
          <table:table-cell table:formula="of:=VLOOKUP(&quot;Thresh_v&quot;;Criteria;[.$I112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IF([.$L113]=0;0;IF([.$H113]*[.$J113]+[.$L113]&lt;=[.$H113]*VLOOKUP([.B$74];Profiles;[.$I113]);1;IF([.$H113]*[.$J113]+[.$K113]&gt;=[.$H113]*VLOOKUP([.B$74];Profiles;[.$I113]);0;([.$H113]*([.$J113]-VLOOKUP([.B$74];Profiles;[.$I113]))+[.$K113])/([.$K113]-[.$L113]))))" office:value-type="float" office:value="0">
            <text:p>0</text:p>
          </table:table-cell>
          <table:table-cell table:formula="of:=IF([.$L113]=0;0;IF([.$H113]*[.$J113]+[.$L113]&lt;=[.$H113]*VLOOKUP([.C$74];Profiles;[.$I113]);1;IF([.$H113]*[.$J113]+[.$K113]&gt;=[.$H113]*VLOOKUP([.C$74];Profiles;[.$I113]);0;([.$H113]*([.$J113]-VLOOKUP([.C$74];Profiles;[.$I113]))+[.$K113])/([.$K113]-[.$L113]))))" office:value-type="float" office:value="0">
            <text:p>0</text:p>
          </table:table-cell>
          <table:table-cell table:number-columns-repeated="4"/>
          <table:table-cell table:formula="of:=[.H112]" office:value-type="float" office:value="-1">
            <text:p>-1</text:p>
          </table:table-cell>
          <table:table-cell table:formula="of:=[.I112]" office:value-type="float" office:value="6">
            <text:p>6</text:p>
          </table:table-cell>
          <table:table-cell table:formula="of:=VLOOKUP([.$A113];Performances;[.$I113])" office:value-type="float" office:value="119">
            <text:p>119</text:p>
          </table:table-cell>
          <table:table-cell table:formula="of:=VLOOKUP(&quot;Thresh_p&quot;;Criteria;[.$I113];0)" office:value-type="float" office:value="100">
            <text:p>100</text:p>
          </table:table-cell>
          <table:table-cell table:formula="of:=VLOOKUP(&quot;Thresh_v&quot;;Criteria;[.$I11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IF([.$L114]=0;0;IF([.$H114]*[.$J114]+[.$L114]&lt;=[.$H114]*VLOOKUP([.B$74];Profiles;[.$I114]);1;IF([.$H114]*[.$J114]+[.$K114]&gt;=[.$H114]*VLOOKUP([.B$74];Profiles;[.$I114]);0;([.$H114]*([.$J114]-VLOOKUP([.B$74];Profiles;[.$I114]))+[.$K114])/([.$K114]-[.$L114]))))" office:value-type="float" office:value="0">
            <text:p>0</text:p>
          </table:table-cell>
          <table:table-cell table:formula="of:=IF([.$L114]=0;0;IF([.$H114]*[.$J114]+[.$L114]&lt;=[.$H114]*VLOOKUP([.C$74];Profiles;[.$I114]);1;IF([.$H114]*[.$J114]+[.$K114]&gt;=[.$H114]*VLOOKUP([.C$74];Profiles;[.$I114]);0;([.$H114]*([.$J114]-VLOOKUP([.C$74];Profiles;[.$I114]))+[.$K114])/([.$K114]-[.$L114]))))" office:value-type="float" office:value="0">
            <text:p>0</text:p>
          </table:table-cell>
          <table:table-cell table:number-columns-repeated="4"/>
          <table:table-cell table:formula="of:=[.H113]" office:value-type="float" office:value="-1">
            <text:p>-1</text:p>
          </table:table-cell>
          <table:table-cell table:formula="of:=[.I113]" office:value-type="float" office:value="6">
            <text:p>6</text:p>
          </table:table-cell>
          <table:table-cell table:formula="of:=VLOOKUP([.$A114];Performances;[.$I114])" office:value-type="float" office:value="128">
            <text:p>128</text:p>
          </table:table-cell>
          <table:table-cell table:formula="of:=VLOOKUP(&quot;Thresh_p&quot;;Criteria;[.$I114];0)" office:value-type="float" office:value="100">
            <text:p>100</text:p>
          </table:table-cell>
          <table:table-cell table:formula="of:=VLOOKUP(&quot;Thresh_v&quot;;Criteria;[.$I11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IF([.$L115]=0;0;IF([.$H115]*[.$J115]+[.$L115]&lt;=[.$H115]*VLOOKUP([.B$74];Profiles;[.$I115]);1;IF([.$H115]*[.$J115]+[.$K115]&gt;=[.$H115]*VLOOKUP([.B$74];Profiles;[.$I115]);0;([.$H115]*([.$J115]-VLOOKUP([.B$74];Profiles;[.$I115]))+[.$K115])/([.$K115]-[.$L115]))))" office:value-type="float" office:value="0">
            <text:p>0</text:p>
          </table:table-cell>
          <table:table-cell table:formula="of:=IF([.$L115]=0;0;IF([.$H115]*[.$J115]+[.$L115]&lt;=[.$H115]*VLOOKUP([.C$74];Profiles;[.$I115]);1;IF([.$H115]*[.$J115]+[.$K115]&gt;=[.$H115]*VLOOKUP([.C$74];Profiles;[.$I115]);0;([.$H115]*([.$J115]-VLOOKUP([.C$74];Profiles;[.$I115]))+[.$K115])/([.$K115]-[.$L115]))))" office:value-type="float" office:value="0">
            <text:p>0</text:p>
          </table:table-cell>
          <table:table-cell table:number-columns-repeated="4"/>
          <table:table-cell table:formula="of:=[.H114]" office:value-type="float" office:value="-1">
            <text:p>-1</text:p>
          </table:table-cell>
          <table:table-cell table:formula="of:=[.I114]" office:value-type="float" office:value="6">
            <text:p>6</text:p>
          </table:table-cell>
          <table:table-cell table:formula="of:=VLOOKUP([.$A115];Performances;[.$I115])" office:value-type="float" office:value="151">
            <text:p>151</text:p>
          </table:table-cell>
          <table:table-cell table:formula="of:=VLOOKUP(&quot;Thresh_p&quot;;Criteria;[.$I115];0)" office:value-type="float" office:value="100">
            <text:p>100</text:p>
          </table:table-cell>
          <table:table-cell table:formula="of:=VLOOKUP(&quot;Thresh_v&quot;;Criteria;[.$I11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IF([.$L116]=0;0;IF([.$H116]*[.$J116]+[.$L116]&lt;=[.$H116]*VLOOKUP([.B$74];Profiles;[.$I116]);1;IF([.$H116]*[.$J116]+[.$K116]&gt;=[.$H116]*VLOOKUP([.B$74];Profiles;[.$I116]);0;([.$H116]*([.$J116]-VLOOKUP([.B$74];Profiles;[.$I116]))+[.$K116])/([.$K116]-[.$L116]))))" office:value-type="float" office:value="0">
            <text:p>0</text:p>
          </table:table-cell>
          <table:table-cell table:formula="of:=IF([.$L116]=0;0;IF([.$H116]*[.$J116]+[.$L116]&lt;=[.$H116]*VLOOKUP([.C$74];Profiles;[.$I116]);1;IF([.$H116]*[.$J116]+[.$K116]&gt;=[.$H116]*VLOOKUP([.C$74];Profiles;[.$I116]);0;([.$H116]*([.$J116]-VLOOKUP([.C$74];Profiles;[.$I116]))+[.$K116])/([.$K116]-[.$L116]))))" office:value-type="float" office:value="0">
            <text:p>0</text:p>
          </table:table-cell>
          <table:table-cell table:number-columns-repeated="4"/>
          <table:table-cell table:formula="of:=[.H115]" office:value-type="float" office:value="-1">
            <text:p>-1</text:p>
          </table:table-cell>
          <table:table-cell table:formula="of:=[.I115]" office:value-type="float" office:value="6">
            <text:p>6</text:p>
          </table:table-cell>
          <table:table-cell table:formula="of:=VLOOKUP([.$A116];Performances;[.$I116])" office:value-type="float" office:value="164">
            <text:p>164</text:p>
          </table:table-cell>
          <table:table-cell table:formula="of:=VLOOKUP(&quot;Thresh_p&quot;;Criteria;[.$I116];0)" office:value-type="float" office:value="100">
            <text:p>100</text:p>
          </table:table-cell>
          <table:table-cell table:formula="of:=VLOOKUP(&quot;Thresh_v&quot;;Criteria;[.$I116];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5">
          <table:table-cell table:style-name="Titre_a0_3" office:value-type="string">
            <text:p>Ma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formula="of:=MAX([.B75];[.B84];[.B93];[.B102];[.B111])" office:value-type="float" office:value="0">
            <text:p>0</text:p>
          </table:table-cell>
          <table:table-cell table:formula="of:=MAX([.C75];[.C84];[.C93];[.C102];[.C111])" office:value-type="float" office:value="0">
            <text:p>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formula="of:=MAX([.B76];[.B85];[.B94];[.B103];[.B112])" office:value-type="float" office:value="0">
            <text:p>0</text:p>
          </table:table-cell>
          <table:table-cell table:formula="of:=MAX([.C76];[.C85];[.C94];[.C103];[.C112])" office:value-type="float" office:value="1">
            <text:p>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formula="of:=MAX([.B77];[.B86];[.B95];[.B104];[.B113])" office:value-type="float" office:value="0">
            <text:p>0</text:p>
          </table:table-cell>
          <table:table-cell table:formula="of:=MAX([.C77];[.C86];[.C95];[.C104];[.C113])" office:value-type="float" office:value="0">
            <text:p>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formula="of:=MAX([.B78];[.B87];[.B96];[.B105];[.B114])" office:value-type="float" office:value="0">
            <text:p>0</text:p>
          </table:table-cell>
          <table:table-cell table:formula="of:=MAX([.C78];[.C87];[.C96];[.C105];[.C114])" office:value-type="float" office:value="1">
            <text:p>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formula="of:=MAX([.B79];[.B88];[.B97];[.B106];[.B115])" office:value-type="float" office:value="0">
            <text:p>0</text:p>
          </table:table-cell>
          <table:table-cell table:formula="of:=MAX([.C79];[.C88];[.C97];[.C106];[.C115])" office:value-type="float" office:value="0">
            <text:p>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formula="of:=MAX([.B80];[.B89];[.B98];[.B107];[.B116])" office:value-type="float" office:value="0">
            <text:p>0</text:p>
          </table:table-cell>
          <table:table-cell table:formula="of:=MAX([.C80];[.C89];[.C98];[.C107];[.C116])" office:value-type="float" office:value="1">
            <text:p>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 table:number-rows-repeated="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ce10" office:value-type="string">
            <text:p>Outranking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ce8" office:value-type="string">
            <text:p>Caution: binary vetoes. When veto, no outranking (outranking decrease is not used).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ce2"/>
          <table:table-cell table:style-name="Header" office:value-type="string">
            <text:p>Profile BM</text:p>
          </table:table-cell>
          <table:table-cell table:style-name="ce4" office:value-type="string">
            <text:p>Profile MG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style-name="ce7" table:formula="of:=IF([.B120];0;[.B63])" office:value-type="float" office:value="0.9760000603199">
            <text:p>0,976000</text:p>
          </table:table-cell>
          <table:table-cell table:style-name="ce7" table:formula="of:=IF([.C120];0;[.C63])" office:value-type="float" office:value="0.700000017881393">
            <text:p>0,700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style-name="ce7" table:formula="of:=IF([.B121];0;[.B64])" office:value-type="float" office:value="0.75490003118515">
            <text:p>0,754900</text:p>
          </table:table-cell>
          <table:table-cell table:style-name="ce7" table:formula="of:=IF([.C121];0;[.C64])" office:value-type="float" office:value="0">
            <text:p>0,000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style-name="ce7" table:formula="of:=IF([.B122];0;[.B65])" office:value-type="float" office:value="1.00000003874302">
            <text:p>1,000000</text:p>
          </table:table-cell>
          <table:table-cell table:style-name="ce7" table:formula="of:=IF([.C122];0;[.C65])" office:value-type="float" office:value="0.654000024616718">
            <text:p>0,654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style-name="ce7" table:formula="of:=IF([.B123];0;[.B66])" office:value-type="float" office:value="0.645300033283233">
            <text:p>0,645300</text:p>
          </table:table-cell>
          <table:table-cell table:style-name="ce7" table:formula="of:=IF([.C123];0;[.C66])" office:value-type="float" office:value="0">
            <text:p>0,000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style-name="ce7" table:formula="of:=IF([.B124];0;[.B67])" office:value-type="float" office:value="0.976600036883354">
            <text:p>0,976600</text:p>
          </table:table-cell>
          <table:table-cell table:style-name="ce7" table:formula="of:=IF([.C124];0;[.C67])" office:value-type="float" office:value="0.618100060546399">
            <text:p>0,6181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style-name="ce7" table:formula="of:=IF([.B125];0;[.B68])" office:value-type="float" office:value="0.880900114154818">
            <text:p>0,880900</text:p>
          </table:table-cell>
          <table:table-cell table:style-name="ce7" table:formula="of:=IF([.C125];0;[.C68])" office:value-type="float" office:value="0">
            <text:p>0,00000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 table:number-rows-repeated="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Titre_a0_2" office:value-type="string">
            <text:p>Pessimistic assignments, λ = 0.55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style-name="Default" office:value-type="string">
            <text:p>Cat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style-name="Default" office:value-type="string">
            <text:p>Good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style-name="Default" office:value-type="string">
            <text:p>Good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style-name="Default" office:value-type="string">
            <text:p>Good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table:style-name="Titre_a0_2" office:value-type="string">
            <text:p>Pessimistic assignments, λ = 0.75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style-name="Default" office:value-type="string">
            <text:p>Cat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3 TDI e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Audi A4 berline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118d Hatch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BMW 320d Berline</text:p>
          </table:table-cell>
          <table:table-cell table:style-name="Default" office:value-type="string">
            <text:p>Bad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C30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>
            <text:p>Volvo S40 D5</text:p>
          </table:table-cell>
          <table:table-cell table:style-name="Default" office:value-type="string">
            <text:p>Medium</text:p>
          </table:table-cell>
          <table:table-cell table:style-name="Default"/>
          <table:table-cell table:number-columns-repeated="4"/>
          <table:table-cell table:style-name="Default" table:number-columns-repeated="5"/>
          <table:table-cell/>
        </table:table-row>
      </table:table>
      <table:table table:name="Sorting optimistic" table:style-name="ta2" table:print="false">
        <table:table-column table:style-name="co2" table:number-columns-repeated="13" table:default-cell-style-name="Default"/>
        <table:table-row table:style-name="ro1">
          <table:table-cell table:style-name="Titre_20_1" office:value-type="string">
            <text:p>Sorting (optimistic assignments)</text:p>
          </table:table-cell>
          <table:table-cell table:number-columns-repeated="12"/>
        </table:table-row>
        <table:table-row table:style-name="ro2">
          <table:table-cell office:value-type="string">
            <text:p>Electre Tri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>
            <text:p>Concordance (complex)</text:p>
          </table:table-cell>
          <table:table-cell table:style-name="ce2" table:number-columns-repeated="12"/>
        </table:table-row>
        <table:table-row table:style-name="ro2">
          <table:table-cell table:style-name="ce5" table:number-columns-repeated="9"/>
          <table:table-cell table:style-name="ce2" table:number-columns-repeated="4"/>
        </table:table-row>
        <table:table-row table:style-name="ro5">
          <table:table-cell table:style-name="Titre_a0_3" office:value-type="string">
            <text:p>Price</text:p>
          </table:table-cell>
          <table:table-cell/>
          <table:table-cell office:value-type="string">
            <text:p>sign</text:p>
          </table:table-cell>
          <table:table-cell table:formula="of:=IF(HLOOKUP([.A6];Criteria;2;0)=&quot;Minimize&quot;;-1;+1)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H8]*[.$J8]+[.$L8]&gt;=[.$H8]*VLOOKUP([.B$7];Performances;[.$I8]);[.$M8];IF([.$H8]*[.$J8]+[.$K8]&lt;=[.$H8]*VLOOKUP([.B$7];Performances;[.$I8]);0;[.$M8]*([.$H8]*([.$J8]-VLOOKUP([.B$7];Performances;[.$I8]))+[.$K8])/([.$K8]-[.$L8])))" office:value-type="float" office:value="0">
            <text:p>0</text:p>
          </table:table-cell>
          <table:table-cell table:style-name="ce2" table:formula="of:=IF([.$H8]*[.$J8]+[.$L8]&gt;=[.$H8]*VLOOKUP([.C$7];Performances;[.$I8]);[.$M8];IF([.$H8]*[.$J8]+[.$K8]&lt;=[.$H8]*VLOOKUP([.C$7];Performances;[.$I8]);0;[.$M8]*([.$H8]*([.$J8]-VLOOKUP([.C$7];Performances;[.$I8]))+[.$K8])/([.$K8]-[.$L8])))" office:value-type="float" office:value="0.176000002622604">
            <text:p>0,18</text:p>
          </table:table-cell>
          <table:table-cell table:style-name="ce2" table:formula="of:=IF([.$H8]*[.$J8]+[.$L8]&gt;=[.$H8]*VLOOKUP([.D$7];Performances;[.$I8]);[.$M8];IF([.$H8]*[.$J8]+[.$K8]&lt;=[.$H8]*VLOOKUP([.D$7];Performances;[.$I8]);0;[.$M8]*([.$H8]*([.$J8]-VLOOKUP([.D$7];Performances;[.$I8]))+[.$K8])/([.$K8]-[.$L8])))" office:value-type="float" office:value="0">
            <text:p>0</text:p>
          </table:table-cell>
          <table:table-cell table:style-name="ce2" table:formula="of:=IF([.$H8]*[.$J8]+[.$L8]&gt;=[.$H8]*VLOOKUP([.E$7];Performances;[.$I8]);[.$M8];IF([.$H8]*[.$J8]+[.$K8]&lt;=[.$H8]*VLOOKUP([.E$7];Performances;[.$I8]);0;[.$M8]*([.$H8]*([.$J8]-VLOOKUP([.E$7];Performances;[.$I8]))+[.$K8])/([.$K8]-[.$L8])))" office:value-type="float" office:value="0.400000005960464">
            <text:p>0,40</text:p>
          </table:table-cell>
          <table:table-cell table:style-name="ce2" table:formula="of:=IF([.$H8]*[.$J8]+[.$L8]&gt;=[.$H8]*VLOOKUP([.F$7];Performances;[.$I8]);[.$M8];IF([.$H8]*[.$J8]+[.$K8]&lt;=[.$H8]*VLOOKUP([.F$7];Performances;[.$I8]);0;[.$M8]*([.$H8]*([.$J8]-VLOOKUP([.F$7];Performances;[.$I8]))+[.$K8])/([.$K8]-[.$L8])))" office:value-type="float" office:value="0">
            <text:p>0</text:p>
          </table:table-cell>
          <table:table-cell table:style-name="ce2" table:formula="of:=IF([.$H8]*[.$J8]+[.$L8]&gt;=[.$H8]*VLOOKUP([.G$7];Performances;[.$I8]);[.$M8];IF([.$H8]*[.$J8]+[.$K8]&lt;=[.$H8]*VLOOKUP([.G$7];Performances;[.$I8]);0;[.$M8]*([.$H8]*([.$J8]-VLOOKUP([.G$7];Performances;[.$I8]))+[.$K8])/([.$K8]-[.$L8])))" office:value-type="float" office:value="0.056000000834465">
            <text:p>0,06</text:p>
          </table:table-cell>
          <table:table-cell table:style-name="ce2" table:formula="of:=[.D6]" office:value-type="float" office:value="-1">
            <text:p>-1</text:p>
          </table:table-cell>
          <table:table-cell table:style-name="ce2" table:formula="of:=[.E6]" office:value-type="float" office:value="2">
            <text:p>2</text:p>
          </table:table-cell>
          <table:table-cell table:style-name="ce2" table:formula="of:=VLOOKUP([.$A8];Profiles;[.$I8])" office:value-type="float" office:value="30000">
            <text:p>30000</text:p>
          </table:table-cell>
          <table:table-cell table:style-name="ce2" table:formula="of:=VLOOKUP(&quot;Thresh_p&quot;;Criteria;[.$I8];0)" office:value-type="float" office:value="3000">
            <text:p>3000</text:p>
          </table:table-cell>
          <table:table-cell table:style-name="ce2" table:formula="of:=VLOOKUP(&quot;Thresh_q&quot;;Criteria;[.$I8];0)" office:value-type="float" office:value="500">
            <text:p>500</text:p>
          </table:table-cell>
          <table:table-cell table:style-name="ce2" table:formula="of:=VLOOKUP(&quot;Weight&quot;;Criteria;[.$I8])" office:value-type="float" office:value="0.400000005960464">
            <text:p>0,40</text:p>
          </table:table-cell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H9]*[.$J9]+[.$L9]&gt;=[.$H9]*VLOOKUP([.B$7];Performances;[.$I9]);[.$M9];IF([.$H9]*[.$J9]+[.$K9]&lt;=[.$H9]*VLOOKUP([.B$7];Performances;[.$I9]);0;[.$M9]*([.$H9]*([.$J9]-VLOOKUP([.B$7];Performances;[.$I9]))+[.$K9])/([.$K9]-[.$L9])))" office:value-type="float" office:value="0.332800004959106">
            <text:p>0,33</text:p>
          </table:table-cell>
          <table:table-cell table:style-name="ce2" table:formula="of:=IF([.$H9]*[.$J9]+[.$L9]&gt;=[.$H9]*VLOOKUP([.C$7];Performances;[.$I9]);[.$M9];IF([.$H9]*[.$J9]+[.$K9]&lt;=[.$H9]*VLOOKUP([.C$7];Performances;[.$I9]);0;[.$M9]*([.$H9]*([.$J9]-VLOOKUP([.C$7];Performances;[.$I9]))+[.$K9])/([.$K9]-[.$L9])))" office:value-type="float" office:value="0.400000005960464">
            <text:p>0,40</text:p>
          </table:table-cell>
          <table:table-cell table:style-name="ce2" table:formula="of:=IF([.$H9]*[.$J9]+[.$L9]&gt;=[.$H9]*VLOOKUP([.D$7];Performances;[.$I9]);[.$M9];IF([.$H9]*[.$J9]+[.$K9]&lt;=[.$H9]*VLOOKUP([.D$7];Performances;[.$I9]);0;[.$M9]*([.$H9]*([.$J9]-VLOOKUP([.D$7];Performances;[.$I9]))+[.$K9])/([.$K9]-[.$L9])))" office:value-type="float" office:value="0.400000005960464">
            <text:p>0,40</text:p>
          </table:table-cell>
          <table:table-cell table:style-name="ce2" table:formula="of:=IF([.$H9]*[.$J9]+[.$L9]&gt;=[.$H9]*VLOOKUP([.E$7];Performances;[.$I9]);[.$M9];IF([.$H9]*[.$J9]+[.$K9]&lt;=[.$H9]*VLOOKUP([.E$7];Performances;[.$I9]);0;[.$M9]*([.$H9]*([.$J9]-VLOOKUP([.E$7];Performances;[.$I9]))+[.$K9])/([.$K9]-[.$L9])))" office:value-type="float" office:value="0.400000005960464">
            <text:p>0,40</text:p>
          </table:table-cell>
          <table:table-cell table:style-name="ce2" table:formula="of:=IF([.$H9]*[.$J9]+[.$L9]&gt;=[.$H9]*VLOOKUP([.F$7];Performances;[.$I9]);[.$M9];IF([.$H9]*[.$J9]+[.$K9]&lt;=[.$H9]*VLOOKUP([.F$7];Performances;[.$I9]);0;[.$M9]*([.$H9]*([.$J9]-VLOOKUP([.F$7];Performances;[.$I9]))+[.$K9])/([.$K9]-[.$L9])))" office:value-type="float" office:value="0.400000005960464">
            <text:p>0,40</text:p>
          </table:table-cell>
          <table:table-cell table:style-name="ce2" table:formula="of:=IF([.$H9]*[.$J9]+[.$L9]&gt;=[.$H9]*VLOOKUP([.G$7];Performances;[.$I9]);[.$M9];IF([.$H9]*[.$J9]+[.$K9]&lt;=[.$H9]*VLOOKUP([.G$7];Performances;[.$I9]);0;[.$M9]*([.$H9]*([.$J9]-VLOOKUP([.G$7];Performances;[.$I9]))+[.$K9])/([.$K9]-[.$L9])))" office:value-type="float" office:value="0.400000005960464">
            <text:p>0,40</text:p>
          </table:table-cell>
          <table:table-cell table:style-name="ce2" table:formula="of:=[.H8]" office:value-type="float" office:value="-1">
            <text:p>-1</text:p>
          </table:table-cell>
          <table:table-cell table:style-name="ce2" table:formula="of:=[.I8]" office:value-type="float" office:value="2">
            <text:p>2</text:p>
          </table:table-cell>
          <table:table-cell table:style-name="ce2" table:formula="of:=VLOOKUP([.$A9];Profiles;[.$I9])" office:value-type="float" office:value="23000">
            <text:p>23000</text:p>
          </table:table-cell>
          <table:table-cell table:style-name="ce2" table:formula="of:=VLOOKUP(&quot;Thresh_p&quot;;Criteria;[.$I9];0)" office:value-type="float" office:value="3000">
            <text:p>3000</text:p>
          </table:table-cell>
          <table:table-cell table:style-name="ce2" table:formula="of:=VLOOKUP(&quot;Thresh_q&quot;;Criteria;[.$I9];0)" office:value-type="float" office:value="500">
            <text:p>500</text:p>
          </table:table-cell>
          <table:table-cell table:style-name="ce2" table:formula="of:=VLOOKUP(&quot;Weight&quot;;Criteria;[.$I9])" office:value-type="float" office:value="0.400000005960464">
            <text:p>0,40</text:p>
          </table:table-cell>
        </table:table-row>
        <table:table-row table:style-name="ro2">
          <table:table-cell table:style-name="ce2" table:number-columns-repeated="13"/>
        </table:table-row>
        <table:table-row table:style-name="ro5">
          <table:table-cell table:style-name="Titre_a0_3" office:value-type="string">
            <text:p>Power</text:p>
          </table:table-cell>
          <table:table-cell/>
          <table:table-cell office:value-type="string">
            <text:p>sign</text:p>
          </table:table-cell>
          <table:table-cell table:formula="of:=IF(HLOOKUP([.A11];Criteria;2;0)=&quot;Minimize&quot;;-1;+1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H13]*[.$J13]+[.$L13]&gt;=[.$H13]*VLOOKUP([.B$7];Performances;[.$I13]);[.$M13];IF([.$H13]*[.$J13]+[.$K13]&lt;=[.$H13]*VLOOKUP([.B$7];Performances;[.$I13]);0;[.$M13]*([.$H13]*([.$J13]-VLOOKUP([.B$7];Performances;[.$I13]))+[.$K13])/([.$K13]-[.$L13])))" office:value-type="float" office:value="0.150000011920929">
            <text:p>0,15</text:p>
          </table:table-cell>
          <table:table-cell table:style-name="ce2" table:formula="of:=IF([.$H13]*[.$J13]+[.$L13]&gt;=[.$H13]*VLOOKUP([.C$7];Performances;[.$I13]);[.$M13];IF([.$H13]*[.$J13]+[.$K13]&lt;=[.$H13]*VLOOKUP([.C$7];Performances;[.$I13]);0;[.$M13]*([.$H13]*([.$J13]-VLOOKUP([.C$7];Performances;[.$I13]))+[.$K13])/([.$K13]-[.$L13])))" office:value-type="float" office:value="0">
            <text:p>0</text:p>
          </table:table-cell>
          <table:table-cell table:style-name="ce2" table:formula="of:=IF([.$H13]*[.$J13]+[.$L13]&gt;=[.$H13]*VLOOKUP([.D$7];Performances;[.$I13]);[.$M13];IF([.$H13]*[.$J13]+[.$K13]&lt;=[.$H13]*VLOOKUP([.D$7];Performances;[.$I13]);0;[.$M13]*([.$H13]*([.$J13]-VLOOKUP([.D$7];Performances;[.$I13]))+[.$K13])/([.$K13]-[.$L13])))" office:value-type="float" office:value="0">
            <text:p>0</text:p>
          </table:table-cell>
          <table:table-cell table:style-name="ce2" table:formula="of:=IF([.$H13]*[.$J13]+[.$L13]&gt;=[.$H13]*VLOOKUP([.E$7];Performances;[.$I13]);[.$M13];IF([.$H13]*[.$J13]+[.$K13]&lt;=[.$H13]*VLOOKUP([.E$7];Performances;[.$I13]);0;[.$M13]*([.$H13]*([.$J13]-VLOOKUP([.E$7];Performances;[.$I13]))+[.$K13])/([.$K13]-[.$L13])))" office:value-type="float" office:value="0">
            <text:p>0</text:p>
          </table:table-cell>
          <table:table-cell table:style-name="ce2" table:formula="of:=IF([.$H13]*[.$J13]+[.$L13]&gt;=[.$H13]*VLOOKUP([.F$7];Performances;[.$I13]);[.$M13];IF([.$H13]*[.$J13]+[.$K13]&lt;=[.$H13]*VLOOKUP([.F$7];Performances;[.$I13]);0;[.$M13]*([.$H13]*([.$J13]-VLOOKUP([.F$7];Performances;[.$I13]))+[.$K13])/([.$K13]-[.$L13])))" office:value-type="float" office:value="0">
            <text:p>0</text:p>
          </table:table-cell>
          <table:table-cell table:style-name="ce2" table:formula="of:=IF([.$H13]*[.$J13]+[.$L13]&gt;=[.$H13]*VLOOKUP([.G$7];Performances;[.$I13]);[.$M13];IF([.$H13]*[.$J13]+[.$K13]&lt;=[.$H13]*VLOOKUP([.G$7];Performances;[.$I13]);0;[.$M13]*([.$H13]*([.$J13]-VLOOKUP([.G$7];Performances;[.$I13]))+[.$K13])/([.$K13]-[.$L13])))" office:value-type="float" office:value="0">
            <text:p>0</text:p>
          </table:table-cell>
          <table:table-cell table:style-name="ce2" table:formula="of:=[.D11]" office:value-type="float" office:value="1">
            <text:p>1</text:p>
          </table:table-cell>
          <table:table-cell table:style-name="ce2" table:formula="of:=[.E11]" office:value-type="float" office:value="3">
            <text:p>3</text:p>
          </table:table-cell>
          <table:table-cell table:style-name="ce2" table:formula="of:=VLOOKUP([.$A13];Profiles;[.$I13])" office:value-type="float" office:value="100">
            <text:p>100</text:p>
          </table:table-cell>
          <table:table-cell table:style-name="ce2" table:formula="of:=VLOOKUP(&quot;Thresh_p&quot;;Criteria;[.$I13];0)" office:value-type="float" office:value="30">
            <text:p>30</text:p>
          </table:table-cell>
          <table:table-cell table:style-name="ce2" table:formula="of:=VLOOKUP(&quot;Thresh_q&quot;;Criteria;[.$I13];0)" office:value-type="float" office:value="0">
            <text:p>0</text:p>
          </table:table-cell>
          <table:table-cell table:style-name="ce2" table:formula="of:=VLOOKUP(&quot;Weight&quot;;Criteria;[.$I13])" office:value-type="float" office:value="0.180000014305115">
            <text:p>0,18</text:p>
          </table:table-cell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H14]*[.$J14]+[.$L14]&gt;=[.$H14]*VLOOKUP([.B$7];Performances;[.$I14]);[.$M14];IF([.$H14]*[.$J14]+[.$K14]&lt;=[.$H14]*VLOOKUP([.B$7];Performances;[.$I14]);0;[.$M14]*([.$H14]*([.$J14]-VLOOKUP([.B$7];Performances;[.$I14]))+[.$K14])/([.$K14]-[.$L14])))" office:value-type="float" office:value="0.180000014305115">
            <text:p>0,18</text:p>
          </table:table-cell>
          <table:table-cell table:style-name="ce2" table:formula="of:=IF([.$H14]*[.$J14]+[.$L14]&gt;=[.$H14]*VLOOKUP([.C$7];Performances;[.$I14]);[.$M14];IF([.$H14]*[.$J14]+[.$K14]&lt;=[.$H14]*VLOOKUP([.C$7];Performances;[.$I14]);0;[.$M14]*([.$H14]*([.$J14]-VLOOKUP([.C$7];Performances;[.$I14]))+[.$K14])/([.$K14]-[.$L14])))" office:value-type="float" office:value="0.180000014305115">
            <text:p>0,18</text:p>
          </table:table-cell>
          <table:table-cell table:style-name="ce2" table:formula="of:=IF([.$H14]*[.$J14]+[.$L14]&gt;=[.$H14]*VLOOKUP([.D$7];Performances;[.$I14]);[.$M14];IF([.$H14]*[.$J14]+[.$K14]&lt;=[.$H14]*VLOOKUP([.D$7];Performances;[.$I14]);0;[.$M14]*([.$H14]*([.$J14]-VLOOKUP([.D$7];Performances;[.$I14]))+[.$K14])/([.$K14]-[.$L14])))" office:value-type="float" office:value="0.180000014305115">
            <text:p>0,18</text:p>
          </table:table-cell>
          <table:table-cell table:style-name="ce2" table:formula="of:=IF([.$H14]*[.$J14]+[.$L14]&gt;=[.$H14]*VLOOKUP([.E$7];Performances;[.$I14]);[.$M14];IF([.$H14]*[.$J14]+[.$K14]&lt;=[.$H14]*VLOOKUP([.E$7];Performances;[.$I14]);0;[.$M14]*([.$H14]*([.$J14]-VLOOKUP([.E$7];Performances;[.$I14]))+[.$K14])/([.$K14]-[.$L14])))" office:value-type="float" office:value="0.0780000061988832">
            <text:p>0,08</text:p>
          </table:table-cell>
          <table:table-cell table:style-name="ce2" table:formula="of:=IF([.$H14]*[.$J14]+[.$L14]&gt;=[.$H14]*VLOOKUP([.F$7];Performances;[.$I14]);[.$M14];IF([.$H14]*[.$J14]+[.$K14]&lt;=[.$H14]*VLOOKUP([.F$7];Performances;[.$I14]);0;[.$M14]*([.$H14]*([.$J14]-VLOOKUP([.F$7];Performances;[.$I14]))+[.$K14])/([.$K14]-[.$L14])))" office:value-type="float" office:value="0.180000014305115">
            <text:p>0,18</text:p>
          </table:table-cell>
          <table:table-cell table:style-name="ce2" table:formula="of:=IF([.$H14]*[.$J14]+[.$L14]&gt;=[.$H14]*VLOOKUP([.G$7];Performances;[.$I14]);[.$M14];IF([.$H14]*[.$J14]+[.$K14]&lt;=[.$H14]*VLOOKUP([.G$7];Performances;[.$I14]);0;[.$M14]*([.$H14]*([.$J14]-VLOOKUP([.G$7];Performances;[.$I14]))+[.$K14])/([.$K14]-[.$L14])))" office:value-type="float" office:value="0.0600000047683717">
            <text:p>0,06</text:p>
          </table:table-cell>
          <table:table-cell table:style-name="ce2" table:formula="of:=[.H13]" office:value-type="float" office:value="1">
            <text:p>1</text:p>
          </table:table-cell>
          <table:table-cell table:style-name="ce2" table:formula="of:=[.I13]" office:value-type="float" office:value="3">
            <text:p>3</text:p>
          </table:table-cell>
          <table:table-cell table:style-name="ce2" table:formula="of:=VLOOKUP([.$A14];Profiles;[.$I14])" office:value-type="float" office:value="160">
            <text:p>160</text:p>
          </table:table-cell>
          <table:table-cell table:style-name="ce2" table:formula="of:=VLOOKUP(&quot;Thresh_p&quot;;Criteria;[.$I14];0)" office:value-type="float" office:value="30">
            <text:p>30</text:p>
          </table:table-cell>
          <table:table-cell table:style-name="ce2" table:formula="of:=VLOOKUP(&quot;Thresh_q&quot;;Criteria;[.$I14];0)" office:value-type="float" office:value="0">
            <text:p>0</text:p>
          </table:table-cell>
          <table:table-cell table:style-name="ce2" table:formula="of:=VLOOKUP(&quot;Weight&quot;;Criteria;[.$I14])" office:value-type="float" office:value="0.180000014305115">
            <text:p>0,18</text:p>
          </table:table-cell>
        </table:table-row>
        <table:table-row table:style-name="ro2">
          <table:table-cell table:style-name="ce2" table:number-columns-repeated="13"/>
        </table:table-row>
        <table:table-row table:style-name="ro5">
          <table:table-cell table:style-name="Titre_a0_3" office:value-type="string">
            <text:p>0-100</text:p>
          </table:table-cell>
          <table:table-cell/>
          <table:table-cell office:value-type="string">
            <text:p>sign</text:p>
          </table:table-cell>
          <table:table-cell table:formula="of:=IF(HLOOKUP([.A16];Criteria;2;0)=&quot;Minimize&quot;;-1;+1)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H18]*[.$J18]+[.$L18]&gt;=[.$H18]*VLOOKUP([.B$7];Performances;[.$I18]);[.$M18];IF([.$H18]*[.$J18]+[.$K18]&lt;=[.$H18]*VLOOKUP([.B$7];Performances;[.$I18]);0;[.$M18]*([.$H18]*([.$J18]-VLOOKUP([.B$7];Performances;[.$I18]))+[.$K18])/([.$K18]-[.$L18])))" office:value-type="float" office:value="0.120000006556511">
            <text:p>0,12</text:p>
          </table:table-cell>
          <table:table-cell table:style-name="ce2" table:formula="of:=IF([.$H18]*[.$J18]+[.$L18]&gt;=[.$H18]*VLOOKUP([.C$7];Performances;[.$I18]);[.$M18];IF([.$H18]*[.$J18]+[.$K18]&lt;=[.$H18]*VLOOKUP([.C$7];Performances;[.$I18]);0;[.$M18]*([.$H18]*([.$J18]-VLOOKUP([.C$7];Performances;[.$I18]))+[.$K18])/([.$K18]-[.$L18])))" office:value-type="float" office:value="0">
            <text:p>0</text:p>
          </table:table-cell>
          <table:table-cell table:style-name="ce2" table:formula="of:=IF([.$H18]*[.$J18]+[.$L18]&gt;=[.$H18]*VLOOKUP([.D$7];Performances;[.$I18]);[.$M18];IF([.$H18]*[.$J18]+[.$K18]&lt;=[.$H18]*VLOOKUP([.D$7];Performances;[.$I18]);0;[.$M18]*([.$H18]*([.$J18]-VLOOKUP([.D$7];Performances;[.$I18]))+[.$K18])/([.$K18]-[.$L18])))" office:value-type="float" office:value="0">
            <text:p>0</text:p>
          </table:table-cell>
          <table:table-cell table:style-name="ce2" table:formula="of:=IF([.$H18]*[.$J18]+[.$L18]&gt;=[.$H18]*VLOOKUP([.E$7];Performances;[.$I18]);[.$M18];IF([.$H18]*[.$J18]+[.$K18]&lt;=[.$H18]*VLOOKUP([.E$7];Performances;[.$I18]);0;[.$M18]*([.$H18]*([.$J18]-VLOOKUP([.E$7];Performances;[.$I18]))+[.$K18])/([.$K18]-[.$L18])))" office:value-type="float" office:value="0">
            <text:p>0</text:p>
          </table:table-cell>
          <table:table-cell table:style-name="ce2" table:formula="of:=IF([.$H18]*[.$J18]+[.$L18]&gt;=[.$H18]*VLOOKUP([.F$7];Performances;[.$I18]);[.$M18];IF([.$H18]*[.$J18]+[.$K18]&lt;=[.$H18]*VLOOKUP([.F$7];Performances;[.$I18]);0;[.$M18]*([.$H18]*([.$J18]-VLOOKUP([.F$7];Performances;[.$I18]))+[.$K18])/([.$K18]-[.$L18])))" office:value-type="float" office:value="0.0239999784231171">
            <text:p>0,02</text:p>
          </table:table-cell>
          <table:table-cell table:style-name="ce2" table:formula="of:=IF([.$H18]*[.$J18]+[.$L18]&gt;=[.$H18]*VLOOKUP([.G$7];Performances;[.$I18]);[.$M18];IF([.$H18]*[.$J18]+[.$K18]&lt;=[.$H18]*VLOOKUP([.G$7];Performances;[.$I18]);0;[.$M18]*([.$H18]*([.$J18]-VLOOKUP([.G$7];Performances;[.$I18]))+[.$K18])/([.$K18]-[.$L18])))" office:value-type="float" office:value="0">
            <text:p>0</text:p>
          </table:table-cell>
          <table:table-cell table:style-name="ce2" table:formula="of:=[.D16]" office:value-type="float" office:value="-1">
            <text:p>-1</text:p>
          </table:table-cell>
          <table:table-cell table:style-name="ce2" table:formula="of:=[.E16]" office:value-type="float" office:value="4">
            <text:p>4</text:p>
          </table:table-cell>
          <table:table-cell table:style-name="ce2" table:formula="of:=VLOOKUP([.$A18];Profiles;[.$I18])" office:value-type="float" office:value="11">
            <text:p>11</text:p>
          </table:table-cell>
          <table:table-cell table:style-name="ce2" table:formula="of:=VLOOKUP(&quot;Thresh_p&quot;;Criteria;[.$I18];0)" office:value-type="float" office:value="2">
            <text:p>2</text:p>
          </table:table-cell>
          <table:table-cell table:style-name="ce2" table:formula="of:=VLOOKUP(&quot;Thresh_q&quot;;Criteria;[.$I18];0)" office:value-type="float" office:value="0">
            <text:p>0</text:p>
          </table:table-cell>
          <table:table-cell table:style-name="ce2" table:formula="of:=VLOOKUP(&quot;Weight&quot;;Criteria;[.$I18])" office:value-type="float" office:value="0.120000006556511">
            <text:p>0,12</text:p>
          </table:table-cell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H19]*[.$J19]+[.$L19]&gt;=[.$H19]*VLOOKUP([.B$7];Performances;[.$I19]);[.$M19];IF([.$H19]*[.$J19]+[.$K19]&lt;=[.$H19]*VLOOKUP([.B$7];Performances;[.$I19]);0;[.$M19]*([.$H19]*([.$J19]-VLOOKUP([.B$7];Performances;[.$I19]))+[.$K19])/([.$K19]-[.$L19])))" office:value-type="float" office:value="0.120000006556511">
            <text:p>0,12</text:p>
          </table:table-cell>
          <table:table-cell table:style-name="ce2" table:formula="of:=IF([.$H19]*[.$J19]+[.$L19]&gt;=[.$H19]*VLOOKUP([.C$7];Performances;[.$I19]);[.$M19];IF([.$H19]*[.$J19]+[.$K19]&lt;=[.$H19]*VLOOKUP([.C$7];Performances;[.$I19]);0;[.$M19]*([.$H19]*([.$J19]-VLOOKUP([.C$7];Performances;[.$I19]))+[.$K19])/([.$K19]-[.$L19])))" office:value-type="float" office:value="0.120000006556511">
            <text:p>0,12</text:p>
          </table:table-cell>
          <table:table-cell table:style-name="ce2" table:formula="of:=IF([.$H19]*[.$J19]+[.$L19]&gt;=[.$H19]*VLOOKUP([.D$7];Performances;[.$I19]);[.$M19];IF([.$H19]*[.$J19]+[.$K19]&lt;=[.$H19]*VLOOKUP([.D$7];Performances;[.$I19]);0;[.$M19]*([.$H19]*([.$J19]-VLOOKUP([.D$7];Performances;[.$I19]))+[.$K19])/([.$K19]-[.$L19])))" office:value-type="float" office:value="0.120000006556511">
            <text:p>0,12</text:p>
          </table:table-cell>
          <table:table-cell table:style-name="ce2" table:formula="of:=IF([.$H19]*[.$J19]+[.$L19]&gt;=[.$H19]*VLOOKUP([.E$7];Performances;[.$I19]);[.$M19];IF([.$H19]*[.$J19]+[.$K19]&lt;=[.$H19]*VLOOKUP([.E$7];Performances;[.$I19]);0;[.$M19]*([.$H19]*([.$J19]-VLOOKUP([.E$7];Performances;[.$I19]))+[.$K19])/([.$K19]-[.$L19])))" office:value-type="float" office:value="0.114000011950732">
            <text:p>0,11</text:p>
          </table:table-cell>
          <table:table-cell table:style-name="ce2" table:formula="of:=IF([.$H19]*[.$J19]+[.$L19]&gt;=[.$H19]*VLOOKUP([.F$7];Performances;[.$I19]);[.$M19];IF([.$H19]*[.$J19]+[.$K19]&lt;=[.$H19]*VLOOKUP([.F$7];Performances;[.$I19]);0;[.$M19]*([.$H19]*([.$J19]-VLOOKUP([.F$7];Performances;[.$I19]))+[.$K19])/([.$K19]-[.$L19])))" office:value-type="float" office:value="0.120000006556511">
            <text:p>0,12</text:p>
          </table:table-cell>
          <table:table-cell table:style-name="ce2" table:formula="of:=IF([.$H19]*[.$J19]+[.$L19]&gt;=[.$H19]*VLOOKUP([.G$7];Performances;[.$I19]);[.$M19];IF([.$H19]*[.$J19]+[.$K19]&lt;=[.$H19]*VLOOKUP([.G$7];Performances;[.$I19]);0;[.$M19]*([.$H19]*([.$J19]-VLOOKUP([.G$7];Performances;[.$I19]))+[.$K19])/([.$K19]-[.$L19])))" office:value-type="float" office:value="0.114000011950732">
            <text:p>0,11</text:p>
          </table:table-cell>
          <table:table-cell table:style-name="ce2" table:formula="of:=[.H18]" office:value-type="float" office:value="-1">
            <text:p>-1</text:p>
          </table:table-cell>
          <table:table-cell table:style-name="ce2" table:formula="of:=[.I18]" office:value-type="float" office:value="4">
            <text:p>4</text:p>
          </table:table-cell>
          <table:table-cell table:style-name="ce2" table:formula="of:=VLOOKUP([.$A19];Profiles;[.$I19])" office:value-type="float" office:value="8">
            <text:p>8</text:p>
          </table:table-cell>
          <table:table-cell table:style-name="ce2" table:formula="of:=VLOOKUP(&quot;Thresh_p&quot;;Criteria;[.$I19];0)" office:value-type="float" office:value="2">
            <text:p>2</text:p>
          </table:table-cell>
          <table:table-cell table:style-name="ce2" table:formula="of:=VLOOKUP(&quot;Thresh_q&quot;;Criteria;[.$I19];0)" office:value-type="float" office:value="0">
            <text:p>0</text:p>
          </table:table-cell>
          <table:table-cell table:style-name="ce2" table:formula="of:=VLOOKUP(&quot;Weight&quot;;Criteria;[.$I19])" office:value-type="float" office:value="0.120000006556511">
            <text:p>0,12</text:p>
          </table:table-cell>
        </table:table-row>
        <table:table-row table:style-name="ro2">
          <table:table-cell table:style-name="ce2" table:number-columns-repeated="13"/>
        </table:table-row>
        <table:table-row table:style-name="ro5">
          <table:table-cell table:style-name="Titre_a0_3" office:value-type="string">
            <text:p>Consumption</text:p>
          </table:table-cell>
          <table:table-cell/>
          <table:table-cell office:value-type="string">
            <text:p>sign</text:p>
          </table:table-cell>
          <table:table-cell table:formula="of:=IF(HLOOKUP([.A21];Criteria;2;0)=&quot;Minimize&quot;;-1;+1)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H23]*[.$J23]+[.$L23]&gt;=[.$H23]*VLOOKUP([.B$7];Performances;[.$I23]);[.$M23];IF([.$H23]*[.$J23]+[.$K23]&lt;=[.$H23]*VLOOKUP([.B$7];Performances;[.$I23]);0;[.$M23]*([.$H23]*([.$J23]-VLOOKUP([.B$7];Performances;[.$I23]))+[.$K23])/([.$K23]-[.$L23])))" office:value-type="float" office:value="0">
            <text:p>0</text:p>
          </table:table-cell>
          <table:table-cell table:style-name="ce2" table:formula="of:=IF([.$H23]*[.$J23]+[.$L23]&gt;=[.$H23]*VLOOKUP([.C$7];Performances;[.$I23]);[.$M23];IF([.$H23]*[.$J23]+[.$K23]&lt;=[.$H23]*VLOOKUP([.C$7];Performances;[.$I23]);0;[.$M23]*([.$H23]*([.$J23]-VLOOKUP([.C$7];Performances;[.$I23]))+[.$K23])/([.$K23]-[.$L23])))" office:value-type="float" office:value="0.210000004768371">
            <text:p>0,21</text:p>
          </table:table-cell>
          <table:table-cell table:style-name="ce2" table:formula="of:=IF([.$H23]*[.$J23]+[.$L23]&gt;=[.$H23]*VLOOKUP([.D$7];Performances;[.$I23]);[.$M23];IF([.$H23]*[.$J23]+[.$K23]&lt;=[.$H23]*VLOOKUP([.D$7];Performances;[.$I23]);0;[.$M23]*([.$H23]*([.$J23]-VLOOKUP([.D$7];Performances;[.$I23]))+[.$K23])/([.$K23]-[.$L23])))" office:value-type="float" office:value="0">
            <text:p>0</text:p>
          </table:table-cell>
          <table:table-cell table:style-name="ce2" table:formula="of:=IF([.$H23]*[.$J23]+[.$L23]&gt;=[.$H23]*VLOOKUP([.E$7];Performances;[.$I23]);[.$M23];IF([.$H23]*[.$J23]+[.$K23]&lt;=[.$H23]*VLOOKUP([.E$7];Performances;[.$I23]);0;[.$M23]*([.$H23]*([.$J23]-VLOOKUP([.E$7];Performances;[.$I23]))+[.$K23])/([.$K23]-[.$L23])))" office:value-type="float" office:value="0">
            <text:p>0</text:p>
          </table:table-cell>
          <table:table-cell table:style-name="ce2" table:formula="of:=IF([.$H23]*[.$J23]+[.$L23]&gt;=[.$H23]*VLOOKUP([.F$7];Performances;[.$I23]);[.$M23];IF([.$H23]*[.$J23]+[.$K23]&lt;=[.$H23]*VLOOKUP([.F$7];Performances;[.$I23]);0;[.$M23]*([.$H23]*([.$J23]-VLOOKUP([.F$7];Performances;[.$I23]))+[.$K23])/([.$K23]-[.$L23])))" office:value-type="float" office:value="0.125999982833862">
            <text:p>0,13</text:p>
          </table:table-cell>
          <table:table-cell table:style-name="ce2" table:formula="of:=IF([.$H23]*[.$J23]+[.$L23]&gt;=[.$H23]*VLOOKUP([.G$7];Performances;[.$I23]);[.$M23];IF([.$H23]*[.$J23]+[.$K23]&lt;=[.$H23]*VLOOKUP([.G$7];Performances;[.$I23]);0;[.$M23]*([.$H23]*([.$J23]-VLOOKUP([.G$7];Performances;[.$I23]))+[.$K23])/([.$K23]-[.$L23])))" office:value-type="float" office:value="0.210000004768371">
            <text:p>0,21</text:p>
          </table:table-cell>
          <table:table-cell table:style-name="ce2" table:formula="of:=[.D21]" office:value-type="float" office:value="-1">
            <text:p>-1</text:p>
          </table:table-cell>
          <table:table-cell table:style-name="ce2" table:formula="of:=[.E21]" office:value-type="float" office:value="5">
            <text:p>5</text:p>
          </table:table-cell>
          <table:table-cell table:style-name="ce2" table:formula="of:=VLOOKUP([.$A23];Profiles;[.$I23])" office:value-type="float" office:value="8">
            <text:p>8</text:p>
          </table:table-cell>
          <table:table-cell table:style-name="ce2" table:formula="of:=VLOOKUP(&quot;Thresh_p&quot;;Criteria;[.$I23];0)" office:value-type="float" office:value="1">
            <text:p>1</text:p>
          </table:table-cell>
          <table:table-cell table:style-name="ce2" table:formula="of:=VLOOKUP(&quot;Thresh_q&quot;;Criteria;[.$I23];0)" office:value-type="float" office:value="0">
            <text:p>0</text:p>
          </table:table-cell>
          <table:table-cell table:style-name="ce2" table:formula="of:=VLOOKUP(&quot;Weight&quot;;Criteria;[.$I23])" office:value-type="float" office:value="0.210000004768371">
            <text:p>0,21</text:p>
          </table:table-cell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H24]*[.$J24]+[.$L24]&gt;=[.$H24]*VLOOKUP([.B$7];Performances;[.$I24]);[.$M24];IF([.$H24]*[.$J24]+[.$K24]&lt;=[.$H24]*VLOOKUP([.B$7];Performances;[.$I24]);0;[.$M24]*([.$H24]*([.$J24]-VLOOKUP([.B$7];Performances;[.$I24]))+[.$K24])/([.$K24]-[.$L24])))" office:value-type="float" office:value="0">
            <text:p>0</text:p>
          </table:table-cell>
          <table:table-cell table:style-name="ce2" table:formula="of:=IF([.$H24]*[.$J24]+[.$L24]&gt;=[.$H24]*VLOOKUP([.C$7];Performances;[.$I24]);[.$M24];IF([.$H24]*[.$J24]+[.$K24]&lt;=[.$H24]*VLOOKUP([.C$7];Performances;[.$I24]);0;[.$M24]*([.$H24]*([.$J24]-VLOOKUP([.C$7];Performances;[.$I24]))+[.$K24])/([.$K24]-[.$L24])))" office:value-type="float" office:value="0.210000004768371">
            <text:p>0,21</text:p>
          </table:table-cell>
          <table:table-cell table:style-name="ce2" table:formula="of:=IF([.$H24]*[.$J24]+[.$L24]&gt;=[.$H24]*VLOOKUP([.D$7];Performances;[.$I24]);[.$M24];IF([.$H24]*[.$J24]+[.$K24]&lt;=[.$H24]*VLOOKUP([.D$7];Performances;[.$I24]);0;[.$M24]*([.$H24]*([.$J24]-VLOOKUP([.D$7];Performances;[.$I24]))+[.$K24])/([.$K24]-[.$L24])))" office:value-type="float" office:value="0">
            <text:p>0</text:p>
          </table:table-cell>
          <table:table-cell table:style-name="ce2" table:formula="of:=IF([.$H24]*[.$J24]+[.$L24]&gt;=[.$H24]*VLOOKUP([.E$7];Performances;[.$I24]);[.$M24];IF([.$H24]*[.$J24]+[.$K24]&lt;=[.$H24]*VLOOKUP([.E$7];Performances;[.$I24]);0;[.$M24]*([.$H24]*([.$J24]-VLOOKUP([.E$7];Performances;[.$I24]))+[.$K24])/([.$K24]-[.$L24])))" office:value-type="float" office:value="0.146999963283538">
            <text:p>0,15</text:p>
          </table:table-cell>
          <table:table-cell table:style-name="ce2" table:formula="of:=IF([.$H24]*[.$J24]+[.$L24]&gt;=[.$H24]*VLOOKUP([.F$7];Performances;[.$I24]);[.$M24];IF([.$H24]*[.$J24]+[.$K24]&lt;=[.$H24]*VLOOKUP([.F$7];Performances;[.$I24]);0;[.$M24]*([.$H24]*([.$J24]-VLOOKUP([.F$7];Performances;[.$I24]))+[.$K24])/([.$K24]-[.$L24])))" office:value-type="float" office:value="0.210000004768371">
            <text:p>0,21</text:p>
          </table:table-cell>
          <table:table-cell table:style-name="ce2" table:formula="of:=IF([.$H24]*[.$J24]+[.$L24]&gt;=[.$H24]*VLOOKUP([.G$7];Performances;[.$I24]);[.$M24];IF([.$H24]*[.$J24]+[.$K24]&lt;=[.$H24]*VLOOKUP([.G$7];Performances;[.$I24]);0;[.$M24]*([.$H24]*([.$J24]-VLOOKUP([.G$7];Performances;[.$I24]))+[.$K24])/([.$K24]-[.$L24])))" office:value-type="float" office:value="0.210000004768371">
            <text:p>0,21</text:p>
          </table:table-cell>
          <table:table-cell table:style-name="ce2" table:formula="of:=[.H23]" office:value-type="float" office:value="-1">
            <text:p>-1</text:p>
          </table:table-cell>
          <table:table-cell table:style-name="ce2" table:formula="of:=[.I23]" office:value-type="float" office:value="5">
            <text:p>5</text:p>
          </table:table-cell>
          <table:table-cell table:style-name="ce2" table:formula="of:=VLOOKUP([.$A24];Profiles;[.$I24])" office:value-type="float" office:value="7">
            <text:p>7</text:p>
          </table:table-cell>
          <table:table-cell table:style-name="ce2" table:formula="of:=VLOOKUP(&quot;Thresh_p&quot;;Criteria;[.$I24];0)" office:value-type="float" office:value="1">
            <text:p>1</text:p>
          </table:table-cell>
          <table:table-cell table:style-name="ce2" table:formula="of:=VLOOKUP(&quot;Thresh_q&quot;;Criteria;[.$I24];0)" office:value-type="float" office:value="0">
            <text:p>0</text:p>
          </table:table-cell>
          <table:table-cell table:style-name="ce2" table:formula="of:=VLOOKUP(&quot;Weight&quot;;Criteria;[.$I24])" office:value-type="float" office:value="0.210000004768371">
            <text:p>0,21</text:p>
          </table:table-cell>
        </table:table-row>
        <table:table-row table:style-name="ro2">
          <table:table-cell table:style-name="ce2" table:number-columns-repeated="13"/>
        </table:table-row>
        <table:table-row table:style-name="ro5">
          <table:table-cell table:style-name="Titre_a0_3" office:value-type="string">
            <text:p>CO2</text:p>
          </table:table-cell>
          <table:table-cell/>
          <table:table-cell office:value-type="string">
            <text:p>sign</text:p>
          </table:table-cell>
          <table:table-cell table:formula="of:=IF(HLOOKUP([.A26];Criteria;2;0)=&quot;Minimize&quot;;-1;+1)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eight</text:p>
          </table:table-cell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H28]*[.$J28]+[.$L28]&gt;=[.$H28]*VLOOKUP([.B$7];Performances;[.$I28]);[.$M28];IF([.$H28]*[.$J28]+[.$K28]&lt;=[.$H28]*VLOOKUP([.B$7];Performances;[.$I28]);0;[.$M28]*([.$H28]*([.$J28]-VLOOKUP([.B$7];Performances;[.$I28]))+[.$K28])/([.$K28]-[.$L28])))" office:value-type="float" office:value="0.084600006723404">
            <text:p>0,08</text:p>
          </table:table-cell>
          <table:table-cell table:style-name="ce2" table:formula="of:=IF([.$H28]*[.$J28]+[.$L28]&gt;=[.$H28]*VLOOKUP([.C$7];Performances;[.$I28]);[.$M28];IF([.$H28]*[.$J28]+[.$K28]&lt;=[.$H28]*VLOOKUP([.C$7];Performances;[.$I28]);0;[.$M28]*([.$H28]*([.$J28]-VLOOKUP([.C$7];Performances;[.$I28]))+[.$K28])/([.$K28]-[.$L28])))" office:value-type="float" office:value="0.0900000071525575">
            <text:p>0,09</text:p>
          </table:table-cell>
          <table:table-cell table:style-name="ce2" table:formula="of:=IF([.$H28]*[.$J28]+[.$L28]&gt;=[.$H28]*VLOOKUP([.D$7];Performances;[.$I28]);[.$M28];IF([.$H28]*[.$J28]+[.$K28]&lt;=[.$H28]*VLOOKUP([.D$7];Performances;[.$I28]);0;[.$M28]*([.$H28]*([.$J28]-VLOOKUP([.D$7];Performances;[.$I28]))+[.$K28])/([.$K28]-[.$L28])))" office:value-type="float" office:value="0.084600006723404">
            <text:p>0,08</text:p>
          </table:table-cell>
          <table:table-cell table:style-name="ce2" table:formula="of:=IF([.$H28]*[.$J28]+[.$L28]&gt;=[.$H28]*VLOOKUP([.E$7];Performances;[.$I28]);[.$M28];IF([.$H28]*[.$J28]+[.$K28]&lt;=[.$H28]*VLOOKUP([.E$7];Performances;[.$I28]);0;[.$M28]*([.$H28]*([.$J28]-VLOOKUP([.E$7];Performances;[.$I28]))+[.$K28])/([.$K28]-[.$L28])))" office:value-type="float" office:value="0.0900000071525575">
            <text:p>0,09</text:p>
          </table:table-cell>
          <table:table-cell table:style-name="ce2" table:formula="of:=IF([.$H28]*[.$J28]+[.$L28]&gt;=[.$H28]*VLOOKUP([.F$7];Performances;[.$I28]);[.$M28];IF([.$H28]*[.$J28]+[.$K28]&lt;=[.$H28]*VLOOKUP([.F$7];Performances;[.$I28]);0;[.$M28]*([.$H28]*([.$J28]-VLOOKUP([.F$7];Performances;[.$I28]))+[.$K28])/([.$K28]-[.$L28])))" office:value-type="float" office:value="0.0900000071525575">
            <text:p>0,09</text:p>
          </table:table-cell>
          <table:table-cell table:style-name="ce2" table:formula="of:=IF([.$H28]*[.$J28]+[.$L28]&gt;=[.$H28]*VLOOKUP([.G$7];Performances;[.$I28]);[.$M28];IF([.$H28]*[.$J28]+[.$K28]&lt;=[.$H28]*VLOOKUP([.G$7];Performances;[.$I28]);0;[.$M28]*([.$H28]*([.$J28]-VLOOKUP([.G$7];Performances;[.$I28]))+[.$K28])/([.$K28]-[.$L28])))" office:value-type="float" office:value="0.0900000071525575">
            <text:p>0,09</text:p>
          </table:table-cell>
          <table:table-cell table:style-name="ce2" table:formula="of:=[.D26]" office:value-type="float" office:value="-1">
            <text:p>-1</text:p>
          </table:table-cell>
          <table:table-cell table:style-name="ce2" table:formula="of:=[.E26]" office:value-type="float" office:value="6">
            <text:p>6</text:p>
          </table:table-cell>
          <table:table-cell table:style-name="ce2" table:formula="of:=VLOOKUP([.$A28];Profiles;[.$I28])" office:value-type="float" office:value="125">
            <text:p>125</text:p>
          </table:table-cell>
          <table:table-cell table:style-name="ce2" table:formula="of:=VLOOKUP(&quot;Thresh_p&quot;;Criteria;[.$I28];0)" office:value-type="float" office:value="100">
            <text:p>100</text:p>
          </table:table-cell>
          <table:table-cell table:style-name="ce2" table:formula="of:=VLOOKUP(&quot;Thresh_q&quot;;Criteria;[.$I28];0)" office:value-type="float" office:value="0">
            <text:p>0</text:p>
          </table:table-cell>
          <table:table-cell table:style-name="ce2" table:formula="of:=VLOOKUP(&quot;Weight&quot;;Criteria;[.$I28])" office:value-type="float" office:value="0.0900000071525575">
            <text:p>0,09</text:p>
          </table:table-cell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H29]*[.$J29]+[.$L29]&gt;=[.$H29]*VLOOKUP([.B$7];Performances;[.$I29]);[.$M29];IF([.$H29]*[.$J29]+[.$K29]&lt;=[.$H29]*VLOOKUP([.B$7];Performances;[.$I29]);0;[.$M29]*([.$H29]*([.$J29]-VLOOKUP([.B$7];Performances;[.$I29]))+[.$K29])/([.$K29]-[.$L29])))" office:value-type="float" office:value="0.0891000070810319">
            <text:p>0,09</text:p>
          </table:table-cell>
          <table:table-cell table:style-name="ce2" table:formula="of:=IF([.$H29]*[.$J29]+[.$L29]&gt;=[.$H29]*VLOOKUP([.C$7];Performances;[.$I29]);[.$M29];IF([.$H29]*[.$J29]+[.$K29]&lt;=[.$H29]*VLOOKUP([.C$7];Performances;[.$I29]);0;[.$M29]*([.$H29]*([.$J29]-VLOOKUP([.C$7];Performances;[.$I29]))+[.$K29])/([.$K29]-[.$L29])))" office:value-type="float" office:value="0.0900000071525575">
            <text:p>0,09</text:p>
          </table:table-cell>
          <table:table-cell table:style-name="ce2" table:formula="of:=IF([.$H29]*[.$J29]+[.$L29]&gt;=[.$H29]*VLOOKUP([.D$7];Performances;[.$I29]);[.$M29];IF([.$H29]*[.$J29]+[.$K29]&lt;=[.$H29]*VLOOKUP([.D$7];Performances;[.$I29]);0;[.$M29]*([.$H29]*([.$J29]-VLOOKUP([.D$7];Performances;[.$I29]))+[.$K29])/([.$K29]-[.$L29])))" office:value-type="float" office:value="0.0891000070810319">
            <text:p>0,09</text:p>
          </table:table-cell>
          <table:table-cell table:style-name="ce2" table:formula="of:=IF([.$H29]*[.$J29]+[.$L29]&gt;=[.$H29]*VLOOKUP([.E$7];Performances;[.$I29]);[.$M29];IF([.$H29]*[.$J29]+[.$K29]&lt;=[.$H29]*VLOOKUP([.E$7];Performances;[.$I29]);0;[.$M29]*([.$H29]*([.$J29]-VLOOKUP([.E$7];Performances;[.$I29]))+[.$K29])/([.$K29]-[.$L29])))" office:value-type="float" office:value="0.0900000071525575">
            <text:p>0,09</text:p>
          </table:table-cell>
          <table:table-cell table:style-name="ce2" table:formula="of:=IF([.$H29]*[.$J29]+[.$L29]&gt;=[.$H29]*VLOOKUP([.F$7];Performances;[.$I29]);[.$M29];IF([.$H29]*[.$J29]+[.$K29]&lt;=[.$H29]*VLOOKUP([.F$7];Performances;[.$I29]);0;[.$M29]*([.$H29]*([.$J29]-VLOOKUP([.F$7];Performances;[.$I29]))+[.$K29])/([.$K29]-[.$L29])))" office:value-type="float" office:value="0.0900000071525575">
            <text:p>0,09</text:p>
          </table:table-cell>
          <table:table-cell table:style-name="ce2" table:formula="of:=IF([.$H29]*[.$J29]+[.$L29]&gt;=[.$H29]*VLOOKUP([.G$7];Performances;[.$I29]);[.$M29];IF([.$H29]*[.$J29]+[.$K29]&lt;=[.$H29]*VLOOKUP([.G$7];Performances;[.$I29]);0;[.$M29]*([.$H29]*([.$J29]-VLOOKUP([.G$7];Performances;[.$I29]))+[.$K29])/([.$K29]-[.$L29])))" office:value-type="float" office:value="0.0900000071525575">
            <text:p>0,09</text:p>
          </table:table-cell>
          <table:table-cell table:style-name="ce2" table:formula="of:=[.H28]" office:value-type="float" office:value="-1">
            <text:p>-1</text:p>
          </table:table-cell>
          <table:table-cell table:style-name="ce2" table:formula="of:=[.I28]" office:value-type="float" office:value="6">
            <text:p>6</text:p>
          </table:table-cell>
          <table:table-cell table:style-name="ce2" table:formula="of:=VLOOKUP([.$A29];Profiles;[.$I29])" office:value-type="float" office:value="120">
            <text:p>120</text:p>
          </table:table-cell>
          <table:table-cell table:style-name="ce2" table:formula="of:=VLOOKUP(&quot;Thresh_p&quot;;Criteria;[.$I29];0)" office:value-type="float" office:value="100">
            <text:p>100</text:p>
          </table:table-cell>
          <table:table-cell table:style-name="ce2" table:formula="of:=VLOOKUP(&quot;Thresh_q&quot;;Criteria;[.$I29];0)" office:value-type="float" office:value="0">
            <text:p>0</text:p>
          </table:table-cell>
          <table:table-cell table:style-name="ce2" table:formula="of:=VLOOKUP(&quot;Weight&quot;;Criteria;[.$I29])" office:value-type="float" office:value="0.0900000071525575">
            <text:p>0,09</text:p>
          </table:table-cell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Sum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>
            <text:p>Profile BM</text:p>
          </table:table-cell>
          <table:table-cell table:style-name="ce7" table:formula="of:=[.B8]+[.B13]+[.B18]+[.B23]+[.B28]" office:value-type="float" office:value="0.354600025200844">
            <text:p>0,354600</text:p>
          </table:table-cell>
          <table:table-cell table:style-name="ce7" table:formula="of:=[.C8]+[.C13]+[.C18]+[.C23]+[.C28]" office:value-type="float" office:value="0.476000014543533">
            <text:p>0,476000</text:p>
          </table:table-cell>
          <table:table-cell table:style-name="ce7" table:formula="of:=[.D8]+[.D13]+[.D18]+[.D23]+[.D28]" office:value-type="float" office:value="0.084600006723404">
            <text:p>0,084600</text:p>
          </table:table-cell>
          <table:table-cell table:style-name="ce7" table:formula="of:=[.E8]+[.E13]+[.E18]+[.E23]+[.E28]" office:value-type="float" office:value="0.490000013113022">
            <text:p>0,490000</text:p>
          </table:table-cell>
          <table:table-cell table:style-name="ce7" table:formula="of:=[.F8]+[.F13]+[.F18]+[.F23]+[.F28]" office:value-type="float" office:value="0.239999968409536">
            <text:p>0,240000</text:p>
          </table:table-cell>
          <table:table-cell table:style-name="ce7" table:formula="of:=[.G8]+[.G13]+[.G18]+[.G23]+[.G28]" office:value-type="float" office:value="0.356000012755393">
            <text:p>0,35600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ofile MG</text:p>
          </table:table-cell>
          <table:table-cell table:style-name="ce7" table:formula="of:=[.B9]+[.B14]+[.B19]+[.B24]+[.B29]" office:value-type="float" office:value="0.721900032901764">
            <text:p>0,721900</text:p>
          </table:table-cell>
          <table:table-cell table:style-name="ce7" table:formula="of:=[.C9]+[.C14]+[.C19]+[.C24]+[.C29]" office:value-type="float" office:value="1.00000003874302">
            <text:p>1,000000</text:p>
          </table:table-cell>
          <table:table-cell table:style-name="ce7" table:formula="of:=[.D9]+[.D14]+[.D19]+[.D24]+[.D29]" office:value-type="float" office:value="0.789100033903122">
            <text:p>0,789100</text:p>
          </table:table-cell>
          <table:table-cell table:style-name="ce7" table:formula="of:=[.E9]+[.E14]+[.E19]+[.E24]+[.E29]" office:value-type="float" office:value="0.828999994546174">
            <text:p>0,829000</text:p>
          </table:table-cell>
          <table:table-cell table:style-name="ce7" table:formula="of:=[.F9]+[.F14]+[.F19]+[.F24]+[.F29]" office:value-type="float" office:value="1.00000003874302">
            <text:p>1,000000</text:p>
          </table:table-cell>
          <table:table-cell table:style-name="ce7" table:formula="of:=[.G9]+[.G14]+[.G19]+[.G24]+[.G29]" office:value-type="float" office:value="0.874000034600496">
            <text:p>0,87400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10" office:value-type="string">
            <text:p>Discordance (fuzzy)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5" table:number-columns-repeated="9"/>
          <table:table-cell table:style-name="ce2" table:number-columns-repeated="3"/>
          <table:table-cell/>
        </table:table-row>
        <table:table-row table:style-name="ro5">
          <table:table-cell table:style-name="Titre_a0_3" office:value-type="string">
            <text:p>Price</text:p>
          </table:table-cell>
          <table:table-cell/>
          <table:table-cell office:value-type="string">
            <text:p>sign</text:p>
          </table:table-cell>
          <table:table-cell table:formula="of:=IF(HLOOKUP([.A39];Criteria;2;0)=&quot;Minimize&quot;;-1;+1)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L41]=0;0;IF([.$H41]*[.$J41]+[.$L41]&lt;=[.$H41]*VLOOKUP([.B$40];Performances;[.$I41]);1;IF([.$H41]*[.$J41]+[.$K41]&gt;=[.$H41]*VLOOKUP([.B$40];Performances;[.$I41]);0;([.$H41]*([.$J41]-VLOOKUP([.B$40];Performances;[.$I41]))+[.$K41])/([.$K41]-[.$L41]))))" office:value-type="float" office:value="1">
            <text:p>1</text:p>
          </table:table-cell>
          <table:table-cell table:style-name="ce2" table:formula="of:=IF([.$L41]=0;0;IF([.$H41]*[.$J41]+[.$L41]&lt;=[.$H41]*VLOOKUP([.C$40];Performances;[.$I41]);1;IF([.$H41]*[.$J41]+[.$K41]&gt;=[.$H41]*VLOOKUP([.C$40];Performances;[.$I41]);0;([.$H41]*([.$J41]-VLOOKUP([.C$40];Performances;[.$I41]))+[.$K41])/([.$K41]-[.$L41]))))" office:value-type="float" office:value="0">
            <text:p>0</text:p>
          </table:table-cell>
          <table:table-cell table:style-name="ce2" table:formula="of:=IF([.$L41]=0;0;IF([.$H41]*[.$J41]+[.$L41]&lt;=[.$H41]*VLOOKUP([.D$40];Performances;[.$I41]);1;IF([.$H41]*[.$J41]+[.$K41]&gt;=[.$H41]*VLOOKUP([.D$40];Performances;[.$I41]);0;([.$H41]*([.$J41]-VLOOKUP([.D$40];Performances;[.$I41]))+[.$K41])/([.$K41]-[.$L41]))))" office:value-type="float" office:value="1">
            <text:p>1</text:p>
          </table:table-cell>
          <table:table-cell table:style-name="ce2" table:formula="of:=IF([.$L41]=0;0;IF([.$H41]*[.$J41]+[.$L41]&lt;=[.$H41]*VLOOKUP([.E$40];Performances;[.$I41]);1;IF([.$H41]*[.$J41]+[.$K41]&gt;=[.$H41]*VLOOKUP([.E$40];Performances;[.$I41]);0;([.$H41]*([.$J41]-VLOOKUP([.E$40];Performances;[.$I41]))+[.$K41])/([.$K41]-[.$L41]))))" office:value-type="float" office:value="0">
            <text:p>0</text:p>
          </table:table-cell>
          <table:table-cell table:style-name="ce2" table:formula="of:=IF([.$L41]=0;0;IF([.$H41]*[.$J41]+[.$L41]&lt;=[.$H41]*VLOOKUP([.F$40];Performances;[.$I41]);1;IF([.$H41]*[.$J41]+[.$K41]&gt;=[.$H41]*VLOOKUP([.F$40];Performances;[.$I41]);0;([.$H41]*([.$J41]-VLOOKUP([.F$40];Performances;[.$I41]))+[.$K41])/([.$K41]-[.$L41]))))" office:value-type="float" office:value="1">
            <text:p>1</text:p>
          </table:table-cell>
          <table:table-cell table:style-name="ce2" table:formula="of:=IF([.$L41]=0;0;IF([.$H41]*[.$J41]+[.$L41]&lt;=[.$H41]*VLOOKUP([.G$40];Performances;[.$I41]);1;IF([.$H41]*[.$J41]+[.$K41]&gt;=[.$H41]*VLOOKUP([.G$40];Performances;[.$I41]);0;([.$H41]*([.$J41]-VLOOKUP([.G$40];Performances;[.$I41]))+[.$K41])/([.$K41]-[.$L41]))))" office:value-type="float" office:value="0">
            <text:p>0</text:p>
          </table:table-cell>
          <table:table-cell table:style-name="ce2" table:formula="of:=[.D39]" office:value-type="float" office:value="-1">
            <text:p>-1</text:p>
          </table:table-cell>
          <table:table-cell table:style-name="ce2" table:formula="of:=[.E39]" office:value-type="float" office:value="2">
            <text:p>2</text:p>
          </table:table-cell>
          <table:table-cell table:style-name="ce2" table:formula="of:=VLOOKUP([.$A41];Profiles;[.$I41])" office:value-type="float" office:value="30000">
            <text:p>30000</text:p>
          </table:table-cell>
          <table:table-cell table:style-name="ce2" table:formula="of:=VLOOKUP(&quot;Thresh_p&quot;;Criteria;[.$I41];0)" office:value-type="float" office:value="3000">
            <text:p>3000</text:p>
          </table:table-cell>
          <table:table-cell table:style-name="ce2" table:formula="of:=VLOOKUP(&quot;Thresh_v&quot;;Criteria;[.$I41];0)" office:value-type="float" office:value="4000">
            <text:p>4000</text:p>
          </table:table-cell>
          <table:table-cell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L42]=0;0;IF([.$H42]*[.$J42]+[.$L42]&lt;=[.$H42]*VLOOKUP([.B$40];Performances;[.$I42]);1;IF([.$H42]*[.$J42]+[.$K42]&gt;=[.$H42]*VLOOKUP([.B$40];Performances;[.$I42]);0;([.$H42]*([.$J42]-VLOOKUP([.B$40];Performances;[.$I42]))+[.$K42])/([.$K42]-[.$L42]))))" office:value-type="float" office:value="0">
            <text:p>0</text:p>
          </table:table-cell>
          <table:table-cell table:style-name="ce2" table:formula="of:=IF([.$L42]=0;0;IF([.$H42]*[.$J42]+[.$L42]&lt;=[.$H42]*VLOOKUP([.C$40];Performances;[.$I42]);1;IF([.$H42]*[.$J42]+[.$K42]&gt;=[.$H42]*VLOOKUP([.C$40];Performances;[.$I42]);0;([.$H42]*([.$J42]-VLOOKUP([.C$40];Performances;[.$I42]))+[.$K42])/([.$K42]-[.$L42]))))" office:value-type="float" office:value="0">
            <text:p>0</text:p>
          </table:table-cell>
          <table:table-cell table:style-name="ce2" table:formula="of:=IF([.$L42]=0;0;IF([.$H42]*[.$J42]+[.$L42]&lt;=[.$H42]*VLOOKUP([.D$40];Performances;[.$I42]);1;IF([.$H42]*[.$J42]+[.$K42]&gt;=[.$H42]*VLOOKUP([.D$40];Performances;[.$I42]);0;([.$H42]*([.$J42]-VLOOKUP([.D$40];Performances;[.$I42]))+[.$K42])/([.$K42]-[.$L42]))))" office:value-type="float" office:value="0">
            <text:p>0</text:p>
          </table:table-cell>
          <table:table-cell table:style-name="ce2" table:formula="of:=IF([.$L42]=0;0;IF([.$H42]*[.$J42]+[.$L42]&lt;=[.$H42]*VLOOKUP([.E$40];Performances;[.$I42]);1;IF([.$H42]*[.$J42]+[.$K42]&gt;=[.$H42]*VLOOKUP([.E$40];Performances;[.$I42]);0;([.$H42]*([.$J42]-VLOOKUP([.E$40];Performances;[.$I42]))+[.$K42])/([.$K42]-[.$L42]))))" office:value-type="float" office:value="0">
            <text:p>0</text:p>
          </table:table-cell>
          <table:table-cell table:style-name="ce2" table:formula="of:=IF([.$L42]=0;0;IF([.$H42]*[.$J42]+[.$L42]&lt;=[.$H42]*VLOOKUP([.F$40];Performances;[.$I42]);1;IF([.$H42]*[.$J42]+[.$K42]&gt;=[.$H42]*VLOOKUP([.F$40];Performances;[.$I42]);0;([.$H42]*([.$J42]-VLOOKUP([.F$40];Performances;[.$I42]))+[.$K42])/([.$K42]-[.$L42]))))" office:value-type="float" office:value="0">
            <text:p>0</text:p>
          </table:table-cell>
          <table:table-cell table:style-name="ce2" table:formula="of:=IF([.$L42]=0;0;IF([.$H42]*[.$J42]+[.$L42]&lt;=[.$H42]*VLOOKUP([.G$40];Performances;[.$I42]);1;IF([.$H42]*[.$J42]+[.$K42]&gt;=[.$H42]*VLOOKUP([.G$40];Performances;[.$I42]);0;([.$H42]*([.$J42]-VLOOKUP([.G$40];Performances;[.$I42]))+[.$K42])/([.$K42]-[.$L42]))))" office:value-type="float" office:value="0">
            <text:p>0</text:p>
          </table:table-cell>
          <table:table-cell table:style-name="ce2" table:formula="of:=[.H41]" office:value-type="float" office:value="-1">
            <text:p>-1</text:p>
          </table:table-cell>
          <table:table-cell table:style-name="ce2" table:formula="of:=[.I41]" office:value-type="float" office:value="2">
            <text:p>2</text:p>
          </table:table-cell>
          <table:table-cell table:style-name="ce2" table:formula="of:=VLOOKUP([.$A42];Profiles;[.$I42])" office:value-type="float" office:value="23000">
            <text:p>23000</text:p>
          </table:table-cell>
          <table:table-cell table:style-name="ce2" table:formula="of:=VLOOKUP(&quot;Thresh_p&quot;;Criteria;[.$I42];0)" office:value-type="float" office:value="3000">
            <text:p>3000</text:p>
          </table:table-cell>
          <table:table-cell table:style-name="ce2" table:formula="of:=VLOOKUP(&quot;Thresh_v&quot;;Criteria;[.$I42];0)" office:value-type="float" office:value="4000">
            <text:p>4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Power</text:p>
          </table:table-cell>
          <table:table-cell/>
          <table:table-cell office:value-type="string">
            <text:p>sign</text:p>
          </table:table-cell>
          <table:table-cell table:formula="of:=IF(HLOOKUP([.A44];Criteria;2;0)=&quot;Minimize&quot;;-1;+1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L46]=0;0;IF([.$H46]*[.$J46]+[.$L46]&lt;=[.$H46]*VLOOKUP([.B$40];Performances;[.$I46]);1;IF([.$H46]*[.$J46]+[.$K46]&gt;=[.$H46]*VLOOKUP([.B$40];Performances;[.$I46]);0;([.$H46]*([.$J46]-VLOOKUP([.B$40];Performances;[.$I46]))+[.$K46])/([.$K46]-[.$L46]))))" office:value-type="float" office:value="0">
            <text:p>0</text:p>
          </table:table-cell>
          <table:table-cell table:style-name="ce2" table:formula="of:=IF([.$L46]=0;0;IF([.$H46]*[.$J46]+[.$L46]&lt;=[.$H46]*VLOOKUP([.C$40];Performances;[.$I46]);1;IF([.$H46]*[.$J46]+[.$K46]&gt;=[.$H46]*VLOOKUP([.C$40];Performances;[.$I46]);0;([.$H46]*([.$J46]-VLOOKUP([.C$40];Performances;[.$I46]))+[.$K46])/([.$K46]-[.$L46]))))" office:value-type="float" office:value="0">
            <text:p>0</text:p>
          </table:table-cell>
          <table:table-cell table:style-name="ce2" table:formula="of:=IF([.$L46]=0;0;IF([.$H46]*[.$J46]+[.$L46]&lt;=[.$H46]*VLOOKUP([.D$40];Performances;[.$I46]);1;IF([.$H46]*[.$J46]+[.$K46]&gt;=[.$H46]*VLOOKUP([.D$40];Performances;[.$I46]);0;([.$H46]*([.$J46]-VLOOKUP([.D$40];Performances;[.$I46]))+[.$K46])/([.$K46]-[.$L46]))))" office:value-type="float" office:value="0">
            <text:p>0</text:p>
          </table:table-cell>
          <table:table-cell table:style-name="ce2" table:formula="of:=IF([.$L46]=0;0;IF([.$H46]*[.$J46]+[.$L46]&lt;=[.$H46]*VLOOKUP([.E$40];Performances;[.$I46]);1;IF([.$H46]*[.$J46]+[.$K46]&gt;=[.$H46]*VLOOKUP([.E$40];Performances;[.$I46]);0;([.$H46]*([.$J46]-VLOOKUP([.E$40];Performances;[.$I46]))+[.$K46])/([.$K46]-[.$L46]))))" office:value-type="float" office:value="0">
            <text:p>0</text:p>
          </table:table-cell>
          <table:table-cell table:style-name="ce2" table:formula="of:=IF([.$L46]=0;0;IF([.$H46]*[.$J46]+[.$L46]&lt;=[.$H46]*VLOOKUP([.F$40];Performances;[.$I46]);1;IF([.$H46]*[.$J46]+[.$K46]&gt;=[.$H46]*VLOOKUP([.F$40];Performances;[.$I46]);0;([.$H46]*([.$J46]-VLOOKUP([.F$40];Performances;[.$I46]))+[.$K46])/([.$K46]-[.$L46]))))" office:value-type="float" office:value="0">
            <text:p>0</text:p>
          </table:table-cell>
          <table:table-cell table:style-name="ce2" table:formula="of:=IF([.$L46]=0;0;IF([.$H46]*[.$J46]+[.$L46]&lt;=[.$H46]*VLOOKUP([.G$40];Performances;[.$I46]);1;IF([.$H46]*[.$J46]+[.$K46]&gt;=[.$H46]*VLOOKUP([.G$40];Performances;[.$I46]);0;([.$H46]*([.$J46]-VLOOKUP([.G$40];Performances;[.$I46]))+[.$K46])/([.$K46]-[.$L46]))))" office:value-type="float" office:value="0">
            <text:p>0</text:p>
          </table:table-cell>
          <table:table-cell table:style-name="ce2" table:formula="of:=[.D44]" office:value-type="float" office:value="1">
            <text:p>1</text:p>
          </table:table-cell>
          <table:table-cell table:style-name="ce2" table:formula="of:=[.E44]" office:value-type="float" office:value="3">
            <text:p>3</text:p>
          </table:table-cell>
          <table:table-cell table:style-name="ce2" table:formula="of:=VLOOKUP([.$A46];Profiles;[.$I46])" office:value-type="float" office:value="100">
            <text:p>100</text:p>
          </table:table-cell>
          <table:table-cell table:style-name="ce2" table:formula="of:=VLOOKUP(&quot;Thresh_p&quot;;Criteria;[.$I46];0)" office:value-type="float" office:value="30">
            <text:p>30</text:p>
          </table:table-cell>
          <table:table-cell table:style-name="ce2" table:formula="of:=VLOOKUP(&quot;Thresh_v&quot;;Criteria;[.$I46];0)" office:value-type="float" office:value="0">
            <text:p>0</text:p>
          </table:table-cell>
          <table:table-cell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L47]=0;0;IF([.$H47]*[.$J47]+[.$L47]&lt;=[.$H47]*VLOOKUP([.B$40];Performances;[.$I47]);1;IF([.$H47]*[.$J47]+[.$K47]&gt;=[.$H47]*VLOOKUP([.B$40];Performances;[.$I47]);0;([.$H47]*([.$J47]-VLOOKUP([.B$40];Performances;[.$I47]))+[.$K47])/([.$K47]-[.$L47]))))" office:value-type="float" office:value="0">
            <text:p>0</text:p>
          </table:table-cell>
          <table:table-cell table:style-name="ce2" table:formula="of:=IF([.$L47]=0;0;IF([.$H47]*[.$J47]+[.$L47]&lt;=[.$H47]*VLOOKUP([.C$40];Performances;[.$I47]);1;IF([.$H47]*[.$J47]+[.$K47]&gt;=[.$H47]*VLOOKUP([.C$40];Performances;[.$I47]);0;([.$H47]*([.$J47]-VLOOKUP([.C$40];Performances;[.$I47]))+[.$K47])/([.$K47]-[.$L47]))))" office:value-type="float" office:value="0">
            <text:p>0</text:p>
          </table:table-cell>
          <table:table-cell table:style-name="ce2" table:formula="of:=IF([.$L47]=0;0;IF([.$H47]*[.$J47]+[.$L47]&lt;=[.$H47]*VLOOKUP([.D$40];Performances;[.$I47]);1;IF([.$H47]*[.$J47]+[.$K47]&gt;=[.$H47]*VLOOKUP([.D$40];Performances;[.$I47]);0;([.$H47]*([.$J47]-VLOOKUP([.D$40];Performances;[.$I47]))+[.$K47])/([.$K47]-[.$L47]))))" office:value-type="float" office:value="0">
            <text:p>0</text:p>
          </table:table-cell>
          <table:table-cell table:style-name="ce2" table:formula="of:=IF([.$L47]=0;0;IF([.$H47]*[.$J47]+[.$L47]&lt;=[.$H47]*VLOOKUP([.E$40];Performances;[.$I47]);1;IF([.$H47]*[.$J47]+[.$K47]&gt;=[.$H47]*VLOOKUP([.E$40];Performances;[.$I47]);0;([.$H47]*([.$J47]-VLOOKUP([.E$40];Performances;[.$I47]))+[.$K47])/([.$K47]-[.$L47]))))" office:value-type="float" office:value="0">
            <text:p>0</text:p>
          </table:table-cell>
          <table:table-cell table:style-name="ce2" table:formula="of:=IF([.$L47]=0;0;IF([.$H47]*[.$J47]+[.$L47]&lt;=[.$H47]*VLOOKUP([.F$40];Performances;[.$I47]);1;IF([.$H47]*[.$J47]+[.$K47]&gt;=[.$H47]*VLOOKUP([.F$40];Performances;[.$I47]);0;([.$H47]*([.$J47]-VLOOKUP([.F$40];Performances;[.$I47]))+[.$K47])/([.$K47]-[.$L47]))))" office:value-type="float" office:value="0">
            <text:p>0</text:p>
          </table:table-cell>
          <table:table-cell table:style-name="ce2" table:formula="of:=IF([.$L47]=0;0;IF([.$H47]*[.$J47]+[.$L47]&lt;=[.$H47]*VLOOKUP([.G$40];Performances;[.$I47]);1;IF([.$H47]*[.$J47]+[.$K47]&gt;=[.$H47]*VLOOKUP([.G$40];Performances;[.$I47]);0;([.$H47]*([.$J47]-VLOOKUP([.G$40];Performances;[.$I47]))+[.$K47])/([.$K47]-[.$L47]))))" office:value-type="float" office:value="0">
            <text:p>0</text:p>
          </table:table-cell>
          <table:table-cell table:style-name="ce2" table:formula="of:=[.H46]" office:value-type="float" office:value="1">
            <text:p>1</text:p>
          </table:table-cell>
          <table:table-cell table:style-name="ce2" table:formula="of:=[.I46]" office:value-type="float" office:value="3">
            <text:p>3</text:p>
          </table:table-cell>
          <table:table-cell table:style-name="ce2" table:formula="of:=VLOOKUP([.$A47];Profiles;[.$I47])" office:value-type="float" office:value="160">
            <text:p>160</text:p>
          </table:table-cell>
          <table:table-cell table:style-name="ce2" table:formula="of:=VLOOKUP(&quot;Thresh_p&quot;;Criteria;[.$I47];0)" office:value-type="float" office:value="30">
            <text:p>30</text:p>
          </table:table-cell>
          <table:table-cell table:style-name="ce2" table:formula="of:=VLOOKUP(&quot;Thresh_v&quot;;Criteria;[.$I47]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0-100</text:p>
          </table:table-cell>
          <table:table-cell/>
          <table:table-cell office:value-type="string">
            <text:p>sign</text:p>
          </table:table-cell>
          <table:table-cell table:formula="of:=IF(HLOOKUP([.A49];Criteria;2;0)=&quot;Minimize&quot;;-1;+1)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number-columns-repeated="2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L51]=0;0;IF([.$H51]*[.$J51]+[.$L51]&lt;=[.$H51]*VLOOKUP([.B$40];Performances;[.$I51]);1;IF([.$H51]*[.$J51]+[.$K51]&gt;=[.$H51]*VLOOKUP([.B$40];Performances;[.$I51]);0;([.$H51]*([.$J51]-VLOOKUP([.B$40];Performances;[.$I51]))+[.$K51])/([.$K51]-[.$L51]))))" office:value-type="float" office:value="0">
            <text:p>0</text:p>
          </table:table-cell>
          <table:table-cell table:style-name="ce2" table:formula="of:=IF([.$L51]=0;0;IF([.$H51]*[.$J51]+[.$L51]&lt;=[.$H51]*VLOOKUP([.C$40];Performances;[.$I51]);1;IF([.$H51]*[.$J51]+[.$K51]&gt;=[.$H51]*VLOOKUP([.C$40];Performances;[.$I51]);0;([.$H51]*([.$J51]-VLOOKUP([.C$40];Performances;[.$I51]))+[.$K51])/([.$K51]-[.$L51]))))" office:value-type="float" office:value="0">
            <text:p>0</text:p>
          </table:table-cell>
          <table:table-cell table:style-name="ce2" table:formula="of:=IF([.$L51]=0;0;IF([.$H51]*[.$J51]+[.$L51]&lt;=[.$H51]*VLOOKUP([.D$40];Performances;[.$I51]);1;IF([.$H51]*[.$J51]+[.$K51]&gt;=[.$H51]*VLOOKUP([.D$40];Performances;[.$I51]);0;([.$H51]*([.$J51]-VLOOKUP([.D$40];Performances;[.$I51]))+[.$K51])/([.$K51]-[.$L51]))))" office:value-type="float" office:value="0">
            <text:p>0</text:p>
          </table:table-cell>
          <table:table-cell table:style-name="ce2" table:formula="of:=IF([.$L51]=0;0;IF([.$H51]*[.$J51]+[.$L51]&lt;=[.$H51]*VLOOKUP([.E$40];Performances;[.$I51]);1;IF([.$H51]*[.$J51]+[.$K51]&gt;=[.$H51]*VLOOKUP([.E$40];Performances;[.$I51]);0;([.$H51]*([.$J51]-VLOOKUP([.E$40];Performances;[.$I51]))+[.$K51])/([.$K51]-[.$L51]))))" office:value-type="float" office:value="0">
            <text:p>0</text:p>
          </table:table-cell>
          <table:table-cell table:style-name="ce2" table:formula="of:=IF([.$L51]=0;0;IF([.$H51]*[.$J51]+[.$L51]&lt;=[.$H51]*VLOOKUP([.F$40];Performances;[.$I51]);1;IF([.$H51]*[.$J51]+[.$K51]&gt;=[.$H51]*VLOOKUP([.F$40];Performances;[.$I51]);0;([.$H51]*([.$J51]-VLOOKUP([.F$40];Performances;[.$I51]))+[.$K51])/([.$K51]-[.$L51]))))" office:value-type="float" office:value="0">
            <text:p>0</text:p>
          </table:table-cell>
          <table:table-cell table:style-name="ce2" table:formula="of:=IF([.$L51]=0;0;IF([.$H51]*[.$J51]+[.$L51]&lt;=[.$H51]*VLOOKUP([.G$40];Performances;[.$I51]);1;IF([.$H51]*[.$J51]+[.$K51]&gt;=[.$H51]*VLOOKUP([.G$40];Performances;[.$I51]);0;([.$H51]*([.$J51]-VLOOKUP([.G$40];Performances;[.$I51]))+[.$K51])/([.$K51]-[.$L51]))))" office:value-type="float" office:value="0">
            <text:p>0</text:p>
          </table:table-cell>
          <table:table-cell table:style-name="ce2" table:formula="of:=[.D49]" office:value-type="float" office:value="-1">
            <text:p>-1</text:p>
          </table:table-cell>
          <table:table-cell table:style-name="ce2" table:formula="of:=[.E49]" office:value-type="float" office:value="4">
            <text:p>4</text:p>
          </table:table-cell>
          <table:table-cell table:style-name="ce2" table:formula="of:=VLOOKUP([.$A51];Profiles;[.$I51])" office:value-type="float" office:value="11">
            <text:p>11</text:p>
          </table:table-cell>
          <table:table-cell table:style-name="ce2" table:formula="of:=VLOOKUP(&quot;Thresh_p&quot;;Criteria;[.$I51];0)" office:value-type="float" office:value="2">
            <text:p>2</text:p>
          </table:table-cell>
          <table:table-cell table:style-name="ce2" table:formula="of:=VLOOKUP(&quot;Thresh_v&quot;;Criteria;[.$I51];0)" office:value-type="float" office:value="0">
            <text:p>0</text:p>
          </table:table-cell>
          <table:table-cell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L52]=0;0;IF([.$H52]*[.$J52]+[.$L52]&lt;=[.$H52]*VLOOKUP([.B$40];Performances;[.$I52]);1;IF([.$H52]*[.$J52]+[.$K52]&gt;=[.$H52]*VLOOKUP([.B$40];Performances;[.$I52]);0;([.$H52]*([.$J52]-VLOOKUP([.B$40];Performances;[.$I52]))+[.$K52])/([.$K52]-[.$L52]))))" office:value-type="float" office:value="0">
            <text:p>0</text:p>
          </table:table-cell>
          <table:table-cell table:style-name="ce2" table:formula="of:=IF([.$L52]=0;0;IF([.$H52]*[.$J52]+[.$L52]&lt;=[.$H52]*VLOOKUP([.C$40];Performances;[.$I52]);1;IF([.$H52]*[.$J52]+[.$K52]&gt;=[.$H52]*VLOOKUP([.C$40];Performances;[.$I52]);0;([.$H52]*([.$J52]-VLOOKUP([.C$40];Performances;[.$I52]))+[.$K52])/([.$K52]-[.$L52]))))" office:value-type="float" office:value="0">
            <text:p>0</text:p>
          </table:table-cell>
          <table:table-cell table:style-name="ce2" table:formula="of:=IF([.$L52]=0;0;IF([.$H52]*[.$J52]+[.$L52]&lt;=[.$H52]*VLOOKUP([.D$40];Performances;[.$I52]);1;IF([.$H52]*[.$J52]+[.$K52]&gt;=[.$H52]*VLOOKUP([.D$40];Performances;[.$I52]);0;([.$H52]*([.$J52]-VLOOKUP([.D$40];Performances;[.$I52]))+[.$K52])/([.$K52]-[.$L52]))))" office:value-type="float" office:value="0">
            <text:p>0</text:p>
          </table:table-cell>
          <table:table-cell table:style-name="ce2" table:formula="of:=IF([.$L52]=0;0;IF([.$H52]*[.$J52]+[.$L52]&lt;=[.$H52]*VLOOKUP([.E$40];Performances;[.$I52]);1;IF([.$H52]*[.$J52]+[.$K52]&gt;=[.$H52]*VLOOKUP([.E$40];Performances;[.$I52]);0;([.$H52]*([.$J52]-VLOOKUP([.E$40];Performances;[.$I52]))+[.$K52])/([.$K52]-[.$L52]))))" office:value-type="float" office:value="0">
            <text:p>0</text:p>
          </table:table-cell>
          <table:table-cell table:style-name="ce2" table:formula="of:=IF([.$L52]=0;0;IF([.$H52]*[.$J52]+[.$L52]&lt;=[.$H52]*VLOOKUP([.F$40];Performances;[.$I52]);1;IF([.$H52]*[.$J52]+[.$K52]&gt;=[.$H52]*VLOOKUP([.F$40];Performances;[.$I52]);0;([.$H52]*([.$J52]-VLOOKUP([.F$40];Performances;[.$I52]))+[.$K52])/([.$K52]-[.$L52]))))" office:value-type="float" office:value="0">
            <text:p>0</text:p>
          </table:table-cell>
          <table:table-cell table:style-name="ce2" table:formula="of:=IF([.$L52]=0;0;IF([.$H52]*[.$J52]+[.$L52]&lt;=[.$H52]*VLOOKUP([.G$40];Performances;[.$I52]);1;IF([.$H52]*[.$J52]+[.$K52]&gt;=[.$H52]*VLOOKUP([.G$40];Performances;[.$I52]);0;([.$H52]*([.$J52]-VLOOKUP([.G$40];Performances;[.$I52]))+[.$K52])/([.$K52]-[.$L52]))))" office:value-type="float" office:value="0">
            <text:p>0</text:p>
          </table:table-cell>
          <table:table-cell table:style-name="ce2" table:formula="of:=[.H51]" office:value-type="float" office:value="-1">
            <text:p>-1</text:p>
          </table:table-cell>
          <table:table-cell table:style-name="ce2" table:formula="of:=[.I51]" office:value-type="float" office:value="4">
            <text:p>4</text:p>
          </table:table-cell>
          <table:table-cell table:style-name="ce2" table:formula="of:=VLOOKUP([.$A52];Profiles;[.$I52])" office:value-type="float" office:value="8">
            <text:p>8</text:p>
          </table:table-cell>
          <table:table-cell table:style-name="ce2" table:formula="of:=VLOOKUP(&quot;Thresh_p&quot;;Criteria;[.$I52];0)" office:value-type="float" office:value="2">
            <text:p>2</text:p>
          </table:table-cell>
          <table:table-cell table:style-name="ce2" table:formula="of:=VLOOKUP(&quot;Thresh_v&quot;;Criteria;[.$I52]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Consumption</text:p>
          </table:table-cell>
          <table:table-cell/>
          <table:table-cell office:value-type="string">
            <text:p>sign</text:p>
          </table:table-cell>
          <table:table-cell table:formula="of:=IF(HLOOKUP([.A54];Criteria;2;0)=&quot;Minimize&quot;;-1;+1)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table:number-columns-repeated="2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L56]=0;0;IF([.$H56]*[.$J56]+[.$L56]&lt;=[.$H56]*VLOOKUP([.B$40];Performances;[.$I56]);1;IF([.$H56]*[.$J56]+[.$K56]&gt;=[.$H56]*VLOOKUP([.B$40];Performances;[.$I56]);0;([.$H56]*([.$J56]-VLOOKUP([.B$40];Performances;[.$I56]))+[.$K56])/([.$K56]-[.$L56]))))" office:value-type="float" office:value="0">
            <text:p>0</text:p>
          </table:table-cell>
          <table:table-cell table:style-name="ce2" table:formula="of:=IF([.$L56]=0;0;IF([.$H56]*[.$J56]+[.$L56]&lt;=[.$H56]*VLOOKUP([.C$40];Performances;[.$I56]);1;IF([.$H56]*[.$J56]+[.$K56]&gt;=[.$H56]*VLOOKUP([.C$40];Performances;[.$I56]);0;([.$H56]*([.$J56]-VLOOKUP([.C$40];Performances;[.$I56]))+[.$K56])/([.$K56]-[.$L56]))))" office:value-type="float" office:value="0">
            <text:p>0</text:p>
          </table:table-cell>
          <table:table-cell table:style-name="ce2" table:formula="of:=IF([.$L56]=0;0;IF([.$H56]*[.$J56]+[.$L56]&lt;=[.$H56]*VLOOKUP([.D$40];Performances;[.$I56]);1;IF([.$H56]*[.$J56]+[.$K56]&gt;=[.$H56]*VLOOKUP([.D$40];Performances;[.$I56]);0;([.$H56]*([.$J56]-VLOOKUP([.D$40];Performances;[.$I56]))+[.$K56])/([.$K56]-[.$L56]))))" office:value-type="float" office:value="0">
            <text:p>0</text:p>
          </table:table-cell>
          <table:table-cell table:style-name="ce2" table:formula="of:=IF([.$L56]=0;0;IF([.$H56]*[.$J56]+[.$L56]&lt;=[.$H56]*VLOOKUP([.E$40];Performances;[.$I56]);1;IF([.$H56]*[.$J56]+[.$K56]&gt;=[.$H56]*VLOOKUP([.E$40];Performances;[.$I56]);0;([.$H56]*([.$J56]-VLOOKUP([.E$40];Performances;[.$I56]))+[.$K56])/([.$K56]-[.$L56]))))" office:value-type="float" office:value="0">
            <text:p>0</text:p>
          </table:table-cell>
          <table:table-cell table:style-name="ce2" table:formula="of:=IF([.$L56]=0;0;IF([.$H56]*[.$J56]+[.$L56]&lt;=[.$H56]*VLOOKUP([.F$40];Performances;[.$I56]);1;IF([.$H56]*[.$J56]+[.$K56]&gt;=[.$H56]*VLOOKUP([.F$40];Performances;[.$I56]);0;([.$H56]*([.$J56]-VLOOKUP([.F$40];Performances;[.$I56]))+[.$K56])/([.$K56]-[.$L56]))))" office:value-type="float" office:value="0">
            <text:p>0</text:p>
          </table:table-cell>
          <table:table-cell table:style-name="ce2" table:formula="of:=IF([.$L56]=0;0;IF([.$H56]*[.$J56]+[.$L56]&lt;=[.$H56]*VLOOKUP([.G$40];Performances;[.$I56]);1;IF([.$H56]*[.$J56]+[.$K56]&gt;=[.$H56]*VLOOKUP([.G$40];Performances;[.$I56]);0;([.$H56]*([.$J56]-VLOOKUP([.G$40];Performances;[.$I56]))+[.$K56])/([.$K56]-[.$L56]))))" office:value-type="float" office:value="0">
            <text:p>0</text:p>
          </table:table-cell>
          <table:table-cell table:style-name="ce2" table:formula="of:=[.D54]" office:value-type="float" office:value="-1">
            <text:p>-1</text:p>
          </table:table-cell>
          <table:table-cell table:style-name="ce2" table:formula="of:=[.E54]" office:value-type="float" office:value="5">
            <text:p>5</text:p>
          </table:table-cell>
          <table:table-cell table:style-name="ce2" table:formula="of:=VLOOKUP([.$A56];Profiles;[.$I56])" office:value-type="float" office:value="8">
            <text:p>8</text:p>
          </table:table-cell>
          <table:table-cell table:style-name="ce2" table:formula="of:=VLOOKUP(&quot;Thresh_p&quot;;Criteria;[.$I56];0)" office:value-type="float" office:value="1">
            <text:p>1</text:p>
          </table:table-cell>
          <table:table-cell table:style-name="ce2" table:formula="of:=VLOOKUP(&quot;Thresh_v&quot;;Criteria;[.$I56];0)" office:value-type="float" office:value="0">
            <text:p>0</text:p>
          </table:table-cell>
          <table:table-cell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L57]=0;0;IF([.$H57]*[.$J57]+[.$L57]&lt;=[.$H57]*VLOOKUP([.B$40];Performances;[.$I57]);1;IF([.$H57]*[.$J57]+[.$K57]&gt;=[.$H57]*VLOOKUP([.B$40];Performances;[.$I57]);0;([.$H57]*([.$J57]-VLOOKUP([.B$40];Performances;[.$I57]))+[.$K57])/([.$K57]-[.$L57]))))" office:value-type="float" office:value="0">
            <text:p>0</text:p>
          </table:table-cell>
          <table:table-cell table:style-name="ce2" table:formula="of:=IF([.$L57]=0;0;IF([.$H57]*[.$J57]+[.$L57]&lt;=[.$H57]*VLOOKUP([.C$40];Performances;[.$I57]);1;IF([.$H57]*[.$J57]+[.$K57]&gt;=[.$H57]*VLOOKUP([.C$40];Performances;[.$I57]);0;([.$H57]*([.$J57]-VLOOKUP([.C$40];Performances;[.$I57]))+[.$K57])/([.$K57]-[.$L57]))))" office:value-type="float" office:value="0">
            <text:p>0</text:p>
          </table:table-cell>
          <table:table-cell table:style-name="ce2" table:formula="of:=IF([.$L57]=0;0;IF([.$H57]*[.$J57]+[.$L57]&lt;=[.$H57]*VLOOKUP([.D$40];Performances;[.$I57]);1;IF([.$H57]*[.$J57]+[.$K57]&gt;=[.$H57]*VLOOKUP([.D$40];Performances;[.$I57]);0;([.$H57]*([.$J57]-VLOOKUP([.D$40];Performances;[.$I57]))+[.$K57])/([.$K57]-[.$L57]))))" office:value-type="float" office:value="0">
            <text:p>0</text:p>
          </table:table-cell>
          <table:table-cell table:style-name="ce2" table:formula="of:=IF([.$L57]=0;0;IF([.$H57]*[.$J57]+[.$L57]&lt;=[.$H57]*VLOOKUP([.E$40];Performances;[.$I57]);1;IF([.$H57]*[.$J57]+[.$K57]&gt;=[.$H57]*VLOOKUP([.E$40];Performances;[.$I57]);0;([.$H57]*([.$J57]-VLOOKUP([.E$40];Performances;[.$I57]))+[.$K57])/([.$K57]-[.$L57]))))" office:value-type="float" office:value="0">
            <text:p>0</text:p>
          </table:table-cell>
          <table:table-cell table:style-name="ce2" table:formula="of:=IF([.$L57]=0;0;IF([.$H57]*[.$J57]+[.$L57]&lt;=[.$H57]*VLOOKUP([.F$40];Performances;[.$I57]);1;IF([.$H57]*[.$J57]+[.$K57]&gt;=[.$H57]*VLOOKUP([.F$40];Performances;[.$I57]);0;([.$H57]*([.$J57]-VLOOKUP([.F$40];Performances;[.$I57]))+[.$K57])/([.$K57]-[.$L57]))))" office:value-type="float" office:value="0">
            <text:p>0</text:p>
          </table:table-cell>
          <table:table-cell table:style-name="ce2" table:formula="of:=IF([.$L57]=0;0;IF([.$H57]*[.$J57]+[.$L57]&lt;=[.$H57]*VLOOKUP([.G$40];Performances;[.$I57]);1;IF([.$H57]*[.$J57]+[.$K57]&gt;=[.$H57]*VLOOKUP([.G$40];Performances;[.$I57]);0;([.$H57]*([.$J57]-VLOOKUP([.G$40];Performances;[.$I57]))+[.$K57])/([.$K57]-[.$L57]))))" office:value-type="float" office:value="0">
            <text:p>0</text:p>
          </table:table-cell>
          <table:table-cell table:style-name="ce2" table:formula="of:=[.H56]" office:value-type="float" office:value="-1">
            <text:p>-1</text:p>
          </table:table-cell>
          <table:table-cell table:style-name="ce2" table:formula="of:=[.I56]" office:value-type="float" office:value="5">
            <text:p>5</text:p>
          </table:table-cell>
          <table:table-cell table:style-name="ce2" table:formula="of:=VLOOKUP([.$A57];Profiles;[.$I57])" office:value-type="float" office:value="7">
            <text:p>7</text:p>
          </table:table-cell>
          <table:table-cell table:style-name="ce2" table:formula="of:=VLOOKUP(&quot;Thresh_p&quot;;Criteria;[.$I57];0)" office:value-type="float" office:value="1">
            <text:p>1</text:p>
          </table:table-cell>
          <table:table-cell table:style-name="ce2" table:formula="of:=VLOOKUP(&quot;Thresh_v&quot;;Criteria;[.$I57]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CO2</text:p>
          </table:table-cell>
          <table:table-cell/>
          <table:table-cell office:value-type="string">
            <text:p>sign</text:p>
          </table:table-cell>
          <table:table-cell table:formula="of:=IF(HLOOKUP([.A59];Criteria;2;0)=&quot;Minimize&quot;;-1;+1)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table:number-columns-repeated="2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g(a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IF([.$L61]=0;0;IF([.$H61]*[.$J61]+[.$L61]&lt;=[.$H61]*VLOOKUP([.B$40];Performances;[.$I61]);1;IF([.$H61]*[.$J61]+[.$K61]&gt;=[.$H61]*VLOOKUP([.B$40];Performances;[.$I61]);0;([.$H61]*([.$J61]-VLOOKUP([.B$40];Performances;[.$I61]))+[.$K61])/([.$K61]-[.$L61]))))" office:value-type="float" office:value="0">
            <text:p>0</text:p>
          </table:table-cell>
          <table:table-cell table:style-name="ce2" table:formula="of:=IF([.$L61]=0;0;IF([.$H61]*[.$J61]+[.$L61]&lt;=[.$H61]*VLOOKUP([.C$40];Performances;[.$I61]);1;IF([.$H61]*[.$J61]+[.$K61]&gt;=[.$H61]*VLOOKUP([.C$40];Performances;[.$I61]);0;([.$H61]*([.$J61]-VLOOKUP([.C$40];Performances;[.$I61]))+[.$K61])/([.$K61]-[.$L61]))))" office:value-type="float" office:value="0">
            <text:p>0</text:p>
          </table:table-cell>
          <table:table-cell table:style-name="ce2" table:formula="of:=IF([.$L61]=0;0;IF([.$H61]*[.$J61]+[.$L61]&lt;=[.$H61]*VLOOKUP([.D$40];Performances;[.$I61]);1;IF([.$H61]*[.$J61]+[.$K61]&gt;=[.$H61]*VLOOKUP([.D$40];Performances;[.$I61]);0;([.$H61]*([.$J61]-VLOOKUP([.D$40];Performances;[.$I61]))+[.$K61])/([.$K61]-[.$L61]))))" office:value-type="float" office:value="0">
            <text:p>0</text:p>
          </table:table-cell>
          <table:table-cell table:style-name="ce2" table:formula="of:=IF([.$L61]=0;0;IF([.$H61]*[.$J61]+[.$L61]&lt;=[.$H61]*VLOOKUP([.E$40];Performances;[.$I61]);1;IF([.$H61]*[.$J61]+[.$K61]&gt;=[.$H61]*VLOOKUP([.E$40];Performances;[.$I61]);0;([.$H61]*([.$J61]-VLOOKUP([.E$40];Performances;[.$I61]))+[.$K61])/([.$K61]-[.$L61]))))" office:value-type="float" office:value="0">
            <text:p>0</text:p>
          </table:table-cell>
          <table:table-cell table:style-name="ce2" table:formula="of:=IF([.$L61]=0;0;IF([.$H61]*[.$J61]+[.$L61]&lt;=[.$H61]*VLOOKUP([.F$40];Performances;[.$I61]);1;IF([.$H61]*[.$J61]+[.$K61]&gt;=[.$H61]*VLOOKUP([.F$40];Performances;[.$I61]);0;([.$H61]*([.$J61]-VLOOKUP([.F$40];Performances;[.$I61]))+[.$K61])/([.$K61]-[.$L61]))))" office:value-type="float" office:value="0">
            <text:p>0</text:p>
          </table:table-cell>
          <table:table-cell table:style-name="ce2" table:formula="of:=IF([.$L61]=0;0;IF([.$H61]*[.$J61]+[.$L61]&lt;=[.$H61]*VLOOKUP([.G$40];Performances;[.$I61]);1;IF([.$H61]*[.$J61]+[.$K61]&gt;=[.$H61]*VLOOKUP([.G$40];Performances;[.$I61]);0;([.$H61]*([.$J61]-VLOOKUP([.G$40];Performances;[.$I61]))+[.$K61])/([.$K61]-[.$L61]))))" office:value-type="float" office:value="0">
            <text:p>0</text:p>
          </table:table-cell>
          <table:table-cell table:style-name="ce2" table:formula="of:=[.D59]" office:value-type="float" office:value="-1">
            <text:p>-1</text:p>
          </table:table-cell>
          <table:table-cell table:style-name="ce2" table:formula="of:=[.E59]" office:value-type="float" office:value="6">
            <text:p>6</text:p>
          </table:table-cell>
          <table:table-cell table:style-name="ce2" table:formula="of:=VLOOKUP([.$A61];Profiles;[.$I61])" office:value-type="float" office:value="125">
            <text:p>125</text:p>
          </table:table-cell>
          <table:table-cell table:style-name="ce2" table:formula="of:=VLOOKUP(&quot;Thresh_p&quot;;Criteria;[.$I61];0)" office:value-type="float" office:value="100">
            <text:p>100</text:p>
          </table:table-cell>
          <table:table-cell table:style-name="ce2" table:formula="of:=VLOOKUP(&quot;Thresh_v&quot;;Criteria;[.$I61];0)" office:value-type="float" office:value="0">
            <text:p>0</text:p>
          </table:table-cell>
          <table:table-cell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IF([.$L62]=0;0;IF([.$H62]*[.$J62]+[.$L62]&lt;=[.$H62]*VLOOKUP([.B$40];Performances;[.$I62]);1;IF([.$H62]*[.$J62]+[.$K62]&gt;=[.$H62]*VLOOKUP([.B$40];Performances;[.$I62]);0;([.$H62]*([.$J62]-VLOOKUP([.B$40];Performances;[.$I62]))+[.$K62])/([.$K62]-[.$L62]))))" office:value-type="float" office:value="0">
            <text:p>0</text:p>
          </table:table-cell>
          <table:table-cell table:style-name="ce2" table:formula="of:=IF([.$L62]=0;0;IF([.$H62]*[.$J62]+[.$L62]&lt;=[.$H62]*VLOOKUP([.C$40];Performances;[.$I62]);1;IF([.$H62]*[.$J62]+[.$K62]&gt;=[.$H62]*VLOOKUP([.C$40];Performances;[.$I62]);0;([.$H62]*([.$J62]-VLOOKUP([.C$40];Performances;[.$I62]))+[.$K62])/([.$K62]-[.$L62]))))" office:value-type="float" office:value="0">
            <text:p>0</text:p>
          </table:table-cell>
          <table:table-cell table:style-name="ce2" table:formula="of:=IF([.$L62]=0;0;IF([.$H62]*[.$J62]+[.$L62]&lt;=[.$H62]*VLOOKUP([.D$40];Performances;[.$I62]);1;IF([.$H62]*[.$J62]+[.$K62]&gt;=[.$H62]*VLOOKUP([.D$40];Performances;[.$I62]);0;([.$H62]*([.$J62]-VLOOKUP([.D$40];Performances;[.$I62]))+[.$K62])/([.$K62]-[.$L62]))))" office:value-type="float" office:value="0">
            <text:p>0</text:p>
          </table:table-cell>
          <table:table-cell table:style-name="ce2" table:formula="of:=IF([.$L62]=0;0;IF([.$H62]*[.$J62]+[.$L62]&lt;=[.$H62]*VLOOKUP([.E$40];Performances;[.$I62]);1;IF([.$H62]*[.$J62]+[.$K62]&gt;=[.$H62]*VLOOKUP([.E$40];Performances;[.$I62]);0;([.$H62]*([.$J62]-VLOOKUP([.E$40];Performances;[.$I62]))+[.$K62])/([.$K62]-[.$L62]))))" office:value-type="float" office:value="0">
            <text:p>0</text:p>
          </table:table-cell>
          <table:table-cell table:style-name="ce2" table:formula="of:=IF([.$L62]=0;0;IF([.$H62]*[.$J62]+[.$L62]&lt;=[.$H62]*VLOOKUP([.F$40];Performances;[.$I62]);1;IF([.$H62]*[.$J62]+[.$K62]&gt;=[.$H62]*VLOOKUP([.F$40];Performances;[.$I62]);0;([.$H62]*([.$J62]-VLOOKUP([.F$40];Performances;[.$I62]))+[.$K62])/([.$K62]-[.$L62]))))" office:value-type="float" office:value="0">
            <text:p>0</text:p>
          </table:table-cell>
          <table:table-cell table:style-name="ce2" table:formula="of:=IF([.$L62]=0;0;IF([.$H62]*[.$J62]+[.$L62]&lt;=[.$H62]*VLOOKUP([.G$40];Performances;[.$I62]);1;IF([.$H62]*[.$J62]+[.$K62]&gt;=[.$H62]*VLOOKUP([.G$40];Performances;[.$I62]);0;([.$H62]*([.$J62]-VLOOKUP([.G$40];Performances;[.$I62]))+[.$K62])/([.$K62]-[.$L62]))))" office:value-type="float" office:value="0">
            <text:p>0</text:p>
          </table:table-cell>
          <table:table-cell table:style-name="ce2" table:formula="of:=[.H61]" office:value-type="float" office:value="-1">
            <text:p>-1</text:p>
          </table:table-cell>
          <table:table-cell table:style-name="ce2" table:formula="of:=[.I61]" office:value-type="float" office:value="6">
            <text:p>6</text:p>
          </table:table-cell>
          <table:table-cell table:style-name="ce2" table:formula="of:=VLOOKUP([.$A62];Profiles;[.$I62])" office:value-type="float" office:value="120">
            <text:p>120</text:p>
          </table:table-cell>
          <table:table-cell table:style-name="ce2" table:formula="of:=VLOOKUP(&quot;Thresh_p&quot;;Criteria;[.$I62];0)" office:value-type="float" office:value="100">
            <text:p>100</text:p>
          </table:table-cell>
          <table:table-cell table:style-name="ce2" table:formula="of:=VLOOKUP(&quot;Thresh_v&quot;;Criteria;[.$I62]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5">
          <table:table-cell table:style-name="Titre_a0_3" office:value-type="string">
            <text:p>Max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>
            <text:p>Profile BM</text:p>
          </table:table-cell>
          <table:table-cell table:style-name="ce2" table:formula="of:=MAX([.B41];[.B46];[.B51];[.B56];[.B61])" office:value-type="float" office:value="1">
            <text:p>1</text:p>
          </table:table-cell>
          <table:table-cell table:style-name="ce2" table:formula="of:=MAX([.C41];[.C46];[.C51];[.C56];[.C61])" office:value-type="float" office:value="0">
            <text:p>0</text:p>
          </table:table-cell>
          <table:table-cell table:style-name="ce2" table:formula="of:=MAX([.D41];[.D46];[.D51];[.D56];[.D61])" office:value-type="float" office:value="1">
            <text:p>1</text:p>
          </table:table-cell>
          <table:table-cell table:style-name="ce2" table:formula="of:=MAX([.E41];[.E46];[.E51];[.E56];[.E61])" office:value-type="float" office:value="0">
            <text:p>0</text:p>
          </table:table-cell>
          <table:table-cell table:style-name="ce2" table:formula="of:=MAX([.F41];[.F46];[.F51];[.F56];[.F61])" office:value-type="float" office:value="1">
            <text:p>1</text:p>
          </table:table-cell>
          <table:table-cell table:style-name="ce2" table:formula="of:=MAX([.G41];[.G46];[.G51];[.G56];[.G61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ofile MG</text:p>
          </table:table-cell>
          <table:table-cell table:style-name="ce2" table:formula="of:=MAX([.B42];[.B47];[.B52];[.B57];[.B62])" office:value-type="float" office:value="0">
            <text:p>0</text:p>
          </table:table-cell>
          <table:table-cell table:style-name="ce2" table:formula="of:=MAX([.C42];[.C47];[.C52];[.C57];[.C62])" office:value-type="float" office:value="0">
            <text:p>0</text:p>
          </table:table-cell>
          <table:table-cell table:style-name="ce2" table:formula="of:=MAX([.D42];[.D47];[.D52];[.D57];[.D62])" office:value-type="float" office:value="0">
            <text:p>0</text:p>
          </table:table-cell>
          <table:table-cell table:style-name="ce2" table:formula="of:=MAX([.E42];[.E47];[.E52];[.E57];[.E62])" office:value-type="float" office:value="0">
            <text:p>0</text:p>
          </table:table-cell>
          <table:table-cell table:style-name="ce2" table:formula="of:=MAX([.F42];[.F47];[.F52];[.F57];[.F62])" office:value-type="float" office:value="0">
            <text:p>0</text:p>
          </table:table-cell>
          <table:table-cell table:style-name="ce2" table:formula="of:=MAX([.G42];[.G47];[.G52];[.G57];[.G62])" office:value-type="float" office:value="0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10" office:value-type="string">
            <text:p>Outranking</text:p>
          </table:table-cell>
          <table:table-cell table:number-columns-repeated="12"/>
        </table:table-row>
        <table:table-row table:style-name="ro2">
          <table:table-cell table:style-name="ce8" office:value-type="string">
            <text:p>Caution: binary vetoes. When veto, no outranking (outranking decrease is not used)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>
            <text:p>Profile BM</text:p>
          </table:table-cell>
          <table:table-cell table:style-name="ce7" table:formula="of:=IF([.B66];0;[.B33])" office:value-type="float" office:value="0">
            <text:p>0,000000</text:p>
          </table:table-cell>
          <table:table-cell table:style-name="ce7" table:formula="of:=IF([.C66];0;[.C33])" office:value-type="float" office:value="0.476000014543533">
            <text:p>0,476000</text:p>
          </table:table-cell>
          <table:table-cell table:style-name="ce7" table:formula="of:=IF([.D66];0;[.D33])" office:value-type="float" office:value="0">
            <text:p>0,000000</text:p>
          </table:table-cell>
          <table:table-cell table:style-name="ce7" table:formula="of:=IF([.E66];0;[.E33])" office:value-type="float" office:value="0.490000013113022">
            <text:p>0,490000</text:p>
          </table:table-cell>
          <table:table-cell table:style-name="ce7" table:formula="of:=IF([.F66];0;[.F33])" office:value-type="float" office:value="0">
            <text:p>0,000000</text:p>
          </table:table-cell>
          <table:table-cell table:style-name="ce7" table:formula="of:=IF([.G66];0;[.G33])" office:value-type="float" office:value="0.356000012755393">
            <text:p>0,35600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ofile MG</text:p>
          </table:table-cell>
          <table:table-cell table:style-name="ce7" table:formula="of:=IF([.B67];0;[.B34])" office:value-type="float" office:value="0.721900032901764">
            <text:p>0,721900</text:p>
          </table:table-cell>
          <table:table-cell table:style-name="ce7" table:formula="of:=IF([.C67];0;[.C34])" office:value-type="float" office:value="1.00000003874302">
            <text:p>1,000000</text:p>
          </table:table-cell>
          <table:table-cell table:style-name="ce7" table:formula="of:=IF([.D67];0;[.D34])" office:value-type="float" office:value="0.789100033903122">
            <text:p>0,789100</text:p>
          </table:table-cell>
          <table:table-cell table:style-name="ce7" table:formula="of:=IF([.E67];0;[.E34])" office:value-type="float" office:value="0.828999994546174">
            <text:p>0,829000</text:p>
          </table:table-cell>
          <table:table-cell table:style-name="ce7" table:formula="of:=IF([.F67];0;[.F34])" office:value-type="float" office:value="1.00000003874302">
            <text:p>1,000000</text:p>
          </table:table-cell>
          <table:table-cell table:style-name="ce7" table:formula="of:=IF([.G67];0;[.G34])" office:value-type="float" office:value="0.874000034600496">
            <text:p>0,87400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Titre_a0_2" office:value-type="string">
            <text:p>Outranking transposed</text:p>
          </table:table-cell>
          <table:table-cell table:number-columns-repeated="12"/>
        </table:table-row>
        <table:table-row table:style-name="ro2">
          <table:table-cell table:number-matrix-columns-spanned="7" table:number-matrix-rows-spanned="3" table:formula="of:=TRANSPOSE(['Sorting pessimistic'.A131:.C137])">
            <text:p/>
          </table:table-cell>
          <table:table-cell table:style-name="Header" office:value-type="string" office:string-value="Audi A3 TDI e">
            <text:p>Audi A3 TDI e</text:p>
          </table:table-cell>
          <table:table-cell table:style-name="Header" office:value-type="string" office:string-value="Audi A4 berline">
            <text:p>Audi A4 berline</text:p>
          </table:table-cell>
          <table:table-cell table:style-name="Header" office:value-type="string" office:string-value="BMW 118d Hatch">
            <text:p>BMW 118d Hatch</text:p>
          </table:table-cell>
          <table:table-cell table:style-name="Header" office:value-type="string" office:string-value="BMW 320d Berline">
            <text:p>BMW 320d Berline</text:p>
          </table:table-cell>
          <table:table-cell table:style-name="Header" office:value-type="string" office:string-value="Volvo C30">
            <text:p>Volvo C30</text:p>
          </table:table-cell>
          <table:table-cell table:style-name="Header" office:value-type="string" office:string-value="Volvo S40 D5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 office:string-value="Profile BM">
            <text:p>Profile BM</text:p>
          </table:table-cell>
          <table:table-cell office:value-type="float" office:value="0.9760000603199">
            <text:p>0,98</text:p>
          </table:table-cell>
          <table:table-cell office:value-type="float" office:value="0.75490003118515">
            <text:p>0,75</text:p>
          </table:table-cell>
          <table:table-cell office:value-type="float" office:value="1.00000003874302">
            <text:p>1,00</text:p>
          </table:table-cell>
          <table:table-cell office:value-type="float" office:value="0.645300033283233">
            <text:p>0,65</text:p>
          </table:table-cell>
          <table:table-cell office:value-type="float" office:value="0.976600036883354">
            <text:p>0,98</text:p>
          </table:table-cell>
          <table:table-cell office:value-type="float" office:value="0.880900114154818">
            <text:p>0,88</text:p>
          </table:table-cell>
          <table:table-cell table:number-columns-repeated="6"/>
        </table:table-row>
        <table:table-row table:style-name="ro2">
          <table:table-cell table:style-name="Header" office:value-type="string" office:string-value="Profile MG">
            <text:p>Profile MG</text:p>
          </table:table-cell>
          <table:table-cell office:value-type="float" office:value="0.700000017881393">
            <text:p>0,70</text:p>
          </table:table-cell>
          <table:table-cell office:value-type="float" office:value="0">
            <text:p>0</text:p>
          </table:table-cell>
          <table:table-cell office:value-type="float" office:value="0.654000024616718">
            <text:p>0,65</text:p>
          </table:table-cell>
          <table:table-cell office:value-type="float" office:value="0">
            <text:p>0</text:p>
          </table:table-cell>
          <table:table-cell office:value-type="float" office:value="0.618100060546399">
            <text:p>0,6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Titre_a0_2" office:value-type="string">
            <text:p>Strict preference</text:p>
          </table:table-cell>
          <table:table-cell table:number-columns-repeated="12"/>
        </table:table-row>
        <table:table-row table:style-name="ro2">
          <table:table-cell table:style-name="ce13" office:value-type="string">
            <text:p>λ</text:p>
          </table:table-cell>
          <table:table-cell office:value-type="float" office:value="0.55">
            <text:p>0,55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>
            <text:p>Profile BM</text:p>
          </table:table-cell>
          <table:table-cell table:style-name="ce14" table:formula="of:=IF(AND([.B74]&gt;=[.$B$85];[.B80]&lt;[.$B$85]);1;0)" office:value-type="float" office:value="0">
            <text:p>0</text:p>
          </table:table-cell>
          <table:table-cell table:style-name="ce14" table:formula="of:=IF(AND([.C74]&gt;=[.$B$85];[.C80]&lt;[.$B$85]);1;0)" office:value-type="float" office:value="0">
            <text:p>0</text:p>
          </table:table-cell>
          <table:table-cell table:style-name="ce14" table:formula="of:=IF(AND([.D74]&gt;=[.$B$85];[.D80]&lt;[.$B$85]);1;0)" office:value-type="float" office:value="0">
            <text:p>0</text:p>
          </table:table-cell>
          <table:table-cell table:style-name="ce14" table:formula="of:=IF(AND([.E74]&gt;=[.$B$85];[.E80]&lt;[.$B$85]);1;0)" office:value-type="float" office:value="0">
            <text:p>0</text:p>
          </table:table-cell>
          <table:table-cell table:style-name="ce14" table:formula="of:=IF(AND([.F74]&gt;=[.$B$85];[.F80]&lt;[.$B$85]);1;0)" office:value-type="float" office:value="0">
            <text:p>0</text:p>
          </table:table-cell>
          <table:table-cell table:style-name="ce14" table:formula="of:=IF(AND([.G74]&gt;=[.$B$85];[.G80]&lt;[.$B$85]);1;0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ofile MG</text:p>
          </table:table-cell>
          <table:table-cell table:style-name="ce14" table:formula="of:=IF(AND([.B75]&gt;=[.$B$85];[.B81]&lt;[.$B$85]);1;0)" office:value-type="float" office:value="0">
            <text:p>0</text:p>
          </table:table-cell>
          <table:table-cell table:style-name="ce14" table:formula="of:=IF(AND([.C75]&gt;=[.$B$85];[.C81]&lt;[.$B$85]);1;0)" office:value-type="float" office:value="1">
            <text:p>1</text:p>
          </table:table-cell>
          <table:table-cell table:style-name="ce14" table:formula="of:=IF(AND([.D75]&gt;=[.$B$85];[.D81]&lt;[.$B$85]);1;0)" office:value-type="float" office:value="0">
            <text:p>0</text:p>
          </table:table-cell>
          <table:table-cell table:style-name="ce14" table:formula="of:=IF(AND([.E75]&gt;=[.$B$85];[.E81]&lt;[.$B$85]);1;0)" office:value-type="float" office:value="1">
            <text:p>1</text:p>
          </table:table-cell>
          <table:table-cell table:style-name="ce14" table:formula="of:=IF(AND([.F75]&gt;=[.$B$85];[.F81]&lt;[.$B$85]);1;0)" office:value-type="float" office:value="0">
            <text:p>0</text:p>
          </table:table-cell>
          <table:table-cell table:style-name="ce14" table:formula="of:=IF(AND([.G75]&gt;=[.$B$85];[.G81]&lt;[.$B$85]);1;0)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table:style-name="Titre_a0_2" office:value-type="string">
            <text:p>Strict preference</text:p>
          </table:table-cell>
          <table:table-cell table:number-columns-repeated="12"/>
        </table:table-row>
        <table:table-row table:style-name="ro2">
          <table:table-cell table:style-name="ce13" office:value-type="string">
            <text:p>λ</text:p>
          </table:table-cell>
          <table:table-cell office:value-type="float" office:value="0.75">
            <text:p>0,75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Header" office:value-type="string">
            <text:p>Audi A3 TDI e</text:p>
          </table:table-cell>
          <table:table-cell table:style-name="ce4" office:value-type="string">
            <text:p>Audi A4 berline</text:p>
          </table:table-cell>
          <table:table-cell table:style-name="ce4" office:value-type="string">
            <text:p>BMW 118d Hatch</text:p>
          </table:table-cell>
          <table:table-cell table:style-name="ce4" office:value-type="string">
            <text:p>BMW 320d Berline</text:p>
          </table:table-cell>
          <table:table-cell table:style-name="ce4" office:value-type="string">
            <text:p>Volvo C30</text:p>
          </table:table-cell>
          <table:table-cell table:style-name="ce4" office:value-type="string">
            <text:p>Volvo S40 D5</text:p>
          </table:table-cell>
          <table:table-cell table:number-columns-repeated="6"/>
        </table:table-row>
        <table:table-row table:style-name="ro2">
          <table:table-cell table:style-name="Header" office:value-type="string">
            <text:p>Profile BM</text:p>
          </table:table-cell>
          <table:table-cell table:style-name="ce14" table:formula="of:=IF(AND([.B74]&gt;=[.$B$91];[.B80]&lt;[.$B$91]);1;0)" office:value-type="float" office:value="0">
            <text:p>0</text:p>
          </table:table-cell>
          <table:table-cell table:style-name="ce14" table:formula="of:=IF(AND([.C74]&gt;=[.$B$91];[.C80]&lt;[.$B$91]);1;0)" office:value-type="float" office:value="0">
            <text:p>0</text:p>
          </table:table-cell>
          <table:table-cell table:style-name="ce14" table:formula="of:=IF(AND([.D74]&gt;=[.$B$91];[.D80]&lt;[.$B$91]);1;0)" office:value-type="float" office:value="0">
            <text:p>0</text:p>
          </table:table-cell>
          <table:table-cell table:style-name="ce14" table:formula="of:=IF(AND([.E74]&gt;=[.$B$91];[.E80]&lt;[.$B$91]);1;0)" office:value-type="float" office:value="0">
            <text:p>0</text:p>
          </table:table-cell>
          <table:table-cell table:style-name="ce14" table:formula="of:=IF(AND([.F74]&gt;=[.$B$91];[.F80]&lt;[.$B$91]);1;0)" office:value-type="float" office:value="0">
            <text:p>0</text:p>
          </table:table-cell>
          <table:table-cell table:style-name="ce14" table:formula="of:=IF(AND([.G74]&gt;=[.$B$91];[.G80]&lt;[.$B$91]);1;0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ofile MG</text:p>
          </table:table-cell>
          <table:table-cell table:style-name="ce14" table:formula="of:=IF(AND([.B75]&gt;=[.$B$91];[.B81]&lt;[.$B$91]);1;0)" office:value-type="float" office:value="0">
            <text:p>0</text:p>
          </table:table-cell>
          <table:table-cell table:style-name="ce14" table:formula="of:=IF(AND([.C75]&gt;=[.$B$91];[.C81]&lt;[.$B$91]);1;0)" office:value-type="float" office:value="1">
            <text:p>1</text:p>
          </table:table-cell>
          <table:table-cell table:style-name="ce14" table:formula="of:=IF(AND([.D75]&gt;=[.$B$91];[.D81]&lt;[.$B$91]);1;0)" office:value-type="float" office:value="1">
            <text:p>1</text:p>
          </table:table-cell>
          <table:table-cell table:style-name="ce14" table:formula="of:=IF(AND([.E75]&gt;=[.$B$91];[.E81]&lt;[.$B$91]);1;0)" office:value-type="float" office:value="1">
            <text:p>1</text:p>
          </table:table-cell>
          <table:table-cell table:style-name="ce14" table:formula="of:=IF(AND([.F75]&gt;=[.$B$91];[.F81]&lt;[.$B$91]);1;0)" office:value-type="float" office:value="1">
            <text:p>1</text:p>
          </table:table-cell>
          <table:table-cell table:style-name="ce14" table:formula="of:=IF(AND([.G75]&gt;=[.$B$91];[.G81]&lt;[.$B$91]);1;0)" office:value-type="float" office:value="1">
            <text:p>1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Titre_a0_2" office:value-type="string">
            <text:p>Optimistic assignments, λ = 0.55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at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Audi A3 TDI e</text:p>
          </table:table-cell>
          <table:table-cell office:value-type="string">
            <text:p>Goo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Audi A4 berline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BMW 118d Hatch</text:p>
          </table:table-cell>
          <table:table-cell office:value-type="string">
            <text:p>Goo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BMW 320d Berline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Volvo C30</text:p>
          </table:table-cell>
          <table:table-cell office:value-type="string">
            <text:p>Goo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Volvo S40 D5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table:style-name="Titre_a0_2" office:value-type="string">
            <text:p>Optimistic assignments, λ = 0.75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at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Audi A3 TDI e</text:p>
          </table:table-cell>
          <table:table-cell office:value-type="string">
            <text:p>Goo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Audi A4 berline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BMW 118d Hatch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BMW 320d Berline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Volvo C30</text:p>
          </table:table-cell>
          <table:table-cell office:value-type="string">
            <text:p>Medium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Volvo S40 D5</text:p>
          </table:table-cell>
          <table:table-cell office:value-type="string">
            <text:p>Medium</text:p>
          </table:table-cell>
          <table:table-cell table:number-columns-repeated="11"/>
        </table:table-row>
      </table:table>
      <table:table table:name="Sorting intersect" table:style-name="ta2" table:print="false">
        <office:forms form:automatic-focus="false" form:apply-design-mode="false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Titre_20_1" office:value-type="string">
            <text:p>Assignments, λ = 0.55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Pessimistic</text:p>
          </table:table-cell>
          <table:table-cell office:value-type="string">
            <text:p>Optimistic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['Sorting pessimistic'.B142]" office:value-type="string" office:string-value="Good">
            <text:p>Good</text:p>
          </table:table-cell>
          <table:table-cell table:formula="of:=['Sorting optimistic'.B99]" office:value-type="string" office:string-value="Good">
            <text:p>Good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['Sorting pessimistic'.B143]" office:value-type="string" office:string-value="Medium">
            <text:p>Medium</text:p>
          </table:table-cell>
          <table:table-cell table:formula="of:=['Sorting optimistic'.B100]" office:value-type="string" office:string-value="Medium">
            <text:p>Medium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['Sorting pessimistic'.B144]" office:value-type="string" office:string-value="Good">
            <text:p>Good</text:p>
          </table:table-cell>
          <table:table-cell table:formula="of:=['Sorting optimistic'.B101]" office:value-type="string" office:string-value="Good">
            <text:p>Good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['Sorting pessimistic'.B145]" office:value-type="string" office:string-value="Medium">
            <text:p>Medium</text:p>
          </table:table-cell>
          <table:table-cell table:formula="of:=['Sorting optimistic'.B102]" office:value-type="string" office:string-value="Medium">
            <text:p>Medium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['Sorting pessimistic'.B146]" office:value-type="string" office:string-value="Good">
            <text:p>Good</text:p>
          </table:table-cell>
          <table:table-cell table:formula="of:=['Sorting optimistic'.B103]" office:value-type="string" office:string-value="Good">
            <text:p>Good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['Sorting pessimistic'.B147]" office:value-type="string" office:string-value="Medium">
            <text:p>Medium</text:p>
          </table:table-cell>
          <table:table-cell table:formula="of:=['Sorting optimistic'.B104]" office:value-type="string" office:string-value="Medium">
            <text:p>Medium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Titre_20_1" office:value-type="string">
            <text:p>Assignments, λ = 0.75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Pessimistic</text:p>
          </table:table-cell>
          <table:table-cell office:value-type="string">
            <text:p>Optimistic</text:p>
          </table:table-cell>
        </table:table-row>
        <table:table-row table:style-name="ro2">
          <table:table-cell office:value-type="string">
            <text:p>Audi A3 TDI e</text:p>
          </table:table-cell>
          <table:table-cell table:formula="of:=['Sorting pessimistic'.B151]" office:value-type="string" office:string-value="Medium">
            <text:p>Medium</text:p>
          </table:table-cell>
          <table:table-cell table:formula="of:=['Sorting optimistic'.B108]" office:value-type="string" office:string-value="Good">
            <text:p>Good</text:p>
          </table:table-cell>
        </table:table-row>
        <table:table-row table:style-name="ro2">
          <table:table-cell office:value-type="string">
            <text:p>Audi A4 berline</text:p>
          </table:table-cell>
          <table:table-cell table:formula="of:=['Sorting pessimistic'.B152]" office:value-type="string" office:string-value="Medium">
            <text:p>Medium</text:p>
          </table:table-cell>
          <table:table-cell table:formula="of:=['Sorting optimistic'.B109]" office:value-type="string" office:string-value="Medium">
            <text:p>Medium</text:p>
          </table:table-cell>
        </table:table-row>
        <table:table-row table:style-name="ro2">
          <table:table-cell office:value-type="string">
            <text:p>BMW 118d Hatch</text:p>
          </table:table-cell>
          <table:table-cell table:formula="of:=['Sorting pessimistic'.B153]" office:value-type="string" office:string-value="Medium">
            <text:p>Medium</text:p>
          </table:table-cell>
          <table:table-cell table:formula="of:=['Sorting optimistic'.B110]" office:value-type="string" office:string-value="Medium">
            <text:p>Medium</text:p>
          </table:table-cell>
        </table:table-row>
        <table:table-row table:style-name="ro2">
          <table:table-cell office:value-type="string">
            <text:p>BMW 320d Berline</text:p>
          </table:table-cell>
          <table:table-cell table:formula="of:=['Sorting pessimistic'.B154]" office:value-type="string" office:string-value="Bad">
            <text:p>Bad</text:p>
          </table:table-cell>
          <table:table-cell table:formula="of:=['Sorting optimistic'.B111]" office:value-type="string" office:string-value="Medium">
            <text:p>Medium</text:p>
          </table:table-cell>
        </table:table-row>
        <table:table-row table:style-name="ro2">
          <table:table-cell office:value-type="string">
            <text:p>Volvo C30</text:p>
          </table:table-cell>
          <table:table-cell table:formula="of:=['Sorting pessimistic'.B155]" office:value-type="string" office:string-value="Medium">
            <text:p>Medium</text:p>
          </table:table-cell>
          <table:table-cell table:formula="of:=['Sorting optimistic'.B112]" office:value-type="string" office:string-value="Medium">
            <text:p>Medium</text:p>
          </table:table-cell>
        </table:table-row>
        <table:table-row table:style-name="ro2">
          <table:table-cell office:value-type="string">
            <text:p>Volvo S40 D5</text:p>
          </table:table-cell>
          <table:table-cell table:formula="of:=['Sorting pessimistic'.B156]" office:value-type="string" office:string-value="Medium">
            <text:p>Medium</text:p>
          </table:table-cell>
          <table:table-cell table:formula="of:=['Sorting optimistic'.B113]" office:value-type="string" office:string-value="Medium">
            <text:p>Medium</text:p>
          </table:table-cell>
        </table:table-row>
      </table:table>
      <table:named-expressions>
        <table:named-range table:name="Performances" table:base-cell-address="$Evaluations.$F$8" table:cell-range-address="$Evaluations.$A$3:.$F$9"/>
        <table:named-range table:name="Criteria" table:base-cell-address="$Evaluations.$F$15" table:cell-range-address="$Evaluations.$A$12:.$F$17"/>
        <table:named-range table:name="Profiles" table:base-cell-address="$'Sorting pessimistic'.$F$10" table:cell-range-address="$'Sorting pessimistic'.$A$5:.$F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style:text-properties fo:color="#ff0000"/>
      <number:text>€ 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 € -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 € -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8" number:min-integer-digits="1"/>
    </number:number-style>
    <number:number-style style:name="N136">
      <number:number number:decimal-places="7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ood_20_precision" style:display-name="Good precision" style:family="table-cell" style:parent-style-name="Default" style:data-style-name="N108"/>
    <style:style style:name="Header" style:family="table-cell" style:parent-style-name="Default">
      <style:text-properties fo:color="#00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9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luations" style:display-name="PageSty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éférences" style:display-name="PageStyle_Préfé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bility" style:display-name="PageStyle_St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" style:display-name="PageStyle_Detail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creator>Olivier Cailloux</dc:creator>
    <dc:date>2012-03-16T17:04:55</dc:date>
    <meta:editing-cycles>21</meta:editing-cycles>
    <meta:editing-duration>PT12H03M44S</meta:editing-duration>
    <meta:document-statistic meta:table-count="10" meta:cell-count="4701" meta:object-count="0"/>
    <meta:user-defined meta:name="Info 1"/>
    <meta:user-defined meta:name="Info 2"/>
    <meta:user-defined meta:name="Info 3"/>
    <meta:user-defined meta:name="Info 4"/>
  </office:meta>
</office:document-meta>
</file>